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304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4.501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3.385cm"/>
    </style:style>
    <style:style style:name="co10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5983b0"/>
      <style:text-properties style:font-name-complex="Arial"/>
    </style:style>
    <style:style style:name="ce6" style:family="table-cell" style:parent-style-name="Default">
      <style:table-cell-properties fo:background-color="#00a933"/>
      <style:text-properties style:use-window-font-color="true"/>
    </style:style>
    <style:style style:name="ce7" style:family="table-cell" style:parent-style-name="Default">
      <style:table-cell-properties fo:background-color="#2a6099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5983b0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ttenshader Test 1" table:style-name="ta1">
        <table:shapes>
          <draw:frame draw:z-index="0" draw:name="Vattenshader prestanda" draw:style-name="gr1" draw:text-style-name="P1" svg:width="15.999cm" svg:height="8.999cm" svg:x="30.409cm" svg:y="8.857cm">
            <draw:object draw:notify-on-update-of-ranges="'Vattenshader Test 1'.I33:'Vattenshader Test 1'.J33 'Vattenshader Test 1'.I34:'Vattenshader Test 1'.J34 'Vattenshader Test 1'.I32:'Vattenshader Test 1'.J32 'Vattenshader Test 1'.I35:'Vattenshader Test 1'.J35 'Vattenshader Test 1'.I36:'Vattenshader Test 1'.J36 'Vattenshader Test 1'.I37:'Vattenshader Test 1'.J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otal USG(msec)</text:p>
          </table:table-cell>
          <table:table-cell office:value-type="string" calcext:value-type="string">
            <text:p>Total HLSL(msec)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Standard Error</text:p>
          </table:table-cell>
          <table:table-cell table:number-columns-repeated="2"/>
        </table:table-row>
        <table:table-row table:style-name="ro1">
          <table:table-cell office:value-type="float" office:value="0.66379999" calcext:value-type="float">
            <text:p>0.66379999</text:p>
          </table:table-cell>
          <table:table-cell office:value-type="float" office:value="1.527799672" calcext:value-type="float">
            <text:p>1.527799672</text:p>
          </table:table-cell>
          <table:table-cell/>
          <table:table-cell table:style-name="ce1" office:value-type="string" calcext:value-type="string">
            <text:p>USG:</text:p>
          </table:table-cell>
          <table:table-cell table:style-name="ce1" table:formula="of:=AVERAGE([.A2:.A301])" office:value-type="float" office:value="0.872022120560333" calcext:value-type="float">
            <text:p>0.872022120560333</text:p>
          </table:table-cell>
          <table:table-cell table:style-name="ce1" table:formula="of:=VAR([.A2:.A301])" office:value-type="float" office:value="0.1058864873026" calcext:value-type="float">
            <text:p>0.1058864873026</text:p>
          </table:table-cell>
          <table:table-cell table:style-name="ce1" table:formula="of:=STDEVP([.A2:.A301])" office:value-type="float" office:value="0.324859250052888" calcext:value-type="float">
            <text:p>0.324859250052888</text:p>
          </table:table-cell>
          <table:table-cell table:style-name="ce5" table:formula="of:=([.G2])/(SQRT(COUNT([.A2:.A301])))" office:value-type="float" office:value="0.0187557575466775" calcext:value-type="float">
            <text:p>0.018755757546678</text:p>
          </table:table-cell>
          <table:table-cell table:style-name="ce1" table:number-columns-repeated="2"/>
        </table:table-row>
        <table:table-row table:style-name="ro1">
          <table:table-cell office:value-type="float" office:value="0.79560003" calcext:value-type="float">
            <text:p>0.79560003</text:p>
          </table:table-cell>
          <table:table-cell office:value-type="float" office:value="0.741500211" calcext:value-type="float">
            <text:p>0.741500211</text:p>
          </table:table-cell>
          <table:table-cell/>
          <table:table-cell table:style-name="ce2" office:value-type="string" calcext:value-type="string">
            <text:p>HLSL:</text:p>
          </table:table-cell>
          <table:table-cell table:style-name="ce2" table:formula="of:=AVERAGE([.B2:.B301])" office:value-type="float" office:value="0.856634818223334" calcext:value-type="float">
            <text:p>0.856634818223334</text:p>
          </table:table-cell>
          <table:table-cell table:style-name="ce2" table:formula="of:=VAR([.B1:.B301])" office:value-type="float" office:value="0.102483298785022" calcext:value-type="float">
            <text:p>0.102483298785022</text:p>
          </table:table-cell>
          <table:table-cell table:style-name="ce2" table:formula="of:=STDEVP([.B1:.B301])" office:value-type="float" office:value="0.319596132312442" calcext:value-type="float">
            <text:p>0.319596132312442</text:p>
          </table:table-cell>
          <table:table-cell table:style-name="ce2" table:formula="of:=([.G3])/(SQRT(COUNT([.B2:.B301])))" office:value-type="float" office:value="0.0184518913022552" calcext:value-type="float">
            <text:p>0.018451891302255</text:p>
          </table:table-cell>
          <table:table-cell table:style-name="ce2" table:number-columns-repeated="2"/>
        </table:table-row>
        <table:table-row table:style-name="ro1">
          <table:table-cell office:value-type="float" office:value="0.80959999" calcext:value-type="float">
            <text:p>0.80959999</text:p>
          </table:table-cell>
          <table:table-cell office:value-type="float" office:value="0.8929" calcext:value-type="float">
            <text:p>0.8929</text:p>
          </table:table-cell>
          <table:table-cell table:number-columns-repeated="8"/>
        </table:table-row>
        <table:table-row table:style-name="ro1">
          <table:table-cell office:value-type="float" office:value="0.971000191" calcext:value-type="float">
            <text:p>0.971000191</text:p>
          </table:table-cell>
          <table:table-cell office:value-type="float" office:value="0.6075002" calcext:value-type="float">
            <text:p>0.6075002</text:p>
          </table:table-cell>
          <table:table-cell table:number-columns-repeated="2"/>
          <table:table-cell office:value-type="string" calcext:value-type="string">
            <text:p>Variance diff: </text:p>
          </table:table-cell>
          <table:table-cell table:formula="of:=([.F2])/([.F3])" office:value-type="float" office:value="1.03320724994144" calcext:value-type="float">
            <text:p>1.03320724994144</text:p>
          </table:table-cell>
          <table:table-cell table:number-columns-repeated="4"/>
        </table:table-row>
        <table:table-row table:style-name="ro1">
          <table:table-cell office:value-type="float" office:value="0.66969991" calcext:value-type="float">
            <text:p>0.66969991</text:p>
          </table:table-cell>
          <table:table-cell office:value-type="float" office:value="0.838000211" calcext:value-type="float">
            <text:p>0.838000211</text:p>
          </table:table-cell>
          <table:table-cell table:number-columns-repeated="3"/>
          <table:table-cell table:style-name="ce2" office:value-type="string" calcext:value-type="string">
            <text:p>½ &gt; x &lt; 2 = true</text:p>
          </table:table-cell>
          <table:table-cell table:number-columns-repeated="4"/>
        </table:table-row>
        <table:table-row table:style-name="ro1">
          <table:table-cell office:value-type="float" office:value="0.659500491" calcext:value-type="float">
            <text:p>0.659500491</text:p>
          </table:table-cell>
          <table:table-cell office:value-type="float" office:value="1.9884997" calcext:value-type="float">
            <text:p>1.9884997</text:p>
          </table:table-cell>
          <table:table-cell table:number-columns-repeated="8"/>
        </table:table-row>
        <table:table-row table:style-name="ro1">
          <table:table-cell office:value-type="float" office:value="0.68980019" calcext:value-type="float">
            <text:p>0.68980019</text:p>
          </table:table-cell>
          <table:table-cell office:value-type="float" office:value="0.95430006" calcext:value-type="float">
            <text:p>0.95430006</text:p>
          </table:table-cell>
          <table:table-cell table:number-columns-repeated="8"/>
        </table:table-row>
        <table:table-row table:style-name="ro1">
          <table:table-cell office:value-type="float" office:value="0.8709000801" calcext:value-type="float">
            <text:p>0.8709000801</text:p>
          </table:table-cell>
          <table:table-cell office:value-type="float" office:value="0.86310008" calcext:value-type="float">
            <text:p>0.86310008</text:p>
          </table:table-cell>
          <table:table-cell table:number-columns-repeated="2"/>
          <table:table-cell office:value-type="string" calcext:value-type="string">
            <text:p>Pooled Standard Deviation</text:p>
          </table:table-cell>
          <table:table-cell table:formula="of:=AVERAGE([.G2:.G3])" office:value-type="float" office:value="0.322227691182665" calcext:value-type="float">
            <text:p>0.322227691182665</text:p>
          </table:table-cell>
          <table:table-cell table:number-columns-repeated="4"/>
        </table:table-row>
        <table:table-row table:style-name="ro1">
          <table:table-cell office:value-type="float" office:value="1.71470028" calcext:value-type="float">
            <text:p>1.71470028</text:p>
          </table:table-cell>
          <table:table-cell office:value-type="float" office:value="0.61920001" calcext:value-type="float">
            <text:p>0.61920001</text:p>
          </table:table-cell>
          <table:table-cell table:number-columns-repeated="8"/>
        </table:table-row>
        <table:table-row table:style-name="ro1">
          <table:table-cell office:value-type="float" office:value="0.737800292" calcext:value-type="float">
            <text:p>0.737800292</text:p>
          </table:table-cell>
          <table:table-cell office:value-type="float" office:value="0.86700002" calcext:value-type="float">
            <text:p>0.86700002</text:p>
          </table:table-cell>
          <table:table-cell table:number-columns-repeated="8"/>
        </table:table-row>
        <table:table-row table:style-name="ro1">
          <table:table-cell office:value-type="float" office:value="0.968899911" calcext:value-type="float">
            <text:p>0.968899911</text:p>
          </table:table-cell>
          <table:table-cell office:value-type="float" office:value="0.79309956" calcext:value-type="float">
            <text:p>0.79309956</text:p>
          </table:table-cell>
          <table:table-cell table:number-columns-repeated="8"/>
        </table:table-row>
        <table:table-row table:style-name="ro1">
          <table:table-cell office:value-type="float" office:value="0.71249989" calcext:value-type="float">
            <text:p>0.71249989</text:p>
          </table:table-cell>
          <table:table-cell office:value-type="float" office:value="0.833100091" calcext:value-type="float">
            <text:p>0.833100091</text:p>
          </table:table-cell>
          <table:table-cell table:number-columns-repeated="8"/>
        </table:table-row>
        <table:table-row table:style-name="ro1">
          <table:table-cell office:value-type="float" office:value="0.94450001" calcext:value-type="float">
            <text:p>0.94450001</text:p>
          </table:table-cell>
          <table:table-cell office:value-type="float" office:value="1.65560003" calcext:value-type="float">
            <text:p>1.65560003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style-name="ce4" table:formula="of:=([.E2]-[.E3])/([.F9]*SQRT(2/300))" office:value-type="float" office:value="0.584851027316233" calcext:value-type="float">
            <text:p>0.584851027316233</text:p>
          </table:table-cell>
          <table:table-cell table:number-columns-repeated="4"/>
        </table:table-row>
        <table:table-row table:style-name="ro1">
          <table:table-cell office:value-type="float" office:value="0.690199801" calcext:value-type="float">
            <text:p>0.690199801</text:p>
          </table:table-cell>
          <table:table-cell office:value-type="float" office:value="0.607900241" calcext:value-type="float">
            <text:p>0.607900241</text:p>
          </table:table-cell>
          <table:table-cell table:number-columns-repeated="8"/>
        </table:table-row>
        <table:table-row table:style-name="ro1">
          <table:table-cell office:value-type="float" office:value="1.04440002" calcext:value-type="float">
            <text:p>1.04440002</text:p>
          </table:table-cell>
          <table:table-cell office:value-type="float" office:value="0.92790025" calcext:value-type="float">
            <text:p>0.92790025</text:p>
          </table:table-cell>
          <table:table-cell table:number-columns-repeated="8"/>
        </table:table-row>
        <table:table-row table:style-name="ro1">
          <table:table-cell office:value-type="float" office:value="1.7517005011" calcext:value-type="float">
            <text:p>1.7517005011</text:p>
          </table:table-cell>
          <table:table-cell office:value-type="float" office:value="0.65159986" calcext:value-type="float">
            <text:p>0.65159986</text:p>
          </table:table-cell>
          <table:table-cell table:number-columns-repeated="8"/>
        </table:table-row>
        <table:table-row table:style-name="ro1">
          <table:table-cell office:value-type="float" office:value="1.548500481" calcext:value-type="float">
            <text:p>1.548500481</text:p>
          </table:table-cell>
          <table:table-cell office:value-type="float" office:value="0.86740042" calcext:value-type="float">
            <text:p>0.86740042</text:p>
          </table:table-cell>
          <table:table-cell table:number-columns-repeated="8"/>
        </table:table-row>
        <table:table-row table:style-name="ro1">
          <table:table-cell office:value-type="float" office:value="0.72669999" calcext:value-type="float">
            <text:p>0.72669999</text:p>
          </table:table-cell>
          <table:table-cell office:value-type="float" office:value="0.639500281" calcext:value-type="float">
            <text:p>0.639500281</text:p>
          </table:table-cell>
          <table:table-cell table:number-columns-repeated="8"/>
        </table:table-row>
        <table:table-row table:style-name="ro1">
          <table:table-cell office:value-type="float" office:value="0.98620032" calcext:value-type="float">
            <text:p>0.98620032</text:p>
          </table:table-cell>
          <table:table-cell office:value-type="float" office:value="0.629899842" calcext:value-type="float">
            <text:p>0.629899842</text:p>
          </table:table-cell>
          <table:table-cell table:number-columns-repeated="8"/>
        </table:table-row>
        <table:table-row table:style-name="ro1">
          <table:table-cell office:value-type="float" office:value="1.029799931" calcext:value-type="float">
            <text:p>1.029799931</text:p>
          </table:table-cell>
          <table:table-cell office:value-type="float" office:value="1.0164000999" calcext:value-type="float">
            <text:p>1.0164000999</text:p>
          </table:table-cell>
          <table:table-cell table:number-columns-repeated="8"/>
        </table:table-row>
        <table:table-row table:style-name="ro1">
          <table:table-cell office:value-type="float" office:value="0.658200301" calcext:value-type="float">
            <text:p>0.658200301</text:p>
          </table:table-cell>
          <table:table-cell office:value-type="float" office:value="2.023099932" calcext:value-type="float">
            <text:p>2.023099932</text:p>
          </table:table-cell>
          <table:table-cell table:number-columns-repeated="8"/>
        </table:table-row>
        <table:table-row table:style-name="ro1">
          <table:table-cell office:value-type="float" office:value="1.45710005" calcext:value-type="float">
            <text:p>1.45710005</text:p>
          </table:table-cell>
          <table:table-cell office:value-type="float" office:value="0.64840054" calcext:value-type="float">
            <text:p>0.64840054</text:p>
          </table:table-cell>
          <table:table-cell table:number-columns-repeated="6"/>
          <table:table-cell table:style-name="ce6" office:value-type="string" calcext:value-type="string">
            <text:p>HLSL</text:p>
          </table:table-cell>
          <table:table-cell table:style-name="ce7" office:value-type="string" calcext:value-type="string">
            <text:p>USG</text:p>
          </table:table-cell>
        </table:table-row>
        <table:table-row table:style-name="ro1">
          <table:table-cell office:value-type="float" office:value="0.700200241" calcext:value-type="float">
            <text:p>0.700200241</text:p>
          </table:table-cell>
          <table:table-cell office:value-type="float" office:value="0.91559981" calcext:value-type="float">
            <text:p>0.91559981</text:p>
          </table:table-cell>
          <table:table-cell table:number-columns-repeated="5"/>
          <table:table-cell office:value-type="string" calcext:value-type="string">
            <text:p>MAX</text:p>
          </table:table-cell>
          <table:table-cell table:style-name="ce6" table:formula="of:=MAX([.B2:.B301])" office:value-type="float" office:value="2.023099932" calcext:value-type="float">
            <text:p>2.023099932</text:p>
          </table:table-cell>
          <table:table-cell table:style-name="ce7" table:formula="of:=MAX([.A2:.A301])" office:value-type="float" office:value="2.41130025" calcext:value-type="float">
            <text:p>2.41130025</text:p>
          </table:table-cell>
        </table:table-row>
        <table:table-row table:style-name="ro1">
          <table:table-cell office:value-type="float" office:value="0.930099902" calcext:value-type="float">
            <text:p>0.930099902</text:p>
          </table:table-cell>
          <table:table-cell office:value-type="float" office:value="0.656000011" calcext:value-type="float">
            <text:p>0.656000011</text:p>
          </table:table-cell>
          <table:table-cell table:number-columns-repeated="5"/>
          <table:table-cell office:value-type="string" calcext:value-type="string">
            <text:p>UPPER</text:p>
          </table:table-cell>
          <table:table-cell table:style-name="ce6" table:formula="of:=QUARTILE([.B2:.B301];3)" office:value-type="float" office:value="0.9819751835" calcext:value-type="float">
            <text:p>0.9819751835</text:p>
          </table:table-cell>
          <table:table-cell table:style-name="ce7" table:formula="of:=QUARTILE([.A2:.A301];3)" office:value-type="float" office:value="0.95857509275" calcext:value-type="float">
            <text:p>0.95857509275</text:p>
          </table:table-cell>
        </table:table-row>
        <table:table-row table:style-name="ro1">
          <table:table-cell office:value-type="float" office:value="0.67710001" calcext:value-type="float">
            <text:p>0.67710001</text:p>
          </table:table-cell>
          <table:table-cell office:value-type="float" office:value="1.173099701" calcext:value-type="float">
            <text:p>1.173099701</text:p>
          </table:table-cell>
          <table:table-cell table:number-columns-repeated="5"/>
          <table:table-cell office:value-type="string" calcext:value-type="string">
            <text:p>MEDIAN</text:p>
          </table:table-cell>
          <table:table-cell table:style-name="ce6" table:formula="of:=MEDIAN([.B2:.B301])" office:value-type="float" office:value="0.6887499955" calcext:value-type="float">
            <text:p>0.6887499955</text:p>
          </table:table-cell>
          <table:table-cell table:style-name="ce7" table:formula="of:=MEDIAN([.A2:.A301])" office:value-type="float" office:value="0.7134499505" calcext:value-type="float">
            <text:p>0.7134499505</text:p>
          </table:table-cell>
        </table:table-row>
        <table:table-row table:style-name="ro1">
          <table:table-cell office:value-type="float" office:value="0.65390019" calcext:value-type="float">
            <text:p>0.65390019</text:p>
          </table:table-cell>
          <table:table-cell office:value-type="float" office:value="1.067200231" calcext:value-type="float">
            <text:p>1.067200231</text:p>
          </table:table-cell>
          <table:table-cell table:number-columns-repeated="5"/>
          <table:table-cell office:value-type="string" calcext:value-type="string">
            <text:p>LOWER</text:p>
          </table:table-cell>
          <table:table-cell table:style-name="ce6" table:formula="of:=QUARTILE([.B2:.B301];1)" office:value-type="float" office:value="0.630850215" calcext:value-type="float">
            <text:p>0.630850215</text:p>
          </table:table-cell>
          <table:table-cell table:style-name="ce7" table:formula="of:=QUARTILE([.A2:.A301];1)" office:value-type="float" office:value="0.65947539825" calcext:value-type="float">
            <text:p>0.65947539825</text:p>
          </table:table-cell>
        </table:table-row>
        <table:table-row table:style-name="ro1">
          <table:table-cell office:value-type="float" office:value="0.6472999" calcext:value-type="float">
            <text:p>0.6472999</text:p>
          </table:table-cell>
          <table:table-cell office:value-type="float" office:value="0.7023001809" calcext:value-type="float">
            <text:p>0.7023001809</text:p>
          </table:table-cell>
          <table:table-cell table:number-columns-repeated="5"/>
          <table:table-cell office:value-type="string" calcext:value-type="string">
            <text:p>MIN</text:p>
          </table:table-cell>
          <table:table-cell table:style-name="ce6" table:formula="of:=MIN([.B2:.B301])" office:value-type="float" office:value="0.55970028" calcext:value-type="float">
            <text:p>0.55970028</text:p>
          </table:table-cell>
          <table:table-cell table:style-name="ce7" table:formula="of:=MIN([.A2:.A301])" office:value-type="float" office:value="0.54369992" calcext:value-type="float">
            <text:p>0.54369992</text:p>
          </table:table-cell>
        </table:table-row>
        <table:table-row table:style-name="ro1">
          <table:table-cell office:value-type="float" office:value="0.746500131" calcext:value-type="float">
            <text:p>0.746500131</text:p>
          </table:table-cell>
          <table:table-cell office:value-type="float" office:value="1.41530005" calcext:value-type="float">
            <text:p>1.41530005</text:p>
          </table:table-cell>
          <table:table-cell table:number-columns-repeated="8"/>
        </table:table-row>
        <table:table-row table:style-name="ro1">
          <table:table-cell office:value-type="float" office:value="0.89759989" calcext:value-type="float">
            <text:p>0.89759989</text:p>
          </table:table-cell>
          <table:table-cell office:value-type="float" office:value="0.63140033" calcext:value-type="float">
            <text:p>0.63140033</text:p>
          </table:table-cell>
          <table:table-cell table:number-columns-repeated="8"/>
        </table:table-row>
        <table:table-row table:style-name="ro1">
          <table:table-cell office:value-type="float" office:value="0.766900521" calcext:value-type="float">
            <text:p>0.766900521</text:p>
          </table:table-cell>
          <table:table-cell office:value-type="float" office:value="0.707499861" calcext:value-type="float">
            <text:p>0.707499861</text:p>
          </table:table-cell>
          <table:table-cell table:number-columns-repeated="5"/>
          <table:table-cell office:value-type="string" calcext:value-type="string">
            <text:p>DIF</text:p>
          </table:table-cell>
          <table:table-cell table:style-name="ce2"/>
          <table:table-cell table:style-name="ce7"/>
        </table:table-row>
        <table:table-row table:style-name="ro1">
          <table:table-cell office:value-type="float" office:value="1.2493999" calcext:value-type="float">
            <text:p>1.2493999</text:p>
          </table:table-cell>
          <table:table-cell office:value-type="float" office:value="0.64330033" calcext:value-type="float">
            <text:p>0.64330033</text:p>
          </table:table-cell>
          <table:table-cell table:number-columns-repeated="5"/>
          <table:table-cell office:value-type="string" calcext:value-type="string">
            <text:p>Q1 – MIN</text:p>
          </table:table-cell>
          <table:table-cell table:style-name="ce2" table:formula="of:=[.I27]-[.I28]" office:value-type="float" office:value="0.0711499349999999" calcext:value-type="float">
            <text:p>0.071149935</text:p>
          </table:table-cell>
          <table:table-cell table:style-name="ce7" table:formula="of:=[.J27]-[.J28]" office:value-type="float" office:value="0.11577547825" calcext:value-type="float">
            <text:p>0.11577547825</text:p>
          </table:table-cell>
        </table:table-row>
        <table:table-row table:style-name="ro1">
          <table:table-cell office:value-type="float" office:value="0.67150019" calcext:value-type="float">
            <text:p>0.67150019</text:p>
          </table:table-cell>
          <table:table-cell office:value-type="float" office:value="0.61130003" calcext:value-type="float">
            <text:p>0.61130003</text:p>
          </table:table-cell>
          <table:table-cell table:number-columns-repeated="6"/>
          <table:table-cell office:value-type="string" calcext:value-type="string">
            <text:p>HLSL</text:p>
          </table:table-cell>
          <table:table-cell office:value-type="string" calcext:value-type="string">
            <text:p>USG</text:p>
          </table:table-cell>
        </table:table-row>
        <table:table-row table:style-name="ro1">
          <table:table-cell office:value-type="float" office:value="1.25699995" calcext:value-type="float">
            <text:p>1.25699995</text:p>
          </table:table-cell>
          <table:table-cell office:value-type="float" office:value="0.64450021" calcext:value-type="float">
            <text:p>0.64450021</text:p>
          </table:table-cell>
          <table:table-cell table:number-columns-repeated="5"/>
          <table:table-cell office:value-type="string" calcext:value-type="string">
            <text:p>Q1</text:p>
          </table:table-cell>
          <table:table-cell table:style-name="ce2" table:formula="of:=[.I27]" office:value-type="float" office:value="0.630850215" calcext:value-type="float">
            <text:p>0.630850215</text:p>
          </table:table-cell>
          <table:table-cell table:style-name="ce7" table:formula="of:=[.J27]" office:value-type="float" office:value="0.65947539825" calcext:value-type="float">
            <text:p>0.65947539825</text:p>
          </table:table-cell>
        </table:table-row>
        <table:table-row table:style-name="ro1">
          <table:table-cell office:value-type="float" office:value="1.21660048" calcext:value-type="float">
            <text:p>1.21660048</text:p>
          </table:table-cell>
          <table:table-cell office:value-type="float" office:value="0.6539999211" calcext:value-type="float">
            <text:p>0.6539999211</text:p>
          </table:table-cell>
          <table:table-cell table:number-columns-repeated="5"/>
          <table:table-cell office:value-type="string" calcext:value-type="string">
            <text:p>MED – Q1</text:p>
          </table:table-cell>
          <table:table-cell table:style-name="ce2" table:formula="of:=[.I26]-[.I27]" office:value-type="float" office:value="0.0578997805000001" calcext:value-type="float">
            <text:p>0.0578997805</text:p>
          </table:table-cell>
          <table:table-cell table:style-name="ce7" table:formula="of:=[.J26]-[.J27]" office:value-type="float" office:value="0.0539745522499999" calcext:value-type="float">
            <text:p>0.05397455225</text:p>
          </table:table-cell>
        </table:table-row>
        <table:table-row table:style-name="ro1">
          <table:table-cell office:value-type="float" office:value="0.872300102" calcext:value-type="float">
            <text:p>0.872300102</text:p>
          </table:table-cell>
          <table:table-cell office:value-type="float" office:value="0.66060013" calcext:value-type="float">
            <text:p>0.66060013</text:p>
          </table:table-cell>
          <table:table-cell table:number-columns-repeated="5"/>
          <table:table-cell office:value-type="string" calcext:value-type="string">
            <text:p>Q3 – MED</text:p>
          </table:table-cell>
          <table:table-cell table:style-name="ce2" table:formula="of:=[.I25]-[.I26]" office:value-type="float" office:value="0.293225188" calcext:value-type="float">
            <text:p>0.293225188</text:p>
          </table:table-cell>
          <table:table-cell table:style-name="ce7" table:formula="of:=[.J25]-[.J26]" office:value-type="float" office:value="0.24512514225" calcext:value-type="float">
            <text:p>0.24512514225</text:p>
          </table:table-cell>
        </table:table-row>
        <table:table-row table:style-name="ro1">
          <table:table-cell office:value-type="float" office:value="0.90470004" calcext:value-type="float">
            <text:p>0.90470004</text:p>
          </table:table-cell>
          <table:table-cell office:value-type="float" office:value="0.68000014" calcext:value-type="float">
            <text:p>0.68000014</text:p>
          </table:table-cell>
          <table:table-cell table:number-columns-repeated="5"/>
          <table:table-cell office:value-type="string" calcext:value-type="string">
            <text:p>MAX – Q3</text:p>
          </table:table-cell>
          <table:table-cell table:style-name="ce2" table:formula="of:=[.I24]-[.I25]" office:value-type="float" office:value="1.0411247485" calcext:value-type="float">
            <text:p>1.0411247485</text:p>
          </table:table-cell>
          <table:table-cell table:style-name="ce7" table:formula="of:=[.J24]-[.J25]" office:value-type="float" office:value="1.45272515725" calcext:value-type="float">
            <text:p>1.45272515725</text:p>
          </table:table-cell>
        </table:table-row>
        <table:table-row table:style-name="ro1">
          <table:table-cell office:value-type="float" office:value="0.57309969" calcext:value-type="float">
            <text:p>0.57309969</text:p>
          </table:table-cell>
          <table:table-cell office:value-type="float" office:value="1.38560055" calcext:value-type="float">
            <text:p>1.38560055</text:p>
          </table:table-cell>
          <table:table-cell table:number-columns-repeated="8"/>
        </table:table-row>
        <table:table-row table:style-name="ro1">
          <table:table-cell office:value-type="float" office:value="1.453099351" calcext:value-type="float">
            <text:p>1.453099351</text:p>
          </table:table-cell>
          <table:table-cell office:value-type="float" office:value="1.2469004" calcext:value-type="float">
            <text:p>1.2469004</text:p>
          </table:table-cell>
          <table:table-cell table:number-columns-repeated="8"/>
        </table:table-row>
        <table:table-row table:style-name="ro1">
          <table:table-cell office:value-type="float" office:value="0.66000009" calcext:value-type="float">
            <text:p>0.66000009</text:p>
          </table:table-cell>
          <table:table-cell office:value-type="float" office:value="0.64870029" calcext:value-type="float">
            <text:p>0.64870029</text:p>
          </table:table-cell>
          <table:table-cell table:number-columns-repeated="8"/>
        </table:table-row>
        <table:table-row table:style-name="ro1">
          <table:table-cell office:value-type="float" office:value="0.70560019" calcext:value-type="float">
            <text:p>0.70560019</text:p>
          </table:table-cell>
          <table:table-cell office:value-type="float" office:value="1.36280017" calcext:value-type="float">
            <text:p>1.36280017</text:p>
          </table:table-cell>
          <table:table-cell table:number-columns-repeated="8"/>
        </table:table-row>
        <table:table-row table:style-name="ro1">
          <table:table-cell office:value-type="float" office:value="0.67240038" calcext:value-type="float">
            <text:p>0.67240038</text:p>
          </table:table-cell>
          <table:table-cell office:value-type="float" office:value="0.64669981" calcext:value-type="float">
            <text:p>0.64669981</text:p>
          </table:table-cell>
          <table:table-cell table:number-columns-repeated="8"/>
        </table:table-row>
        <table:table-row table:style-name="ro1">
          <table:table-cell office:value-type="float" office:value="0.622700191" calcext:value-type="float">
            <text:p>0.622700191</text:p>
          </table:table-cell>
          <table:table-cell office:value-type="float" office:value="0.688899741" calcext:value-type="float">
            <text:p>0.688899741</text:p>
          </table:table-cell>
          <table:table-cell table:number-columns-repeated="8"/>
        </table:table-row>
        <table:table-row table:style-name="ro1">
          <table:table-cell office:value-type="float" office:value="0.875299982" calcext:value-type="float">
            <text:p>0.875299982</text:p>
          </table:table-cell>
          <table:table-cell office:value-type="float" office:value="1.0958008" calcext:value-type="float">
            <text:p>1.0958008</text:p>
          </table:table-cell>
          <table:table-cell table:number-columns-repeated="8"/>
        </table:table-row>
        <table:table-row table:style-name="ro1">
          <table:table-cell office:value-type="float" office:value="0.64280024" calcext:value-type="float">
            <text:p>0.64280024</text:p>
          </table:table-cell>
          <table:table-cell office:value-type="float" office:value="1.2843004" calcext:value-type="float">
            <text:p>1.2843004</text:p>
          </table:table-cell>
          <table:table-cell table:number-columns-repeated="8"/>
        </table:table-row>
        <table:table-row table:style-name="ro1">
          <table:table-cell office:value-type="float" office:value="0.85570012" calcext:value-type="float">
            <text:p>0.85570012</text:p>
          </table:table-cell>
          <table:table-cell office:value-type="float" office:value="0.64910025" calcext:value-type="float">
            <text:p>0.64910025</text:p>
          </table:table-cell>
          <table:table-cell table:number-columns-repeated="8"/>
        </table:table-row>
        <table:table-row table:style-name="ro1">
          <table:table-cell office:value-type="float" office:value="1.432800771" calcext:value-type="float">
            <text:p>1.432800771</text:p>
          </table:table-cell>
          <table:table-cell office:value-type="float" office:value="0.6521" calcext:value-type="float">
            <text:p>0.6521</text:p>
          </table:table-cell>
          <table:table-cell table:number-columns-repeated="8"/>
        </table:table-row>
        <table:table-row table:style-name="ro1">
          <table:table-cell office:value-type="float" office:value="0.659699801" calcext:value-type="float">
            <text:p>0.659699801</text:p>
          </table:table-cell>
          <table:table-cell office:value-type="float" office:value="0.6242000399" calcext:value-type="float">
            <text:p>0.6242000399</text:p>
          </table:table-cell>
          <table:table-cell table:number-columns-repeated="8"/>
        </table:table-row>
        <table:table-row table:style-name="ro1">
          <table:table-cell office:value-type="float" office:value="0.7797999701" calcext:value-type="float">
            <text:p>0.7797999701</text:p>
          </table:table-cell>
          <table:table-cell office:value-type="float" office:value="0.62980015" calcext:value-type="float">
            <text:p>0.62980015</text:p>
          </table:table-cell>
          <table:table-cell table:number-columns-repeated="8"/>
        </table:table-row>
        <table:table-row table:style-name="ro1">
          <table:table-cell office:value-type="float" office:value="0.6862002801" calcext:value-type="float">
            <text:p>0.6862002801</text:p>
          </table:table-cell>
          <table:table-cell office:value-type="float" office:value="0.617100121" calcext:value-type="float">
            <text:p>0.617100121</text:p>
          </table:table-cell>
          <table:table-cell table:number-columns-repeated="8"/>
        </table:table-row>
        <table:table-row table:style-name="ro1">
          <table:table-cell office:value-type="float" office:value="0.60649994" calcext:value-type="float">
            <text:p>0.60649994</text:p>
          </table:table-cell>
          <table:table-cell office:value-type="float" office:value="0.6564004401" calcext:value-type="float">
            <text:p>0.6564004401</text:p>
          </table:table-cell>
          <table:table-cell table:number-columns-repeated="8"/>
        </table:table-row>
        <table:table-row table:style-name="ro1">
          <table:table-cell office:value-type="float" office:value="0.71990017" calcext:value-type="float">
            <text:p>0.71990017</text:p>
          </table:table-cell>
          <table:table-cell office:value-type="float" office:value="0.63840015" calcext:value-type="float">
            <text:p>0.63840015</text:p>
          </table:table-cell>
          <table:table-cell table:number-columns-repeated="8"/>
        </table:table-row>
        <table:table-row table:style-name="ro1">
          <table:table-cell office:value-type="float" office:value="0.65240013" calcext:value-type="float">
            <text:p>0.65240013</text:p>
          </table:table-cell>
          <table:table-cell office:value-type="float" office:value="0.60580005" calcext:value-type="float">
            <text:p>0.60580005</text:p>
          </table:table-cell>
          <table:table-cell table:number-columns-repeated="8"/>
        </table:table-row>
        <table:table-row table:style-name="ro1">
          <table:table-cell office:value-type="float" office:value="0.6815000001" calcext:value-type="float">
            <text:p>0.6815000001</text:p>
          </table:table-cell>
          <table:table-cell office:value-type="float" office:value="0.62600042" calcext:value-type="float">
            <text:p>0.62600042</text:p>
          </table:table-cell>
          <table:table-cell table:number-columns-repeated="8"/>
        </table:table-row>
        <table:table-row table:style-name="ro1">
          <table:table-cell office:value-type="float" office:value="0.7889001" calcext:value-type="float">
            <text:p>0.7889001</text:p>
          </table:table-cell>
          <table:table-cell office:value-type="float" office:value="1.27539983" calcext:value-type="float">
            <text:p>1.27539983</text:p>
          </table:table-cell>
          <table:table-cell table:number-columns-repeated="8"/>
        </table:table-row>
        <table:table-row table:style-name="ro1">
          <table:table-cell office:value-type="float" office:value="2.2376011" calcext:value-type="float">
            <text:p>2.2376011</text:p>
          </table:table-cell>
          <table:table-cell office:value-type="float" office:value="0.74000028" calcext:value-type="float">
            <text:p>0.74000028</text:p>
          </table:table-cell>
          <table:table-cell table:number-columns-repeated="8"/>
        </table:table-row>
        <table:table-row table:style-name="ro1">
          <table:table-cell office:value-type="float" office:value="0.6344999201" calcext:value-type="float">
            <text:p>0.6344999201</text:p>
          </table:table-cell>
          <table:table-cell office:value-type="float" office:value="0.64809996" calcext:value-type="float">
            <text:p>0.64809996</text:p>
          </table:table-cell>
          <table:table-cell table:number-columns-repeated="8"/>
        </table:table-row>
        <table:table-row table:style-name="ro1">
          <table:table-cell office:value-type="float" office:value="0.8860999501" calcext:value-type="float">
            <text:p>0.8860999501</text:p>
          </table:table-cell>
          <table:table-cell office:value-type="float" office:value="0.8958000501" calcext:value-type="float">
            <text:p>0.8958000501</text:p>
          </table:table-cell>
          <table:table-cell table:number-columns-repeated="8"/>
        </table:table-row>
        <table:table-row table:style-name="ro1">
          <table:table-cell office:value-type="float" office:value="0.647300081" calcext:value-type="float">
            <text:p>0.647300081</text:p>
          </table:table-cell>
          <table:table-cell office:value-type="float" office:value="0.66130043" calcext:value-type="float">
            <text:p>0.66130043</text:p>
          </table:table-cell>
          <table:table-cell table:number-columns-repeated="8"/>
        </table:table-row>
        <table:table-row table:style-name="ro1">
          <table:table-cell office:value-type="float" office:value="0.7838001399" calcext:value-type="float">
            <text:p>0.7838001399</text:p>
          </table:table-cell>
          <table:table-cell office:value-type="float" office:value="0.977800272" calcext:value-type="float">
            <text:p>0.977800272</text:p>
          </table:table-cell>
          <table:table-cell table:number-columns-repeated="8"/>
        </table:table-row>
        <table:table-row table:style-name="ro1">
          <table:table-cell office:value-type="float" office:value="0.6778002311" calcext:value-type="float">
            <text:p>0.6778002311</text:p>
          </table:table-cell>
          <table:table-cell office:value-type="float" office:value="1.209399551" calcext:value-type="float">
            <text:p>1.209399551</text:p>
          </table:table-cell>
          <table:table-cell table:number-columns-repeated="8"/>
        </table:table-row>
        <table:table-row table:style-name="ro1">
          <table:table-cell office:value-type="float" office:value="0.634600002" calcext:value-type="float">
            <text:p>0.634600002</text:p>
          </table:table-cell>
          <table:table-cell office:value-type="float" office:value="0.891499901" calcext:value-type="float">
            <text:p>0.891499901</text:p>
          </table:table-cell>
          <table:table-cell table:number-columns-repeated="8"/>
        </table:table-row>
        <table:table-row table:style-name="ro1">
          <table:table-cell office:value-type="float" office:value="0.8351002" calcext:value-type="float">
            <text:p>0.8351002</text:p>
          </table:table-cell>
          <table:table-cell office:value-type="float" office:value="1.48039995" calcext:value-type="float">
            <text:p>1.48039995</text:p>
          </table:table-cell>
          <table:table-cell table:number-columns-repeated="8"/>
        </table:table-row>
        <table:table-row table:style-name="ro1">
          <table:table-cell office:value-type="float" office:value="1.565699981" calcext:value-type="float">
            <text:p>1.565699981</text:p>
          </table:table-cell>
          <table:table-cell office:value-type="float" office:value="1.04880022" calcext:value-type="float">
            <text:p>1.04880022</text:p>
          </table:table-cell>
          <table:table-cell table:number-columns-repeated="8"/>
        </table:table-row>
        <table:table-row table:style-name="ro1">
          <table:table-cell office:value-type="float" office:value="0.759899911" calcext:value-type="float">
            <text:p>0.759899911</text:p>
          </table:table-cell>
          <table:table-cell office:value-type="float" office:value="1.6751" calcext:value-type="float">
            <text:p>1.6751</text:p>
          </table:table-cell>
          <table:table-cell table:number-columns-repeated="8"/>
        </table:table-row>
        <table:table-row table:style-name="ro1">
          <table:table-cell office:value-type="float" office:value="1.00509995" calcext:value-type="float">
            <text:p>1.00509995</text:p>
          </table:table-cell>
          <table:table-cell office:value-type="float" office:value="0.802200221" calcext:value-type="float">
            <text:p>0.802200221</text:p>
          </table:table-cell>
          <table:table-cell table:number-columns-repeated="8"/>
        </table:table-row>
        <table:table-row table:style-name="ro1">
          <table:table-cell office:value-type="float" office:value="0.7512997" calcext:value-type="float">
            <text:p>0.7512997</text:p>
          </table:table-cell>
          <table:table-cell office:value-type="float" office:value="0.980600251" calcext:value-type="float">
            <text:p>0.980600251</text:p>
          </table:table-cell>
          <table:table-cell table:number-columns-repeated="8"/>
        </table:table-row>
        <table:table-row table:style-name="ro1">
          <table:table-cell office:value-type="float" office:value="0.7420001201" calcext:value-type="float">
            <text:p>0.7420001201</text:p>
          </table:table-cell>
          <table:table-cell office:value-type="float" office:value="0.846700021" calcext:value-type="float">
            <text:p>0.846700021</text:p>
          </table:table-cell>
          <table:table-cell table:number-columns-repeated="8"/>
        </table:table-row>
        <table:table-row table:style-name="ro1">
          <table:table-cell office:value-type="float" office:value="0.69429983" calcext:value-type="float">
            <text:p>0.69429983</text:p>
          </table:table-cell>
          <table:table-cell office:value-type="float" office:value="1.728499901" calcext:value-type="float">
            <text:p>1.728499901</text:p>
          </table:table-cell>
          <table:table-cell table:number-columns-repeated="8"/>
        </table:table-row>
        <table:table-row table:style-name="ro1">
          <table:table-cell office:value-type="float" office:value="0.68000031" calcext:value-type="float">
            <text:p>0.68000031</text:p>
          </table:table-cell>
          <table:table-cell office:value-type="float" office:value="0.63329985" calcext:value-type="float">
            <text:p>0.63329985</text:p>
          </table:table-cell>
          <table:table-cell table:number-columns-repeated="8"/>
        </table:table-row>
        <table:table-row table:style-name="ro1">
          <table:table-cell office:value-type="float" office:value="1.273" calcext:value-type="float">
            <text:p>1.273</text:p>
          </table:table-cell>
          <table:table-cell office:value-type="float" office:value="0.89029991" calcext:value-type="float">
            <text:p>0.89029991</text:p>
          </table:table-cell>
          <table:table-cell table:number-columns-repeated="8"/>
        </table:table-row>
        <table:table-row table:style-name="ro1">
          <table:table-cell office:value-type="float" office:value="1.331400221" calcext:value-type="float">
            <text:p>1.331400221</text:p>
          </table:table-cell>
          <table:table-cell office:value-type="float" office:value="0.903200141" calcext:value-type="float">
            <text:p>0.903200141</text:p>
          </table:table-cell>
          <table:table-cell table:number-columns-repeated="8"/>
        </table:table-row>
        <table:table-row table:style-name="ro1">
          <table:table-cell office:value-type="float" office:value="1.290099824" calcext:value-type="float">
            <text:p>1.290099824</text:p>
          </table:table-cell>
          <table:table-cell office:value-type="float" office:value="0.986099981" calcext:value-type="float">
            <text:p>0.986099981</text:p>
          </table:table-cell>
          <table:table-cell table:number-columns-repeated="8"/>
        </table:table-row>
        <table:table-row table:style-name="ro1">
          <table:table-cell office:value-type="float" office:value="1.29999936" calcext:value-type="float">
            <text:p>1.29999936</text:p>
          </table:table-cell>
          <table:table-cell office:value-type="float" office:value="0.628900091" calcext:value-type="float">
            <text:p>0.628900091</text:p>
          </table:table-cell>
          <table:table-cell table:number-columns-repeated="8"/>
        </table:table-row>
        <table:table-row table:style-name="ro1">
          <table:table-cell office:value-type="float" office:value="1.1062999511" calcext:value-type="float">
            <text:p>1.1062999511</text:p>
          </table:table-cell>
          <table:table-cell office:value-type="float" office:value="0.74419981" calcext:value-type="float">
            <text:p>0.74419981</text:p>
          </table:table-cell>
          <table:table-cell table:number-columns-repeated="8"/>
        </table:table-row>
        <table:table-row table:style-name="ro1">
          <table:table-cell office:value-type="float" office:value="0.72810006" calcext:value-type="float">
            <text:p>0.72810006</text:p>
          </table:table-cell>
          <table:table-cell office:value-type="float" office:value="1.79299998" calcext:value-type="float">
            <text:p>1.79299998</text:p>
          </table:table-cell>
          <table:table-cell table:number-columns-repeated="8"/>
        </table:table-row>
        <table:table-row table:style-name="ro1">
          <table:table-cell office:value-type="float" office:value="1.110300369" calcext:value-type="float">
            <text:p>1.110300369</text:p>
          </table:table-cell>
          <table:table-cell office:value-type="float" office:value="0.607799991" calcext:value-type="float">
            <text:p>0.607799991</text:p>
          </table:table-cell>
          <table:table-cell table:number-columns-repeated="8"/>
        </table:table-row>
        <table:table-row table:style-name="ro1">
          <table:table-cell office:value-type="float" office:value="1.204900172" calcext:value-type="float">
            <text:p>1.204900172</text:p>
          </table:table-cell>
          <table:table-cell office:value-type="float" office:value="0.88840033" calcext:value-type="float">
            <text:p>0.88840033</text:p>
          </table:table-cell>
          <table:table-cell table:number-columns-repeated="8"/>
        </table:table-row>
        <table:table-row table:style-name="ro1">
          <table:table-cell office:value-type="float" office:value="0.67000021" calcext:value-type="float">
            <text:p>0.67000021</text:p>
          </table:table-cell>
          <table:table-cell office:value-type="float" office:value="0.62030029" calcext:value-type="float">
            <text:p>0.62030029</text:p>
          </table:table-cell>
          <table:table-cell table:number-columns-repeated="8"/>
        </table:table-row>
        <table:table-row table:style-name="ro1">
          <table:table-cell office:value-type="float" office:value="0.70739995" calcext:value-type="float">
            <text:p>0.70739995</text:p>
          </table:table-cell>
          <table:table-cell office:value-type="float" office:value="0.75359977" calcext:value-type="float">
            <text:p>0.75359977</text:p>
          </table:table-cell>
          <table:table-cell table:number-columns-repeated="8"/>
        </table:table-row>
        <table:table-row table:style-name="ro1">
          <table:table-cell office:value-type="float" office:value="0.62310001" calcext:value-type="float">
            <text:p>0.62310001</text:p>
          </table:table-cell>
          <table:table-cell office:value-type="float" office:value="0.62350005" calcext:value-type="float">
            <text:p>0.62350005</text:p>
          </table:table-cell>
          <table:table-cell table:number-columns-repeated="8"/>
        </table:table-row>
        <table:table-row table:style-name="ro1">
          <table:table-cell office:value-type="float" office:value="0.68090024" calcext:value-type="float">
            <text:p>0.68090024</text:p>
          </table:table-cell>
          <table:table-cell office:value-type="float" office:value="0.71800026" calcext:value-type="float">
            <text:p>0.71800026</text:p>
          </table:table-cell>
          <table:table-cell table:number-columns-repeated="8"/>
        </table:table-row>
        <table:table-row table:style-name="ro1">
          <table:table-cell office:value-type="float" office:value="0.657199831" calcext:value-type="float">
            <text:p>0.657199831</text:p>
          </table:table-cell>
          <table:table-cell office:value-type="float" office:value="0.6136002911" calcext:value-type="float">
            <text:p>0.6136002911</text:p>
          </table:table-cell>
          <table:table-cell table:number-columns-repeated="8"/>
        </table:table-row>
        <table:table-row table:style-name="ro1">
          <table:table-cell office:value-type="float" office:value="0.78890006" calcext:value-type="float">
            <text:p>0.78890006</text:p>
          </table:table-cell>
          <table:table-cell office:value-type="float" office:value="0.71160016" calcext:value-type="float">
            <text:p>0.71160016</text:p>
          </table:table-cell>
          <table:table-cell table:number-columns-repeated="8"/>
        </table:table-row>
        <table:table-row table:style-name="ro1">
          <table:table-cell office:value-type="float" office:value="0.7118" calcext:value-type="float">
            <text:p>0.7118</text:p>
          </table:table-cell>
          <table:table-cell office:value-type="float" office:value="1.26390002" calcext:value-type="float">
            <text:p>1.26390002</text:p>
          </table:table-cell>
          <table:table-cell table:number-columns-repeated="8"/>
        </table:table-row>
        <table:table-row table:style-name="ro1">
          <table:table-cell office:value-type="float" office:value="1.53429903" calcext:value-type="float">
            <text:p>1.53429903</text:p>
          </table:table-cell>
          <table:table-cell office:value-type="float" office:value="0.641000241" calcext:value-type="float">
            <text:p>0.641000241</text:p>
          </table:table-cell>
          <table:table-cell table:number-columns-repeated="8"/>
        </table:table-row>
        <table:table-row table:style-name="ro1">
          <table:table-cell office:value-type="float" office:value="0.6660999899" calcext:value-type="float">
            <text:p>0.6660999899</text:p>
          </table:table-cell>
          <table:table-cell office:value-type="float" office:value="0.64580008" calcext:value-type="float">
            <text:p>0.64580008</text:p>
          </table:table-cell>
          <table:table-cell table:number-columns-repeated="8"/>
        </table:table-row>
        <table:table-row table:style-name="ro1">
          <table:table-cell office:value-type="float" office:value="0.832100091" calcext:value-type="float">
            <text:p>0.832100091</text:p>
          </table:table-cell>
          <table:table-cell office:value-type="float" office:value="0.59840009" calcext:value-type="float">
            <text:p>0.59840009</text:p>
          </table:table-cell>
          <table:table-cell table:number-columns-repeated="8"/>
        </table:table-row>
        <table:table-row table:style-name="ro1">
          <table:table-cell office:value-type="float" office:value="0.62560036" calcext:value-type="float">
            <text:p>0.62560036</text:p>
          </table:table-cell>
          <table:table-cell office:value-type="float" office:value="0.63510034" calcext:value-type="float">
            <text:p>0.63510034</text:p>
          </table:table-cell>
          <table:table-cell table:number-columns-repeated="8"/>
        </table:table-row>
        <table:table-row table:style-name="ro1">
          <table:table-cell office:value-type="float" office:value="0.880600141" calcext:value-type="float">
            <text:p>0.880600141</text:p>
          </table:table-cell>
          <table:table-cell office:value-type="float" office:value="0.61720029" calcext:value-type="float">
            <text:p>0.61720029</text:p>
          </table:table-cell>
          <table:table-cell table:number-columns-repeated="8"/>
        </table:table-row>
        <table:table-row table:style-name="ro1">
          <table:table-cell office:value-type="float" office:value="0.6674001" calcext:value-type="float">
            <text:p>0.6674001</text:p>
          </table:table-cell>
          <table:table-cell office:value-type="float" office:value="0.6623003101" calcext:value-type="float">
            <text:p>0.6623003101</text:p>
          </table:table-cell>
          <table:table-cell table:number-columns-repeated="8"/>
        </table:table-row>
        <table:table-row table:style-name="ro1">
          <table:table-cell office:value-type="float" office:value="0.73369979" calcext:value-type="float">
            <text:p>0.73369979</text:p>
          </table:table-cell>
          <table:table-cell office:value-type="float" office:value="0.6233005011" calcext:value-type="float">
            <text:p>0.6233005011</text:p>
          </table:table-cell>
          <table:table-cell table:number-columns-repeated="8"/>
        </table:table-row>
        <table:table-row table:style-name="ro1">
          <table:table-cell office:value-type="float" office:value="1.52219976" calcext:value-type="float">
            <text:p>1.52219976</text:p>
          </table:table-cell>
          <table:table-cell office:value-type="float" office:value="0.6550004301" calcext:value-type="float">
            <text:p>0.6550004301</text:p>
          </table:table-cell>
          <table:table-cell table:number-columns-repeated="8"/>
        </table:table-row>
        <table:table-row table:style-name="ro1">
          <table:table-cell office:value-type="float" office:value="1.309500052" calcext:value-type="float">
            <text:p>1.309500052</text:p>
          </table:table-cell>
          <table:table-cell office:value-type="float" office:value="0.59420025" calcext:value-type="float">
            <text:p>0.59420025</text:p>
          </table:table-cell>
          <table:table-cell table:number-columns-repeated="8"/>
        </table:table-row>
        <table:table-row table:style-name="ro1">
          <table:table-cell office:value-type="float" office:value="0.660399921" calcext:value-type="float">
            <text:p>0.660399921</text:p>
          </table:table-cell>
          <table:table-cell office:value-type="float" office:value="1.34970065" calcext:value-type="float">
            <text:p>1.34970065</text:p>
          </table:table-cell>
          <table:table-cell table:number-columns-repeated="8"/>
        </table:table-row>
        <table:table-row table:style-name="ro1">
          <table:table-cell office:value-type="float" office:value="0.74160013" calcext:value-type="float">
            <text:p>0.74160013</text:p>
          </table:table-cell>
          <table:table-cell office:value-type="float" office:value="0.62950023" calcext:value-type="float">
            <text:p>0.62950023</text:p>
          </table:table-cell>
          <table:table-cell table:number-columns-repeated="8"/>
        </table:table-row>
        <table:table-row table:style-name="ro1">
          <table:table-cell office:value-type="float" office:value="0.660800291" calcext:value-type="float">
            <text:p>0.660800291</text:p>
          </table:table-cell>
          <table:table-cell office:value-type="float" office:value="0.64000018" calcext:value-type="float">
            <text:p>0.64000018</text:p>
          </table:table-cell>
          <table:table-cell table:number-columns-repeated="8"/>
        </table:table-row>
        <table:table-row table:style-name="ro1">
          <table:table-cell office:value-type="float" office:value="0.675100231" calcext:value-type="float">
            <text:p>0.675100231</text:p>
          </table:table-cell>
          <table:table-cell office:value-type="float" office:value="0.6326997201" calcext:value-type="float">
            <text:p>0.6326997201</text:p>
          </table:table-cell>
          <table:table-cell table:number-columns-repeated="8"/>
        </table:table-row>
        <table:table-row table:style-name="ro1">
          <table:table-cell office:value-type="float" office:value="0.65870011" calcext:value-type="float">
            <text:p>0.65870011</text:p>
          </table:table-cell>
          <table:table-cell office:value-type="float" office:value="0.70370035" calcext:value-type="float">
            <text:p>0.70370035</text:p>
          </table:table-cell>
          <table:table-cell table:number-columns-repeated="8"/>
        </table:table-row>
        <table:table-row table:style-name="ro1">
          <table:table-cell office:value-type="float" office:value="0.68219959" calcext:value-type="float">
            <text:p>0.68219959</text:p>
          </table:table-cell>
          <table:table-cell office:value-type="float" office:value="1.233500651" calcext:value-type="float">
            <text:p>1.233500651</text:p>
          </table:table-cell>
          <table:table-cell table:number-columns-repeated="8"/>
        </table:table-row>
        <table:table-row table:style-name="ro1">
          <table:table-cell office:value-type="float" office:value="0.63620058" calcext:value-type="float">
            <text:p>0.63620058</text:p>
          </table:table-cell>
          <table:table-cell office:value-type="float" office:value="0.621800231" calcext:value-type="float">
            <text:p>0.621800231</text:p>
          </table:table-cell>
          <table:table-cell table:number-columns-repeated="8"/>
        </table:table-row>
        <table:table-row table:style-name="ro1">
          <table:table-cell office:value-type="float" office:value="0.65940012" calcext:value-type="float">
            <text:p>0.65940012</text:p>
          </table:table-cell>
          <table:table-cell office:value-type="float" office:value="0.63290015" calcext:value-type="float">
            <text:p>0.63290015</text:p>
          </table:table-cell>
          <table:table-cell table:number-columns-repeated="8"/>
        </table:table-row>
        <table:table-row table:style-name="ro1">
          <table:table-cell office:value-type="float" office:value="1.2240006801" calcext:value-type="float">
            <text:p>1.2240006801</text:p>
          </table:table-cell>
          <table:table-cell office:value-type="float" office:value="1.5527" calcext:value-type="float">
            <text:p>1.5527</text:p>
          </table:table-cell>
          <table:table-cell table:number-columns-repeated="8"/>
        </table:table-row>
        <table:table-row table:style-name="ro1">
          <table:table-cell office:value-type="float" office:value="0.671099781" calcext:value-type="float">
            <text:p>0.671099781</text:p>
          </table:table-cell>
          <table:table-cell office:value-type="float" office:value="0.64680002" calcext:value-type="float">
            <text:p>0.64680002</text:p>
          </table:table-cell>
          <table:table-cell table:number-columns-repeated="8"/>
        </table:table-row>
        <table:table-row table:style-name="ro1">
          <table:table-cell office:value-type="float" office:value="0.8253001101" calcext:value-type="float">
            <text:p>0.8253001101</text:p>
          </table:table-cell>
          <table:table-cell office:value-type="float" office:value="1.00420005" calcext:value-type="float">
            <text:p>1.00420005</text:p>
          </table:table-cell>
          <table:table-cell table:number-columns-repeated="8"/>
        </table:table-row>
        <table:table-row table:style-name="ro1">
          <table:table-cell office:value-type="float" office:value="0.66650019" calcext:value-type="float">
            <text:p>0.66650019</text:p>
          </table:table-cell>
          <table:table-cell office:value-type="float" office:value="0.6099004" calcext:value-type="float">
            <text:p>0.6099004</text:p>
          </table:table-cell>
          <table:table-cell table:number-columns-repeated="8"/>
        </table:table-row>
        <table:table-row table:style-name="ro1">
          <table:table-cell office:value-type="float" office:value="0.643200061" calcext:value-type="float">
            <text:p>0.643200061</text:p>
          </table:table-cell>
          <table:table-cell office:value-type="float" office:value="0.71150009" calcext:value-type="float">
            <text:p>0.71150009</text:p>
          </table:table-cell>
          <table:table-cell table:number-columns-repeated="8"/>
        </table:table-row>
        <table:table-row table:style-name="ro1">
          <table:table-cell office:value-type="float" office:value="0.63510025" calcext:value-type="float">
            <text:p>0.63510025</text:p>
          </table:table-cell>
          <table:table-cell office:value-type="float" office:value="0.616400241" calcext:value-type="float">
            <text:p>0.616400241</text:p>
          </table:table-cell>
          <table:table-cell table:number-columns-repeated="8"/>
        </table:table-row>
        <table:table-row table:style-name="ro1">
          <table:table-cell office:value-type="float" office:value="0.693199911" calcext:value-type="float">
            <text:p>0.693199911</text:p>
          </table:table-cell>
          <table:table-cell office:value-type="float" office:value="1.14230048" calcext:value-type="float">
            <text:p>1.14230048</text:p>
          </table:table-cell>
          <table:table-cell table:number-columns-repeated="8"/>
        </table:table-row>
        <table:table-row table:style-name="ro1">
          <table:table-cell office:value-type="float" office:value="0.6894999499" calcext:value-type="float">
            <text:p>0.6894999499</text:p>
          </table:table-cell>
          <table:table-cell office:value-type="float" office:value="0.6571002201" calcext:value-type="float">
            <text:p>0.6571002201</text:p>
          </table:table-cell>
          <table:table-cell table:number-columns-repeated="8"/>
        </table:table-row>
        <table:table-row table:style-name="ro1">
          <table:table-cell office:value-type="float" office:value="0.65120008" calcext:value-type="float">
            <text:p>0.65120008</text:p>
          </table:table-cell>
          <table:table-cell office:value-type="float" office:value="1.29750037" calcext:value-type="float">
            <text:p>1.29750037</text:p>
          </table:table-cell>
          <table:table-cell table:number-columns-repeated="8"/>
        </table:table-row>
        <table:table-row table:style-name="ro1">
          <table:table-cell office:value-type="float" office:value="1.61480007" calcext:value-type="float">
            <text:p>1.61480007</text:p>
          </table:table-cell>
          <table:table-cell office:value-type="float" office:value="0.625299881" calcext:value-type="float">
            <text:p>0.625299881</text:p>
          </table:table-cell>
          <table:table-cell table:number-columns-repeated="8"/>
        </table:table-row>
        <table:table-row table:style-name="ro1">
          <table:table-cell office:value-type="float" office:value="0.936500403" calcext:value-type="float">
            <text:p>0.936500403</text:p>
          </table:table-cell>
          <table:table-cell office:value-type="float" office:value="0.71700004" calcext:value-type="float">
            <text:p>0.71700004</text:p>
          </table:table-cell>
          <table:table-cell table:number-columns-repeated="8"/>
        </table:table-row>
        <table:table-row table:style-name="ro1">
          <table:table-cell office:value-type="float" office:value="1.0839004" calcext:value-type="float">
            <text:p>1.0839004</text:p>
          </table:table-cell>
          <table:table-cell office:value-type="float" office:value="0.6654003" calcext:value-type="float">
            <text:p>0.6654003</text:p>
          </table:table-cell>
          <table:table-cell table:number-columns-repeated="8"/>
        </table:table-row>
        <table:table-row table:style-name="ro1">
          <table:table-cell office:value-type="float" office:value="0.6355003" calcext:value-type="float">
            <text:p>0.6355003</text:p>
          </table:table-cell>
          <table:table-cell office:value-type="float" office:value="0.73910017" calcext:value-type="float">
            <text:p>0.73910017</text:p>
          </table:table-cell>
          <table:table-cell table:number-columns-repeated="8"/>
        </table:table-row>
        <table:table-row table:style-name="ro1">
          <table:table-cell office:value-type="float" office:value="0.87430018" calcext:value-type="float">
            <text:p>0.87430018</text:p>
          </table:table-cell>
          <table:table-cell office:value-type="float" office:value="0.64880002" calcext:value-type="float">
            <text:p>0.64880002</text:p>
          </table:table-cell>
          <table:table-cell table:number-columns-repeated="8"/>
        </table:table-row>
        <table:table-row table:style-name="ro1">
          <table:table-cell office:value-type="float" office:value="0.656499801" calcext:value-type="float">
            <text:p>0.656499801</text:p>
          </table:table-cell>
          <table:table-cell office:value-type="float" office:value="0.62140001" calcext:value-type="float">
            <text:p>0.62140001</text:p>
          </table:table-cell>
          <table:table-cell table:number-columns-repeated="8"/>
        </table:table-row>
        <table:table-row table:style-name="ro1">
          <table:table-cell office:value-type="float" office:value="0.82639983" calcext:value-type="float">
            <text:p>0.82639983</text:p>
          </table:table-cell>
          <table:table-cell office:value-type="float" office:value="1.33260073" calcext:value-type="float">
            <text:p>1.33260073</text:p>
          </table:table-cell>
          <table:table-cell table:number-columns-repeated="8"/>
        </table:table-row>
        <table:table-row table:style-name="ro1">
          <table:table-cell office:value-type="float" office:value="0.695100301" calcext:value-type="float">
            <text:p>0.695100301</text:p>
          </table:table-cell>
          <table:table-cell office:value-type="float" office:value="0.71840002" calcext:value-type="float">
            <text:p>0.71840002</text:p>
          </table:table-cell>
          <table:table-cell table:number-columns-repeated="8"/>
        </table:table-row>
        <table:table-row table:style-name="ro1">
          <table:table-cell office:value-type="float" office:value="1.46679993" calcext:value-type="float">
            <text:p>1.46679993</text:p>
          </table:table-cell>
          <table:table-cell office:value-type="float" office:value="1.568699979" calcext:value-type="float">
            <text:p>1.568699979</text:p>
          </table:table-cell>
          <table:table-cell table:number-columns-repeated="8"/>
        </table:table-row>
        <table:table-row table:style-name="ro1">
          <table:table-cell office:value-type="float" office:value="0.6908001211" calcext:value-type="float">
            <text:p>0.6908001211</text:p>
          </table:table-cell>
          <table:table-cell office:value-type="float" office:value="1.074699961" calcext:value-type="float">
            <text:p>1.074699961</text:p>
          </table:table-cell>
          <table:table-cell table:number-columns-repeated="8"/>
        </table:table-row>
        <table:table-row table:style-name="ro1">
          <table:table-cell office:value-type="float" office:value="1.563499721" calcext:value-type="float">
            <text:p>1.563499721</text:p>
          </table:table-cell>
          <table:table-cell office:value-type="float" office:value="1.574799801" calcext:value-type="float">
            <text:p>1.574799801</text:p>
          </table:table-cell>
          <table:table-cell table:number-columns-repeated="8"/>
        </table:table-row>
        <table:table-row table:style-name="ro1">
          <table:table-cell office:value-type="float" office:value="0.8189999" calcext:value-type="float">
            <text:p>0.8189999</text:p>
          </table:table-cell>
          <table:table-cell office:value-type="float" office:value="0.800699842" calcext:value-type="float">
            <text:p>0.800699842</text:p>
          </table:table-cell>
          <table:table-cell table:number-columns-repeated="8"/>
        </table:table-row>
        <table:table-row table:style-name="ro1">
          <table:table-cell office:value-type="float" office:value="0.99280007" calcext:value-type="float">
            <text:p>0.99280007</text:p>
          </table:table-cell>
          <table:table-cell office:value-type="float" office:value="0.7753002199" calcext:value-type="float">
            <text:p>0.7753002199</text:p>
          </table:table-cell>
          <table:table-cell table:number-columns-repeated="8"/>
        </table:table-row>
        <table:table-row table:style-name="ro1">
          <table:table-cell office:value-type="float" office:value="0.877899921" calcext:value-type="float">
            <text:p>0.877899921</text:p>
          </table:table-cell>
          <table:table-cell office:value-type="float" office:value="0.8122002909" calcext:value-type="float">
            <text:p>0.8122002909</text:p>
          </table:table-cell>
          <table:table-cell table:number-columns-repeated="8"/>
        </table:table-row>
        <table:table-row table:style-name="ro1">
          <table:table-cell office:value-type="float" office:value="1.5774002" calcext:value-type="float">
            <text:p>1.5774002</text:p>
          </table:table-cell>
          <table:table-cell office:value-type="float" office:value="0.897500101" calcext:value-type="float">
            <text:p>0.897500101</text:p>
          </table:table-cell>
          <table:table-cell table:number-columns-repeated="8"/>
        </table:table-row>
        <table:table-row table:style-name="ro1">
          <table:table-cell office:value-type="float" office:value="1.7660999709" calcext:value-type="float">
            <text:p>1.7660999709</text:p>
          </table:table-cell>
          <table:table-cell office:value-type="float" office:value="1.166900251" calcext:value-type="float">
            <text:p>1.166900251</text:p>
          </table:table-cell>
          <table:table-cell table:number-columns-repeated="8"/>
        </table:table-row>
        <table:table-row table:style-name="ro1">
          <table:table-cell office:value-type="float" office:value="0.9119002" calcext:value-type="float">
            <text:p>0.9119002</text:p>
          </table:table-cell>
          <table:table-cell office:value-type="float" office:value="0.62870018" calcext:value-type="float">
            <text:p>0.62870018</text:p>
          </table:table-cell>
          <table:table-cell table:number-columns-repeated="8"/>
        </table:table-row>
        <table:table-row table:style-name="ro1">
          <table:table-cell office:value-type="float" office:value="1.708099901" calcext:value-type="float">
            <text:p>1.708099901</text:p>
          </table:table-cell>
          <table:table-cell office:value-type="float" office:value="0.93970014" calcext:value-type="float">
            <text:p>0.93970014</text:p>
          </table:table-cell>
          <table:table-cell table:number-columns-repeated="8"/>
        </table:table-row>
        <table:table-row table:style-name="ro1">
          <table:table-cell office:value-type="float" office:value="0.89639991" calcext:value-type="float">
            <text:p>0.89639991</text:p>
          </table:table-cell>
          <table:table-cell office:value-type="float" office:value="0.6395003001" calcext:value-type="float">
            <text:p>0.6395003001</text:p>
          </table:table-cell>
          <table:table-cell table:number-columns-repeated="8"/>
        </table:table-row>
        <table:table-row table:style-name="ro1">
          <table:table-cell office:value-type="float" office:value="1.225100001" calcext:value-type="float">
            <text:p>1.225100001</text:p>
          </table:table-cell>
          <table:table-cell office:value-type="float" office:value="0.92690005" calcext:value-type="float">
            <text:p>0.92690005</text:p>
          </table:table-cell>
          <table:table-cell table:number-columns-repeated="8"/>
        </table:table-row>
        <table:table-row table:style-name="ro1">
          <table:table-cell office:value-type="float" office:value="1.3807001" calcext:value-type="float">
            <text:p>1.3807001</text:p>
          </table:table-cell>
          <table:table-cell office:value-type="float" office:value="0.7683004101" calcext:value-type="float">
            <text:p>0.7683004101</text:p>
          </table:table-cell>
          <table:table-cell table:number-columns-repeated="8"/>
        </table:table-row>
        <table:table-row table:style-name="ro1">
          <table:table-cell office:value-type="float" office:value="0.777500141" calcext:value-type="float">
            <text:p>0.777500141</text:p>
          </table:table-cell>
          <table:table-cell office:value-type="float" office:value="0.7533" calcext:value-type="float">
            <text:p>0.7533</text:p>
          </table:table-cell>
          <table:table-cell table:number-columns-repeated="8"/>
        </table:table-row>
        <table:table-row table:style-name="ro1">
          <table:table-cell office:value-type="float" office:value="0.95820011" calcext:value-type="float">
            <text:p>0.95820011</text:p>
          </table:table-cell>
          <table:table-cell office:value-type="float" office:value="1.5208991" calcext:value-type="float">
            <text:p>1.5208991</text:p>
          </table:table-cell>
          <table:table-cell table:number-columns-repeated="8"/>
        </table:table-row>
        <table:table-row table:style-name="ro1">
          <table:table-cell office:value-type="float" office:value="0.693000021" calcext:value-type="float">
            <text:p>0.693000021</text:p>
          </table:table-cell>
          <table:table-cell office:value-type="float" office:value="1.31129987" calcext:value-type="float">
            <text:p>1.31129987</text:p>
          </table:table-cell>
          <table:table-cell table:number-columns-repeated="8"/>
        </table:table-row>
        <table:table-row table:style-name="ro1">
          <table:table-cell office:value-type="float" office:value="1.347499701" calcext:value-type="float">
            <text:p>1.347499701</text:p>
          </table:table-cell>
          <table:table-cell office:value-type="float" office:value="0.6324002" calcext:value-type="float">
            <text:p>0.6324002</text:p>
          </table:table-cell>
          <table:table-cell table:number-columns-repeated="8"/>
        </table:table-row>
        <table:table-row table:style-name="ro1">
          <table:table-cell office:value-type="float" office:value="0.69520025" calcext:value-type="float">
            <text:p>0.69520025</text:p>
          </table:table-cell>
          <table:table-cell office:value-type="float" office:value="0.63090026" calcext:value-type="float">
            <text:p>0.63090026</text:p>
          </table:table-cell>
          <table:table-cell table:number-columns-repeated="8"/>
        </table:table-row>
        <table:table-row table:style-name="ro1">
          <table:table-cell office:value-type="float" office:value="0.69149992" calcext:value-type="float">
            <text:p>0.69149992</text:p>
          </table:table-cell>
          <table:table-cell office:value-type="float" office:value="0.6195002411" calcext:value-type="float">
            <text:p>0.6195002411</text:p>
          </table:table-cell>
          <table:table-cell table:number-columns-repeated="8"/>
        </table:table-row>
        <table:table-row table:style-name="ro1">
          <table:table-cell office:value-type="float" office:value="1.4767994009" calcext:value-type="float">
            <text:p>1.4767994009</text:p>
          </table:table-cell>
          <table:table-cell office:value-type="float" office:value="0.61850002" calcext:value-type="float">
            <text:p>0.61850002</text:p>
          </table:table-cell>
          <table:table-cell table:number-columns-repeated="8"/>
        </table:table-row>
        <table:table-row table:style-name="ro1">
          <table:table-cell office:value-type="float" office:value="0.65509979" calcext:value-type="float">
            <text:p>0.65509979</text:p>
          </table:table-cell>
          <table:table-cell office:value-type="float" office:value="0.62820031" calcext:value-type="float">
            <text:p>0.62820031</text:p>
          </table:table-cell>
          <table:table-cell table:number-columns-repeated="8"/>
        </table:table-row>
        <table:table-row table:style-name="ro1">
          <table:table-cell office:value-type="float" office:value="0.755099941" calcext:value-type="float">
            <text:p>0.755099941</text:p>
          </table:table-cell>
          <table:table-cell office:value-type="float" office:value="0.6783000599" calcext:value-type="float">
            <text:p>0.6783000599</text:p>
          </table:table-cell>
          <table:table-cell table:number-columns-repeated="8"/>
        </table:table-row>
        <table:table-row table:style-name="ro1">
          <table:table-cell office:value-type="float" office:value="0.66739992" calcext:value-type="float">
            <text:p>0.66739992</text:p>
          </table:table-cell>
          <table:table-cell office:value-type="float" office:value="0.595900441" calcext:value-type="float">
            <text:p>0.595900441</text:p>
          </table:table-cell>
          <table:table-cell table:number-columns-repeated="8"/>
        </table:table-row>
        <table:table-row table:style-name="ro1">
          <table:table-cell office:value-type="float" office:value="0.642800131" calcext:value-type="float">
            <text:p>0.642800131</text:p>
          </table:table-cell>
          <table:table-cell office:value-type="float" office:value="1.37169988" calcext:value-type="float">
            <text:p>1.37169988</text:p>
          </table:table-cell>
          <table:table-cell table:number-columns-repeated="8"/>
        </table:table-row>
        <table:table-row table:style-name="ro1">
          <table:table-cell office:value-type="float" office:value="0.70960019" calcext:value-type="float">
            <text:p>0.70960019</text:p>
          </table:table-cell>
          <table:table-cell office:value-type="float" office:value="0.61780028" calcext:value-type="float">
            <text:p>0.61780028</text:p>
          </table:table-cell>
          <table:table-cell table:number-columns-repeated="8"/>
        </table:table-row>
        <table:table-row table:style-name="ro1">
          <table:table-cell office:value-type="float" office:value="0.63799999" calcext:value-type="float">
            <text:p>0.63799999</text:p>
          </table:table-cell>
          <table:table-cell office:value-type="float" office:value="0.758200051" calcext:value-type="float">
            <text:p>0.758200051</text:p>
          </table:table-cell>
          <table:table-cell table:number-columns-repeated="8"/>
        </table:table-row>
        <table:table-row table:style-name="ro1">
          <table:table-cell office:value-type="float" office:value="0.937700601" calcext:value-type="float">
            <text:p>0.937700601</text:p>
          </table:table-cell>
          <table:table-cell office:value-type="float" office:value="0.61369986" calcext:value-type="float">
            <text:p>0.61369986</text:p>
          </table:table-cell>
          <table:table-cell table:number-columns-repeated="8"/>
        </table:table-row>
        <table:table-row table:style-name="ro1">
          <table:table-cell office:value-type="float" office:value="2.41130025" calcext:value-type="float">
            <text:p>2.41130025</text:p>
          </table:table-cell>
          <table:table-cell office:value-type="float" office:value="0.7191999401" calcext:value-type="float">
            <text:p>0.7191999401</text:p>
          </table:table-cell>
          <table:table-cell table:number-columns-repeated="8"/>
        </table:table-row>
        <table:table-row table:style-name="ro1">
          <table:table-cell office:value-type="float" office:value="0.70900011" calcext:value-type="float">
            <text:p>0.70900011</text:p>
          </table:table-cell>
          <table:table-cell office:value-type="float" office:value="0.63180035" calcext:value-type="float">
            <text:p>0.63180035</text:p>
          </table:table-cell>
          <table:table-cell table:number-columns-repeated="8"/>
        </table:table-row>
        <table:table-row table:style-name="ro1">
          <table:table-cell office:value-type="float" office:value="1.128699611" calcext:value-type="float">
            <text:p>1.128699611</text:p>
          </table:table-cell>
          <table:table-cell office:value-type="float" office:value="0.63460026" calcext:value-type="float">
            <text:p>0.63460026</text:p>
          </table:table-cell>
          <table:table-cell table:number-columns-repeated="8"/>
        </table:table-row>
        <table:table-row table:style-name="ro1">
          <table:table-cell office:value-type="float" office:value="1.034599751" calcext:value-type="float">
            <text:p>1.034599751</text:p>
          </table:table-cell>
          <table:table-cell office:value-type="float" office:value="1.169800081" calcext:value-type="float">
            <text:p>1.169800081</text:p>
          </table:table-cell>
          <table:table-cell table:number-columns-repeated="8"/>
        </table:table-row>
        <table:table-row table:style-name="ro1">
          <table:table-cell office:value-type="float" office:value="0.6681002921" calcext:value-type="float">
            <text:p>0.6681002921</text:p>
          </table:table-cell>
          <table:table-cell office:value-type="float" office:value="0.6219001501" calcext:value-type="float">
            <text:p>0.6219001501</text:p>
          </table:table-cell>
          <table:table-cell table:number-columns-repeated="8"/>
        </table:table-row>
        <table:table-row table:style-name="ro1">
          <table:table-cell office:value-type="float" office:value="0.774200101" calcext:value-type="float">
            <text:p>0.774200101</text:p>
          </table:table-cell>
          <table:table-cell office:value-type="float" office:value="1.168200351" calcext:value-type="float">
            <text:p>1.168200351</text:p>
          </table:table-cell>
          <table:table-cell table:number-columns-repeated="8"/>
        </table:table-row>
        <table:table-row table:style-name="ro1">
          <table:table-cell office:value-type="float" office:value="0.639999911" calcext:value-type="float">
            <text:p>0.639999911</text:p>
          </table:table-cell>
          <table:table-cell office:value-type="float" office:value="0.64210005" calcext:value-type="float">
            <text:p>0.64210005</text:p>
          </table:table-cell>
          <table:table-cell table:number-columns-repeated="8"/>
        </table:table-row>
        <table:table-row table:style-name="ro1">
          <table:table-cell office:value-type="float" office:value="1.52760003" calcext:value-type="float">
            <text:p>1.52760003</text:p>
          </table:table-cell>
          <table:table-cell office:value-type="float" office:value="0.638000321" calcext:value-type="float">
            <text:p>0.638000321</text:p>
          </table:table-cell>
          <table:table-cell table:number-columns-repeated="8"/>
        </table:table-row>
        <table:table-row table:style-name="ro1">
          <table:table-cell office:value-type="float" office:value="0.7580002" calcext:value-type="float">
            <text:p>0.7580002</text:p>
          </table:table-cell>
          <table:table-cell office:value-type="float" office:value="0.74250031" calcext:value-type="float">
            <text:p>0.74250031</text:p>
          </table:table-cell>
          <table:table-cell table:number-columns-repeated="8"/>
        </table:table-row>
        <table:table-row table:style-name="ro1">
          <table:table-cell office:value-type="float" office:value="0.80180012" calcext:value-type="float">
            <text:p>0.80180012</text:p>
          </table:table-cell>
          <table:table-cell office:value-type="float" office:value="0.649999981" calcext:value-type="float">
            <text:p>0.649999981</text:p>
          </table:table-cell>
          <table:table-cell table:number-columns-repeated="8"/>
        </table:table-row>
        <table:table-row table:style-name="ro1">
          <table:table-cell office:value-type="float" office:value="0.694400562" calcext:value-type="float">
            <text:p>0.694400562</text:p>
          </table:table-cell>
          <table:table-cell office:value-type="float" office:value="0.66200014" calcext:value-type="float">
            <text:p>0.66200014</text:p>
          </table:table-cell>
          <table:table-cell table:number-columns-repeated="8"/>
        </table:table-row>
        <table:table-row table:style-name="ro1">
          <table:table-cell office:value-type="float" office:value="0.638500051" calcext:value-type="float">
            <text:p>0.638500051</text:p>
          </table:table-cell>
          <table:table-cell office:value-type="float" office:value="0.7982000911" calcext:value-type="float">
            <text:p>0.7982000911</text:p>
          </table:table-cell>
          <table:table-cell table:number-columns-repeated="8"/>
        </table:table-row>
        <table:table-row table:style-name="ro1">
          <table:table-cell office:value-type="float" office:value="0.66090019" calcext:value-type="float">
            <text:p>0.66090019</text:p>
          </table:table-cell>
          <table:table-cell office:value-type="float" office:value="1.352900101" calcext:value-type="float">
            <text:p>1.352900101</text:p>
          </table:table-cell>
          <table:table-cell table:number-columns-repeated="8"/>
        </table:table-row>
        <table:table-row table:style-name="ro1">
          <table:table-cell office:value-type="float" office:value="0.66140008" calcext:value-type="float">
            <text:p>0.66140008</text:p>
          </table:table-cell>
          <table:table-cell office:value-type="float" office:value="1.624900982" calcext:value-type="float">
            <text:p>1.624900982</text:p>
          </table:table-cell>
          <table:table-cell table:number-columns-repeated="8"/>
        </table:table-row>
        <table:table-row table:style-name="ro1">
          <table:table-cell office:value-type="float" office:value="0.64469995" calcext:value-type="float">
            <text:p>0.64469995</text:p>
          </table:table-cell>
          <table:table-cell office:value-type="float" office:value="0.60540042" calcext:value-type="float">
            <text:p>0.60540042</text:p>
          </table:table-cell>
          <table:table-cell table:number-columns-repeated="8"/>
        </table:table-row>
        <table:table-row table:style-name="ro1">
          <table:table-cell office:value-type="float" office:value="1.3758001" calcext:value-type="float">
            <text:p>1.3758001</text:p>
          </table:table-cell>
          <table:table-cell office:value-type="float" office:value="0.90610007" calcext:value-type="float">
            <text:p>0.90610007</text:p>
          </table:table-cell>
          <table:table-cell table:number-columns-repeated="8"/>
        </table:table-row>
        <table:table-row table:style-name="ro1">
          <table:table-cell office:value-type="float" office:value="0.678500221" calcext:value-type="float">
            <text:p>0.678500221</text:p>
          </table:table-cell>
          <table:table-cell office:value-type="float" office:value="0.62210025" calcext:value-type="float">
            <text:p>0.62210025</text:p>
          </table:table-cell>
          <table:table-cell table:number-columns-repeated="8"/>
        </table:table-row>
        <table:table-row table:style-name="ro1">
          <table:table-cell office:value-type="float" office:value="1.50200015" calcext:value-type="float">
            <text:p>1.50200015</text:p>
          </table:table-cell>
          <table:table-cell office:value-type="float" office:value="0.74430014" calcext:value-type="float">
            <text:p>0.74430014</text:p>
          </table:table-cell>
          <table:table-cell table:number-columns-repeated="8"/>
        </table:table-row>
        <table:table-row table:style-name="ro1">
          <table:table-cell office:value-type="float" office:value="0.712699691" calcext:value-type="float">
            <text:p>0.712699691</text:p>
          </table:table-cell>
          <table:table-cell office:value-type="float" office:value="0.55970028" calcext:value-type="float">
            <text:p>0.55970028</text:p>
          </table:table-cell>
          <table:table-cell table:number-columns-repeated="8"/>
        </table:table-row>
        <table:table-row table:style-name="ro1">
          <table:table-cell office:value-type="float" office:value="0.99929989" calcext:value-type="float">
            <text:p>0.99929989</text:p>
          </table:table-cell>
          <table:table-cell office:value-type="float" office:value="0.65230023" calcext:value-type="float">
            <text:p>0.65230023</text:p>
          </table:table-cell>
          <table:table-cell table:number-columns-repeated="8"/>
        </table:table-row>
        <table:table-row table:style-name="ro1">
          <table:table-cell office:value-type="float" office:value="0.661400202" calcext:value-type="float">
            <text:p>0.661400202</text:p>
          </table:table-cell>
          <table:table-cell office:value-type="float" office:value="0.62740035" calcext:value-type="float">
            <text:p>0.62740035</text:p>
          </table:table-cell>
          <table:table-cell table:number-columns-repeated="8"/>
        </table:table-row>
        <table:table-row table:style-name="ro1">
          <table:table-cell office:value-type="float" office:value="0.92790014" calcext:value-type="float">
            <text:p>0.92790014</text:p>
          </table:table-cell>
          <table:table-cell office:value-type="float" office:value="0.6217003499" calcext:value-type="float">
            <text:p>0.6217003499</text:p>
          </table:table-cell>
          <table:table-cell table:number-columns-repeated="8"/>
        </table:table-row>
        <table:table-row table:style-name="ro1">
          <table:table-cell office:value-type="float" office:value="0.703200121" calcext:value-type="float">
            <text:p>0.703200121</text:p>
          </table:table-cell>
          <table:table-cell office:value-type="float" office:value="1.570900981" calcext:value-type="float">
            <text:p>1.570900981</text:p>
          </table:table-cell>
          <table:table-cell table:number-columns-repeated="8"/>
        </table:table-row>
        <table:table-row table:style-name="ro1">
          <table:table-cell office:value-type="float" office:value="1.40719933" calcext:value-type="float">
            <text:p>1.40719933</text:p>
          </table:table-cell>
          <table:table-cell office:value-type="float" office:value="0.60839994" calcext:value-type="float">
            <text:p>0.60839994</text:p>
          </table:table-cell>
          <table:table-cell table:number-columns-repeated="8"/>
        </table:table-row>
        <table:table-row table:style-name="ro1">
          <table:table-cell office:value-type="float" office:value="0.661900011" calcext:value-type="float">
            <text:p>0.661900011</text:p>
          </table:table-cell>
          <table:table-cell office:value-type="float" office:value="0.77340038" calcext:value-type="float">
            <text:p>0.77340038</text:p>
          </table:table-cell>
          <table:table-cell table:number-columns-repeated="8"/>
        </table:table-row>
        <table:table-row table:style-name="ro1">
          <table:table-cell office:value-type="float" office:value="0.73950033" calcext:value-type="float">
            <text:p>0.73950033</text:p>
          </table:table-cell>
          <table:table-cell office:value-type="float" office:value="0.65520004" calcext:value-type="float">
            <text:p>0.65520004</text:p>
          </table:table-cell>
          <table:table-cell table:number-columns-repeated="8"/>
        </table:table-row>
        <table:table-row table:style-name="ro1">
          <table:table-cell office:value-type="float" office:value="0.65690006" calcext:value-type="float">
            <text:p>0.65690006</text:p>
          </table:table-cell>
          <table:table-cell office:value-type="float" office:value="0.61870008" calcext:value-type="float">
            <text:p>0.61870008</text:p>
          </table:table-cell>
          <table:table-cell table:number-columns-repeated="8"/>
        </table:table-row>
        <table:table-row table:style-name="ro1">
          <table:table-cell office:value-type="float" office:value="0.64899998" calcext:value-type="float">
            <text:p>0.64899998</text:p>
          </table:table-cell>
          <table:table-cell office:value-type="float" office:value="0.72460018" calcext:value-type="float">
            <text:p>0.72460018</text:p>
          </table:table-cell>
          <table:table-cell table:number-columns-repeated="8"/>
        </table:table-row>
        <table:table-row table:style-name="ro1">
          <table:table-cell office:value-type="float" office:value="0.64440001" calcext:value-type="float">
            <text:p>0.64440001</text:p>
          </table:table-cell>
          <table:table-cell office:value-type="float" office:value="0.6519001101" calcext:value-type="float">
            <text:p>0.6519001101</text:p>
          </table:table-cell>
          <table:table-cell table:number-columns-repeated="8"/>
        </table:table-row>
        <table:table-row table:style-name="ro1">
          <table:table-cell office:value-type="float" office:value="0.8015003211" calcext:value-type="float">
            <text:p>0.8015003211</text:p>
          </table:table-cell>
          <table:table-cell office:value-type="float" office:value="0.60740039" calcext:value-type="float">
            <text:p>0.60740039</text:p>
          </table:table-cell>
          <table:table-cell table:number-columns-repeated="8"/>
        </table:table-row>
        <table:table-row table:style-name="ro1">
          <table:table-cell office:value-type="float" office:value="0.715000161" calcext:value-type="float">
            <text:p>0.715000161</text:p>
          </table:table-cell>
          <table:table-cell office:value-type="float" office:value="0.65660028" calcext:value-type="float">
            <text:p>0.65660028</text:p>
          </table:table-cell>
          <table:table-cell table:number-columns-repeated="8"/>
        </table:table-row>
        <table:table-row table:style-name="ro1">
          <table:table-cell office:value-type="float" office:value="0.959700041" calcext:value-type="float">
            <text:p>0.959700041</text:p>
          </table:table-cell>
          <table:table-cell office:value-type="float" office:value="0.71490034" calcext:value-type="float">
            <text:p>0.71490034</text:p>
          </table:table-cell>
          <table:table-cell table:number-columns-repeated="8"/>
        </table:table-row>
        <table:table-row table:style-name="ro1">
          <table:table-cell office:value-type="float" office:value="1.18760033" calcext:value-type="float">
            <text:p>1.18760033</text:p>
          </table:table-cell>
          <table:table-cell office:value-type="float" office:value="1.7152" calcext:value-type="float">
            <text:p>1.7152</text:p>
          </table:table-cell>
          <table:table-cell table:number-columns-repeated="8"/>
        </table:table-row>
        <table:table-row table:style-name="ro1">
          <table:table-cell office:value-type="float" office:value="0.723100491" calcext:value-type="float">
            <text:p>0.723100491</text:p>
          </table:table-cell>
          <table:table-cell office:value-type="float" office:value="1.007599871" calcext:value-type="float">
            <text:p>1.007599871</text:p>
          </table:table-cell>
          <table:table-cell table:number-columns-repeated="8"/>
        </table:table-row>
        <table:table-row table:style-name="ro1">
          <table:table-cell office:value-type="float" office:value="0.8613002211" calcext:value-type="float">
            <text:p>0.8613002211</text:p>
          </table:table-cell>
          <table:table-cell office:value-type="float" office:value="0.96979988" calcext:value-type="float">
            <text:p>0.96979988</text:p>
          </table:table-cell>
          <table:table-cell table:number-columns-repeated="8"/>
        </table:table-row>
        <table:table-row table:style-name="ro1">
          <table:table-cell office:value-type="float" office:value="0.94240013" calcext:value-type="float">
            <text:p>0.94240013</text:p>
          </table:table-cell>
          <table:table-cell office:value-type="float" office:value="1.341999851" calcext:value-type="float">
            <text:p>1.341999851</text:p>
          </table:table-cell>
          <table:table-cell table:number-columns-repeated="8"/>
        </table:table-row>
        <table:table-row table:style-name="ro1">
          <table:table-cell office:value-type="float" office:value="0.72529998" calcext:value-type="float">
            <text:p>0.72529998</text:p>
          </table:table-cell>
          <table:table-cell office:value-type="float" office:value="1.3919" calcext:value-type="float">
            <text:p>1.3919</text:p>
          </table:table-cell>
          <table:table-cell table:number-columns-repeated="8"/>
        </table:table-row>
        <table:table-row table:style-name="ro1">
          <table:table-cell office:value-type="float" office:value="1.8058001" calcext:value-type="float">
            <text:p>1.8058001</text:p>
          </table:table-cell>
          <table:table-cell office:value-type="float" office:value="1.64139958" calcext:value-type="float">
            <text:p>1.64139958</text:p>
          </table:table-cell>
          <table:table-cell table:number-columns-repeated="8"/>
        </table:table-row>
        <table:table-row table:style-name="ro1">
          <table:table-cell office:value-type="float" office:value="0.8790000999" calcext:value-type="float">
            <text:p>0.8790000999</text:p>
          </table:table-cell>
          <table:table-cell office:value-type="float" office:value="0.910000181" calcext:value-type="float">
            <text:p>0.910000181</text:p>
          </table:table-cell>
          <table:table-cell table:number-columns-repeated="8"/>
        </table:table-row>
        <table:table-row table:style-name="ro1">
          <table:table-cell office:value-type="float" office:value="1.21040018" calcext:value-type="float">
            <text:p>1.21040018</text:p>
          </table:table-cell>
          <table:table-cell office:value-type="float" office:value="1.51020068" calcext:value-type="float">
            <text:p>1.51020068</text:p>
          </table:table-cell>
          <table:table-cell table:number-columns-repeated="8"/>
        </table:table-row>
        <table:table-row table:style-name="ro1">
          <table:table-cell office:value-type="float" office:value="0.662300111" calcext:value-type="float">
            <text:p>0.662300111</text:p>
          </table:table-cell>
          <table:table-cell office:value-type="float" office:value="1.16550055" calcext:value-type="float">
            <text:p>1.16550055</text:p>
          </table:table-cell>
          <table:table-cell table:number-columns-repeated="8"/>
        </table:table-row>
        <table:table-row table:style-name="ro1">
          <table:table-cell office:value-type="float" office:value="1.16240037" calcext:value-type="float">
            <text:p>1.16240037</text:p>
          </table:table-cell>
          <table:table-cell office:value-type="float" office:value="1.390600081" calcext:value-type="float">
            <text:p>1.390600081</text:p>
          </table:table-cell>
          <table:table-cell table:number-columns-repeated="8"/>
        </table:table-row>
        <table:table-row table:style-name="ro1">
          <table:table-cell office:value-type="float" office:value="0.74430027" calcext:value-type="float">
            <text:p>0.74430027</text:p>
          </table:table-cell>
          <table:table-cell office:value-type="float" office:value="1.1596998" calcext:value-type="float">
            <text:p>1.1596998</text:p>
          </table:table-cell>
          <table:table-cell table:number-columns-repeated="8"/>
        </table:table-row>
        <table:table-row table:style-name="ro1">
          <table:table-cell office:value-type="float" office:value="0.91849992" calcext:value-type="float">
            <text:p>0.91849992</text:p>
          </table:table-cell>
          <table:table-cell office:value-type="float" office:value="1.46940023" calcext:value-type="float">
            <text:p>1.46940023</text:p>
          </table:table-cell>
          <table:table-cell table:number-columns-repeated="8"/>
        </table:table-row>
        <table:table-row table:style-name="ro1">
          <table:table-cell office:value-type="float" office:value="0.6442002111" calcext:value-type="float">
            <text:p>0.6442002111</text:p>
          </table:table-cell>
          <table:table-cell office:value-type="float" office:value="0.973700141" calcext:value-type="float">
            <text:p>0.973700141</text:p>
          </table:table-cell>
          <table:table-cell table:number-columns-repeated="8"/>
        </table:table-row>
        <table:table-row table:style-name="ro1">
          <table:table-cell office:value-type="float" office:value="0.62830007" calcext:value-type="float">
            <text:p>0.62830007</text:p>
          </table:table-cell>
          <table:table-cell office:value-type="float" office:value="1.14790022" calcext:value-type="float">
            <text:p>1.14790022</text:p>
          </table:table-cell>
          <table:table-cell table:number-columns-repeated="8"/>
        </table:table-row>
        <table:table-row table:style-name="ro1">
          <table:table-cell office:value-type="float" office:value="1.21660125" calcext:value-type="float">
            <text:p>1.21660125</text:p>
          </table:table-cell>
          <table:table-cell office:value-type="float" office:value="1.4487998221" calcext:value-type="float">
            <text:p>1.4487998221</text:p>
          </table:table-cell>
          <table:table-cell table:number-columns-repeated="8"/>
        </table:table-row>
        <table:table-row table:style-name="ro1">
          <table:table-cell office:value-type="float" office:value="0.68039991" calcext:value-type="float">
            <text:p>0.68039991</text:p>
          </table:table-cell>
          <table:table-cell office:value-type="float" office:value="0.953200091" calcext:value-type="float">
            <text:p>0.953200091</text:p>
          </table:table-cell>
          <table:table-cell table:number-columns-repeated="8"/>
        </table:table-row>
        <table:table-row table:style-name="ro1">
          <table:table-cell office:value-type="float" office:value="0.7609004401" calcext:value-type="float">
            <text:p>0.7609004401</text:p>
          </table:table-cell>
          <table:table-cell office:value-type="float" office:value="1.088400481" calcext:value-type="float">
            <text:p>1.088400481</text:p>
          </table:table-cell>
          <table:table-cell table:number-columns-repeated="8"/>
        </table:table-row>
        <table:table-row table:style-name="ro1">
          <table:table-cell office:value-type="float" office:value="0.65680037" calcext:value-type="float">
            <text:p>0.65680037</text:p>
          </table:table-cell>
          <table:table-cell office:value-type="float" office:value="1.3523996319" calcext:value-type="float">
            <text:p>1.3523996319</text:p>
          </table:table-cell>
          <table:table-cell table:number-columns-repeated="8"/>
        </table:table-row>
        <table:table-row table:style-name="ro1">
          <table:table-cell office:value-type="float" office:value="0.662000451" calcext:value-type="float">
            <text:p>0.662000451</text:p>
          </table:table-cell>
          <table:table-cell office:value-type="float" office:value="0.635900151" calcext:value-type="float">
            <text:p>0.635900151</text:p>
          </table:table-cell>
          <table:table-cell table:number-columns-repeated="8"/>
        </table:table-row>
        <table:table-row table:style-name="ro1">
          <table:table-cell office:value-type="float" office:value="0.66030053" calcext:value-type="float">
            <text:p>0.66030053</text:p>
          </table:table-cell>
          <table:table-cell office:value-type="float" office:value="0.72719996" calcext:value-type="float">
            <text:p>0.72719996</text:p>
          </table:table-cell>
          <table:table-cell table:number-columns-repeated="8"/>
        </table:table-row>
        <table:table-row table:style-name="ro1">
          <table:table-cell office:value-type="float" office:value="0.685400281" calcext:value-type="float">
            <text:p>0.685400281</text:p>
          </table:table-cell>
          <table:table-cell office:value-type="float" office:value="0.613799881" calcext:value-type="float">
            <text:p>0.613799881</text:p>
          </table:table-cell>
          <table:table-cell table:number-columns-repeated="8"/>
        </table:table-row>
        <table:table-row table:style-name="ro1">
          <table:table-cell office:value-type="float" office:value="0.6155001201" calcext:value-type="float">
            <text:p>0.6155001201</text:p>
          </table:table-cell>
          <table:table-cell office:value-type="float" office:value="0.809600042" calcext:value-type="float">
            <text:p>0.809600042</text:p>
          </table:table-cell>
          <table:table-cell table:number-columns-repeated="8"/>
        </table:table-row>
        <table:table-row table:style-name="ro1">
          <table:table-cell office:value-type="float" office:value="0.63800021" calcext:value-type="float">
            <text:p>0.63800021</text:p>
          </table:table-cell>
          <table:table-cell office:value-type="float" office:value="0.62990035" calcext:value-type="float">
            <text:p>0.62990035</text:p>
          </table:table-cell>
          <table:table-cell table:number-columns-repeated="8"/>
        </table:table-row>
        <table:table-row table:style-name="ro1">
          <table:table-cell office:value-type="float" office:value="0.6501004101" calcext:value-type="float">
            <text:p>0.6501004101</text:p>
          </table:table-cell>
          <table:table-cell office:value-type="float" office:value="0.627500181" calcext:value-type="float">
            <text:p>0.627500181</text:p>
          </table:table-cell>
          <table:table-cell table:number-columns-repeated="8"/>
        </table:table-row>
        <table:table-row table:style-name="ro1">
          <table:table-cell office:value-type="float" office:value="1.12380108" calcext:value-type="float">
            <text:p>1.12380108</text:p>
          </table:table-cell>
          <table:table-cell office:value-type="float" office:value="0.85559988" calcext:value-type="float">
            <text:p>0.85559988</text:p>
          </table:table-cell>
          <table:table-cell table:number-columns-repeated="8"/>
        </table:table-row>
        <table:table-row table:style-name="ro1">
          <table:table-cell office:value-type="float" office:value="0.7564002509" calcext:value-type="float">
            <text:p>0.7564002509</text:p>
          </table:table-cell>
          <table:table-cell office:value-type="float" office:value="1.2317" calcext:value-type="float">
            <text:p>1.2317</text:p>
          </table:table-cell>
          <table:table-cell table:number-columns-repeated="8"/>
        </table:table-row>
        <table:table-row table:style-name="ro1">
          <table:table-cell office:value-type="float" office:value="1.19069998" calcext:value-type="float">
            <text:p>1.19069998</text:p>
          </table:table-cell>
          <table:table-cell office:value-type="float" office:value="0.62510022" calcext:value-type="float">
            <text:p>0.62510022</text:p>
          </table:table-cell>
          <table:table-cell table:number-columns-repeated="8"/>
        </table:table-row>
        <table:table-row table:style-name="ro1">
          <table:table-cell office:value-type="float" office:value="0.64919973" calcext:value-type="float">
            <text:p>0.64919973</text:p>
          </table:table-cell>
          <table:table-cell office:value-type="float" office:value="0.79770016" calcext:value-type="float">
            <text:p>0.79770016</text:p>
          </table:table-cell>
          <table:table-cell table:number-columns-repeated="8"/>
        </table:table-row>
        <table:table-row table:style-name="ro1">
          <table:table-cell office:value-type="float" office:value="0.7820001701" calcext:value-type="float">
            <text:p>0.7820001701</text:p>
          </table:table-cell>
          <table:table-cell office:value-type="float" office:value="0.6464999509" calcext:value-type="float">
            <text:p>0.6464999509</text:p>
          </table:table-cell>
          <table:table-cell table:number-columns-repeated="8"/>
        </table:table-row>
        <table:table-row table:style-name="ro1">
          <table:table-cell office:value-type="float" office:value="0.6760004001" calcext:value-type="float">
            <text:p>0.6760004001</text:p>
          </table:table-cell>
          <table:table-cell office:value-type="float" office:value="0.60870024" calcext:value-type="float">
            <text:p>0.60870024</text:p>
          </table:table-cell>
          <table:table-cell table:number-columns-repeated="8"/>
        </table:table-row>
        <table:table-row table:style-name="ro1">
          <table:table-cell office:value-type="float" office:value="0.63390035" calcext:value-type="float">
            <text:p>0.63390035</text:p>
          </table:table-cell>
          <table:table-cell office:value-type="float" office:value="0.61040034" calcext:value-type="float">
            <text:p>0.61040034</text:p>
          </table:table-cell>
          <table:table-cell table:number-columns-repeated="8"/>
        </table:table-row>
        <table:table-row table:style-name="ro1">
          <table:table-cell office:value-type="float" office:value="0.6584002" calcext:value-type="float">
            <text:p>0.6584002</text:p>
          </table:table-cell>
          <table:table-cell office:value-type="float" office:value="0.6422004119" calcext:value-type="float">
            <text:p>0.6422004119</text:p>
          </table:table-cell>
          <table:table-cell table:number-columns-repeated="8"/>
        </table:table-row>
        <table:table-row table:style-name="ro1">
          <table:table-cell office:value-type="float" office:value="0.6669999499" calcext:value-type="float">
            <text:p>0.6669999499</text:p>
          </table:table-cell>
          <table:table-cell office:value-type="float" office:value="0.66100031" calcext:value-type="float">
            <text:p>0.66100031</text:p>
          </table:table-cell>
          <table:table-cell table:number-columns-repeated="8"/>
        </table:table-row>
        <table:table-row table:style-name="ro1">
          <table:table-cell office:value-type="float" office:value="1.1548006" calcext:value-type="float">
            <text:p>1.1548006</text:p>
          </table:table-cell>
          <table:table-cell office:value-type="float" office:value="0.951999891" calcext:value-type="float">
            <text:p>0.951999891</text:p>
          </table:table-cell>
          <table:table-cell table:number-columns-repeated="8"/>
        </table:table-row>
        <table:table-row table:style-name="ro1">
          <table:table-cell office:value-type="float" office:value="0.66030002" calcext:value-type="float">
            <text:p>0.66030002</text:p>
          </table:table-cell>
          <table:table-cell office:value-type="float" office:value="1.740000251" calcext:value-type="float">
            <text:p>1.740000251</text:p>
          </table:table-cell>
          <table:table-cell table:number-columns-repeated="8"/>
        </table:table-row>
        <table:table-row table:style-name="ro1">
          <table:table-cell office:value-type="float" office:value="0.6481001899" calcext:value-type="float">
            <text:p>0.6481001899</text:p>
          </table:table-cell>
          <table:table-cell office:value-type="float" office:value="0.5945001901" calcext:value-type="float">
            <text:p>0.5945001901</text:p>
          </table:table-cell>
          <table:table-cell table:number-columns-repeated="8"/>
        </table:table-row>
        <table:table-row table:style-name="ro1">
          <table:table-cell office:value-type="float" office:value="0.70230021" calcext:value-type="float">
            <text:p>0.70230021</text:p>
          </table:table-cell>
          <table:table-cell office:value-type="float" office:value="0.90469988" calcext:value-type="float">
            <text:p>0.90469988</text:p>
          </table:table-cell>
          <table:table-cell table:number-columns-repeated="8"/>
        </table:table-row>
        <table:table-row table:style-name="ro1">
          <table:table-cell office:value-type="float" office:value="0.59210023" calcext:value-type="float">
            <text:p>0.59210023</text:p>
          </table:table-cell>
          <table:table-cell office:value-type="float" office:value="0.621399719" calcext:value-type="float">
            <text:p>0.621399719</text:p>
          </table:table-cell>
          <table:table-cell table:number-columns-repeated="8"/>
        </table:table-row>
        <table:table-row table:style-name="ro1">
          <table:table-cell office:value-type="float" office:value="0.6778002" calcext:value-type="float">
            <text:p>0.6778002</text:p>
          </table:table-cell>
          <table:table-cell office:value-type="float" office:value="0.81300004" calcext:value-type="float">
            <text:p>0.81300004</text:p>
          </table:table-cell>
          <table:table-cell table:number-columns-repeated="8"/>
        </table:table-row>
        <table:table-row table:style-name="ro1">
          <table:table-cell office:value-type="float" office:value="0.7963" calcext:value-type="float">
            <text:p>0.7963</text:p>
          </table:table-cell>
          <table:table-cell office:value-type="float" office:value="0.6059003501" calcext:value-type="float">
            <text:p>0.6059003501</text:p>
          </table:table-cell>
          <table:table-cell table:number-columns-repeated="8"/>
        </table:table-row>
        <table:table-row table:style-name="ro1">
          <table:table-cell office:value-type="float" office:value="0.63689998" calcext:value-type="float">
            <text:p>0.63689998</text:p>
          </table:table-cell>
          <table:table-cell office:value-type="float" office:value="0.6787004301" calcext:value-type="float">
            <text:p>0.6787004301</text:p>
          </table:table-cell>
          <table:table-cell table:number-columns-repeated="8"/>
        </table:table-row>
        <table:table-row table:style-name="ro1">
          <table:table-cell office:value-type="float" office:value="0.65580018" calcext:value-type="float">
            <text:p>0.65580018</text:p>
          </table:table-cell>
          <table:table-cell office:value-type="float" office:value="0.63510007" calcext:value-type="float">
            <text:p>0.63510007</text:p>
          </table:table-cell>
          <table:table-cell table:number-columns-repeated="8"/>
        </table:table-row>
        <table:table-row table:style-name="ro1">
          <table:table-cell office:value-type="float" office:value="1.14960131" calcext:value-type="float">
            <text:p>1.14960131</text:p>
          </table:table-cell>
          <table:table-cell office:value-type="float" office:value="0.601000691" calcext:value-type="float">
            <text:p>0.601000691</text:p>
          </table:table-cell>
          <table:table-cell table:number-columns-repeated="8"/>
        </table:table-row>
        <table:table-row table:style-name="ro1">
          <table:table-cell office:value-type="float" office:value="0.6858999299" calcext:value-type="float">
            <text:p>0.6858999299</text:p>
          </table:table-cell>
          <table:table-cell office:value-type="float" office:value="1.1504008301" calcext:value-type="float">
            <text:p>1.1504008301</text:p>
          </table:table-cell>
          <table:table-cell table:number-columns-repeated="8"/>
        </table:table-row>
        <table:table-row table:style-name="ro1">
          <table:table-cell office:value-type="float" office:value="0.6222001709" calcext:value-type="float">
            <text:p>0.6222001709</text:p>
          </table:table-cell>
          <table:table-cell office:value-type="float" office:value="0.64090015" calcext:value-type="float">
            <text:p>0.64090015</text:p>
          </table:table-cell>
          <table:table-cell table:number-columns-repeated="8"/>
        </table:table-row>
        <table:table-row table:style-name="ro1">
          <table:table-cell office:value-type="float" office:value="0.680100111" calcext:value-type="float">
            <text:p>0.680100111</text:p>
          </table:table-cell>
          <table:table-cell office:value-type="float" office:value="0.6255003" calcext:value-type="float">
            <text:p>0.6255003</text:p>
          </table:table-cell>
          <table:table-cell table:number-columns-repeated="8"/>
        </table:table-row>
        <table:table-row table:style-name="ro1">
          <table:table-cell office:value-type="float" office:value="0.6562004111" calcext:value-type="float">
            <text:p>0.6562004111</text:p>
          </table:table-cell>
          <table:table-cell office:value-type="float" office:value="0.63070008" calcext:value-type="float">
            <text:p>0.63070008</text:p>
          </table:table-cell>
          <table:table-cell table:number-columns-repeated="8"/>
        </table:table-row>
        <table:table-row table:style-name="ro1">
          <table:table-cell office:value-type="float" office:value="1.2692005" calcext:value-type="float">
            <text:p>1.2692005</text:p>
          </table:table-cell>
          <table:table-cell office:value-type="float" office:value="0.688200031" calcext:value-type="float">
            <text:p>0.688200031</text:p>
          </table:table-cell>
          <table:table-cell table:number-columns-repeated="8"/>
        </table:table-row>
        <table:table-row table:style-name="ro1">
          <table:table-cell office:value-type="float" office:value="0.636800261" calcext:value-type="float">
            <text:p>0.636800261</text:p>
          </table:table-cell>
          <table:table-cell office:value-type="float" office:value="0.63300035" calcext:value-type="float">
            <text:p>0.63300035</text:p>
          </table:table-cell>
          <table:table-cell table:number-columns-repeated="8"/>
        </table:table-row>
        <table:table-row table:style-name="ro1">
          <table:table-cell office:value-type="float" office:value="1.01349994" calcext:value-type="float">
            <text:p>1.01349994</text:p>
          </table:table-cell>
          <table:table-cell office:value-type="float" office:value="0.629500261" calcext:value-type="float">
            <text:p>0.629500261</text:p>
          </table:table-cell>
          <table:table-cell table:number-columns-repeated="8"/>
        </table:table-row>
        <table:table-row table:style-name="ro1">
          <table:table-cell office:value-type="float" office:value="0.57350012" calcext:value-type="float">
            <text:p>0.57350012</text:p>
          </table:table-cell>
          <table:table-cell office:value-type="float" office:value="0.6714004601" calcext:value-type="float">
            <text:p>0.6714004601</text:p>
          </table:table-cell>
          <table:table-cell table:number-columns-repeated="8"/>
        </table:table-row>
        <table:table-row table:style-name="ro1">
          <table:table-cell office:value-type="float" office:value="1.2987004701" calcext:value-type="float">
            <text:p>1.2987004701</text:p>
          </table:table-cell>
          <table:table-cell office:value-type="float" office:value="1.271100311" calcext:value-type="float">
            <text:p>1.271100311</text:p>
          </table:table-cell>
          <table:table-cell table:number-columns-repeated="8"/>
        </table:table-row>
        <table:table-row table:style-name="ro1">
          <table:table-cell office:value-type="float" office:value="0.6562001" calcext:value-type="float">
            <text:p>0.6562001</text:p>
          </table:table-cell>
          <table:table-cell office:value-type="float" office:value="1.216400051" calcext:value-type="float">
            <text:p>1.216400051</text:p>
          </table:table-cell>
          <table:table-cell table:number-columns-repeated="8"/>
        </table:table-row>
        <table:table-row table:style-name="ro1">
          <table:table-cell office:value-type="float" office:value="0.71610015" calcext:value-type="float">
            <text:p>0.71610015</text:p>
          </table:table-cell>
          <table:table-cell office:value-type="float" office:value="1.21859963" calcext:value-type="float">
            <text:p>1.21859963</text:p>
          </table:table-cell>
          <table:table-cell table:number-columns-repeated="8"/>
        </table:table-row>
        <table:table-row table:style-name="ro1">
          <table:table-cell office:value-type="float" office:value="0.6641004599" calcext:value-type="float">
            <text:p>0.6641004599</text:p>
          </table:table-cell>
          <table:table-cell office:value-type="float" office:value="0.60060025" calcext:value-type="float">
            <text:p>0.60060025</text:p>
          </table:table-cell>
          <table:table-cell table:number-columns-repeated="8"/>
        </table:table-row>
        <table:table-row table:style-name="ro1">
          <table:table-cell office:value-type="float" office:value="0.63140046" calcext:value-type="float">
            <text:p>0.63140046</text:p>
          </table:table-cell>
          <table:table-cell office:value-type="float" office:value="0.77450032" calcext:value-type="float">
            <text:p>0.77450032</text:p>
          </table:table-cell>
          <table:table-cell table:number-columns-repeated="8"/>
        </table:table-row>
        <table:table-row table:style-name="ro1">
          <table:table-cell office:value-type="float" office:value="0.6626001299" calcext:value-type="float">
            <text:p>0.6626001299</text:p>
          </table:table-cell>
          <table:table-cell office:value-type="float" office:value="0.63510004" calcext:value-type="float">
            <text:p>0.63510004</text:p>
          </table:table-cell>
          <table:table-cell table:number-columns-repeated="8"/>
        </table:table-row>
        <table:table-row table:style-name="ro1">
          <table:table-cell office:value-type="float" office:value="0.6688000499" calcext:value-type="float">
            <text:p>0.6688000499</text:p>
          </table:table-cell>
          <table:table-cell office:value-type="float" office:value="0.62839991" calcext:value-type="float">
            <text:p>0.62839991</text:p>
          </table:table-cell>
          <table:table-cell table:number-columns-repeated="8"/>
        </table:table-row>
        <table:table-row table:style-name="ro1">
          <table:table-cell office:value-type="float" office:value="0.63860035" calcext:value-type="float">
            <text:p>0.63860035</text:p>
          </table:table-cell>
          <table:table-cell office:value-type="float" office:value="0.7830998601" calcext:value-type="float">
            <text:p>0.7830998601</text:p>
          </table:table-cell>
          <table:table-cell table:number-columns-repeated="8"/>
        </table:table-row>
        <table:table-row table:style-name="ro1">
          <table:table-cell office:value-type="float" office:value="0.63599996" calcext:value-type="float">
            <text:p>0.63599996</text:p>
          </table:table-cell>
          <table:table-cell office:value-type="float" office:value="0.75649999" calcext:value-type="float">
            <text:p>0.75649999</text:p>
          </table:table-cell>
          <table:table-cell table:number-columns-repeated="8"/>
        </table:table-row>
        <table:table-row table:style-name="ro1">
          <table:table-cell office:value-type="float" office:value="1.27800033" calcext:value-type="float">
            <text:p>1.27800033</text:p>
          </table:table-cell>
          <table:table-cell office:value-type="float" office:value="1.574499901" calcext:value-type="float">
            <text:p>1.574499901</text:p>
          </table:table-cell>
          <table:table-cell table:number-columns-repeated="8"/>
        </table:table-row>
        <table:table-row table:style-name="ro1">
          <table:table-cell office:value-type="float" office:value="0.67250034" calcext:value-type="float">
            <text:p>0.67250034</text:p>
          </table:table-cell>
          <table:table-cell office:value-type="float" office:value="0.62690004" calcext:value-type="float">
            <text:p>0.62690004</text:p>
          </table:table-cell>
          <table:table-cell table:number-columns-repeated="8"/>
        </table:table-row>
        <table:table-row table:style-name="ro1">
          <table:table-cell office:value-type="float" office:value="0.642599991" calcext:value-type="float">
            <text:p>0.642599991</text:p>
          </table:table-cell>
          <table:table-cell office:value-type="float" office:value="1.159200201" calcext:value-type="float">
            <text:p>1.159200201</text:p>
          </table:table-cell>
          <table:table-cell table:number-columns-repeated="8"/>
        </table:table-row>
        <table:table-row table:style-name="ro1">
          <table:table-cell office:value-type="float" office:value="0.757799761" calcext:value-type="float">
            <text:p>0.757799761</text:p>
          </table:table-cell>
          <table:table-cell office:value-type="float" office:value="0.648700211" calcext:value-type="float">
            <text:p>0.648700211</text:p>
          </table:table-cell>
          <table:table-cell table:number-columns-repeated="8"/>
        </table:table-row>
        <table:table-row table:style-name="ro1">
          <table:table-cell office:value-type="float" office:value="0.65700022" calcext:value-type="float">
            <text:p>0.65700022</text:p>
          </table:table-cell>
          <table:table-cell office:value-type="float" office:value="0.889199891" calcext:value-type="float">
            <text:p>0.889199891</text:p>
          </table:table-cell>
          <table:table-cell table:number-columns-repeated="8"/>
        </table:table-row>
        <table:table-row table:style-name="ro1">
          <table:table-cell office:value-type="float" office:value="0.74280006" calcext:value-type="float">
            <text:p>0.74280006</text:p>
          </table:table-cell>
          <table:table-cell office:value-type="float" office:value="0.63120009" calcext:value-type="float">
            <text:p>0.63120009</text:p>
          </table:table-cell>
          <table:table-cell table:number-columns-repeated="8"/>
        </table:table-row>
        <table:table-row table:style-name="ro1">
          <table:table-cell office:value-type="float" office:value="0.600000231" calcext:value-type="float">
            <text:p>0.600000231</text:p>
          </table:table-cell>
          <table:table-cell office:value-type="float" office:value="0.721800091" calcext:value-type="float">
            <text:p>0.721800091</text:p>
          </table:table-cell>
          <table:table-cell table:number-columns-repeated="8"/>
        </table:table-row>
        <table:table-row table:style-name="ro1">
          <table:table-cell office:value-type="float" office:value="0.921400211" calcext:value-type="float">
            <text:p>0.921400211</text:p>
          </table:table-cell>
          <table:table-cell office:value-type="float" office:value="0.6807002599" calcext:value-type="float">
            <text:p>0.6807002599</text:p>
          </table:table-cell>
          <table:table-cell table:number-columns-repeated="8"/>
        </table:table-row>
        <table:table-row table:style-name="ro1">
          <table:table-cell office:value-type="float" office:value="1.3960002" calcext:value-type="float">
            <text:p>1.3960002</text:p>
          </table:table-cell>
          <table:table-cell office:value-type="float" office:value="1.6847006" calcext:value-type="float">
            <text:p>1.6847006</text:p>
          </table:table-cell>
          <table:table-cell table:number-columns-repeated="8"/>
        </table:table-row>
        <table:table-row table:style-name="ro1">
          <table:table-cell office:value-type="float" office:value="1.7661998" calcext:value-type="float">
            <text:p>1.7661998</text:p>
          </table:table-cell>
          <table:table-cell office:value-type="float" office:value="0.741700041" calcext:value-type="float">
            <text:p>0.741700041</text:p>
          </table:table-cell>
          <table:table-cell table:number-columns-repeated="8"/>
        </table:table-row>
        <table:table-row table:style-name="ro1">
          <table:table-cell office:value-type="float" office:value="0.792999981" calcext:value-type="float">
            <text:p>0.792999981</text:p>
          </table:table-cell>
          <table:table-cell office:value-type="float" office:value="1.01840023" calcext:value-type="float">
            <text:p>1.01840023</text:p>
          </table:table-cell>
          <table:table-cell table:number-columns-repeated="8"/>
        </table:table-row>
        <table:table-row table:style-name="ro1">
          <table:table-cell office:value-type="float" office:value="0.9669997311" calcext:value-type="float">
            <text:p>0.9669997311</text:p>
          </table:table-cell>
          <table:table-cell office:value-type="float" office:value="1.13900002" calcext:value-type="float">
            <text:p>1.13900002</text:p>
          </table:table-cell>
          <table:table-cell table:number-columns-repeated="8"/>
        </table:table-row>
        <table:table-row table:style-name="ro1">
          <table:table-cell office:value-type="float" office:value="0.65379989" calcext:value-type="float">
            <text:p>0.65379989</text:p>
          </table:table-cell>
          <table:table-cell office:value-type="float" office:value="1.203299801" calcext:value-type="float">
            <text:p>1.203299801</text:p>
          </table:table-cell>
          <table:table-cell table:number-columns-repeated="8"/>
        </table:table-row>
        <table:table-row table:style-name="ro1">
          <table:table-cell office:value-type="float" office:value="0.96429988" calcext:value-type="float">
            <text:p>0.96429988</text:p>
          </table:table-cell>
          <table:table-cell office:value-type="float" office:value="0.65420055" calcext:value-type="float">
            <text:p>0.65420055</text:p>
          </table:table-cell>
          <table:table-cell table:number-columns-repeated="8"/>
        </table:table-row>
        <table:table-row table:style-name="ro1">
          <table:table-cell office:value-type="float" office:value="0.638300081" calcext:value-type="float">
            <text:p>0.638300081</text:p>
          </table:table-cell>
          <table:table-cell office:value-type="float" office:value="0.8305998621" calcext:value-type="float">
            <text:p>0.8305998621</text:p>
          </table:table-cell>
          <table:table-cell table:number-columns-repeated="8"/>
        </table:table-row>
        <table:table-row table:style-name="ro1">
          <table:table-cell office:value-type="float" office:value="0.88269969" calcext:value-type="float">
            <text:p>0.88269969</text:p>
          </table:table-cell>
          <table:table-cell office:value-type="float" office:value="1.372400311" calcext:value-type="float">
            <text:p>1.372400311</text:p>
          </table:table-cell>
          <table:table-cell table:number-columns-repeated="8"/>
        </table:table-row>
        <table:table-row table:style-name="ro1">
          <table:table-cell office:value-type="float" office:value="1.527099801" calcext:value-type="float">
            <text:p>1.527099801</text:p>
          </table:table-cell>
          <table:table-cell office:value-type="float" office:value="0.617800191" calcext:value-type="float">
            <text:p>0.617800191</text:p>
          </table:table-cell>
          <table:table-cell table:number-columns-repeated="8"/>
        </table:table-row>
        <table:table-row table:style-name="ro1">
          <table:table-cell office:value-type="float" office:value="0.65550024" calcext:value-type="float">
            <text:p>0.65550024</text:p>
          </table:table-cell>
          <table:table-cell office:value-type="float" office:value="0.8834005011" calcext:value-type="float">
            <text:p>0.8834005011</text:p>
          </table:table-cell>
          <table:table-cell table:number-columns-repeated="8"/>
        </table:table-row>
        <table:table-row table:style-name="ro1">
          <table:table-cell office:value-type="float" office:value="0.94010005" calcext:value-type="float">
            <text:p>0.94010005</text:p>
          </table:table-cell>
          <table:table-cell office:value-type="float" office:value="0.619700231" calcext:value-type="float">
            <text:p>0.619700231</text:p>
          </table:table-cell>
          <table:table-cell table:number-columns-repeated="8"/>
        </table:table-row>
        <table:table-row table:style-name="ro1">
          <table:table-cell office:value-type="float" office:value="0.7827002" calcext:value-type="float">
            <text:p>0.7827002</text:p>
          </table:table-cell>
          <table:table-cell office:value-type="float" office:value="0.63510034" calcext:value-type="float">
            <text:p>0.63510034</text:p>
          </table:table-cell>
          <table:table-cell table:number-columns-repeated="8"/>
        </table:table-row>
        <table:table-row table:style-name="ro1">
          <table:table-cell office:value-type="float" office:value="0.8404002" calcext:value-type="float">
            <text:p>0.8404002</text:p>
          </table:table-cell>
          <table:table-cell office:value-type="float" office:value="0.59200007" calcext:value-type="float">
            <text:p>0.59200007</text:p>
          </table:table-cell>
          <table:table-cell table:number-columns-repeated="8"/>
        </table:table-row>
        <table:table-row table:style-name="ro1">
          <table:table-cell office:value-type="float" office:value="0.64680014" calcext:value-type="float">
            <text:p>0.64680014</text:p>
          </table:table-cell>
          <table:table-cell office:value-type="float" office:value="0.63020044" calcext:value-type="float">
            <text:p>0.63020044</text:p>
          </table:table-cell>
          <table:table-cell table:number-columns-repeated="8"/>
        </table:table-row>
        <table:table-row table:style-name="ro1">
          <table:table-cell office:value-type="float" office:value="0.64110014" calcext:value-type="float">
            <text:p>0.64110014</text:p>
          </table:table-cell>
          <table:table-cell office:value-type="float" office:value="0.61880041" calcext:value-type="float">
            <text:p>0.61880041</text:p>
          </table:table-cell>
          <table:table-cell table:number-columns-repeated="8"/>
        </table:table-row>
        <table:table-row table:style-name="ro1">
          <table:table-cell office:value-type="float" office:value="0.675600261" calcext:value-type="float">
            <text:p>0.675600261</text:p>
          </table:table-cell>
          <table:table-cell office:value-type="float" office:value="0.6581002801" calcext:value-type="float">
            <text:p>0.6581002801</text:p>
          </table:table-cell>
          <table:table-cell table:number-columns-repeated="8"/>
        </table:table-row>
        <table:table-row table:style-name="ro1">
          <table:table-cell office:value-type="float" office:value="1.15820091" calcext:value-type="float">
            <text:p>1.15820091</text:p>
          </table:table-cell>
          <table:table-cell office:value-type="float" office:value="1.21100078" calcext:value-type="float">
            <text:p>1.21100078</text:p>
          </table:table-cell>
          <table:table-cell table:number-columns-repeated="8"/>
        </table:table-row>
        <table:table-row table:style-name="ro1">
          <table:table-cell office:value-type="float" office:value="0.68060014" calcext:value-type="float">
            <text:p>0.68060014</text:p>
          </table:table-cell>
          <table:table-cell office:value-type="float" office:value="0.6757001601" calcext:value-type="float">
            <text:p>0.6757001601</text:p>
          </table:table-cell>
          <table:table-cell table:number-columns-repeated="8"/>
        </table:table-row>
        <table:table-row table:style-name="ro1">
          <table:table-cell office:value-type="float" office:value="0.89710015" calcext:value-type="float">
            <text:p>0.89710015</text:p>
          </table:table-cell>
          <table:table-cell office:value-type="float" office:value="0.61849991" calcext:value-type="float">
            <text:p>0.61849991</text:p>
          </table:table-cell>
          <table:table-cell table:number-columns-repeated="8"/>
        </table:table-row>
        <table:table-row table:style-name="ro1">
          <table:table-cell office:value-type="float" office:value="1.4410001" calcext:value-type="float">
            <text:p>1.4410001</text:p>
          </table:table-cell>
          <table:table-cell office:value-type="float" office:value="0.63370016" calcext:value-type="float">
            <text:p>0.63370016</text:p>
          </table:table-cell>
          <table:table-cell table:number-columns-repeated="8"/>
        </table:table-row>
        <table:table-row table:style-name="ro1">
          <table:table-cell office:value-type="float" office:value="0.6416999" calcext:value-type="float">
            <text:p>0.6416999</text:p>
          </table:table-cell>
          <table:table-cell office:value-type="float" office:value="0.69000006" calcext:value-type="float">
            <text:p>0.69000006</text:p>
          </table:table-cell>
          <table:table-cell table:number-columns-repeated="8"/>
        </table:table-row>
        <table:table-row table:style-name="ro1">
          <table:table-cell office:value-type="float" office:value="0.7241002" calcext:value-type="float">
            <text:p>0.7241002</text:p>
          </table:table-cell>
          <table:table-cell office:value-type="float" office:value="0.619300121" calcext:value-type="float">
            <text:p>0.619300121</text:p>
          </table:table-cell>
          <table:table-cell table:number-columns-repeated="8"/>
        </table:table-row>
        <table:table-row table:style-name="ro1">
          <table:table-cell office:value-type="float" office:value="0.65020029" calcext:value-type="float">
            <text:p>0.65020029</text:p>
          </table:table-cell>
          <table:table-cell office:value-type="float" office:value="0.639000439" calcext:value-type="float">
            <text:p>0.639000439</text:p>
          </table:table-cell>
          <table:table-cell table:number-columns-repeated="8"/>
        </table:table-row>
        <table:table-row table:style-name="ro1">
          <table:table-cell office:value-type="float" office:value="0.676400631" calcext:value-type="float">
            <text:p>0.676400631</text:p>
          </table:table-cell>
          <table:table-cell office:value-type="float" office:value="0.76350031" calcext:value-type="float">
            <text:p>0.76350031</text:p>
          </table:table-cell>
          <table:table-cell table:number-columns-repeated="8"/>
        </table:table-row>
        <table:table-row table:style-name="ro1">
          <table:table-cell office:value-type="float" office:value="1.346599681" calcext:value-type="float">
            <text:p>1.346599681</text:p>
          </table:table-cell>
          <table:table-cell office:value-type="float" office:value="0.7070003001" calcext:value-type="float">
            <text:p>0.7070003001</text:p>
          </table:table-cell>
          <table:table-cell table:number-columns-repeated="8"/>
        </table:table-row>
        <table:table-row table:style-name="ro1">
          <table:table-cell office:value-type="float" office:value="0.64759999" calcext:value-type="float">
            <text:p>0.64759999</text:p>
          </table:table-cell>
          <table:table-cell office:value-type="float" office:value="1.129300423" calcext:value-type="float">
            <text:p>1.129300423</text:p>
          </table:table-cell>
          <table:table-cell table:number-columns-repeated="8"/>
        </table:table-row>
        <table:table-row table:style-name="ro1">
          <table:table-cell office:value-type="float" office:value="0.910200013" calcext:value-type="float">
            <text:p>0.910200013</text:p>
          </table:table-cell>
          <table:table-cell office:value-type="float" office:value="1.78169983" calcext:value-type="float">
            <text:p>1.78169983</text:p>
          </table:table-cell>
          <table:table-cell table:number-columns-repeated="8"/>
        </table:table-row>
        <table:table-row table:style-name="ro1">
          <table:table-cell office:value-type="float" office:value="1.16240009" calcext:value-type="float">
            <text:p>1.16240009</text:p>
          </table:table-cell>
          <table:table-cell office:value-type="float" office:value="0.62839995" calcext:value-type="float">
            <text:p>0.62839995</text:p>
          </table:table-cell>
          <table:table-cell table:number-columns-repeated="8"/>
        </table:table-row>
        <table:table-row table:style-name="ro1">
          <table:table-cell office:value-type="float" office:value="0.70380024" calcext:value-type="float">
            <text:p>0.70380024</text:p>
          </table:table-cell>
          <table:table-cell office:value-type="float" office:value="0.8190002" calcext:value-type="float">
            <text:p>0.8190002</text:p>
          </table:table-cell>
          <table:table-cell table:number-columns-repeated="8"/>
        </table:table-row>
        <table:table-row table:style-name="ro1">
          <table:table-cell office:value-type="float" office:value="0.74500018" calcext:value-type="float">
            <text:p>0.74500018</text:p>
          </table:table-cell>
          <table:table-cell office:value-type="float" office:value="0.6219000411" calcext:value-type="float">
            <text:p>0.6219000411</text:p>
          </table:table-cell>
          <table:table-cell table:number-columns-repeated="8"/>
        </table:table-row>
        <table:table-row table:style-name="ro1">
          <table:table-cell office:value-type="float" office:value="0.67720008" calcext:value-type="float">
            <text:p>0.67720008</text:p>
          </table:table-cell>
          <table:table-cell office:value-type="float" office:value="0.68860025" calcext:value-type="float">
            <text:p>0.68860025</text:p>
          </table:table-cell>
          <table:table-cell table:number-columns-repeated="8"/>
        </table:table-row>
        <table:table-row table:style-name="ro1">
          <table:table-cell office:value-type="float" office:value="0.71420021" calcext:value-type="float">
            <text:p>0.71420021</text:p>
          </table:table-cell>
          <table:table-cell office:value-type="float" office:value="0.69010008" calcext:value-type="float">
            <text:p>0.69010008</text:p>
          </table:table-cell>
          <table:table-cell table:number-columns-repeated="8"/>
        </table:table-row>
        <table:table-row table:style-name="ro1">
          <table:table-cell office:value-type="float" office:value="1.691400031" calcext:value-type="float">
            <text:p>1.691400031</text:p>
          </table:table-cell>
          <table:table-cell office:value-type="float" office:value="0.6520002" calcext:value-type="float">
            <text:p>0.6520002</text:p>
          </table:table-cell>
          <table:table-cell table:number-columns-repeated="8"/>
        </table:table-row>
        <table:table-row table:style-name="ro1">
          <table:table-cell office:value-type="float" office:value="0.54369992" calcext:value-type="float">
            <text:p>0.54369992</text:p>
          </table:table-cell>
          <table:table-cell office:value-type="float" office:value="0.6057999501" calcext:value-type="float">
            <text:p>0.6057999501</text:p>
          </table:table-cell>
          <table:table-cell table:number-columns-repeated="8"/>
        </table:table-row>
        <table:table-row table:style-name="ro1">
          <table:table-cell office:value-type="float" office:value="0.91420034" calcext:value-type="float">
            <text:p>0.91420034</text:p>
          </table:table-cell>
          <table:table-cell office:value-type="float" office:value="1.19869988" calcext:value-type="float">
            <text:p>1.19869988</text:p>
          </table:table-cell>
          <table:table-cell table:number-columns-repeated="8"/>
        </table:table-row>
        <table:table-row table:style-name="ro1">
          <table:table-cell office:value-type="float" office:value="0.69070004" calcext:value-type="float">
            <text:p>0.69070004</text:p>
          </table:table-cell>
          <table:table-cell office:value-type="float" office:value="0.63890022" calcext:value-type="float">
            <text:p>0.63890022</text:p>
          </table:table-cell>
          <table:table-cell table:number-columns-repeated="8"/>
        </table:table-row>
        <table:table-row table:style-name="ro1">
          <table:table-cell office:value-type="float" office:value="0.70539992" calcext:value-type="float">
            <text:p>0.70539992</text:p>
          </table:table-cell>
          <table:table-cell office:value-type="float" office:value="0.6230001801" calcext:value-type="float">
            <text:p>0.6230001801</text:p>
          </table:table-cell>
          <table:table-cell table:number-columns-repeated="8"/>
        </table:table-row>
        <table:table-row table:style-name="ro1">
          <table:table-cell office:value-type="float" office:value="2.29290026" calcext:value-type="float">
            <text:p>2.29290026</text:p>
          </table:table-cell>
          <table:table-cell office:value-type="float" office:value="0.61780024" calcext:value-type="float">
            <text:p>0.61780024</text:p>
          </table:table-cell>
          <table:table-cell table:number-columns-repeated="8"/>
        </table:table-row>
        <table:table-row table:style-name="ro1">
          <table:table-cell office:value-type="float" office:value="1.77990122" calcext:value-type="float">
            <text:p>1.77990122</text:p>
          </table:table-cell>
          <table:table-cell office:value-type="float" office:value="0.64960018" calcext:value-type="float">
            <text:p>0.64960018</text:p>
          </table:table-cell>
          <table:table-cell table:number-columns-repeated="8"/>
        </table:table-row>
        <table:table-row table:style-name="ro1">
          <table:table-cell office:value-type="float" office:value="0.652099771" calcext:value-type="float">
            <text:p>0.652099771</text:p>
          </table:table-cell>
          <table:table-cell office:value-type="float" office:value="0.610100331" calcext:value-type="float">
            <text:p>0.610100331</text:p>
          </table:table-cell>
          <table:table-cell table:number-columns-repeated="8"/>
        </table:table-row>
        <table:table-row table:style-name="ro1">
          <table:table-cell office:value-type="float" office:value="0.752700071" calcext:value-type="float">
            <text:p>0.752700071</text:p>
          </table:table-cell>
          <table:table-cell office:value-type="float" office:value="0.6358002911" calcext:value-type="float">
            <text:p>0.6358002911</text:p>
          </table:table-cell>
          <table:table-cell table:number-columns-repeated="8"/>
        </table:table-row>
        <table:table-row table:style-name="ro1">
          <table:table-cell office:value-type="float" office:value="0.64559982" calcext:value-type="float">
            <text:p>0.64559982</text:p>
          </table:table-cell>
          <table:table-cell office:value-type="float" office:value="0.63500047" calcext:value-type="float">
            <text:p>0.63500047</text:p>
          </table:table-cell>
          <table:table-cell table:number-columns-repeated="8"/>
        </table:table-row>
        <table:table-row table:style-name="ro1">
          <table:table-cell office:value-type="float" office:value="0.652600051" calcext:value-type="float">
            <text:p>0.652600051</text:p>
          </table:table-cell>
          <table:table-cell office:value-type="float" office:value="0.59600029" calcext:value-type="float">
            <text:p>0.59600029</text:p>
          </table:table-cell>
          <table:table-cell table:number-columns-repeated="8"/>
        </table:table-row>
        <table:table-row table:style-name="ro1">
          <table:table-cell office:value-type="float" office:value="0.65760023" calcext:value-type="float">
            <text:p>0.65760023</text:p>
          </table:table-cell>
          <table:table-cell office:value-type="float" office:value="0.6574003399" calcext:value-type="float">
            <text:p>0.6574003399</text:p>
          </table:table-cell>
          <table:table-cell table:number-columns-repeated="8"/>
        </table:table-row>
        <table:table-row table:style-name="ro1">
          <table:table-cell office:value-type="float" office:value="0.64490029" calcext:value-type="float">
            <text:p>0.64490029</text:p>
          </table:table-cell>
          <table:table-cell office:value-type="float" office:value="1.288600321" calcext:value-type="float">
            <text:p>1.288600321</text:p>
          </table:table-cell>
          <table:table-cell table:number-columns-repeated="8"/>
        </table:table-row>
        <table:table-row table:style-name="ro1">
          <table:table-cell office:value-type="float" office:value="0.64270016" calcext:value-type="float">
            <text:p>0.64270016</text:p>
          </table:table-cell>
          <table:table-cell office:value-type="float" office:value="0.59600008" calcext:value-type="float">
            <text:p>0.59600008</text:p>
          </table:table-cell>
          <table:table-cell table:number-columns-repeated="8"/>
        </table:table-row>
        <table:table-row table:style-name="ro1">
          <table:table-cell office:value-type="float" office:value="0.664200011" calcext:value-type="float">
            <text:p>0.664200011</text:p>
          </table:table-cell>
          <table:table-cell office:value-type="float" office:value="0.74840033" calcext:value-type="float">
            <text:p>0.74840033</text:p>
          </table:table-cell>
          <table:table-cell table:number-columns-repeated="8"/>
        </table:table-row>
        <table:table-row table:style-name="ro1">
          <table:table-cell office:value-type="float" office:value="1.137301241" calcext:value-type="float">
            <text:p>1.137301241</text:p>
          </table:table-cell>
          <table:table-cell office:value-type="float" office:value="0.639400381" calcext:value-type="float">
            <text:p>0.639400381</text:p>
          </table:table-cell>
          <table:table-cell table:number-columns-repeated="8"/>
        </table:table-row>
        <table:table-row table:style-name="ro1">
          <table:table-cell office:value-type="float" office:value="0.66900021" calcext:value-type="float">
            <text:p>0.66900021</text:p>
          </table:table-cell>
          <table:table-cell office:value-type="float" office:value="0.62409995" calcext:value-type="float">
            <text:p>0.62409995</text:p>
          </table:table-cell>
          <table:table-cell table:number-columns-repeated="8"/>
        </table:table-row>
        <table:table-row table:style-name="ro1">
          <table:table-cell office:value-type="float" office:value="0.6648" calcext:value-type="float">
            <text:p>0.6648</text:p>
          </table:table-cell>
          <table:table-cell office:value-type="float" office:value="1.24330108" calcext:value-type="float">
            <text:p>1.24330108</text:p>
          </table:table-cell>
          <table:table-cell table:number-columns-repeated="8"/>
        </table:table-row>
        <table:table-row table:style-name="ro1">
          <table:table-cell office:value-type="float" office:value="0.653400191" calcext:value-type="float">
            <text:p>0.653400191</text:p>
          </table:table-cell>
          <table:table-cell office:value-type="float" office:value="0.64430035" calcext:value-type="float">
            <text:p>0.64430035</text:p>
          </table:table-cell>
          <table:table-cell table:number-columns-repeated="8"/>
        </table:table-row>
        <table:table-row table:style-name="ro1">
          <table:table-cell office:value-type="float" office:value="0.616600421" calcext:value-type="float">
            <text:p>0.616600421</text:p>
          </table:table-cell>
          <table:table-cell office:value-type="float" office:value="0.60819993" calcext:value-type="float">
            <text:p>0.60819993</text:p>
          </table:table-cell>
          <table:table-cell table:number-columns-repeated="8"/>
        </table:table-row>
        <table:table-row table:style-name="ro1">
          <table:table-cell office:value-type="float" office:value="0.65860032" calcext:value-type="float">
            <text:p>0.65860032</text:p>
          </table:table-cell>
          <table:table-cell office:value-type="float" office:value="0.641100161" calcext:value-type="float">
            <text:p>0.641100161</text:p>
          </table:table-cell>
          <table:table-cell table:number-columns-repeated="8"/>
        </table:table-row>
        <table:table-row table:style-name="ro1">
          <table:table-cell office:value-type="float" office:value="0.653900371" calcext:value-type="float">
            <text:p>0.653900371</text:p>
          </table:table-cell>
          <table:table-cell office:value-type="float" office:value="1.421599631" calcext:value-type="float">
            <text:p>1.421599631</text:p>
          </table:table-cell>
          <table:table-cell table:number-columns-repeated="8"/>
        </table:table-row>
        <table:table-row table:style-name="ro1">
          <table:table-cell office:value-type="float" office:value="0.6431002" calcext:value-type="float">
            <text:p>0.6431002</text:p>
          </table:table-cell>
          <table:table-cell office:value-type="float" office:value="0.626500051" calcext:value-type="float">
            <text:p>0.626500051</text:p>
          </table:table-cell>
          <table:table-cell table:number-columns-repeated="8"/>
        </table:table-row>
        <table:table-row table:style-name="ro1" table:number-rows-repeated="104827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Vattenshader Test 2" table:style-name="ta1">
        <table:shapes>
          <draw:frame draw:z-index="0" draw:style-name="gr1" draw:text-style-name="P1" svg:width="15.999cm" svg:height="8.999cm" svg:x="30.073cm" svg:y="9.096cm">
            <draw:object draw:notify-on-update-of-ranges="'Vattenshader Test 2'.I33:'Vattenshader Test 2'.J33 'Vattenshader Test 2'.I34:'Vattenshader Test 2'.J34 'Vattenshader Test 2'.I32:'Vattenshader Test 2'.J32 'Vattenshader Test 2'.I35:'Vattenshader Test 2'.J35 'Vattenshader Test 2'.I36:'Vattenshader Test 2'.J36 'Vattenshader Test 2'.I37:'Vattenshader Test 2'.J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otal USG(msec)</text:p>
          </table:table-cell>
          <table:table-cell office:value-type="string" calcext:value-type="string">
            <text:p>Total HLSL(msec)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Standard Error</text:p>
          </table:table-cell>
          <table:table-cell table:number-columns-repeated="2"/>
        </table:table-row>
        <table:table-row table:style-name="ro1">
          <table:table-cell office:value-type="float" office:value="0.3804999" calcext:value-type="float">
            <text:p>0.3804999</text:p>
          </table:table-cell>
          <table:table-cell office:value-type="float" office:value="0.3769999499" calcext:value-type="float">
            <text:p>0.3769999499</text:p>
          </table:table-cell>
          <table:table-cell/>
          <table:table-cell table:style-name="ce1" office:value-type="string" calcext:value-type="string">
            <text:p>USG:</text:p>
          </table:table-cell>
          <table:table-cell table:style-name="ce1" table:formula="of:=AVERAGE([.A2:.A301])" office:value-type="float" office:value="0.378989246002676" calcext:value-type="float">
            <text:p>0.378989246002676</text:p>
          </table:table-cell>
          <table:table-cell table:style-name="ce1" table:formula="of:=VAR([.A2:.A301])" office:value-type="float" office:value="0.00351209355744328" calcext:value-type="float">
            <text:p>0.003512093557443</text:p>
          </table:table-cell>
          <table:table-cell table:style-name="ce1" table:formula="of:=STDEVP([.A2:.A301])" office:value-type="float" office:value="0.0591637340365205" calcext:value-type="float">
            <text:p>0.059163734036521</text:p>
          </table:table-cell>
          <table:table-cell table:style-name="ce5" table:formula="of:=([.G2])/(SQRT(COUNT([.A2:.A301])))" office:value-type="float" office:value="0.00342152708241991" calcext:value-type="float">
            <text:p>0.00342152708242</text:p>
          </table:table-cell>
          <table:table-cell table:style-name="ce1" table:number-columns-repeated="2"/>
        </table:table-row>
        <table:table-row table:style-name="ro1">
          <table:table-cell office:value-type="float" office:value="0.35949996" calcext:value-type="float">
            <text:p>0.35949996</text:p>
          </table:table-cell>
          <table:table-cell office:value-type="float" office:value="0.3468999299" calcext:value-type="float">
            <text:p>0.3468999299</text:p>
          </table:table-cell>
          <table:table-cell/>
          <table:table-cell table:style-name="ce2" office:value-type="string" calcext:value-type="string">
            <text:p>HLSL:</text:p>
          </table:table-cell>
          <table:table-cell table:style-name="ce2" table:formula="of:=AVERAGE([.B2:.B301])" office:value-type="float" office:value="0.363029596323667" calcext:value-type="float">
            <text:p>0.363029596323667</text:p>
          </table:table-cell>
          <table:table-cell table:style-name="ce2" table:formula="of:=VAR([.B1:.B301])" office:value-type="float" office:value="0.00540408261401575" calcext:value-type="float">
            <text:p>0.005404082614016</text:p>
          </table:table-cell>
          <table:table-cell table:style-name="ce2" table:formula="of:=STDEVP([.B1:.B301])" office:value-type="float" office:value="0.0733898426575665" calcext:value-type="float">
            <text:p>0.073389842657567</text:p>
          </table:table-cell>
          <table:table-cell table:style-name="ce2" table:formula="of:=([.G3])/(SQRT(COUNT([.B2:.B301])))" office:value-type="float" office:value="0.00423716454141303" calcext:value-type="float">
            <text:p>0.004237164541413</text:p>
          </table:table-cell>
          <table:table-cell table:style-name="ce2" table:number-columns-repeated="2"/>
        </table:table-row>
        <table:table-row table:style-name="ro1">
          <table:table-cell office:value-type="float" office:value="0.3528998101" calcext:value-type="float">
            <text:p>0.3528998101</text:p>
          </table:table-cell>
          <table:table-cell office:value-type="float" office:value="0.28959996" calcext:value-type="float">
            <text:p>0.28959996</text:p>
          </table:table-cell>
          <table:table-cell table:number-columns-repeated="8"/>
        </table:table-row>
        <table:table-row table:style-name="ro1">
          <table:table-cell office:value-type="float" office:value="0.32669997" calcext:value-type="float">
            <text:p>0.32669997</text:p>
          </table:table-cell>
          <table:table-cell office:value-type="float" office:value="0.3367000451" calcext:value-type="float">
            <text:p>0.3367000451</text:p>
          </table:table-cell>
          <table:table-cell table:number-columns-repeated="2"/>
          <table:table-cell office:value-type="string" calcext:value-type="string">
            <text:p>Variance diff: </text:p>
          </table:table-cell>
          <table:table-cell table:formula="of:=([.F2])/([.F3])" office:value-type="float" office:value="0.649896348426372" calcext:value-type="float">
            <text:p>0.649896348426372</text:p>
          </table:table-cell>
          <table:table-cell table:number-columns-repeated="4"/>
        </table:table-row>
        <table:table-row table:style-name="ro1">
          <table:table-cell office:value-type="float" office:value="0.33029981" calcext:value-type="float">
            <text:p>0.33029981</text:p>
          </table:table-cell>
          <table:table-cell office:value-type="float" office:value="0.31889989" calcext:value-type="float">
            <text:p>0.31889989</text:p>
          </table:table-cell>
          <table:table-cell table:number-columns-repeated="3"/>
          <table:table-cell table:style-name="ce2" office:value-type="string" calcext:value-type="string">
            <text:p>½ &gt; x &lt; 2 = true</text:p>
          </table:table-cell>
          <table:table-cell table:number-columns-repeated="4"/>
        </table:table-row>
        <table:table-row table:style-name="ro1">
          <table:table-cell office:value-type="float" office:value="0.37229993" calcext:value-type="float">
            <text:p>0.37229993</text:p>
          </table:table-cell>
          <table:table-cell office:value-type="float" office:value="0.33979973" calcext:value-type="float">
            <text:p>0.33979973</text:p>
          </table:table-cell>
          <table:table-cell table:number-columns-repeated="8"/>
        </table:table-row>
        <table:table-row table:style-name="ro1">
          <table:table-cell office:value-type="float" office:value="0.3593999199" calcext:value-type="float">
            <text:p>0.3593999199</text:p>
          </table:table-cell>
          <table:table-cell office:value-type="float" office:value="0.3043998" calcext:value-type="float">
            <text:p>0.3043998</text:p>
          </table:table-cell>
          <table:table-cell table:number-columns-repeated="8"/>
        </table:table-row>
        <table:table-row table:style-name="ro1">
          <table:table-cell office:value-type="float" office:value="0.31869986" calcext:value-type="float">
            <text:p>0.31869986</text:p>
          </table:table-cell>
          <table:table-cell office:value-type="float" office:value="0.33779979" calcext:value-type="float">
            <text:p>0.33779979</text:p>
          </table:table-cell>
          <table:table-cell table:number-columns-repeated="2"/>
          <table:table-cell office:value-type="string" calcext:value-type="string">
            <text:p>Pooled Standard Deviation</text:p>
          </table:table-cell>
          <table:table-cell table:formula="of:=AVERAGE([.G2:.G3])" office:value-type="float" office:value="0.0662767883470435" calcext:value-type="float">
            <text:p>0.066276788347044</text:p>
          </table:table-cell>
          <table:table-cell table:number-columns-repeated="4"/>
        </table:table-row>
        <table:table-row table:style-name="ro1">
          <table:table-cell office:value-type="float" office:value="0.34869988" calcext:value-type="float">
            <text:p>0.34869988</text:p>
          </table:table-cell>
          <table:table-cell office:value-type="float" office:value="0.35549995" calcext:value-type="float">
            <text:p>0.35549995</text:p>
          </table:table-cell>
          <table:table-cell table:number-columns-repeated="8"/>
        </table:table-row>
        <table:table-row table:style-name="ro1">
          <table:table-cell office:value-type="float" office:value="0.41140012" calcext:value-type="float">
            <text:p>0.41140012</text:p>
          </table:table-cell>
          <table:table-cell office:value-type="float" office:value="0.3577997801" calcext:value-type="float">
            <text:p>0.3577997801</text:p>
          </table:table-cell>
          <table:table-cell table:number-columns-repeated="8"/>
        </table:table-row>
        <table:table-row table:style-name="ro1">
          <table:table-cell office:value-type="float" office:value="0.36379993" calcext:value-type="float">
            <text:p>0.36379993</text:p>
          </table:table-cell>
          <table:table-cell office:value-type="float" office:value="0.3186998399" calcext:value-type="float">
            <text:p>0.3186998399</text:p>
          </table:table-cell>
          <table:table-cell table:number-columns-repeated="8"/>
        </table:table-row>
        <table:table-row table:style-name="ro1">
          <table:table-cell office:value-type="float" office:value="0.451499841" calcext:value-type="float">
            <text:p>0.451499841</text:p>
          </table:table-cell>
          <table:table-cell office:value-type="float" office:value="0.3382999199" calcext:value-type="float">
            <text:p>0.3382999199</text:p>
          </table:table-cell>
          <table:table-cell table:number-columns-repeated="8"/>
        </table:table-row>
        <table:table-row table:style-name="ro1">
          <table:table-cell office:value-type="float" office:value="0.3692999001" calcext:value-type="float">
            <text:p>0.3692999001</text:p>
          </table:table-cell>
          <table:table-cell office:value-type="float" office:value="0.35109979" calcext:value-type="float">
            <text:p>0.35109979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style-name="ce4" table:formula="of:=([.E2]-[.E3])/([.F9]*SQRT(2/300))" office:value-type="float" office:value="2.94922243232753" calcext:value-type="float">
            <text:p>2.94922243232753</text:p>
          </table:table-cell>
          <table:table-cell table:number-columns-repeated="4"/>
        </table:table-row>
        <table:table-row table:style-name="ro1">
          <table:table-cell office:value-type="float" office:value="0.3274001101" calcext:value-type="float">
            <text:p>0.3274001101</text:p>
          </table:table-cell>
          <table:table-cell office:value-type="float" office:value="0.31019991" calcext:value-type="float">
            <text:p>0.31019991</text:p>
          </table:table-cell>
          <table:table-cell table:number-columns-repeated="8"/>
        </table:table-row>
        <table:table-row table:style-name="ro1">
          <table:table-cell office:value-type="float" office:value="0.36519977" calcext:value-type="float">
            <text:p>0.36519977</text:p>
          </table:table-cell>
          <table:table-cell office:value-type="float" office:value="0.3312998099" calcext:value-type="float">
            <text:p>0.3312998099</text:p>
          </table:table-cell>
          <table:table-cell table:number-columns-repeated="8"/>
        </table:table-row>
        <table:table-row table:style-name="ro1">
          <table:table-cell office:value-type="float" office:value="0.3446998601" calcext:value-type="float">
            <text:p>0.3446998601</text:p>
          </table:table-cell>
          <table:table-cell office:value-type="float" office:value="0.3248997299" calcext:value-type="float">
            <text:p>0.3248997299</text:p>
          </table:table-cell>
          <table:table-cell table:number-columns-repeated="8"/>
        </table:table-row>
        <table:table-row table:style-name="ro1">
          <table:table-cell office:value-type="float" office:value="0.35010002" calcext:value-type="float">
            <text:p>0.35010002</text:p>
          </table:table-cell>
          <table:table-cell office:value-type="float" office:value="0.3137998319" calcext:value-type="float">
            <text:p>0.3137998319</text:p>
          </table:table-cell>
          <table:table-cell table:number-columns-repeated="8"/>
        </table:table-row>
        <table:table-row table:style-name="ro1">
          <table:table-cell office:value-type="float" office:value="0.3154998779" calcext:value-type="float">
            <text:p>0.3154998779</text:p>
          </table:table-cell>
          <table:table-cell office:value-type="float" office:value="0.3765999499" calcext:value-type="float">
            <text:p>0.3765999499</text:p>
          </table:table-cell>
          <table:table-cell table:number-columns-repeated="8"/>
        </table:table-row>
        <table:table-row table:style-name="ro1">
          <table:table-cell office:value-type="float" office:value="0.3465997501" calcext:value-type="float">
            <text:p>0.3465997501</text:p>
          </table:table-cell>
          <table:table-cell office:value-type="float" office:value="0.28120003" calcext:value-type="float">
            <text:p>0.28120003</text:p>
          </table:table-cell>
          <table:table-cell table:number-columns-repeated="8"/>
        </table:table-row>
        <table:table-row table:style-name="ro1">
          <table:table-cell office:value-type="float" office:value="0.3867998799" calcext:value-type="float">
            <text:p>0.3867998799</text:p>
          </table:table-cell>
          <table:table-cell office:value-type="float" office:value="0.4370000599" calcext:value-type="float">
            <text:p>0.4370000599</text:p>
          </table:table-cell>
          <table:table-cell table:number-columns-repeated="8"/>
        </table:table-row>
        <table:table-row table:style-name="ro1">
          <table:table-cell office:value-type="float" office:value="0.40869988" calcext:value-type="float">
            <text:p>0.40869988</text:p>
          </table:table-cell>
          <table:table-cell office:value-type="float" office:value="0.35309995" calcext:value-type="float">
            <text:p>0.35309995</text:p>
          </table:table-cell>
          <table:table-cell table:number-columns-repeated="8"/>
        </table:table-row>
        <table:table-row table:style-name="ro1">
          <table:table-cell office:value-type="float" office:value="0.55210027" calcext:value-type="float">
            <text:p>0.55210027</text:p>
          </table:table-cell>
          <table:table-cell office:value-type="float" office:value="0.30350004" calcext:value-type="float">
            <text:p>0.30350004</text:p>
          </table:table-cell>
          <table:table-cell table:number-columns-repeated="6"/>
          <table:table-cell table:style-name="ce6" office:value-type="string" calcext:value-type="string">
            <text:p>HLSL</text:p>
          </table:table-cell>
          <table:table-cell table:style-name="ce7" office:value-type="string" calcext:value-type="string">
            <text:p>USG</text:p>
          </table:table-cell>
        </table:table-row>
        <table:table-row table:style-name="ro1">
          <table:table-cell office:value-type="float" office:value="0.31529991" calcext:value-type="float">
            <text:p>0.31529991</text:p>
          </table:table-cell>
          <table:table-cell office:value-type="float" office:value="0.3405999601" calcext:value-type="float">
            <text:p>0.3405999601</text:p>
          </table:table-cell>
          <table:table-cell table:number-columns-repeated="5"/>
          <table:table-cell office:value-type="string" calcext:value-type="string">
            <text:p>MAX</text:p>
          </table:table-cell>
          <table:table-cell table:style-name="ce6" table:formula="of:=MAX([.B2:.B301])" office:value-type="float" office:value="0.89180031" calcext:value-type="float">
            <text:p>0.89180031</text:p>
          </table:table-cell>
          <table:table-cell table:style-name="ce7" table:formula="of:=MAX([.A2:.A301])" office:value-type="float" office:value="0.75810032" calcext:value-type="float">
            <text:p>0.75810032</text:p>
          </table:table-cell>
        </table:table-row>
        <table:table-row table:style-name="ro1">
          <table:table-cell office:value-type="float" office:value="0.41220007" calcext:value-type="float">
            <text:p>0.41220007</text:p>
          </table:table-cell>
          <table:table-cell office:value-type="float" office:value="0.34269983" calcext:value-type="float">
            <text:p>0.34269983</text:p>
          </table:table-cell>
          <table:table-cell table:number-columns-repeated="5"/>
          <table:table-cell office:value-type="string" calcext:value-type="string">
            <text:p>UPPER</text:p>
          </table:table-cell>
          <table:table-cell table:style-name="ce6" table:formula="of:=QUARTILE([.B2:.B301];3)" office:value-type="float" office:value="0.375424915" calcext:value-type="float">
            <text:p>0.375424915</text:p>
          </table:table-cell>
          <table:table-cell table:style-name="ce7" table:formula="of:=QUARTILE([.A2:.A301];3)" office:value-type="float" office:value="0.40069986005" calcext:value-type="float">
            <text:p>0.40069986005</text:p>
          </table:table-cell>
        </table:table-row>
        <table:table-row table:style-name="ro1">
          <table:table-cell office:value-type="float" office:value="0.3671999199" calcext:value-type="float">
            <text:p>0.3671999199</text:p>
          </table:table-cell>
          <table:table-cell office:value-type="float" office:value="0.37639994" calcext:value-type="float">
            <text:p>0.37639994</text:p>
          </table:table-cell>
          <table:table-cell table:number-columns-repeated="5"/>
          <table:table-cell office:value-type="string" calcext:value-type="string">
            <text:p>MEDIAN</text:p>
          </table:table-cell>
          <table:table-cell table:style-name="ce6" table:formula="of:=MEDIAN([.B2:.B301])" office:value-type="float" office:value="0.3486498851" calcext:value-type="float">
            <text:p>0.3486498851</text:p>
          </table:table-cell>
          <table:table-cell table:style-name="ce7" table:formula="of:=MEDIAN([.A2:.A301])" office:value-type="float" office:value="0.37029987" calcext:value-type="float">
            <text:p>0.37029987</text:p>
          </table:table-cell>
        </table:table-row>
        <table:table-row table:style-name="ro1">
          <table:table-cell office:value-type="float" office:value="0.37399995" calcext:value-type="float">
            <text:p>0.37399995</text:p>
          </table:table-cell>
          <table:table-cell office:value-type="float" office:value="0.4535000801" calcext:value-type="float">
            <text:p>0.4535000801</text:p>
          </table:table-cell>
          <table:table-cell table:number-columns-repeated="5"/>
          <table:table-cell office:value-type="string" calcext:value-type="string">
            <text:p>LOWER</text:p>
          </table:table-cell>
          <table:table-cell table:style-name="ce6" table:formula="of:=QUARTILE([.B2:.B301];1)" office:value-type="float" office:value="0.32364983755" calcext:value-type="float">
            <text:p>0.32364983755</text:p>
          </table:table-cell>
          <table:table-cell table:style-name="ce7" table:formula="of:=QUARTILE([.A2:.A301];1)" office:value-type="float" office:value="0.3424498865" calcext:value-type="float">
            <text:p>0.3424498865</text:p>
          </table:table-cell>
        </table:table-row>
        <table:table-row table:style-name="ro1">
          <table:table-cell office:value-type="float" office:value="0.41609995" calcext:value-type="float">
            <text:p>0.41609995</text:p>
          </table:table-cell>
          <table:table-cell office:value-type="float" office:value="0.3892001301" calcext:value-type="float">
            <text:p>0.3892001301</text:p>
          </table:table-cell>
          <table:table-cell table:number-columns-repeated="5"/>
          <table:table-cell office:value-type="string" calcext:value-type="string">
            <text:p>MIN</text:p>
          </table:table-cell>
          <table:table-cell table:style-name="ce6" table:formula="of:=MIN([.B2:.B301])" office:value-type="float" office:value="0.2638999902" calcext:value-type="float">
            <text:p>0.2638999902</text:p>
          </table:table-cell>
          <table:table-cell table:style-name="ce7" table:formula="of:=MIN([.A2:.A301])" office:value-type="float" office:value="0.27779995" calcext:value-type="float">
            <text:p>0.27779995</text:p>
          </table:table-cell>
        </table:table-row>
        <table:table-row table:style-name="ro1">
          <table:table-cell office:value-type="float" office:value="0.75810032" calcext:value-type="float">
            <text:p>0.75810032</text:p>
          </table:table-cell>
          <table:table-cell office:value-type="float" office:value="0.34130005" calcext:value-type="float">
            <text:p>0.34130005</text:p>
          </table:table-cell>
          <table:table-cell table:number-columns-repeated="8"/>
        </table:table-row>
        <table:table-row table:style-name="ro1">
          <table:table-cell office:value-type="float" office:value="0.3198999299" calcext:value-type="float">
            <text:p>0.3198999299</text:p>
          </table:table-cell>
          <table:table-cell office:value-type="float" office:value="0.32409999" calcext:value-type="float">
            <text:p>0.32409999</text:p>
          </table:table-cell>
          <table:table-cell table:number-columns-repeated="8"/>
        </table:table-row>
        <table:table-row table:style-name="ro1">
          <table:table-cell office:value-type="float" office:value="0.3001999199" calcext:value-type="float">
            <text:p>0.3001999199</text:p>
          </table:table-cell>
          <table:table-cell office:value-type="float" office:value="0.3555998201" calcext:value-type="float">
            <text:p>0.3555998201</text:p>
          </table:table-cell>
          <table:table-cell table:number-columns-repeated="5"/>
          <table:table-cell office:value-type="string" calcext:value-type="string">
            <text:p>DIF</text:p>
          </table:table-cell>
          <table:table-cell table:style-name="ce2"/>
          <table:table-cell table:style-name="ce7"/>
        </table:table-row>
        <table:table-row table:style-name="ro1">
          <table:table-cell office:value-type="float" office:value="0.3578000201" calcext:value-type="float">
            <text:p>0.3578000201</text:p>
          </table:table-cell>
          <table:table-cell office:value-type="float" office:value="0.34949992" calcext:value-type="float">
            <text:p>0.34949992</text:p>
          </table:table-cell>
          <table:table-cell table:number-columns-repeated="5"/>
          <table:table-cell office:value-type="string" calcext:value-type="string">
            <text:p>Q1 – MIN</text:p>
          </table:table-cell>
          <table:table-cell table:style-name="ce2" table:formula="of:=[.I27]-[.I28]" office:value-type="float" office:value="0.05974984735" calcext:value-type="float">
            <text:p>0.05974984735</text:p>
          </table:table-cell>
          <table:table-cell table:style-name="ce7" table:formula="of:=[.J27]-[.J28]" office:value-type="float" office:value="0.0646499365" calcext:value-type="float">
            <text:p>0.0646499365</text:p>
          </table:table-cell>
        </table:table-row>
        <table:table-row table:style-name="ro1">
          <table:table-cell office:value-type="float" office:value="0.3305999" calcext:value-type="float">
            <text:p>0.3305999</text:p>
          </table:table-cell>
          <table:table-cell office:value-type="float" office:value="0.3318998801" calcext:value-type="float">
            <text:p>0.3318998801</text:p>
          </table:table-cell>
          <table:table-cell table:number-columns-repeated="6"/>
          <table:table-cell office:value-type="string" calcext:value-type="string">
            <text:p>HLSL</text:p>
          </table:table-cell>
          <table:table-cell office:value-type="string" calcext:value-type="string">
            <text:p>USG</text:p>
          </table:table-cell>
        </table:table-row>
        <table:table-row table:style-name="ro1">
          <table:table-cell office:value-type="float" office:value="0.315199826" calcext:value-type="float">
            <text:p>0.315199826</text:p>
          </table:table-cell>
          <table:table-cell office:value-type="float" office:value="0.3764999299" calcext:value-type="float">
            <text:p>0.3764999299</text:p>
          </table:table-cell>
          <table:table-cell table:number-columns-repeated="5"/>
          <table:table-cell office:value-type="string" calcext:value-type="string">
            <text:p>Q1</text:p>
          </table:table-cell>
          <table:table-cell table:style-name="ce2" table:formula="of:=[.I27]" office:value-type="float" office:value="0.32364983755" calcext:value-type="float">
            <text:p>0.32364983755</text:p>
          </table:table-cell>
          <table:table-cell table:style-name="ce7" table:formula="of:=[.J27]" office:value-type="float" office:value="0.3424498865" calcext:value-type="float">
            <text:p>0.3424498865</text:p>
          </table:table-cell>
        </table:table-row>
        <table:table-row table:style-name="ro1">
          <table:table-cell office:value-type="float" office:value="0.4453998499" calcext:value-type="float">
            <text:p>0.4453998499</text:p>
          </table:table-cell>
          <table:table-cell office:value-type="float" office:value="0.3279998299" calcext:value-type="float">
            <text:p>0.3279998299</text:p>
          </table:table-cell>
          <table:table-cell table:number-columns-repeated="5"/>
          <table:table-cell office:value-type="string" calcext:value-type="string">
            <text:p>MED – Q1</text:p>
          </table:table-cell>
          <table:table-cell table:style-name="ce2" table:formula="of:=[.I26]-[.I27]" office:value-type="float" office:value="0.0250000475500001" calcext:value-type="float">
            <text:p>0.02500004755</text:p>
          </table:table-cell>
          <table:table-cell table:style-name="ce7" table:formula="of:=[.J26]-[.J27]" office:value-type="float" office:value="0.0278499835000001" calcext:value-type="float">
            <text:p>0.0278499835</text:p>
          </table:table-cell>
        </table:table-row>
        <table:table-row table:style-name="ro1">
          <table:table-cell office:value-type="float" office:value="0.32629995" calcext:value-type="float">
            <text:p>0.32629995</text:p>
          </table:table-cell>
          <table:table-cell office:value-type="float" office:value="0.340900081" calcext:value-type="float">
            <text:p>0.340900081</text:p>
          </table:table-cell>
          <table:table-cell table:number-columns-repeated="5"/>
          <table:table-cell office:value-type="string" calcext:value-type="string">
            <text:p>Q3 – MED</text:p>
          </table:table-cell>
          <table:table-cell table:style-name="ce2" table:formula="of:=[.I25]-[.I26]" office:value-type="float" office:value="0.0267750299" calcext:value-type="float">
            <text:p>0.0267750299</text:p>
          </table:table-cell>
          <table:table-cell table:style-name="ce7" table:formula="of:=[.J25]-[.J26]" office:value-type="float" office:value="0.03039999005" calcext:value-type="float">
            <text:p>0.03039999005</text:p>
          </table:table-cell>
        </table:table-row>
        <table:table-row table:style-name="ro1">
          <table:table-cell office:value-type="float" office:value="0.33399991" calcext:value-type="float">
            <text:p>0.33399991</text:p>
          </table:table-cell>
          <table:table-cell office:value-type="float" office:value="0.32789985" calcext:value-type="float">
            <text:p>0.32789985</text:p>
          </table:table-cell>
          <table:table-cell table:number-columns-repeated="5"/>
          <table:table-cell office:value-type="string" calcext:value-type="string">
            <text:p>MAX – Q3</text:p>
          </table:table-cell>
          <table:table-cell table:style-name="ce2" table:formula="of:=[.I24]-[.I25]" office:value-type="float" office:value="0.516375395" calcext:value-type="float">
            <text:p>0.516375395</text:p>
          </table:table-cell>
          <table:table-cell table:style-name="ce7" table:formula="of:=[.J24]-[.J25]" office:value-type="float" office:value="0.35740045995" calcext:value-type="float">
            <text:p>0.35740045995</text:p>
          </table:table-cell>
        </table:table-row>
        <table:table-row table:style-name="ro1">
          <table:table-cell office:value-type="float" office:value="0.43990017" calcext:value-type="float">
            <text:p>0.43990017</text:p>
          </table:table-cell>
          <table:table-cell office:value-type="float" office:value="0.6338999699" calcext:value-type="float">
            <text:p>0.6338999699</text:p>
          </table:table-cell>
          <table:table-cell table:number-columns-repeated="8"/>
        </table:table-row>
        <table:table-row table:style-name="ro1">
          <table:table-cell office:value-type="float" office:value="0.3131000001" calcext:value-type="float">
            <text:p>0.3131000001</text:p>
          </table:table-cell>
          <table:table-cell office:value-type="float" office:value="0.48160011" calcext:value-type="float">
            <text:p>0.48160011</text:p>
          </table:table-cell>
          <table:table-cell table:number-columns-repeated="8"/>
        </table:table-row>
        <table:table-row table:style-name="ro1">
          <table:table-cell office:value-type="float" office:value="0.39490008" calcext:value-type="float">
            <text:p>0.39490008</text:p>
          </table:table-cell>
          <table:table-cell office:value-type="float" office:value="0.5330005099" calcext:value-type="float">
            <text:p>0.5330005099</text:p>
          </table:table-cell>
          <table:table-cell table:number-columns-repeated="8"/>
        </table:table-row>
        <table:table-row table:style-name="ro1">
          <table:table-cell office:value-type="float" office:value="0.45699996" calcext:value-type="float">
            <text:p>0.45699996</text:p>
          </table:table-cell>
          <table:table-cell office:value-type="float" office:value="0.33509992" calcext:value-type="float">
            <text:p>0.33509992</text:p>
          </table:table-cell>
          <table:table-cell table:number-columns-repeated="8"/>
        </table:table-row>
        <table:table-row table:style-name="ro1">
          <table:table-cell office:value-type="float" office:value="0.3636000001" calcext:value-type="float">
            <text:p>0.3636000001</text:p>
          </table:table-cell>
          <table:table-cell office:value-type="float" office:value="0.42340006" calcext:value-type="float">
            <text:p>0.42340006</text:p>
          </table:table-cell>
          <table:table-cell table:number-columns-repeated="8"/>
        </table:table-row>
        <table:table-row table:style-name="ro1">
          <table:table-cell office:value-type="float" office:value="0.344100082" calcext:value-type="float">
            <text:p>0.344100082</text:p>
          </table:table-cell>
          <table:table-cell office:value-type="float" office:value="0.31929984" calcext:value-type="float">
            <text:p>0.31929984</text:p>
          </table:table-cell>
          <table:table-cell table:number-columns-repeated="8"/>
        </table:table-row>
        <table:table-row table:style-name="ro1">
          <table:table-cell office:value-type="float" office:value="0.4340001659" calcext:value-type="float">
            <text:p>0.4340001659</text:p>
          </table:table-cell>
          <table:table-cell office:value-type="float" office:value="0.4229998801" calcext:value-type="float">
            <text:p>0.4229998801</text:p>
          </table:table-cell>
          <table:table-cell table:number-columns-repeated="8"/>
        </table:table-row>
        <table:table-row table:style-name="ro1">
          <table:table-cell office:value-type="float" office:value="0.335999889" calcext:value-type="float">
            <text:p>0.335999889</text:p>
          </table:table-cell>
          <table:table-cell office:value-type="float" office:value="0.396099983" calcext:value-type="float">
            <text:p>0.396099983</text:p>
          </table:table-cell>
          <table:table-cell table:number-columns-repeated="8"/>
        </table:table-row>
        <table:table-row table:style-name="ro1">
          <table:table-cell office:value-type="float" office:value="0.44239992" calcext:value-type="float">
            <text:p>0.44239992</text:p>
          </table:table-cell>
          <table:table-cell office:value-type="float" office:value="0.3322998001" calcext:value-type="float">
            <text:p>0.3322998001</text:p>
          </table:table-cell>
          <table:table-cell table:number-columns-repeated="8"/>
        </table:table-row>
        <table:table-row table:style-name="ro1">
          <table:table-cell office:value-type="float" office:value="0.37739984" calcext:value-type="float">
            <text:p>0.37739984</text:p>
          </table:table-cell>
          <table:table-cell office:value-type="float" office:value="0.6664004299" calcext:value-type="float">
            <text:p>0.6664004299</text:p>
          </table:table-cell>
          <table:table-cell table:number-columns-repeated="8"/>
        </table:table-row>
        <table:table-row table:style-name="ro1">
          <table:table-cell office:value-type="float" office:value="0.387499919" calcext:value-type="float">
            <text:p>0.387499919</text:p>
          </table:table-cell>
          <table:table-cell office:value-type="float" office:value="0.3941000299" calcext:value-type="float">
            <text:p>0.3941000299</text:p>
          </table:table-cell>
          <table:table-cell table:number-columns-repeated="8"/>
        </table:table-row>
        <table:table-row table:style-name="ro1">
          <table:table-cell office:value-type="float" office:value="0.3161998699" calcext:value-type="float">
            <text:p>0.3161998699</text:p>
          </table:table-cell>
          <table:table-cell office:value-type="float" office:value="0.4097999099" calcext:value-type="float">
            <text:p>0.4097999099</text:p>
          </table:table-cell>
          <table:table-cell table:number-columns-repeated="8"/>
        </table:table-row>
        <table:table-row table:style-name="ro1">
          <table:table-cell office:value-type="float" office:value="0.3847000502" calcext:value-type="float">
            <text:p>0.3847000502</text:p>
          </table:table-cell>
          <table:table-cell office:value-type="float" office:value="0.4248997099" calcext:value-type="float">
            <text:p>0.4248997099</text:p>
          </table:table-cell>
          <table:table-cell table:number-columns-repeated="8"/>
        </table:table-row>
        <table:table-row table:style-name="ro1">
          <table:table-cell office:value-type="float" office:value="0.3925998598" calcext:value-type="float">
            <text:p>0.3925998598</text:p>
          </table:table-cell>
          <table:table-cell office:value-type="float" office:value="0.5493000301" calcext:value-type="float">
            <text:p>0.5493000301</text:p>
          </table:table-cell>
          <table:table-cell table:number-columns-repeated="8"/>
        </table:table-row>
        <table:table-row table:style-name="ro1">
          <table:table-cell office:value-type="float" office:value="0.3555998699" calcext:value-type="float">
            <text:p>0.3555998699</text:p>
          </table:table-cell>
          <table:table-cell office:value-type="float" office:value="0.3089999569" calcext:value-type="float">
            <text:p>0.3089999569</text:p>
          </table:table-cell>
          <table:table-cell table:number-columns-repeated="8"/>
        </table:table-row>
        <table:table-row table:style-name="ro1">
          <table:table-cell office:value-type="float" office:value="0.3958999299" calcext:value-type="float">
            <text:p>0.3958999299</text:p>
          </table:table-cell>
          <table:table-cell office:value-type="float" office:value="0.3641998301" calcext:value-type="float">
            <text:p>0.3641998301</text:p>
          </table:table-cell>
          <table:table-cell table:number-columns-repeated="8"/>
        </table:table-row>
        <table:table-row table:style-name="ro1">
          <table:table-cell office:value-type="float" office:value="0.36510004" calcext:value-type="float">
            <text:p>0.36510004</text:p>
          </table:table-cell>
          <table:table-cell office:value-type="float" office:value="0.4318999201" calcext:value-type="float">
            <text:p>0.4318999201</text:p>
          </table:table-cell>
          <table:table-cell table:number-columns-repeated="8"/>
        </table:table-row>
        <table:table-row table:style-name="ro1">
          <table:table-cell office:value-type="float" office:value="0.36089993" calcext:value-type="float">
            <text:p>0.36089993</text:p>
          </table:table-cell>
          <table:table-cell office:value-type="float" office:value="0.59610021" calcext:value-type="float">
            <text:p>0.59610021</text:p>
          </table:table-cell>
          <table:table-cell table:number-columns-repeated="8"/>
        </table:table-row>
        <table:table-row table:style-name="ro1">
          <table:table-cell office:value-type="float" office:value="0.3765001201" calcext:value-type="float">
            <text:p>0.3765001201</text:p>
          </table:table-cell>
          <table:table-cell office:value-type="float" office:value="0.46940004" calcext:value-type="float">
            <text:p>0.46940004</text:p>
          </table:table-cell>
          <table:table-cell table:number-columns-repeated="8"/>
        </table:table-row>
        <table:table-row table:style-name="ro1">
          <table:table-cell office:value-type="float" office:value="0.4207" calcext:value-type="float">
            <text:p>0.4207</text:p>
          </table:table-cell>
          <table:table-cell office:value-type="float" office:value="0.4234998501" calcext:value-type="float">
            <text:p>0.4234998501</text:p>
          </table:table-cell>
          <table:table-cell table:number-columns-repeated="8"/>
        </table:table-row>
        <table:table-row table:style-name="ro1">
          <table:table-cell office:value-type="float" office:value="0.40289993" calcext:value-type="float">
            <text:p>0.40289993</text:p>
          </table:table-cell>
          <table:table-cell office:value-type="float" office:value="0.3796" calcext:value-type="float">
            <text:p>0.3796</text:p>
          </table:table-cell>
          <table:table-cell table:number-columns-repeated="8"/>
        </table:table-row>
        <table:table-row table:style-name="ro1">
          <table:table-cell office:value-type="float" office:value="0.6957004801" calcext:value-type="float">
            <text:p>0.6957004801</text:p>
          </table:table-cell>
          <table:table-cell office:value-type="float" office:value="0.36349996" calcext:value-type="float">
            <text:p>0.36349996</text:p>
          </table:table-cell>
          <table:table-cell table:number-columns-repeated="8"/>
        </table:table-row>
        <table:table-row table:style-name="ro1">
          <table:table-cell office:value-type="float" office:value="0.51139996" calcext:value-type="float">
            <text:p>0.51139996</text:p>
          </table:table-cell>
          <table:table-cell office:value-type="float" office:value="0.4405000099" calcext:value-type="float">
            <text:p>0.4405000099</text:p>
          </table:table-cell>
          <table:table-cell table:number-columns-repeated="8"/>
        </table:table-row>
        <table:table-row table:style-name="ro1">
          <table:table-cell office:value-type="float" office:value="0.3113999001" calcext:value-type="float">
            <text:p>0.3113999001</text:p>
          </table:table-cell>
          <table:table-cell office:value-type="float" office:value="0.5894004401" calcext:value-type="float">
            <text:p>0.5894004401</text:p>
          </table:table-cell>
          <table:table-cell table:number-columns-repeated="8"/>
        </table:table-row>
        <table:table-row table:style-name="ro1">
          <table:table-cell office:value-type="float" office:value="0.40899984" calcext:value-type="float">
            <text:p>0.40899984</text:p>
          </table:table-cell>
          <table:table-cell office:value-type="float" office:value="0.53050031" calcext:value-type="float">
            <text:p>0.53050031</text:p>
          </table:table-cell>
          <table:table-cell table:number-columns-repeated="8"/>
        </table:table-row>
        <table:table-row table:style-name="ro1">
          <table:table-cell office:value-type="float" office:value="0.3269999099" calcext:value-type="float">
            <text:p>0.3269999099</text:p>
          </table:table-cell>
          <table:table-cell office:value-type="float" office:value="0.3068999501" calcext:value-type="float">
            <text:p>0.3068999501</text:p>
          </table:table-cell>
          <table:table-cell table:number-columns-repeated="8"/>
        </table:table-row>
        <table:table-row table:style-name="ro1">
          <table:table-cell office:value-type="float" office:value="0.3596998419" calcext:value-type="float">
            <text:p>0.3596998419</text:p>
          </table:table-cell>
          <table:table-cell office:value-type="float" office:value="0.34049976" calcext:value-type="float">
            <text:p>0.34049976</text:p>
          </table:table-cell>
          <table:table-cell table:number-columns-repeated="8"/>
        </table:table-row>
        <table:table-row table:style-name="ro1">
          <table:table-cell office:value-type="float" office:value="0.38579995" calcext:value-type="float">
            <text:p>0.38579995</text:p>
          </table:table-cell>
          <table:table-cell office:value-type="float" office:value="0.41059984" calcext:value-type="float">
            <text:p>0.41059984</text:p>
          </table:table-cell>
          <table:table-cell table:number-columns-repeated="8"/>
        </table:table-row>
        <table:table-row table:style-name="ro1">
          <table:table-cell office:value-type="float" office:value="0.3814998799" calcext:value-type="float">
            <text:p>0.3814998799</text:p>
          </table:table-cell>
          <table:table-cell office:value-type="float" office:value="0.3140999702" calcext:value-type="float">
            <text:p>0.3140999702</text:p>
          </table:table-cell>
          <table:table-cell table:number-columns-repeated="8"/>
        </table:table-row>
        <table:table-row table:style-name="ro1">
          <table:table-cell office:value-type="float" office:value="0.4898999801" calcext:value-type="float">
            <text:p>0.4898999801</text:p>
          </table:table-cell>
          <table:table-cell office:value-type="float" office:value="0.363699836" calcext:value-type="float">
            <text:p>0.363699836</text:p>
          </table:table-cell>
          <table:table-cell table:number-columns-repeated="8"/>
        </table:table-row>
        <table:table-row table:style-name="ro1">
          <table:table-cell office:value-type="float" office:value="0.3813999301" calcext:value-type="float">
            <text:p>0.3813999301</text:p>
          </table:table-cell>
          <table:table-cell office:value-type="float" office:value="0.3076998599" calcext:value-type="float">
            <text:p>0.3076998599</text:p>
          </table:table-cell>
          <table:table-cell table:number-columns-repeated="8"/>
        </table:table-row>
        <table:table-row table:style-name="ro1">
          <table:table-cell office:value-type="float" office:value="0.43909998" calcext:value-type="float">
            <text:p>0.43909998</text:p>
          </table:table-cell>
          <table:table-cell office:value-type="float" office:value="0.3565000401" calcext:value-type="float">
            <text:p>0.3565000401</text:p>
          </table:table-cell>
          <table:table-cell table:number-columns-repeated="8"/>
        </table:table-row>
        <table:table-row table:style-name="ro1">
          <table:table-cell office:value-type="float" office:value="0.3733999061" calcext:value-type="float">
            <text:p>0.3733999061</text:p>
          </table:table-cell>
          <table:table-cell office:value-type="float" office:value="0.30940006" calcext:value-type="float">
            <text:p>0.30940006</text:p>
          </table:table-cell>
          <table:table-cell table:number-columns-repeated="8"/>
        </table:table-row>
        <table:table-row table:style-name="ro1">
          <table:table-cell office:value-type="float" office:value="0.4006999601" calcext:value-type="float">
            <text:p>0.4006999601</text:p>
          </table:table-cell>
          <table:table-cell office:value-type="float" office:value="0.40589998" calcext:value-type="float">
            <text:p>0.40589998</text:p>
          </table:table-cell>
          <table:table-cell table:number-columns-repeated="8"/>
        </table:table-row>
        <table:table-row table:style-name="ro1">
          <table:table-cell office:value-type="float" office:value="0.3569000901" calcext:value-type="float">
            <text:p>0.3569000901</text:p>
          </table:table-cell>
          <table:table-cell office:value-type="float" office:value="0.4374999301" calcext:value-type="float">
            <text:p>0.4374999301</text:p>
          </table:table-cell>
          <table:table-cell table:number-columns-repeated="8"/>
        </table:table-row>
        <table:table-row table:style-name="ro1">
          <table:table-cell office:value-type="float" office:value="0.4171998899" calcext:value-type="float">
            <text:p>0.4171998899</text:p>
          </table:table-cell>
          <table:table-cell office:value-type="float" office:value="0.3770001" calcext:value-type="float">
            <text:p>0.3770001</text:p>
          </table:table-cell>
          <table:table-cell table:number-columns-repeated="8"/>
        </table:table-row>
        <table:table-row table:style-name="ro1">
          <table:table-cell office:value-type="float" office:value="0.3901000201" calcext:value-type="float">
            <text:p>0.3901000201</text:p>
          </table:table-cell>
          <table:table-cell office:value-type="float" office:value="0.3747000899" calcext:value-type="float">
            <text:p>0.3747000899</text:p>
          </table:table-cell>
          <table:table-cell table:number-columns-repeated="8"/>
        </table:table-row>
        <table:table-row table:style-name="ro1">
          <table:table-cell office:value-type="float" office:value="0.39870012" calcext:value-type="float">
            <text:p>0.39870012</text:p>
          </table:table-cell>
          <table:table-cell office:value-type="float" office:value="0.3321999302" calcext:value-type="float">
            <text:p>0.3321999302</text:p>
          </table:table-cell>
          <table:table-cell table:number-columns-repeated="8"/>
        </table:table-row>
        <table:table-row table:style-name="ro1">
          <table:table-cell office:value-type="float" office:value="0.39679992" calcext:value-type="float">
            <text:p>0.39679992</text:p>
          </table:table-cell>
          <table:table-cell office:value-type="float" office:value="0.3093" calcext:value-type="float">
            <text:p>0.3093</text:p>
          </table:table-cell>
          <table:table-cell table:number-columns-repeated="8"/>
        </table:table-row>
        <table:table-row table:style-name="ro1">
          <table:table-cell office:value-type="float" office:value="0.4355000101" calcext:value-type="float">
            <text:p>0.4355000101</text:p>
          </table:table-cell>
          <table:table-cell office:value-type="float" office:value="0.36909971" calcext:value-type="float">
            <text:p>0.36909971</text:p>
          </table:table-cell>
          <table:table-cell table:number-columns-repeated="8"/>
        </table:table-row>
        <table:table-row table:style-name="ro1">
          <table:table-cell office:value-type="float" office:value="0.3736000599" calcext:value-type="float">
            <text:p>0.3736000599</text:p>
          </table:table-cell>
          <table:table-cell office:value-type="float" office:value="0.39709983" calcext:value-type="float">
            <text:p>0.39709983</text:p>
          </table:table-cell>
          <table:table-cell table:number-columns-repeated="8"/>
        </table:table-row>
        <table:table-row table:style-name="ro1">
          <table:table-cell office:value-type="float" office:value="0.40089983" calcext:value-type="float">
            <text:p>0.40089983</text:p>
          </table:table-cell>
          <table:table-cell office:value-type="float" office:value="0.388099984" calcext:value-type="float">
            <text:p>0.388099984</text:p>
          </table:table-cell>
          <table:table-cell table:number-columns-repeated="8"/>
        </table:table-row>
        <table:table-row table:style-name="ro1">
          <table:table-cell office:value-type="float" office:value="0.35009998" calcext:value-type="float">
            <text:p>0.35009998</text:p>
          </table:table-cell>
          <table:table-cell office:value-type="float" office:value="0.37820014" calcext:value-type="float">
            <text:p>0.37820014</text:p>
          </table:table-cell>
          <table:table-cell table:number-columns-repeated="8"/>
        </table:table-row>
        <table:table-row table:style-name="ro1">
          <table:table-cell office:value-type="float" office:value="0.38909985" calcext:value-type="float">
            <text:p>0.38909985</text:p>
          </table:table-cell>
          <table:table-cell office:value-type="float" office:value="0.3639000121" calcext:value-type="float">
            <text:p>0.3639000121</text:p>
          </table:table-cell>
          <table:table-cell table:number-columns-repeated="8"/>
        </table:table-row>
        <table:table-row table:style-name="ro1">
          <table:table-cell office:value-type="float" office:value="0.3851997899" calcext:value-type="float">
            <text:p>0.3851997899</text:p>
          </table:table-cell>
          <table:table-cell office:value-type="float" office:value="0.31800013" calcext:value-type="float">
            <text:p>0.31800013</text:p>
          </table:table-cell>
          <table:table-cell table:number-columns-repeated="8"/>
        </table:table-row>
        <table:table-row table:style-name="ro1">
          <table:table-cell office:value-type="float" office:value="0.57410021" calcext:value-type="float">
            <text:p>0.57410021</text:p>
          </table:table-cell>
          <table:table-cell office:value-type="float" office:value="0.32820012" calcext:value-type="float">
            <text:p>0.32820012</text:p>
          </table:table-cell>
          <table:table-cell table:number-columns-repeated="8"/>
        </table:table-row>
        <table:table-row table:style-name="ro1">
          <table:table-cell office:value-type="float" office:value="0.5557001599" calcext:value-type="float">
            <text:p>0.5557001599</text:p>
          </table:table-cell>
          <table:table-cell office:value-type="float" office:value="0.39340015" calcext:value-type="float">
            <text:p>0.39340015</text:p>
          </table:table-cell>
          <table:table-cell table:number-columns-repeated="8"/>
        </table:table-row>
        <table:table-row table:style-name="ro1">
          <table:table-cell office:value-type="float" office:value="0.34529989" calcext:value-type="float">
            <text:p>0.34529989</text:p>
          </table:table-cell>
          <table:table-cell office:value-type="float" office:value="0.3138000001" calcext:value-type="float">
            <text:p>0.3138000001</text:p>
          </table:table-cell>
          <table:table-cell table:number-columns-repeated="8"/>
        </table:table-row>
        <table:table-row table:style-name="ro1">
          <table:table-cell office:value-type="float" office:value="0.44880005" calcext:value-type="float">
            <text:p>0.44880005</text:p>
          </table:table-cell>
          <table:table-cell office:value-type="float" office:value="0.37639988" calcext:value-type="float">
            <text:p>0.37639988</text:p>
          </table:table-cell>
          <table:table-cell table:number-columns-repeated="8"/>
        </table:table-row>
        <table:table-row table:style-name="ro1">
          <table:table-cell office:value-type="float" office:value="0.46630017" calcext:value-type="float">
            <text:p>0.46630017</text:p>
          </table:table-cell>
          <table:table-cell office:value-type="float" office:value="0.3143999099" calcext:value-type="float">
            <text:p>0.3143999099</text:p>
          </table:table-cell>
          <table:table-cell table:number-columns-repeated="8"/>
        </table:table-row>
        <table:table-row table:style-name="ro1">
          <table:table-cell office:value-type="float" office:value="0.48510006" calcext:value-type="float">
            <text:p>0.48510006</text:p>
          </table:table-cell>
          <table:table-cell office:value-type="float" office:value="0.3802997" calcext:value-type="float">
            <text:p>0.3802997</text:p>
          </table:table-cell>
          <table:table-cell table:number-columns-repeated="8"/>
        </table:table-row>
        <table:table-row table:style-name="ro1">
          <table:table-cell office:value-type="float" office:value="0.3857998959" calcext:value-type="float">
            <text:p>0.3857998959</text:p>
          </table:table-cell>
          <table:table-cell office:value-type="float" office:value="0.296999907" calcext:value-type="float">
            <text:p>0.296999907</text:p>
          </table:table-cell>
          <table:table-cell table:number-columns-repeated="8"/>
        </table:table-row>
        <table:table-row table:style-name="ro1">
          <table:table-cell office:value-type="float" office:value="0.3984999001" calcext:value-type="float">
            <text:p>0.3984999001</text:p>
          </table:table-cell>
          <table:table-cell office:value-type="float" office:value="0.4628000501" calcext:value-type="float">
            <text:p>0.4628000501</text:p>
          </table:table-cell>
          <table:table-cell table:number-columns-repeated="8"/>
        </table:table-row>
        <table:table-row table:style-name="ro1">
          <table:table-cell office:value-type="float" office:value="0.33100004" calcext:value-type="float">
            <text:p>0.33100004</text:p>
          </table:table-cell>
          <table:table-cell office:value-type="float" office:value="0.89180031" calcext:value-type="float">
            <text:p>0.89180031</text:p>
          </table:table-cell>
          <table:table-cell table:number-columns-repeated="8"/>
        </table:table-row>
        <table:table-row table:style-name="ro1">
          <table:table-cell office:value-type="float" office:value="0.4346998701" calcext:value-type="float">
            <text:p>0.4346998701</text:p>
          </table:table-cell>
          <table:table-cell office:value-type="float" office:value="0.33319984" calcext:value-type="float">
            <text:p>0.33319984</text:p>
          </table:table-cell>
          <table:table-cell table:number-columns-repeated="8"/>
        </table:table-row>
        <table:table-row table:style-name="ro1">
          <table:table-cell office:value-type="float" office:value="0.51759998" calcext:value-type="float">
            <text:p>0.51759998</text:p>
          </table:table-cell>
          <table:table-cell office:value-type="float" office:value="0.361300032" calcext:value-type="float">
            <text:p>0.361300032</text:p>
          </table:table-cell>
          <table:table-cell table:number-columns-repeated="8"/>
        </table:table-row>
        <table:table-row table:style-name="ro1">
          <table:table-cell office:value-type="float" office:value="0.38039997" calcext:value-type="float">
            <text:p>0.38039997</text:p>
          </table:table-cell>
          <table:table-cell office:value-type="float" office:value="0.32679994" calcext:value-type="float">
            <text:p>0.32679994</text:p>
          </table:table-cell>
          <table:table-cell table:number-columns-repeated="8"/>
        </table:table-row>
        <table:table-row table:style-name="ro1">
          <table:table-cell office:value-type="float" office:value="0.42570008" calcext:value-type="float">
            <text:p>0.42570008</text:p>
          </table:table-cell>
          <table:table-cell office:value-type="float" office:value="0.3447999501" calcext:value-type="float">
            <text:p>0.3447999501</text:p>
          </table:table-cell>
          <table:table-cell table:number-columns-repeated="8"/>
        </table:table-row>
        <table:table-row table:style-name="ro1">
          <table:table-cell office:value-type="float" office:value="0.3183000902" calcext:value-type="float">
            <text:p>0.3183000902</text:p>
          </table:table-cell>
          <table:table-cell office:value-type="float" office:value="0.3269" calcext:value-type="float">
            <text:p>0.3269</text:p>
          </table:table-cell>
          <table:table-cell table:number-columns-repeated="8"/>
        </table:table-row>
        <table:table-row table:style-name="ro1">
          <table:table-cell office:value-type="float" office:value="0.44359997" calcext:value-type="float">
            <text:p>0.44359997</text:p>
          </table:table-cell>
          <table:table-cell office:value-type="float" office:value="0.40839994" calcext:value-type="float">
            <text:p>0.40839994</text:p>
          </table:table-cell>
          <table:table-cell table:number-columns-repeated="8"/>
        </table:table-row>
        <table:table-row table:style-name="ro1">
          <table:table-cell office:value-type="float" office:value="0.32079991" calcext:value-type="float">
            <text:p>0.32079991</text:p>
          </table:table-cell>
          <table:table-cell office:value-type="float" office:value="0.4096997199" calcext:value-type="float">
            <text:p>0.4096997199</text:p>
          </table:table-cell>
          <table:table-cell table:number-columns-repeated="8"/>
        </table:table-row>
        <table:table-row table:style-name="ro1">
          <table:table-cell office:value-type="float" office:value="0.4291" calcext:value-type="float">
            <text:p>0.4291</text:p>
          </table:table-cell>
          <table:table-cell office:value-type="float" office:value="0.4023998099" calcext:value-type="float">
            <text:p>0.4023998099</text:p>
          </table:table-cell>
          <table:table-cell table:number-columns-repeated="8"/>
        </table:table-row>
        <table:table-row table:style-name="ro1">
          <table:table-cell office:value-type="float" office:value="0.4729996701" calcext:value-type="float">
            <text:p>0.4729996701</text:p>
          </table:table-cell>
          <table:table-cell office:value-type="float" office:value="0.364499936" calcext:value-type="float">
            <text:p>0.364499936</text:p>
          </table:table-cell>
          <table:table-cell table:number-columns-repeated="8"/>
        </table:table-row>
        <table:table-row table:style-name="ro1">
          <table:table-cell office:value-type="float" office:value="0.3610999999" calcext:value-type="float">
            <text:p>0.3610999999</text:p>
          </table:table-cell>
          <table:table-cell office:value-type="float" office:value="0.47230009" calcext:value-type="float">
            <text:p>0.47230009</text:p>
          </table:table-cell>
          <table:table-cell table:number-columns-repeated="8"/>
        </table:table-row>
        <table:table-row table:style-name="ro1">
          <table:table-cell office:value-type="float" office:value="0.4317999301" calcext:value-type="float">
            <text:p>0.4317999301</text:p>
          </table:table-cell>
          <table:table-cell office:value-type="float" office:value="0.3365999299" calcext:value-type="float">
            <text:p>0.3365999299</text:p>
          </table:table-cell>
          <table:table-cell table:number-columns-repeated="8"/>
        </table:table-row>
        <table:table-row table:style-name="ro1">
          <table:table-cell office:value-type="float" office:value="0.44689996" calcext:value-type="float">
            <text:p>0.44689996</text:p>
          </table:table-cell>
          <table:table-cell office:value-type="float" office:value="0.32709982" calcext:value-type="float">
            <text:p>0.32709982</text:p>
          </table:table-cell>
          <table:table-cell table:number-columns-repeated="8"/>
        </table:table-row>
        <table:table-row table:style-name="ro1">
          <table:table-cell office:value-type="float" office:value="0.57820048" calcext:value-type="float">
            <text:p>0.57820048</text:p>
          </table:table-cell>
          <table:table-cell office:value-type="float" office:value="0.31609994" calcext:value-type="float">
            <text:p>0.31609994</text:p>
          </table:table-cell>
          <table:table-cell table:number-columns-repeated="8"/>
        </table:table-row>
        <table:table-row table:style-name="ro1">
          <table:table-cell office:value-type="float" office:value="0.342499873" calcext:value-type="float">
            <text:p>0.342499873</text:p>
          </table:table-cell>
          <table:table-cell office:value-type="float" office:value="0.37059985" calcext:value-type="float">
            <text:p>0.37059985</text:p>
          </table:table-cell>
          <table:table-cell table:number-columns-repeated="8"/>
        </table:table-row>
        <table:table-row table:style-name="ro1">
          <table:table-cell office:value-type="float" office:value="0.38989993" calcext:value-type="float">
            <text:p>0.38989993</text:p>
          </table:table-cell>
          <table:table-cell office:value-type="float" office:value="0.38969967" calcext:value-type="float">
            <text:p>0.38969967</text:p>
          </table:table-cell>
          <table:table-cell table:number-columns-repeated="8"/>
        </table:table-row>
        <table:table-row table:style-name="ro1">
          <table:table-cell office:value-type="float" office:value="0.57490049" calcext:value-type="float">
            <text:p>0.57490049</text:p>
          </table:table-cell>
          <table:table-cell office:value-type="float" office:value="0.28049986" calcext:value-type="float">
            <text:p>0.28049986</text:p>
          </table:table-cell>
          <table:table-cell table:number-columns-repeated="8"/>
        </table:table-row>
        <table:table-row table:style-name="ro1">
          <table:table-cell office:value-type="float" office:value="0.350999814" calcext:value-type="float">
            <text:p>0.350999814</text:p>
          </table:table-cell>
          <table:table-cell office:value-type="float" office:value="0.3693999799" calcext:value-type="float">
            <text:p>0.3693999799</text:p>
          </table:table-cell>
          <table:table-cell table:number-columns-repeated="8"/>
        </table:table-row>
        <table:table-row table:style-name="ro1">
          <table:table-cell office:value-type="float" office:value="0.31469994" calcext:value-type="float">
            <text:p>0.31469994</text:p>
          </table:table-cell>
          <table:table-cell office:value-type="float" office:value="0.3438998399" calcext:value-type="float">
            <text:p>0.3438998399</text:p>
          </table:table-cell>
          <table:table-cell table:number-columns-repeated="8"/>
        </table:table-row>
        <table:table-row table:style-name="ro1">
          <table:table-cell office:value-type="float" office:value="0.3892000799" calcext:value-type="float">
            <text:p>0.3892000799</text:p>
          </table:table-cell>
          <table:table-cell office:value-type="float" office:value="0.3518000301" calcext:value-type="float">
            <text:p>0.3518000301</text:p>
          </table:table-cell>
          <table:table-cell table:number-columns-repeated="8"/>
        </table:table-row>
        <table:table-row table:style-name="ro1">
          <table:table-cell office:value-type="float" office:value="0.3936998499" calcext:value-type="float">
            <text:p>0.3936998499</text:p>
          </table:table-cell>
          <table:table-cell office:value-type="float" office:value="0.3634999201" calcext:value-type="float">
            <text:p>0.3634999201</text:p>
          </table:table-cell>
          <table:table-cell table:number-columns-repeated="8"/>
        </table:table-row>
        <table:table-row table:style-name="ro1">
          <table:table-cell office:value-type="float" office:value="0.28210006" calcext:value-type="float">
            <text:p>0.28210006</text:p>
          </table:table-cell>
          <table:table-cell office:value-type="float" office:value="0.41049982" calcext:value-type="float">
            <text:p>0.41049982</text:p>
          </table:table-cell>
          <table:table-cell table:number-columns-repeated="8"/>
        </table:table-row>
        <table:table-row table:style-name="ro1">
          <table:table-cell office:value-type="float" office:value="0.34809988" calcext:value-type="float">
            <text:p>0.34809988</text:p>
          </table:table-cell>
          <table:table-cell office:value-type="float" office:value="0.29339988" calcext:value-type="float">
            <text:p>0.29339988</text:p>
          </table:table-cell>
          <table:table-cell table:number-columns-repeated="8"/>
        </table:table-row>
        <table:table-row table:style-name="ro1">
          <table:table-cell office:value-type="float" office:value="0.3774998701" calcext:value-type="float">
            <text:p>0.3774998701</text:p>
          </table:table-cell>
          <table:table-cell office:value-type="float" office:value="0.341499887" calcext:value-type="float">
            <text:p>0.341499887</text:p>
          </table:table-cell>
          <table:table-cell table:number-columns-repeated="8"/>
        </table:table-row>
        <table:table-row table:style-name="ro1">
          <table:table-cell office:value-type="float" office:value="0.3242998501" calcext:value-type="float">
            <text:p>0.3242998501</text:p>
          </table:table-cell>
          <table:table-cell office:value-type="float" office:value="0.32169983" calcext:value-type="float">
            <text:p>0.32169983</text:p>
          </table:table-cell>
          <table:table-cell table:number-columns-repeated="8"/>
        </table:table-row>
        <table:table-row table:style-name="ro1">
          <table:table-cell office:value-type="float" office:value="0.30189995" calcext:value-type="float">
            <text:p>0.30189995</text:p>
          </table:table-cell>
          <table:table-cell office:value-type="float" office:value="0.288999861" calcext:value-type="float">
            <text:p>0.288999861</text:p>
          </table:table-cell>
          <table:table-cell table:number-columns-repeated="8"/>
        </table:table-row>
        <table:table-row table:style-name="ro1">
          <table:table-cell office:value-type="float" office:value="0.37029987" calcext:value-type="float">
            <text:p>0.37029987</text:p>
          </table:table-cell>
          <table:table-cell office:value-type="float" office:value="0.33609988" calcext:value-type="float">
            <text:p>0.33609988</text:p>
          </table:table-cell>
          <table:table-cell table:number-columns-repeated="8"/>
        </table:table-row>
        <table:table-row table:style-name="ro1">
          <table:table-cell office:value-type="float" office:value="0.37730009" calcext:value-type="float">
            <text:p>0.37730009</text:p>
          </table:table-cell>
          <table:table-cell office:value-type="float" office:value="0.31589986" calcext:value-type="float">
            <text:p>0.31589986</text:p>
          </table:table-cell>
          <table:table-cell table:number-columns-repeated="8"/>
        </table:table-row>
        <table:table-row table:style-name="ro1">
          <table:table-cell office:value-type="float" office:value="0.3381999199" calcext:value-type="float">
            <text:p>0.3381999199</text:p>
          </table:table-cell>
          <table:table-cell office:value-type="float" office:value="0.3546997899" calcext:value-type="float">
            <text:p>0.3546997899</text:p>
          </table:table-cell>
          <table:table-cell table:number-columns-repeated="8"/>
        </table:table-row>
        <table:table-row table:style-name="ro1">
          <table:table-cell office:value-type="float" office:value="0.3272999299" calcext:value-type="float">
            <text:p>0.3272999299</text:p>
          </table:table-cell>
          <table:table-cell office:value-type="float" office:value="0.2967999099" calcext:value-type="float">
            <text:p>0.2967999099</text:p>
          </table:table-cell>
          <table:table-cell table:number-columns-repeated="8"/>
        </table:table-row>
        <table:table-row table:style-name="ro1">
          <table:table-cell office:value-type="float" office:value="0.3610997399" calcext:value-type="float">
            <text:p>0.3610997399</text:p>
          </table:table-cell>
          <table:table-cell office:value-type="float" office:value="0.3432999" calcext:value-type="float">
            <text:p>0.3432999</text:p>
          </table:table-cell>
          <table:table-cell table:number-columns-repeated="8"/>
        </table:table-row>
        <table:table-row table:style-name="ro1">
          <table:table-cell office:value-type="float" office:value="0.3398999199" calcext:value-type="float">
            <text:p>0.3398999199</text:p>
          </table:table-cell>
          <table:table-cell office:value-type="float" office:value="0.3098998999" calcext:value-type="float">
            <text:p>0.3098998999</text:p>
          </table:table-cell>
          <table:table-cell table:number-columns-repeated="8"/>
        </table:table-row>
        <table:table-row table:style-name="ro1">
          <table:table-cell office:value-type="float" office:value="0.33799981" calcext:value-type="float">
            <text:p>0.33799981</text:p>
          </table:table-cell>
          <table:table-cell office:value-type="float" office:value="0.34339992" calcext:value-type="float">
            <text:p>0.34339992</text:p>
          </table:table-cell>
          <table:table-cell table:number-columns-repeated="8"/>
        </table:table-row>
        <table:table-row table:style-name="ro1">
          <table:table-cell office:value-type="float" office:value="0.3698997699" calcext:value-type="float">
            <text:p>0.3698997699</text:p>
          </table:table-cell>
          <table:table-cell office:value-type="float" office:value="0.3483999401" calcext:value-type="float">
            <text:p>0.3483999401</text:p>
          </table:table-cell>
          <table:table-cell table:number-columns-repeated="8"/>
        </table:table-row>
        <table:table-row table:style-name="ro1">
          <table:table-cell office:value-type="float" office:value="0.38209989" calcext:value-type="float">
            <text:p>0.38209989</text:p>
          </table:table-cell>
          <table:table-cell office:value-type="float" office:value="0.3090998239" calcext:value-type="float">
            <text:p>0.3090998239</text:p>
          </table:table-cell>
          <table:table-cell table:number-columns-repeated="8"/>
        </table:table-row>
        <table:table-row table:style-name="ro1">
          <table:table-cell office:value-type="float" office:value="0.3626999498" calcext:value-type="float">
            <text:p>0.3626999498</text:p>
          </table:table-cell>
          <table:table-cell office:value-type="float" office:value="0.29609987" calcext:value-type="float">
            <text:p>0.29609987</text:p>
          </table:table-cell>
          <table:table-cell table:number-columns-repeated="8"/>
        </table:table-row>
        <table:table-row table:style-name="ro1">
          <table:table-cell office:value-type="float" office:value="0.3662997899" calcext:value-type="float">
            <text:p>0.3662997899</text:p>
          </table:table-cell>
          <table:table-cell office:value-type="float" office:value="0.341899696" calcext:value-type="float">
            <text:p>0.341899696</text:p>
          </table:table-cell>
          <table:table-cell table:number-columns-repeated="8"/>
        </table:table-row>
        <table:table-row table:style-name="ro1">
          <table:table-cell office:value-type="float" office:value="0.34539969" calcext:value-type="float">
            <text:p>0.34539969</text:p>
          </table:table-cell>
          <table:table-cell office:value-type="float" office:value="0.3094997601" calcext:value-type="float">
            <text:p>0.3094997601</text:p>
          </table:table-cell>
          <table:table-cell table:number-columns-repeated="8"/>
        </table:table-row>
        <table:table-row table:style-name="ro1">
          <table:table-cell office:value-type="float" office:value="0.32319998" calcext:value-type="float">
            <text:p>0.32319998</text:p>
          </table:table-cell>
          <table:table-cell office:value-type="float" office:value="0.2978" calcext:value-type="float">
            <text:p>0.2978</text:p>
          </table:table-cell>
          <table:table-cell table:number-columns-repeated="8"/>
        </table:table-row>
        <table:table-row table:style-name="ro1">
          <table:table-cell office:value-type="float" office:value="0.3014999" calcext:value-type="float">
            <text:p>0.3014999</text:p>
          </table:table-cell>
          <table:table-cell office:value-type="float" office:value="0.3357000899" calcext:value-type="float">
            <text:p>0.3357000899</text:p>
          </table:table-cell>
          <table:table-cell table:number-columns-repeated="8"/>
        </table:table-row>
        <table:table-row table:style-name="ro1">
          <table:table-cell office:value-type="float" office:value="0.37869989" calcext:value-type="float">
            <text:p>0.37869989</text:p>
          </table:table-cell>
          <table:table-cell office:value-type="float" office:value="0.3283998299" calcext:value-type="float">
            <text:p>0.3283998299</text:p>
          </table:table-cell>
          <table:table-cell table:number-columns-repeated="8"/>
        </table:table-row>
        <table:table-row table:style-name="ro1">
          <table:table-cell office:value-type="float" office:value="0.40049983" calcext:value-type="float">
            <text:p>0.40049983</text:p>
          </table:table-cell>
          <table:table-cell office:value-type="float" office:value="0.2933998199" calcext:value-type="float">
            <text:p>0.2933998199</text:p>
          </table:table-cell>
          <table:table-cell table:number-columns-repeated="8"/>
        </table:table-row>
        <table:table-row table:style-name="ro1">
          <table:table-cell office:value-type="float" office:value="0.40309982" calcext:value-type="float">
            <text:p>0.40309982</text:p>
          </table:table-cell>
          <table:table-cell office:value-type="float" office:value="0.34169997" calcext:value-type="float">
            <text:p>0.34169997</text:p>
          </table:table-cell>
          <table:table-cell table:number-columns-repeated="8"/>
        </table:table-row>
        <table:table-row table:style-name="ro1">
          <table:table-cell office:value-type="float" office:value="0.3900000281" calcext:value-type="float">
            <text:p>0.3900000281</text:p>
          </table:table-cell>
          <table:table-cell office:value-type="float" office:value="0.3637998299" calcext:value-type="float">
            <text:p>0.3637998299</text:p>
          </table:table-cell>
          <table:table-cell table:number-columns-repeated="8"/>
        </table:table-row>
        <table:table-row table:style-name="ro1">
          <table:table-cell office:value-type="float" office:value="0.32100007" calcext:value-type="float">
            <text:p>0.32100007</text:p>
          </table:table-cell>
          <table:table-cell office:value-type="float" office:value="0.3026998499" calcext:value-type="float">
            <text:p>0.3026998499</text:p>
          </table:table-cell>
          <table:table-cell table:number-columns-repeated="8"/>
        </table:table-row>
        <table:table-row table:style-name="ro1">
          <table:table-cell office:value-type="float" office:value="0.37029991" calcext:value-type="float">
            <text:p>0.37029991</text:p>
          </table:table-cell>
          <table:table-cell office:value-type="float" office:value="0.3549998199" calcext:value-type="float">
            <text:p>0.3549998199</text:p>
          </table:table-cell>
          <table:table-cell table:number-columns-repeated="8"/>
        </table:table-row>
        <table:table-row table:style-name="ro1">
          <table:table-cell office:value-type="float" office:value="0.30739999" calcext:value-type="float">
            <text:p>0.30739999</text:p>
          </table:table-cell>
          <table:table-cell office:value-type="float" office:value="0.2884999399" calcext:value-type="float">
            <text:p>0.2884999399</text:p>
          </table:table-cell>
          <table:table-cell table:number-columns-repeated="8"/>
        </table:table-row>
        <table:table-row table:style-name="ro1">
          <table:table-cell office:value-type="float" office:value="0.40069976" calcext:value-type="float">
            <text:p>0.40069976</text:p>
          </table:table-cell>
          <table:table-cell office:value-type="float" office:value="0.3111999601" calcext:value-type="float">
            <text:p>0.3111999601</text:p>
          </table:table-cell>
          <table:table-cell table:number-columns-repeated="8"/>
        </table:table-row>
        <table:table-row table:style-name="ro1">
          <table:table-cell office:value-type="float" office:value="0.40299997" calcext:value-type="float">
            <text:p>0.40299997</text:p>
          </table:table-cell>
          <table:table-cell office:value-type="float" office:value="0.2853998001" calcext:value-type="float">
            <text:p>0.2853998001</text:p>
          </table:table-cell>
          <table:table-cell table:number-columns-repeated="8"/>
        </table:table-row>
        <table:table-row table:style-name="ro1">
          <table:table-cell office:value-type="float" office:value="0.375900142" calcext:value-type="float">
            <text:p>0.375900142</text:p>
          </table:table-cell>
          <table:table-cell office:value-type="float" office:value="0.29409991" calcext:value-type="float">
            <text:p>0.29409991</text:p>
          </table:table-cell>
          <table:table-cell table:number-columns-repeated="8"/>
        </table:table-row>
        <table:table-row table:style-name="ro1">
          <table:table-cell office:value-type="float" office:value="0.35759985" calcext:value-type="float">
            <text:p>0.35759985</text:p>
          </table:table-cell>
          <table:table-cell office:value-type="float" office:value="0.34129984" calcext:value-type="float">
            <text:p>0.34129984</text:p>
          </table:table-cell>
          <table:table-cell table:number-columns-repeated="8"/>
        </table:table-row>
        <table:table-row table:style-name="ro1">
          <table:table-cell office:value-type="float" office:value="0.3994002401" calcext:value-type="float">
            <text:p>0.3994002401</text:p>
          </table:table-cell>
          <table:table-cell office:value-type="float" office:value="0.37429993" calcext:value-type="float">
            <text:p>0.37429993</text:p>
          </table:table-cell>
          <table:table-cell table:number-columns-repeated="8"/>
        </table:table-row>
        <table:table-row table:style-name="ro1">
          <table:table-cell office:value-type="float" office:value="0.3338001" calcext:value-type="float">
            <text:p>0.3338001</text:p>
          </table:table-cell>
          <table:table-cell office:value-type="float" office:value="0.3401998299" calcext:value-type="float">
            <text:p>0.3401998299</text:p>
          </table:table-cell>
          <table:table-cell table:number-columns-repeated="8"/>
        </table:table-row>
        <table:table-row table:style-name="ro1">
          <table:table-cell office:value-type="float" office:value="0.33599993" calcext:value-type="float">
            <text:p>0.33599993</text:p>
          </table:table-cell>
          <table:table-cell office:value-type="float" office:value="0.37449996" calcext:value-type="float">
            <text:p>0.37449996</text:p>
          </table:table-cell>
          <table:table-cell table:number-columns-repeated="8"/>
        </table:table-row>
        <table:table-row table:style-name="ro1">
          <table:table-cell office:value-type="float" office:value="0.3788000299" calcext:value-type="float">
            <text:p>0.3788000299</text:p>
          </table:table-cell>
          <table:table-cell office:value-type="float" office:value="0.3440998602" calcext:value-type="float">
            <text:p>0.3440998602</text:p>
          </table:table-cell>
          <table:table-cell table:number-columns-repeated="8"/>
        </table:table-row>
        <table:table-row table:style-name="ro1">
          <table:table-cell office:value-type="float" office:value="0.3423999" calcext:value-type="float">
            <text:p>0.3423999</text:p>
          </table:table-cell>
          <table:table-cell office:value-type="float" office:value="0.3616998301" calcext:value-type="float">
            <text:p>0.3616998301</text:p>
          </table:table-cell>
          <table:table-cell table:number-columns-repeated="8"/>
        </table:table-row>
        <table:table-row table:style-name="ro1">
          <table:table-cell office:value-type="float" office:value="0.4013998299" calcext:value-type="float">
            <text:p>0.4013998299</text:p>
          </table:table-cell>
          <table:table-cell office:value-type="float" office:value="0.3488998301" calcext:value-type="float">
            <text:p>0.3488998301</text:p>
          </table:table-cell>
          <table:table-cell table:number-columns-repeated="8"/>
        </table:table-row>
        <table:table-row table:style-name="ro1">
          <table:table-cell office:value-type="float" office:value="0.36679984" calcext:value-type="float">
            <text:p>0.36679984</text:p>
          </table:table-cell>
          <table:table-cell office:value-type="float" office:value="0.3503996799" calcext:value-type="float">
            <text:p>0.3503996799</text:p>
          </table:table-cell>
          <table:table-cell table:number-columns-repeated="8"/>
        </table:table-row>
        <table:table-row table:style-name="ro1">
          <table:table-cell office:value-type="float" office:value="0.39309985" calcext:value-type="float">
            <text:p>0.39309985</text:p>
          </table:table-cell>
          <table:table-cell office:value-type="float" office:value="0.3627998499" calcext:value-type="float">
            <text:p>0.3627998499</text:p>
          </table:table-cell>
          <table:table-cell table:number-columns-repeated="8"/>
        </table:table-row>
        <table:table-row table:style-name="ro1">
          <table:table-cell office:value-type="float" office:value="0.3575999" calcext:value-type="float">
            <text:p>0.3575999</text:p>
          </table:table-cell>
          <table:table-cell office:value-type="float" office:value="0.3604996901" calcext:value-type="float">
            <text:p>0.3604996901</text:p>
          </table:table-cell>
          <table:table-cell table:number-columns-repeated="8"/>
        </table:table-row>
        <table:table-row table:style-name="ro1">
          <table:table-cell office:value-type="float" office:value="0.356299908" calcext:value-type="float">
            <text:p>0.356299908</text:p>
          </table:table-cell>
          <table:table-cell office:value-type="float" office:value="0.34729982" calcext:value-type="float">
            <text:p>0.34729982</text:p>
          </table:table-cell>
          <table:table-cell table:number-columns-repeated="8"/>
        </table:table-row>
        <table:table-row table:style-name="ro1">
          <table:table-cell office:value-type="float" office:value="0.32900016" calcext:value-type="float">
            <text:p>0.32900016</text:p>
          </table:table-cell>
          <table:table-cell office:value-type="float" office:value="0.3601999" calcext:value-type="float">
            <text:p>0.3601999</text:p>
          </table:table-cell>
          <table:table-cell table:number-columns-repeated="8"/>
        </table:table-row>
        <table:table-row table:style-name="ro1">
          <table:table-cell office:value-type="float" office:value="0.3398998899" calcext:value-type="float">
            <text:p>0.3398998899</text:p>
          </table:table-cell>
          <table:table-cell office:value-type="float" office:value="0.3545999501" calcext:value-type="float">
            <text:p>0.3545999501</text:p>
          </table:table-cell>
          <table:table-cell table:number-columns-repeated="8"/>
        </table:table-row>
        <table:table-row table:style-name="ro1">
          <table:table-cell office:value-type="float" office:value="0.3521998601" calcext:value-type="float">
            <text:p>0.3521998601</text:p>
          </table:table-cell>
          <table:table-cell office:value-type="float" office:value="0.36909984" calcext:value-type="float">
            <text:p>0.36909984</text:p>
          </table:table-cell>
          <table:table-cell table:number-columns-repeated="8"/>
        </table:table-row>
        <table:table-row table:style-name="ro1">
          <table:table-cell office:value-type="float" office:value="0.3698998701" calcext:value-type="float">
            <text:p>0.3698998701</text:p>
          </table:table-cell>
          <table:table-cell office:value-type="float" office:value="0.3255999001" calcext:value-type="float">
            <text:p>0.3255999001</text:p>
          </table:table-cell>
          <table:table-cell table:number-columns-repeated="8"/>
        </table:table-row>
        <table:table-row table:style-name="ro1">
          <table:table-cell office:value-type="float" office:value="0.38849996" calcext:value-type="float">
            <text:p>0.38849996</text:p>
          </table:table-cell>
          <table:table-cell office:value-type="float" office:value="0.3550999" calcext:value-type="float">
            <text:p>0.3550999</text:p>
          </table:table-cell>
          <table:table-cell table:number-columns-repeated="8"/>
        </table:table-row>
        <table:table-row table:style-name="ro1">
          <table:table-cell office:value-type="float" office:value="0.3953998799" calcext:value-type="float">
            <text:p>0.3953998799</text:p>
          </table:table-cell>
          <table:table-cell office:value-type="float" office:value="0.3425997701" calcext:value-type="float">
            <text:p>0.3425997701</text:p>
          </table:table-cell>
          <table:table-cell table:number-columns-repeated="8"/>
        </table:table-row>
        <table:table-row table:style-name="ro1">
          <table:table-cell office:value-type="float" office:value="0.35510007" calcext:value-type="float">
            <text:p>0.35510007</text:p>
          </table:table-cell>
          <table:table-cell office:value-type="float" office:value="0.3408000199" calcext:value-type="float">
            <text:p>0.3408000199</text:p>
          </table:table-cell>
          <table:table-cell table:number-columns-repeated="8"/>
        </table:table-row>
        <table:table-row table:style-name="ro1">
          <table:table-cell office:value-type="float" office:value="0.37779973" calcext:value-type="float">
            <text:p>0.37779973</text:p>
          </table:table-cell>
          <table:table-cell office:value-type="float" office:value="0.34740001" calcext:value-type="float">
            <text:p>0.34740001</text:p>
          </table:table-cell>
          <table:table-cell table:number-columns-repeated="8"/>
        </table:table-row>
        <table:table-row table:style-name="ro1">
          <table:table-cell office:value-type="float" office:value="0.31419999" calcext:value-type="float">
            <text:p>0.31419999</text:p>
          </table:table-cell>
          <table:table-cell office:value-type="float" office:value="0.35080008" calcext:value-type="float">
            <text:p>0.35080008</text:p>
          </table:table-cell>
          <table:table-cell table:number-columns-repeated="8"/>
        </table:table-row>
        <table:table-row table:style-name="ro1">
          <table:table-cell office:value-type="float" office:value="0.3607000601" calcext:value-type="float">
            <text:p>0.3607000601</text:p>
          </table:table-cell>
          <table:table-cell office:value-type="float" office:value="0.3744999601" calcext:value-type="float">
            <text:p>0.3744999601</text:p>
          </table:table-cell>
          <table:table-cell table:number-columns-repeated="8"/>
        </table:table-row>
        <table:table-row table:style-name="ro1">
          <table:table-cell office:value-type="float" office:value="0.3600998479" calcext:value-type="float">
            <text:p>0.3600998479</text:p>
          </table:table-cell>
          <table:table-cell office:value-type="float" office:value="0.377499846" calcext:value-type="float">
            <text:p>0.377499846</text:p>
          </table:table-cell>
          <table:table-cell table:number-columns-repeated="8"/>
        </table:table-row>
        <table:table-row table:style-name="ro1">
          <table:table-cell office:value-type="float" office:value="0.27779995" calcext:value-type="float">
            <text:p>0.27779995</text:p>
          </table:table-cell>
          <table:table-cell office:value-type="float" office:value="0.2799000099" calcext:value-type="float">
            <text:p>0.2799000099</text:p>
          </table:table-cell>
          <table:table-cell table:number-columns-repeated="8"/>
        </table:table-row>
        <table:table-row table:style-name="ro1">
          <table:table-cell office:value-type="float" office:value="0.39629981" calcext:value-type="float">
            <text:p>0.39629981</text:p>
          </table:table-cell>
          <table:table-cell office:value-type="float" office:value="0.4410002601" calcext:value-type="float">
            <text:p>0.4410002601</text:p>
          </table:table-cell>
          <table:table-cell table:number-columns-repeated="8"/>
        </table:table-row>
        <table:table-row table:style-name="ro1">
          <table:table-cell office:value-type="float" office:value="0.38449994" calcext:value-type="float">
            <text:p>0.38449994</text:p>
          </table:table-cell>
          <table:table-cell office:value-type="float" office:value="0.4543998802" calcext:value-type="float">
            <text:p>0.4543998802</text:p>
          </table:table-cell>
          <table:table-cell table:number-columns-repeated="8"/>
        </table:table-row>
        <table:table-row table:style-name="ro1">
          <table:table-cell office:value-type="float" office:value="0.34259986" calcext:value-type="float">
            <text:p>0.34259986</text:p>
          </table:table-cell>
          <table:table-cell office:value-type="float" office:value="0.3681000901" calcext:value-type="float">
            <text:p>0.3681000901</text:p>
          </table:table-cell>
          <table:table-cell table:number-columns-repeated="8"/>
        </table:table-row>
        <table:table-row table:style-name="ro1">
          <table:table-cell office:value-type="float" office:value="0.34939986" calcext:value-type="float">
            <text:p>0.34939986</text:p>
          </table:table-cell>
          <table:table-cell office:value-type="float" office:value="0.35239993" calcext:value-type="float">
            <text:p>0.35239993</text:p>
          </table:table-cell>
          <table:table-cell table:number-columns-repeated="8"/>
        </table:table-row>
        <table:table-row table:style-name="ro1">
          <table:table-cell office:value-type="float" office:value="0.30319999" calcext:value-type="float">
            <text:p>0.30319999</text:p>
          </table:table-cell>
          <table:table-cell office:value-type="float" office:value="0.35720007" calcext:value-type="float">
            <text:p>0.35720007</text:p>
          </table:table-cell>
          <table:table-cell table:number-columns-repeated="8"/>
        </table:table-row>
        <table:table-row table:style-name="ro1">
          <table:table-cell office:value-type="float" office:value="0.33669991" calcext:value-type="float">
            <text:p>0.33669991</text:p>
          </table:table-cell>
          <table:table-cell office:value-type="float" office:value="0.3513999299" calcext:value-type="float">
            <text:p>0.3513999299</text:p>
          </table:table-cell>
          <table:table-cell table:number-columns-repeated="8"/>
        </table:table-row>
        <table:table-row table:style-name="ro1">
          <table:table-cell office:value-type="float" office:value="0.32859989" calcext:value-type="float">
            <text:p>0.32859989</text:p>
          </table:table-cell>
          <table:table-cell office:value-type="float" office:value="0.39180002" calcext:value-type="float">
            <text:p>0.39180002</text:p>
          </table:table-cell>
          <table:table-cell table:number-columns-repeated="8"/>
        </table:table-row>
        <table:table-row table:style-name="ro1">
          <table:table-cell office:value-type="float" office:value="0.33729976" calcext:value-type="float">
            <text:p>0.33729976</text:p>
          </table:table-cell>
          <table:table-cell office:value-type="float" office:value="0.329199867" calcext:value-type="float">
            <text:p>0.329199867</text:p>
          </table:table-cell>
          <table:table-cell table:number-columns-repeated="8"/>
        </table:table-row>
        <table:table-row table:style-name="ro1">
          <table:table-cell office:value-type="float" office:value="0.37609986" calcext:value-type="float">
            <text:p>0.37609986</text:p>
          </table:table-cell>
          <table:table-cell office:value-type="float" office:value="0.3358999601" calcext:value-type="float">
            <text:p>0.3358999601</text:p>
          </table:table-cell>
          <table:table-cell table:number-columns-repeated="8"/>
        </table:table-row>
        <table:table-row table:style-name="ro1">
          <table:table-cell office:value-type="float" office:value="0.3592998099" calcext:value-type="float">
            <text:p>0.3592998099</text:p>
          </table:table-cell>
          <table:table-cell office:value-type="float" office:value="0.30229992" calcext:value-type="float">
            <text:p>0.30229992</text:p>
          </table:table-cell>
          <table:table-cell table:number-columns-repeated="8"/>
        </table:table-row>
        <table:table-row table:style-name="ro1">
          <table:table-cell office:value-type="float" office:value="0.34729997" calcext:value-type="float">
            <text:p>0.34729997</text:p>
          </table:table-cell>
          <table:table-cell office:value-type="float" office:value="0.3457999201" calcext:value-type="float">
            <text:p>0.3457999201</text:p>
          </table:table-cell>
          <table:table-cell table:number-columns-repeated="8"/>
        </table:table-row>
        <table:table-row table:style-name="ro1">
          <table:table-cell office:value-type="float" office:value="0.35819995" calcext:value-type="float">
            <text:p>0.35819995</text:p>
          </table:table-cell>
          <table:table-cell office:value-type="float" office:value="0.3829000601" calcext:value-type="float">
            <text:p>0.3829000601</text:p>
          </table:table-cell>
          <table:table-cell table:number-columns-repeated="8"/>
        </table:table-row>
        <table:table-row table:style-name="ro1">
          <table:table-cell office:value-type="float" office:value="0.3778999499" calcext:value-type="float">
            <text:p>0.3778999499</text:p>
          </table:table-cell>
          <table:table-cell office:value-type="float" office:value="0.5235999801" calcext:value-type="float">
            <text:p>0.5235999801</text:p>
          </table:table-cell>
          <table:table-cell table:number-columns-repeated="8"/>
        </table:table-row>
        <table:table-row table:style-name="ro1">
          <table:table-cell office:value-type="float" office:value="0.3336998299" calcext:value-type="float">
            <text:p>0.3336998299</text:p>
          </table:table-cell>
          <table:table-cell office:value-type="float" office:value="0.4116999901" calcext:value-type="float">
            <text:p>0.4116999901</text:p>
          </table:table-cell>
          <table:table-cell table:number-columns-repeated="8"/>
        </table:table-row>
        <table:table-row table:style-name="ro1">
          <table:table-cell office:value-type="float" office:value="0.3392998399" calcext:value-type="float">
            <text:p>0.3392998399</text:p>
          </table:table-cell>
          <table:table-cell office:value-type="float" office:value="0.35819996" calcext:value-type="float">
            <text:p>0.35819996</text:p>
          </table:table-cell>
          <table:table-cell table:number-columns-repeated="8"/>
        </table:table-row>
        <table:table-row table:style-name="ro1">
          <table:table-cell office:value-type="float" office:value="0.35830007" calcext:value-type="float">
            <text:p>0.35830007</text:p>
          </table:table-cell>
          <table:table-cell office:value-type="float" office:value="0.3240998201" calcext:value-type="float">
            <text:p>0.3240998201</text:p>
          </table:table-cell>
          <table:table-cell table:number-columns-repeated="8"/>
        </table:table-row>
        <table:table-row table:style-name="ro1">
          <table:table-cell office:value-type="float" office:value="0.37269996" calcext:value-type="float">
            <text:p>0.37269996</text:p>
          </table:table-cell>
          <table:table-cell office:value-type="float" office:value="0.3395000301" calcext:value-type="float">
            <text:p>0.3395000301</text:p>
          </table:table-cell>
          <table:table-cell table:number-columns-repeated="8"/>
        </table:table-row>
        <table:table-row table:style-name="ro1">
          <table:table-cell office:value-type="float" office:value="0.3257999501" calcext:value-type="float">
            <text:p>0.3257999501</text:p>
          </table:table-cell>
          <table:table-cell office:value-type="float" office:value="0.40289988" calcext:value-type="float">
            <text:p>0.40289988</text:p>
          </table:table-cell>
          <table:table-cell table:number-columns-repeated="8"/>
        </table:table-row>
        <table:table-row table:style-name="ro1">
          <table:table-cell office:value-type="float" office:value="0.4222998799" calcext:value-type="float">
            <text:p>0.4222998799</text:p>
          </table:table-cell>
          <table:table-cell office:value-type="float" office:value="0.3635999" calcext:value-type="float">
            <text:p>0.3635999</text:p>
          </table:table-cell>
          <table:table-cell table:number-columns-repeated="8"/>
        </table:table-row>
        <table:table-row table:style-name="ro1">
          <table:table-cell office:value-type="float" office:value="0.40230002" calcext:value-type="float">
            <text:p>0.40230002</text:p>
          </table:table-cell>
          <table:table-cell office:value-type="float" office:value="0.3474998299" calcext:value-type="float">
            <text:p>0.3474998299</text:p>
          </table:table-cell>
          <table:table-cell table:number-columns-repeated="8"/>
        </table:table-row>
        <table:table-row table:style-name="ro1">
          <table:table-cell office:value-type="float" office:value="0.37629998" calcext:value-type="float">
            <text:p>0.37629998</text:p>
          </table:table-cell>
          <table:table-cell office:value-type="float" office:value="0.29839979" calcext:value-type="float">
            <text:p>0.29839979</text:p>
          </table:table-cell>
          <table:table-cell table:number-columns-repeated="8"/>
        </table:table-row>
        <table:table-row table:style-name="ro1">
          <table:table-cell office:value-type="float" office:value="0.3676998101" calcext:value-type="float">
            <text:p>0.3676998101</text:p>
          </table:table-cell>
          <table:table-cell office:value-type="float" office:value="0.33669996" calcext:value-type="float">
            <text:p>0.33669996</text:p>
          </table:table-cell>
          <table:table-cell table:number-columns-repeated="8"/>
        </table:table-row>
        <table:table-row table:style-name="ro1">
          <table:table-cell office:value-type="float" office:value="0.4547999199" calcext:value-type="float">
            <text:p>0.4547999199</text:p>
          </table:table-cell>
          <table:table-cell office:value-type="float" office:value="0.359800016" calcext:value-type="float">
            <text:p>0.359800016</text:p>
          </table:table-cell>
          <table:table-cell table:number-columns-repeated="8"/>
        </table:table-row>
        <table:table-row table:style-name="ro1">
          <table:table-cell office:value-type="float" office:value="0.420100301" calcext:value-type="float">
            <text:p>0.420100301</text:p>
          </table:table-cell>
          <table:table-cell office:value-type="float" office:value="0.4004000501" calcext:value-type="float">
            <text:p>0.4004000501</text:p>
          </table:table-cell>
          <table:table-cell table:number-columns-repeated="8"/>
        </table:table-row>
        <table:table-row table:style-name="ro1">
          <table:table-cell office:value-type="float" office:value="0.397899941" calcext:value-type="float">
            <text:p>0.397899941</text:p>
          </table:table-cell>
          <table:table-cell office:value-type="float" office:value="0.4189999801" calcext:value-type="float">
            <text:p>0.4189999801</text:p>
          </table:table-cell>
          <table:table-cell table:number-columns-repeated="8"/>
        </table:table-row>
        <table:table-row table:style-name="ro1">
          <table:table-cell office:value-type="float" office:value="0.3612999679" calcext:value-type="float">
            <text:p>0.3612999679</text:p>
          </table:table-cell>
          <table:table-cell office:value-type="float" office:value="0.3922997022" calcext:value-type="float">
            <text:p>0.3922997022</text:p>
          </table:table-cell>
          <table:table-cell table:number-columns-repeated="8"/>
        </table:table-row>
        <table:table-row table:style-name="ro1">
          <table:table-cell office:value-type="float" office:value="0.4422998599" calcext:value-type="float">
            <text:p>0.4422998599</text:p>
          </table:table-cell>
          <table:table-cell office:value-type="float" office:value="0.3097000099" calcext:value-type="float">
            <text:p>0.3097000099</text:p>
          </table:table-cell>
          <table:table-cell table:number-columns-repeated="8"/>
        </table:table-row>
        <table:table-row table:style-name="ro1">
          <table:table-cell office:value-type="float" office:value="0.37349988" calcext:value-type="float">
            <text:p>0.37349988</text:p>
          </table:table-cell>
          <table:table-cell office:value-type="float" office:value="0.37519993" calcext:value-type="float">
            <text:p>0.37519993</text:p>
          </table:table-cell>
          <table:table-cell table:number-columns-repeated="8"/>
        </table:table-row>
        <table:table-row table:style-name="ro1">
          <table:table-cell office:value-type="float" office:value="0.44130011" calcext:value-type="float">
            <text:p>0.44130011</text:p>
          </table:table-cell>
          <table:table-cell office:value-type="float" office:value="0.3050997899" calcext:value-type="float">
            <text:p>0.3050997899</text:p>
          </table:table-cell>
          <table:table-cell table:number-columns-repeated="8"/>
        </table:table-row>
        <table:table-row table:style-name="ro1">
          <table:table-cell office:value-type="float" office:value="0.38080006" calcext:value-type="float">
            <text:p>0.38080006</text:p>
          </table:table-cell>
          <table:table-cell office:value-type="float" office:value="0.33160008" calcext:value-type="float">
            <text:p>0.33160008</text:p>
          </table:table-cell>
          <table:table-cell table:number-columns-repeated="8"/>
        </table:table-row>
        <table:table-row table:style-name="ro1">
          <table:table-cell office:value-type="float" office:value="0.381500164" calcext:value-type="float">
            <text:p>0.381500164</text:p>
          </table:table-cell>
          <table:table-cell office:value-type="float" office:value="0.3604998901" calcext:value-type="float">
            <text:p>0.3604998901</text:p>
          </table:table-cell>
          <table:table-cell table:number-columns-repeated="8"/>
        </table:table-row>
        <table:table-row table:style-name="ro1">
          <table:table-cell office:value-type="float" office:value="0.3292" calcext:value-type="float">
            <text:p>0.3292</text:p>
          </table:table-cell>
          <table:table-cell office:value-type="float" office:value="0.3108997909" calcext:value-type="float">
            <text:p>0.3108997909</text:p>
          </table:table-cell>
          <table:table-cell table:number-columns-repeated="8"/>
        </table:table-row>
        <table:table-row table:style-name="ro1">
          <table:table-cell office:value-type="float" office:value="0.379399954" calcext:value-type="float">
            <text:p>0.379399954</text:p>
          </table:table-cell>
          <table:table-cell office:value-type="float" office:value="0.3378000301" calcext:value-type="float">
            <text:p>0.3378000301</text:p>
          </table:table-cell>
          <table:table-cell table:number-columns-repeated="8"/>
        </table:table-row>
        <table:table-row table:style-name="ro1">
          <table:table-cell office:value-type="float" office:value="0.422600099" calcext:value-type="float">
            <text:p>0.422600099</text:p>
          </table:table-cell>
          <table:table-cell office:value-type="float" office:value="0.3597999321" calcext:value-type="float">
            <text:p>0.3597999321</text:p>
          </table:table-cell>
          <table:table-cell table:number-columns-repeated="8"/>
        </table:table-row>
        <table:table-row table:style-name="ro1">
          <table:table-cell office:value-type="float" office:value="0.373100069" calcext:value-type="float">
            <text:p>0.373100069</text:p>
          </table:table-cell>
          <table:table-cell office:value-type="float" office:value="0.51209976" calcext:value-type="float">
            <text:p>0.51209976</text:p>
          </table:table-cell>
          <table:table-cell table:number-columns-repeated="8"/>
        </table:table-row>
        <table:table-row table:style-name="ro1">
          <table:table-cell office:value-type="float" office:value="0.41190002" calcext:value-type="float">
            <text:p>0.41190002</text:p>
          </table:table-cell>
          <table:table-cell office:value-type="float" office:value="0.3683999399" calcext:value-type="float">
            <text:p>0.3683999399</text:p>
          </table:table-cell>
          <table:table-cell table:number-columns-repeated="8"/>
        </table:table-row>
        <table:table-row table:style-name="ro1">
          <table:table-cell office:value-type="float" office:value="0.4844000599" calcext:value-type="float">
            <text:p>0.4844000599</text:p>
          </table:table-cell>
          <table:table-cell office:value-type="float" office:value="0.33129991" calcext:value-type="float">
            <text:p>0.33129991</text:p>
          </table:table-cell>
          <table:table-cell table:number-columns-repeated="8"/>
        </table:table-row>
        <table:table-row table:style-name="ro1">
          <table:table-cell office:value-type="float" office:value="0.42049999" calcext:value-type="float">
            <text:p>0.42049999</text:p>
          </table:table-cell>
          <table:table-cell office:value-type="float" office:value="0.3689999" calcext:value-type="float">
            <text:p>0.3689999</text:p>
          </table:table-cell>
          <table:table-cell table:number-columns-repeated="8"/>
        </table:table-row>
        <table:table-row table:style-name="ro1">
          <table:table-cell office:value-type="float" office:value="0.3815001199" calcext:value-type="float">
            <text:p>0.3815001199</text:p>
          </table:table-cell>
          <table:table-cell office:value-type="float" office:value="0.315800066" calcext:value-type="float">
            <text:p>0.315800066</text:p>
          </table:table-cell>
          <table:table-cell table:number-columns-repeated="8"/>
        </table:table-row>
        <table:table-row table:style-name="ro1">
          <table:table-cell office:value-type="float" office:value="0.34799996" calcext:value-type="float">
            <text:p>0.34799996</text:p>
          </table:table-cell>
          <table:table-cell office:value-type="float" office:value="0.33880005" calcext:value-type="float">
            <text:p>0.33880005</text:p>
          </table:table-cell>
          <table:table-cell table:number-columns-repeated="8"/>
        </table:table-row>
        <table:table-row table:style-name="ro1">
          <table:table-cell office:value-type="float" office:value="0.40560012" calcext:value-type="float">
            <text:p>0.40560012</text:p>
          </table:table-cell>
          <table:table-cell office:value-type="float" office:value="0.3985000199" calcext:value-type="float">
            <text:p>0.3985000199</text:p>
          </table:table-cell>
          <table:table-cell table:number-columns-repeated="8"/>
        </table:table-row>
        <table:table-row table:style-name="ro1">
          <table:table-cell office:value-type="float" office:value="0.41519994" calcext:value-type="float">
            <text:p>0.41519994</text:p>
          </table:table-cell>
          <table:table-cell office:value-type="float" office:value="0.3147" calcext:value-type="float">
            <text:p>0.3147</text:p>
          </table:table-cell>
          <table:table-cell table:number-columns-repeated="8"/>
        </table:table-row>
        <table:table-row table:style-name="ro1">
          <table:table-cell office:value-type="float" office:value="0.41809993" calcext:value-type="float">
            <text:p>0.41809993</text:p>
          </table:table-cell>
          <table:table-cell office:value-type="float" office:value="0.36059985" calcext:value-type="float">
            <text:p>0.36059985</text:p>
          </table:table-cell>
          <table:table-cell table:number-columns-repeated="8"/>
        </table:table-row>
        <table:table-row table:style-name="ro1">
          <table:table-cell office:value-type="float" office:value="0.34929995" calcext:value-type="float">
            <text:p>0.34929995</text:p>
          </table:table-cell>
          <table:table-cell office:value-type="float" office:value="0.306100132" calcext:value-type="float">
            <text:p>0.306100132</text:p>
          </table:table-cell>
          <table:table-cell table:number-columns-repeated="8"/>
        </table:table-row>
        <table:table-row table:style-name="ro1">
          <table:table-cell office:value-type="float" office:value="0.382000036" calcext:value-type="float">
            <text:p>0.382000036</text:p>
          </table:table-cell>
          <table:table-cell office:value-type="float" office:value="0.361399968" calcext:value-type="float">
            <text:p>0.361399968</text:p>
          </table:table-cell>
          <table:table-cell table:number-columns-repeated="8"/>
        </table:table-row>
        <table:table-row table:style-name="ro1">
          <table:table-cell office:value-type="float" office:value="0.46290005" calcext:value-type="float">
            <text:p>0.46290005</text:p>
          </table:table-cell>
          <table:table-cell office:value-type="float" office:value="0.36479985" calcext:value-type="float">
            <text:p>0.36479985</text:p>
          </table:table-cell>
          <table:table-cell table:number-columns-repeated="8"/>
        </table:table-row>
        <table:table-row table:style-name="ro1">
          <table:table-cell office:value-type="float" office:value="0.40709998" calcext:value-type="float">
            <text:p>0.40709998</text:p>
          </table:table-cell>
          <table:table-cell office:value-type="float" office:value="0.41750012" calcext:value-type="float">
            <text:p>0.41750012</text:p>
          </table:table-cell>
          <table:table-cell table:number-columns-repeated="8"/>
        </table:table-row>
        <table:table-row table:style-name="ro1">
          <table:table-cell office:value-type="float" office:value="0.41560002" calcext:value-type="float">
            <text:p>0.41560002</text:p>
          </table:table-cell>
          <table:table-cell office:value-type="float" office:value="0.36700003" calcext:value-type="float">
            <text:p>0.36700003</text:p>
          </table:table-cell>
          <table:table-cell table:number-columns-repeated="8"/>
        </table:table-row>
        <table:table-row table:style-name="ro1">
          <table:table-cell office:value-type="float" office:value="0.4292998499" calcext:value-type="float">
            <text:p>0.4292998499</text:p>
          </table:table-cell>
          <table:table-cell office:value-type="float" office:value="0.3701000301" calcext:value-type="float">
            <text:p>0.3701000301</text:p>
          </table:table-cell>
          <table:table-cell table:number-columns-repeated="8"/>
        </table:table-row>
        <table:table-row table:style-name="ro1">
          <table:table-cell office:value-type="float" office:value="0.348199931" calcext:value-type="float">
            <text:p>0.348199931</text:p>
          </table:table-cell>
          <table:table-cell office:value-type="float" office:value="0.2958999901" calcext:value-type="float">
            <text:p>0.2958999901</text:p>
          </table:table-cell>
          <table:table-cell table:number-columns-repeated="8"/>
        </table:table-row>
        <table:table-row table:style-name="ro1">
          <table:table-cell office:value-type="float" office:value="0.4235999399" calcext:value-type="float">
            <text:p>0.4235999399</text:p>
          </table:table-cell>
          <table:table-cell office:value-type="float" office:value="0.3901999499" calcext:value-type="float">
            <text:p>0.3901999499</text:p>
          </table:table-cell>
          <table:table-cell table:number-columns-repeated="8"/>
        </table:table-row>
        <table:table-row table:style-name="ro1">
          <table:table-cell office:value-type="float" office:value="0.3594998401" calcext:value-type="float">
            <text:p>0.3594998401</text:p>
          </table:table-cell>
          <table:table-cell office:value-type="float" office:value="0.33899986" calcext:value-type="float">
            <text:p>0.33899986</text:p>
          </table:table-cell>
          <table:table-cell table:number-columns-repeated="8"/>
        </table:table-row>
        <table:table-row table:style-name="ro1">
          <table:table-cell office:value-type="float" office:value="0.34229996" calcext:value-type="float">
            <text:p>0.34229996</text:p>
          </table:table-cell>
          <table:table-cell office:value-type="float" office:value="0.3813998801" calcext:value-type="float">
            <text:p>0.3813998801</text:p>
          </table:table-cell>
          <table:table-cell table:number-columns-repeated="8"/>
        </table:table-row>
        <table:table-row table:style-name="ro1">
          <table:table-cell office:value-type="float" office:value="0.4113999701" calcext:value-type="float">
            <text:p>0.4113999701</text:p>
          </table:table-cell>
          <table:table-cell office:value-type="float" office:value="0.4677001499" calcext:value-type="float">
            <text:p>0.4677001499</text:p>
          </table:table-cell>
          <table:table-cell table:number-columns-repeated="8"/>
        </table:table-row>
        <table:table-row table:style-name="ro1">
          <table:table-cell office:value-type="float" office:value="0.31250006" calcext:value-type="float">
            <text:p>0.31250006</text:p>
          </table:table-cell>
          <table:table-cell office:value-type="float" office:value="0.407999891" calcext:value-type="float">
            <text:p>0.407999891</text:p>
          </table:table-cell>
          <table:table-cell table:number-columns-repeated="8"/>
        </table:table-row>
        <table:table-row table:style-name="ro1">
          <table:table-cell office:value-type="float" office:value="0.42300006" calcext:value-type="float">
            <text:p>0.42300006</text:p>
          </table:table-cell>
          <table:table-cell office:value-type="float" office:value="0.36820003" calcext:value-type="float">
            <text:p>0.36820003</text:p>
          </table:table-cell>
          <table:table-cell table:number-columns-repeated="8"/>
        </table:table-row>
        <table:table-row table:style-name="ro1">
          <table:table-cell office:value-type="float" office:value="0.4870998881" calcext:value-type="float">
            <text:p>0.4870998881</text:p>
          </table:table-cell>
          <table:table-cell office:value-type="float" office:value="0.3372998401" calcext:value-type="float">
            <text:p>0.3372998401</text:p>
          </table:table-cell>
          <table:table-cell table:number-columns-repeated="8"/>
        </table:table-row>
        <table:table-row table:style-name="ro1">
          <table:table-cell office:value-type="float" office:value="0.47610002" calcext:value-type="float">
            <text:p>0.47610002</text:p>
          </table:table-cell>
          <table:table-cell office:value-type="float" office:value="0.314399918" calcext:value-type="float">
            <text:p>0.314399918</text:p>
          </table:table-cell>
          <table:table-cell table:number-columns-repeated="8"/>
        </table:table-row>
        <table:table-row table:style-name="ro1">
          <table:table-cell office:value-type="float" office:value="0.40139986" calcext:value-type="float">
            <text:p>0.40139986</text:p>
          </table:table-cell>
          <table:table-cell office:value-type="float" office:value="0.37239982" calcext:value-type="float">
            <text:p>0.37239982</text:p>
          </table:table-cell>
          <table:table-cell table:number-columns-repeated="8"/>
        </table:table-row>
        <table:table-row table:style-name="ro1">
          <table:table-cell office:value-type="float" office:value="0.3923998599" calcext:value-type="float">
            <text:p>0.3923998599</text:p>
          </table:table-cell>
          <table:table-cell office:value-type="float" office:value="0.41099978" calcext:value-type="float">
            <text:p>0.41099978</text:p>
          </table:table-cell>
          <table:table-cell table:number-columns-repeated="8"/>
        </table:table-row>
        <table:table-row table:style-name="ro1">
          <table:table-cell office:value-type="float" office:value="0.40640008" calcext:value-type="float">
            <text:p>0.40640008</text:p>
          </table:table-cell>
          <table:table-cell office:value-type="float" office:value="0.33879985" calcext:value-type="float">
            <text:p>0.33879985</text:p>
          </table:table-cell>
          <table:table-cell table:number-columns-repeated="8"/>
        </table:table-row>
        <table:table-row table:style-name="ro1">
          <table:table-cell office:value-type="float" office:value="0.3323001" calcext:value-type="float">
            <text:p>0.3323001</text:p>
          </table:table-cell>
          <table:table-cell office:value-type="float" office:value="0.4025998899" calcext:value-type="float">
            <text:p>0.4025998899</text:p>
          </table:table-cell>
          <table:table-cell table:number-columns-repeated="8"/>
        </table:table-row>
        <table:table-row table:style-name="ro1">
          <table:table-cell office:value-type="float" office:value="0.41019999" calcext:value-type="float">
            <text:p>0.41019999</text:p>
          </table:table-cell>
          <table:table-cell office:value-type="float" office:value="0.36709986" calcext:value-type="float">
            <text:p>0.36709986</text:p>
          </table:table-cell>
          <table:table-cell table:number-columns-repeated="8"/>
        </table:table-row>
        <table:table-row table:style-name="ro1">
          <table:table-cell office:value-type="float" office:value="0.53830038" calcext:value-type="float">
            <text:p>0.53830038</text:p>
          </table:table-cell>
          <table:table-cell office:value-type="float" office:value="0.33869992" calcext:value-type="float">
            <text:p>0.33869992</text:p>
          </table:table-cell>
          <table:table-cell table:number-columns-repeated="8"/>
        </table:table-row>
        <table:table-row table:style-name="ro1">
          <table:table-cell office:value-type="float" office:value="0.376600196" calcext:value-type="float">
            <text:p>0.376600196</text:p>
          </table:table-cell>
          <table:table-cell office:value-type="float" office:value="0.56000003" calcext:value-type="float">
            <text:p>0.56000003</text:p>
          </table:table-cell>
          <table:table-cell table:number-columns-repeated="8"/>
        </table:table-row>
        <table:table-row table:style-name="ro1">
          <table:table-cell office:value-type="float" office:value="0.3817999271" calcext:value-type="float">
            <text:p>0.3817999271</text:p>
          </table:table-cell>
          <table:table-cell office:value-type="float" office:value="0.4072999001" calcext:value-type="float">
            <text:p>0.4072999001</text:p>
          </table:table-cell>
          <table:table-cell table:number-columns-repeated="8"/>
        </table:table-row>
        <table:table-row table:style-name="ro1">
          <table:table-cell office:value-type="float" office:value="0.3364000359" calcext:value-type="float">
            <text:p>0.3364000359</text:p>
          </table:table-cell>
          <table:table-cell office:value-type="float" office:value="0.368399864" calcext:value-type="float">
            <text:p>0.368399864</text:p>
          </table:table-cell>
          <table:table-cell table:number-columns-repeated="8"/>
        </table:table-row>
        <table:table-row table:style-name="ro1">
          <table:table-cell office:value-type="float" office:value="0.3309000701" calcext:value-type="float">
            <text:p>0.3309000701</text:p>
          </table:table-cell>
          <table:table-cell office:value-type="float" office:value="0.2981999399" calcext:value-type="float">
            <text:p>0.2981999399</text:p>
          </table:table-cell>
          <table:table-cell table:number-columns-repeated="8"/>
        </table:table-row>
        <table:table-row table:style-name="ro1">
          <table:table-cell office:value-type="float" office:value="0.36969994" calcext:value-type="float">
            <text:p>0.36969994</text:p>
          </table:table-cell>
          <table:table-cell office:value-type="float" office:value="0.369299914" calcext:value-type="float">
            <text:p>0.369299914</text:p>
          </table:table-cell>
          <table:table-cell table:number-columns-repeated="8"/>
        </table:table-row>
        <table:table-row table:style-name="ro1">
          <table:table-cell office:value-type="float" office:value="0.30039985" calcext:value-type="float">
            <text:p>0.30039985</text:p>
          </table:table-cell>
          <table:table-cell office:value-type="float" office:value="0.3514999701" calcext:value-type="float">
            <text:p>0.3514999701</text:p>
          </table:table-cell>
          <table:table-cell table:number-columns-repeated="8"/>
        </table:table-row>
        <table:table-row table:style-name="ro1">
          <table:table-cell office:value-type="float" office:value="0.38779977" calcext:value-type="float">
            <text:p>0.38779977</text:p>
          </table:table-cell>
          <table:table-cell office:value-type="float" office:value="0.3650000499" calcext:value-type="float">
            <text:p>0.3650000499</text:p>
          </table:table-cell>
          <table:table-cell table:number-columns-repeated="8"/>
        </table:table-row>
        <table:table-row table:style-name="ro1">
          <table:table-cell office:value-type="float" office:value="0.35069997" calcext:value-type="float">
            <text:p>0.35069997</text:p>
          </table:table-cell>
          <table:table-cell office:value-type="float" office:value="0.31849988" calcext:value-type="float">
            <text:p>0.31849988</text:p>
          </table:table-cell>
          <table:table-cell table:number-columns-repeated="8"/>
        </table:table-row>
        <table:table-row table:style-name="ro1">
          <table:table-cell office:value-type="float" office:value="0.3514998299" calcext:value-type="float">
            <text:p>0.3514998299</text:p>
          </table:table-cell>
          <table:table-cell office:value-type="float" office:value="0.3496" calcext:value-type="float">
            <text:p>0.3496</text:p>
          </table:table-cell>
          <table:table-cell table:number-columns-repeated="8"/>
        </table:table-row>
        <table:table-row table:style-name="ro1">
          <table:table-cell office:value-type="float" office:value="0.47099993" calcext:value-type="float">
            <text:p>0.47099993</text:p>
          </table:table-cell>
          <table:table-cell office:value-type="float" office:value="0.36479984" calcext:value-type="float">
            <text:p>0.36479984</text:p>
          </table:table-cell>
          <table:table-cell table:number-columns-repeated="8"/>
        </table:table-row>
        <table:table-row table:style-name="ro1">
          <table:table-cell office:value-type="float" office:value="0.53660007" calcext:value-type="float">
            <text:p>0.53660007</text:p>
          </table:table-cell>
          <table:table-cell office:value-type="float" office:value="0.3713997099" calcext:value-type="float">
            <text:p>0.3713997099</text:p>
          </table:table-cell>
          <table:table-cell table:number-columns-repeated="8"/>
        </table:table-row>
        <table:table-row table:style-name="ro1">
          <table:table-cell office:value-type="float" office:value="0.4191001301" calcext:value-type="float">
            <text:p>0.4191001301</text:p>
          </table:table-cell>
          <table:table-cell office:value-type="float" office:value="0.54440031" calcext:value-type="float">
            <text:p>0.54440031</text:p>
          </table:table-cell>
          <table:table-cell table:number-columns-repeated="8"/>
        </table:table-row>
        <table:table-row table:style-name="ro1">
          <table:table-cell office:value-type="float" office:value="0.3859999901" calcext:value-type="float">
            <text:p>0.3859999901</text:p>
          </table:table-cell>
          <table:table-cell office:value-type="float" office:value="0.3575998402" calcext:value-type="float">
            <text:p>0.3575998402</text:p>
          </table:table-cell>
          <table:table-cell table:number-columns-repeated="8"/>
        </table:table-row>
        <table:table-row table:style-name="ro1">
          <table:table-cell office:value-type="float" office:value="0.43779987" calcext:value-type="float">
            <text:p>0.43779987</text:p>
          </table:table-cell>
          <table:table-cell office:value-type="float" office:value="0.29649985" calcext:value-type="float">
            <text:p>0.29649985</text:p>
          </table:table-cell>
          <table:table-cell table:number-columns-repeated="8"/>
        </table:table-row>
        <table:table-row table:style-name="ro1">
          <table:table-cell office:value-type="float" office:value="0.4776999201" calcext:value-type="float">
            <text:p>0.4776999201</text:p>
          </table:table-cell>
          <table:table-cell office:value-type="float" office:value="0.3123998571" calcext:value-type="float">
            <text:p>0.3123998571</text:p>
          </table:table-cell>
          <table:table-cell table:number-columns-repeated="8"/>
        </table:table-row>
        <table:table-row table:style-name="ro1">
          <table:table-cell office:value-type="float" office:value="0.39089999" calcext:value-type="float">
            <text:p>0.39089999</text:p>
          </table:table-cell>
          <table:table-cell office:value-type="float" office:value="0.2928000001" calcext:value-type="float">
            <text:p>0.2928000001</text:p>
          </table:table-cell>
          <table:table-cell table:number-columns-repeated="8"/>
        </table:table-row>
        <table:table-row table:style-name="ro1">
          <table:table-cell office:value-type="float" office:value="0.4099001" calcext:value-type="float">
            <text:p>0.4099001</text:p>
          </table:table-cell>
          <table:table-cell office:value-type="float" office:value="0.3339998501" calcext:value-type="float">
            <text:p>0.3339998501</text:p>
          </table:table-cell>
          <table:table-cell table:number-columns-repeated="8"/>
        </table:table-row>
        <table:table-row table:style-name="ro1">
          <table:table-cell office:value-type="float" office:value="0.45870025" calcext:value-type="float">
            <text:p>0.45870025</text:p>
          </table:table-cell>
          <table:table-cell office:value-type="float" office:value="0.30749983" calcext:value-type="float">
            <text:p>0.30749983</text:p>
          </table:table-cell>
          <table:table-cell table:number-columns-repeated="8"/>
        </table:table-row>
        <table:table-row table:style-name="ro1">
          <table:table-cell office:value-type="float" office:value="0.40769989" calcext:value-type="float">
            <text:p>0.40769989</text:p>
          </table:table-cell>
          <table:table-cell office:value-type="float" office:value="0.3275999199" calcext:value-type="float">
            <text:p>0.3275999199</text:p>
          </table:table-cell>
          <table:table-cell table:number-columns-repeated="8"/>
        </table:table-row>
        <table:table-row table:style-name="ro1">
          <table:table-cell office:value-type="float" office:value="0.3864999002" calcext:value-type="float">
            <text:p>0.3864999002</text:p>
          </table:table-cell>
          <table:table-cell office:value-type="float" office:value="0.35079989" calcext:value-type="float">
            <text:p>0.35079989</text:p>
          </table:table-cell>
          <table:table-cell table:number-columns-repeated="8"/>
        </table:table-row>
        <table:table-row table:style-name="ro1">
          <table:table-cell office:value-type="float" office:value="0.354399856" calcext:value-type="float">
            <text:p>0.354399856</text:p>
          </table:table-cell>
          <table:table-cell office:value-type="float" office:value="0.31259983" calcext:value-type="float">
            <text:p>0.31259983</text:p>
          </table:table-cell>
          <table:table-cell table:number-columns-repeated="8"/>
        </table:table-row>
        <table:table-row table:style-name="ro1">
          <table:table-cell office:value-type="float" office:value="0.29789986" calcext:value-type="float">
            <text:p>0.29789986</text:p>
          </table:table-cell>
          <table:table-cell office:value-type="float" office:value="0.2971999399" calcext:value-type="float">
            <text:p>0.2971999399</text:p>
          </table:table-cell>
          <table:table-cell table:number-columns-repeated="8"/>
        </table:table-row>
        <table:table-row table:style-name="ro1">
          <table:table-cell office:value-type="float" office:value="0.3903000401" calcext:value-type="float">
            <text:p>0.3903000401</text:p>
          </table:table-cell>
          <table:table-cell office:value-type="float" office:value="0.36549983" calcext:value-type="float">
            <text:p>0.36549983</text:p>
          </table:table-cell>
          <table:table-cell table:number-columns-repeated="8"/>
        </table:table-row>
        <table:table-row table:style-name="ro1">
          <table:table-cell office:value-type="float" office:value="0.3906998699" calcext:value-type="float">
            <text:p>0.3906998699</text:p>
          </table:table-cell>
          <table:table-cell office:value-type="float" office:value="0.3503998499" calcext:value-type="float">
            <text:p>0.3503998499</text:p>
          </table:table-cell>
          <table:table-cell table:number-columns-repeated="8"/>
        </table:table-row>
        <table:table-row table:style-name="ro1">
          <table:table-cell office:value-type="float" office:value="0.347399969" calcext:value-type="float">
            <text:p>0.347399969</text:p>
          </table:table-cell>
          <table:table-cell office:value-type="float" office:value="0.3316997599" calcext:value-type="float">
            <text:p>0.3316997599</text:p>
          </table:table-cell>
          <table:table-cell table:number-columns-repeated="8"/>
        </table:table-row>
        <table:table-row table:style-name="ro1">
          <table:table-cell office:value-type="float" office:value="0.3499999301" calcext:value-type="float">
            <text:p>0.3499999301</text:p>
          </table:table-cell>
          <table:table-cell office:value-type="float" office:value="0.3671999099" calcext:value-type="float">
            <text:p>0.3671999099</text:p>
          </table:table-cell>
          <table:table-cell table:number-columns-repeated="8"/>
        </table:table-row>
        <table:table-row table:style-name="ro1">
          <table:table-cell office:value-type="float" office:value="0.29090001" calcext:value-type="float">
            <text:p>0.29090001</text:p>
          </table:table-cell>
          <table:table-cell office:value-type="float" office:value="0.3351998401" calcext:value-type="float">
            <text:p>0.3351998401</text:p>
          </table:table-cell>
          <table:table-cell table:number-columns-repeated="8"/>
        </table:table-row>
        <table:table-row table:style-name="ro1">
          <table:table-cell office:value-type="float" office:value="0.3982998199" calcext:value-type="float">
            <text:p>0.3982998199</text:p>
          </table:table-cell>
          <table:table-cell office:value-type="float" office:value="0.3181998201" calcext:value-type="float">
            <text:p>0.3181998201</text:p>
          </table:table-cell>
          <table:table-cell table:number-columns-repeated="8"/>
        </table:table-row>
        <table:table-row table:style-name="ro1">
          <table:table-cell office:value-type="float" office:value="0.3859999799" calcext:value-type="float">
            <text:p>0.3859999799</text:p>
          </table:table-cell>
          <table:table-cell office:value-type="float" office:value="0.3320999601" calcext:value-type="float">
            <text:p>0.3320999601</text:p>
          </table:table-cell>
          <table:table-cell table:number-columns-repeated="8"/>
        </table:table-row>
        <table:table-row table:style-name="ro1">
          <table:table-cell office:value-type="float" office:value="0.3583997699" calcext:value-type="float">
            <text:p>0.3583997699</text:p>
          </table:table-cell>
          <table:table-cell office:value-type="float" office:value="0.3111999102" calcext:value-type="float">
            <text:p>0.3111999102</text:p>
          </table:table-cell>
          <table:table-cell table:number-columns-repeated="8"/>
        </table:table-row>
        <table:table-row table:style-name="ro1">
          <table:table-cell office:value-type="float" office:value="0.3389998101" calcext:value-type="float">
            <text:p>0.3389998101</text:p>
          </table:table-cell>
          <table:table-cell office:value-type="float" office:value="0.31249988" calcext:value-type="float">
            <text:p>0.31249988</text:p>
          </table:table-cell>
          <table:table-cell table:number-columns-repeated="8"/>
        </table:table-row>
        <table:table-row table:style-name="ro1">
          <table:table-cell office:value-type="float" office:value="0.29489995" calcext:value-type="float">
            <text:p>0.29489995</text:p>
          </table:table-cell>
          <table:table-cell office:value-type="float" office:value="0.33810005" calcext:value-type="float">
            <text:p>0.33810005</text:p>
          </table:table-cell>
          <table:table-cell table:number-columns-repeated="8"/>
        </table:table-row>
        <table:table-row table:style-name="ro1">
          <table:table-cell office:value-type="float" office:value="0.35439993" calcext:value-type="float">
            <text:p>0.35439993</text:p>
          </table:table-cell>
          <table:table-cell office:value-type="float" office:value="0.29999988" calcext:value-type="float">
            <text:p>0.29999988</text:p>
          </table:table-cell>
          <table:table-cell table:number-columns-repeated="8"/>
        </table:table-row>
        <table:table-row table:style-name="ro1">
          <table:table-cell office:value-type="float" office:value="0.2924998699" calcext:value-type="float">
            <text:p>0.2924998699</text:p>
          </table:table-cell>
          <table:table-cell office:value-type="float" office:value="0.34549989" calcext:value-type="float">
            <text:p>0.34549989</text:p>
          </table:table-cell>
          <table:table-cell table:number-columns-repeated="8"/>
        </table:table-row>
        <table:table-row table:style-name="ro1">
          <table:table-cell office:value-type="float" office:value="0.34669997" calcext:value-type="float">
            <text:p>0.34669997</text:p>
          </table:table-cell>
          <table:table-cell office:value-type="float" office:value="0.3095999899" calcext:value-type="float">
            <text:p>0.3095999899</text:p>
          </table:table-cell>
          <table:table-cell table:number-columns-repeated="8"/>
        </table:table-row>
        <table:table-row table:style-name="ro1">
          <table:table-cell office:value-type="float" office:value="0.36279983" calcext:value-type="float">
            <text:p>0.36279983</text:p>
          </table:table-cell>
          <table:table-cell office:value-type="float" office:value="0.310299623" calcext:value-type="float">
            <text:p>0.310299623</text:p>
          </table:table-cell>
          <table:table-cell table:number-columns-repeated="8"/>
        </table:table-row>
        <table:table-row table:style-name="ro1">
          <table:table-cell office:value-type="float" office:value="0.3042998" calcext:value-type="float">
            <text:p>0.3042998</text:p>
          </table:table-cell>
          <table:table-cell office:value-type="float" office:value="0.392599743" calcext:value-type="float">
            <text:p>0.392599743</text:p>
          </table:table-cell>
          <table:table-cell table:number-columns-repeated="8"/>
        </table:table-row>
        <table:table-row table:style-name="ro1">
          <table:table-cell office:value-type="float" office:value="0.3441999299" calcext:value-type="float">
            <text:p>0.3441999299</text:p>
          </table:table-cell>
          <table:table-cell office:value-type="float" office:value="0.3313998141" calcext:value-type="float">
            <text:p>0.3313998141</text:p>
          </table:table-cell>
          <table:table-cell table:number-columns-repeated="8"/>
        </table:table-row>
        <table:table-row table:style-name="ro1">
          <table:table-cell office:value-type="float" office:value="0.3081998399" calcext:value-type="float">
            <text:p>0.3081998399</text:p>
          </table:table-cell>
          <table:table-cell office:value-type="float" office:value="0.55860034" calcext:value-type="float">
            <text:p>0.55860034</text:p>
          </table:table-cell>
          <table:table-cell table:number-columns-repeated="8"/>
        </table:table-row>
        <table:table-row table:style-name="ro1">
          <table:table-cell office:value-type="float" office:value="0.3355997801" calcext:value-type="float">
            <text:p>0.3355997801</text:p>
          </table:table-cell>
          <table:table-cell office:value-type="float" office:value="0.2844999" calcext:value-type="float">
            <text:p>0.2844999</text:p>
          </table:table-cell>
          <table:table-cell table:number-columns-repeated="8"/>
        </table:table-row>
        <table:table-row table:style-name="ro1">
          <table:table-cell office:value-type="float" office:value="0.30419977" calcext:value-type="float">
            <text:p>0.30419977</text:p>
          </table:table-cell>
          <table:table-cell office:value-type="float" office:value="0.374099748" calcext:value-type="float">
            <text:p>0.374099748</text:p>
          </table:table-cell>
          <table:table-cell table:number-columns-repeated="8"/>
        </table:table-row>
        <table:table-row table:style-name="ro1">
          <table:table-cell office:value-type="float" office:value="0.3606997399" calcext:value-type="float">
            <text:p>0.3606997399</text:p>
          </table:table-cell>
          <table:table-cell office:value-type="float" office:value="0.28929991" calcext:value-type="float">
            <text:p>0.28929991</text:p>
          </table:table-cell>
          <table:table-cell table:number-columns-repeated="8"/>
        </table:table-row>
        <table:table-row table:style-name="ro1">
          <table:table-cell office:value-type="float" office:value="0.31229988" calcext:value-type="float">
            <text:p>0.31229988</text:p>
          </table:table-cell>
          <table:table-cell office:value-type="float" office:value="0.36529975" calcext:value-type="float">
            <text:p>0.36529975</text:p>
          </table:table-cell>
          <table:table-cell table:number-columns-repeated="8"/>
        </table:table-row>
        <table:table-row table:style-name="ro1">
          <table:table-cell office:value-type="float" office:value="0.3230999002" calcext:value-type="float">
            <text:p>0.3230999002</text:p>
          </table:table-cell>
          <table:table-cell office:value-type="float" office:value="0.28479993" calcext:value-type="float">
            <text:p>0.28479993</text:p>
          </table:table-cell>
          <table:table-cell table:number-columns-repeated="8"/>
        </table:table-row>
        <table:table-row table:style-name="ro1">
          <table:table-cell office:value-type="float" office:value="0.34019999" calcext:value-type="float">
            <text:p>0.34019999</text:p>
          </table:table-cell>
          <table:table-cell office:value-type="float" office:value="0.35739991" calcext:value-type="float">
            <text:p>0.35739991</text:p>
          </table:table-cell>
          <table:table-cell table:number-columns-repeated="8"/>
        </table:table-row>
        <table:table-row table:style-name="ro1">
          <table:table-cell office:value-type="float" office:value="0.3967997299" calcext:value-type="float">
            <text:p>0.3967997299</text:p>
          </table:table-cell>
          <table:table-cell office:value-type="float" office:value="0.3958997699" calcext:value-type="float">
            <text:p>0.3958997699</text:p>
          </table:table-cell>
          <table:table-cell table:number-columns-repeated="8"/>
        </table:table-row>
        <table:table-row table:style-name="ro1">
          <table:table-cell office:value-type="float" office:value="0.28159997" calcext:value-type="float">
            <text:p>0.28159997</text:p>
          </table:table-cell>
          <table:table-cell office:value-type="float" office:value="0.36279993" calcext:value-type="float">
            <text:p>0.36279993</text:p>
          </table:table-cell>
          <table:table-cell table:number-columns-repeated="8"/>
        </table:table-row>
        <table:table-row table:style-name="ro1">
          <table:table-cell office:value-type="float" office:value="0.36819988" calcext:value-type="float">
            <text:p>0.36819988</text:p>
          </table:table-cell>
          <table:table-cell office:value-type="float" office:value="0.33189999" calcext:value-type="float">
            <text:p>0.33189999</text:p>
          </table:table-cell>
          <table:table-cell table:number-columns-repeated="8"/>
        </table:table-row>
        <table:table-row table:style-name="ro1">
          <table:table-cell office:value-type="float" office:value="0.30909982" calcext:value-type="float">
            <text:p>0.30909982</text:p>
          </table:table-cell>
          <table:table-cell office:value-type="float" office:value="0.84500066" calcext:value-type="float">
            <text:p>0.84500066</text:p>
          </table:table-cell>
          <table:table-cell table:number-columns-repeated="8"/>
        </table:table-row>
        <table:table-row table:style-name="ro1">
          <table:table-cell office:value-type="float" office:value="0.3426998601" calcext:value-type="float">
            <text:p>0.3426998601</text:p>
          </table:table-cell>
          <table:table-cell office:value-type="float" office:value="0.2804999099" calcext:value-type="float">
            <text:p>0.2804999099</text:p>
          </table:table-cell>
          <table:table-cell table:number-columns-repeated="8"/>
        </table:table-row>
        <table:table-row table:style-name="ro1">
          <table:table-cell office:value-type="float" office:value="0.32189989" calcext:value-type="float">
            <text:p>0.32189989</text:p>
          </table:table-cell>
          <table:table-cell office:value-type="float" office:value="0.3273998141" calcext:value-type="float">
            <text:p>0.3273998141</text:p>
          </table:table-cell>
          <table:table-cell table:number-columns-repeated="8"/>
        </table:table-row>
        <table:table-row table:style-name="ro1">
          <table:table-cell office:value-type="float" office:value="0.33549995" calcext:value-type="float">
            <text:p>0.33549995</text:p>
          </table:table-cell>
          <table:table-cell office:value-type="float" office:value="0.2968997701" calcext:value-type="float">
            <text:p>0.2968997701</text:p>
          </table:table-cell>
          <table:table-cell table:number-columns-repeated="8"/>
        </table:table-row>
        <table:table-row table:style-name="ro1">
          <table:table-cell office:value-type="float" office:value="0.36629992" calcext:value-type="float">
            <text:p>0.36629992</text:p>
          </table:table-cell>
          <table:table-cell office:value-type="float" office:value="0.3332998051" calcext:value-type="float">
            <text:p>0.3332998051</text:p>
          </table:table-cell>
          <table:table-cell table:number-columns-repeated="8"/>
        </table:table-row>
        <table:table-row table:style-name="ro1">
          <table:table-cell office:value-type="float" office:value="0.336499892" calcext:value-type="float">
            <text:p>0.336499892</text:p>
          </table:table-cell>
          <table:table-cell office:value-type="float" office:value="0.3096" calcext:value-type="float">
            <text:p>0.3096</text:p>
          </table:table-cell>
          <table:table-cell table:number-columns-repeated="8"/>
        </table:table-row>
        <table:table-row table:style-name="ro1">
          <table:table-cell office:value-type="float" office:value="0.3512999199" calcext:value-type="float">
            <text:p>0.3512999199</text:p>
          </table:table-cell>
          <table:table-cell office:value-type="float" office:value="0.3150999899" calcext:value-type="float">
            <text:p>0.3150999899</text:p>
          </table:table-cell>
          <table:table-cell table:number-columns-repeated="8"/>
        </table:table-row>
        <table:table-row table:style-name="ro1">
          <table:table-cell office:value-type="float" office:value="0.3419999699" calcext:value-type="float">
            <text:p>0.3419999699</text:p>
          </table:table-cell>
          <table:table-cell office:value-type="float" office:value="0.34539988" calcext:value-type="float">
            <text:p>0.34539988</text:p>
          </table:table-cell>
          <table:table-cell table:number-columns-repeated="8"/>
        </table:table-row>
        <table:table-row table:style-name="ro1">
          <table:table-cell office:value-type="float" office:value="0.34459985" calcext:value-type="float">
            <text:p>0.34459985</text:p>
          </table:table-cell>
          <table:table-cell office:value-type="float" office:value="0.3489999181" calcext:value-type="float">
            <text:p>0.3489999181</text:p>
          </table:table-cell>
          <table:table-cell table:number-columns-repeated="8"/>
        </table:table-row>
        <table:table-row table:style-name="ro1">
          <table:table-cell office:value-type="float" office:value="0.3559999201" calcext:value-type="float">
            <text:p>0.3559999201</text:p>
          </table:table-cell>
          <table:table-cell office:value-type="float" office:value="0.30389995" calcext:value-type="float">
            <text:p>0.30389995</text:p>
          </table:table-cell>
          <table:table-cell table:number-columns-repeated="8"/>
        </table:table-row>
        <table:table-row table:style-name="ro1">
          <table:table-cell office:value-type="float" office:value="0.3276998301" calcext:value-type="float">
            <text:p>0.3276998301</text:p>
          </table:table-cell>
          <table:table-cell office:value-type="float" office:value="0.3322998209" calcext:value-type="float">
            <text:p>0.3322998209</text:p>
          </table:table-cell>
          <table:table-cell table:number-columns-repeated="8"/>
        </table:table-row>
        <table:table-row table:style-name="ro1">
          <table:table-cell office:value-type="float" office:value="0.3650000101" calcext:value-type="float">
            <text:p>0.3650000101</text:p>
          </table:table-cell>
          <table:table-cell office:value-type="float" office:value="0.2638999902" calcext:value-type="float">
            <text:p>0.2638999902</text:p>
          </table:table-cell>
          <table:table-cell table:number-columns-repeated="8"/>
        </table:table-row>
        <table:table-row table:style-name="ro1">
          <table:table-cell office:value-type="float" office:value="0.3561999609" calcext:value-type="float">
            <text:p>0.3561999609</text:p>
          </table:table-cell>
          <table:table-cell office:value-type="float" office:value="0.41749985" calcext:value-type="float">
            <text:p>0.41749985</text:p>
          </table:table-cell>
          <table:table-cell table:number-columns-repeated="8"/>
        </table:table-row>
        <table:table-row table:style-name="ro1">
          <table:table-cell office:value-type="float" office:value="0.3704999961" calcext:value-type="float">
            <text:p>0.3704999961</text:p>
          </table:table-cell>
          <table:table-cell office:value-type="float" office:value="0.2925999399" calcext:value-type="float">
            <text:p>0.2925999399</text:p>
          </table:table-cell>
          <table:table-cell table:number-columns-repeated="8"/>
        </table:table-row>
        <table:table-row table:style-name="ro1">
          <table:table-cell office:value-type="float" office:value="0.3606001201" calcext:value-type="float">
            <text:p>0.3606001201</text:p>
          </table:table-cell>
          <table:table-cell office:value-type="float" office:value="0.37609987" calcext:value-type="float">
            <text:p>0.37609987</text:p>
          </table:table-cell>
          <table:table-cell table:number-columns-repeated="8"/>
        </table:table-row>
        <table:table-row table:style-name="ro1">
          <table:table-cell office:value-type="float" office:value="0.3757998199" calcext:value-type="float">
            <text:p>0.3757998199</text:p>
          </table:table-cell>
          <table:table-cell office:value-type="float" office:value="0.3664998899" calcext:value-type="float">
            <text:p>0.3664998899</text:p>
          </table:table-cell>
          <table:table-cell table:number-columns-repeated="8"/>
        </table:table-row>
        <table:table-row table:style-name="ro1">
          <table:table-cell office:value-type="float" office:value="0.32109998" calcext:value-type="float">
            <text:p>0.32109998</text:p>
          </table:table-cell>
          <table:table-cell office:value-type="float" office:value="0.3217998719" calcext:value-type="float">
            <text:p>0.3217998719</text:p>
          </table:table-cell>
          <table:table-cell table:number-columns-repeated="8"/>
        </table:table-row>
        <table:table-row table:style-name="ro1">
          <table:table-cell office:value-type="float" office:value="0.3478998139" calcext:value-type="float">
            <text:p>0.3478998139</text:p>
          </table:table-cell>
          <table:table-cell office:value-type="float" office:value="0.58410035" calcext:value-type="float">
            <text:p>0.58410035</text:p>
          </table:table-cell>
          <table:table-cell table:number-columns-repeated="8"/>
        </table:table-row>
        <table:table-row table:style-name="ro1">
          <table:table-cell office:value-type="float" office:value="0.3168998" calcext:value-type="float">
            <text:p>0.3168998</text:p>
          </table:table-cell>
          <table:table-cell office:value-type="float" office:value="0.5281000201" calcext:value-type="float">
            <text:p>0.5281000201</text:p>
          </table:table-cell>
          <table:table-cell table:number-columns-repeated="8"/>
        </table:table-row>
        <table:table-row table:style-name="ro1">
          <table:table-cell office:value-type="float" office:value="0.3933998399" calcext:value-type="float">
            <text:p>0.3933998399</text:p>
          </table:table-cell>
          <table:table-cell office:value-type="float" office:value="0.2783999601" calcext:value-type="float">
            <text:p>0.2783999601</text:p>
          </table:table-cell>
          <table:table-cell table:number-columns-repeated="8"/>
        </table:table-row>
        <table:table-row table:style-name="ro1">
          <table:table-cell office:value-type="float" office:value="0.33559982" calcext:value-type="float">
            <text:p>0.33559982</text:p>
          </table:table-cell>
          <table:table-cell office:value-type="float" office:value="0.36859984" calcext:value-type="float">
            <text:p>0.36859984</text:p>
          </table:table-cell>
          <table:table-cell table:number-columns-repeated="8"/>
        </table:table-row>
        <table:table-row table:style-name="ro1">
          <table:table-cell office:value-type="float" office:value="0.3851998799" calcext:value-type="float">
            <text:p>0.3851998799</text:p>
          </table:table-cell>
          <table:table-cell office:value-type="float" office:value="0.32969993" calcext:value-type="float">
            <text:p>0.32969993</text:p>
          </table:table-cell>
          <table:table-cell table:number-columns-repeated="8"/>
        </table:table-row>
        <table:table-row table:style-name="ro1">
          <table:table-cell office:value-type="float" office:value="0.38319998" calcext:value-type="float">
            <text:p>0.38319998</text:p>
          </table:table-cell>
          <table:table-cell office:value-type="float" office:value="0.3730998599" calcext:value-type="float">
            <text:p>0.3730998599</text:p>
          </table:table-cell>
          <table:table-cell table:number-columns-repeated="8"/>
        </table:table-row>
        <table:table-row table:style-name="ro1">
          <table:table-cell office:value-type="float" office:value="0.3679998099" calcext:value-type="float">
            <text:p>0.3679998099</text:p>
          </table:table-cell>
          <table:table-cell office:value-type="float" office:value="0.3268998499" calcext:value-type="float">
            <text:p>0.3268998499</text:p>
          </table:table-cell>
          <table:table-cell table:number-columns-repeated="8"/>
        </table:table-row>
        <table:table-row table:style-name="ro1">
          <table:table-cell office:value-type="float" office:value="0.37869985" calcext:value-type="float">
            <text:p>0.37869985</text:p>
          </table:table-cell>
          <table:table-cell office:value-type="float" office:value="0.3222998899" calcext:value-type="float">
            <text:p>0.3222998899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float" office:value="0.334900001" calcext:value-type="float">
            <text:p>0.334900001</text:p>
          </table:table-cell>
          <table:table-cell table:number-columns-repeated="8"/>
        </table:table-row>
        <table:table-row table:style-name="ro1">
          <table:table-cell office:value-type="float" office:value="2.78649881" calcext:value-type="float">
            <text:p>2.78649881</text:p>
          </table:table-cell>
          <table:table-cell table:number-columns-repeated="9"/>
        </table:table-row>
        <table:table-row table:style-name="ro1" table:number-rows-repeated="10482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onshader Test 1" table:style-name="ta1">
        <table:shapes>
          <draw:frame draw:z-index="0" draw:style-name="gr1" draw:text-style-name="P1" svg:width="15.999cm" svg:height="8.999cm" svg:x="27.925cm" svg:y="8.856cm">
            <draw:object draw:notify-on-update-of-ranges="'Toonshader Test 1'.I33:'Toonshader Test 1'.J33 'Toonshader Test 1'.I34:'Toonshader Test 1'.J34 'Toonshader Test 1'.I32:'Toonshader Test 1'.J32 'Toonshader Test 1'.I35:'Toonshader Test 1'.J35 'Toonshader Test 1'.I36:'Toonshader Test 1'.J36 'Toonshader Test 1'.I37:'Toonshader Test 1'.J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ce1"/>
        <table:table-column table:style-name="co1" table:default-cell-style-name="ce2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otal USG(msec)</text:p>
          </table:table-cell>
          <table:table-cell office:value-type="string" calcext:value-type="string">
            <text:p>Total HLSL(msec)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Standard Error</text:p>
          </table:table-cell>
          <table:table-cell/>
          <table:table-cell office:value-type="string" calcext:value-type="string">
            <text:p>Median</text:p>
          </table:table-cell>
        </table:table-row>
        <table:table-row table:style-name="ro1">
          <table:table-cell office:value-type="float" office:value="0.67650031" calcext:value-type="float">
            <text:p>0.67650031</text:p>
          </table:table-cell>
          <table:table-cell office:value-type="float" office:value="0.73140021" calcext:value-type="float">
            <text:p>0.73140021</text:p>
          </table:table-cell>
          <table:table-cell/>
          <table:table-cell table:style-name="ce1" office:value-type="string" calcext:value-type="string">
            <text:p>USG:</text:p>
          </table:table-cell>
          <table:table-cell table:style-name="ce1" table:formula="of:=AVERAGE([.A2:.A301])" office:value-type="float" office:value="0.644247181622333" calcext:value-type="float">
            <text:p>0.644247181622333</text:p>
          </table:table-cell>
          <table:table-cell table:style-name="ce1" table:formula="of:=VAR([.A2:.A301])" office:value-type="float" office:value="0.0353914714266564" calcext:value-type="float">
            <text:p>0.035391471426656</text:p>
          </table:table-cell>
          <table:table-cell table:style-name="ce1" table:formula="of:=STDEVP([.A2:.A301])" office:value-type="float" office:value="0.187812406020567" calcext:value-type="float">
            <text:p>0.187812406020567</text:p>
          </table:table-cell>
          <table:table-cell table:style-name="ce5" table:formula="of:=([.G2])/(SQRT(COUNT([.A2:.A301])))" office:value-type="float" office:value="0.0108433543173126" calcext:value-type="float">
            <text:p>0.010843354317313</text:p>
          </table:table-cell>
          <table:table-cell/>
          <table:table-cell table:formula="of:=MEDIAN([.A2:.A301])" office:value-type="float" office:value="0.59510016" calcext:value-type="float">
            <text:p>0.59510016</text:p>
          </table:table-cell>
        </table:table-row>
        <table:table-row table:style-name="ro1">
          <table:table-cell office:value-type="float" office:value="0.6337003" calcext:value-type="float">
            <text:p>0.6337003</text:p>
          </table:table-cell>
          <table:table-cell office:value-type="float" office:value="0.8923002" calcext:value-type="float">
            <text:p>0.8923002</text:p>
          </table:table-cell>
          <table:table-cell/>
          <table:table-cell table:style-name="ce2" office:value-type="string" calcext:value-type="string">
            <text:p>HLSL:</text:p>
          </table:table-cell>
          <table:table-cell table:style-name="ce2" table:formula="of:=AVERAGE([.B2:.B301])" office:value-type="float" office:value="0.650672482981333" calcext:value-type="float">
            <text:p>0.650672482981333</text:p>
          </table:table-cell>
          <table:table-cell table:style-name="ce2" table:formula="of:=VAR([.B1:.B301])" office:value-type="float" office:value="0.0387867551423534" calcext:value-type="float">
            <text:p>0.038786755142353</text:p>
          </table:table-cell>
          <table:table-cell table:style-name="ce2" table:formula="of:=STDEVP([.B1:.B301])" office:value-type="float" office:value="0.196615019666722" calcext:value-type="float">
            <text:p>0.196615019666722</text:p>
          </table:table-cell>
          <table:table-cell table:style-name="ce2" table:formula="of:=([.G3])/(SQRT(COUNT([.B2:.B301])))" office:value-type="float" office:value="0.0113515734531306" calcext:value-type="float">
            <text:p>0.011351573453131</text:p>
          </table:table-cell>
          <table:table-cell/>
          <table:table-cell table:formula="of:=MEDIAN([.B2:.B301])" office:value-type="float" office:value="0.5933005655" calcext:value-type="float">
            <text:p>0.5933005655</text:p>
          </table:table-cell>
        </table:table-row>
        <table:table-row table:style-name="ro1">
          <table:table-cell office:value-type="float" office:value="1.056899601" calcext:value-type="float">
            <text:p>1.056899601</text:p>
          </table:table-cell>
          <table:table-cell office:value-type="float" office:value="0.81730002" calcext:value-type="float">
            <text:p>0.81730002</text:p>
          </table:table-cell>
          <table:table-cell table:number-columns-repeated="8"/>
        </table:table-row>
        <table:table-row table:style-name="ro1">
          <table:table-cell office:value-type="float" office:value="0.93290003" calcext:value-type="float">
            <text:p>0.93290003</text:p>
          </table:table-cell>
          <table:table-cell office:value-type="float" office:value="0.85410009" calcext:value-type="float">
            <text:p>0.85410009</text:p>
          </table:table-cell>
          <table:table-cell table:number-columns-repeated="2"/>
          <table:table-cell office:value-type="string" calcext:value-type="string">
            <text:p>Variance diff: </text:p>
          </table:table-cell>
          <table:table-cell table:formula="of:=([.F2])/([.F3])" office:value-type="float" office:value="0.912462805840917" calcext:value-type="float">
            <text:p>0.912462805840917</text:p>
          </table:table-cell>
          <table:table-cell table:number-columns-repeated="4"/>
        </table:table-row>
        <table:table-row table:style-name="ro1">
          <table:table-cell office:value-type="float" office:value="1.1356001009" calcext:value-type="float">
            <text:p>1.1356001009</text:p>
          </table:table-cell>
          <table:table-cell office:value-type="float" office:value="0.711599801" calcext:value-type="float">
            <text:p>0.711599801</text:p>
          </table:table-cell>
          <table:table-cell table:number-columns-repeated="3"/>
          <table:table-cell table:style-name="ce2" office:value-type="string" calcext:value-type="string">
            <text:p>½ &gt; x &lt; 2 = true</text:p>
          </table:table-cell>
          <table:table-cell table:number-columns-repeated="4"/>
        </table:table-row>
        <table:table-row table:style-name="ro1">
          <table:table-cell office:value-type="float" office:value="0.77220041" calcext:value-type="float">
            <text:p>0.77220041</text:p>
          </table:table-cell>
          <table:table-cell office:value-type="float" office:value="0.717700091" calcext:value-type="float">
            <text:p>0.717700091</text:p>
          </table:table-cell>
          <table:table-cell table:number-columns-repeated="8"/>
        </table:table-row>
        <table:table-row table:style-name="ro1">
          <table:table-cell office:value-type="float" office:value="0.86830021" calcext:value-type="float">
            <text:p>0.86830021</text:p>
          </table:table-cell>
          <table:table-cell office:value-type="float" office:value="0.75910011" calcext:value-type="float">
            <text:p>0.75910011</text:p>
          </table:table-cell>
          <table:table-cell table:number-columns-repeated="8"/>
        </table:table-row>
        <table:table-row table:style-name="ro1">
          <table:table-cell office:value-type="float" office:value="1.06950025" calcext:value-type="float">
            <text:p>1.06950025</text:p>
          </table:table-cell>
          <table:table-cell office:value-type="float" office:value="0.70540018" calcext:value-type="float">
            <text:p>0.70540018</text:p>
          </table:table-cell>
          <table:table-cell table:number-columns-repeated="2"/>
          <table:table-cell office:value-type="string" calcext:value-type="string">
            <text:p>Pooled Standard Deviation</text:p>
          </table:table-cell>
          <table:table-cell table:formula="of:=AVERAGE([.G2:.G3])" office:value-type="float" office:value="0.192213712843645" calcext:value-type="float">
            <text:p>0.192213712843645</text:p>
          </table:table-cell>
          <table:table-cell table:number-columns-repeated="4"/>
        </table:table-row>
        <table:table-row table:style-name="ro1">
          <table:table-cell office:value-type="float" office:value="0.690799771" calcext:value-type="float">
            <text:p>0.690799771</text:p>
          </table:table-cell>
          <table:table-cell office:value-type="float" office:value="0.69700016" calcext:value-type="float">
            <text:p>0.69700016</text:p>
          </table:table-cell>
          <table:table-cell table:number-columns-repeated="8"/>
        </table:table-row>
        <table:table-row table:style-name="ro1">
          <table:table-cell office:value-type="float" office:value="0.632599871" calcext:value-type="float">
            <text:p>0.632599871</text:p>
          </table:table-cell>
          <table:table-cell office:value-type="float" office:value="0.62280006" calcext:value-type="float">
            <text:p>0.62280006</text:p>
          </table:table-cell>
          <table:table-cell table:number-columns-repeated="8"/>
        </table:table-row>
        <table:table-row table:style-name="ro1">
          <table:table-cell office:value-type="float" office:value="0.91050009" calcext:value-type="float">
            <text:p>0.91050009</text:p>
          </table:table-cell>
          <table:table-cell office:value-type="float" office:value="0.659400411" calcext:value-type="float">
            <text:p>0.659400411</text:p>
          </table:table-cell>
          <table:table-cell table:number-columns-repeated="8"/>
        </table:table-row>
        <table:table-row table:style-name="ro1">
          <table:table-cell office:value-type="float" office:value="0.8434004" calcext:value-type="float">
            <text:p>0.8434004</text:p>
          </table:table-cell>
          <table:table-cell office:value-type="float" office:value="0.790700112" calcext:value-type="float">
            <text:p>0.790700112</text:p>
          </table:table-cell>
          <table:table-cell table:number-columns-repeated="8"/>
        </table:table-row>
        <table:table-row table:style-name="ro1">
          <table:table-cell office:value-type="float" office:value="1.5513996" calcext:value-type="float">
            <text:p>1.5513996</text:p>
          </table:table-cell>
          <table:table-cell office:value-type="float" office:value="1.0055999" calcext:value-type="float">
            <text:p>1.0055999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style-name="ce4" table:formula="of:=([.E2] - [.E3])/([.F9]*SQRT(2/300))" office:value-type="float" office:value="-0.409406528293927" calcext:value-type="float">
            <text:p>-0.409406528293927</text:p>
          </table:table-cell>
          <table:table-cell table:number-columns-repeated="4"/>
        </table:table-row>
        <table:table-row table:style-name="ro1">
          <table:table-cell office:value-type="float" office:value="0.46210007" calcext:value-type="float">
            <text:p>0.46210007</text:p>
          </table:table-cell>
          <table:table-cell office:value-type="float" office:value="0.60610021" calcext:value-type="float">
            <text:p>0.60610021</text:p>
          </table:table-cell>
          <table:table-cell table:number-columns-repeated="8"/>
        </table:table-row>
        <table:table-row table:style-name="ro1">
          <table:table-cell office:value-type="float" office:value="0.62260029" calcext:value-type="float">
            <text:p>0.62260029</text:p>
          </table:table-cell>
          <table:table-cell office:value-type="float" office:value="0.57210009" calcext:value-type="float">
            <text:p>0.57210009</text:p>
          </table:table-cell>
          <table:table-cell table:number-columns-repeated="8"/>
        </table:table-row>
        <table:table-row table:style-name="ro1">
          <table:table-cell office:value-type="float" office:value="0.47820014" calcext:value-type="float">
            <text:p>0.47820014</text:p>
          </table:table-cell>
          <table:table-cell office:value-type="float" office:value="0.44530006" calcext:value-type="float">
            <text:p>0.44530006</text:p>
          </table:table-cell>
          <table:table-cell table:number-columns-repeated="8"/>
        </table:table-row>
        <table:table-row table:style-name="ro1">
          <table:table-cell office:value-type="float" office:value="0.55530018" calcext:value-type="float">
            <text:p>0.55530018</text:p>
          </table:table-cell>
          <table:table-cell office:value-type="float" office:value="0.5731001" calcext:value-type="float">
            <text:p>0.5731001</text:p>
          </table:table-cell>
          <table:table-cell table:number-columns-repeated="8"/>
        </table:table-row>
        <table:table-row table:style-name="ro1">
          <table:table-cell office:value-type="float" office:value="0.58350024" calcext:value-type="float">
            <text:p>0.58350024</text:p>
          </table:table-cell>
          <table:table-cell office:value-type="float" office:value="0.43850023" calcext:value-type="float">
            <text:p>0.43850023</text:p>
          </table:table-cell>
          <table:table-cell table:number-columns-repeated="8"/>
        </table:table-row>
        <table:table-row table:style-name="ro1">
          <table:table-cell office:value-type="float" office:value="0.53210016" calcext:value-type="float">
            <text:p>0.53210016</text:p>
          </table:table-cell>
          <table:table-cell office:value-type="float" office:value="0.599500291" calcext:value-type="float">
            <text:p>0.599500291</text:p>
          </table:table-cell>
          <table:table-cell table:number-columns-repeated="8"/>
        </table:table-row>
        <table:table-row table:style-name="ro1">
          <table:table-cell office:value-type="float" office:value="0.502000002" calcext:value-type="float">
            <text:p>0.502000002</text:p>
          </table:table-cell>
          <table:table-cell office:value-type="float" office:value="0.521600201" calcext:value-type="float">
            <text:p>0.521600201</text:p>
          </table:table-cell>
          <table:table-cell table:number-columns-repeated="8"/>
        </table:table-row>
        <table:table-row table:style-name="ro1">
          <table:table-cell office:value-type="float" office:value="0.47990021" calcext:value-type="float">
            <text:p>0.47990021</text:p>
          </table:table-cell>
          <table:table-cell office:value-type="float" office:value="0.4945001999" calcext:value-type="float">
            <text:p>0.4945001999</text:p>
          </table:table-cell>
          <table:table-cell table:number-columns-repeated="8"/>
        </table:table-row>
        <table:table-row table:style-name="ro1">
          <table:table-cell office:value-type="float" office:value="0.50179982" calcext:value-type="float">
            <text:p>0.50179982</text:p>
          </table:table-cell>
          <table:table-cell office:value-type="float" office:value="0.51600017" calcext:value-type="float">
            <text:p>0.51600017</text:p>
          </table:table-cell>
          <table:table-cell table:number-columns-repeated="6"/>
          <table:table-cell table:style-name="ce6" office:value-type="string" calcext:value-type="string">
            <text:p>HLSL</text:p>
          </table:table-cell>
          <table:table-cell table:style-name="ce7" office:value-type="string" calcext:value-type="string">
            <text:p>USG</text:p>
          </table:table-cell>
        </table:table-row>
        <table:table-row table:style-name="ro1">
          <table:table-cell office:value-type="float" office:value="1.06390068" calcext:value-type="float">
            <text:p>1.06390068</text:p>
          </table:table-cell>
          <table:table-cell office:value-type="float" office:value="0.44320016" calcext:value-type="float">
            <text:p>0.44320016</text:p>
          </table:table-cell>
          <table:table-cell table:number-columns-repeated="5"/>
          <table:table-cell office:value-type="string" calcext:value-type="string">
            <text:p>MAX</text:p>
          </table:table-cell>
          <table:table-cell table:style-name="ce6" table:formula="of:=MAX([.B2:.B301])" office:value-type="float" office:value="1.55860032" calcext:value-type="float">
            <text:p>1.55860032</text:p>
          </table:table-cell>
          <table:table-cell table:style-name="ce7" table:formula="of:=MAX([.A2:.A301])" office:value-type="float" office:value="1.762401981" calcext:value-type="float">
            <text:p>1.762401981</text:p>
          </table:table-cell>
        </table:table-row>
        <table:table-row table:style-name="ro1">
          <table:table-cell office:value-type="float" office:value="0.50110007" calcext:value-type="float">
            <text:p>0.50110007</text:p>
          </table:table-cell>
          <table:table-cell office:value-type="float" office:value="0.5516001399" calcext:value-type="float">
            <text:p>0.5516001399</text:p>
          </table:table-cell>
          <table:table-cell table:number-columns-repeated="5"/>
          <table:table-cell office:value-type="string" calcext:value-type="string">
            <text:p>UPPER</text:p>
          </table:table-cell>
          <table:table-cell table:style-name="ce6" table:formula="of:=QUARTILE([.B2:.B301];3)" office:value-type="float" office:value="0.71344985075" calcext:value-type="float">
            <text:p>0.71344985075</text:p>
          </table:table-cell>
          <table:table-cell table:style-name="ce7" table:formula="of:=QUARTILE([.A2:.A301];3)" office:value-type="float" office:value="0.70010030825" calcext:value-type="float">
            <text:p>0.70010030825</text:p>
          </table:table-cell>
        </table:table-row>
        <table:table-row table:style-name="ro1">
          <table:table-cell office:value-type="float" office:value="0.58280041" calcext:value-type="float">
            <text:p>0.58280041</text:p>
          </table:table-cell>
          <table:table-cell office:value-type="float" office:value="0.7816003601" calcext:value-type="float">
            <text:p>0.7816003601</text:p>
          </table:table-cell>
          <table:table-cell table:number-columns-repeated="5"/>
          <table:table-cell office:value-type="string" calcext:value-type="string">
            <text:p>MEDIAN</text:p>
          </table:table-cell>
          <table:table-cell table:style-name="ce6" table:formula="of:=MEDIAN([.B2:.B301])" office:value-type="float" office:value="0.5933005655" calcext:value-type="float">
            <text:p>0.5933005655</text:p>
          </table:table-cell>
          <table:table-cell table:style-name="ce7" table:formula="of:=MEDIAN([.A2:.A301])" office:value-type="float" office:value="0.59510016" calcext:value-type="float">
            <text:p>0.59510016</text:p>
          </table:table-cell>
        </table:table-row>
        <table:table-row table:style-name="ro1">
          <table:table-cell office:value-type="float" office:value="0.42619998" calcext:value-type="float">
            <text:p>0.42619998</text:p>
          </table:table-cell>
          <table:table-cell office:value-type="float" office:value="0.65349982" calcext:value-type="float">
            <text:p>0.65349982</text:p>
          </table:table-cell>
          <table:table-cell table:number-columns-repeated="5"/>
          <table:table-cell office:value-type="string" calcext:value-type="string">
            <text:p>LOWER</text:p>
          </table:table-cell>
          <table:table-cell table:style-name="ce6" table:formula="of:=QUARTILE([.B2:.B301];1)" office:value-type="float" office:value="0.531875205" calcext:value-type="float">
            <text:p>0.531875205</text:p>
          </table:table-cell>
          <table:table-cell table:style-name="ce7" table:formula="of:=QUARTILE([.A2:.A301];1)" office:value-type="float" office:value="0.51767513575" calcext:value-type="float">
            <text:p>0.51767513575</text:p>
          </table:table-cell>
        </table:table-row>
        <table:table-row table:style-name="ro1">
          <table:table-cell office:value-type="float" office:value="0.58880008" calcext:value-type="float">
            <text:p>0.58880008</text:p>
          </table:table-cell>
          <table:table-cell office:value-type="float" office:value="0.47810016" calcext:value-type="float">
            <text:p>0.47810016</text:p>
          </table:table-cell>
          <table:table-cell table:number-columns-repeated="5"/>
          <table:table-cell office:value-type="string" calcext:value-type="string">
            <text:p>MIN</text:p>
          </table:table-cell>
          <table:table-cell table:style-name="ce6" table:formula="of:=MIN([.B2:.B301])" office:value-type="float" office:value="0.39980009" calcext:value-type="float">
            <text:p>0.39980009</text:p>
          </table:table-cell>
          <table:table-cell table:style-name="ce7" table:formula="of:=MIN([.A2:.A301])" office:value-type="float" office:value="0.40589987" calcext:value-type="float">
            <text:p>0.40589987</text:p>
          </table:table-cell>
        </table:table-row>
        <table:table-row table:style-name="ro1">
          <table:table-cell office:value-type="float" office:value="0.5083002" calcext:value-type="float">
            <text:p>0.5083002</text:p>
          </table:table-cell>
          <table:table-cell office:value-type="float" office:value="0.53750018" calcext:value-type="float">
            <text:p>0.53750018</text:p>
          </table:table-cell>
          <table:table-cell table:number-columns-repeated="8"/>
        </table:table-row>
        <table:table-row table:style-name="ro1">
          <table:table-cell office:value-type="float" office:value="0.45390013" calcext:value-type="float">
            <text:p>0.45390013</text:p>
          </table:table-cell>
          <table:table-cell office:value-type="float" office:value="0.430000011" calcext:value-type="float">
            <text:p>0.430000011</text:p>
          </table:table-cell>
          <table:table-cell table:number-columns-repeated="8"/>
        </table:table-row>
        <table:table-row table:style-name="ro1">
          <table:table-cell office:value-type="float" office:value="0.51520021" calcext:value-type="float">
            <text:p>0.51520021</text:p>
          </table:table-cell>
          <table:table-cell office:value-type="float" office:value="0.59440074" calcext:value-type="float">
            <text:p>0.59440074</text:p>
          </table:table-cell>
          <table:table-cell table:number-columns-repeated="5"/>
          <table:table-cell office:value-type="string" calcext:value-type="string">
            <text:p>DIF</text:p>
          </table:table-cell>
          <table:table-cell table:style-name="ce2"/>
          <table:table-cell table:style-name="ce7"/>
        </table:table-row>
        <table:table-row table:style-name="ro1">
          <table:table-cell office:value-type="float" office:value="0.46129998" calcext:value-type="float">
            <text:p>0.46129998</text:p>
          </table:table-cell>
          <table:table-cell office:value-type="float" office:value="0.49649979" calcext:value-type="float">
            <text:p>0.49649979</text:p>
          </table:table-cell>
          <table:table-cell table:number-columns-repeated="5"/>
          <table:table-cell office:value-type="string" calcext:value-type="string">
            <text:p>Q1 – MIN</text:p>
          </table:table-cell>
          <table:table-cell table:style-name="ce2" table:formula="of:=[.I27]-[.I28]" office:value-type="float" office:value="0.132075115" calcext:value-type="float">
            <text:p>0.132075115</text:p>
          </table:table-cell>
          <table:table-cell table:style-name="ce7" table:formula="of:=[.J27]-[.J28]" office:value-type="float" office:value="0.11177526575" calcext:value-type="float">
            <text:p>0.11177526575</text:p>
          </table:table-cell>
        </table:table-row>
        <table:table-row table:style-name="ro1">
          <table:table-cell office:value-type="float" office:value="0.5412004101" calcext:value-type="float">
            <text:p>0.5412004101</text:p>
          </table:table-cell>
          <table:table-cell office:value-type="float" office:value="0.5772001011" calcext:value-type="float">
            <text:p>0.5772001011</text:p>
          </table:table-cell>
          <table:table-cell table:number-columns-repeated="6"/>
          <table:table-cell office:value-type="string" calcext:value-type="string">
            <text:p>HLSL</text:p>
          </table:table-cell>
          <table:table-cell office:value-type="string" calcext:value-type="string">
            <text:p>USG</text:p>
          </table:table-cell>
        </table:table-row>
        <table:table-row table:style-name="ro1">
          <table:table-cell office:value-type="float" office:value="0.41299989" calcext:value-type="float">
            <text:p>0.41299989</text:p>
          </table:table-cell>
          <table:table-cell office:value-type="float" office:value="0.54240017" calcext:value-type="float">
            <text:p>0.54240017</text:p>
          </table:table-cell>
          <table:table-cell table:number-columns-repeated="5"/>
          <table:table-cell office:value-type="string" calcext:value-type="string">
            <text:p>Q1</text:p>
          </table:table-cell>
          <table:table-cell table:style-name="ce2" table:formula="of:=[.I27]" office:value-type="float" office:value="0.531875205" calcext:value-type="float">
            <text:p>0.531875205</text:p>
          </table:table-cell>
          <table:table-cell table:style-name="ce7" table:formula="of:=[.J27]" office:value-type="float" office:value="0.51767513575" calcext:value-type="float">
            <text:p>0.51767513575</text:p>
          </table:table-cell>
        </table:table-row>
        <table:table-row table:style-name="ro1">
          <table:table-cell office:value-type="float" office:value="0.67300023" calcext:value-type="float">
            <text:p>0.67300023</text:p>
          </table:table-cell>
          <table:table-cell office:value-type="float" office:value="0.5560001999" calcext:value-type="float">
            <text:p>0.5560001999</text:p>
          </table:table-cell>
          <table:table-cell table:number-columns-repeated="5"/>
          <table:table-cell office:value-type="string" calcext:value-type="string">
            <text:p>MED – Q1</text:p>
          </table:table-cell>
          <table:table-cell table:style-name="ce2" table:formula="of:=[.I26]-[.I27]" office:value-type="float" office:value="0.0614253604999999" calcext:value-type="float">
            <text:p>0.0614253605</text:p>
          </table:table-cell>
          <table:table-cell table:style-name="ce7" table:formula="of:=[.J26]-[.J27]" office:value-type="float" office:value="0.0774250242500001" calcext:value-type="float">
            <text:p>0.07742502425</text:p>
          </table:table-cell>
        </table:table-row>
        <table:table-row table:style-name="ro1">
          <table:table-cell office:value-type="float" office:value="0.51430033" calcext:value-type="float">
            <text:p>0.51430033</text:p>
          </table:table-cell>
          <table:table-cell office:value-type="float" office:value="0.47280014" calcext:value-type="float">
            <text:p>0.47280014</text:p>
          </table:table-cell>
          <table:table-cell table:number-columns-repeated="5"/>
          <table:table-cell office:value-type="string" calcext:value-type="string">
            <text:p>Q3 – MED</text:p>
          </table:table-cell>
          <table:table-cell table:style-name="ce2" table:formula="of:=[.I25]-[.I26]" office:value-type="float" office:value="0.12014928525" calcext:value-type="float">
            <text:p>0.12014928525</text:p>
          </table:table-cell>
          <table:table-cell table:style-name="ce7" table:formula="of:=[.J25]-[.J26]" office:value-type="float" office:value="0.10500014825" calcext:value-type="float">
            <text:p>0.10500014825</text:p>
          </table:table-cell>
        </table:table-row>
        <table:table-row table:style-name="ro1">
          <table:table-cell office:value-type="float" office:value="0.85300011" calcext:value-type="float">
            <text:p>0.85300011</text:p>
          </table:table-cell>
          <table:table-cell office:value-type="float" office:value="0.54390024" calcext:value-type="float">
            <text:p>0.54390024</text:p>
          </table:table-cell>
          <table:table-cell table:number-columns-repeated="5"/>
          <table:table-cell office:value-type="string" calcext:value-type="string">
            <text:p>MAX – Q3</text:p>
          </table:table-cell>
          <table:table-cell table:style-name="ce2" table:formula="of:=[.I24]-[.I25]" office:value-type="float" office:value="0.84515046925" calcext:value-type="float">
            <text:p>0.84515046925</text:p>
          </table:table-cell>
          <table:table-cell table:style-name="ce7" table:formula="of:=[.J24]-[.J25]" office:value-type="float" office:value="1.06230167275" calcext:value-type="float">
            <text:p>1.06230167275</text:p>
          </table:table-cell>
        </table:table-row>
        <table:table-row table:style-name="ro1">
          <table:table-cell office:value-type="float" office:value="0.42530005" calcext:value-type="float">
            <text:p>0.42530005</text:p>
          </table:table-cell>
          <table:table-cell office:value-type="float" office:value="0.52590023" calcext:value-type="float">
            <text:p>0.52590023</text:p>
          </table:table-cell>
          <table:table-cell table:number-columns-repeated="8"/>
        </table:table-row>
        <table:table-row table:style-name="ro1">
          <table:table-cell office:value-type="float" office:value="0.57100039" calcext:value-type="float">
            <text:p>0.57100039</text:p>
          </table:table-cell>
          <table:table-cell office:value-type="float" office:value="0.9070003099" calcext:value-type="float">
            <text:p>0.9070003099</text:p>
          </table:table-cell>
          <table:table-cell table:number-columns-repeated="8"/>
        </table:table-row>
        <table:table-row table:style-name="ro1">
          <table:table-cell office:value-type="float" office:value="0.42940008" calcext:value-type="float">
            <text:p>0.42940008</text:p>
          </table:table-cell>
          <table:table-cell office:value-type="float" office:value="0.5010999299" calcext:value-type="float">
            <text:p>0.5010999299</text:p>
          </table:table-cell>
          <table:table-cell table:number-columns-repeated="8"/>
        </table:table-row>
        <table:table-row table:style-name="ro1">
          <table:table-cell office:value-type="float" office:value="0.571700491" calcext:value-type="float">
            <text:p>0.571700491</text:p>
          </table:table-cell>
          <table:table-cell office:value-type="float" office:value="0.56330017" calcext:value-type="float">
            <text:p>0.56330017</text:p>
          </table:table-cell>
          <table:table-cell table:number-columns-repeated="8"/>
        </table:table-row>
        <table:table-row table:style-name="ro1">
          <table:table-cell office:value-type="float" office:value="0.46209993" calcext:value-type="float">
            <text:p>0.46209993</text:p>
          </table:table-cell>
          <table:table-cell office:value-type="float" office:value="0.42250017" calcext:value-type="float">
            <text:p>0.42250017</text:p>
          </table:table-cell>
          <table:table-cell table:number-columns-repeated="8"/>
        </table:table-row>
        <table:table-row table:style-name="ro1">
          <table:table-cell office:value-type="float" office:value="0.5776004001" calcext:value-type="float">
            <text:p>0.5776004001</text:p>
          </table:table-cell>
          <table:table-cell office:value-type="float" office:value="0.512099961" calcext:value-type="float">
            <text:p>0.512099961</text:p>
          </table:table-cell>
          <table:table-cell table:number-columns-repeated="8"/>
        </table:table-row>
        <table:table-row table:style-name="ro1">
          <table:table-cell office:value-type="float" office:value="0.44110005" calcext:value-type="float">
            <text:p>0.44110005</text:p>
          </table:table-cell>
          <table:table-cell office:value-type="float" office:value="0.60090033" calcext:value-type="float">
            <text:p>0.60090033</text:p>
          </table:table-cell>
          <table:table-cell table:number-columns-repeated="8"/>
        </table:table-row>
        <table:table-row table:style-name="ro1">
          <table:table-cell office:value-type="float" office:value="0.651200541" calcext:value-type="float">
            <text:p>0.651200541</text:p>
          </table:table-cell>
          <table:table-cell office:value-type="float" office:value="0.55010025" calcext:value-type="float">
            <text:p>0.55010025</text:p>
          </table:table-cell>
          <table:table-cell table:number-columns-repeated="8"/>
        </table:table-row>
        <table:table-row table:style-name="ro1">
          <table:table-cell office:value-type="float" office:value="0.611100061" calcext:value-type="float">
            <text:p>0.611100061</text:p>
          </table:table-cell>
          <table:table-cell office:value-type="float" office:value="0.4369001299" calcext:value-type="float">
            <text:p>0.4369001299</text:p>
          </table:table-cell>
          <table:table-cell table:number-columns-repeated="8"/>
        </table:table-row>
        <table:table-row table:style-name="ro1">
          <table:table-cell office:value-type="float" office:value="0.5313001701" calcext:value-type="float">
            <text:p>0.5313001701</text:p>
          </table:table-cell>
          <table:table-cell office:value-type="float" office:value="0.57560017" calcext:value-type="float">
            <text:p>0.57560017</text:p>
          </table:table-cell>
          <table:table-cell table:number-columns-repeated="8"/>
        </table:table-row>
        <table:table-row table:style-name="ro1">
          <table:table-cell office:value-type="float" office:value="0.4763001299" calcext:value-type="float">
            <text:p>0.4763001299</text:p>
          </table:table-cell>
          <table:table-cell office:value-type="float" office:value="0.5530003" calcext:value-type="float">
            <text:p>0.5530003</text:p>
          </table:table-cell>
          <table:table-cell table:number-columns-repeated="8"/>
        </table:table-row>
        <table:table-row table:style-name="ro1">
          <table:table-cell office:value-type="float" office:value="0.98260068" calcext:value-type="float">
            <text:p>0.98260068</text:p>
          </table:table-cell>
          <table:table-cell office:value-type="float" office:value="0.41250003" calcext:value-type="float">
            <text:p>0.41250003</text:p>
          </table:table-cell>
          <table:table-cell table:number-columns-repeated="8"/>
        </table:table-row>
        <table:table-row table:style-name="ro1">
          <table:table-cell office:value-type="float" office:value="0.465000241" calcext:value-type="float">
            <text:p>0.465000241</text:p>
          </table:table-cell>
          <table:table-cell office:value-type="float" office:value="0.5635002001" calcext:value-type="float">
            <text:p>0.5635002001</text:p>
          </table:table-cell>
          <table:table-cell table:number-columns-repeated="8"/>
        </table:table-row>
        <table:table-row table:style-name="ro1">
          <table:table-cell office:value-type="float" office:value="0.5995001199" calcext:value-type="float">
            <text:p>0.5995001199</text:p>
          </table:table-cell>
          <table:table-cell office:value-type="float" office:value="0.5428000899" calcext:value-type="float">
            <text:p>0.5428000899</text:p>
          </table:table-cell>
          <table:table-cell table:number-columns-repeated="8"/>
        </table:table-row>
        <table:table-row table:style-name="ro1">
          <table:table-cell office:value-type="float" office:value="0.4303000011" calcext:value-type="float">
            <text:p>0.4303000011</text:p>
          </table:table-cell>
          <table:table-cell office:value-type="float" office:value="0.85910008" calcext:value-type="float">
            <text:p>0.85910008</text:p>
          </table:table-cell>
          <table:table-cell table:number-columns-repeated="8"/>
        </table:table-row>
        <table:table-row table:style-name="ro1">
          <table:table-cell office:value-type="float" office:value="0.6069003" calcext:value-type="float">
            <text:p>0.6069003</text:p>
          </table:table-cell>
          <table:table-cell office:value-type="float" office:value="0.4741003699" calcext:value-type="float">
            <text:p>0.4741003699</text:p>
          </table:table-cell>
          <table:table-cell table:number-columns-repeated="8"/>
        </table:table-row>
        <table:table-row table:style-name="ro1">
          <table:table-cell office:value-type="float" office:value="0.4279999101" calcext:value-type="float">
            <text:p>0.4279999101</text:p>
          </table:table-cell>
          <table:table-cell office:value-type="float" office:value="0.60530008" calcext:value-type="float">
            <text:p>0.60530008</text:p>
          </table:table-cell>
          <table:table-cell table:number-columns-repeated="8"/>
        </table:table-row>
        <table:table-row table:style-name="ro1">
          <table:table-cell office:value-type="float" office:value="0.56940034" calcext:value-type="float">
            <text:p>0.56940034</text:p>
          </table:table-cell>
          <table:table-cell office:value-type="float" office:value="0.4524000799" calcext:value-type="float">
            <text:p>0.4524000799</text:p>
          </table:table-cell>
          <table:table-cell table:number-columns-repeated="8"/>
        </table:table-row>
        <table:table-row table:style-name="ro1">
          <table:table-cell office:value-type="float" office:value="0.4479000901" calcext:value-type="float">
            <text:p>0.4479000901</text:p>
          </table:table-cell>
          <table:table-cell office:value-type="float" office:value="0.5315004" calcext:value-type="float">
            <text:p>0.5315004</text:p>
          </table:table-cell>
          <table:table-cell table:number-columns-repeated="8"/>
        </table:table-row>
        <table:table-row table:style-name="ro1">
          <table:table-cell office:value-type="float" office:value="0.5587003" calcext:value-type="float">
            <text:p>0.5587003</text:p>
          </table:table-cell>
          <table:table-cell office:value-type="float" office:value="0.4268999601" calcext:value-type="float">
            <text:p>0.4268999601</text:p>
          </table:table-cell>
          <table:table-cell table:number-columns-repeated="8"/>
        </table:table-row>
        <table:table-row table:style-name="ro1">
          <table:table-cell office:value-type="float" office:value="0.48740019" calcext:value-type="float">
            <text:p>0.48740019</text:p>
          </table:table-cell>
          <table:table-cell office:value-type="float" office:value="0.6124002" calcext:value-type="float">
            <text:p>0.6124002</text:p>
          </table:table-cell>
          <table:table-cell table:number-columns-repeated="8"/>
        </table:table-row>
        <table:table-row table:style-name="ro1">
          <table:table-cell office:value-type="float" office:value="0.48580009" calcext:value-type="float">
            <text:p>0.48580009</text:p>
          </table:table-cell>
          <table:table-cell office:value-type="float" office:value="0.466900071" calcext:value-type="float">
            <text:p>0.466900071</text:p>
          </table:table-cell>
          <table:table-cell table:number-columns-repeated="8"/>
        </table:table-row>
        <table:table-row table:style-name="ro1">
          <table:table-cell office:value-type="float" office:value="0.46889999" calcext:value-type="float">
            <text:p>0.46889999</text:p>
          </table:table-cell>
          <table:table-cell office:value-type="float" office:value="0.5558001" calcext:value-type="float">
            <text:p>0.5558001</text:p>
          </table:table-cell>
          <table:table-cell table:number-columns-repeated="8"/>
        </table:table-row>
        <table:table-row table:style-name="ro1">
          <table:table-cell office:value-type="float" office:value="0.666800261" calcext:value-type="float">
            <text:p>0.666800261</text:p>
          </table:table-cell>
          <table:table-cell office:value-type="float" office:value="0.4618001609" calcext:value-type="float">
            <text:p>0.4618001609</text:p>
          </table:table-cell>
          <table:table-cell table:number-columns-repeated="8"/>
        </table:table-row>
        <table:table-row table:style-name="ro1">
          <table:table-cell office:value-type="float" office:value="0.8364000201" calcext:value-type="float">
            <text:p>0.8364000201</text:p>
          </table:table-cell>
          <table:table-cell office:value-type="float" office:value="0.65510037" calcext:value-type="float">
            <text:p>0.65510037</text:p>
          </table:table-cell>
          <table:table-cell table:number-columns-repeated="8"/>
        </table:table-row>
        <table:table-row table:style-name="ro1">
          <table:table-cell office:value-type="float" office:value="0.58610018" calcext:value-type="float">
            <text:p>0.58610018</text:p>
          </table:table-cell>
          <table:table-cell office:value-type="float" office:value="0.6429" calcext:value-type="float">
            <text:p>0.6429</text:p>
          </table:table-cell>
          <table:table-cell table:number-columns-repeated="8"/>
        </table:table-row>
        <table:table-row table:style-name="ro1">
          <table:table-cell office:value-type="float" office:value="0.76710025" calcext:value-type="float">
            <text:p>0.76710025</text:p>
          </table:table-cell>
          <table:table-cell office:value-type="float" office:value="1.132299521" calcext:value-type="float">
            <text:p>1.132299521</text:p>
          </table:table-cell>
          <table:table-cell table:number-columns-repeated="8"/>
        </table:table-row>
        <table:table-row table:style-name="ro1">
          <table:table-cell office:value-type="float" office:value="0.62190014" calcext:value-type="float">
            <text:p>0.62190014</text:p>
          </table:table-cell>
          <table:table-cell office:value-type="float" office:value="0.621800091" calcext:value-type="float">
            <text:p>0.621800091</text:p>
          </table:table-cell>
          <table:table-cell table:number-columns-repeated="8"/>
        </table:table-row>
        <table:table-row table:style-name="ro1">
          <table:table-cell office:value-type="float" office:value="0.66609986" calcext:value-type="float">
            <text:p>0.66609986</text:p>
          </table:table-cell>
          <table:table-cell office:value-type="float" office:value="0.607900451" calcext:value-type="float">
            <text:p>0.607900451</text:p>
          </table:table-cell>
          <table:table-cell table:number-columns-repeated="8"/>
        </table:table-row>
        <table:table-row table:style-name="ro1">
          <table:table-cell office:value-type="float" office:value="0.65620054" calcext:value-type="float">
            <text:p>0.65620054</text:p>
          </table:table-cell>
          <table:table-cell office:value-type="float" office:value="0.6323001799" calcext:value-type="float">
            <text:p>0.6323001799</text:p>
          </table:table-cell>
          <table:table-cell table:number-columns-repeated="8"/>
        </table:table-row>
        <table:table-row table:style-name="ro1">
          <table:table-cell office:value-type="float" office:value="0.64630013" calcext:value-type="float">
            <text:p>0.64630013</text:p>
          </table:table-cell>
          <table:table-cell office:value-type="float" office:value="0.93240034" calcext:value-type="float">
            <text:p>0.93240034</text:p>
          </table:table-cell>
          <table:table-cell table:number-columns-repeated="8"/>
        </table:table-row>
        <table:table-row table:style-name="ro1">
          <table:table-cell office:value-type="float" office:value="0.698300171" calcext:value-type="float">
            <text:p>0.698300171</text:p>
          </table:table-cell>
          <table:table-cell office:value-type="float" office:value="0.827200351" calcext:value-type="float">
            <text:p>0.827200351</text:p>
          </table:table-cell>
          <table:table-cell table:number-columns-repeated="8"/>
        </table:table-row>
        <table:table-row table:style-name="ro1">
          <table:table-cell office:value-type="float" office:value="0.842900201" calcext:value-type="float">
            <text:p>0.842900201</text:p>
          </table:table-cell>
          <table:table-cell office:value-type="float" office:value="0.813099991" calcext:value-type="float">
            <text:p>0.813099991</text:p>
          </table:table-cell>
          <table:table-cell table:number-columns-repeated="8"/>
        </table:table-row>
        <table:table-row table:style-name="ro1">
          <table:table-cell office:value-type="float" office:value="0.7997003" calcext:value-type="float">
            <text:p>0.7997003</text:p>
          </table:table-cell>
          <table:table-cell office:value-type="float" office:value="0.83400029" calcext:value-type="float">
            <text:p>0.83400029</text:p>
          </table:table-cell>
          <table:table-cell table:number-columns-repeated="8"/>
        </table:table-row>
        <table:table-row table:style-name="ro1">
          <table:table-cell office:value-type="float" office:value="0.937600351" calcext:value-type="float">
            <text:p>0.937600351</text:p>
          </table:table-cell>
          <table:table-cell office:value-type="float" office:value="0.771400221" calcext:value-type="float">
            <text:p>0.771400221</text:p>
          </table:table-cell>
          <table:table-cell table:number-columns-repeated="8"/>
        </table:table-row>
        <table:table-row table:style-name="ro1">
          <table:table-cell office:value-type="float" office:value="0.67340045" calcext:value-type="float">
            <text:p>0.67340045</text:p>
          </table:table-cell>
          <table:table-cell office:value-type="float" office:value="1.27" calcext:value-type="float">
            <text:p>1.27</text:p>
          </table:table-cell>
          <table:table-cell table:number-columns-repeated="8"/>
        </table:table-row>
        <table:table-row table:style-name="ro1">
          <table:table-cell office:value-type="float" office:value="0.78900012" calcext:value-type="float">
            <text:p>0.78900012</text:p>
          </table:table-cell>
          <table:table-cell office:value-type="float" office:value="0.714100201" calcext:value-type="float">
            <text:p>0.714100201</text:p>
          </table:table-cell>
          <table:table-cell table:number-columns-repeated="8"/>
        </table:table-row>
        <table:table-row table:style-name="ro1">
          <table:table-cell office:value-type="float" office:value="0.7968" calcext:value-type="float">
            <text:p>0.7968</text:p>
          </table:table-cell>
          <table:table-cell office:value-type="float" office:value="0.802999991" calcext:value-type="float">
            <text:p>0.802999991</text:p>
          </table:table-cell>
          <table:table-cell table:number-columns-repeated="8"/>
        </table:table-row>
        <table:table-row table:style-name="ro1">
          <table:table-cell office:value-type="float" office:value="0.54409997" calcext:value-type="float">
            <text:p>0.54409997</text:p>
          </table:table-cell>
          <table:table-cell office:value-type="float" office:value="0.889900271" calcext:value-type="float">
            <text:p>0.889900271</text:p>
          </table:table-cell>
          <table:table-cell table:number-columns-repeated="8"/>
        </table:table-row>
        <table:table-row table:style-name="ro1">
          <table:table-cell office:value-type="float" office:value="0.919500441" calcext:value-type="float">
            <text:p>0.919500441</text:p>
          </table:table-cell>
          <table:table-cell office:value-type="float" office:value="0.841100002" calcext:value-type="float">
            <text:p>0.841100002</text:p>
          </table:table-cell>
          <table:table-cell table:number-columns-repeated="8"/>
        </table:table-row>
        <table:table-row table:style-name="ro1">
          <table:table-cell office:value-type="float" office:value="0.67530016" calcext:value-type="float">
            <text:p>0.67530016</text:p>
          </table:table-cell>
          <table:table-cell office:value-type="float" office:value="0.75720019" calcext:value-type="float">
            <text:p>0.75720019</text:p>
          </table:table-cell>
          <table:table-cell table:number-columns-repeated="8"/>
        </table:table-row>
        <table:table-row table:style-name="ro1">
          <table:table-cell office:value-type="float" office:value="0.698600401" calcext:value-type="float">
            <text:p>0.698600401</text:p>
          </table:table-cell>
          <table:table-cell office:value-type="float" office:value="0.64930014" calcext:value-type="float">
            <text:p>0.64930014</text:p>
          </table:table-cell>
          <table:table-cell table:number-columns-repeated="8"/>
        </table:table-row>
        <table:table-row table:style-name="ro1">
          <table:table-cell office:value-type="float" office:value="1.041700401" calcext:value-type="float">
            <text:p>1.041700401</text:p>
          </table:table-cell>
          <table:table-cell office:value-type="float" office:value="0.697000061" calcext:value-type="float">
            <text:p>0.697000061</text:p>
          </table:table-cell>
          <table:table-cell table:number-columns-repeated="8"/>
        </table:table-row>
        <table:table-row table:style-name="ro1">
          <table:table-cell office:value-type="float" office:value="0.9178002899" calcext:value-type="float">
            <text:p>0.9178002899</text:p>
          </table:table-cell>
          <table:table-cell office:value-type="float" office:value="1.18120018" calcext:value-type="float">
            <text:p>1.18120018</text:p>
          </table:table-cell>
          <table:table-cell table:number-columns-repeated="8"/>
        </table:table-row>
        <table:table-row table:style-name="ro1">
          <table:table-cell office:value-type="float" office:value="0.6400000689" calcext:value-type="float">
            <text:p>0.6400000689</text:p>
          </table:table-cell>
          <table:table-cell office:value-type="float" office:value="0.6160001911" calcext:value-type="float">
            <text:p>0.6160001911</text:p>
          </table:table-cell>
          <table:table-cell table:number-columns-repeated="8"/>
        </table:table-row>
        <table:table-row table:style-name="ro1">
          <table:table-cell office:value-type="float" office:value="0.70509991" calcext:value-type="float">
            <text:p>0.70509991</text:p>
          </table:table-cell>
          <table:table-cell office:value-type="float" office:value="0.696300311" calcext:value-type="float">
            <text:p>0.696300311</text:p>
          </table:table-cell>
          <table:table-cell table:number-columns-repeated="8"/>
        </table:table-row>
        <table:table-row table:style-name="ro1">
          <table:table-cell office:value-type="float" office:value="0.66560012" calcext:value-type="float">
            <text:p>0.66560012</text:p>
          </table:table-cell>
          <table:table-cell office:value-type="float" office:value="0.757300511" calcext:value-type="float">
            <text:p>0.757300511</text:p>
          </table:table-cell>
          <table:table-cell table:number-columns-repeated="8"/>
        </table:table-row>
        <table:table-row table:style-name="ro1">
          <table:table-cell office:value-type="float" office:value="0.9708002001" calcext:value-type="float">
            <text:p>0.9708002001</text:p>
          </table:table-cell>
          <table:table-cell office:value-type="float" office:value="0.654400041" calcext:value-type="float">
            <text:p>0.654400041</text:p>
          </table:table-cell>
          <table:table-cell table:number-columns-repeated="8"/>
        </table:table-row>
        <table:table-row table:style-name="ro1">
          <table:table-cell office:value-type="float" office:value="0.645800119" calcext:value-type="float">
            <text:p>0.645800119</text:p>
          </table:table-cell>
          <table:table-cell office:value-type="float" office:value="0.67150027" calcext:value-type="float">
            <text:p>0.67150027</text:p>
          </table:table-cell>
          <table:table-cell table:number-columns-repeated="8"/>
        </table:table-row>
        <table:table-row table:style-name="ro1">
          <table:table-cell office:value-type="float" office:value="0.63910015" calcext:value-type="float">
            <text:p>0.63910015</text:p>
          </table:table-cell>
          <table:table-cell office:value-type="float" office:value="0.69029999" calcext:value-type="float">
            <text:p>0.69029999</text:p>
          </table:table-cell>
          <table:table-cell table:number-columns-repeated="8"/>
        </table:table-row>
        <table:table-row table:style-name="ro1">
          <table:table-cell office:value-type="float" office:value="0.68920017" calcext:value-type="float">
            <text:p>0.68920017</text:p>
          </table:table-cell>
          <table:table-cell office:value-type="float" office:value="1.116400472" calcext:value-type="float">
            <text:p>1.116400472</text:p>
          </table:table-cell>
          <table:table-cell table:number-columns-repeated="8"/>
        </table:table-row>
        <table:table-row table:style-name="ro1">
          <table:table-cell office:value-type="float" office:value="0.71970014" calcext:value-type="float">
            <text:p>0.71970014</text:p>
          </table:table-cell>
          <table:table-cell office:value-type="float" office:value="0.7887004" calcext:value-type="float">
            <text:p>0.7887004</text:p>
          </table:table-cell>
          <table:table-cell table:number-columns-repeated="8"/>
        </table:table-row>
        <table:table-row table:style-name="ro1">
          <table:table-cell office:value-type="float" office:value="0.94900007" calcext:value-type="float">
            <text:p>0.94900007</text:p>
          </table:table-cell>
          <table:table-cell office:value-type="float" office:value="0.959300472" calcext:value-type="float">
            <text:p>0.959300472</text:p>
          </table:table-cell>
          <table:table-cell table:number-columns-repeated="8"/>
        </table:table-row>
        <table:table-row table:style-name="ro1">
          <table:table-cell office:value-type="float" office:value="0.67710016" calcext:value-type="float">
            <text:p>0.67710016</text:p>
          </table:table-cell>
          <table:table-cell office:value-type="float" office:value="0.70040026" calcext:value-type="float">
            <text:p>0.70040026</text:p>
          </table:table-cell>
          <table:table-cell table:number-columns-repeated="8"/>
        </table:table-row>
        <table:table-row table:style-name="ro1">
          <table:table-cell office:value-type="float" office:value="0.53030029" calcext:value-type="float">
            <text:p>0.53030029</text:p>
          </table:table-cell>
          <table:table-cell office:value-type="float" office:value="0.93100002" calcext:value-type="float">
            <text:p>0.93100002</text:p>
          </table:table-cell>
          <table:table-cell table:number-columns-repeated="8"/>
        </table:table-row>
        <table:table-row table:style-name="ro1">
          <table:table-cell office:value-type="float" office:value="0.542000141" calcext:value-type="float">
            <text:p>0.542000141</text:p>
          </table:table-cell>
          <table:table-cell office:value-type="float" office:value="0.627599971" calcext:value-type="float">
            <text:p>0.627599971</text:p>
          </table:table-cell>
          <table:table-cell table:number-columns-repeated="8"/>
        </table:table-row>
        <table:table-row table:style-name="ro1">
          <table:table-cell office:value-type="float" office:value="0.57410016" calcext:value-type="float">
            <text:p>0.57410016</text:p>
          </table:table-cell>
          <table:table-cell office:value-type="float" office:value="0.52650007" calcext:value-type="float">
            <text:p>0.52650007</text:p>
          </table:table-cell>
          <table:table-cell table:number-columns-repeated="8"/>
        </table:table-row>
        <table:table-row table:style-name="ro1">
          <table:table-cell office:value-type="float" office:value="0.41079998" calcext:value-type="float">
            <text:p>0.41079998</text:p>
          </table:table-cell>
          <table:table-cell office:value-type="float" office:value="0.5107" calcext:value-type="float">
            <text:p>0.5107</text:p>
          </table:table-cell>
          <table:table-cell table:number-columns-repeated="8"/>
        </table:table-row>
        <table:table-row table:style-name="ro1">
          <table:table-cell office:value-type="float" office:value="0.5458003101" calcext:value-type="float">
            <text:p>0.5458003101</text:p>
          </table:table-cell>
          <table:table-cell office:value-type="float" office:value="0.46600004" calcext:value-type="float">
            <text:p>0.46600004</text:p>
          </table:table-cell>
          <table:table-cell table:number-columns-repeated="8"/>
        </table:table-row>
        <table:table-row table:style-name="ro1">
          <table:table-cell office:value-type="float" office:value="0.44420018" calcext:value-type="float">
            <text:p>0.44420018</text:p>
          </table:table-cell>
          <table:table-cell office:value-type="float" office:value="0.48380011" calcext:value-type="float">
            <text:p>0.48380011</text:p>
          </table:table-cell>
          <table:table-cell table:number-columns-repeated="8"/>
        </table:table-row>
        <table:table-row table:style-name="ro1">
          <table:table-cell office:value-type="float" office:value="0.57250042" calcext:value-type="float">
            <text:p>0.57250042</text:p>
          </table:table-cell>
          <table:table-cell office:value-type="float" office:value="0.50899991" calcext:value-type="float">
            <text:p>0.50899991</text:p>
          </table:table-cell>
          <table:table-cell table:number-columns-repeated="8"/>
        </table:table-row>
        <table:table-row table:style-name="ro1">
          <table:table-cell office:value-type="float" office:value="0.49489979" calcext:value-type="float">
            <text:p>0.49489979</text:p>
          </table:table-cell>
          <table:table-cell office:value-type="float" office:value="0.48139999" calcext:value-type="float">
            <text:p>0.48139999</text:p>
          </table:table-cell>
          <table:table-cell table:number-columns-repeated="8"/>
        </table:table-row>
        <table:table-row table:style-name="ro1">
          <table:table-cell office:value-type="float" office:value="0.57140031" calcext:value-type="float">
            <text:p>0.57140031</text:p>
          </table:table-cell>
          <table:table-cell office:value-type="float" office:value="0.516200111" calcext:value-type="float">
            <text:p>0.516200111</text:p>
          </table:table-cell>
          <table:table-cell table:number-columns-repeated="8"/>
        </table:table-row>
        <table:table-row table:style-name="ro1">
          <table:table-cell office:value-type="float" office:value="0.54850005" calcext:value-type="float">
            <text:p>0.54850005</text:p>
          </table:table-cell>
          <table:table-cell office:value-type="float" office:value="1.04880051" calcext:value-type="float">
            <text:p>1.04880051</text:p>
          </table:table-cell>
          <table:table-cell table:number-columns-repeated="8"/>
        </table:table-row>
        <table:table-row table:style-name="ro1">
          <table:table-cell office:value-type="float" office:value="0.989999911" calcext:value-type="float">
            <text:p>0.989999911</text:p>
          </table:table-cell>
          <table:table-cell office:value-type="float" office:value="0.60240018" calcext:value-type="float">
            <text:p>0.60240018</text:p>
          </table:table-cell>
          <table:table-cell table:number-columns-repeated="8"/>
        </table:table-row>
        <table:table-row table:style-name="ro1">
          <table:table-cell office:value-type="float" office:value="0.684099972" calcext:value-type="float">
            <text:p>0.684099972</text:p>
          </table:table-cell>
          <table:table-cell office:value-type="float" office:value="0.5730002301" calcext:value-type="float">
            <text:p>0.5730002301</text:p>
          </table:table-cell>
          <table:table-cell table:number-columns-repeated="8"/>
        </table:table-row>
        <table:table-row table:style-name="ro1">
          <table:table-cell office:value-type="float" office:value="0.63520024" calcext:value-type="float">
            <text:p>0.63520024</text:p>
          </table:table-cell>
          <table:table-cell office:value-type="float" office:value="0.42620001" calcext:value-type="float">
            <text:p>0.42620001</text:p>
          </table:table-cell>
          <table:table-cell table:number-columns-repeated="8"/>
        </table:table-row>
        <table:table-row table:style-name="ro1">
          <table:table-cell office:value-type="float" office:value="0.61970022" calcext:value-type="float">
            <text:p>0.61970022</text:p>
          </table:table-cell>
          <table:table-cell office:value-type="float" office:value="0.563800581" calcext:value-type="float">
            <text:p>0.563800581</text:p>
          </table:table-cell>
          <table:table-cell table:number-columns-repeated="8"/>
        </table:table-row>
        <table:table-row table:style-name="ro1">
          <table:table-cell office:value-type="float" office:value="0.9755000901" calcext:value-type="float">
            <text:p>0.9755000901</text:p>
          </table:table-cell>
          <table:table-cell office:value-type="float" office:value="0.59140015" calcext:value-type="float">
            <text:p>0.59140015</text:p>
          </table:table-cell>
          <table:table-cell table:number-columns-repeated="8"/>
        </table:table-row>
        <table:table-row table:style-name="ro1">
          <table:table-cell office:value-type="float" office:value="0.9363999399" calcext:value-type="float">
            <text:p>0.9363999399</text:p>
          </table:table-cell>
          <table:table-cell office:value-type="float" office:value="0.49260012" calcext:value-type="float">
            <text:p>0.49260012</text:p>
          </table:table-cell>
          <table:table-cell table:number-columns-repeated="8"/>
        </table:table-row>
        <table:table-row table:style-name="ro1">
          <table:table-cell office:value-type="float" office:value="0.47879985" calcext:value-type="float">
            <text:p>0.47879985</text:p>
          </table:table-cell>
          <table:table-cell office:value-type="float" office:value="0.65140002" calcext:value-type="float">
            <text:p>0.65140002</text:p>
          </table:table-cell>
          <table:table-cell table:number-columns-repeated="8"/>
        </table:table-row>
        <table:table-row table:style-name="ro1">
          <table:table-cell office:value-type="float" office:value="0.58300039" calcext:value-type="float">
            <text:p>0.58300039</text:p>
          </table:table-cell>
          <table:table-cell office:value-type="float" office:value="0.555100061" calcext:value-type="float">
            <text:p>0.555100061</text:p>
          </table:table-cell>
          <table:table-cell table:number-columns-repeated="8"/>
        </table:table-row>
        <table:table-row table:style-name="ro1">
          <table:table-cell office:value-type="float" office:value="0.41609999" calcext:value-type="float">
            <text:p>0.41609999</text:p>
          </table:table-cell>
          <table:table-cell office:value-type="float" office:value="0.60690015" calcext:value-type="float">
            <text:p>0.60690015</text:p>
          </table:table-cell>
          <table:table-cell table:number-columns-repeated="8"/>
        </table:table-row>
        <table:table-row table:style-name="ro1">
          <table:table-cell office:value-type="float" office:value="0.59620024" calcext:value-type="float">
            <text:p>0.59620024</text:p>
          </table:table-cell>
          <table:table-cell office:value-type="float" office:value="0.592200391" calcext:value-type="float">
            <text:p>0.592200391</text:p>
          </table:table-cell>
          <table:table-cell table:number-columns-repeated="8"/>
        </table:table-row>
        <table:table-row table:style-name="ro1">
          <table:table-cell office:value-type="float" office:value="0.914099981" calcext:value-type="float">
            <text:p>0.914099981</text:p>
          </table:table-cell>
          <table:table-cell office:value-type="float" office:value="0.741399891" calcext:value-type="float">
            <text:p>0.741399891</text:p>
          </table:table-cell>
          <table:table-cell table:number-columns-repeated="8"/>
        </table:table-row>
        <table:table-row table:style-name="ro1">
          <table:table-cell office:value-type="float" office:value="0.4568999009" calcext:value-type="float">
            <text:p>0.4568999009</text:p>
          </table:table-cell>
          <table:table-cell office:value-type="float" office:value="1.0957" calcext:value-type="float">
            <text:p>1.0957</text:p>
          </table:table-cell>
          <table:table-cell table:number-columns-repeated="8"/>
        </table:table-row>
        <table:table-row table:style-name="ro1">
          <table:table-cell office:value-type="float" office:value="0.59400008" calcext:value-type="float">
            <text:p>0.59400008</text:p>
          </table:table-cell>
          <table:table-cell office:value-type="float" office:value="0.45170012" calcext:value-type="float">
            <text:p>0.45170012</text:p>
          </table:table-cell>
          <table:table-cell table:number-columns-repeated="8"/>
        </table:table-row>
        <table:table-row table:style-name="ro1">
          <table:table-cell office:value-type="float" office:value="0.42870017" calcext:value-type="float">
            <text:p>0.42870017</text:p>
          </table:table-cell>
          <table:table-cell office:value-type="float" office:value="0.58140034" calcext:value-type="float">
            <text:p>0.58140034</text:p>
          </table:table-cell>
          <table:table-cell table:number-columns-repeated="8"/>
        </table:table-row>
        <table:table-row table:style-name="ro1">
          <table:table-cell office:value-type="float" office:value="0.59140052" calcext:value-type="float">
            <text:p>0.59140052</text:p>
          </table:table-cell>
          <table:table-cell office:value-type="float" office:value="0.41540008" calcext:value-type="float">
            <text:p>0.41540008</text:p>
          </table:table-cell>
          <table:table-cell table:number-columns-repeated="8"/>
        </table:table-row>
        <table:table-row table:style-name="ro1">
          <table:table-cell office:value-type="float" office:value="0.50330001" calcext:value-type="float">
            <text:p>0.50330001</text:p>
          </table:table-cell>
          <table:table-cell office:value-type="float" office:value="0.582400521" calcext:value-type="float">
            <text:p>0.582400521</text:p>
          </table:table-cell>
          <table:table-cell table:number-columns-repeated="8"/>
        </table:table-row>
        <table:table-row table:style-name="ro1">
          <table:table-cell office:value-type="float" office:value="0.5708004101" calcext:value-type="float">
            <text:p>0.5708004101</text:p>
          </table:table-cell>
          <table:table-cell office:value-type="float" office:value="0.4658000711" calcext:value-type="float">
            <text:p>0.4658000711</text:p>
          </table:table-cell>
          <table:table-cell table:number-columns-repeated="8"/>
        </table:table-row>
        <table:table-row table:style-name="ro1">
          <table:table-cell office:value-type="float" office:value="0.40589987" calcext:value-type="float">
            <text:p>0.40589987</text:p>
          </table:table-cell>
          <table:table-cell office:value-type="float" office:value="0.751600131" calcext:value-type="float">
            <text:p>0.751600131</text:p>
          </table:table-cell>
          <table:table-cell table:number-columns-repeated="8"/>
        </table:table-row>
        <table:table-row table:style-name="ro1">
          <table:table-cell office:value-type="float" office:value="0.558800401" calcext:value-type="float">
            <text:p>0.558800401</text:p>
          </table:table-cell>
          <table:table-cell office:value-type="float" office:value="0.57210025" calcext:value-type="float">
            <text:p>0.57210025</text:p>
          </table:table-cell>
          <table:table-cell table:number-columns-repeated="8"/>
        </table:table-row>
        <table:table-row table:style-name="ro1">
          <table:table-cell office:value-type="float" office:value="0.530300151" calcext:value-type="float">
            <text:p>0.530300151</text:p>
          </table:table-cell>
          <table:table-cell office:value-type="float" office:value="0.62859962" calcext:value-type="float">
            <text:p>0.62859962</text:p>
          </table:table-cell>
          <table:table-cell table:number-columns-repeated="8"/>
        </table:table-row>
        <table:table-row table:style-name="ro1">
          <table:table-cell office:value-type="float" office:value="0.56190044" calcext:value-type="float">
            <text:p>0.56190044</text:p>
          </table:table-cell>
          <table:table-cell office:value-type="float" office:value="0.58600001" calcext:value-type="float">
            <text:p>0.58600001</text:p>
          </table:table-cell>
          <table:table-cell table:number-columns-repeated="8"/>
        </table:table-row>
        <table:table-row table:style-name="ro1">
          <table:table-cell office:value-type="float" office:value="0.46799987" calcext:value-type="float">
            <text:p>0.46799987</text:p>
          </table:table-cell>
          <table:table-cell office:value-type="float" office:value="0.4679000308" calcext:value-type="float">
            <text:p>0.4679000308</text:p>
          </table:table-cell>
          <table:table-cell table:number-columns-repeated="8"/>
        </table:table-row>
        <table:table-row table:style-name="ro1">
          <table:table-cell office:value-type="float" office:value="0.6751005" calcext:value-type="float">
            <text:p>0.6751005</text:p>
          </table:table-cell>
          <table:table-cell office:value-type="float" office:value="0.85850012" calcext:value-type="float">
            <text:p>0.85850012</text:p>
          </table:table-cell>
          <table:table-cell table:number-columns-repeated="8"/>
        </table:table-row>
        <table:table-row table:style-name="ro1">
          <table:table-cell office:value-type="float" office:value="0.6174001" calcext:value-type="float">
            <text:p>0.6174001</text:p>
          </table:table-cell>
          <table:table-cell office:value-type="float" office:value="0.55610004" calcext:value-type="float">
            <text:p>0.55610004</text:p>
          </table:table-cell>
          <table:table-cell table:number-columns-repeated="8"/>
        </table:table-row>
        <table:table-row table:style-name="ro1">
          <table:table-cell office:value-type="float" office:value="0.646100061" calcext:value-type="float">
            <text:p>0.646100061</text:p>
          </table:table-cell>
          <table:table-cell office:value-type="float" office:value="0.54700039" calcext:value-type="float">
            <text:p>0.54700039</text:p>
          </table:table-cell>
          <table:table-cell table:number-columns-repeated="8"/>
        </table:table-row>
        <table:table-row table:style-name="ro1">
          <table:table-cell office:value-type="float" office:value="0.5223004101" calcext:value-type="float">
            <text:p>0.5223004101</text:p>
          </table:table-cell>
          <table:table-cell office:value-type="float" office:value="0.43410003" calcext:value-type="float">
            <text:p>0.43410003</text:p>
          </table:table-cell>
          <table:table-cell table:number-columns-repeated="8"/>
        </table:table-row>
        <table:table-row table:style-name="ro1">
          <table:table-cell office:value-type="float" office:value="0.46910009" calcext:value-type="float">
            <text:p>0.46910009</text:p>
          </table:table-cell>
          <table:table-cell office:value-type="float" office:value="0.5671005" calcext:value-type="float">
            <text:p>0.5671005</text:p>
          </table:table-cell>
          <table:table-cell table:number-columns-repeated="8"/>
        </table:table-row>
        <table:table-row table:style-name="ro1">
          <table:table-cell office:value-type="float" office:value="0.4702001101" calcext:value-type="float">
            <text:p>0.4702001101</text:p>
          </table:table-cell>
          <table:table-cell office:value-type="float" office:value="0.421399961" calcext:value-type="float">
            <text:p>0.421399961</text:p>
          </table:table-cell>
          <table:table-cell table:number-columns-repeated="8"/>
        </table:table-row>
        <table:table-row table:style-name="ro1">
          <table:table-cell office:value-type="float" office:value="0.46190009" calcext:value-type="float">
            <text:p>0.46190009</text:p>
          </table:table-cell>
          <table:table-cell office:value-type="float" office:value="0.55360028" calcext:value-type="float">
            <text:p>0.55360028</text:p>
          </table:table-cell>
          <table:table-cell table:number-columns-repeated="8"/>
        </table:table-row>
        <table:table-row table:style-name="ro1">
          <table:table-cell office:value-type="float" office:value="0.56690034" calcext:value-type="float">
            <text:p>0.56690034</text:p>
          </table:table-cell>
          <table:table-cell office:value-type="float" office:value="0.45160021" calcext:value-type="float">
            <text:p>0.45160021</text:p>
          </table:table-cell>
          <table:table-cell table:number-columns-repeated="8"/>
        </table:table-row>
        <table:table-row table:style-name="ro1">
          <table:table-cell office:value-type="float" office:value="0.5673002801" calcext:value-type="float">
            <text:p>0.5673002801</text:p>
          </table:table-cell>
          <table:table-cell office:value-type="float" office:value="0.527500311" calcext:value-type="float">
            <text:p>0.527500311</text:p>
          </table:table-cell>
          <table:table-cell table:number-columns-repeated="8"/>
        </table:table-row>
        <table:table-row table:style-name="ro1">
          <table:table-cell office:value-type="float" office:value="0.48720016" calcext:value-type="float">
            <text:p>0.48720016</text:p>
          </table:table-cell>
          <table:table-cell office:value-type="float" office:value="0.45570003" calcext:value-type="float">
            <text:p>0.45570003</text:p>
          </table:table-cell>
          <table:table-cell table:number-columns-repeated="8"/>
        </table:table-row>
        <table:table-row table:style-name="ro1">
          <table:table-cell office:value-type="float" office:value="0.61790034" calcext:value-type="float">
            <text:p>0.61790034</text:p>
          </table:table-cell>
          <table:table-cell office:value-type="float" office:value="0.5809002099" calcext:value-type="float">
            <text:p>0.5809002099</text:p>
          </table:table-cell>
          <table:table-cell table:number-columns-repeated="8"/>
        </table:table-row>
        <table:table-row table:style-name="ro1">
          <table:table-cell office:value-type="float" office:value="0.4263000101" calcext:value-type="float">
            <text:p>0.4263000101</text:p>
          </table:table-cell>
          <table:table-cell office:value-type="float" office:value="0.417700161" calcext:value-type="float">
            <text:p>0.417700161</text:p>
          </table:table-cell>
          <table:table-cell table:number-columns-repeated="8"/>
        </table:table-row>
        <table:table-row table:style-name="ro1">
          <table:table-cell office:value-type="float" office:value="0.608300081" calcext:value-type="float">
            <text:p>0.608300081</text:p>
          </table:table-cell>
          <table:table-cell office:value-type="float" office:value="0.588799881" calcext:value-type="float">
            <text:p>0.588799881</text:p>
          </table:table-cell>
          <table:table-cell table:number-columns-repeated="8"/>
        </table:table-row>
        <table:table-row table:style-name="ro1">
          <table:table-cell office:value-type="float" office:value="1.01190056" calcext:value-type="float">
            <text:p>1.01190056</text:p>
          </table:table-cell>
          <table:table-cell office:value-type="float" office:value="0.98140034" calcext:value-type="float">
            <text:p>0.98140034</text:p>
          </table:table-cell>
          <table:table-cell table:number-columns-repeated="8"/>
        </table:table-row>
        <table:table-row table:style-name="ro1">
          <table:table-cell office:value-type="float" office:value="0.58520012" calcext:value-type="float">
            <text:p>0.58520012</text:p>
          </table:table-cell>
          <table:table-cell office:value-type="float" office:value="0.45350012" calcext:value-type="float">
            <text:p>0.45350012</text:p>
          </table:table-cell>
          <table:table-cell table:number-columns-repeated="8"/>
        </table:table-row>
        <table:table-row table:style-name="ro1">
          <table:table-cell office:value-type="float" office:value="0.56640011" calcext:value-type="float">
            <text:p>0.56640011</text:p>
          </table:table-cell>
          <table:table-cell office:value-type="float" office:value="0.54970024" calcext:value-type="float">
            <text:p>0.54970024</text:p>
          </table:table-cell>
          <table:table-cell table:number-columns-repeated="8"/>
        </table:table-row>
        <table:table-row table:style-name="ro1">
          <table:table-cell office:value-type="float" office:value="0.6082003" calcext:value-type="float">
            <text:p>0.6082003</text:p>
          </table:table-cell>
          <table:table-cell office:value-type="float" office:value="0.44889992" calcext:value-type="float">
            <text:p>0.44889992</text:p>
          </table:table-cell>
          <table:table-cell table:number-columns-repeated="8"/>
        </table:table-row>
        <table:table-row table:style-name="ro1">
          <table:table-cell office:value-type="float" office:value="0.57510038" calcext:value-type="float">
            <text:p>0.57510038</text:p>
          </table:table-cell>
          <table:table-cell office:value-type="float" office:value="0.5384999401" calcext:value-type="float">
            <text:p>0.5384999401</text:p>
          </table:table-cell>
          <table:table-cell table:number-columns-repeated="8"/>
        </table:table-row>
        <table:table-row table:style-name="ro1">
          <table:table-cell office:value-type="float" office:value="0.4608001801" calcext:value-type="float">
            <text:p>0.4608001801</text:p>
          </table:table-cell>
          <table:table-cell office:value-type="float" office:value="0.5861002808" calcext:value-type="float">
            <text:p>0.5861002808</text:p>
          </table:table-cell>
          <table:table-cell table:number-columns-repeated="8"/>
        </table:table-row>
        <table:table-row table:style-name="ro1">
          <table:table-cell office:value-type="float" office:value="0.592900121" calcext:value-type="float">
            <text:p>0.592900121</text:p>
          </table:table-cell>
          <table:table-cell office:value-type="float" office:value="0.5713001901" calcext:value-type="float">
            <text:p>0.5713001901</text:p>
          </table:table-cell>
          <table:table-cell table:number-columns-repeated="8"/>
        </table:table-row>
        <table:table-row table:style-name="ro1">
          <table:table-cell office:value-type="float" office:value="0.522400212" calcext:value-type="float">
            <text:p>0.522400212</text:p>
          </table:table-cell>
          <table:table-cell office:value-type="float" office:value="0.52160016" calcext:value-type="float">
            <text:p>0.52160016</text:p>
          </table:table-cell>
          <table:table-cell table:number-columns-repeated="8"/>
        </table:table-row>
        <table:table-row table:style-name="ro1">
          <table:table-cell office:value-type="float" office:value="0.79530003" calcext:value-type="float">
            <text:p>0.79530003</text:p>
          </table:table-cell>
          <table:table-cell office:value-type="float" office:value="0.46310019" calcext:value-type="float">
            <text:p>0.46310019</text:p>
          </table:table-cell>
          <table:table-cell table:number-columns-repeated="8"/>
        </table:table-row>
        <table:table-row table:style-name="ro1">
          <table:table-cell office:value-type="float" office:value="0.656800371" calcext:value-type="float">
            <text:p>0.656800371</text:p>
          </table:table-cell>
          <table:table-cell office:value-type="float" office:value="0.55670029" calcext:value-type="float">
            <text:p>0.55670029</text:p>
          </table:table-cell>
          <table:table-cell table:number-columns-repeated="8"/>
        </table:table-row>
        <table:table-row table:style-name="ro1">
          <table:table-cell office:value-type="float" office:value="0.7132002" calcext:value-type="float">
            <text:p>0.7132002</text:p>
          </table:table-cell>
          <table:table-cell office:value-type="float" office:value="0.54810024" calcext:value-type="float">
            <text:p>0.54810024</text:p>
          </table:table-cell>
          <table:table-cell table:number-columns-repeated="8"/>
        </table:table-row>
        <table:table-row table:style-name="ro1">
          <table:table-cell office:value-type="float" office:value="1.073800501" calcext:value-type="float">
            <text:p>1.073800501</text:p>
          </table:table-cell>
          <table:table-cell office:value-type="float" office:value="0.68110022" calcext:value-type="float">
            <text:p>0.68110022</text:p>
          </table:table-cell>
          <table:table-cell table:number-columns-repeated="8"/>
        </table:table-row>
        <table:table-row table:style-name="ro1">
          <table:table-cell office:value-type="float" office:value="0.72170003" calcext:value-type="float">
            <text:p>0.72170003</text:p>
          </table:table-cell>
          <table:table-cell office:value-type="float" office:value="1.174700249" calcext:value-type="float">
            <text:p>1.174700249</text:p>
          </table:table-cell>
          <table:table-cell table:number-columns-repeated="8"/>
        </table:table-row>
        <table:table-row table:style-name="ro1">
          <table:table-cell office:value-type="float" office:value="0.663300491" calcext:value-type="float">
            <text:p>0.663300491</text:p>
          </table:table-cell>
          <table:table-cell office:value-type="float" office:value="0.718900261" calcext:value-type="float">
            <text:p>0.718900261</text:p>
          </table:table-cell>
          <table:table-cell table:number-columns-repeated="8"/>
        </table:table-row>
        <table:table-row table:style-name="ro1">
          <table:table-cell office:value-type="float" office:value="0.7375002161" calcext:value-type="float">
            <text:p>0.7375002161</text:p>
          </table:table-cell>
          <table:table-cell office:value-type="float" office:value="0.67780021" calcext:value-type="float">
            <text:p>0.67780021</text:p>
          </table:table-cell>
          <table:table-cell table:number-columns-repeated="8"/>
        </table:table-row>
        <table:table-row table:style-name="ro1">
          <table:table-cell office:value-type="float" office:value="0.9437001" calcext:value-type="float">
            <text:p>0.9437001</text:p>
          </table:table-cell>
          <table:table-cell office:value-type="float" office:value="0.638700111" calcext:value-type="float">
            <text:p>0.638700111</text:p>
          </table:table-cell>
          <table:table-cell table:number-columns-repeated="8"/>
        </table:table-row>
        <table:table-row table:style-name="ro1">
          <table:table-cell office:value-type="float" office:value="0.6305003" calcext:value-type="float">
            <text:p>0.6305003</text:p>
          </table:table-cell>
          <table:table-cell office:value-type="float" office:value="1.3584003" calcext:value-type="float">
            <text:p>1.3584003</text:p>
          </table:table-cell>
          <table:table-cell table:number-columns-repeated="8"/>
        </table:table-row>
        <table:table-row table:style-name="ro1">
          <table:table-cell office:value-type="float" office:value="0.6644" calcext:value-type="float">
            <text:p>0.6644</text:p>
          </table:table-cell>
          <table:table-cell office:value-type="float" office:value="0.82440022" calcext:value-type="float">
            <text:p>0.82440022</text:p>
          </table:table-cell>
          <table:table-cell table:number-columns-repeated="8"/>
        </table:table-row>
        <table:table-row table:style-name="ro1">
          <table:table-cell office:value-type="float" office:value="0.77780035" calcext:value-type="float">
            <text:p>0.77780035</text:p>
          </table:table-cell>
          <table:table-cell office:value-type="float" office:value="0.736900071" calcext:value-type="float">
            <text:p>0.736900071</text:p>
          </table:table-cell>
          <table:table-cell table:number-columns-repeated="8"/>
        </table:table-row>
        <table:table-row table:style-name="ro1">
          <table:table-cell office:value-type="float" office:value="0.74920012" calcext:value-type="float">
            <text:p>0.74920012</text:p>
          </table:table-cell>
          <table:table-cell office:value-type="float" office:value="0.727200191" calcext:value-type="float">
            <text:p>0.727200191</text:p>
          </table:table-cell>
          <table:table-cell table:number-columns-repeated="8"/>
        </table:table-row>
        <table:table-row table:style-name="ro1">
          <table:table-cell office:value-type="float" office:value="1.09590007" calcext:value-type="float">
            <text:p>1.09590007</text:p>
          </table:table-cell>
          <table:table-cell office:value-type="float" office:value="1.262300651" calcext:value-type="float">
            <text:p>1.262300651</text:p>
          </table:table-cell>
          <table:table-cell table:number-columns-repeated="8"/>
        </table:table-row>
        <table:table-row table:style-name="ro1">
          <table:table-cell office:value-type="float" office:value="0.73740014" calcext:value-type="float">
            <text:p>0.73740014</text:p>
          </table:table-cell>
          <table:table-cell office:value-type="float" office:value="0.713299801" calcext:value-type="float">
            <text:p>0.713299801</text:p>
          </table:table-cell>
          <table:table-cell table:number-columns-repeated="8"/>
        </table:table-row>
        <table:table-row table:style-name="ro1">
          <table:table-cell office:value-type="float" office:value="0.67089985" calcext:value-type="float">
            <text:p>0.67089985</text:p>
          </table:table-cell>
          <table:table-cell office:value-type="float" office:value="0.686899821" calcext:value-type="float">
            <text:p>0.686899821</text:p>
          </table:table-cell>
          <table:table-cell table:number-columns-repeated="8"/>
        </table:table-row>
        <table:table-row table:style-name="ro1">
          <table:table-cell office:value-type="float" office:value="0.624400911" calcext:value-type="float">
            <text:p>0.624400911</text:p>
          </table:table-cell>
          <table:table-cell office:value-type="float" office:value="0.67120033" calcext:value-type="float">
            <text:p>0.67120033</text:p>
          </table:table-cell>
          <table:table-cell table:number-columns-repeated="8"/>
        </table:table-row>
        <table:table-row table:style-name="ro1">
          <table:table-cell office:value-type="float" office:value="0.6181001" calcext:value-type="float">
            <text:p>0.6181001</text:p>
          </table:table-cell>
          <table:table-cell office:value-type="float" office:value="0.6463003501" calcext:value-type="float">
            <text:p>0.6463003501</text:p>
          </table:table-cell>
          <table:table-cell table:number-columns-repeated="8"/>
        </table:table-row>
        <table:table-row table:style-name="ro1">
          <table:table-cell office:value-type="float" office:value="0.8683002101" calcext:value-type="float">
            <text:p>0.8683002101</text:p>
          </table:table-cell>
          <table:table-cell office:value-type="float" office:value="0.6507002" calcext:value-type="float">
            <text:p>0.6507002</text:p>
          </table:table-cell>
          <table:table-cell table:number-columns-repeated="8"/>
        </table:table-row>
        <table:table-row table:style-name="ro1">
          <table:table-cell office:value-type="float" office:value="0.62600044" calcext:value-type="float">
            <text:p>0.62600044</text:p>
          </table:table-cell>
          <table:table-cell office:value-type="float" office:value="0.63889985" calcext:value-type="float">
            <text:p>0.63889985</text:p>
          </table:table-cell>
          <table:table-cell table:number-columns-repeated="8"/>
        </table:table-row>
        <table:table-row table:style-name="ro1">
          <table:table-cell office:value-type="float" office:value="0.67960011" calcext:value-type="float">
            <text:p>0.67960011</text:p>
          </table:table-cell>
          <table:table-cell office:value-type="float" office:value="0.6605003" calcext:value-type="float">
            <text:p>0.6605003</text:p>
          </table:table-cell>
          <table:table-cell table:number-columns-repeated="8"/>
        </table:table-row>
        <table:table-row table:style-name="ro1">
          <table:table-cell office:value-type="float" office:value="0.69430036" calcext:value-type="float">
            <text:p>0.69430036</text:p>
          </table:table-cell>
          <table:table-cell office:value-type="float" office:value="0.715500301" calcext:value-type="float">
            <text:p>0.715500301</text:p>
          </table:table-cell>
          <table:table-cell table:number-columns-repeated="8"/>
        </table:table-row>
        <table:table-row table:style-name="ro1">
          <table:table-cell office:value-type="float" office:value="0.789200301" calcext:value-type="float">
            <text:p>0.789200301</text:p>
          </table:table-cell>
          <table:table-cell office:value-type="float" office:value="0.701599941" calcext:value-type="float">
            <text:p>0.701599941</text:p>
          </table:table-cell>
          <table:table-cell table:number-columns-repeated="8"/>
        </table:table-row>
        <table:table-row table:style-name="ro1">
          <table:table-cell office:value-type="float" office:value="0.85180058" calcext:value-type="float">
            <text:p>0.85180058</text:p>
          </table:table-cell>
          <table:table-cell office:value-type="float" office:value="1.09160013" calcext:value-type="float">
            <text:p>1.09160013</text:p>
          </table:table-cell>
          <table:table-cell table:number-columns-repeated="8"/>
        </table:table-row>
        <table:table-row table:style-name="ro1">
          <table:table-cell office:value-type="float" office:value="0.988200291" calcext:value-type="float">
            <text:p>0.988200291</text:p>
          </table:table-cell>
          <table:table-cell office:value-type="float" office:value="0.751900041" calcext:value-type="float">
            <text:p>0.751900041</text:p>
          </table:table-cell>
          <table:table-cell table:number-columns-repeated="8"/>
        </table:table-row>
        <table:table-row table:style-name="ro1">
          <table:table-cell office:value-type="float" office:value="0.77100021" calcext:value-type="float">
            <text:p>0.77100021</text:p>
          </table:table-cell>
          <table:table-cell office:value-type="float" office:value="0.570700161" calcext:value-type="float">
            <text:p>0.570700161</text:p>
          </table:table-cell>
          <table:table-cell table:number-columns-repeated="8"/>
        </table:table-row>
        <table:table-row table:style-name="ro1">
          <table:table-cell office:value-type="float" office:value="0.66150038" calcext:value-type="float">
            <text:p>0.66150038</text:p>
          </table:table-cell>
          <table:table-cell office:value-type="float" office:value="0.65310012" calcext:value-type="float">
            <text:p>0.65310012</text:p>
          </table:table-cell>
          <table:table-cell table:number-columns-repeated="8"/>
        </table:table-row>
        <table:table-row table:style-name="ro1">
          <table:table-cell office:value-type="float" office:value="0.727000001" calcext:value-type="float">
            <text:p>0.727000001</text:p>
          </table:table-cell>
          <table:table-cell office:value-type="float" office:value="0.68610001" calcext:value-type="float">
            <text:p>0.68610001</text:p>
          </table:table-cell>
          <table:table-cell table:number-columns-repeated="8"/>
        </table:table-row>
        <table:table-row table:style-name="ro1">
          <table:table-cell office:value-type="float" office:value="0.600399921" calcext:value-type="float">
            <text:p>0.600399921</text:p>
          </table:table-cell>
          <table:table-cell office:value-type="float" office:value="0.6672002" calcext:value-type="float">
            <text:p>0.6672002</text:p>
          </table:table-cell>
          <table:table-cell table:number-columns-repeated="8"/>
        </table:table-row>
        <table:table-row table:style-name="ro1">
          <table:table-cell office:value-type="float" office:value="0.67840004" calcext:value-type="float">
            <text:p>0.67840004</text:p>
          </table:table-cell>
          <table:table-cell office:value-type="float" office:value="0.731700431" calcext:value-type="float">
            <text:p>0.731700431</text:p>
          </table:table-cell>
          <table:table-cell table:number-columns-repeated="8"/>
        </table:table-row>
        <table:table-row table:style-name="ro1">
          <table:table-cell office:value-type="float" office:value="0.48760012" calcext:value-type="float">
            <text:p>0.48760012</text:p>
          </table:table-cell>
          <table:table-cell office:value-type="float" office:value="0.81010009" calcext:value-type="float">
            <text:p>0.81010009</text:p>
          </table:table-cell>
          <table:table-cell table:number-columns-repeated="8"/>
        </table:table-row>
        <table:table-row table:style-name="ro1">
          <table:table-cell office:value-type="float" office:value="0.52690013" calcext:value-type="float">
            <text:p>0.52690013</text:p>
          </table:table-cell>
          <table:table-cell office:value-type="float" office:value="0.518000191" calcext:value-type="float">
            <text:p>0.518000191</text:p>
          </table:table-cell>
          <table:table-cell table:number-columns-repeated="8"/>
        </table:table-row>
        <table:table-row table:style-name="ro1">
          <table:table-cell office:value-type="float" office:value="1.018400411" calcext:value-type="float">
            <text:p>1.018400411</text:p>
          </table:table-cell>
          <table:table-cell office:value-type="float" office:value="1.2697001" calcext:value-type="float">
            <text:p>1.2697001</text:p>
          </table:table-cell>
          <table:table-cell table:number-columns-repeated="8"/>
        </table:table-row>
        <table:table-row table:style-name="ro1">
          <table:table-cell office:value-type="float" office:value="0.54730028" calcext:value-type="float">
            <text:p>0.54730028</text:p>
          </table:table-cell>
          <table:table-cell office:value-type="float" office:value="0.5105998901" calcext:value-type="float">
            <text:p>0.5105998901</text:p>
          </table:table-cell>
          <table:table-cell table:number-columns-repeated="8"/>
        </table:table-row>
        <table:table-row table:style-name="ro1">
          <table:table-cell office:value-type="float" office:value="0.6241" calcext:value-type="float">
            <text:p>0.6241</text:p>
          </table:table-cell>
          <table:table-cell office:value-type="float" office:value="0.6165003" calcext:value-type="float">
            <text:p>0.6165003</text:p>
          </table:table-cell>
          <table:table-cell table:number-columns-repeated="8"/>
        </table:table-row>
        <table:table-row table:style-name="ro1">
          <table:table-cell office:value-type="float" office:value="0.56380023" calcext:value-type="float">
            <text:p>0.56380023</text:p>
          </table:table-cell>
          <table:table-cell office:value-type="float" office:value="0.6663005799" calcext:value-type="float">
            <text:p>0.6663005799</text:p>
          </table:table-cell>
          <table:table-cell table:number-columns-repeated="8"/>
        </table:table-row>
        <table:table-row table:style-name="ro1">
          <table:table-cell office:value-type="float" office:value="0.5254000401" calcext:value-type="float">
            <text:p>0.5254000401</text:p>
          </table:table-cell>
          <table:table-cell office:value-type="float" office:value="0.5594000601" calcext:value-type="float">
            <text:p>0.5594000601</text:p>
          </table:table-cell>
          <table:table-cell table:number-columns-repeated="8"/>
        </table:table-row>
        <table:table-row table:style-name="ro1">
          <table:table-cell office:value-type="float" office:value="0.53650031" calcext:value-type="float">
            <text:p>0.53650031</text:p>
          </table:table-cell>
          <table:table-cell office:value-type="float" office:value="0.5017001201" calcext:value-type="float">
            <text:p>0.5017001201</text:p>
          </table:table-cell>
          <table:table-cell table:number-columns-repeated="8"/>
        </table:table-row>
        <table:table-row table:style-name="ro1">
          <table:table-cell office:value-type="float" office:value="0.419100011" calcext:value-type="float">
            <text:p>0.419100011</text:p>
          </table:table-cell>
          <table:table-cell office:value-type="float" office:value="0.46100003" calcext:value-type="float">
            <text:p>0.46100003</text:p>
          </table:table-cell>
          <table:table-cell table:number-columns-repeated="8"/>
        </table:table-row>
        <table:table-row table:style-name="ro1">
          <table:table-cell office:value-type="float" office:value="0.5820005" calcext:value-type="float">
            <text:p>0.5820005</text:p>
          </table:table-cell>
          <table:table-cell office:value-type="float" office:value="0.57350031" calcext:value-type="float">
            <text:p>0.57350031</text:p>
          </table:table-cell>
          <table:table-cell table:number-columns-repeated="8"/>
        </table:table-row>
        <table:table-row table:style-name="ro1">
          <table:table-cell office:value-type="float" office:value="0.48479987" calcext:value-type="float">
            <text:p>0.48479987</text:p>
          </table:table-cell>
          <table:table-cell office:value-type="float" office:value="0.598200009" calcext:value-type="float">
            <text:p>0.598200009</text:p>
          </table:table-cell>
          <table:table-cell table:number-columns-repeated="8"/>
        </table:table-row>
        <table:table-row table:style-name="ro1">
          <table:table-cell office:value-type="float" office:value="0.518500111" calcext:value-type="float">
            <text:p>0.518500111</text:p>
          </table:table-cell>
          <table:table-cell office:value-type="float" office:value="0.599599931" calcext:value-type="float">
            <text:p>0.599599931</text:p>
          </table:table-cell>
          <table:table-cell table:number-columns-repeated="8"/>
        </table:table-row>
        <table:table-row table:style-name="ro1">
          <table:table-cell office:value-type="float" office:value="0.47800016" calcext:value-type="float">
            <text:p>0.47800016</text:p>
          </table:table-cell>
          <table:table-cell office:value-type="float" office:value="0.54620014" calcext:value-type="float">
            <text:p>0.54620014</text:p>
          </table:table-cell>
          <table:table-cell table:number-columns-repeated="8"/>
        </table:table-row>
        <table:table-row table:style-name="ro1">
          <table:table-cell office:value-type="float" office:value="0.57710035" calcext:value-type="float">
            <text:p>0.57710035</text:p>
          </table:table-cell>
          <table:table-cell office:value-type="float" office:value="1.024500311" calcext:value-type="float">
            <text:p>1.024500311</text:p>
          </table:table-cell>
          <table:table-cell table:number-columns-repeated="8"/>
        </table:table-row>
        <table:table-row table:style-name="ro1">
          <table:table-cell office:value-type="float" office:value="0.56460021" calcext:value-type="float">
            <text:p>0.56460021</text:p>
          </table:table-cell>
          <table:table-cell office:value-type="float" office:value="0.499400231" calcext:value-type="float">
            <text:p>0.499400231</text:p>
          </table:table-cell>
          <table:table-cell table:number-columns-repeated="8"/>
        </table:table-row>
        <table:table-row table:style-name="ro1">
          <table:table-cell office:value-type="float" office:value="0.75400032" calcext:value-type="float">
            <text:p>0.75400032</text:p>
          </table:table-cell>
          <table:table-cell office:value-type="float" office:value="0.628000611" calcext:value-type="float">
            <text:p>0.628000611</text:p>
          </table:table-cell>
          <table:table-cell table:number-columns-repeated="8"/>
        </table:table-row>
        <table:table-row table:style-name="ro1">
          <table:table-cell office:value-type="float" office:value="0.43050011" calcext:value-type="float">
            <text:p>0.43050011</text:p>
          </table:table-cell>
          <table:table-cell office:value-type="float" office:value="0.43309998" calcext:value-type="float">
            <text:p>0.43309998</text:p>
          </table:table-cell>
          <table:table-cell table:number-columns-repeated="8"/>
        </table:table-row>
        <table:table-row table:style-name="ro1">
          <table:table-cell office:value-type="float" office:value="0.559100121" calcext:value-type="float">
            <text:p>0.559100121</text:p>
          </table:table-cell>
          <table:table-cell office:value-type="float" office:value="0.56110026" calcext:value-type="float">
            <text:p>0.56110026</text:p>
          </table:table-cell>
          <table:table-cell table:number-columns-repeated="8"/>
        </table:table-row>
        <table:table-row table:style-name="ro1">
          <table:table-cell office:value-type="float" office:value="0.48770013" calcext:value-type="float">
            <text:p>0.48770013</text:p>
          </table:table-cell>
          <table:table-cell office:value-type="float" office:value="0.54940001" calcext:value-type="float">
            <text:p>0.54940001</text:p>
          </table:table-cell>
          <table:table-cell table:number-columns-repeated="8"/>
        </table:table-row>
        <table:table-row table:style-name="ro1">
          <table:table-cell office:value-type="float" office:value="0.4710001" calcext:value-type="float">
            <text:p>0.4710001</text:p>
          </table:table-cell>
          <table:table-cell office:value-type="float" office:value="0.54610029" calcext:value-type="float">
            <text:p>0.54610029</text:p>
          </table:table-cell>
          <table:table-cell table:number-columns-repeated="8"/>
        </table:table-row>
        <table:table-row table:style-name="ro1">
          <table:table-cell office:value-type="float" office:value="0.52980048" calcext:value-type="float">
            <text:p>0.52980048</text:p>
          </table:table-cell>
          <table:table-cell office:value-type="float" office:value="0.44310025" calcext:value-type="float">
            <text:p>0.44310025</text:p>
          </table:table-cell>
          <table:table-cell table:number-columns-repeated="8"/>
        </table:table-row>
        <table:table-row table:style-name="ro1">
          <table:table-cell office:value-type="float" office:value="0.43780008" calcext:value-type="float">
            <text:p>0.43780008</text:p>
          </table:table-cell>
          <table:table-cell office:value-type="float" office:value="0.54620022" calcext:value-type="float">
            <text:p>0.54620022</text:p>
          </table:table-cell>
          <table:table-cell table:number-columns-repeated="8"/>
        </table:table-row>
        <table:table-row table:style-name="ro1">
          <table:table-cell office:value-type="float" office:value="0.5650001101" calcext:value-type="float">
            <text:p>0.5650001101</text:p>
          </table:table-cell>
          <table:table-cell office:value-type="float" office:value="0.45780003" calcext:value-type="float">
            <text:p>0.45780003</text:p>
          </table:table-cell>
          <table:table-cell table:number-columns-repeated="8"/>
        </table:table-row>
        <table:table-row table:style-name="ro1">
          <table:table-cell office:value-type="float" office:value="0.41850014" calcext:value-type="float">
            <text:p>0.41850014</text:p>
          </table:table-cell>
          <table:table-cell office:value-type="float" office:value="0.5752996501" calcext:value-type="float">
            <text:p>0.5752996501</text:p>
          </table:table-cell>
          <table:table-cell table:number-columns-repeated="8"/>
        </table:table-row>
        <table:table-row table:style-name="ro1">
          <table:table-cell office:value-type="float" office:value="0.58100028" calcext:value-type="float">
            <text:p>0.58100028</text:p>
          </table:table-cell>
          <table:table-cell office:value-type="float" office:value="0.61450011" calcext:value-type="float">
            <text:p>0.61450011</text:p>
          </table:table-cell>
          <table:table-cell table:number-columns-repeated="8"/>
        </table:table-row>
        <table:table-row table:style-name="ro1">
          <table:table-cell office:value-type="float" office:value="0.421200151" calcext:value-type="float">
            <text:p>0.421200151</text:p>
          </table:table-cell>
          <table:table-cell office:value-type="float" office:value="0.5237997899" calcext:value-type="float">
            <text:p>0.5237997899</text:p>
          </table:table-cell>
          <table:table-cell table:number-columns-repeated="8"/>
        </table:table-row>
        <table:table-row table:style-name="ro1">
          <table:table-cell office:value-type="float" office:value="0.62730036" calcext:value-type="float">
            <text:p>0.62730036</text:p>
          </table:table-cell>
          <table:table-cell office:value-type="float" office:value="0.88690021" calcext:value-type="float">
            <text:p>0.88690021</text:p>
          </table:table-cell>
          <table:table-cell table:number-columns-repeated="8"/>
        </table:table-row>
        <table:table-row table:style-name="ro1">
          <table:table-cell office:value-type="float" office:value="0.5185001401" calcext:value-type="float">
            <text:p>0.5185001401</text:p>
          </table:table-cell>
          <table:table-cell office:value-type="float" office:value="0.50520011" calcext:value-type="float">
            <text:p>0.50520011</text:p>
          </table:table-cell>
          <table:table-cell table:number-columns-repeated="8"/>
        </table:table-row>
        <table:table-row table:style-name="ro1">
          <table:table-cell office:value-type="float" office:value="0.85800027" calcext:value-type="float">
            <text:p>0.85800027</text:p>
          </table:table-cell>
          <table:table-cell office:value-type="float" office:value="0.595999901" calcext:value-type="float">
            <text:p>0.595999901</text:p>
          </table:table-cell>
          <table:table-cell table:number-columns-repeated="8"/>
        </table:table-row>
        <table:table-row table:style-name="ro1">
          <table:table-cell office:value-type="float" office:value="0.681500349" calcext:value-type="float">
            <text:p>0.681500349</text:p>
          </table:table-cell>
          <table:table-cell office:value-type="float" office:value="0.64529991" calcext:value-type="float">
            <text:p>0.64529991</text:p>
          </table:table-cell>
          <table:table-cell table:number-columns-repeated="8"/>
        </table:table-row>
        <table:table-row table:style-name="ro1">
          <table:table-cell office:value-type="float" office:value="0.58580017" calcext:value-type="float">
            <text:p>0.58580017</text:p>
          </table:table-cell>
          <table:table-cell office:value-type="float" office:value="0.577700191" calcext:value-type="float">
            <text:p>0.577700191</text:p>
          </table:table-cell>
          <table:table-cell table:number-columns-repeated="8"/>
        </table:table-row>
        <table:table-row table:style-name="ro1">
          <table:table-cell office:value-type="float" office:value="0.6055002401" calcext:value-type="float">
            <text:p>0.6055002401</text:p>
          </table:table-cell>
          <table:table-cell office:value-type="float" office:value="1.02529977" calcext:value-type="float">
            <text:p>1.02529977</text:p>
          </table:table-cell>
          <table:table-cell table:number-columns-repeated="8"/>
        </table:table-row>
        <table:table-row table:style-name="ro1">
          <table:table-cell office:value-type="float" office:value="0.5429001301" calcext:value-type="float">
            <text:p>0.5429001301</text:p>
          </table:table-cell>
          <table:table-cell office:value-type="float" office:value="0.567600062" calcext:value-type="float">
            <text:p>0.567600062</text:p>
          </table:table-cell>
          <table:table-cell table:number-columns-repeated="8"/>
        </table:table-row>
        <table:table-row table:style-name="ro1">
          <table:table-cell office:value-type="float" office:value="0.527500291" calcext:value-type="float">
            <text:p>0.527500291</text:p>
          </table:table-cell>
          <table:table-cell office:value-type="float" office:value="0.63909997" calcext:value-type="float">
            <text:p>0.63909997</text:p>
          </table:table-cell>
          <table:table-cell table:number-columns-repeated="8"/>
        </table:table-row>
        <table:table-row table:style-name="ro1">
          <table:table-cell office:value-type="float" office:value="0.4760001911" calcext:value-type="float">
            <text:p>0.4760001911</text:p>
          </table:table-cell>
          <table:table-cell office:value-type="float" office:value="0.80190021" calcext:value-type="float">
            <text:p>0.80190021</text:p>
          </table:table-cell>
          <table:table-cell table:number-columns-repeated="8"/>
        </table:table-row>
        <table:table-row table:style-name="ro1">
          <table:table-cell office:value-type="float" office:value="0.50820002" calcext:value-type="float">
            <text:p>0.50820002</text:p>
          </table:table-cell>
          <table:table-cell office:value-type="float" office:value="0.68590007" calcext:value-type="float">
            <text:p>0.68590007</text:p>
          </table:table-cell>
          <table:table-cell table:number-columns-repeated="8"/>
        </table:table-row>
        <table:table-row table:style-name="ro1">
          <table:table-cell office:value-type="float" office:value="0.464800069" calcext:value-type="float">
            <text:p>0.464800069</text:p>
          </table:table-cell>
          <table:table-cell office:value-type="float" office:value="1.3031995309" calcext:value-type="float">
            <text:p>1.3031995309</text:p>
          </table:table-cell>
          <table:table-cell table:number-columns-repeated="8"/>
        </table:table-row>
        <table:table-row table:style-name="ro1">
          <table:table-cell office:value-type="float" office:value="0.49550001" calcext:value-type="float">
            <text:p>0.49550001</text:p>
          </table:table-cell>
          <table:table-cell office:value-type="float" office:value="0.9138001" calcext:value-type="float">
            <text:p>0.9138001</text:p>
          </table:table-cell>
          <table:table-cell table:number-columns-repeated="8"/>
        </table:table-row>
        <table:table-row table:style-name="ro1">
          <table:table-cell office:value-type="float" office:value="0.4820001" calcext:value-type="float">
            <text:p>0.4820001</text:p>
          </table:table-cell>
          <table:table-cell office:value-type="float" office:value="1.388700331" calcext:value-type="float">
            <text:p>1.388700331</text:p>
          </table:table-cell>
          <table:table-cell table:number-columns-repeated="8"/>
        </table:table-row>
        <table:table-row table:style-name="ro1">
          <table:table-cell office:value-type="float" office:value="0.48809988" calcext:value-type="float">
            <text:p>0.48809988</text:p>
          </table:table-cell>
          <table:table-cell office:value-type="float" office:value="0.50790002" calcext:value-type="float">
            <text:p>0.50790002</text:p>
          </table:table-cell>
          <table:table-cell table:number-columns-repeated="8"/>
        </table:table-row>
        <table:table-row table:style-name="ro1">
          <table:table-cell office:value-type="float" office:value="0.9289000401" calcext:value-type="float">
            <text:p>0.9289000401</text:p>
          </table:table-cell>
          <table:table-cell office:value-type="float" office:value="0.58290021" calcext:value-type="float">
            <text:p>0.58290021</text:p>
          </table:table-cell>
          <table:table-cell table:number-columns-repeated="8"/>
        </table:table-row>
        <table:table-row table:style-name="ro1">
          <table:table-cell office:value-type="float" office:value="0.47159996" calcext:value-type="float">
            <text:p>0.47159996</text:p>
          </table:table-cell>
          <table:table-cell office:value-type="float" office:value="0.4769" calcext:value-type="float">
            <text:p>0.4769</text:p>
          </table:table-cell>
          <table:table-cell table:number-columns-repeated="8"/>
        </table:table-row>
        <table:table-row table:style-name="ro1">
          <table:table-cell office:value-type="float" office:value="0.630300181" calcext:value-type="float">
            <text:p>0.630300181</text:p>
          </table:table-cell>
          <table:table-cell office:value-type="float" office:value="0.53630017" calcext:value-type="float">
            <text:p>0.53630017</text:p>
          </table:table-cell>
          <table:table-cell table:number-columns-repeated="8"/>
        </table:table-row>
        <table:table-row table:style-name="ro1">
          <table:table-cell office:value-type="float" office:value="0.534099921" calcext:value-type="float">
            <text:p>0.534099921</text:p>
          </table:table-cell>
          <table:table-cell office:value-type="float" office:value="0.44620005" calcext:value-type="float">
            <text:p>0.44620005</text:p>
          </table:table-cell>
          <table:table-cell table:number-columns-repeated="8"/>
        </table:table-row>
        <table:table-row table:style-name="ro1">
          <table:table-cell office:value-type="float" office:value="0.64770031" calcext:value-type="float">
            <text:p>0.64770031</text:p>
          </table:table-cell>
          <table:table-cell office:value-type="float" office:value="0.56510004" calcext:value-type="float">
            <text:p>0.56510004</text:p>
          </table:table-cell>
          <table:table-cell table:number-columns-repeated="8"/>
        </table:table-row>
        <table:table-row table:style-name="ro1">
          <table:table-cell office:value-type="float" office:value="0.847999821" calcext:value-type="float">
            <text:p>0.847999821</text:p>
          </table:table-cell>
          <table:table-cell office:value-type="float" office:value="1.158500251" calcext:value-type="float">
            <text:p>1.158500251</text:p>
          </table:table-cell>
          <table:table-cell table:number-columns-repeated="8"/>
        </table:table-row>
        <table:table-row table:style-name="ro1">
          <table:table-cell office:value-type="float" office:value="0.592300151" calcext:value-type="float">
            <text:p>0.592300151</text:p>
          </table:table-cell>
          <table:table-cell office:value-type="float" office:value="0.5027001" calcext:value-type="float">
            <text:p>0.5027001</text:p>
          </table:table-cell>
          <table:table-cell table:number-columns-repeated="8"/>
        </table:table-row>
        <table:table-row table:style-name="ro1">
          <table:table-cell office:value-type="float" office:value="0.6646001" calcext:value-type="float">
            <text:p>0.6646001</text:p>
          </table:table-cell>
          <table:table-cell office:value-type="float" office:value="0.57490024" calcext:value-type="float">
            <text:p>0.57490024</text:p>
          </table:table-cell>
          <table:table-cell table:number-columns-repeated="8"/>
        </table:table-row>
        <table:table-row table:style-name="ro1">
          <table:table-cell office:value-type="float" office:value="0.73920002" calcext:value-type="float">
            <text:p>0.73920002</text:p>
          </table:table-cell>
          <table:table-cell office:value-type="float" office:value="0.52630045" calcext:value-type="float">
            <text:p>0.52630045</text:p>
          </table:table-cell>
          <table:table-cell table:number-columns-repeated="8"/>
        </table:table-row>
        <table:table-row table:style-name="ro1">
          <table:table-cell office:value-type="float" office:value="0.79830011" calcext:value-type="float">
            <text:p>0.79830011</text:p>
          </table:table-cell>
          <table:table-cell office:value-type="float" office:value="0.652800361" calcext:value-type="float">
            <text:p>0.652800361</text:p>
          </table:table-cell>
          <table:table-cell table:number-columns-repeated="8"/>
        </table:table-row>
        <table:table-row table:style-name="ro1">
          <table:table-cell office:value-type="float" office:value="0.982500202" calcext:value-type="float">
            <text:p>0.982500202</text:p>
          </table:table-cell>
          <table:table-cell office:value-type="float" office:value="0.718100176" calcext:value-type="float">
            <text:p>0.718100176</text:p>
          </table:table-cell>
          <table:table-cell table:number-columns-repeated="8"/>
        </table:table-row>
        <table:table-row table:style-name="ro1">
          <table:table-cell office:value-type="float" office:value="1.18190038" calcext:value-type="float">
            <text:p>1.18190038</text:p>
          </table:table-cell>
          <table:table-cell office:value-type="float" office:value="0.702800081" calcext:value-type="float">
            <text:p>0.702800081</text:p>
          </table:table-cell>
          <table:table-cell table:number-columns-repeated="8"/>
        </table:table-row>
        <table:table-row table:style-name="ro1">
          <table:table-cell office:value-type="float" office:value="0.916000201" calcext:value-type="float">
            <text:p>0.916000201</text:p>
          </table:table-cell>
          <table:table-cell office:value-type="float" office:value="0.64990035" calcext:value-type="float">
            <text:p>0.64990035</text:p>
          </table:table-cell>
          <table:table-cell table:number-columns-repeated="8"/>
        </table:table-row>
        <table:table-row table:style-name="ro1">
          <table:table-cell office:value-type="float" office:value="0.9322004" calcext:value-type="float">
            <text:p>0.9322004</text:p>
          </table:table-cell>
          <table:table-cell office:value-type="float" office:value="0.6650001" calcext:value-type="float">
            <text:p>0.6650001</text:p>
          </table:table-cell>
          <table:table-cell table:number-columns-repeated="8"/>
        </table:table-row>
        <table:table-row table:style-name="ro1">
          <table:table-cell office:value-type="float" office:value="1.064300471" calcext:value-type="float">
            <text:p>1.064300471</text:p>
          </table:table-cell>
          <table:table-cell office:value-type="float" office:value="0.78310019" calcext:value-type="float">
            <text:p>0.78310019</text:p>
          </table:table-cell>
          <table:table-cell table:number-columns-repeated="8"/>
        </table:table-row>
        <table:table-row table:style-name="ro1">
          <table:table-cell office:value-type="float" office:value="0.74060038" calcext:value-type="float">
            <text:p>0.74060038</text:p>
          </table:table-cell>
          <table:table-cell office:value-type="float" office:value="1.11650085" calcext:value-type="float">
            <text:p>1.11650085</text:p>
          </table:table-cell>
          <table:table-cell table:number-columns-repeated="8"/>
        </table:table-row>
        <table:table-row table:style-name="ro1">
          <table:table-cell office:value-type="float" office:value="0.661800281" calcext:value-type="float">
            <text:p>0.661800281</text:p>
          </table:table-cell>
          <table:table-cell office:value-type="float" office:value="0.88039981" calcext:value-type="float">
            <text:p>0.88039981</text:p>
          </table:table-cell>
          <table:table-cell table:number-columns-repeated="8"/>
        </table:table-row>
        <table:table-row table:style-name="ro1">
          <table:table-cell office:value-type="float" office:value="0.7459002301" calcext:value-type="float">
            <text:p>0.7459002301</text:p>
          </table:table-cell>
          <table:table-cell office:value-type="float" office:value="0.674900001" calcext:value-type="float">
            <text:p>0.674900001</text:p>
          </table:table-cell>
          <table:table-cell table:number-columns-repeated="8"/>
        </table:table-row>
        <table:table-row table:style-name="ro1">
          <table:table-cell office:value-type="float" office:value="1.762401981" calcext:value-type="float">
            <text:p>1.762401981</text:p>
          </table:table-cell>
          <table:table-cell office:value-type="float" office:value="0.69830001" calcext:value-type="float">
            <text:p>0.69830001</text:p>
          </table:table-cell>
          <table:table-cell table:number-columns-repeated="8"/>
        </table:table-row>
        <table:table-row table:style-name="ro1">
          <table:table-cell office:value-type="float" office:value="0.754000492" calcext:value-type="float">
            <text:p>0.754000492</text:p>
          </table:table-cell>
          <table:table-cell office:value-type="float" office:value="0.65080009" calcext:value-type="float">
            <text:p>0.65080009</text:p>
          </table:table-cell>
          <table:table-cell table:number-columns-repeated="8"/>
        </table:table-row>
        <table:table-row table:style-name="ro1">
          <table:table-cell office:value-type="float" office:value="0.70460003" calcext:value-type="float">
            <text:p>0.70460003</text:p>
          </table:table-cell>
          <table:table-cell office:value-type="float" office:value="0.729400291" calcext:value-type="float">
            <text:p>0.729400291</text:p>
          </table:table-cell>
          <table:table-cell table:number-columns-repeated="8"/>
        </table:table-row>
        <table:table-row table:style-name="ro1">
          <table:table-cell office:value-type="float" office:value="0.638800101" calcext:value-type="float">
            <text:p>0.638800101</text:p>
          </table:table-cell>
          <table:table-cell office:value-type="float" office:value="0.81290046" calcext:value-type="float">
            <text:p>0.81290046</text:p>
          </table:table-cell>
          <table:table-cell table:number-columns-repeated="8"/>
        </table:table-row>
        <table:table-row table:style-name="ro1">
          <table:table-cell office:value-type="float" office:value="0.649000399" calcext:value-type="float">
            <text:p>0.649000399</text:p>
          </table:table-cell>
          <table:table-cell office:value-type="float" office:value="0.6657002" calcext:value-type="float">
            <text:p>0.6657002</text:p>
          </table:table-cell>
          <table:table-cell table:number-columns-repeated="8"/>
        </table:table-row>
        <table:table-row table:style-name="ro1">
          <table:table-cell office:value-type="float" office:value="0.67240017" calcext:value-type="float">
            <text:p>0.67240017</text:p>
          </table:table-cell>
          <table:table-cell office:value-type="float" office:value="0.65810021" calcext:value-type="float">
            <text:p>0.65810021</text:p>
          </table:table-cell>
          <table:table-cell table:number-columns-repeated="8"/>
        </table:table-row>
        <table:table-row table:style-name="ro1">
          <table:table-cell office:value-type="float" office:value="0.79040025" calcext:value-type="float">
            <text:p>0.79040025</text:p>
          </table:table-cell>
          <table:table-cell office:value-type="float" office:value="1.134900071" calcext:value-type="float">
            <text:p>1.134900071</text:p>
          </table:table-cell>
          <table:table-cell table:number-columns-repeated="8"/>
        </table:table-row>
        <table:table-row table:style-name="ro1">
          <table:table-cell office:value-type="float" office:value="0.55330008" calcext:value-type="float">
            <text:p>0.55330008</text:p>
          </table:table-cell>
          <table:table-cell office:value-type="float" office:value="1.55860032" calcext:value-type="float">
            <text:p>1.55860032</text:p>
          </table:table-cell>
          <table:table-cell table:number-columns-repeated="8"/>
        </table:table-row>
        <table:table-row table:style-name="ro1">
          <table:table-cell office:value-type="float" office:value="0.88990024" calcext:value-type="float">
            <text:p>0.88990024</text:p>
          </table:table-cell>
          <table:table-cell office:value-type="float" office:value="0.7139" calcext:value-type="float">
            <text:p>0.7139</text:p>
          </table:table-cell>
          <table:table-cell table:number-columns-repeated="8"/>
        </table:table-row>
        <table:table-row table:style-name="ro1">
          <table:table-cell office:value-type="float" office:value="0.757700131" calcext:value-type="float">
            <text:p>0.757700131</text:p>
          </table:table-cell>
          <table:table-cell office:value-type="float" office:value="0.67639995" calcext:value-type="float">
            <text:p>0.67639995</text:p>
          </table:table-cell>
          <table:table-cell table:number-columns-repeated="8"/>
        </table:table-row>
        <table:table-row table:style-name="ro1">
          <table:table-cell office:value-type="float" office:value="0.710600171" calcext:value-type="float">
            <text:p>0.710600171</text:p>
          </table:table-cell>
          <table:table-cell office:value-type="float" office:value="0.90910005" calcext:value-type="float">
            <text:p>0.90910005</text:p>
          </table:table-cell>
          <table:table-cell table:number-columns-repeated="8"/>
        </table:table-row>
        <table:table-row table:style-name="ro1">
          <table:table-cell office:value-type="float" office:value="0.963000311" calcext:value-type="float">
            <text:p>0.963000311</text:p>
          </table:table-cell>
          <table:table-cell office:value-type="float" office:value="0.82080028" calcext:value-type="float">
            <text:p>0.82080028</text:p>
          </table:table-cell>
          <table:table-cell table:number-columns-repeated="8"/>
        </table:table-row>
        <table:table-row table:style-name="ro1">
          <table:table-cell office:value-type="float" office:value="0.65770014" calcext:value-type="float">
            <text:p>0.65770014</text:p>
          </table:table-cell>
          <table:table-cell office:value-type="float" office:value="0.8192000199" calcext:value-type="float">
            <text:p>0.8192000199</text:p>
          </table:table-cell>
          <table:table-cell table:number-columns-repeated="8"/>
        </table:table-row>
        <table:table-row table:style-name="ro1">
          <table:table-cell office:value-type="float" office:value="0.65590013" calcext:value-type="float">
            <text:p>0.65590013</text:p>
          </table:table-cell>
          <table:table-cell office:value-type="float" office:value="0.81870022" calcext:value-type="float">
            <text:p>0.81870022</text:p>
          </table:table-cell>
          <table:table-cell table:number-columns-repeated="8"/>
        </table:table-row>
        <table:table-row table:style-name="ro1">
          <table:table-cell office:value-type="float" office:value="0.68170009" calcext:value-type="float">
            <text:p>0.68170009</text:p>
          </table:table-cell>
          <table:table-cell office:value-type="float" office:value="0.83920031" calcext:value-type="float">
            <text:p>0.83920031</text:p>
          </table:table-cell>
          <table:table-cell table:number-columns-repeated="8"/>
        </table:table-row>
        <table:table-row table:style-name="ro1">
          <table:table-cell office:value-type="float" office:value="0.63369983" calcext:value-type="float">
            <text:p>0.63369983</text:p>
          </table:table-cell>
          <table:table-cell office:value-type="float" office:value="0.56990039" calcext:value-type="float">
            <text:p>0.56990039</text:p>
          </table:table-cell>
          <table:table-cell table:number-columns-repeated="8"/>
        </table:table-row>
        <table:table-row table:style-name="ro1">
          <table:table-cell office:value-type="float" office:value="0.65280041" calcext:value-type="float">
            <text:p>0.65280041</text:p>
          </table:table-cell>
          <table:table-cell office:value-type="float" office:value="0.5672003" calcext:value-type="float">
            <text:p>0.5672003</text:p>
          </table:table-cell>
          <table:table-cell table:number-columns-repeated="8"/>
        </table:table-row>
        <table:table-row table:style-name="ro1">
          <table:table-cell office:value-type="float" office:value="0.8236001901" calcext:value-type="float">
            <text:p>0.8236001901</text:p>
          </table:table-cell>
          <table:table-cell office:value-type="float" office:value="0.7510998" calcext:value-type="float">
            <text:p>0.7510998</text:p>
          </table:table-cell>
          <table:table-cell table:number-columns-repeated="8"/>
        </table:table-row>
        <table:table-row table:style-name="ro1">
          <table:table-cell office:value-type="float" office:value="0.779999881" calcext:value-type="float">
            <text:p>0.779999881</text:p>
          </table:table-cell>
          <table:table-cell office:value-type="float" office:value="0.58080005" calcext:value-type="float">
            <text:p>0.58080005</text:p>
          </table:table-cell>
          <table:table-cell table:number-columns-repeated="8"/>
        </table:table-row>
        <table:table-row table:style-name="ro1">
          <table:table-cell office:value-type="float" office:value="0.45930007" calcext:value-type="float">
            <text:p>0.45930007</text:p>
          </table:table-cell>
          <table:table-cell office:value-type="float" office:value="0.58400023" calcext:value-type="float">
            <text:p>0.58400023</text:p>
          </table:table-cell>
          <table:table-cell table:number-columns-repeated="8"/>
        </table:table-row>
        <table:table-row table:style-name="ro1">
          <table:table-cell office:value-type="float" office:value="0.5828002" calcext:value-type="float">
            <text:p>0.5828002</text:p>
          </table:table-cell>
          <table:table-cell office:value-type="float" office:value="0.4487000699" calcext:value-type="float">
            <text:p>0.4487000699</text:p>
          </table:table-cell>
          <table:table-cell table:number-columns-repeated="8"/>
        </table:table-row>
        <table:table-row table:style-name="ro1">
          <table:table-cell office:value-type="float" office:value="0.46010011" calcext:value-type="float">
            <text:p>0.46010011</text:p>
          </table:table-cell>
          <table:table-cell office:value-type="float" office:value="0.53650041" calcext:value-type="float">
            <text:p>0.53650041</text:p>
          </table:table-cell>
          <table:table-cell table:number-columns-repeated="8"/>
        </table:table-row>
        <table:table-row table:style-name="ro1">
          <table:table-cell office:value-type="float" office:value="0.49480018" calcext:value-type="float">
            <text:p>0.49480018</text:p>
          </table:table-cell>
          <table:table-cell office:value-type="float" office:value="0.54070001" calcext:value-type="float">
            <text:p>0.54070001</text:p>
          </table:table-cell>
          <table:table-cell table:number-columns-repeated="8"/>
        </table:table-row>
        <table:table-row table:style-name="ro1">
          <table:table-cell office:value-type="float" office:value="0.46350016" calcext:value-type="float">
            <text:p>0.46350016</text:p>
          </table:table-cell>
          <table:table-cell office:value-type="float" office:value="0.5468002699" calcext:value-type="float">
            <text:p>0.5468002699</text:p>
          </table:table-cell>
          <table:table-cell table:number-columns-repeated="8"/>
        </table:table-row>
        <table:table-row table:style-name="ro1">
          <table:table-cell office:value-type="float" office:value="0.59130026" calcext:value-type="float">
            <text:p>0.59130026</text:p>
          </table:table-cell>
          <table:table-cell office:value-type="float" office:value="0.523399902" calcext:value-type="float">
            <text:p>0.523399902</text:p>
          </table:table-cell>
          <table:table-cell table:number-columns-repeated="8"/>
        </table:table-row>
        <table:table-row table:style-name="ro1">
          <table:table-cell office:value-type="float" office:value="0.432300121" calcext:value-type="float">
            <text:p>0.432300121</text:p>
          </table:table-cell>
          <table:table-cell office:value-type="float" office:value="0.9374003" calcext:value-type="float">
            <text:p>0.9374003</text:p>
          </table:table-cell>
          <table:table-cell table:number-columns-repeated="8"/>
        </table:table-row>
        <table:table-row table:style-name="ro1">
          <table:table-cell office:value-type="float" office:value="0.59230031" calcext:value-type="float">
            <text:p>0.59230031</text:p>
          </table:table-cell>
          <table:table-cell office:value-type="float" office:value="0.491800051" calcext:value-type="float">
            <text:p>0.491800051</text:p>
          </table:table-cell>
          <table:table-cell table:number-columns-repeated="8"/>
        </table:table-row>
        <table:table-row table:style-name="ro1">
          <table:table-cell office:value-type="float" office:value="0.61010019" calcext:value-type="float">
            <text:p>0.61010019</text:p>
          </table:table-cell>
          <table:table-cell office:value-type="float" office:value="0.6266001001" calcext:value-type="float">
            <text:p>0.6266001001</text:p>
          </table:table-cell>
          <table:table-cell table:number-columns-repeated="8"/>
        </table:table-row>
        <table:table-row table:style-name="ro1">
          <table:table-cell office:value-type="float" office:value="0.689400189" calcext:value-type="float">
            <text:p>0.689400189</text:p>
          </table:table-cell>
          <table:table-cell office:value-type="float" office:value="0.493499851" calcext:value-type="float">
            <text:p>0.493499851</text:p>
          </table:table-cell>
          <table:table-cell table:number-columns-repeated="8"/>
        </table:table-row>
        <table:table-row table:style-name="ro1">
          <table:table-cell office:value-type="float" office:value="0.6342001609" calcext:value-type="float">
            <text:p>0.6342001609</text:p>
          </table:table-cell>
          <table:table-cell office:value-type="float" office:value="0.5847005" calcext:value-type="float">
            <text:p>0.5847005</text:p>
          </table:table-cell>
          <table:table-cell table:number-columns-repeated="8"/>
        </table:table-row>
        <table:table-row table:style-name="ro1">
          <table:table-cell office:value-type="float" office:value="1.116600199" calcext:value-type="float">
            <text:p>1.116600199</text:p>
          </table:table-cell>
          <table:table-cell office:value-type="float" office:value="0.59050021" calcext:value-type="float">
            <text:p>0.59050021</text:p>
          </table:table-cell>
          <table:table-cell table:number-columns-repeated="8"/>
        </table:table-row>
        <table:table-row table:style-name="ro1">
          <table:table-cell office:value-type="float" office:value="0.61090001" calcext:value-type="float">
            <text:p>0.61090001</text:p>
          </table:table-cell>
          <table:table-cell office:value-type="float" office:value="0.60790023" calcext:value-type="float">
            <text:p>0.60790023</text:p>
          </table:table-cell>
          <table:table-cell table:number-columns-repeated="8"/>
        </table:table-row>
        <table:table-row table:style-name="ro1">
          <table:table-cell office:value-type="float" office:value="0.67840015" calcext:value-type="float">
            <text:p>0.67840015</text:p>
          </table:table-cell>
          <table:table-cell office:value-type="float" office:value="0.545400241" calcext:value-type="float">
            <text:p>0.545400241</text:p>
          </table:table-cell>
          <table:table-cell table:number-columns-repeated="8"/>
        </table:table-row>
        <table:table-row table:style-name="ro1">
          <table:table-cell office:value-type="float" office:value="0.6436001" calcext:value-type="float">
            <text:p>0.6436001</text:p>
          </table:table-cell>
          <table:table-cell office:value-type="float" office:value="0.614200132" calcext:value-type="float">
            <text:p>0.614200132</text:p>
          </table:table-cell>
          <table:table-cell table:number-columns-repeated="8"/>
        </table:table-row>
        <table:table-row table:style-name="ro1">
          <table:table-cell office:value-type="float" office:value="0.58509998" calcext:value-type="float">
            <text:p>0.58509998</text:p>
          </table:table-cell>
          <table:table-cell office:value-type="float" office:value="0.618200031" calcext:value-type="float">
            <text:p>0.618200031</text:p>
          </table:table-cell>
          <table:table-cell table:number-columns-repeated="8"/>
        </table:table-row>
        <table:table-row table:style-name="ro1">
          <table:table-cell office:value-type="float" office:value="0.9639002" calcext:value-type="float">
            <text:p>0.9639002</text:p>
          </table:table-cell>
          <table:table-cell office:value-type="float" office:value="0.595799901" calcext:value-type="float">
            <text:p>0.595799901</text:p>
          </table:table-cell>
          <table:table-cell table:number-columns-repeated="8"/>
        </table:table-row>
        <table:table-row table:style-name="ro1">
          <table:table-cell office:value-type="float" office:value="0.43870006" calcext:value-type="float">
            <text:p>0.43870006</text:p>
          </table:table-cell>
          <table:table-cell office:value-type="float" office:value="1.436699502" calcext:value-type="float">
            <text:p>1.436699502</text:p>
          </table:table-cell>
          <table:table-cell table:number-columns-repeated="8"/>
        </table:table-row>
        <table:table-row table:style-name="ro1">
          <table:table-cell office:value-type="float" office:value="0.60180019" calcext:value-type="float">
            <text:p>0.60180019</text:p>
          </table:table-cell>
          <table:table-cell office:value-type="float" office:value="0.51290016" calcext:value-type="float">
            <text:p>0.51290016</text:p>
          </table:table-cell>
          <table:table-cell table:number-columns-repeated="8"/>
        </table:table-row>
        <table:table-row table:style-name="ro1">
          <table:table-cell office:value-type="float" office:value="0.50530007" calcext:value-type="float">
            <text:p>0.50530007</text:p>
          </table:table-cell>
          <table:table-cell office:value-type="float" office:value="0.61020022" calcext:value-type="float">
            <text:p>0.61020022</text:p>
          </table:table-cell>
          <table:table-cell table:number-columns-repeated="8"/>
        </table:table-row>
        <table:table-row table:style-name="ro1">
          <table:table-cell office:value-type="float" office:value="0.57130029" calcext:value-type="float">
            <text:p>0.57130029</text:p>
          </table:table-cell>
          <table:table-cell office:value-type="float" office:value="0.43270013" calcext:value-type="float">
            <text:p>0.43270013</text:p>
          </table:table-cell>
          <table:table-cell table:number-columns-repeated="8"/>
        </table:table-row>
        <table:table-row table:style-name="ro1">
          <table:table-cell office:value-type="float" office:value="1.04020035" calcext:value-type="float">
            <text:p>1.04020035</text:p>
          </table:table-cell>
          <table:table-cell office:value-type="float" office:value="0.54020019" calcext:value-type="float">
            <text:p>0.54020019</text:p>
          </table:table-cell>
          <table:table-cell table:number-columns-repeated="8"/>
        </table:table-row>
        <table:table-row table:style-name="ro1">
          <table:table-cell office:value-type="float" office:value="0.54759989" calcext:value-type="float">
            <text:p>0.54759989</text:p>
          </table:table-cell>
          <table:table-cell office:value-type="float" office:value="0.6480002609" calcext:value-type="float">
            <text:p>0.6480002609</text:p>
          </table:table-cell>
          <table:table-cell table:number-columns-repeated="8"/>
        </table:table-row>
        <table:table-row table:style-name="ro1">
          <table:table-cell office:value-type="float" office:value="0.57030041" calcext:value-type="float">
            <text:p>0.57030041</text:p>
          </table:table-cell>
          <table:table-cell office:value-type="float" office:value="0.5390004" calcext:value-type="float">
            <text:p>0.5390004</text:p>
          </table:table-cell>
          <table:table-cell table:number-columns-repeated="8"/>
        </table:table-row>
        <table:table-row table:style-name="ro1">
          <table:table-cell office:value-type="float" office:value="0.49210014" calcext:value-type="float">
            <text:p>0.49210014</text:p>
          </table:table-cell>
          <table:table-cell office:value-type="float" office:value="0.44749999" calcext:value-type="float">
            <text:p>0.44749999</text:p>
          </table:table-cell>
          <table:table-cell table:number-columns-repeated="8"/>
        </table:table-row>
        <table:table-row table:style-name="ro1">
          <table:table-cell office:value-type="float" office:value="0.591500221" calcext:value-type="float">
            <text:p>0.591500221</text:p>
          </table:table-cell>
          <table:table-cell office:value-type="float" office:value="0.5513004001" calcext:value-type="float">
            <text:p>0.5513004001</text:p>
          </table:table-cell>
          <table:table-cell table:number-columns-repeated="8"/>
        </table:table-row>
        <table:table-row table:style-name="ro1">
          <table:table-cell office:value-type="float" office:value="0.43360024" calcext:value-type="float">
            <text:p>0.43360024</text:p>
          </table:table-cell>
          <table:table-cell office:value-type="float" office:value="0.47390015" calcext:value-type="float">
            <text:p>0.47390015</text:p>
          </table:table-cell>
          <table:table-cell table:number-columns-repeated="8"/>
        </table:table-row>
        <table:table-row table:style-name="ro1">
          <table:table-cell office:value-type="float" office:value="0.5902004" calcext:value-type="float">
            <text:p>0.5902004</text:p>
          </table:table-cell>
          <table:table-cell office:value-type="float" office:value="0.53600031" calcext:value-type="float">
            <text:p>0.53600031</text:p>
          </table:table-cell>
          <table:table-cell table:number-columns-repeated="8"/>
        </table:table-row>
        <table:table-row table:style-name="ro1">
          <table:table-cell office:value-type="float" office:value="0.40780009" calcext:value-type="float">
            <text:p>0.40780009</text:p>
          </table:table-cell>
          <table:table-cell office:value-type="float" office:value="0.4639998401" calcext:value-type="float">
            <text:p>0.4639998401</text:p>
          </table:table-cell>
          <table:table-cell table:number-columns-repeated="8"/>
        </table:table-row>
        <table:table-row table:style-name="ro1">
          <table:table-cell office:value-type="float" office:value="0.5662004" calcext:value-type="float">
            <text:p>0.5662004</text:p>
          </table:table-cell>
          <table:table-cell office:value-type="float" office:value="0.95520032" calcext:value-type="float">
            <text:p>0.95520032</text:p>
          </table:table-cell>
          <table:table-cell table:number-columns-repeated="8"/>
        </table:table-row>
        <table:table-row table:style-name="ro1">
          <table:table-cell office:value-type="float" office:value="0.58540005" calcext:value-type="float">
            <text:p>0.58540005</text:p>
          </table:table-cell>
          <table:table-cell office:value-type="float" office:value="0.53200014" calcext:value-type="float">
            <text:p>0.53200014</text:p>
          </table:table-cell>
          <table:table-cell table:number-columns-repeated="8"/>
        </table:table-row>
        <table:table-row table:style-name="ro1">
          <table:table-cell office:value-type="float" office:value="0.5427006" calcext:value-type="float">
            <text:p>0.5427006</text:p>
          </table:table-cell>
          <table:table-cell office:value-type="float" office:value="0.67060005" calcext:value-type="float">
            <text:p>0.67060005</text:p>
          </table:table-cell>
          <table:table-cell table:number-columns-repeated="8"/>
        </table:table-row>
        <table:table-row table:style-name="ro1">
          <table:table-cell office:value-type="float" office:value="0.50970027" calcext:value-type="float">
            <text:p>0.50970027</text:p>
          </table:table-cell>
          <table:table-cell office:value-type="float" office:value="0.41169986" calcext:value-type="float">
            <text:p>0.41169986</text:p>
          </table:table-cell>
          <table:table-cell table:number-columns-repeated="8"/>
        </table:table-row>
        <table:table-row table:style-name="ro1">
          <table:table-cell office:value-type="float" office:value="0.61850042" calcext:value-type="float">
            <text:p>0.61850042</text:p>
          </table:table-cell>
          <table:table-cell office:value-type="float" office:value="0.596100161" calcext:value-type="float">
            <text:p>0.596100161</text:p>
          </table:table-cell>
          <table:table-cell table:number-columns-repeated="8"/>
        </table:table-row>
        <table:table-row table:style-name="ro1">
          <table:table-cell office:value-type="float" office:value="0.6447" calcext:value-type="float">
            <text:p>0.6447</text:p>
          </table:table-cell>
          <table:table-cell office:value-type="float" office:value="0.469700131" calcext:value-type="float">
            <text:p>0.469700131</text:p>
          </table:table-cell>
          <table:table-cell table:number-columns-repeated="8"/>
        </table:table-row>
        <table:table-row table:style-name="ro1">
          <table:table-cell office:value-type="float" office:value="0.44800012" calcext:value-type="float">
            <text:p>0.44800012</text:p>
          </table:table-cell>
          <table:table-cell office:value-type="float" office:value="0.57080011" calcext:value-type="float">
            <text:p>0.57080011</text:p>
          </table:table-cell>
          <table:table-cell table:number-columns-repeated="8"/>
        </table:table-row>
        <table:table-row table:style-name="ro1">
          <table:table-cell office:value-type="float" office:value="0.5821003499" calcext:value-type="float">
            <text:p>0.5821003499</text:p>
          </table:table-cell>
          <table:table-cell office:value-type="float" office:value="0.39980009" calcext:value-type="float">
            <text:p>0.39980009</text:p>
          </table:table-cell>
          <table:table-cell table:number-columns-repeated="8"/>
        </table:table-row>
        <table:table-row table:style-name="ro1">
          <table:table-cell office:value-type="float" office:value="0.46160004" calcext:value-type="float">
            <text:p>0.46160004</text:p>
          </table:table-cell>
          <table:table-cell office:value-type="float" office:value="0.58890041" calcext:value-type="float">
            <text:p>0.58890041</text:p>
          </table:table-cell>
          <table:table-cell table:number-columns-repeated="8"/>
        </table:table-row>
        <table:table-row table:style-name="ro1">
          <table:table-cell office:value-type="float" office:value="0.592000088" calcext:value-type="float">
            <text:p>0.592000088</text:p>
          </table:table-cell>
          <table:table-cell office:value-type="float" office:value="0.45489998" calcext:value-type="float">
            <text:p>0.45489998</text:p>
          </table:table-cell>
          <table:table-cell table:number-columns-repeated="8"/>
        </table:table-row>
        <table:table-row table:style-name="ro1">
          <table:table-cell office:value-type="float" office:value="0.50800001" calcext:value-type="float">
            <text:p>0.50800001</text:p>
          </table:table-cell>
          <table:table-cell office:value-type="float" office:value="0.5915" calcext:value-type="float">
            <text:p>0.5915</text:p>
          </table:table-cell>
          <table:table-cell table:number-columns-repeated="8"/>
        </table:table-row>
        <table:table-row table:style-name="ro1">
          <table:table-cell office:value-type="float" office:value="0.4617001101" calcext:value-type="float">
            <text:p>0.4617001101</text:p>
          </table:table-cell>
          <table:table-cell office:value-type="float" office:value="0.54650034" calcext:value-type="float">
            <text:p>0.54650034</text:p>
          </table:table-cell>
          <table:table-cell table:number-columns-repeated="8"/>
        </table:table-row>
        <table:table-row table:style-name="ro1">
          <table:table-cell office:value-type="float" office:value="0.49430023" calcext:value-type="float">
            <text:p>0.49430023</text:p>
          </table:table-cell>
          <table:table-cell office:value-type="float" office:value="0.60700051" calcext:value-type="float">
            <text:p>0.60700051</text:p>
          </table:table-cell>
          <table:table-cell table:number-columns-repeated="8"/>
        </table:table-row>
        <table:table-row table:style-name="ro1">
          <table:table-cell office:value-type="float" office:value="0.52670014" calcext:value-type="float">
            <text:p>0.52670014</text:p>
          </table:table-cell>
          <table:table-cell office:value-type="float" office:value="0.742900051" calcext:value-type="float">
            <text:p>0.742900051</text:p>
          </table:table-cell>
          <table:table-cell table:number-columns-repeated="8"/>
        </table:table-row>
        <table:table-row table:style-name="ro1">
          <table:table-cell office:value-type="float" office:value="0.64460038" calcext:value-type="float">
            <text:p>0.64460038</text:p>
          </table:table-cell>
          <table:table-cell office:value-type="float" office:value="0.54740015" calcext:value-type="float">
            <text:p>0.54740015</text:p>
          </table:table-cell>
          <table:table-cell table:number-columns-repeated="8"/>
        </table:table-row>
        <table:table-row table:style-name="ro1">
          <table:table-cell office:value-type="float" office:value="0.56700032" calcext:value-type="float">
            <text:p>0.56700032</text:p>
          </table:table-cell>
          <table:table-cell office:value-type="float" office:value="0.53250038" calcext:value-type="float">
            <text:p>0.53250038</text:p>
          </table:table-cell>
          <table:table-cell table:number-columns-repeated="8"/>
        </table:table-row>
        <table:table-row table:style-name="ro1">
          <table:table-cell office:value-type="float" office:value="0.538100201" calcext:value-type="float">
            <text:p>0.538100201</text:p>
          </table:table-cell>
          <table:table-cell office:value-type="float" office:value="0.60680017" calcext:value-type="float">
            <text:p>0.60680017</text:p>
          </table:table-cell>
          <table:table-cell table:number-columns-repeated="8"/>
        </table:table-row>
        <table:table-row table:style-name="ro1">
          <table:table-cell office:value-type="float" office:value="1.1271996999" calcext:value-type="float">
            <text:p>1.1271996999</text:p>
          </table:table-cell>
          <table:table-cell office:value-type="float" office:value="0.5403001" calcext:value-type="float">
            <text:p>0.5403001</text:p>
          </table:table-cell>
          <table:table-cell table:number-columns-repeated="8"/>
        </table:table-row>
        <table:table-row table:style-name="ro1">
          <table:table-cell office:value-type="float" office:value="0.52910009" calcext:value-type="float">
            <text:p>0.52910009</text:p>
          </table:table-cell>
          <table:table-cell office:value-type="float" office:value="0.55470028" calcext:value-type="float">
            <text:p>0.55470028</text:p>
          </table:table-cell>
          <table:table-cell table:number-columns-repeated="8"/>
        </table:table-row>
        <table:table-row table:style-name="ro1">
          <table:table-cell office:value-type="float" office:value="0.60300019" calcext:value-type="float">
            <text:p>0.60300019</text:p>
          </table:table-cell>
          <table:table-cell office:value-type="float" office:value="0.52410036" calcext:value-type="float">
            <text:p>0.52410036</text:p>
          </table:table-cell>
          <table:table-cell table:number-columns-repeated="8"/>
        </table:table-row>
        <table:table-row table:style-name="ro1">
          <table:table-cell office:value-type="float" office:value="0.4147999799" calcext:value-type="float">
            <text:p>0.4147999799</text:p>
          </table:table-cell>
          <table:table-cell office:value-type="float" office:value="0.51069994" calcext:value-type="float">
            <text:p>0.51069994</text:p>
          </table:table-cell>
          <table:table-cell table:number-columns-repeated="8"/>
        </table:table-row>
        <table:table-row table:style-name="ro1">
          <table:table-cell office:value-type="float" office:value="0.575300181" calcext:value-type="float">
            <text:p>0.575300181</text:p>
          </table:table-cell>
          <table:table-cell office:value-type="float" office:value="0.5637002" calcext:value-type="float">
            <text:p>0.5637002</text:p>
          </table:table-cell>
          <table:table-cell table:number-columns-repeated="8"/>
        </table:table-row>
        <table:table-row table:style-name="ro1" table:number-rows-repeated="104827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onshader Test 2" table:style-name="ta1">
        <table:shapes>
          <draw:frame draw:z-index="0" draw:style-name="gr1" draw:text-style-name="P1" svg:width="15.999cm" svg:height="8.999cm" svg:x="27.553cm" svg:y="8.673cm">
            <draw:object draw:notify-on-update-of-ranges="'Toonshader Test 2'.I33:'Toonshader Test 2'.J33 'Toonshader Test 2'.I34:'Toonshader Test 2'.J34 'Toonshader Test 2'.I32:'Toonshader Test 2'.J32 'Toonshader Test 2'.I35:'Toonshader Test 2'.J35 'Toonshader Test 2'.I36:'Toonshader Test 2'.J36 'Toonshader Test 2'.I37:'Toonshader Test 2'.J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default-cell-style-name="ce1"/>
        <table:table-column table:style-name="co1" table:default-cell-style-name="ce2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otal USG(msec)</text:p>
          </table:table-cell>
          <table:table-cell office:value-type="string" calcext:value-type="string">
            <text:p>Total HLSL(msec)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Standard Error</text:p>
          </table:table-cell>
          <table:table-cell/>
          <table:table-cell office:value-type="string" calcext:value-type="string">
            <text:p>Median</text:p>
          </table:table-cell>
        </table:table-row>
        <table:table-row table:style-name="ro1">
          <table:table-cell office:value-type="float" office:value="0.302700034" calcext:value-type="float">
            <text:p>0.302700034</text:p>
          </table:table-cell>
          <table:table-cell office:value-type="float" office:value="0.51840028" calcext:value-type="float">
            <text:p>0.51840028</text:p>
          </table:table-cell>
          <table:table-cell/>
          <table:table-cell table:style-name="ce1" office:value-type="string" calcext:value-type="string">
            <text:p>USG:</text:p>
          </table:table-cell>
          <table:table-cell table:style-name="ce1" table:formula="of:=AVERAGE([.A2:.A301])" office:value-type="float" office:value="0.373974240677926" calcext:value-type="float">
            <text:p>0.373974240677926</text:p>
          </table:table-cell>
          <table:table-cell table:style-name="ce1" table:formula="of:=VAR([.A2:.A301])" office:value-type="float" office:value="0.00455808079118859" calcext:value-type="float">
            <text:p>0.004558080791189</text:p>
          </table:table-cell>
          <table:table-cell table:style-name="ce1" table:formula="of:=STDEVP([.A2:.A301])" office:value-type="float" office:value="0.0674005665690338" calcext:value-type="float">
            <text:p>0.067400566569034</text:p>
          </table:table-cell>
          <table:table-cell table:style-name="ce5" table:formula="of:=([.G2])/(SQRT(COUNT([.A2:.A301])))" office:value-type="float" office:value="0.00389787540698568" calcext:value-type="float">
            <text:p>0.003897875406986</text:p>
          </table:table-cell>
          <table:table-cell/>
          <table:table-cell table:formula="of:=MEDIAN([.A2:.A301])" office:value-type="float" office:value="0.3574000399" calcext:value-type="float">
            <text:p>0.3574000399</text:p>
          </table:table-cell>
        </table:table-row>
        <table:table-row table:style-name="ro1">
          <table:table-cell office:value-type="float" office:value="0.307399978" calcext:value-type="float">
            <text:p>0.307399978</text:p>
          </table:table-cell>
          <table:table-cell office:value-type="float" office:value="0.4978001901" calcext:value-type="float">
            <text:p>0.4978001901</text:p>
          </table:table-cell>
          <table:table-cell/>
          <table:table-cell table:style-name="ce2" office:value-type="string" calcext:value-type="string">
            <text:p>HLSL:</text:p>
          </table:table-cell>
          <table:table-cell table:style-name="ce2" table:formula="of:=AVERAGE([.B2:.B301])" office:value-type="float" office:value="0.515185359433221" calcext:value-type="float">
            <text:p>0.515185359433221</text:p>
          </table:table-cell>
          <table:table-cell table:style-name="ce2" table:formula="of:=VAR([.B1:.B301])" office:value-type="float" office:value="0.0110069967980453" calcext:value-type="float">
            <text:p>0.011006996798045</text:p>
          </table:table-cell>
          <table:table-cell table:style-name="ce2" table:formula="of:=STDEVP([.B1:.B301])" office:value-type="float" office:value="0.104738056919056" calcext:value-type="float">
            <text:p>0.104738056919056</text:p>
          </table:table-cell>
          <table:table-cell table:style-name="ce2" table:formula="of:=([.G3])/(SQRT(COUNT([.B2:.B301])))" office:value-type="float" office:value="0.00606731273155431" calcext:value-type="float">
            <text:p>0.006067312731554</text:p>
          </table:table-cell>
          <table:table-cell/>
          <table:table-cell table:formula="of:=MEDIAN([.B2:.B301])" office:value-type="float" office:value="0.49100013005" calcext:value-type="float">
            <text:p>0.49100013005</text:p>
          </table:table-cell>
        </table:table-row>
        <table:table-row table:style-name="ro1">
          <table:table-cell office:value-type="float" office:value="0.4910998801" calcext:value-type="float">
            <text:p>0.4910998801</text:p>
          </table:table-cell>
          <table:table-cell office:value-type="float" office:value="0.70010024" calcext:value-type="float">
            <text:p>0.70010024</text:p>
          </table:table-cell>
          <table:table-cell table:number-columns-repeated="8"/>
        </table:table-row>
        <table:table-row table:style-name="ro1">
          <table:table-cell office:value-type="float" office:value="0.33739994" calcext:value-type="float">
            <text:p>0.33739994</text:p>
          </table:table-cell>
          <table:table-cell office:value-type="float" office:value="0.546700271" calcext:value-type="float">
            <text:p>0.546700271</text:p>
          </table:table-cell>
          <table:table-cell table:number-columns-repeated="2"/>
          <table:table-cell office:value-type="string" calcext:value-type="string">
            <text:p>Variance diff: </text:p>
          </table:table-cell>
          <table:table-cell table:formula="of:=([.F2])/([.F3])" office:value-type="float" office:value="0.414107578553856" calcext:value-type="float">
            <text:p>0.414107578553856</text:p>
          </table:table-cell>
          <table:table-cell table:number-columns-repeated="4"/>
        </table:table-row>
        <table:table-row table:style-name="ro1">
          <table:table-cell office:value-type="float" office:value="0.35960004" calcext:value-type="float">
            <text:p>0.35960004</text:p>
          </table:table-cell>
          <table:table-cell office:value-type="float" office:value="0.5252001701" calcext:value-type="float">
            <text:p>0.5252001701</text:p>
          </table:table-cell>
          <table:table-cell table:number-columns-repeated="3"/>
          <table:table-cell table:style-name="ce8" office:value-type="string" calcext:value-type="string">
            <text:p>½ &gt; x &lt; 2 = false</text:p>
          </table:table-cell>
          <table:table-cell table:number-columns-repeated="4"/>
        </table:table-row>
        <table:table-row table:style-name="ro1">
          <table:table-cell office:value-type="float" office:value="0.3095000199" calcext:value-type="float">
            <text:p>0.3095000199</text:p>
          </table:table-cell>
          <table:table-cell office:value-type="float" office:value="0.56590032" calcext:value-type="float">
            <text:p>0.56590032</text:p>
          </table:table-cell>
          <table:table-cell table:number-columns-repeated="8"/>
        </table:table-row>
        <table:table-row table:style-name="ro1">
          <table:table-cell office:value-type="float" office:value="0.2992999711" calcext:value-type="float">
            <text:p>0.2992999711</text:p>
          </table:table-cell>
          <table:table-cell office:value-type="float" office:value="0.51840036" calcext:value-type="float">
            <text:p>0.51840036</text:p>
          </table:table-cell>
          <table:table-cell table:number-columns-repeated="8"/>
        </table:table-row>
        <table:table-row table:style-name="ro1">
          <table:table-cell office:value-type="float" office:value="0.30479995" calcext:value-type="float">
            <text:p>0.30479995</text:p>
          </table:table-cell>
          <table:table-cell office:value-type="float" office:value="0.47700025" calcext:value-type="float">
            <text:p>0.47700025</text:p>
          </table:table-cell>
          <table:table-cell table:number-columns-repeated="2"/>
          <table:table-cell office:value-type="string" calcext:value-type="string">
            <text:p>Pooled Standard Deviation</text:p>
          </table:table-cell>
          <table:table-cell table:formula="of:=AVERAGE([.G2:.G3])" office:value-type="float" office:value="0.0860693117440449" calcext:value-type="float">
            <text:p>0.086069311744045</text:p>
          </table:table-cell>
          <table:table-cell table:number-columns-repeated="4"/>
        </table:table-row>
        <table:table-row table:style-name="ro1">
          <table:table-cell office:value-type="float" office:value="0.3508999602" calcext:value-type="float">
            <text:p>0.3508999602</text:p>
          </table:table-cell>
          <table:table-cell office:value-type="float" office:value="0.52810016" calcext:value-type="float">
            <text:p>0.52810016</text:p>
          </table:table-cell>
          <table:table-cell table:number-columns-repeated="8"/>
        </table:table-row>
        <table:table-row table:style-name="ro1">
          <table:table-cell office:value-type="float" office:value="0.35260003" calcext:value-type="float">
            <text:p>0.35260003</text:p>
          </table:table-cell>
          <table:table-cell office:value-type="float" office:value="0.5170001" calcext:value-type="float">
            <text:p>0.5170001</text:p>
          </table:table-cell>
          <table:table-cell table:number-columns-repeated="8"/>
        </table:table-row>
        <table:table-row table:style-name="ro1">
          <table:table-cell office:value-type="float" office:value="0.3342999699" calcext:value-type="float">
            <text:p>0.3342999699</text:p>
          </table:table-cell>
          <table:table-cell office:value-type="float" office:value="0.64630024" calcext:value-type="float">
            <text:p>0.64630024</text:p>
          </table:table-cell>
          <table:table-cell table:number-columns-repeated="8"/>
        </table:table-row>
        <table:table-row table:style-name="ro1">
          <table:table-cell office:value-type="float" office:value="0.3295999201" calcext:value-type="float">
            <text:p>0.3295999201</text:p>
          </table:table-cell>
          <table:table-cell office:value-type="float" office:value="0.60819986" calcext:value-type="float">
            <text:p>0.60819986</text:p>
          </table:table-cell>
          <table:table-cell table:number-columns-repeated="8"/>
        </table:table-row>
        <table:table-row table:style-name="ro1">
          <table:table-cell office:value-type="float" office:value="0.3460999498" calcext:value-type="float">
            <text:p>0.3460999498</text:p>
          </table:table-cell>
          <table:table-cell office:value-type="float" office:value="0.5288003" calcext:value-type="float">
            <text:p>0.5288003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style-name="ce4" table:formula="of:=([.E2] - [.E3])/([.F9]*SQRT(2/300))" office:value-type="float" office:value="-20.0939905263019" calcext:value-type="float">
            <text:p>-20.0939905263019</text:p>
          </table:table-cell>
          <table:table-cell table:number-columns-repeated="4"/>
        </table:table-row>
        <table:table-row table:style-name="ro1">
          <table:table-cell office:value-type="float" office:value="0.3029000501" calcext:value-type="float">
            <text:p>0.3029000501</text:p>
          </table:table-cell>
          <table:table-cell office:value-type="float" office:value="0.53260018" calcext:value-type="float">
            <text:p>0.53260018</text:p>
          </table:table-cell>
          <table:table-cell table:number-columns-repeated="8"/>
        </table:table-row>
        <table:table-row table:style-name="ro1">
          <table:table-cell office:value-type="float" office:value="0.314300077" calcext:value-type="float">
            <text:p>0.314300077</text:p>
          </table:table-cell>
          <table:table-cell office:value-type="float" office:value="0.464600191" calcext:value-type="float">
            <text:p>0.464600191</text:p>
          </table:table-cell>
          <table:table-cell table:number-columns-repeated="8"/>
        </table:table-row>
        <table:table-row table:style-name="ro1">
          <table:table-cell office:value-type="float" office:value="0.300099973" calcext:value-type="float">
            <text:p>0.300099973</text:p>
          </table:table-cell>
          <table:table-cell office:value-type="float" office:value="0.4813000799" calcext:value-type="float">
            <text:p>0.4813000799</text:p>
          </table:table-cell>
          <table:table-cell table:number-columns-repeated="8"/>
        </table:table-row>
        <table:table-row table:style-name="ro1">
          <table:table-cell office:value-type="float" office:value="0.297500027" calcext:value-type="float">
            <text:p>0.297500027</text:p>
          </table:table-cell>
          <table:table-cell office:value-type="float" office:value="0.4592001" calcext:value-type="float">
            <text:p>0.4592001</text:p>
          </table:table-cell>
          <table:table-cell table:number-columns-repeated="8"/>
        </table:table-row>
        <table:table-row table:style-name="ro1">
          <table:table-cell office:value-type="float" office:value="0.34129993" calcext:value-type="float">
            <text:p>0.34129993</text:p>
          </table:table-cell>
          <table:table-cell office:value-type="float" office:value="0.489199931" calcext:value-type="float">
            <text:p>0.489199931</text:p>
          </table:table-cell>
          <table:table-cell table:number-columns-repeated="8"/>
        </table:table-row>
        <table:table-row table:style-name="ro1">
          <table:table-cell office:value-type="float" office:value="0.35419984" calcext:value-type="float">
            <text:p>0.35419984</text:p>
          </table:table-cell>
          <table:table-cell office:value-type="float" office:value="0.53460012" calcext:value-type="float">
            <text:p>0.53460012</text:p>
          </table:table-cell>
          <table:table-cell table:number-columns-repeated="8"/>
        </table:table-row>
        <table:table-row table:style-name="ro1">
          <table:table-cell office:value-type="float" office:value="0.3592000199" calcext:value-type="float">
            <text:p>0.3592000199</text:p>
          </table:table-cell>
          <table:table-cell office:value-type="float" office:value="0.6943002701" calcext:value-type="float">
            <text:p>0.6943002701</text:p>
          </table:table-cell>
          <table:table-cell table:number-columns-repeated="8"/>
        </table:table-row>
        <table:table-row table:style-name="ro1">
          <table:table-cell office:value-type="float" office:value="0.3618999199" calcext:value-type="float">
            <text:p>0.3618999199</text:p>
          </table:table-cell>
          <table:table-cell office:value-type="float" office:value="0.44170011" calcext:value-type="float">
            <text:p>0.44170011</text:p>
          </table:table-cell>
          <table:table-cell table:number-columns-repeated="8"/>
        </table:table-row>
        <table:table-row table:style-name="ro1">
          <table:table-cell office:value-type="float" office:value="0.3709999699" calcext:value-type="float">
            <text:p>0.3709999699</text:p>
          </table:table-cell>
          <table:table-cell office:value-type="float" office:value="0.4467001201" calcext:value-type="float">
            <text:p>0.4467001201</text:p>
          </table:table-cell>
          <table:table-cell table:number-columns-repeated="6"/>
          <table:table-cell table:style-name="ce6" office:value-type="string" calcext:value-type="string">
            <text:p>HLSL</text:p>
          </table:table-cell>
          <table:table-cell table:style-name="ce7" office:value-type="string" calcext:value-type="string">
            <text:p>USG</text:p>
          </table:table-cell>
        </table:table-row>
        <table:table-row table:style-name="ro1">
          <table:table-cell office:value-type="float" office:value="0.3109999749" calcext:value-type="float">
            <text:p>0.3109999749</text:p>
          </table:table-cell>
          <table:table-cell office:value-type="float" office:value="0.51180005" calcext:value-type="float">
            <text:p>0.51180005</text:p>
          </table:table-cell>
          <table:table-cell table:number-columns-repeated="5"/>
          <table:table-cell office:value-type="string" calcext:value-type="string">
            <text:p>MAX</text:p>
          </table:table-cell>
          <table:table-cell table:style-name="ce6" table:formula="of:=MAX([.B2:.B301])" office:value-type="float" office:value="1.56690112" calcext:value-type="float">
            <text:p>1.56690112</text:p>
          </table:table-cell>
          <table:table-cell table:style-name="ce7" table:formula="of:=MAX([.A2:.A301])" office:value-type="float" office:value="0.71810003" calcext:value-type="float">
            <text:p>0.71810003</text:p>
          </table:table-cell>
        </table:table-row>
        <table:table-row table:style-name="ro1">
          <table:table-cell office:value-type="float" office:value="0.3451000399" calcext:value-type="float">
            <text:p>0.3451000399</text:p>
          </table:table-cell>
          <table:table-cell office:value-type="float" office:value="0.7788001" calcext:value-type="float">
            <text:p>0.7788001</text:p>
          </table:table-cell>
          <table:table-cell table:number-columns-repeated="5"/>
          <table:table-cell office:value-type="string" calcext:value-type="string">
            <text:p>UPPER</text:p>
          </table:table-cell>
          <table:table-cell table:style-name="ce6" table:formula="of:=QUARTILE([.B2:.B301];3)" office:value-type="float" office:value="0.5457501075" calcext:value-type="float">
            <text:p>0.5457501075</text:p>
          </table:table-cell>
          <table:table-cell table:style-name="ce7" table:formula="of:=QUARTILE([.A2:.A301];3)" office:value-type="float" office:value="0.39450009605" calcext:value-type="float">
            <text:p>0.39450009605</text:p>
          </table:table-cell>
        </table:table-row>
        <table:table-row table:style-name="ro1">
          <table:table-cell office:value-type="float" office:value="0.32259996" calcext:value-type="float">
            <text:p>0.32259996</text:p>
          </table:table-cell>
          <table:table-cell office:value-type="float" office:value="0.61210001" calcext:value-type="float">
            <text:p>0.61210001</text:p>
          </table:table-cell>
          <table:table-cell table:number-columns-repeated="5"/>
          <table:table-cell office:value-type="string" calcext:value-type="string">
            <text:p>MEDIAN</text:p>
          </table:table-cell>
          <table:table-cell table:style-name="ce6" table:formula="of:=MEDIAN([.B2:.B301])" office:value-type="float" office:value="0.49100013005" calcext:value-type="float">
            <text:p>0.49100013005</text:p>
          </table:table-cell>
          <table:table-cell table:style-name="ce7" table:formula="of:=MEDIAN([.A2:.A301])" office:value-type="float" office:value="0.3574000399" calcext:value-type="float">
            <text:p>0.3574000399</text:p>
          </table:table-cell>
        </table:table-row>
        <table:table-row table:style-name="ro1">
          <table:table-cell office:value-type="float" office:value="0.32440002" calcext:value-type="float">
            <text:p>0.32440002</text:p>
          </table:table-cell>
          <table:table-cell office:value-type="float" office:value="0.54920018" calcext:value-type="float">
            <text:p>0.54920018</text:p>
          </table:table-cell>
          <table:table-cell table:number-columns-repeated="5"/>
          <table:table-cell office:value-type="string" calcext:value-type="string">
            <text:p>LOWER</text:p>
          </table:table-cell>
          <table:table-cell table:style-name="ce6" table:formula="of:=QUARTILE([.B2:.B301];1)" office:value-type="float" office:value="0.4479000425" calcext:value-type="float">
            <text:p>0.4479000425</text:p>
          </table:table-cell>
          <table:table-cell table:style-name="ce7" table:formula="of:=QUARTILE([.A2:.A301];1)" office:value-type="float" office:value="0.33149995005" calcext:value-type="float">
            <text:p>0.33149995005</text:p>
          </table:table-cell>
        </table:table-row>
        <table:table-row table:style-name="ro1">
          <table:table-cell office:value-type="float" office:value="0.395600051" calcext:value-type="float">
            <text:p>0.395600051</text:p>
          </table:table-cell>
          <table:table-cell office:value-type="float" office:value="0.5026000701" calcext:value-type="float">
            <text:p>0.5026000701</text:p>
          </table:table-cell>
          <table:table-cell table:number-columns-repeated="5"/>
          <table:table-cell office:value-type="string" calcext:value-type="string">
            <text:p>MIN</text:p>
          </table:table-cell>
          <table:table-cell table:style-name="ce6" table:formula="of:=MIN([.B2:.B301])" office:value-type="float" office:value="0.40579995" calcext:value-type="float">
            <text:p>0.40579995</text:p>
          </table:table-cell>
          <table:table-cell table:style-name="ce7" table:formula="of:=MIN([.A2:.A301])" office:value-type="float" office:value="0.297499992" calcext:value-type="float">
            <text:p>0.297499992</text:p>
          </table:table-cell>
        </table:table-row>
        <table:table-row table:style-name="ro1">
          <table:table-cell office:value-type="float" office:value="0.3339" calcext:value-type="float">
            <text:p>0.3339</text:p>
          </table:table-cell>
          <table:table-cell office:value-type="float" office:value="0.50950011" calcext:value-type="float">
            <text:p>0.50950011</text:p>
          </table:table-cell>
          <table:table-cell table:number-columns-repeated="8"/>
        </table:table-row>
        <table:table-row table:style-name="ro1">
          <table:table-cell office:value-type="float" office:value="0.3459999699" calcext:value-type="float">
            <text:p>0.3459999699</text:p>
          </table:table-cell>
          <table:table-cell office:value-type="float" office:value="0.5777000801" calcext:value-type="float">
            <text:p>0.5777000801</text:p>
          </table:table-cell>
          <table:table-cell table:number-columns-repeated="8"/>
        </table:table-row>
        <table:table-row table:style-name="ro1">
          <table:table-cell office:value-type="float" office:value="0.38840004" calcext:value-type="float">
            <text:p>0.38840004</text:p>
          </table:table-cell>
          <table:table-cell office:value-type="float" office:value="0.5483002301" calcext:value-type="float">
            <text:p>0.5483002301</text:p>
          </table:table-cell>
          <table:table-cell table:number-columns-repeated="5"/>
          <table:table-cell office:value-type="string" calcext:value-type="string">
            <text:p>DIF</text:p>
          </table:table-cell>
          <table:table-cell table:style-name="ce2"/>
          <table:table-cell table:style-name="ce7"/>
        </table:table-row>
        <table:table-row table:style-name="ro1">
          <table:table-cell office:value-type="float" office:value="0.3857997801" calcext:value-type="float">
            <text:p>0.3857997801</text:p>
          </table:table-cell>
          <table:table-cell office:value-type="float" office:value="0.509399901" calcext:value-type="float">
            <text:p>0.509399901</text:p>
          </table:table-cell>
          <table:table-cell table:number-columns-repeated="5"/>
          <table:table-cell office:value-type="string" calcext:value-type="string">
            <text:p>Q1 – MIN</text:p>
          </table:table-cell>
          <table:table-cell table:style-name="ce2" table:formula="of:=[.I27]-[.I28]" office:value-type="float" office:value="0.0421000925" calcext:value-type="float">
            <text:p>0.0421000925</text:p>
          </table:table-cell>
          <table:table-cell table:style-name="ce7" table:formula="of:=[.J27]-[.J28]" office:value-type="float" office:value="0.03399995805" calcext:value-type="float">
            <text:p>0.03399995805</text:p>
          </table:table-cell>
        </table:table-row>
        <table:table-row table:style-name="ro1">
          <table:table-cell office:value-type="float" office:value="0.3546998501" calcext:value-type="float">
            <text:p>0.3546998501</text:p>
          </table:table-cell>
          <table:table-cell office:value-type="float" office:value="0.46230014" calcext:value-type="float">
            <text:p>0.46230014</text:p>
          </table:table-cell>
          <table:table-cell table:number-columns-repeated="6"/>
          <table:table-cell office:value-type="string" calcext:value-type="string">
            <text:p>HLSL</text:p>
          </table:table-cell>
          <table:table-cell office:value-type="string" calcext:value-type="string">
            <text:p>USG</text:p>
          </table:table-cell>
        </table:table-row>
        <table:table-row table:style-name="ro1">
          <table:table-cell office:value-type="float" office:value="0.318699959" calcext:value-type="float">
            <text:p>0.318699959</text:p>
          </table:table-cell>
          <table:table-cell office:value-type="float" office:value="0.47800005" calcext:value-type="float">
            <text:p>0.47800005</text:p>
          </table:table-cell>
          <table:table-cell table:number-columns-repeated="5"/>
          <table:table-cell office:value-type="string" calcext:value-type="string">
            <text:p>Q1</text:p>
          </table:table-cell>
          <table:table-cell table:style-name="ce2" table:formula="of:=[.I27]" office:value-type="float" office:value="0.4479000425" calcext:value-type="float">
            <text:p>0.4479000425</text:p>
          </table:table-cell>
          <table:table-cell table:style-name="ce7" table:formula="of:=[.J27]" office:value-type="float" office:value="0.33149995005" calcext:value-type="float">
            <text:p>0.33149995005</text:p>
          </table:table-cell>
        </table:table-row>
        <table:table-row table:style-name="ro1">
          <table:table-cell office:value-type="float" office:value="0.348000022" calcext:value-type="float">
            <text:p>0.348000022</text:p>
          </table:table-cell>
          <table:table-cell office:value-type="float" office:value="0.536800181" calcext:value-type="float">
            <text:p>0.536800181</text:p>
          </table:table-cell>
          <table:table-cell table:number-columns-repeated="5"/>
          <table:table-cell office:value-type="string" calcext:value-type="string">
            <text:p>MED – Q1</text:p>
          </table:table-cell>
          <table:table-cell table:style-name="ce2" table:formula="of:=[.I26]-[.I27]" office:value-type="float" office:value="0.0431000875499999" calcext:value-type="float">
            <text:p>0.04310008755</text:p>
          </table:table-cell>
          <table:table-cell table:style-name="ce7" table:formula="of:=[.J26]-[.J27]" office:value-type="float" office:value="0.02590008985" calcext:value-type="float">
            <text:p>0.02590008985</text:p>
          </table:table-cell>
        </table:table-row>
        <table:table-row table:style-name="ro1">
          <table:table-cell office:value-type="float" office:value="0.41780002" calcext:value-type="float">
            <text:p>0.41780002</text:p>
          </table:table-cell>
          <table:table-cell office:value-type="float" office:value="0.51990019" calcext:value-type="float">
            <text:p>0.51990019</text:p>
          </table:table-cell>
          <table:table-cell table:number-columns-repeated="5"/>
          <table:table-cell office:value-type="string" calcext:value-type="string">
            <text:p>Q3 – MED</text:p>
          </table:table-cell>
          <table:table-cell table:style-name="ce2" table:formula="of:=[.I25]-[.I26]" office:value-type="float" office:value="0.05474997745" calcext:value-type="float">
            <text:p>0.05474997745</text:p>
          </table:table-cell>
          <table:table-cell table:style-name="ce7" table:formula="of:=[.J25]-[.J26]" office:value-type="float" office:value="0.03710005615" calcext:value-type="float">
            <text:p>0.03710005615</text:p>
          </table:table-cell>
        </table:table-row>
        <table:table-row table:style-name="ro1">
          <table:table-cell office:value-type="float" office:value="0.442299944" calcext:value-type="float">
            <text:p>0.442299944</text:p>
          </table:table-cell>
          <table:table-cell office:value-type="float" office:value="0.51360024" calcext:value-type="float">
            <text:p>0.51360024</text:p>
          </table:table-cell>
          <table:table-cell table:number-columns-repeated="5"/>
          <table:table-cell office:value-type="string" calcext:value-type="string">
            <text:p>MAX – Q3</text:p>
          </table:table-cell>
          <table:table-cell table:style-name="ce2" table:formula="of:=[.I24]-[.I25]" office:value-type="float" office:value="1.0211510125" calcext:value-type="float">
            <text:p>1.0211510125</text:p>
          </table:table-cell>
          <table:table-cell table:style-name="ce7" table:formula="of:=[.J24]-[.J25]" office:value-type="float" office:value="0.32359993395" calcext:value-type="float">
            <text:p>0.32359993395</text:p>
          </table:table-cell>
        </table:table-row>
        <table:table-row table:style-name="ro1">
          <table:table-cell office:value-type="float" office:value="0.3988999099" calcext:value-type="float">
            <text:p>0.3988999099</text:p>
          </table:table-cell>
          <table:table-cell office:value-type="float" office:value="0.4870001001" calcext:value-type="float">
            <text:p>0.4870001001</text:p>
          </table:table-cell>
          <table:table-cell table:number-columns-repeated="8"/>
        </table:table-row>
        <table:table-row table:style-name="ro1">
          <table:table-cell office:value-type="float" office:value="0.3570999902" calcext:value-type="float">
            <text:p>0.3570999902</text:p>
          </table:table-cell>
          <table:table-cell office:value-type="float" office:value="0.42880008" calcext:value-type="float">
            <text:p>0.42880008</text:p>
          </table:table-cell>
          <table:table-cell table:number-columns-repeated="8"/>
        </table:table-row>
        <table:table-row table:style-name="ro1">
          <table:table-cell office:value-type="float" office:value="0.3520999999" calcext:value-type="float">
            <text:p>0.3520999999</text:p>
          </table:table-cell>
          <table:table-cell office:value-type="float" office:value="0.5125998" calcext:value-type="float">
            <text:p>0.5125998</text:p>
          </table:table-cell>
          <table:table-cell table:number-columns-repeated="8"/>
        </table:table-row>
        <table:table-row table:style-name="ro1">
          <table:table-cell office:value-type="float" office:value="0.3997998599" calcext:value-type="float">
            <text:p>0.3997998599</text:p>
          </table:table-cell>
          <table:table-cell office:value-type="float" office:value="0.50740006" calcext:value-type="float">
            <text:p>0.50740006</text:p>
          </table:table-cell>
          <table:table-cell table:number-columns-repeated="8"/>
        </table:table-row>
        <table:table-row table:style-name="ro1">
          <table:table-cell office:value-type="float" office:value="0.3905000301" calcext:value-type="float">
            <text:p>0.3905000301</text:p>
          </table:table-cell>
          <table:table-cell office:value-type="float" office:value="0.4680001211" calcext:value-type="float">
            <text:p>0.4680001211</text:p>
          </table:table-cell>
          <table:table-cell table:number-columns-repeated="8"/>
        </table:table-row>
        <table:table-row table:style-name="ro1">
          <table:table-cell office:value-type="float" office:value="0.34960004" calcext:value-type="float">
            <text:p>0.34960004</text:p>
          </table:table-cell>
          <table:table-cell office:value-type="float" office:value="0.62160022" calcext:value-type="float">
            <text:p>0.62160022</text:p>
          </table:table-cell>
          <table:table-cell table:number-columns-repeated="8"/>
        </table:table-row>
        <table:table-row table:style-name="ro1">
          <table:table-cell office:value-type="float" office:value="0.33279996" calcext:value-type="float">
            <text:p>0.33279996</text:p>
          </table:table-cell>
          <table:table-cell office:value-type="float" office:value="0.584700031" calcext:value-type="float">
            <text:p>0.584700031</text:p>
          </table:table-cell>
          <table:table-cell table:number-columns-repeated="8"/>
        </table:table-row>
        <table:table-row table:style-name="ro1">
          <table:table-cell office:value-type="float" office:value="0.3346001" calcext:value-type="float">
            <text:p>0.3346001</text:p>
          </table:table-cell>
          <table:table-cell table:style-name="Default"/>
          <table:table-cell table:style-name="ce2" office:value-type="float" office:value="0.0085" calcext:value-type="float">
            <text:p>0.0085</text:p>
          </table:table-cell>
          <table:table-cell table:number-columns-repeated="7"/>
        </table:table-row>
        <table:table-row table:style-name="ro1">
          <table:table-cell office:value-type="float" office:value="0.3273000201" calcext:value-type="float">
            <text:p>0.3273000201</text:p>
          </table:table-cell>
          <table:table-cell office:value-type="float" office:value="0.50889995" calcext:value-type="float">
            <text:p>0.50889995</text:p>
          </table:table-cell>
          <table:table-cell table:number-columns-repeated="8"/>
        </table:table-row>
        <table:table-row table:style-name="ro1">
          <table:table-cell office:value-type="float" office:value="0.61790023" calcext:value-type="float">
            <text:p>0.61790023</text:p>
          </table:table-cell>
          <table:table-cell office:value-type="float" office:value="0.53950051" calcext:value-type="float">
            <text:p>0.53950051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float" office:value="0.43850005" calcext:value-type="float">
            <text:p>0.43850005</text:p>
          </table:table-cell>
          <table:table-cell table:style-name="ce1" office:value-type="float" office:value="0.0068" calcext:value-type="float">
            <text:p>0.0068</text:p>
          </table:table-cell>
          <table:table-cell table:number-columns-repeated="7"/>
        </table:table-row>
        <table:table-row table:style-name="ro1">
          <table:table-cell office:value-type="float" office:value="0.34580004" calcext:value-type="float">
            <text:p>0.34580004</text:p>
          </table:table-cell>
          <table:table-cell office:value-type="float" office:value="0.50099995" calcext:value-type="float">
            <text:p>0.50099995</text:p>
          </table:table-cell>
          <table:table-cell table:number-columns-repeated="8"/>
        </table:table-row>
        <table:table-row table:style-name="ro1">
          <table:table-cell office:value-type="float" office:value="0.347000102" calcext:value-type="float">
            <text:p>0.347000102</text:p>
          </table:table-cell>
          <table:table-cell office:value-type="float" office:value="0.49830016" calcext:value-type="float">
            <text:p>0.49830016</text:p>
          </table:table-cell>
          <table:table-cell table:number-columns-repeated="8"/>
        </table:table-row>
        <table:table-row table:style-name="ro1">
          <table:table-cell office:value-type="float" office:value="0.3352998941" calcext:value-type="float">
            <text:p>0.3352998941</text:p>
          </table:table-cell>
          <table:table-cell office:value-type="float" office:value="0.699600141" calcext:value-type="float">
            <text:p>0.699600141</text:p>
          </table:table-cell>
          <table:table-cell table:number-columns-repeated="8"/>
        </table:table-row>
        <table:table-row table:style-name="ro1">
          <table:table-cell office:value-type="float" office:value="0.4199002" calcext:value-type="float">
            <text:p>0.4199002</text:p>
          </table:table-cell>
          <table:table-cell office:value-type="float" office:value="0.5661001011" calcext:value-type="float">
            <text:p>0.5661001011</text:p>
          </table:table-cell>
          <table:table-cell table:number-columns-repeated="8"/>
        </table:table-row>
        <table:table-row table:style-name="ro1">
          <table:table-cell office:value-type="float" office:value="0.346300052" calcext:value-type="float">
            <text:p>0.346300052</text:p>
          </table:table-cell>
          <table:table-cell office:value-type="float" office:value="0.4664001811" calcext:value-type="float">
            <text:p>0.4664001811</text:p>
          </table:table-cell>
          <table:table-cell table:number-columns-repeated="8"/>
        </table:table-row>
        <table:table-row table:style-name="ro1">
          <table:table-cell office:value-type="float" office:value="0.36359998" calcext:value-type="float">
            <text:p>0.36359998</text:p>
          </table:table-cell>
          <table:table-cell office:value-type="float" office:value="0.42060004" calcext:value-type="float">
            <text:p>0.42060004</text:p>
          </table:table-cell>
          <table:table-cell table:number-columns-repeated="8"/>
        </table:table-row>
        <table:table-row table:style-name="ro1">
          <table:table-cell office:value-type="float" office:value="0.41139987" calcext:value-type="float">
            <text:p>0.41139987</text:p>
          </table:table-cell>
          <table:table-cell office:value-type="float" office:value="0.4806000799" calcext:value-type="float">
            <text:p>0.4806000799</text:p>
          </table:table-cell>
          <table:table-cell table:number-columns-repeated="8"/>
        </table:table-row>
        <table:table-row table:style-name="ro1">
          <table:table-cell office:value-type="float" office:value="0.38290005" calcext:value-type="float">
            <text:p>0.38290005</text:p>
          </table:table-cell>
          <table:table-cell office:value-type="float" office:value="0.4114000799" calcext:value-type="float">
            <text:p>0.4114000799</text:p>
          </table:table-cell>
          <table:table-cell table:number-columns-repeated="8"/>
        </table:table-row>
        <table:table-row table:style-name="ro1">
          <table:table-cell office:value-type="float" office:value="0.5978003" calcext:value-type="float">
            <text:p>0.5978003</text:p>
          </table:table-cell>
          <table:table-cell office:value-type="float" office:value="0.484100231" calcext:value-type="float">
            <text:p>0.484100231</text:p>
          </table:table-cell>
          <table:table-cell table:number-columns-repeated="8"/>
        </table:table-row>
        <table:table-row table:style-name="ro1">
          <table:table-cell office:value-type="float" office:value="0.67290032" calcext:value-type="float">
            <text:p>0.67290032</text:p>
          </table:table-cell>
          <table:table-cell office:value-type="float" office:value="0.4323001799" calcext:value-type="float">
            <text:p>0.4323001799</text:p>
          </table:table-cell>
          <table:table-cell table:number-columns-repeated="8"/>
        </table:table-row>
        <table:table-row table:style-name="ro1">
          <table:table-cell office:value-type="float" office:value="0.35089997" calcext:value-type="float">
            <text:p>0.35089997</text:p>
          </table:table-cell>
          <table:table-cell office:value-type="float" office:value="0.4108001199" calcext:value-type="float">
            <text:p>0.4108001199</text:p>
          </table:table-cell>
          <table:table-cell table:number-columns-repeated="8"/>
        </table:table-row>
        <table:table-row table:style-name="ro1">
          <table:table-cell office:value-type="float" office:value="0.34199996" calcext:value-type="float">
            <text:p>0.34199996</text:p>
          </table:table-cell>
          <table:table-cell office:value-type="float" office:value="0.60870025" calcext:value-type="float">
            <text:p>0.60870025</text:p>
          </table:table-cell>
          <table:table-cell table:number-columns-repeated="8"/>
        </table:table-row>
        <table:table-row table:style-name="ro1">
          <table:table-cell office:value-type="float" office:value="0.3320000419" calcext:value-type="float">
            <text:p>0.3320000419</text:p>
          </table:table-cell>
          <table:table-cell office:value-type="float" office:value="0.41250008" calcext:value-type="float">
            <text:p>0.41250008</text:p>
          </table:table-cell>
          <table:table-cell table:number-columns-repeated="8"/>
        </table:table-row>
        <table:table-row table:style-name="ro1">
          <table:table-cell office:value-type="float" office:value="0.37060008" calcext:value-type="float">
            <text:p>0.37060008</text:p>
          </table:table-cell>
          <table:table-cell office:value-type="float" office:value="0.40840006" calcext:value-type="float">
            <text:p>0.40840006</text:p>
          </table:table-cell>
          <table:table-cell table:number-columns-repeated="8"/>
        </table:table-row>
        <table:table-row table:style-name="ro1">
          <table:table-cell office:value-type="float" office:value="0.3706001701" calcext:value-type="float">
            <text:p>0.3706001701</text:p>
          </table:table-cell>
          <table:table-cell office:value-type="float" office:value="0.4301999799" calcext:value-type="float">
            <text:p>0.4301999799</text:p>
          </table:table-cell>
          <table:table-cell table:number-columns-repeated="8"/>
        </table:table-row>
        <table:table-row table:style-name="ro1">
          <table:table-cell office:value-type="float" office:value="0.3461000791" calcext:value-type="float">
            <text:p>0.3461000791</text:p>
          </table:table-cell>
          <table:table-cell office:value-type="float" office:value="0.47450018" calcext:value-type="float">
            <text:p>0.47450018</text:p>
          </table:table-cell>
          <table:table-cell table:number-columns-repeated="8"/>
        </table:table-row>
        <table:table-row table:style-name="ro1">
          <table:table-cell office:value-type="float" office:value="0.40559999" calcext:value-type="float">
            <text:p>0.40559999</text:p>
          </table:table-cell>
          <table:table-cell office:value-type="float" office:value="0.44040008" calcext:value-type="float">
            <text:p>0.44040008</text:p>
          </table:table-cell>
          <table:table-cell table:number-columns-repeated="8"/>
        </table:table-row>
        <table:table-row table:style-name="ro1">
          <table:table-cell office:value-type="float" office:value="0.43809992" calcext:value-type="float">
            <text:p>0.43809992</text:p>
          </table:table-cell>
          <table:table-cell office:value-type="float" office:value="0.4668000101" calcext:value-type="float">
            <text:p>0.4668000101</text:p>
          </table:table-cell>
          <table:table-cell table:number-columns-repeated="8"/>
        </table:table-row>
        <table:table-row table:style-name="ro1">
          <table:table-cell office:value-type="float" office:value="0.4850999" calcext:value-type="float">
            <text:p>0.4850999</text:p>
          </table:table-cell>
          <table:table-cell office:value-type="float" office:value="0.41150001" calcext:value-type="float">
            <text:p>0.41150001</text:p>
          </table:table-cell>
          <table:table-cell table:number-columns-repeated="8"/>
        </table:table-row>
        <table:table-row table:style-name="ro1">
          <table:table-cell office:value-type="float" office:value="0.41050011" calcext:value-type="float">
            <text:p>0.41050011</text:p>
          </table:table-cell>
          <table:table-cell office:value-type="float" office:value="0.43149995" calcext:value-type="float">
            <text:p>0.43149995</text:p>
          </table:table-cell>
          <table:table-cell table:number-columns-repeated="8"/>
        </table:table-row>
        <table:table-row table:style-name="ro1">
          <table:table-cell office:value-type="float" office:value="0.39010005" calcext:value-type="float">
            <text:p>0.39010005</text:p>
          </table:table-cell>
          <table:table-cell office:value-type="float" office:value="0.44970003" calcext:value-type="float">
            <text:p>0.44970003</text:p>
          </table:table-cell>
          <table:table-cell table:number-columns-repeated="8"/>
        </table:table-row>
        <table:table-row table:style-name="ro1">
          <table:table-cell office:value-type="float" office:value="0.3437000899" calcext:value-type="float">
            <text:p>0.3437000899</text:p>
          </table:table-cell>
          <table:table-cell office:value-type="float" office:value="0.48850001" calcext:value-type="float">
            <text:p>0.48850001</text:p>
          </table:table-cell>
          <table:table-cell table:number-columns-repeated="8"/>
        </table:table-row>
        <table:table-row table:style-name="ro1">
          <table:table-cell office:value-type="float" office:value="0.3777998399" calcext:value-type="float">
            <text:p>0.3777998399</text:p>
          </table:table-cell>
          <table:table-cell office:value-type="float" office:value="0.44790001" calcext:value-type="float">
            <text:p>0.44790001</text:p>
          </table:table-cell>
          <table:table-cell table:number-columns-repeated="8"/>
        </table:table-row>
        <table:table-row table:style-name="ro1">
          <table:table-cell office:value-type="float" office:value="0.36679992" calcext:value-type="float">
            <text:p>0.36679992</text:p>
          </table:table-cell>
          <table:table-cell office:value-type="float" office:value="0.4203001401" calcext:value-type="float">
            <text:p>0.4203001401</text:p>
          </table:table-cell>
          <table:table-cell table:number-columns-repeated="8"/>
        </table:table-row>
        <table:table-row table:style-name="ro1">
          <table:table-cell office:value-type="float" office:value="0.34500002" calcext:value-type="float">
            <text:p>0.34500002</text:p>
          </table:table-cell>
          <table:table-cell office:value-type="float" office:value="0.4084999601" calcext:value-type="float">
            <text:p>0.4084999601</text:p>
          </table:table-cell>
          <table:table-cell table:number-columns-repeated="8"/>
        </table:table-row>
        <table:table-row table:style-name="ro1">
          <table:table-cell office:value-type="float" office:value="0.50019965" calcext:value-type="float">
            <text:p>0.50019965</text:p>
          </table:table-cell>
          <table:table-cell office:value-type="float" office:value="0.43320012" calcext:value-type="float">
            <text:p>0.43320012</text:p>
          </table:table-cell>
          <table:table-cell table:number-columns-repeated="8"/>
        </table:table-row>
        <table:table-row table:style-name="ro1">
          <table:table-cell office:value-type="float" office:value="0.3949000721" calcext:value-type="float">
            <text:p>0.3949000721</text:p>
          </table:table-cell>
          <table:table-cell office:value-type="float" office:value="0.42270007" calcext:value-type="float">
            <text:p>0.42270007</text:p>
          </table:table-cell>
          <table:table-cell table:number-columns-repeated="8"/>
        </table:table-row>
        <table:table-row table:style-name="ro1">
          <table:table-cell office:value-type="float" office:value="0.34970006" calcext:value-type="float">
            <text:p>0.34970006</text:p>
          </table:table-cell>
          <table:table-cell office:value-type="float" office:value="0.4252999899" calcext:value-type="float">
            <text:p>0.4252999899</text:p>
          </table:table-cell>
          <table:table-cell table:number-columns-repeated="8"/>
        </table:table-row>
        <table:table-row table:style-name="ro1">
          <table:table-cell office:value-type="float" office:value="0.33499992" calcext:value-type="float">
            <text:p>0.33499992</text:p>
          </table:table-cell>
          <table:table-cell office:value-type="float" office:value="0.4577000299" calcext:value-type="float">
            <text:p>0.4577000299</text:p>
          </table:table-cell>
          <table:table-cell table:number-columns-repeated="8"/>
        </table:table-row>
        <table:table-row table:style-name="ro1">
          <table:table-cell office:value-type="float" office:value="0.35449992" calcext:value-type="float">
            <text:p>0.35449992</text:p>
          </table:table-cell>
          <table:table-cell office:value-type="float" office:value="0.4465000899" calcext:value-type="float">
            <text:p>0.4465000899</text:p>
          </table:table-cell>
          <table:table-cell table:number-columns-repeated="8"/>
        </table:table-row>
        <table:table-row table:style-name="ro1">
          <table:table-cell office:value-type="float" office:value="0.38899999" calcext:value-type="float">
            <text:p>0.38899999</text:p>
          </table:table-cell>
          <table:table-cell office:value-type="float" office:value="0.51720005" calcext:value-type="float">
            <text:p>0.51720005</text:p>
          </table:table-cell>
          <table:table-cell table:number-columns-repeated="8"/>
        </table:table-row>
        <table:table-row table:style-name="ro1">
          <table:table-cell office:value-type="float" office:value="0.36700008" calcext:value-type="float">
            <text:p>0.36700008</text:p>
          </table:table-cell>
          <table:table-cell office:value-type="float" office:value="0.471700041" calcext:value-type="float">
            <text:p>0.471700041</text:p>
          </table:table-cell>
          <table:table-cell table:number-columns-repeated="8"/>
        </table:table-row>
        <table:table-row table:style-name="ro1">
          <table:table-cell office:value-type="float" office:value="0.3499999299" calcext:value-type="float">
            <text:p>0.3499999299</text:p>
          </table:table-cell>
          <table:table-cell office:value-type="float" office:value="0.4214001599" calcext:value-type="float">
            <text:p>0.4214001599</text:p>
          </table:table-cell>
          <table:table-cell table:number-columns-repeated="8"/>
        </table:table-row>
        <table:table-row table:style-name="ro1">
          <table:table-cell office:value-type="float" office:value="0.34609993" calcext:value-type="float">
            <text:p>0.34609993</text:p>
          </table:table-cell>
          <table:table-cell office:value-type="float" office:value="0.46480006" calcext:value-type="float">
            <text:p>0.46480006</text:p>
          </table:table-cell>
          <table:table-cell table:number-columns-repeated="8"/>
        </table:table-row>
        <table:table-row table:style-name="ro1">
          <table:table-cell office:value-type="float" office:value="0.35360015" calcext:value-type="float">
            <text:p>0.35360015</text:p>
          </table:table-cell>
          <table:table-cell office:value-type="float" office:value="0.42030016" calcext:value-type="float">
            <text:p>0.42030016</text:p>
          </table:table-cell>
          <table:table-cell table:number-columns-repeated="8"/>
        </table:table-row>
        <table:table-row table:style-name="ro1">
          <table:table-cell office:value-type="float" office:value="0.46149984" calcext:value-type="float">
            <text:p>0.46149984</text:p>
          </table:table-cell>
          <table:table-cell office:value-type="float" office:value="0.4127000781" calcext:value-type="float">
            <text:p>0.4127000781</text:p>
          </table:table-cell>
          <table:table-cell table:number-columns-repeated="8"/>
        </table:table-row>
        <table:table-row table:style-name="ro1">
          <table:table-cell office:value-type="float" office:value="0.6145002299" calcext:value-type="float">
            <text:p>0.6145002299</text:p>
          </table:table-cell>
          <table:table-cell office:value-type="float" office:value="0.44010009" calcext:value-type="float">
            <text:p>0.44010009</text:p>
          </table:table-cell>
          <table:table-cell table:number-columns-repeated="8"/>
        </table:table-row>
        <table:table-row table:style-name="ro1">
          <table:table-cell office:value-type="float" office:value="0.43930012" calcext:value-type="float">
            <text:p>0.43930012</text:p>
          </table:table-cell>
          <table:table-cell office:value-type="float" office:value="0.51029989" calcext:value-type="float">
            <text:p>0.51029989</text:p>
          </table:table-cell>
          <table:table-cell table:number-columns-repeated="8"/>
        </table:table-row>
        <table:table-row table:style-name="ro1">
          <table:table-cell office:value-type="float" office:value="0.39109993" calcext:value-type="float">
            <text:p>0.39109993</text:p>
          </table:table-cell>
          <table:table-cell office:value-type="float" office:value="0.7187998901" calcext:value-type="float">
            <text:p>0.7187998901</text:p>
          </table:table-cell>
          <table:table-cell table:number-columns-repeated="8"/>
        </table:table-row>
        <table:table-row table:style-name="ro1">
          <table:table-cell office:value-type="float" office:value="0.38240003" calcext:value-type="float">
            <text:p>0.38240003</text:p>
          </table:table-cell>
          <table:table-cell office:value-type="float" office:value="0.43570012" calcext:value-type="float">
            <text:p>0.43570012</text:p>
          </table:table-cell>
          <table:table-cell table:number-columns-repeated="8"/>
        </table:table-row>
        <table:table-row table:style-name="ro1">
          <table:table-cell office:value-type="float" office:value="0.40259986" calcext:value-type="float">
            <text:p>0.40259986</text:p>
          </table:table-cell>
          <table:table-cell office:value-type="float" office:value="0.42470017" calcext:value-type="float">
            <text:p>0.42470017</text:p>
          </table:table-cell>
          <table:table-cell table:number-columns-repeated="8"/>
        </table:table-row>
        <table:table-row table:style-name="ro1">
          <table:table-cell office:value-type="float" office:value="0.36749992" calcext:value-type="float">
            <text:p>0.36749992</text:p>
          </table:table-cell>
          <table:table-cell office:value-type="float" office:value="0.41430006" calcext:value-type="float">
            <text:p>0.41430006</text:p>
          </table:table-cell>
          <table:table-cell table:number-columns-repeated="8"/>
        </table:table-row>
        <table:table-row table:style-name="ro1">
          <table:table-cell office:value-type="float" office:value="0.4365999801" calcext:value-type="float">
            <text:p>0.4365999801</text:p>
          </table:table-cell>
          <table:table-cell office:value-type="float" office:value="0.40579995" calcext:value-type="float">
            <text:p>0.40579995</text:p>
          </table:table-cell>
          <table:table-cell table:number-columns-repeated="8"/>
        </table:table-row>
        <table:table-row table:style-name="ro1">
          <table:table-cell office:value-type="float" office:value="0.35279996" calcext:value-type="float">
            <text:p>0.35279996</text:p>
          </table:table-cell>
          <table:table-cell office:value-type="float" office:value="0.41020009" calcext:value-type="float">
            <text:p>0.41020009</text:p>
          </table:table-cell>
          <table:table-cell table:number-columns-repeated="8"/>
        </table:table-row>
        <table:table-row table:style-name="ro1">
          <table:table-cell office:value-type="float" office:value="0.3208999401" calcext:value-type="float">
            <text:p>0.3208999401</text:p>
          </table:table-cell>
          <table:table-cell office:value-type="float" office:value="0.47610014" calcext:value-type="float">
            <text:p>0.47610014</text:p>
          </table:table-cell>
          <table:table-cell table:number-columns-repeated="8"/>
        </table:table-row>
        <table:table-row table:style-name="ro1">
          <table:table-cell office:value-type="float" office:value="0.386200033" calcext:value-type="float">
            <text:p>0.386200033</text:p>
          </table:table-cell>
          <table:table-cell office:value-type="float" office:value="0.43030007" calcext:value-type="float">
            <text:p>0.43030007</text:p>
          </table:table-cell>
          <table:table-cell table:number-columns-repeated="8"/>
        </table:table-row>
        <table:table-row table:style-name="ro1">
          <table:table-cell office:value-type="float" office:value="0.48870014" calcext:value-type="float">
            <text:p>0.48870014</text:p>
          </table:table-cell>
          <table:table-cell office:value-type="float" office:value="0.44620003" calcext:value-type="float">
            <text:p>0.44620003</text:p>
          </table:table-cell>
          <table:table-cell table:number-columns-repeated="8"/>
        </table:table-row>
        <table:table-row table:style-name="ro1">
          <table:table-cell office:value-type="float" office:value="0.49880014" calcext:value-type="float">
            <text:p>0.49880014</text:p>
          </table:table-cell>
          <table:table-cell office:value-type="float" office:value="0.4090999899" calcext:value-type="float">
            <text:p>0.4090999899</text:p>
          </table:table-cell>
          <table:table-cell table:number-columns-repeated="8"/>
        </table:table-row>
        <table:table-row table:style-name="ro1">
          <table:table-cell office:value-type="float" office:value="0.3908999699" calcext:value-type="float">
            <text:p>0.3908999699</text:p>
          </table:table-cell>
          <table:table-cell office:value-type="float" office:value="0.4089999999" calcext:value-type="float">
            <text:p>0.4089999999</text:p>
          </table:table-cell>
          <table:table-cell table:number-columns-repeated="8"/>
        </table:table-row>
        <table:table-row table:style-name="ro1">
          <table:table-cell office:value-type="float" office:value="0.33160004" calcext:value-type="float">
            <text:p>0.33160004</text:p>
          </table:table-cell>
          <table:table-cell office:value-type="float" office:value="0.52020017" calcext:value-type="float">
            <text:p>0.52020017</text:p>
          </table:table-cell>
          <table:table-cell table:number-columns-repeated="8"/>
        </table:table-row>
        <table:table-row table:style-name="ro1">
          <table:table-cell office:value-type="float" office:value="0.43709982" calcext:value-type="float">
            <text:p>0.43709982</text:p>
          </table:table-cell>
          <table:table-cell office:value-type="float" office:value="0.51180011" calcext:value-type="float">
            <text:p>0.51180011</text:p>
          </table:table-cell>
          <table:table-cell table:number-columns-repeated="8"/>
        </table:table-row>
        <table:table-row table:style-name="ro1">
          <table:table-cell office:value-type="float" office:value="0.3867999399" calcext:value-type="float">
            <text:p>0.3867999399</text:p>
          </table:table-cell>
          <table:table-cell office:value-type="float" office:value="0.45400014" calcext:value-type="float">
            <text:p>0.45400014</text:p>
          </table:table-cell>
          <table:table-cell table:number-columns-repeated="8"/>
        </table:table-row>
        <table:table-row table:style-name="ro1">
          <table:table-cell office:value-type="float" office:value="0.33830002" calcext:value-type="float">
            <text:p>0.33830002</text:p>
          </table:table-cell>
          <table:table-cell office:value-type="float" office:value="0.42310005" calcext:value-type="float">
            <text:p>0.42310005</text:p>
          </table:table-cell>
          <table:table-cell table:number-columns-repeated="8"/>
        </table:table-row>
        <table:table-row table:style-name="ro1">
          <table:table-cell office:value-type="float" office:value="0.3578999001" calcext:value-type="float">
            <text:p>0.3578999001</text:p>
          </table:table-cell>
          <table:table-cell office:value-type="float" office:value="0.5319003" calcext:value-type="float">
            <text:p>0.5319003</text:p>
          </table:table-cell>
          <table:table-cell table:number-columns-repeated="8"/>
        </table:table-row>
        <table:table-row table:style-name="ro1">
          <table:table-cell office:value-type="float" office:value="0.3788998199" calcext:value-type="float">
            <text:p>0.3788998199</text:p>
          </table:table-cell>
          <table:table-cell office:value-type="float" office:value="0.4842002201" calcext:value-type="float">
            <text:p>0.4842002201</text:p>
          </table:table-cell>
          <table:table-cell table:number-columns-repeated="8"/>
        </table:table-row>
        <table:table-row table:style-name="ro1">
          <table:table-cell office:value-type="float" office:value="0.43220009" calcext:value-type="float">
            <text:p>0.43220009</text:p>
          </table:table-cell>
          <table:table-cell office:value-type="float" office:value="0.6843003" calcext:value-type="float">
            <text:p>0.6843003</text:p>
          </table:table-cell>
          <table:table-cell table:number-columns-repeated="8"/>
        </table:table-row>
        <table:table-row table:style-name="ro1">
          <table:table-cell office:value-type="float" office:value="0.71810003" calcext:value-type="float">
            <text:p>0.71810003</text:p>
          </table:table-cell>
          <table:table-cell office:value-type="float" office:value="0.48530012" calcext:value-type="float">
            <text:p>0.48530012</text:p>
          </table:table-cell>
          <table:table-cell table:number-columns-repeated="8"/>
        </table:table-row>
        <table:table-row table:style-name="ro1">
          <table:table-cell office:value-type="float" office:value="0.39700005" calcext:value-type="float">
            <text:p>0.39700005</text:p>
          </table:table-cell>
          <table:table-cell office:value-type="float" office:value="0.4304001799" calcext:value-type="float">
            <text:p>0.4304001799</text:p>
          </table:table-cell>
          <table:table-cell table:number-columns-repeated="8"/>
        </table:table-row>
        <table:table-row table:style-name="ro1">
          <table:table-cell office:value-type="float" office:value="0.32329992" calcext:value-type="float">
            <text:p>0.32329992</text:p>
          </table:table-cell>
          <table:table-cell office:value-type="float" office:value="0.48160006" calcext:value-type="float">
            <text:p>0.48160006</text:p>
          </table:table-cell>
          <table:table-cell table:number-columns-repeated="8"/>
        </table:table-row>
        <table:table-row table:style-name="ro1">
          <table:table-cell office:value-type="float" office:value="0.50009993" calcext:value-type="float">
            <text:p>0.50009993</text:p>
          </table:table-cell>
          <table:table-cell office:value-type="float" office:value="0.46310013" calcext:value-type="float">
            <text:p>0.46310013</text:p>
          </table:table-cell>
          <table:table-cell table:number-columns-repeated="8"/>
        </table:table-row>
        <table:table-row table:style-name="ro1">
          <table:table-cell office:value-type="float" office:value="0.35280001" calcext:value-type="float">
            <text:p>0.35280001</text:p>
          </table:table-cell>
          <table:table-cell office:value-type="float" office:value="0.57010017" calcext:value-type="float">
            <text:p>0.57010017</text:p>
          </table:table-cell>
          <table:table-cell table:number-columns-repeated="8"/>
        </table:table-row>
        <table:table-row table:style-name="ro1">
          <table:table-cell office:value-type="float" office:value="0.35960004" calcext:value-type="float">
            <text:p>0.35960004</text:p>
          </table:table-cell>
          <table:table-cell office:value-type="float" office:value="0.62050016" calcext:value-type="float">
            <text:p>0.62050016</text:p>
          </table:table-cell>
          <table:table-cell table:number-columns-repeated="8"/>
        </table:table-row>
        <table:table-row table:style-name="ro1">
          <table:table-cell office:value-type="float" office:value="0.38299986" calcext:value-type="float">
            <text:p>0.38299986</text:p>
          </table:table-cell>
          <table:table-cell office:value-type="float" office:value="0.4912001201" calcext:value-type="float">
            <text:p>0.4912001201</text:p>
          </table:table-cell>
          <table:table-cell table:number-columns-repeated="8"/>
        </table:table-row>
        <table:table-row table:style-name="ro1">
          <table:table-cell office:value-type="float" office:value="0.3413000501" calcext:value-type="float">
            <text:p>0.3413000501</text:p>
          </table:table-cell>
          <table:table-cell office:value-type="float" office:value="0.48669998" calcext:value-type="float">
            <text:p>0.48669998</text:p>
          </table:table-cell>
          <table:table-cell table:number-columns-repeated="8"/>
        </table:table-row>
        <table:table-row table:style-name="ro1">
          <table:table-cell office:value-type="float" office:value="0.39849991" calcext:value-type="float">
            <text:p>0.39849991</text:p>
          </table:table-cell>
          <table:table-cell office:value-type="float" office:value="0.724799761" calcext:value-type="float">
            <text:p>0.724799761</text:p>
          </table:table-cell>
          <table:table-cell table:number-columns-repeated="8"/>
        </table:table-row>
        <table:table-row table:style-name="ro1">
          <table:table-cell office:value-type="float" office:value="0.305699956" calcext:value-type="float">
            <text:p>0.305699956</text:p>
          </table:table-cell>
          <table:table-cell office:value-type="float" office:value="0.65960036" calcext:value-type="float">
            <text:p>0.65960036</text:p>
          </table:table-cell>
          <table:table-cell table:number-columns-repeated="8"/>
        </table:table-row>
        <table:table-row table:style-name="ro1">
          <table:table-cell office:value-type="float" office:value="0.3157999599" calcext:value-type="float">
            <text:p>0.3157999599</text:p>
          </table:table-cell>
          <table:table-cell office:value-type="float" office:value="0.52430012" calcext:value-type="float">
            <text:p>0.52430012</text:p>
          </table:table-cell>
          <table:table-cell table:number-columns-repeated="8"/>
        </table:table-row>
        <table:table-row table:style-name="ro1">
          <table:table-cell office:value-type="float" office:value="0.3471999701" calcext:value-type="float">
            <text:p>0.3471999701</text:p>
          </table:table-cell>
          <table:table-cell office:value-type="float" office:value="0.698100251" calcext:value-type="float">
            <text:p>0.698100251</text:p>
          </table:table-cell>
          <table:table-cell table:number-columns-repeated="8"/>
        </table:table-row>
        <table:table-row table:style-name="ro1">
          <table:table-cell office:value-type="float" office:value="0.3126999799" calcext:value-type="float">
            <text:p>0.3126999799</text:p>
          </table:table-cell>
          <table:table-cell office:value-type="float" office:value="0.5781000101" calcext:value-type="float">
            <text:p>0.5781000101</text:p>
          </table:table-cell>
          <table:table-cell table:number-columns-repeated="8"/>
        </table:table-row>
        <table:table-row table:style-name="ro1">
          <table:table-cell office:value-type="float" office:value="0.30370001" calcext:value-type="float">
            <text:p>0.30370001</text:p>
          </table:table-cell>
          <table:table-cell office:value-type="float" office:value="0.5165001901" calcext:value-type="float">
            <text:p>0.5165001901</text:p>
          </table:table-cell>
          <table:table-cell table:number-columns-repeated="8"/>
        </table:table-row>
        <table:table-row table:style-name="ro1">
          <table:table-cell office:value-type="float" office:value="0.2979999681" calcext:value-type="float">
            <text:p>0.2979999681</text:p>
          </table:table-cell>
          <table:table-cell office:value-type="float" office:value="0.49430003" calcext:value-type="float">
            <text:p>0.49430003</text:p>
          </table:table-cell>
          <table:table-cell table:number-columns-repeated="8"/>
        </table:table-row>
        <table:table-row table:style-name="ro1">
          <table:table-cell office:value-type="float" office:value="0.3759000599" calcext:value-type="float">
            <text:p>0.3759000599</text:p>
          </table:table-cell>
          <table:table-cell office:value-type="float" office:value="0.53060024" calcext:value-type="float">
            <text:p>0.53060024</text:p>
          </table:table-cell>
          <table:table-cell table:number-columns-repeated="8"/>
        </table:table-row>
        <table:table-row table:style-name="ro1">
          <table:table-cell office:value-type="float" office:value="0.3514998" calcext:value-type="float">
            <text:p>0.3514998</text:p>
          </table:table-cell>
          <table:table-cell office:value-type="float" office:value="0.59910036" calcext:value-type="float">
            <text:p>0.59910036</text:p>
          </table:table-cell>
          <table:table-cell table:number-columns-repeated="8"/>
        </table:table-row>
        <table:table-row table:style-name="ro1">
          <table:table-cell office:value-type="float" office:value="0.3196999599" calcext:value-type="float">
            <text:p>0.3196999599</text:p>
          </table:table-cell>
          <table:table-cell office:value-type="float" office:value="0.57710032" calcext:value-type="float">
            <text:p>0.57710032</text:p>
          </table:table-cell>
          <table:table-cell table:number-columns-repeated="8"/>
        </table:table-row>
        <table:table-row table:style-name="ro1">
          <table:table-cell office:value-type="float" office:value="0.3412" calcext:value-type="float">
            <text:p>0.3412</text:p>
          </table:table-cell>
          <table:table-cell office:value-type="float" office:value="0.4934999001" calcext:value-type="float">
            <text:p>0.4934999001</text:p>
          </table:table-cell>
          <table:table-cell table:number-columns-repeated="8"/>
        </table:table-row>
        <table:table-row table:style-name="ro1">
          <table:table-cell office:value-type="float" office:value="0.3068999599" calcext:value-type="float">
            <text:p>0.3068999599</text:p>
          </table:table-cell>
          <table:table-cell office:value-type="float" office:value="0.47320019" calcext:value-type="float">
            <text:p>0.47320019</text:p>
          </table:table-cell>
          <table:table-cell table:number-columns-repeated="8"/>
        </table:table-row>
        <table:table-row table:style-name="ro1">
          <table:table-cell office:value-type="float" office:value="0.3877" calcext:value-type="float">
            <text:p>0.3877</text:p>
          </table:table-cell>
          <table:table-cell office:value-type="float" office:value="0.50490008" calcext:value-type="float">
            <text:p>0.50490008</text:p>
          </table:table-cell>
          <table:table-cell table:number-columns-repeated="8"/>
        </table:table-row>
        <table:table-row table:style-name="ro1">
          <table:table-cell office:value-type="float" office:value="0.38779993" calcext:value-type="float">
            <text:p>0.38779993</text:p>
          </table:table-cell>
          <table:table-cell office:value-type="float" office:value="0.4710001199" calcext:value-type="float">
            <text:p>0.4710001199</text:p>
          </table:table-cell>
          <table:table-cell table:number-columns-repeated="8"/>
        </table:table-row>
        <table:table-row table:style-name="ro1">
          <table:table-cell office:value-type="float" office:value="0.3006" calcext:value-type="float">
            <text:p>0.3006</text:p>
          </table:table-cell>
          <table:table-cell office:value-type="float" office:value="0.52720031" calcext:value-type="float">
            <text:p>0.52720031</text:p>
          </table:table-cell>
          <table:table-cell table:number-columns-repeated="8"/>
        </table:table-row>
        <table:table-row table:style-name="ro1">
          <table:table-cell office:value-type="float" office:value="0.305099986" calcext:value-type="float">
            <text:p>0.305099986</text:p>
          </table:table-cell>
          <table:table-cell office:value-type="float" office:value="0.4862001" calcext:value-type="float">
            <text:p>0.4862001</text:p>
          </table:table-cell>
          <table:table-cell table:number-columns-repeated="8"/>
        </table:table-row>
        <table:table-row table:style-name="ro1">
          <table:table-cell office:value-type="float" office:value="0.30679998" calcext:value-type="float">
            <text:p>0.30679998</text:p>
          </table:table-cell>
          <table:table-cell office:value-type="float" office:value="0.513899992" calcext:value-type="float">
            <text:p>0.513899992</text:p>
          </table:table-cell>
          <table:table-cell table:number-columns-repeated="8"/>
        </table:table-row>
        <table:table-row table:style-name="ro1">
          <table:table-cell office:value-type="float" office:value="0.3750999399" calcext:value-type="float">
            <text:p>0.3750999399</text:p>
          </table:table-cell>
          <table:table-cell office:value-type="float" office:value="0.69909995" calcext:value-type="float">
            <text:p>0.69909995</text:p>
          </table:table-cell>
          <table:table-cell table:number-columns-repeated="8"/>
        </table:table-row>
        <table:table-row table:style-name="ro1">
          <table:table-cell office:value-type="float" office:value="0.3813999599" calcext:value-type="float">
            <text:p>0.3813999599</text:p>
          </table:table-cell>
          <table:table-cell office:value-type="float" office:value="0.65290016" calcext:value-type="float">
            <text:p>0.65290016</text:p>
          </table:table-cell>
          <table:table-cell table:number-columns-repeated="8"/>
        </table:table-row>
        <table:table-row table:style-name="ro1">
          <table:table-cell office:value-type="float" office:value="0.3076999599" calcext:value-type="float">
            <text:p>0.3076999599</text:p>
          </table:table-cell>
          <table:table-cell office:value-type="float" office:value="0.52240017" calcext:value-type="float">
            <text:p>0.52240017</text:p>
          </table:table-cell>
          <table:table-cell table:number-columns-repeated="8"/>
        </table:table-row>
        <table:table-row table:style-name="ro1">
          <table:table-cell office:value-type="float" office:value="0.3033000801" calcext:value-type="float">
            <text:p>0.3033000801</text:p>
          </table:table-cell>
          <table:table-cell office:value-type="float" office:value="0.550100251" calcext:value-type="float">
            <text:p>0.550100251</text:p>
          </table:table-cell>
          <table:table-cell table:number-columns-repeated="8"/>
        </table:table-row>
        <table:table-row table:style-name="ro1">
          <table:table-cell office:value-type="float" office:value="0.32930001" calcext:value-type="float">
            <text:p>0.32930001</text:p>
          </table:table-cell>
          <table:table-cell table:style-name="Default"/>
          <table:table-cell table:style-name="ce2" office:value-type="float" office:value="0.0088999999" calcext:value-type="float">
            <text:p>0.0088999999</text:p>
          </table:table-cell>
          <table:table-cell table:number-columns-repeated="7"/>
        </table:table-row>
        <table:table-row table:style-name="ro1">
          <table:table-cell office:value-type="float" office:value="0.37949977" calcext:value-type="float">
            <text:p>0.37949977</text:p>
          </table:table-cell>
          <table:table-cell office:value-type="float" office:value="0.5185001" calcext:value-type="float">
            <text:p>0.5185001</text:p>
          </table:table-cell>
          <table:table-cell table:number-columns-repeated="8"/>
        </table:table-row>
        <table:table-row table:style-name="ro1">
          <table:table-cell office:value-type="float" office:value="0.3112998799" calcext:value-type="float">
            <text:p>0.3112998799</text:p>
          </table:table-cell>
          <table:table-cell office:value-type="float" office:value="0.5393002401" calcext:value-type="float">
            <text:p>0.5393002401</text:p>
          </table:table-cell>
          <table:table-cell table:number-columns-repeated="8"/>
        </table:table-row>
        <table:table-row table:style-name="ro1">
          <table:table-cell office:value-type="float" office:value="0.35259992" calcext:value-type="float">
            <text:p>0.35259992</text:p>
          </table:table-cell>
          <table:table-cell office:value-type="float" office:value="0.48150005" calcext:value-type="float">
            <text:p>0.48150005</text:p>
          </table:table-cell>
          <table:table-cell table:number-columns-repeated="8"/>
        </table:table-row>
        <table:table-row table:style-name="ro1">
          <table:table-cell office:value-type="float" office:value="0.31610007" calcext:value-type="float">
            <text:p>0.31610007</text:p>
          </table:table-cell>
          <table:table-cell office:value-type="float" office:value="0.45130009" calcext:value-type="float">
            <text:p>0.45130009</text:p>
          </table:table-cell>
          <table:table-cell table:number-columns-repeated="8"/>
        </table:table-row>
        <table:table-row table:style-name="ro1">
          <table:table-cell office:value-type="float" office:value="0.3805999399" calcext:value-type="float">
            <text:p>0.3805999399</text:p>
          </table:table-cell>
          <table:table-cell office:value-type="float" office:value="0.46200024" calcext:value-type="float">
            <text:p>0.46200024</text:p>
          </table:table-cell>
          <table:table-cell table:number-columns-repeated="8"/>
        </table:table-row>
        <table:table-row table:style-name="ro1">
          <table:table-cell office:value-type="float" office:value="0.3751" calcext:value-type="float">
            <text:p>0.3751</text:p>
          </table:table-cell>
          <table:table-cell office:value-type="float" office:value="0.6461002" calcext:value-type="float">
            <text:p>0.6461002</text:p>
          </table:table-cell>
          <table:table-cell table:number-columns-repeated="8"/>
        </table:table-row>
        <table:table-row table:style-name="ro1">
          <table:table-cell office:value-type="float" office:value="0.3360999799" calcext:value-type="float">
            <text:p>0.3360999799</text:p>
          </table:table-cell>
          <table:table-cell office:value-type="float" office:value="0.6051000099" calcext:value-type="float">
            <text:p>0.6051000099</text:p>
          </table:table-cell>
          <table:table-cell table:number-columns-repeated="8"/>
        </table:table-row>
        <table:table-row table:style-name="ro1">
          <table:table-cell office:value-type="float" office:value="0.33610004" calcext:value-type="float">
            <text:p>0.33610004</text:p>
          </table:table-cell>
          <table:table-cell office:value-type="float" office:value="0.66620009" calcext:value-type="float">
            <text:p>0.66620009</text:p>
          </table:table-cell>
          <table:table-cell table:number-columns-repeated="8"/>
        </table:table-row>
        <table:table-row table:style-name="ro1">
          <table:table-cell office:value-type="float" office:value="0.317799914" calcext:value-type="float">
            <text:p>0.317799914</text:p>
          </table:table-cell>
          <table:table-cell office:value-type="float" office:value="0.56879993" calcext:value-type="float">
            <text:p>0.56879993</text:p>
          </table:table-cell>
          <table:table-cell table:number-columns-repeated="8"/>
        </table:table-row>
        <table:table-row table:style-name="ro1">
          <table:table-cell office:value-type="float" office:value="0.3246998899" calcext:value-type="float">
            <text:p>0.3246998899</text:p>
          </table:table-cell>
          <table:table-cell office:value-type="float" office:value="0.511099881" calcext:value-type="float">
            <text:p>0.511099881</text:p>
          </table:table-cell>
          <table:table-cell table:number-columns-repeated="8"/>
        </table:table-row>
        <table:table-row table:style-name="ro1">
          <table:table-cell office:value-type="float" office:value="0.3057000401" calcext:value-type="float">
            <text:p>0.3057000401</text:p>
          </table:table-cell>
          <table:table-cell office:value-type="float" office:value="0.53210029" calcext:value-type="float">
            <text:p>0.53210029</text:p>
          </table:table-cell>
          <table:table-cell table:number-columns-repeated="8"/>
        </table:table-row>
        <table:table-row table:style-name="ro1">
          <table:table-cell office:value-type="float" office:value="0.317199912" calcext:value-type="float">
            <text:p>0.317199912</text:p>
          </table:table-cell>
          <table:table-cell office:value-type="float" office:value="0.503000031" calcext:value-type="float">
            <text:p>0.503000031</text:p>
          </table:table-cell>
          <table:table-cell table:number-columns-repeated="8"/>
        </table:table-row>
        <table:table-row table:style-name="ro1">
          <table:table-cell office:value-type="float" office:value="0.38509992" calcext:value-type="float">
            <text:p>0.38509992</text:p>
          </table:table-cell>
          <table:table-cell office:value-type="float" office:value="0.60089996" calcext:value-type="float">
            <text:p>0.60089996</text:p>
          </table:table-cell>
          <table:table-cell table:number-columns-repeated="8"/>
        </table:table-row>
        <table:table-row table:style-name="ro1">
          <table:table-cell office:value-type="float" office:value="0.3746000302" calcext:value-type="float">
            <text:p>0.3746000302</text:p>
          </table:table-cell>
          <table:table-cell office:value-type="float" office:value="0.471899951" calcext:value-type="float">
            <text:p>0.471899951</text:p>
          </table:table-cell>
          <table:table-cell table:number-columns-repeated="8"/>
        </table:table-row>
        <table:table-row table:style-name="ro1">
          <table:table-cell office:value-type="float" office:value="0.3348999401" calcext:value-type="float">
            <text:p>0.3348999401</text:p>
          </table:table-cell>
          <table:table-cell office:value-type="float" office:value="0.4569000599" calcext:value-type="float">
            <text:p>0.4569000599</text:p>
          </table:table-cell>
          <table:table-cell table:number-columns-repeated="8"/>
        </table:table-row>
        <table:table-row table:style-name="ro1">
          <table:table-cell office:value-type="float" office:value="0.30800008" calcext:value-type="float">
            <text:p>0.30800008</text:p>
          </table:table-cell>
          <table:table-cell office:value-type="float" office:value="0.57320015" calcext:value-type="float">
            <text:p>0.57320015</text:p>
          </table:table-cell>
          <table:table-cell table:number-columns-repeated="8"/>
        </table:table-row>
        <table:table-row table:style-name="ro1">
          <table:table-cell office:value-type="float" office:value="0.30439996" calcext:value-type="float">
            <text:p>0.30439996</text:p>
          </table:table-cell>
          <table:table-cell office:value-type="float" office:value="0.51710003" calcext:value-type="float">
            <text:p>0.51710003</text:p>
          </table:table-cell>
          <table:table-cell table:number-columns-repeated="8"/>
        </table:table-row>
        <table:table-row table:style-name="ro1">
          <table:table-cell office:value-type="float" office:value="0.3379000001" calcext:value-type="float">
            <text:p>0.3379000001</text:p>
          </table:table-cell>
          <table:table-cell office:value-type="float" office:value="0.54580011" calcext:value-type="float">
            <text:p>0.54580011</text:p>
          </table:table-cell>
          <table:table-cell table:number-columns-repeated="8"/>
        </table:table-row>
        <table:table-row table:style-name="ro1">
          <table:table-cell office:value-type="float" office:value="0.3554999501" calcext:value-type="float">
            <text:p>0.3554999501</text:p>
          </table:table-cell>
          <table:table-cell office:value-type="float" office:value="0.4768000611" calcext:value-type="float">
            <text:p>0.4768000611</text:p>
          </table:table-cell>
          <table:table-cell table:number-columns-repeated="8"/>
        </table:table-row>
        <table:table-row table:style-name="ro1">
          <table:table-cell office:value-type="float" office:value="0.36049998" calcext:value-type="float">
            <text:p>0.36049998</text:p>
          </table:table-cell>
          <table:table-cell office:value-type="float" office:value="0.5035999799" calcext:value-type="float">
            <text:p>0.5035999799</text:p>
          </table:table-cell>
          <table:table-cell table:number-columns-repeated="8"/>
        </table:table-row>
        <table:table-row table:style-name="ro1">
          <table:table-cell office:value-type="float" office:value="0.34489984" calcext:value-type="float">
            <text:p>0.34489984</text:p>
          </table:table-cell>
          <table:table-cell office:value-type="float" office:value="0.676799971" calcext:value-type="float">
            <text:p>0.676799971</text:p>
          </table:table-cell>
          <table:table-cell table:number-columns-repeated="8"/>
        </table:table-row>
        <table:table-row table:style-name="ro1">
          <table:table-cell office:value-type="float" office:value="0.30700011" calcext:value-type="float">
            <text:p>0.30700011</text:p>
          </table:table-cell>
          <table:table-cell office:value-type="float" office:value="0.60490013" calcext:value-type="float">
            <text:p>0.60490013</text:p>
          </table:table-cell>
          <table:table-cell table:number-columns-repeated="8"/>
        </table:table-row>
        <table:table-row table:style-name="ro1">
          <table:table-cell office:value-type="float" office:value="0.33540001" calcext:value-type="float">
            <text:p>0.33540001</text:p>
          </table:table-cell>
          <table:table-cell office:value-type="float" office:value="0.48850004" calcext:value-type="float">
            <text:p>0.48850004</text:p>
          </table:table-cell>
          <table:table-cell table:number-columns-repeated="8"/>
        </table:table-row>
        <table:table-row table:style-name="ro1">
          <table:table-cell office:value-type="float" office:value="0.3138999901" calcext:value-type="float">
            <text:p>0.3138999901</text:p>
          </table:table-cell>
          <table:table-cell office:value-type="float" office:value="0.58480028" calcext:value-type="float">
            <text:p>0.58480028</text:p>
          </table:table-cell>
          <table:table-cell table:number-columns-repeated="8"/>
        </table:table-row>
        <table:table-row table:style-name="ro1">
          <table:table-cell office:value-type="float" office:value="0.30629987" calcext:value-type="float">
            <text:p>0.30629987</text:p>
          </table:table-cell>
          <table:table-cell office:value-type="float" office:value="0.55860038" calcext:value-type="float">
            <text:p>0.55860038</text:p>
          </table:table-cell>
          <table:table-cell table:number-columns-repeated="8"/>
        </table:table-row>
        <table:table-row table:style-name="ro1">
          <table:table-cell office:value-type="float" office:value="0.299499864" calcext:value-type="float">
            <text:p>0.299499864</text:p>
          </table:table-cell>
          <table:table-cell office:value-type="float" office:value="0.766300421" calcext:value-type="float">
            <text:p>0.766300421</text:p>
          </table:table-cell>
          <table:table-cell table:number-columns-repeated="8"/>
        </table:table-row>
        <table:table-row table:style-name="ro1">
          <table:table-cell office:value-type="float" office:value="0.37519986" calcext:value-type="float">
            <text:p>0.37519986</text:p>
          </table:table-cell>
          <table:table-cell office:value-type="float" office:value="0.4683000999" calcext:value-type="float">
            <text:p>0.4683000999</text:p>
          </table:table-cell>
          <table:table-cell table:number-columns-repeated="8"/>
        </table:table-row>
        <table:table-row table:style-name="ro1">
          <table:table-cell office:value-type="float" office:value="0.3120000281" calcext:value-type="float">
            <text:p>0.3120000281</text:p>
          </table:table-cell>
          <table:table-cell office:value-type="float" office:value="0.43359987" calcext:value-type="float">
            <text:p>0.43359987</text:p>
          </table:table-cell>
          <table:table-cell table:number-columns-repeated="8"/>
        </table:table-row>
        <table:table-row table:style-name="ro1">
          <table:table-cell office:value-type="float" office:value="0.3126999598" calcext:value-type="float">
            <text:p>0.3126999598</text:p>
          </table:table-cell>
          <table:table-cell office:value-type="float" office:value="0.45000019" calcext:value-type="float">
            <text:p>0.45000019</text:p>
          </table:table-cell>
          <table:table-cell table:number-columns-repeated="8"/>
        </table:table-row>
        <table:table-row table:style-name="ro1">
          <table:table-cell office:value-type="float" office:value="0.3919999399" calcext:value-type="float">
            <text:p>0.3919999399</text:p>
          </table:table-cell>
          <table:table-cell office:value-type="float" office:value="0.42750002" calcext:value-type="float">
            <text:p>0.42750002</text:p>
          </table:table-cell>
          <table:table-cell table:number-columns-repeated="8"/>
        </table:table-row>
        <table:table-row table:style-name="ro1">
          <table:table-cell office:value-type="float" office:value="0.3481999601" calcext:value-type="float">
            <text:p>0.3481999601</text:p>
          </table:table-cell>
          <table:table-cell office:value-type="float" office:value="0.4841001" calcext:value-type="float">
            <text:p>0.4841001</text:p>
          </table:table-cell>
          <table:table-cell table:number-columns-repeated="8"/>
        </table:table-row>
        <table:table-row table:style-name="ro1">
          <table:table-cell office:value-type="float" office:value="0.3251" calcext:value-type="float">
            <text:p>0.3251</text:p>
          </table:table-cell>
          <table:table-cell office:value-type="float" office:value="0.4343001" calcext:value-type="float">
            <text:p>0.4343001</text:p>
          </table:table-cell>
          <table:table-cell table:number-columns-repeated="8"/>
        </table:table-row>
        <table:table-row table:style-name="ro1">
          <table:table-cell office:value-type="float" office:value="0.4904999201" calcext:value-type="float">
            <text:p>0.4904999201</text:p>
          </table:table-cell>
          <table:table-cell office:value-type="float" office:value="0.6762004999" calcext:value-type="float">
            <text:p>0.6762004999</text:p>
          </table:table-cell>
          <table:table-cell table:number-columns-repeated="8"/>
        </table:table-row>
        <table:table-row table:style-name="ro1">
          <table:table-cell office:value-type="float" office:value="0.36280002" calcext:value-type="float">
            <text:p>0.36280002</text:p>
          </table:table-cell>
          <table:table-cell office:value-type="float" office:value="0.45040019" calcext:value-type="float">
            <text:p>0.45040019</text:p>
          </table:table-cell>
          <table:table-cell table:number-columns-repeated="8"/>
        </table:table-row>
        <table:table-row table:style-name="ro1">
          <table:table-cell office:value-type="float" office:value="0.38980005" calcext:value-type="float">
            <text:p>0.38980005</text:p>
          </table:table-cell>
          <table:table-cell office:value-type="float" office:value="0.49960006" calcext:value-type="float">
            <text:p>0.49960006</text:p>
          </table:table-cell>
          <table:table-cell table:number-columns-repeated="8"/>
        </table:table-row>
        <table:table-row table:style-name="ro1">
          <table:table-cell office:value-type="float" office:value="0.37309987" calcext:value-type="float">
            <text:p>0.37309987</text:p>
          </table:table-cell>
          <table:table-cell office:value-type="float" office:value="0.45170001" calcext:value-type="float">
            <text:p>0.45170001</text:p>
          </table:table-cell>
          <table:table-cell table:number-columns-repeated="8"/>
        </table:table-row>
        <table:table-row table:style-name="ro1">
          <table:table-cell office:value-type="float" office:value="0.3408001101" calcext:value-type="float">
            <text:p>0.3408001101</text:p>
          </table:table-cell>
          <table:table-cell office:value-type="float" office:value="0.43820014" calcext:value-type="float">
            <text:p>0.43820014</text:p>
          </table:table-cell>
          <table:table-cell table:number-columns-repeated="8"/>
        </table:table-row>
        <table:table-row table:style-name="ro1">
          <table:table-cell office:value-type="float" office:value="0.3610001399" calcext:value-type="float">
            <text:p>0.3610001399</text:p>
          </table:table-cell>
          <table:table-cell office:value-type="float" office:value="0.4322001799" calcext:value-type="float">
            <text:p>0.4322001799</text:p>
          </table:table-cell>
          <table:table-cell table:number-columns-repeated="8"/>
        </table:table-row>
        <table:table-row table:style-name="ro1">
          <table:table-cell office:value-type="float" office:value="0.3619000799" calcext:value-type="float">
            <text:p>0.3619000799</text:p>
          </table:table-cell>
          <table:table-cell office:value-type="float" office:value="0.43720022" calcext:value-type="float">
            <text:p>0.43720022</text:p>
          </table:table-cell>
          <table:table-cell table:number-columns-repeated="8"/>
        </table:table-row>
        <table:table-row table:style-name="ro1">
          <table:table-cell office:value-type="float" office:value="0.43169993" calcext:value-type="float">
            <text:p>0.43169993</text:p>
          </table:table-cell>
          <table:table-cell office:value-type="float" office:value="0.485200101" calcext:value-type="float">
            <text:p>0.485200101</text:p>
          </table:table-cell>
          <table:table-cell table:number-columns-repeated="8"/>
        </table:table-row>
        <table:table-row table:style-name="ro1">
          <table:table-cell office:value-type="float" office:value="0.53490035" calcext:value-type="float">
            <text:p>0.53490035</text:p>
          </table:table-cell>
          <table:table-cell office:value-type="float" office:value="1.56690112" calcext:value-type="float">
            <text:p>1.56690112</text:p>
          </table:table-cell>
          <table:table-cell table:number-columns-repeated="8"/>
        </table:table-row>
        <table:table-row table:style-name="ro1">
          <table:table-cell office:value-type="float" office:value="0.42730015" calcext:value-type="float">
            <text:p>0.42730015</text:p>
          </table:table-cell>
          <table:table-cell office:value-type="float" office:value="0.4583002001" calcext:value-type="float">
            <text:p>0.4583002001</text:p>
          </table:table-cell>
          <table:table-cell table:number-columns-repeated="8"/>
        </table:table-row>
        <table:table-row table:style-name="ro1">
          <table:table-cell office:value-type="float" office:value="0.4021999499" calcext:value-type="float">
            <text:p>0.4021999499</text:p>
          </table:table-cell>
          <table:table-cell office:value-type="float" office:value="0.6961003899" calcext:value-type="float">
            <text:p>0.6961003899</text:p>
          </table:table-cell>
          <table:table-cell table:number-columns-repeated="8"/>
        </table:table-row>
        <table:table-row table:style-name="ro1">
          <table:table-cell office:value-type="float" office:value="0.3629000299" calcext:value-type="float">
            <text:p>0.3629000299</text:p>
          </table:table-cell>
          <table:table-cell office:value-type="float" office:value="0.57150057" calcext:value-type="float">
            <text:p>0.57150057</text:p>
          </table:table-cell>
          <table:table-cell table:number-columns-repeated="8"/>
        </table:table-row>
        <table:table-row table:style-name="ro1">
          <table:table-cell office:value-type="float" office:value="0.33179992" calcext:value-type="float">
            <text:p>0.33179992</text:p>
          </table:table-cell>
          <table:table-cell office:value-type="float" office:value="0.9210002201" calcext:value-type="float">
            <text:p>0.9210002201</text:p>
          </table:table-cell>
          <table:table-cell table:number-columns-repeated="8"/>
        </table:table-row>
        <table:table-row table:style-name="ro1">
          <table:table-cell office:value-type="float" office:value="0.37169981" calcext:value-type="float">
            <text:p>0.37169981</text:p>
          </table:table-cell>
          <table:table-cell office:value-type="float" office:value="0.45620016" calcext:value-type="float">
            <text:p>0.45620016</text:p>
          </table:table-cell>
          <table:table-cell table:number-columns-repeated="8"/>
        </table:table-row>
        <table:table-row table:style-name="ro1">
          <table:table-cell office:value-type="float" office:value="0.44909999" calcext:value-type="float">
            <text:p>0.44909999</text:p>
          </table:table-cell>
          <table:table-cell office:value-type="float" office:value="0.47100014" calcext:value-type="float">
            <text:p>0.47100014</text:p>
          </table:table-cell>
          <table:table-cell table:number-columns-repeated="8"/>
        </table:table-row>
        <table:table-row table:style-name="ro1">
          <table:table-cell office:value-type="float" office:value="0.35770003" calcext:value-type="float">
            <text:p>0.35770003</text:p>
          </table:table-cell>
          <table:table-cell office:value-type="float" office:value="0.4846001901" calcext:value-type="float">
            <text:p>0.4846001901</text:p>
          </table:table-cell>
          <table:table-cell table:number-columns-repeated="8"/>
        </table:table-row>
        <table:table-row table:style-name="ro1">
          <table:table-cell office:value-type="float" office:value="0.34329998" calcext:value-type="float">
            <text:p>0.34329998</text:p>
          </table:table-cell>
          <table:table-cell office:value-type="float" office:value="0.47329995" calcext:value-type="float">
            <text:p>0.47329995</text:p>
          </table:table-cell>
          <table:table-cell table:number-columns-repeated="8"/>
        </table:table-row>
        <table:table-row table:style-name="ro1">
          <table:table-cell office:value-type="float" office:value="0.3263000781" calcext:value-type="float">
            <text:p>0.3263000781</text:p>
          </table:table-cell>
          <table:table-cell office:value-type="float" office:value="0.47739995" calcext:value-type="float">
            <text:p>0.47739995</text:p>
          </table:table-cell>
          <table:table-cell table:number-columns-repeated="8"/>
        </table:table-row>
        <table:table-row table:style-name="ro1">
          <table:table-cell office:value-type="float" office:value="0.36729995" calcext:value-type="float">
            <text:p>0.36729995</text:p>
          </table:table-cell>
          <table:table-cell office:value-type="float" office:value="0.54010025" calcext:value-type="float">
            <text:p>0.54010025</text:p>
          </table:table-cell>
          <table:table-cell table:number-columns-repeated="8"/>
        </table:table-row>
        <table:table-row table:style-name="ro1">
          <table:table-cell office:value-type="float" office:value="0.4947000409" calcext:value-type="float">
            <text:p>0.4947000409</text:p>
          </table:table-cell>
          <table:table-cell office:value-type="float" office:value="0.4821000701" calcext:value-type="float">
            <text:p>0.4821000701</text:p>
          </table:table-cell>
          <table:table-cell table:number-columns-repeated="8"/>
        </table:table-row>
        <table:table-row table:style-name="ro1">
          <table:table-cell office:value-type="float" office:value="0.45009987" calcext:value-type="float">
            <text:p>0.45009987</text:p>
          </table:table-cell>
          <table:table-cell office:value-type="float" office:value="0.67850052" calcext:value-type="float">
            <text:p>0.67850052</text:p>
          </table:table-cell>
          <table:table-cell table:number-columns-repeated="8"/>
        </table:table-row>
        <table:table-row table:style-name="ro1">
          <table:table-cell office:value-type="float" office:value="0.3960000899" calcext:value-type="float">
            <text:p>0.3960000899</text:p>
          </table:table-cell>
          <table:table-cell office:value-type="float" office:value="0.4281002901" calcext:value-type="float">
            <text:p>0.4281002901</text:p>
          </table:table-cell>
          <table:table-cell table:number-columns-repeated="8"/>
        </table:table-row>
        <table:table-row table:style-name="ro1">
          <table:table-cell office:value-type="float" office:value="0.37110001" calcext:value-type="float">
            <text:p>0.37110001</text:p>
          </table:table-cell>
          <table:table-cell office:value-type="float" office:value="0.5085000701" calcext:value-type="float">
            <text:p>0.5085000701</text:p>
          </table:table-cell>
          <table:table-cell table:number-columns-repeated="8"/>
        </table:table-row>
        <table:table-row table:style-name="ro1">
          <table:table-cell office:value-type="float" office:value="0.4252999799" calcext:value-type="float">
            <text:p>0.4252999799</text:p>
          </table:table-cell>
          <table:table-cell office:value-type="float" office:value="0.48590012" calcext:value-type="float">
            <text:p>0.48590012</text:p>
          </table:table-cell>
          <table:table-cell table:number-columns-repeated="8"/>
        </table:table-row>
        <table:table-row table:style-name="ro1">
          <table:table-cell office:value-type="float" office:value="0.33879999" calcext:value-type="float">
            <text:p>0.33879999</text:p>
          </table:table-cell>
          <table:table-cell office:value-type="float" office:value="0.43180006" calcext:value-type="float">
            <text:p>0.43180006</text:p>
          </table:table-cell>
          <table:table-cell table:number-columns-repeated="8"/>
        </table:table-row>
        <table:table-row table:style-name="ro1">
          <table:table-cell office:value-type="float" office:value="0.340699952" calcext:value-type="float">
            <text:p>0.340699952</text:p>
          </table:table-cell>
          <table:table-cell office:value-type="float" office:value="0.42490003" calcext:value-type="float">
            <text:p>0.42490003</text:p>
          </table:table-cell>
          <table:table-cell table:number-columns-repeated="8"/>
        </table:table-row>
        <table:table-row table:style-name="ro1">
          <table:table-cell office:value-type="float" office:value="0.3313998601" calcext:value-type="float">
            <text:p>0.3313998601</text:p>
          </table:table-cell>
          <table:table-cell office:value-type="float" office:value="0.43380012" calcext:value-type="float">
            <text:p>0.43380012</text:p>
          </table:table-cell>
          <table:table-cell table:number-columns-repeated="8"/>
        </table:table-row>
        <table:table-row table:style-name="ro1">
          <table:table-cell office:value-type="float" office:value="0.4266001" calcext:value-type="float">
            <text:p>0.4266001</text:p>
          </table:table-cell>
          <table:table-cell office:value-type="float" office:value="0.50980001" calcext:value-type="float">
            <text:p>0.50980001</text:p>
          </table:table-cell>
          <table:table-cell table:number-columns-repeated="8"/>
        </table:table-row>
        <table:table-row table:style-name="ro1">
          <table:table-cell office:value-type="float" office:value="0.579500075" calcext:value-type="float">
            <text:p>0.579500075</text:p>
          </table:table-cell>
          <table:table-cell office:value-type="float" office:value="0.4644000799" calcext:value-type="float">
            <text:p>0.4644000799</text:p>
          </table:table-cell>
          <table:table-cell table:number-columns-repeated="8"/>
        </table:table-row>
        <table:table-row table:style-name="ro1">
          <table:table-cell office:value-type="float" office:value="0.441000011" calcext:value-type="float">
            <text:p>0.441000011</text:p>
          </table:table-cell>
          <table:table-cell office:value-type="float" office:value="0.415900068" calcext:value-type="float">
            <text:p>0.415900068</text:p>
          </table:table-cell>
          <table:table-cell table:number-columns-repeated="8"/>
        </table:table-row>
        <table:table-row table:style-name="ro1">
          <table:table-cell office:value-type="float" office:value="0.4211999099" calcext:value-type="float">
            <text:p>0.4211999099</text:p>
          </table:table-cell>
          <table:table-cell office:value-type="float" office:value="0.4234999801" calcext:value-type="float">
            <text:p>0.4234999801</text:p>
          </table:table-cell>
          <table:table-cell table:number-columns-repeated="8"/>
        </table:table-row>
        <table:table-row table:style-name="ro1">
          <table:table-cell office:value-type="float" office:value="0.39649988" calcext:value-type="float">
            <text:p>0.39649988</text:p>
          </table:table-cell>
          <table:table-cell office:value-type="float" office:value="0.42250023" calcext:value-type="float">
            <text:p>0.42250023</text:p>
          </table:table-cell>
          <table:table-cell table:number-columns-repeated="8"/>
        </table:table-row>
        <table:table-row table:style-name="ro1">
          <table:table-cell office:value-type="float" office:value="0.4235000201" calcext:value-type="float">
            <text:p>0.4235000201</text:p>
          </table:table-cell>
          <table:table-cell office:value-type="float" office:value="0.50789998" calcext:value-type="float">
            <text:p>0.50789998</text:p>
          </table:table-cell>
          <table:table-cell table:number-columns-repeated="8"/>
        </table:table-row>
        <table:table-row table:style-name="ro1">
          <table:table-cell office:value-type="float" office:value="0.38649989" calcext:value-type="float">
            <text:p>0.38649989</text:p>
          </table:table-cell>
          <table:table-cell office:value-type="float" office:value="0.48990004" calcext:value-type="float">
            <text:p>0.48990004</text:p>
          </table:table-cell>
          <table:table-cell table:number-columns-repeated="8"/>
        </table:table-row>
        <table:table-row table:style-name="ro1">
          <table:table-cell office:value-type="float" office:value="0.40429991" calcext:value-type="float">
            <text:p>0.40429991</text:p>
          </table:table-cell>
          <table:table-cell office:value-type="float" office:value="0.5692000501" calcext:value-type="float">
            <text:p>0.5692000501</text:p>
          </table:table-cell>
          <table:table-cell table:number-columns-repeated="8"/>
        </table:table-row>
        <table:table-row table:style-name="ro1">
          <table:table-cell office:value-type="float" office:value="0.39509998" calcext:value-type="float">
            <text:p>0.39509998</text:p>
          </table:table-cell>
          <table:table-cell office:value-type="float" office:value="0.54710045" calcext:value-type="float">
            <text:p>0.54710045</text:p>
          </table:table-cell>
          <table:table-cell table:number-columns-repeated="8"/>
        </table:table-row>
        <table:table-row table:style-name="ro1">
          <table:table-cell office:value-type="float" office:value="0.5086999" calcext:value-type="float">
            <text:p>0.5086999</text:p>
          </table:table-cell>
          <table:table-cell office:value-type="float" office:value="0.490400111" calcext:value-type="float">
            <text:p>0.490400111</text:p>
          </table:table-cell>
          <table:table-cell table:number-columns-repeated="8"/>
        </table:table-row>
        <table:table-row table:style-name="ro1">
          <table:table-cell office:value-type="float" office:value="0.359400127" calcext:value-type="float">
            <text:p>0.359400127</text:p>
          </table:table-cell>
          <table:table-cell office:value-type="float" office:value="0.4973998501" calcext:value-type="float">
            <text:p>0.4973998501</text:p>
          </table:table-cell>
          <table:table-cell table:number-columns-repeated="8"/>
        </table:table-row>
        <table:table-row table:style-name="ro1">
          <table:table-cell office:value-type="float" office:value="0.4263001499" calcext:value-type="float">
            <text:p>0.4263001499</text:p>
          </table:table-cell>
          <table:table-cell office:value-type="float" office:value="0.54360006" calcext:value-type="float">
            <text:p>0.54360006</text:p>
          </table:table-cell>
          <table:table-cell table:number-columns-repeated="8"/>
        </table:table-row>
        <table:table-row table:style-name="ro1">
          <table:table-cell office:value-type="float" office:value="0.3813999199" calcext:value-type="float">
            <text:p>0.3813999199</text:p>
          </table:table-cell>
          <table:table-cell office:value-type="float" office:value="0.7633001801" calcext:value-type="float">
            <text:p>0.7633001801</text:p>
          </table:table-cell>
          <table:table-cell table:number-columns-repeated="8"/>
        </table:table-row>
        <table:table-row table:style-name="ro1">
          <table:table-cell office:value-type="float" office:value="0.39249992" calcext:value-type="float">
            <text:p>0.39249992</text:p>
          </table:table-cell>
          <table:table-cell office:value-type="float" office:value="0.622900101" calcext:value-type="float">
            <text:p>0.622900101</text:p>
          </table:table-cell>
          <table:table-cell table:number-columns-repeated="8"/>
        </table:table-row>
        <table:table-row table:style-name="ro1">
          <table:table-cell office:value-type="float" office:value="0.39410012" calcext:value-type="float">
            <text:p>0.39410012</text:p>
          </table:table-cell>
          <table:table-cell office:value-type="float" office:value="0.51679995" calcext:value-type="float">
            <text:p>0.51679995</text:p>
          </table:table-cell>
          <table:table-cell table:number-columns-repeated="8"/>
        </table:table-row>
        <table:table-row table:style-name="ro1">
          <table:table-cell office:value-type="float" office:value="0.55270021" calcext:value-type="float">
            <text:p>0.55270021</text:p>
          </table:table-cell>
          <table:table-cell office:value-type="float" office:value="0.64570023" calcext:value-type="float">
            <text:p>0.64570023</text:p>
          </table:table-cell>
          <table:table-cell table:number-columns-repeated="8"/>
        </table:table-row>
        <table:table-row table:style-name="ro1">
          <table:table-cell office:value-type="float" office:value="0.60380016" calcext:value-type="float">
            <text:p>0.60380016</text:p>
          </table:table-cell>
          <table:table-cell office:value-type="float" office:value="0.5151001301" calcext:value-type="float">
            <text:p>0.5151001301</text:p>
          </table:table-cell>
          <table:table-cell table:number-columns-repeated="8"/>
        </table:table-row>
        <table:table-row table:style-name="ro1">
          <table:table-cell office:value-type="float" office:value="0.4833998801" calcext:value-type="float">
            <text:p>0.4833998801</text:p>
          </table:table-cell>
          <table:table-cell office:value-type="float" office:value="0.5456001" calcext:value-type="float">
            <text:p>0.5456001</text:p>
          </table:table-cell>
          <table:table-cell table:number-columns-repeated="8"/>
        </table:table-row>
        <table:table-row table:style-name="ro1">
          <table:table-cell office:value-type="float" office:value="0.4233999799" calcext:value-type="float">
            <text:p>0.4233999799</text:p>
          </table:table-cell>
          <table:table-cell office:value-type="float" office:value="0.57060048" calcext:value-type="float">
            <text:p>0.57060048</text:p>
          </table:table-cell>
          <table:table-cell table:number-columns-repeated="8"/>
        </table:table-row>
        <table:table-row table:style-name="ro1">
          <table:table-cell office:value-type="float" office:value="0.3646999201" calcext:value-type="float">
            <text:p>0.3646999201</text:p>
          </table:table-cell>
          <table:table-cell office:value-type="float" office:value="0.6149999499" calcext:value-type="float">
            <text:p>0.6149999499</text:p>
          </table:table-cell>
          <table:table-cell table:number-columns-repeated="8"/>
        </table:table-row>
        <table:table-row table:style-name="ro1">
          <table:table-cell office:value-type="float" office:value="0.36820007" calcext:value-type="float">
            <text:p>0.36820007</text:p>
          </table:table-cell>
          <table:table-cell office:value-type="float" office:value="0.6819006001" calcext:value-type="float">
            <text:p>0.6819006001</text:p>
          </table:table-cell>
          <table:table-cell table:number-columns-repeated="8"/>
        </table:table-row>
        <table:table-row table:style-name="ro1">
          <table:table-cell office:value-type="float" office:value="0.3695999499" calcext:value-type="float">
            <text:p>0.3695999499</text:p>
          </table:table-cell>
          <table:table-cell office:value-type="float" office:value="0.53940028" calcext:value-type="float">
            <text:p>0.53940028</text:p>
          </table:table-cell>
          <table:table-cell table:number-columns-repeated="8"/>
        </table:table-row>
        <table:table-row table:style-name="ro1">
          <table:table-cell office:value-type="float" office:value="0.5079000409" calcext:value-type="float">
            <text:p>0.5079000409</text:p>
          </table:table-cell>
          <table:table-cell office:value-type="float" office:value="0.51680019" calcext:value-type="float">
            <text:p>0.51680019</text:p>
          </table:table-cell>
          <table:table-cell table:number-columns-repeated="8"/>
        </table:table-row>
        <table:table-row table:style-name="ro1">
          <table:table-cell office:value-type="float" office:value="0.3445000199" calcext:value-type="float">
            <text:p>0.3445000199</text:p>
          </table:table-cell>
          <table:table-cell office:value-type="float" office:value="0.69090032" calcext:value-type="float">
            <text:p>0.69090032</text:p>
          </table:table-cell>
          <table:table-cell table:number-columns-repeated="8"/>
        </table:table-row>
        <table:table-row table:style-name="ro1">
          <table:table-cell office:value-type="float" office:value="0.3376999101" calcext:value-type="float">
            <text:p>0.3376999101</text:p>
          </table:table-cell>
          <table:table-cell office:value-type="float" office:value="0.51459986" calcext:value-type="float">
            <text:p>0.51459986</text:p>
          </table:table-cell>
          <table:table-cell table:number-columns-repeated="8"/>
        </table:table-row>
        <table:table-row table:style-name="ro1">
          <table:table-cell office:value-type="float" office:value="0.385299882" calcext:value-type="float">
            <text:p>0.385299882</text:p>
          </table:table-cell>
          <table:table-cell office:value-type="float" office:value="0.53560009" calcext:value-type="float">
            <text:p>0.53560009</text:p>
          </table:table-cell>
          <table:table-cell table:number-columns-repeated="8"/>
        </table:table-row>
        <table:table-row table:style-name="ro1">
          <table:table-cell office:value-type="float" office:value="0.4649998801" calcext:value-type="float">
            <text:p>0.4649998801</text:p>
          </table:table-cell>
          <table:table-cell office:value-type="float" office:value="0.68790013" calcext:value-type="float">
            <text:p>0.68790013</text:p>
          </table:table-cell>
          <table:table-cell table:number-columns-repeated="8"/>
        </table:table-row>
        <table:table-row table:style-name="ro1">
          <table:table-cell office:value-type="float" office:value="0.343199864" calcext:value-type="float">
            <text:p>0.343199864</text:p>
          </table:table-cell>
          <table:table-cell office:value-type="float" office:value="0.51630017" calcext:value-type="float">
            <text:p>0.51630017</text:p>
          </table:table-cell>
          <table:table-cell table:number-columns-repeated="8"/>
        </table:table-row>
        <table:table-row table:style-name="ro1">
          <table:table-cell office:value-type="float" office:value="0.41760003" calcext:value-type="float">
            <text:p>0.41760003</text:p>
          </table:table-cell>
          <table:table-cell office:value-type="float" office:value="0.48760013" calcext:value-type="float">
            <text:p>0.48760013</text:p>
          </table:table-cell>
          <table:table-cell table:number-columns-repeated="8"/>
        </table:table-row>
        <table:table-row table:style-name="ro1">
          <table:table-cell office:value-type="float" office:value="0.3574000399" calcext:value-type="float">
            <text:p>0.3574000399</text:p>
          </table:table-cell>
          <table:table-cell office:value-type="float" office:value="0.53450036" calcext:value-type="float">
            <text:p>0.53450036</text:p>
          </table:table-cell>
          <table:table-cell table:number-columns-repeated="8"/>
        </table:table-row>
        <table:table-row table:style-name="ro1">
          <table:table-cell office:value-type="float" office:value="0.36159995" calcext:value-type="float">
            <text:p>0.36159995</text:p>
          </table:table-cell>
          <table:table-cell office:value-type="float" office:value="0.57990031" calcext:value-type="float">
            <text:p>0.57990031</text:p>
          </table:table-cell>
          <table:table-cell table:number-columns-repeated="8"/>
        </table:table-row>
        <table:table-row table:style-name="ro1">
          <table:table-cell office:value-type="float" office:value="0.3796998899" calcext:value-type="float">
            <text:p>0.3796998899</text:p>
          </table:table-cell>
          <table:table-cell office:value-type="float" office:value="0.62349984" calcext:value-type="float">
            <text:p>0.62349984</text:p>
          </table:table-cell>
          <table:table-cell table:number-columns-repeated="8"/>
        </table:table-row>
        <table:table-row table:style-name="ro1">
          <table:table-cell office:value-type="float" office:value="0.4573999501" calcext:value-type="float">
            <text:p>0.4573999501</text:p>
          </table:table-cell>
          <table:table-cell office:value-type="float" office:value="0.508000271" calcext:value-type="float">
            <text:p>0.508000271</text:p>
          </table:table-cell>
          <table:table-cell table:number-columns-repeated="8"/>
        </table:table-row>
        <table:table-row table:style-name="ro1">
          <table:table-cell office:value-type="float" office:value="0.43329993" calcext:value-type="float">
            <text:p>0.43329993</text:p>
          </table:table-cell>
          <table:table-cell office:value-type="float" office:value="0.579500271" calcext:value-type="float">
            <text:p>0.579500271</text:p>
          </table:table-cell>
          <table:table-cell table:number-columns-repeated="8"/>
        </table:table-row>
        <table:table-row table:style-name="ro1">
          <table:table-cell office:value-type="float" office:value="0.3648997999" calcext:value-type="float">
            <text:p>0.3648997999</text:p>
          </table:table-cell>
          <table:table-cell office:value-type="float" office:value="0.5026000801" calcext:value-type="float">
            <text:p>0.5026000801</text:p>
          </table:table-cell>
          <table:table-cell table:number-columns-repeated="8"/>
        </table:table-row>
        <table:table-row table:style-name="ro1">
          <table:table-cell office:value-type="float" office:value="0.4155999699" calcext:value-type="float">
            <text:p>0.4155999699</text:p>
          </table:table-cell>
          <table:table-cell office:value-type="float" office:value="0.488000181" calcext:value-type="float">
            <text:p>0.488000181</text:p>
          </table:table-cell>
          <table:table-cell table:number-columns-repeated="8"/>
        </table:table-row>
        <table:table-row table:style-name="ro1">
          <table:table-cell office:value-type="float" office:value="0.3641" calcext:value-type="float">
            <text:p>0.3641</text:p>
          </table:table-cell>
          <table:table-cell office:value-type="float" office:value="0.728600251" calcext:value-type="float">
            <text:p>0.728600251</text:p>
          </table:table-cell>
          <table:table-cell table:number-columns-repeated="8"/>
        </table:table-row>
        <table:table-row table:style-name="ro1">
          <table:table-cell office:value-type="float" office:value="0.41649997" calcext:value-type="float">
            <text:p>0.41649997</text:p>
          </table:table-cell>
          <table:table-cell office:value-type="float" office:value="0.56400035" calcext:value-type="float">
            <text:p>0.56400035</text:p>
          </table:table-cell>
          <table:table-cell table:number-columns-repeated="8"/>
        </table:table-row>
        <table:table-row table:style-name="ro1">
          <table:table-cell office:value-type="float" office:value="0.38070007" calcext:value-type="float">
            <text:p>0.38070007</text:p>
          </table:table-cell>
          <table:table-cell office:value-type="float" office:value="0.52720027" calcext:value-type="float">
            <text:p>0.52720027</text:p>
          </table:table-cell>
          <table:table-cell table:number-columns-repeated="8"/>
        </table:table-row>
        <table:table-row table:style-name="ro1">
          <table:table-cell office:value-type="float" office:value="0.4078001401" calcext:value-type="float">
            <text:p>0.4078001401</text:p>
          </table:table-cell>
          <table:table-cell office:value-type="float" office:value="0.49070017" calcext:value-type="float">
            <text:p>0.49070017</text:p>
          </table:table-cell>
          <table:table-cell table:number-columns-repeated="8"/>
        </table:table-row>
        <table:table-row table:style-name="ro1">
          <table:table-cell office:value-type="float" office:value="0.45760016" calcext:value-type="float">
            <text:p>0.45760016</text:p>
          </table:table-cell>
          <table:table-cell office:value-type="float" office:value="0.45220004" calcext:value-type="float">
            <text:p>0.45220004</text:p>
          </table:table-cell>
          <table:table-cell table:number-columns-repeated="8"/>
        </table:table-row>
        <table:table-row table:style-name="ro1">
          <table:table-cell office:value-type="float" office:value="0.47340022" calcext:value-type="float">
            <text:p>0.47340022</text:p>
          </table:table-cell>
          <table:table-cell office:value-type="float" office:value="0.5230003101" calcext:value-type="float">
            <text:p>0.5230003101</text:p>
          </table:table-cell>
          <table:table-cell table:number-columns-repeated="8"/>
        </table:table-row>
        <table:table-row table:style-name="ro1">
          <table:table-cell office:value-type="float" office:value="0.4452002901" calcext:value-type="float">
            <text:p>0.4452002901</text:p>
          </table:table-cell>
          <table:table-cell office:value-type="float" office:value="0.5127999711" calcext:value-type="float">
            <text:p>0.5127999711</text:p>
          </table:table-cell>
          <table:table-cell table:number-columns-repeated="8"/>
        </table:table-row>
        <table:table-row table:style-name="ro1">
          <table:table-cell office:value-type="float" office:value="0.5671001801" calcext:value-type="float">
            <text:p>0.5671001801</text:p>
          </table:table-cell>
          <table:table-cell office:value-type="float" office:value="0.7140002" calcext:value-type="float">
            <text:p>0.7140002</text:p>
          </table:table-cell>
          <table:table-cell table:number-columns-repeated="8"/>
        </table:table-row>
        <table:table-row table:style-name="ro1">
          <table:table-cell office:value-type="float" office:value="0.54890042" calcext:value-type="float">
            <text:p>0.54890042</text:p>
          </table:table-cell>
          <table:table-cell office:value-type="float" office:value="0.68850006" calcext:value-type="float">
            <text:p>0.68850006</text:p>
          </table:table-cell>
          <table:table-cell table:number-columns-repeated="8"/>
        </table:table-row>
        <table:table-row table:style-name="ro1">
          <table:table-cell office:value-type="float" office:value="0.33180003" calcext:value-type="float">
            <text:p>0.33180003</text:p>
          </table:table-cell>
          <table:table-cell office:value-type="float" office:value="0.51490012" calcext:value-type="float">
            <text:p>0.51490012</text:p>
          </table:table-cell>
          <table:table-cell table:number-columns-repeated="8"/>
        </table:table-row>
        <table:table-row table:style-name="ro1">
          <table:table-cell office:value-type="float" office:value="0.32409997" calcext:value-type="float">
            <text:p>0.32409997</text:p>
          </table:table-cell>
          <table:table-cell office:value-type="float" office:value="0.4880001901" calcext:value-type="float">
            <text:p>0.4880001901</text:p>
          </table:table-cell>
          <table:table-cell table:number-columns-repeated="8"/>
        </table:table-row>
        <table:table-row table:style-name="ro1">
          <table:table-cell office:value-type="float" office:value="0.33859996" calcext:value-type="float">
            <text:p>0.33859996</text:p>
          </table:table-cell>
          <table:table-cell office:value-type="float" office:value="0.56450023" calcext:value-type="float">
            <text:p>0.56450023</text:p>
          </table:table-cell>
          <table:table-cell table:number-columns-repeated="8"/>
        </table:table-row>
        <table:table-row table:style-name="ro1">
          <table:table-cell office:value-type="float" office:value="0.3547998701" calcext:value-type="float">
            <text:p>0.3547998701</text:p>
          </table:table-cell>
          <table:table-cell office:value-type="float" office:value="0.52340027" calcext:value-type="float">
            <text:p>0.52340027</text:p>
          </table:table-cell>
          <table:table-cell table:number-columns-repeated="8"/>
        </table:table-row>
        <table:table-row table:style-name="ro1">
          <table:table-cell office:value-type="float" office:value="0.4175000001" calcext:value-type="float">
            <text:p>0.4175000001</text:p>
          </table:table-cell>
          <table:table-cell office:value-type="float" office:value="0.49550021" calcext:value-type="float">
            <text:p>0.49550021</text:p>
          </table:table-cell>
          <table:table-cell table:number-columns-repeated="8"/>
        </table:table-row>
        <table:table-row table:style-name="ro1">
          <table:table-cell office:value-type="float" office:value="0.38110006" calcext:value-type="float">
            <text:p>0.38110006</text:p>
          </table:table-cell>
          <table:table-cell office:value-type="float" office:value="0.64060034" calcext:value-type="float">
            <text:p>0.64060034</text:p>
          </table:table-cell>
          <table:table-cell table:number-columns-repeated="8"/>
        </table:table-row>
        <table:table-row table:style-name="ro1">
          <table:table-cell office:value-type="float" office:value="0.6079004999" calcext:value-type="float">
            <text:p>0.6079004999</text:p>
          </table:table-cell>
          <table:table-cell office:value-type="float" office:value="0.657100081" calcext:value-type="float">
            <text:p>0.657100081</text:p>
          </table:table-cell>
          <table:table-cell table:number-columns-repeated="8"/>
        </table:table-row>
        <table:table-row table:style-name="ro1">
          <table:table-cell office:value-type="float" office:value="0.53020022" calcext:value-type="float">
            <text:p>0.53020022</text:p>
          </table:table-cell>
          <table:table-cell office:value-type="float" office:value="0.47690018" calcext:value-type="float">
            <text:p>0.47690018</text:p>
          </table:table-cell>
          <table:table-cell table:number-columns-repeated="8"/>
        </table:table-row>
        <table:table-row table:style-name="ro1">
          <table:table-cell office:value-type="float" office:value="0.43920012" calcext:value-type="float">
            <text:p>0.43920012</text:p>
          </table:table-cell>
          <table:table-cell office:value-type="float" office:value="0.59510034" calcext:value-type="float">
            <text:p>0.59510034</text:p>
          </table:table-cell>
          <table:table-cell table:number-columns-repeated="8"/>
        </table:table-row>
        <table:table-row table:style-name="ro1">
          <table:table-cell office:value-type="float" office:value="0.38790018" calcext:value-type="float">
            <text:p>0.38790018</text:p>
          </table:table-cell>
          <table:table-cell office:value-type="float" office:value="0.5649004801" calcext:value-type="float">
            <text:p>0.5649004801</text:p>
          </table:table-cell>
          <table:table-cell table:number-columns-repeated="8"/>
        </table:table-row>
        <table:table-row table:style-name="ro1">
          <table:table-cell office:value-type="float" office:value="0.37379988" calcext:value-type="float">
            <text:p>0.37379988</text:p>
          </table:table-cell>
          <table:table-cell office:value-type="float" office:value="0.516500151" calcext:value-type="float">
            <text:p>0.516500151</text:p>
          </table:table-cell>
          <table:table-cell table:number-columns-repeated="8"/>
        </table:table-row>
        <table:table-row table:style-name="ro1">
          <table:table-cell office:value-type="float" office:value="0.316299802" calcext:value-type="float">
            <text:p>0.316299802</text:p>
          </table:table-cell>
          <table:table-cell office:value-type="float" office:value="0.66140028" calcext:value-type="float">
            <text:p>0.66140028</text:p>
          </table:table-cell>
          <table:table-cell table:number-columns-repeated="8"/>
        </table:table-row>
        <table:table-row table:style-name="ro1">
          <table:table-cell office:value-type="float" office:value="0.3453000599" calcext:value-type="float">
            <text:p>0.3453000599</text:p>
          </table:table-cell>
          <table:table-cell office:value-type="float" office:value="0.746300211" calcext:value-type="float">
            <text:p>0.746300211</text:p>
          </table:table-cell>
          <table:table-cell table:number-columns-repeated="8"/>
        </table:table-row>
        <table:table-row table:style-name="ro1">
          <table:table-cell office:value-type="float" office:value="0.3097000301" calcext:value-type="float">
            <text:p>0.3097000301</text:p>
          </table:table-cell>
          <table:table-cell office:value-type="float" office:value="0.56470005" calcext:value-type="float">
            <text:p>0.56470005</text:p>
          </table:table-cell>
          <table:table-cell table:number-columns-repeated="8"/>
        </table:table-row>
        <table:table-row table:style-name="ro1">
          <table:table-cell office:value-type="float" office:value="0.4030000099" calcext:value-type="float">
            <text:p>0.4030000099</text:p>
          </table:table-cell>
          <table:table-cell office:value-type="float" office:value="0.473100099" calcext:value-type="float">
            <text:p>0.473100099</text:p>
          </table:table-cell>
          <table:table-cell table:number-columns-repeated="8"/>
        </table:table-row>
        <table:table-row table:style-name="ro1">
          <table:table-cell office:value-type="float" office:value="0.3744999199" calcext:value-type="float">
            <text:p>0.3744999199</text:p>
          </table:table-cell>
          <table:table-cell office:value-type="float" office:value="0.4533" calcext:value-type="float">
            <text:p>0.4533</text:p>
          </table:table-cell>
          <table:table-cell table:number-columns-repeated="8"/>
        </table:table-row>
        <table:table-row table:style-name="ro1">
          <table:table-cell office:value-type="float" office:value="0.3655" calcext:value-type="float">
            <text:p>0.3655</text:p>
          </table:table-cell>
          <table:table-cell office:value-type="float" office:value="0.5542999699" calcext:value-type="float">
            <text:p>0.5542999699</text:p>
          </table:table-cell>
          <table:table-cell table:number-columns-repeated="8"/>
        </table:table-row>
        <table:table-row table:style-name="ro1">
          <table:table-cell office:value-type="float" office:value="0.3563999701" calcext:value-type="float">
            <text:p>0.3563999701</text:p>
          </table:table-cell>
          <table:table-cell office:value-type="float" office:value="0.49660001" calcext:value-type="float">
            <text:p>0.49660001</text:p>
          </table:table-cell>
          <table:table-cell table:number-columns-repeated="8"/>
        </table:table-row>
        <table:table-row table:style-name="ro1">
          <table:table-cell office:value-type="float" office:value="0.31490004" calcext:value-type="float">
            <text:p>0.31490004</text:p>
          </table:table-cell>
          <table:table-cell office:value-type="float" office:value="0.4433000701" calcext:value-type="float">
            <text:p>0.4433000701</text:p>
          </table:table-cell>
          <table:table-cell table:number-columns-repeated="8"/>
        </table:table-row>
        <table:table-row table:style-name="ro1">
          <table:table-cell office:value-type="float" office:value="0.3380000299" calcext:value-type="float">
            <text:p>0.3380000299</text:p>
          </table:table-cell>
          <table:table-cell office:value-type="float" office:value="0.49080014" calcext:value-type="float">
            <text:p>0.49080014</text:p>
          </table:table-cell>
          <table:table-cell table:number-columns-repeated="8"/>
        </table:table-row>
        <table:table-row table:style-name="ro1">
          <table:table-cell office:value-type="float" office:value="0.305799974" calcext:value-type="float">
            <text:p>0.305799974</text:p>
          </table:table-cell>
          <table:table-cell office:value-type="float" office:value="0.45540014" calcext:value-type="float">
            <text:p>0.45540014</text:p>
          </table:table-cell>
          <table:table-cell table:number-columns-repeated="8"/>
        </table:table-row>
        <table:table-row table:style-name="ro1">
          <table:table-cell office:value-type="float" office:value="0.32819999" calcext:value-type="float">
            <text:p>0.32819999</text:p>
          </table:table-cell>
          <table:table-cell office:value-type="float" office:value="0.41810014" calcext:value-type="float">
            <text:p>0.41810014</text:p>
          </table:table-cell>
          <table:table-cell table:number-columns-repeated="8"/>
        </table:table-row>
        <table:table-row table:style-name="ro1">
          <table:table-cell office:value-type="float" office:value="0.3443" calcext:value-type="float">
            <text:p>0.3443</text:p>
          </table:table-cell>
          <table:table-cell office:value-type="float" office:value="0.5350002899" calcext:value-type="float">
            <text:p>0.5350002899</text:p>
          </table:table-cell>
          <table:table-cell table:number-columns-repeated="8"/>
        </table:table-row>
        <table:table-row table:style-name="ro1">
          <table:table-cell office:value-type="float" office:value="0.3376999199" calcext:value-type="float">
            <text:p>0.3376999199</text:p>
          </table:table-cell>
          <table:table-cell office:value-type="float" office:value="0.48820004" calcext:value-type="float">
            <text:p>0.48820004</text:p>
          </table:table-cell>
          <table:table-cell table:number-columns-repeated="8"/>
        </table:table-row>
        <table:table-row table:style-name="ro1">
          <table:table-cell office:value-type="float" office:value="0.306099985" calcext:value-type="float">
            <text:p>0.306099985</text:p>
          </table:table-cell>
          <table:table-cell office:value-type="float" office:value="0.43780013" calcext:value-type="float">
            <text:p>0.43780013</text:p>
          </table:table-cell>
          <table:table-cell table:number-columns-repeated="8"/>
        </table:table-row>
        <table:table-row table:style-name="ro1">
          <table:table-cell office:value-type="float" office:value="0.31470003" calcext:value-type="float">
            <text:p>0.31470003</text:p>
          </table:table-cell>
          <table:table-cell office:value-type="float" office:value="0.44590017" calcext:value-type="float">
            <text:p>0.44590017</text:p>
          </table:table-cell>
          <table:table-cell table:number-columns-repeated="8"/>
        </table:table-row>
        <table:table-row table:style-name="ro1">
          <table:table-cell office:value-type="float" office:value="0.3050999419" calcext:value-type="float">
            <text:p>0.3050999419</text:p>
          </table:table-cell>
          <table:table-cell office:value-type="float" office:value="0.4661000999" calcext:value-type="float">
            <text:p>0.4661000999</text:p>
          </table:table-cell>
          <table:table-cell table:number-columns-repeated="8"/>
        </table:table-row>
        <table:table-row table:style-name="ro1">
          <table:table-cell office:value-type="float" office:value="0.297499992" calcext:value-type="float">
            <text:p>0.297499992</text:p>
          </table:table-cell>
          <table:table-cell office:value-type="float" office:value="0.47190011" calcext:value-type="float">
            <text:p>0.47190011</text:p>
          </table:table-cell>
          <table:table-cell table:number-columns-repeated="8"/>
        </table:table-row>
        <table:table-row table:style-name="ro1">
          <table:table-cell office:value-type="float" office:value="0.45429989" calcext:value-type="float">
            <text:p>0.45429989</text:p>
          </table:table-cell>
          <table:table-cell office:value-type="float" office:value="0.4330999099" calcext:value-type="float">
            <text:p>0.4330999099</text:p>
          </table:table-cell>
          <table:table-cell table:number-columns-repeated="8"/>
        </table:table-row>
        <table:table-row table:style-name="ro1">
          <table:table-cell office:value-type="float" office:value="0.31809998" calcext:value-type="float">
            <text:p>0.31809998</text:p>
          </table:table-cell>
          <table:table-cell office:value-type="float" office:value="0.42440005" calcext:value-type="float">
            <text:p>0.42440005</text:p>
          </table:table-cell>
          <table:table-cell table:number-columns-repeated="8"/>
        </table:table-row>
        <table:table-row table:style-name="ro1">
          <table:table-cell office:value-type="float" office:value="0.310100028" calcext:value-type="float">
            <text:p>0.310100028</text:p>
          </table:table-cell>
          <table:table-cell office:value-type="float" office:value="0.4244999999" calcext:value-type="float">
            <text:p>0.4244999999</text:p>
          </table:table-cell>
          <table:table-cell table:number-columns-repeated="8"/>
        </table:table-row>
        <table:table-row table:style-name="ro1">
          <table:table-cell office:value-type="float" office:value="0.4138999401" calcext:value-type="float">
            <text:p>0.4138999401</text:p>
          </table:table-cell>
          <table:table-cell office:value-type="float" office:value="0.4772000799" calcext:value-type="float">
            <text:p>0.4772000799</text:p>
          </table:table-cell>
          <table:table-cell table:number-columns-repeated="8"/>
        </table:table-row>
        <table:table-row table:style-name="ro1">
          <table:table-cell office:value-type="float" office:value="0.3697000401" calcext:value-type="float">
            <text:p>0.3697000401</text:p>
          </table:table-cell>
          <table:table-cell office:value-type="float" office:value="0.511499961" calcext:value-type="float">
            <text:p>0.511499961</text:p>
          </table:table-cell>
          <table:table-cell table:number-columns-repeated="8"/>
        </table:table-row>
        <table:table-row table:style-name="ro1">
          <table:table-cell office:value-type="float" office:value="0.3330001002" calcext:value-type="float">
            <text:p>0.3330001002</text:p>
          </table:table-cell>
          <table:table-cell office:value-type="float" office:value="0.41070008" calcext:value-type="float">
            <text:p>0.41070008</text:p>
          </table:table-cell>
          <table:table-cell table:number-columns-repeated="8"/>
        </table:table-row>
        <table:table-row table:style-name="ro1">
          <table:table-cell office:value-type="float" office:value="0.3636000199" calcext:value-type="float">
            <text:p>0.3636000199</text:p>
          </table:table-cell>
          <table:table-cell office:value-type="float" office:value="0.4071000299" calcext:value-type="float">
            <text:p>0.4071000299</text:p>
          </table:table-cell>
          <table:table-cell table:number-columns-repeated="8"/>
        </table:table-row>
        <table:table-row table:style-name="ro1">
          <table:table-cell office:value-type="float" office:value="0.3255999301" calcext:value-type="float">
            <text:p>0.3255999301</text:p>
          </table:table-cell>
          <table:table-cell office:value-type="float" office:value="0.42660005" calcext:value-type="float">
            <text:p>0.42660005</text:p>
          </table:table-cell>
          <table:table-cell table:number-columns-repeated="8"/>
        </table:table-row>
        <table:table-row table:style-name="ro1">
          <table:table-cell office:value-type="float" office:value="0.307799923" calcext:value-type="float">
            <text:p>0.307799923</text:p>
          </table:table-cell>
          <table:table-cell office:value-type="float" office:value="0.4087001" calcext:value-type="float">
            <text:p>0.4087001</text:p>
          </table:table-cell>
          <table:table-cell table:number-columns-repeated="8"/>
        </table:table-row>
        <table:table-row table:style-name="ro1">
          <table:table-cell office:value-type="float" office:value="0.35889999" calcext:value-type="float">
            <text:p>0.35889999</text:p>
          </table:table-cell>
          <table:table-cell office:value-type="float" office:value="0.4118998499" calcext:value-type="float">
            <text:p>0.4118998499</text:p>
          </table:table-cell>
          <table:table-cell table:number-columns-repeated="8"/>
        </table:table-row>
        <table:table-row table:style-name="ro1">
          <table:table-cell office:value-type="float" office:value="0.3381000602" calcext:value-type="float">
            <text:p>0.3381000602</text:p>
          </table:table-cell>
          <table:table-cell office:value-type="float" office:value="0.40740002" calcext:value-type="float">
            <text:p>0.40740002</text:p>
          </table:table-cell>
          <table:table-cell table:number-columns-repeated="8"/>
        </table:table-row>
        <table:table-row table:style-name="ro1">
          <table:table-cell office:value-type="float" office:value="0.30659996" calcext:value-type="float">
            <text:p>0.30659996</text:p>
          </table:table-cell>
          <table:table-cell office:value-type="float" office:value="0.44459999" calcext:value-type="float">
            <text:p>0.44459999</text:p>
          </table:table-cell>
          <table:table-cell table:number-columns-repeated="8"/>
        </table:table-row>
        <table:table-row table:style-name="ro1">
          <table:table-cell office:value-type="float" office:value="0.31689999" calcext:value-type="float">
            <text:p>0.31689999</text:p>
          </table:table-cell>
          <table:table-cell office:value-type="float" office:value="0.47510017" calcext:value-type="float">
            <text:p>0.47510017</text:p>
          </table:table-cell>
          <table:table-cell table:number-columns-repeated="8"/>
        </table:table-row>
        <table:table-row table:style-name="ro1">
          <table:table-cell office:value-type="float" office:value="0.3229999701" calcext:value-type="float">
            <text:p>0.3229999701</text:p>
          </table:table-cell>
          <table:table-cell office:value-type="float" office:value="0.48260021" calcext:value-type="float">
            <text:p>0.48260021</text:p>
          </table:table-cell>
          <table:table-cell table:number-columns-repeated="8"/>
        </table:table-row>
        <table:table-row table:style-name="ro1">
          <table:table-cell office:value-type="float" office:value="0.3359999901" calcext:value-type="float">
            <text:p>0.3359999901</text:p>
          </table:table-cell>
          <table:table-cell office:value-type="float" office:value="0.6233003799" calcext:value-type="float">
            <text:p>0.6233003799</text:p>
          </table:table-cell>
          <table:table-cell table:number-columns-repeated="8"/>
        </table:table-row>
        <table:table-row table:style-name="ro1">
          <table:table-cell office:value-type="float" office:value="0.308300038" calcext:value-type="float">
            <text:p>0.308300038</text:p>
          </table:table-cell>
          <table:table-cell office:value-type="float" office:value="0.47460005" calcext:value-type="float">
            <text:p>0.47460005</text:p>
          </table:table-cell>
          <table:table-cell table:number-columns-repeated="8"/>
        </table:table-row>
        <table:table-row table:style-name="ro1">
          <table:table-cell office:value-type="float" office:value="0.3544999101" calcext:value-type="float">
            <text:p>0.3544999101</text:p>
          </table:table-cell>
          <table:table-cell office:value-type="float" office:value="0.4264001699" calcext:value-type="float">
            <text:p>0.4264001699</text:p>
          </table:table-cell>
          <table:table-cell table:number-columns-repeated="8"/>
        </table:table-row>
        <table:table-row table:style-name="ro1">
          <table:table-cell office:value-type="float" office:value="0.3892999899" calcext:value-type="float">
            <text:p>0.3892999899</text:p>
          </table:table-cell>
          <table:table-cell office:value-type="float" office:value="0.44510003" calcext:value-type="float">
            <text:p>0.44510003</text:p>
          </table:table-cell>
          <table:table-cell table:number-columns-repeated="8"/>
        </table:table-row>
        <table:table-row table:style-name="ro1">
          <table:table-cell office:value-type="float" office:value="0.3475999502" calcext:value-type="float">
            <text:p>0.3475999502</text:p>
          </table:table-cell>
          <table:table-cell office:value-type="float" office:value="0.4325999999" calcext:value-type="float">
            <text:p>0.4325999999</text:p>
          </table:table-cell>
          <table:table-cell table:number-columns-repeated="8"/>
        </table:table-row>
        <table:table-row table:style-name="ro1">
          <table:table-cell office:value-type="float" office:value="0.3205000201" calcext:value-type="float">
            <text:p>0.3205000201</text:p>
          </table:table-cell>
          <table:table-cell office:value-type="float" office:value="0.418100165" calcext:value-type="float">
            <text:p>0.418100165</text:p>
          </table:table-cell>
          <table:table-cell table:number-columns-repeated="8"/>
        </table:table-row>
        <table:table-row table:style-name="ro1">
          <table:table-cell office:value-type="float" office:value="0.3466999801" calcext:value-type="float">
            <text:p>0.3466999801</text:p>
          </table:table-cell>
          <table:table-cell office:value-type="float" office:value="0.41299999" calcext:value-type="float">
            <text:p>0.41299999</text:p>
          </table:table-cell>
          <table:table-cell table:number-columns-repeated="8"/>
        </table:table-row>
        <table:table-row table:style-name="ro1">
          <table:table-cell office:value-type="float" office:value="0.3329" calcext:value-type="float">
            <text:p>0.3329</text:p>
          </table:table-cell>
          <table:table-cell office:value-type="float" office:value="0.41460006" calcext:value-type="float">
            <text:p>0.41460006</text:p>
          </table:table-cell>
          <table:table-cell table:number-columns-repeated="8"/>
        </table:table-row>
        <table:table-row table:style-name="ro1">
          <table:table-cell office:value-type="float" office:value="0.302000019" calcext:value-type="float">
            <text:p>0.302000019</text:p>
          </table:table-cell>
          <table:table-cell office:value-type="float" office:value="0.412600113" calcext:value-type="float">
            <text:p>0.412600113</text:p>
          </table:table-cell>
          <table:table-cell table:number-columns-repeated="8"/>
        </table:table-row>
        <table:table-row table:style-name="ro1">
          <table:table-cell office:value-type="float" office:value="0.3294999402" calcext:value-type="float">
            <text:p>0.3294999402</text:p>
          </table:table-cell>
          <table:table-cell office:value-type="float" office:value="0.46690008" calcext:value-type="float">
            <text:p>0.46690008</text:p>
          </table:table-cell>
          <table:table-cell table:number-columns-repeated="8"/>
        </table:table-row>
        <table:table-row table:style-name="ro1">
          <table:table-cell office:value-type="float" office:value="0.3729998799" calcext:value-type="float">
            <text:p>0.3729998799</text:p>
          </table:table-cell>
          <table:table-cell office:value-type="float" office:value="0.4438000302" calcext:value-type="float">
            <text:p>0.4438000302</text:p>
          </table:table-cell>
          <table:table-cell table:number-columns-repeated="8"/>
        </table:table-row>
        <table:table-row table:style-name="ro1">
          <table:table-cell office:value-type="float" office:value="0.3131998399" calcext:value-type="float">
            <text:p>0.3131998399</text:p>
          </table:table-cell>
          <table:table-cell office:value-type="float" office:value="0.5953004201" calcext:value-type="float">
            <text:p>0.5953004201</text:p>
          </table:table-cell>
          <table:table-cell table:number-columns-repeated="8"/>
        </table:table-row>
        <table:table-row table:style-name="ro1">
          <table:table-cell office:value-type="float" office:value="0.30629997" calcext:value-type="float">
            <text:p>0.30629997</text:p>
          </table:table-cell>
          <table:table-cell office:value-type="float" office:value="0.41869999" calcext:value-type="float">
            <text:p>0.41869999</text:p>
          </table:table-cell>
          <table:table-cell table:number-columns-repeated="8"/>
        </table:table-row>
        <table:table-row table:style-name="ro1">
          <table:table-cell office:value-type="float" office:value="0.44279996" calcext:value-type="float">
            <text:p>0.44279996</text:p>
          </table:table-cell>
          <table:table-cell office:value-type="float" office:value="0.44790014" calcext:value-type="float">
            <text:p>0.44790014</text:p>
          </table:table-cell>
          <table:table-cell table:number-columns-repeated="8"/>
        </table:table-row>
        <table:table-row table:style-name="ro1">
          <table:table-cell office:value-type="float" office:value="0.31279996" calcext:value-type="float">
            <text:p>0.31279996</text:p>
          </table:table-cell>
          <table:table-cell office:value-type="float" office:value="0.48640004" calcext:value-type="float">
            <text:p>0.48640004</text:p>
          </table:table-cell>
          <table:table-cell table:number-columns-repeated="8"/>
        </table:table-row>
        <table:table-row table:style-name="ro1">
          <table:table-cell office:value-type="float" office:value="0.3598999399" calcext:value-type="float">
            <text:p>0.3598999399</text:p>
          </table:table-cell>
          <table:table-cell office:value-type="float" office:value="0.47580001" calcext:value-type="float">
            <text:p>0.47580001</text:p>
          </table:table-cell>
          <table:table-cell table:number-columns-repeated="8"/>
        </table:table-row>
        <table:table-row table:style-name="ro1">
          <table:table-cell office:value-type="float" office:value="0.3123999399" calcext:value-type="float">
            <text:p>0.3123999399</text:p>
          </table:table-cell>
          <table:table-cell office:value-type="float" office:value="0.5142999501" calcext:value-type="float">
            <text:p>0.5142999501</text:p>
          </table:table-cell>
          <table:table-cell table:number-columns-repeated="8"/>
        </table:table-row>
        <table:table-row table:style-name="ro1">
          <table:table-cell office:value-type="float" office:value="0.31459996" calcext:value-type="float">
            <text:p>0.31459996</text:p>
          </table:table-cell>
          <table:table-cell office:value-type="float" office:value="0.41489993" calcext:value-type="float">
            <text:p>0.41489993</text:p>
          </table:table-cell>
          <table:table-cell table:number-columns-repeated="8"/>
        </table:table-row>
        <table:table-row table:style-name="ro1">
          <table:table-cell office:value-type="float" office:value="0.301100056" calcext:value-type="float">
            <text:p>0.301100056</text:p>
          </table:table-cell>
          <table:table-cell office:value-type="float" office:value="0.412200061" calcext:value-type="float">
            <text:p>0.412200061</text:p>
          </table:table-cell>
          <table:table-cell table:number-columns-repeated="8"/>
        </table:table-row>
        <table:table-row table:style-name="ro1">
          <table:table-cell office:value-type="float" office:value="0.3285999299" calcext:value-type="float">
            <text:p>0.3285999299</text:p>
          </table:table-cell>
          <table:table-cell office:value-type="float" office:value="0.41740012" calcext:value-type="float">
            <text:p>0.41740012</text:p>
          </table:table-cell>
          <table:table-cell table:number-columns-repeated="8"/>
        </table:table-row>
        <table:table-row table:style-name="ro1">
          <table:table-cell office:value-type="float" office:value="0.34810003" calcext:value-type="float">
            <text:p>0.34810003</text:p>
          </table:table-cell>
          <table:table-cell office:value-type="float" office:value="0.493000001" calcext:value-type="float">
            <text:p>0.493000001</text:p>
          </table:table-cell>
          <table:table-cell table:number-columns-repeated="8"/>
        </table:table-row>
        <table:table-row table:style-name="ro1" table:number-rows-repeated="104827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nowflake Test 1" table:style-name="ta1">
        <table:shapes>
          <draw:frame draw:z-index="0" draw:style-name="gr1" draw:text-style-name="P1" svg:width="15.999cm" svg:height="8.999cm" svg:x="27.237cm" svg:y="8.592cm">
            <draw:object draw:notify-on-update-of-ranges="'Snowflake Test 1'.I33:'Snowflake Test 1'.J33 'Snowflake Test 1'.I34:'Snowflake Test 1'.J34 'Snowflake Test 1'.I32:'Snowflake Test 1'.J32 'Snowflake Test 1'.I35:'Snowflake Test 1'.J35 'Snowflake Test 1'.I36:'Snowflake Test 1'.J36 'Snowflake Test 1'.I37:'Snowflake Test 1'.J3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8" table:default-cell-style-name="ce9"/>
        <table:table-column table:style-name="co2" table:default-cell-style-name="ce2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otal USG(msec)</text:p>
          </table:table-cell>
          <table:table-cell office:value-type="string" calcext:value-type="string">
            <text:p>Total(msec)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Standard Error</text:p>
          </table:table-cell>
          <table:table-cell/>
          <table:table-cell office:value-type="string" calcext:value-type="string">
            <text:p>Median</text:p>
          </table:table-cell>
        </table:table-row>
        <table:table-row table:style-name="ro1">
          <table:table-cell office:value-type="float" office:value="0.500900101" calcext:value-type="float">
            <text:p>0.500900101</text:p>
          </table:table-cell>
          <table:table-cell office:value-type="float" office:value="0.83980031" calcext:value-type="float">
            <text:p>0.83980031</text:p>
          </table:table-cell>
          <table:table-cell/>
          <table:table-cell table:style-name="ce1" office:value-type="string" calcext:value-type="string">
            <text:p>USG:</text:p>
          </table:table-cell>
          <table:table-cell table:style-name="ce1" table:formula="of:=AVERAGE([.A2:.A301])" office:value-type="float" office:value="0.577237141148333" calcext:value-type="float">
            <text:p>0.577237141148333</text:p>
          </table:table-cell>
          <table:table-cell table:style-name="ce1" table:formula="of:=VAR([.A2:.A301])" office:value-type="float" office:value="0.032292152889301" calcext:value-type="float">
            <text:p>0.032292152889301</text:p>
          </table:table-cell>
          <table:table-cell table:style-name="ce1" table:formula="of:=STDEVP([.A2:.A301])" office:value-type="float" office:value="0.179400424692" calcext:value-type="float">
            <text:p>0.179400424692</text:p>
          </table:table-cell>
          <table:table-cell table:style-name="ce5" table:formula="of:=([.G2])/(SQRT(COUNT([.A2:.A301])))" office:value-type="float" office:value="0.0103576883488659" calcext:value-type="float">
            <text:p>0.010357688348866</text:p>
          </table:table-cell>
          <table:table-cell/>
          <table:table-cell table:formula="of:=MEDIAN([.A2:.A301])" office:value-type="float" office:value="0.52820016" calcext:value-type="float">
            <text:p>0.52820016</text:p>
          </table:table-cell>
        </table:table-row>
        <table:table-row table:style-name="ro1">
          <table:table-cell office:value-type="float" office:value="0.558000041" calcext:value-type="float">
            <text:p>0.558000041</text:p>
          </table:table-cell>
          <table:table-cell office:value-type="float" office:value="0.45570013" calcext:value-type="float">
            <text:p>0.45570013</text:p>
          </table:table-cell>
          <table:table-cell/>
          <table:table-cell table:style-name="ce2" office:value-type="string" calcext:value-type="string">
            <text:p>HLSL:</text:p>
          </table:table-cell>
          <table:table-cell table:style-name="ce2" table:formula="of:=AVERAGE([.B2:.B301])" office:value-type="float" office:value="0.600266517885001" calcext:value-type="float">
            <text:p>0.600266517885001</text:p>
          </table:table-cell>
          <table:table-cell table:style-name="ce2" table:formula="of:=VAR([.B1:.B301])" office:value-type="float" office:value="0.0226134503381726" calcext:value-type="float">
            <text:p>0.022613450338173</text:p>
          </table:table-cell>
          <table:table-cell table:style-name="ce2" table:formula="of:=STDEVP([.B1:.B301])" office:value-type="float" office:value="0.150126853595147" calcext:value-type="float">
            <text:p>0.150126853595147</text:p>
          </table:table-cell>
          <table:table-cell table:style-name="ce2" table:formula="of:=([.G3])/(SQRT(COUNT([.B2:.B301])))" office:value-type="float" office:value="0.00866757793357495" calcext:value-type="float">
            <text:p>0.008667577933575</text:p>
          </table:table-cell>
          <table:table-cell/>
          <table:table-cell table:formula="of:=MEDIAN([.B2:.B301])" office:value-type="float" office:value="0.582600185" calcext:value-type="float">
            <text:p>0.582600185</text:p>
          </table:table-cell>
        </table:table-row>
        <table:table-row table:style-name="ro1">
          <table:table-cell office:value-type="float" office:value="0.5557005" calcext:value-type="float">
            <text:p>0.5557005</text:p>
          </table:table-cell>
          <table:table-cell office:value-type="float" office:value="0.62420008" calcext:value-type="float">
            <text:p>0.62420008</text:p>
          </table:table-cell>
          <table:table-cell table:number-columns-repeated="8"/>
        </table:table-row>
        <table:table-row table:style-name="ro1">
          <table:table-cell office:value-type="float" office:value="0.467700271" calcext:value-type="float">
            <text:p>0.467700271</text:p>
          </table:table-cell>
          <table:table-cell office:value-type="float" office:value="0.48090012" calcext:value-type="float">
            <text:p>0.48090012</text:p>
          </table:table-cell>
          <table:table-cell table:number-columns-repeated="2"/>
          <table:table-cell office:value-type="string" calcext:value-type="string">
            <text:p>Variance diff: </text:p>
          </table:table-cell>
          <table:table-cell table:formula="of:=([.F2])/([.F3])" office:value-type="float" office:value="1.42800644777282" calcext:value-type="float">
            <text:p>1.42800644777282</text:p>
          </table:table-cell>
          <table:table-cell table:number-columns-repeated="4"/>
        </table:table-row>
        <table:table-row table:style-name="ro1">
          <table:table-cell office:value-type="float" office:value="0.582500301" calcext:value-type="float">
            <text:p>0.582500301</text:p>
          </table:table-cell>
          <table:table-cell office:value-type="float" office:value="0.548300281" calcext:value-type="float">
            <text:p>0.548300281</text:p>
          </table:table-cell>
          <table:table-cell table:number-columns-repeated="3"/>
          <table:table-cell table:style-name="ce2" office:value-type="string" calcext:value-type="string">
            <text:p>½ &gt; x &lt; 2 = true</text:p>
          </table:table-cell>
          <table:table-cell table:number-columns-repeated="4"/>
        </table:table-row>
        <table:table-row table:style-name="ro1">
          <table:table-cell office:value-type="float" office:value="0.475500231" calcext:value-type="float">
            <text:p>0.475500231</text:p>
          </table:table-cell>
          <table:table-cell office:value-type="float" office:value="0.536800072" calcext:value-type="float">
            <text:p>0.536800072</text:p>
          </table:table-cell>
          <table:table-cell table:number-columns-repeated="8"/>
        </table:table-row>
        <table:table-row table:style-name="ro1">
          <table:table-cell office:value-type="float" office:value="1.24560065" calcext:value-type="float">
            <text:p>1.24560065</text:p>
          </table:table-cell>
          <table:table-cell office:value-type="float" office:value="0.60990019" calcext:value-type="float">
            <text:p>0.60990019</text:p>
          </table:table-cell>
          <table:table-cell table:number-columns-repeated="8"/>
        </table:table-row>
        <table:table-row table:style-name="ro1">
          <table:table-cell office:value-type="float" office:value="0.612099881" calcext:value-type="float">
            <text:p>0.612099881</text:p>
          </table:table-cell>
          <table:table-cell office:value-type="float" office:value="0.4683000899" calcext:value-type="float">
            <text:p>0.4683000899</text:p>
          </table:table-cell>
          <table:table-cell table:number-columns-repeated="2"/>
          <table:table-cell office:value-type="string" calcext:value-type="string">
            <text:p>Pooled Standard Deviation</text:p>
          </table:table-cell>
          <table:table-cell table:formula="of:=AVERAGE([.G2:.G3])" office:value-type="float" office:value="0.164763639143574" calcext:value-type="float">
            <text:p>0.164763639143574</text:p>
          </table:table-cell>
          <table:table-cell table:number-columns-repeated="4"/>
        </table:table-row>
        <table:table-row table:style-name="ro1">
          <table:table-cell office:value-type="float" office:value="1.51660013" calcext:value-type="float">
            <text:p>1.51660013</text:p>
          </table:table-cell>
          <table:table-cell office:value-type="float" office:value="0.557600129" calcext:value-type="float">
            <text:p>0.557600129</text:p>
          </table:table-cell>
          <table:table-cell table:number-columns-repeated="8"/>
        </table:table-row>
        <table:table-row table:style-name="ro1">
          <table:table-cell office:value-type="float" office:value="0.552799981" calcext:value-type="float">
            <text:p>0.552799981</text:p>
          </table:table-cell>
          <table:table-cell office:value-type="float" office:value="0.444600069" calcext:value-type="float">
            <text:p>0.444600069</text:p>
          </table:table-cell>
          <table:table-cell table:number-columns-repeated="8"/>
        </table:table-row>
        <table:table-row table:style-name="ro1">
          <table:table-cell office:value-type="float" office:value="0.94820037" calcext:value-type="float">
            <text:p>0.94820037</text:p>
          </table:table-cell>
          <table:table-cell office:value-type="float" office:value="0.56770014" calcext:value-type="float">
            <text:p>0.56770014</text:p>
          </table:table-cell>
          <table:table-cell table:number-columns-repeated="8"/>
        </table:table-row>
        <table:table-row table:style-name="ro1">
          <table:table-cell office:value-type="float" office:value="0.453500062" calcext:value-type="float">
            <text:p>0.453500062</text:p>
          </table:table-cell>
          <table:table-cell office:value-type="float" office:value="0.385200152" calcext:value-type="float">
            <text:p>0.385200152</text:p>
          </table:table-cell>
          <table:table-cell table:number-columns-repeated="8"/>
        </table:table-row>
        <table:table-row table:style-name="ro1">
          <table:table-cell office:value-type="float" office:value="0.52910016" calcext:value-type="float">
            <text:p>0.52910016</text:p>
          </table:table-cell>
          <table:table-cell office:value-type="float" office:value="0.606500081" calcext:value-type="float">
            <text:p>0.606500081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style-name="ce4" table:formula="of:=([.E2] -[.E3])/([.F9]*SQRT(2/300))" office:value-type="float" office:value="-1.71185288187285" calcext:value-type="float">
            <text:p>-1.71185288187285</text:p>
          </table:table-cell>
          <table:table-cell table:number-columns-repeated="4"/>
        </table:table-row>
        <table:table-row table:style-name="ro1">
          <table:table-cell office:value-type="float" office:value="0.401200121" calcext:value-type="float">
            <text:p>0.401200121</text:p>
          </table:table-cell>
          <table:table-cell office:value-type="float" office:value="0.62490039" calcext:value-type="float">
            <text:p>0.62490039</text:p>
          </table:table-cell>
          <table:table-cell table:number-columns-repeated="8"/>
        </table:table-row>
        <table:table-row table:style-name="ro1">
          <table:table-cell office:value-type="float" office:value="0.498199881" calcext:value-type="float">
            <text:p>0.498199881</text:p>
          </table:table-cell>
          <table:table-cell office:value-type="float" office:value="0.4816001591" calcext:value-type="float">
            <text:p>0.4816001591</text:p>
          </table:table-cell>
          <table:table-cell table:number-columns-repeated="8"/>
        </table:table-row>
        <table:table-row table:style-name="ro1">
          <table:table-cell office:value-type="float" office:value="0.594600351" calcext:value-type="float">
            <text:p>0.594600351</text:p>
          </table:table-cell>
          <table:table-cell office:value-type="float" office:value="0.5171000401" calcext:value-type="float">
            <text:p>0.5171000401</text:p>
          </table:table-cell>
          <table:table-cell table:number-columns-repeated="8"/>
        </table:table-row>
        <table:table-row table:style-name="ro1">
          <table:table-cell office:value-type="float" office:value="0.52990016" calcext:value-type="float">
            <text:p>0.52990016</text:p>
          </table:table-cell>
          <table:table-cell office:value-type="float" office:value="0.473600072" calcext:value-type="float">
            <text:p>0.473600072</text:p>
          </table:table-cell>
          <table:table-cell table:number-columns-repeated="8"/>
        </table:table-row>
        <table:table-row table:style-name="ro1">
          <table:table-cell office:value-type="float" office:value="0.4227001021" calcext:value-type="float">
            <text:p>0.4227001021</text:p>
          </table:table-cell>
          <table:table-cell office:value-type="float" office:value="0.50780014" calcext:value-type="float">
            <text:p>0.50780014</text:p>
          </table:table-cell>
          <table:table-cell table:number-columns-repeated="8"/>
        </table:table-row>
        <table:table-row table:style-name="ro1">
          <table:table-cell office:value-type="float" office:value="0.622600271" calcext:value-type="float">
            <text:p>0.622600271</text:p>
          </table:table-cell>
          <table:table-cell office:value-type="float" office:value="0.45220013" calcext:value-type="float">
            <text:p>0.45220013</text:p>
          </table:table-cell>
          <table:table-cell table:number-columns-repeated="8"/>
        </table:table-row>
        <table:table-row table:style-name="ro1">
          <table:table-cell office:value-type="float" office:value="0.711000141" calcext:value-type="float">
            <text:p>0.711000141</text:p>
          </table:table-cell>
          <table:table-cell office:value-type="float" office:value="0.49849999" calcext:value-type="float">
            <text:p>0.49849999</text:p>
          </table:table-cell>
          <table:table-cell table:number-columns-repeated="8"/>
        </table:table-row>
        <table:table-row table:style-name="ro1">
          <table:table-cell office:value-type="float" office:value="0.4479002601" calcext:value-type="float">
            <text:p>0.4479002601</text:p>
          </table:table-cell>
          <table:table-cell office:value-type="float" office:value="0.551500351" calcext:value-type="float">
            <text:p>0.551500351</text:p>
          </table:table-cell>
          <table:table-cell table:number-columns-repeated="8"/>
        </table:table-row>
        <table:table-row table:style-name="ro1">
          <table:table-cell office:value-type="float" office:value="0.507599911" calcext:value-type="float">
            <text:p>0.507599911</text:p>
          </table:table-cell>
          <table:table-cell office:value-type="float" office:value="0.613100361" calcext:value-type="float">
            <text:p>0.613100361</text:p>
          </table:table-cell>
          <table:table-cell table:number-columns-repeated="6"/>
          <table:table-cell table:style-name="ce6" office:value-type="string" calcext:value-type="string">
            <text:p>HLSL</text:p>
          </table:table-cell>
          <table:table-cell table:style-name="ce7" office:value-type="string" calcext:value-type="string">
            <text:p>USG</text:p>
          </table:table-cell>
        </table:table-row>
        <table:table-row table:style-name="ro1">
          <table:table-cell office:value-type="float" office:value="0.3978998712" calcext:value-type="float">
            <text:p>0.3978998712</text:p>
          </table:table-cell>
          <table:table-cell office:value-type="float" office:value="0.457699991" calcext:value-type="float">
            <text:p>0.457699991</text:p>
          </table:table-cell>
          <table:table-cell table:number-columns-repeated="5"/>
          <table:table-cell office:value-type="string" calcext:value-type="string">
            <text:p>MAX</text:p>
          </table:table-cell>
          <table:table-cell table:style-name="ce6" table:formula="of:=MAX([.B2:.B301])" office:value-type="float" office:value="1.50850007" calcext:value-type="float">
            <text:p>1.50850007</text:p>
          </table:table-cell>
          <table:table-cell table:style-name="ce7" table:formula="of:=MAX([.A2:.A301])" office:value-type="float" office:value="1.58550105" calcext:value-type="float">
            <text:p>1.58550105</text:p>
          </table:table-cell>
        </table:table-row>
        <table:table-row table:style-name="ro1">
          <table:table-cell office:value-type="float" office:value="0.49339988" calcext:value-type="float">
            <text:p>0.49339988</text:p>
          </table:table-cell>
          <table:table-cell office:value-type="float" office:value="0.5564004" calcext:value-type="float">
            <text:p>0.5564004</text:p>
          </table:table-cell>
          <table:table-cell table:number-columns-repeated="5"/>
          <table:table-cell office:value-type="string" calcext:value-type="string">
            <text:p>UPPER</text:p>
          </table:table-cell>
          <table:table-cell table:style-name="ce6" table:formula="of:=QUARTILE([.B2:.B301];3)" office:value-type="float" office:value="0.647775312575" calcext:value-type="float">
            <text:p>0.647775312575</text:p>
          </table:table-cell>
          <table:table-cell table:style-name="ce7" table:formula="of:=QUARTILE([.A2:.A301];3)" office:value-type="float" office:value="0.620200125" calcext:value-type="float">
            <text:p>0.620200125</text:p>
          </table:table-cell>
        </table:table-row>
        <table:table-row table:style-name="ro1">
          <table:table-cell office:value-type="float" office:value="0.405699991" calcext:value-type="float">
            <text:p>0.405699991</text:p>
          </table:table-cell>
          <table:table-cell office:value-type="float" office:value="0.45910004" calcext:value-type="float">
            <text:p>0.45910004</text:p>
          </table:table-cell>
          <table:table-cell table:number-columns-repeated="5"/>
          <table:table-cell office:value-type="string" calcext:value-type="string">
            <text:p>MEDIAN</text:p>
          </table:table-cell>
          <table:table-cell table:style-name="ce6" table:formula="of:=MEDIAN([.B2:.B301])" office:value-type="float" office:value="0.582600185" calcext:value-type="float">
            <text:p>0.582600185</text:p>
          </table:table-cell>
          <table:table-cell table:style-name="ce7" table:formula="of:=MEDIAN([.A2:.A301])" office:value-type="float" office:value="0.52820016" calcext:value-type="float">
            <text:p>0.52820016</text:p>
          </table:table-cell>
        </table:table-row>
        <table:table-row table:style-name="ro1">
          <table:table-cell office:value-type="float" office:value="0.504700001" calcext:value-type="float">
            <text:p>0.504700001</text:p>
          </table:table-cell>
          <table:table-cell office:value-type="float" office:value="0.567900371" calcext:value-type="float">
            <text:p>0.567900371</text:p>
          </table:table-cell>
          <table:table-cell table:number-columns-repeated="5"/>
          <table:table-cell office:value-type="string" calcext:value-type="string">
            <text:p>LOWER</text:p>
          </table:table-cell>
          <table:table-cell table:style-name="ce6" table:formula="of:=QUARTILE([.B2:.B301];1)" office:value-type="float" office:value="0.4906001545" calcext:value-type="float">
            <text:p>0.4906001545</text:p>
          </table:table-cell>
          <table:table-cell table:style-name="ce7" table:formula="of:=QUARTILE([.A2:.A301];1)" office:value-type="float" office:value="0.4704250925" calcext:value-type="float">
            <text:p>0.4704250925</text:p>
          </table:table-cell>
        </table:table-row>
        <table:table-row table:style-name="ro1">
          <table:table-cell office:value-type="float" office:value="0.39820009" calcext:value-type="float">
            <text:p>0.39820009</text:p>
          </table:table-cell>
          <table:table-cell office:value-type="float" office:value="0.6471003001" calcext:value-type="float">
            <text:p>0.6471003001</text:p>
          </table:table-cell>
          <table:table-cell table:number-columns-repeated="5"/>
          <table:table-cell office:value-type="string" calcext:value-type="string">
            <text:p>MIN</text:p>
          </table:table-cell>
          <table:table-cell table:style-name="ce6" table:formula="of:=MIN([.B2:.B301])" office:value-type="float" office:value="0.381999941" calcext:value-type="float">
            <text:p>0.381999941</text:p>
          </table:table-cell>
          <table:table-cell table:style-name="ce7" table:formula="of:=MIN([.A2:.A301])" office:value-type="float" office:value="0.365700031" calcext:value-type="float">
            <text:p>0.365700031</text:p>
          </table:table-cell>
        </table:table-row>
        <table:table-row table:style-name="ro1">
          <table:table-cell office:value-type="float" office:value="0.501500172" calcext:value-type="float">
            <text:p>0.501500172</text:p>
          </table:table-cell>
          <table:table-cell office:value-type="float" office:value="0.45150003" calcext:value-type="float">
            <text:p>0.45150003</text:p>
          </table:table-cell>
          <table:table-cell table:number-columns-repeated="8"/>
        </table:table-row>
        <table:table-row table:style-name="ro1">
          <table:table-cell office:value-type="float" office:value="0.439200151" calcext:value-type="float">
            <text:p>0.439200151</text:p>
          </table:table-cell>
          <table:table-cell office:value-type="float" office:value="0.5790002701" calcext:value-type="float">
            <text:p>0.5790002701</text:p>
          </table:table-cell>
          <table:table-cell table:number-columns-repeated="8"/>
        </table:table-row>
        <table:table-row table:style-name="ro1">
          <table:table-cell office:value-type="float" office:value="0.481500171" calcext:value-type="float">
            <text:p>0.481500171</text:p>
          </table:table-cell>
          <table:table-cell office:value-type="float" office:value="0.381999941" calcext:value-type="float">
            <text:p>0.381999941</text:p>
          </table:table-cell>
          <table:table-cell table:number-columns-repeated="5"/>
          <table:table-cell office:value-type="string" calcext:value-type="string">
            <text:p>DIF</text:p>
          </table:table-cell>
          <table:table-cell table:style-name="ce2"/>
          <table:table-cell table:style-name="ce7"/>
        </table:table-row>
        <table:table-row table:style-name="ro1">
          <table:table-cell office:value-type="float" office:value="0.429600011" calcext:value-type="float">
            <text:p>0.429600011</text:p>
          </table:table-cell>
          <table:table-cell office:value-type="float" office:value="0.55240031" calcext:value-type="float">
            <text:p>0.55240031</text:p>
          </table:table-cell>
          <table:table-cell table:number-columns-repeated="5"/>
          <table:table-cell office:value-type="string" calcext:value-type="string">
            <text:p>Q1 – MIN</text:p>
          </table:table-cell>
          <table:table-cell table:style-name="ce2" table:formula="of:=[.I27]-[.I28]" office:value-type="float" office:value="0.1086002135" calcext:value-type="float">
            <text:p>0.1086002135</text:p>
          </table:table-cell>
          <table:table-cell table:style-name="ce7" table:formula="of:=[.J27]-[.J28]" office:value-type="float" office:value="0.1047250615" calcext:value-type="float">
            <text:p>0.1047250615</text:p>
          </table:table-cell>
        </table:table-row>
        <table:table-row table:style-name="ro1">
          <table:table-cell office:value-type="float" office:value="0.64300009" calcext:value-type="float">
            <text:p>0.64300009</text:p>
          </table:table-cell>
          <table:table-cell office:value-type="float" office:value="0.458999951" calcext:value-type="float">
            <text:p>0.458999951</text:p>
          </table:table-cell>
          <table:table-cell table:number-columns-repeated="6"/>
          <table:table-cell office:value-type="string" calcext:value-type="string">
            <text:p>HLSL</text:p>
          </table:table-cell>
          <table:table-cell office:value-type="string" calcext:value-type="string">
            <text:p>USG</text:p>
          </table:table-cell>
        </table:table-row>
        <table:table-row table:style-name="ro1">
          <table:table-cell office:value-type="float" office:value="0.4771001101" calcext:value-type="float">
            <text:p>0.4771001101</text:p>
          </table:table-cell>
          <table:table-cell office:value-type="float" office:value="0.55360015" calcext:value-type="float">
            <text:p>0.55360015</text:p>
          </table:table-cell>
          <table:table-cell table:number-columns-repeated="5"/>
          <table:table-cell office:value-type="string" calcext:value-type="string">
            <text:p>Q1</text:p>
          </table:table-cell>
          <table:table-cell table:style-name="ce2" table:formula="of:=[.I27]" office:value-type="float" office:value="0.4906001545" calcext:value-type="float">
            <text:p>0.4906001545</text:p>
          </table:table-cell>
          <table:table-cell table:style-name="ce7" table:formula="of:=[.J27]" office:value-type="float" office:value="0.4704250925" calcext:value-type="float">
            <text:p>0.4704250925</text:p>
          </table:table-cell>
        </table:table-row>
        <table:table-row table:style-name="ro1">
          <table:table-cell office:value-type="float" office:value="1.24010031" calcext:value-type="float">
            <text:p>1.24010031</text:p>
          </table:table-cell>
          <table:table-cell office:value-type="float" office:value="0.62500041" calcext:value-type="float">
            <text:p>0.62500041</text:p>
          </table:table-cell>
          <table:table-cell table:number-columns-repeated="5"/>
          <table:table-cell office:value-type="string" calcext:value-type="string">
            <text:p>MED – Q1</text:p>
          </table:table-cell>
          <table:table-cell table:style-name="ce2" table:formula="of:=[.I26]-[.I27]" office:value-type="float" office:value="0.0920000304999999" calcext:value-type="float">
            <text:p>0.0920000305</text:p>
          </table:table-cell>
          <table:table-cell table:style-name="ce7" table:formula="of:=[.J26]-[.J27]" office:value-type="float" office:value="0.0577750675000001" calcext:value-type="float">
            <text:p>0.0577750675</text:p>
          </table:table-cell>
        </table:table-row>
        <table:table-row table:style-name="ro1">
          <table:table-cell office:value-type="float" office:value="0.739399951" calcext:value-type="float">
            <text:p>0.739399951</text:p>
          </table:table-cell>
          <table:table-cell office:value-type="float" office:value="0.58680032" calcext:value-type="float">
            <text:p>0.58680032</text:p>
          </table:table-cell>
          <table:table-cell table:number-columns-repeated="5"/>
          <table:table-cell office:value-type="string" calcext:value-type="string">
            <text:p>Q3 – MED</text:p>
          </table:table-cell>
          <table:table-cell table:style-name="ce2" table:formula="of:=[.I25]-[.I26]" office:value-type="float" office:value="0.065175127575" calcext:value-type="float">
            <text:p>0.065175127575</text:p>
          </table:table-cell>
          <table:table-cell table:style-name="ce7" table:formula="of:=[.J25]-[.J26]" office:value-type="float" office:value="0.091999965" calcext:value-type="float">
            <text:p>0.091999965</text:p>
          </table:table-cell>
        </table:table-row>
        <table:table-row table:style-name="ro1">
          <table:table-cell office:value-type="float" office:value="0.623700321" calcext:value-type="float">
            <text:p>0.623700321</text:p>
          </table:table-cell>
          <table:table-cell office:value-type="float" office:value="0.47729988" calcext:value-type="float">
            <text:p>0.47729988</text:p>
          </table:table-cell>
          <table:table-cell table:number-columns-repeated="5"/>
          <table:table-cell office:value-type="string" calcext:value-type="string">
            <text:p>MAX – Q3</text:p>
          </table:table-cell>
          <table:table-cell table:style-name="ce2" table:formula="of:=[.I24]-[.I25]" office:value-type="float" office:value="0.860724757425" calcext:value-type="float">
            <text:p>0.860724757425</text:p>
          </table:table-cell>
          <table:table-cell table:style-name="ce7" table:formula="of:=[.J24]-[.J25]" office:value-type="float" office:value="0.965300925" calcext:value-type="float">
            <text:p>0.965300925</text:p>
          </table:table-cell>
        </table:table-row>
        <table:table-row table:style-name="ro1">
          <table:table-cell office:value-type="float" office:value="0.58150016" calcext:value-type="float">
            <text:p>0.58150016</text:p>
          </table:table-cell>
          <table:table-cell office:value-type="float" office:value="0.603300261" calcext:value-type="float">
            <text:p>0.603300261</text:p>
          </table:table-cell>
          <table:table-cell table:number-columns-repeated="8"/>
        </table:table-row>
        <table:table-row table:style-name="ro1">
          <table:table-cell office:value-type="float" office:value="0.63690035" calcext:value-type="float">
            <text:p>0.63690035</text:p>
          </table:table-cell>
          <table:table-cell office:value-type="float" office:value="0.45389998" calcext:value-type="float">
            <text:p>0.45389998</text:p>
          </table:table-cell>
          <table:table-cell table:number-columns-repeated="8"/>
        </table:table-row>
        <table:table-row table:style-name="ro1">
          <table:table-cell office:value-type="float" office:value="0.84550001" calcext:value-type="float">
            <text:p>0.84550001</text:p>
          </table:table-cell>
          <table:table-cell office:value-type="float" office:value="0.585400419" calcext:value-type="float">
            <text:p>0.585400419</text:p>
          </table:table-cell>
          <table:table-cell table:number-columns-repeated="8"/>
        </table:table-row>
        <table:table-row table:style-name="ro1">
          <table:table-cell office:value-type="float" office:value="0.5630003" calcext:value-type="float">
            <text:p>0.5630003</text:p>
          </table:table-cell>
          <table:table-cell office:value-type="float" office:value="0.67100022" calcext:value-type="float">
            <text:p>0.67100022</text:p>
          </table:table-cell>
          <table:table-cell table:number-columns-repeated="8"/>
        </table:table-row>
        <table:table-row table:style-name="ro1">
          <table:table-cell office:value-type="float" office:value="0.605800269" calcext:value-type="float">
            <text:p>0.605800269</text:p>
          </table:table-cell>
          <table:table-cell office:value-type="float" office:value="0.47210022" calcext:value-type="float">
            <text:p>0.47210022</text:p>
          </table:table-cell>
          <table:table-cell table:number-columns-repeated="8"/>
        </table:table-row>
        <table:table-row table:style-name="ro1">
          <table:table-cell office:value-type="float" office:value="0.631300413" calcext:value-type="float">
            <text:p>0.631300413</text:p>
          </table:table-cell>
          <table:table-cell office:value-type="float" office:value="0.57830019" calcext:value-type="float">
            <text:p>0.57830019</text:p>
          </table:table-cell>
          <table:table-cell table:number-columns-repeated="8"/>
        </table:table-row>
        <table:table-row table:style-name="ro1">
          <table:table-cell office:value-type="float" office:value="0.67300013" calcext:value-type="float">
            <text:p>0.67300013</text:p>
          </table:table-cell>
          <table:table-cell office:value-type="float" office:value="0.46270014" calcext:value-type="float">
            <text:p>0.46270014</text:p>
          </table:table-cell>
          <table:table-cell table:number-columns-repeated="8"/>
        </table:table-row>
        <table:table-row table:style-name="ro1">
          <table:table-cell office:value-type="float" office:value="0.66830037" calcext:value-type="float">
            <text:p>0.66830037</text:p>
          </table:table-cell>
          <table:table-cell office:value-type="float" office:value="0.60240024" calcext:value-type="float">
            <text:p>0.60240024</text:p>
          </table:table-cell>
          <table:table-cell table:number-columns-repeated="8"/>
        </table:table-row>
        <table:table-row table:style-name="ro1">
          <table:table-cell office:value-type="float" office:value="0.88540015" calcext:value-type="float">
            <text:p>0.88540015</text:p>
          </table:table-cell>
          <table:table-cell office:value-type="float" office:value="0.6507004" calcext:value-type="float">
            <text:p>0.6507004</text:p>
          </table:table-cell>
          <table:table-cell table:number-columns-repeated="8"/>
        </table:table-row>
        <table:table-row table:style-name="ro1">
          <table:table-cell office:value-type="float" office:value="0.526499972" calcext:value-type="float">
            <text:p>0.526499972</text:p>
          </table:table-cell>
          <table:table-cell office:value-type="float" office:value="0.61100049" calcext:value-type="float">
            <text:p>0.61100049</text:p>
          </table:table-cell>
          <table:table-cell table:number-columns-repeated="8"/>
        </table:table-row>
        <table:table-row table:style-name="ro1">
          <table:table-cell office:value-type="float" office:value="0.578000201" calcext:value-type="float">
            <text:p>0.578000201</text:p>
          </table:table-cell>
          <table:table-cell office:value-type="float" office:value="0.625400321" calcext:value-type="float">
            <text:p>0.625400321</text:p>
          </table:table-cell>
          <table:table-cell table:number-columns-repeated="8"/>
        </table:table-row>
        <table:table-row table:style-name="ro1">
          <table:table-cell office:value-type="float" office:value="0.62530036" calcext:value-type="float">
            <text:p>0.62530036</text:p>
          </table:table-cell>
          <table:table-cell office:value-type="float" office:value="0.58859987" calcext:value-type="float">
            <text:p>0.58859987</text:p>
          </table:table-cell>
          <table:table-cell table:number-columns-repeated="8"/>
        </table:table-row>
        <table:table-row table:style-name="ro1">
          <table:table-cell office:value-type="float" office:value="0.5215003201" calcext:value-type="float">
            <text:p>0.5215003201</text:p>
          </table:table-cell>
          <table:table-cell office:value-type="float" office:value="0.57530011" calcext:value-type="float">
            <text:p>0.57530011</text:p>
          </table:table-cell>
          <table:table-cell table:number-columns-repeated="8"/>
        </table:table-row>
        <table:table-row table:style-name="ro1">
          <table:table-cell office:value-type="float" office:value="0.74660026" calcext:value-type="float">
            <text:p>0.74660026</text:p>
          </table:table-cell>
          <table:table-cell office:value-type="float" office:value="0.76369992" calcext:value-type="float">
            <text:p>0.76369992</text:p>
          </table:table-cell>
          <table:table-cell table:number-columns-repeated="8"/>
        </table:table-row>
        <table:table-row table:style-name="ro1">
          <table:table-cell office:value-type="float" office:value="0.85359991" calcext:value-type="float">
            <text:p>0.85359991</text:p>
          </table:table-cell>
          <table:table-cell office:value-type="float" office:value="0.82590048" calcext:value-type="float">
            <text:p>0.82590048</text:p>
          </table:table-cell>
          <table:table-cell table:number-columns-repeated="8"/>
        </table:table-row>
        <table:table-row table:style-name="ro1">
          <table:table-cell office:value-type="float" office:value="0.575700111" calcext:value-type="float">
            <text:p>0.575700111</text:p>
          </table:table-cell>
          <table:table-cell office:value-type="float" office:value="0.733300341" calcext:value-type="float">
            <text:p>0.733300341</text:p>
          </table:table-cell>
          <table:table-cell table:number-columns-repeated="8"/>
        </table:table-row>
        <table:table-row table:style-name="ro1">
          <table:table-cell office:value-type="float" office:value="0.594600001" calcext:value-type="float">
            <text:p>0.594600001</text:p>
          </table:table-cell>
          <table:table-cell office:value-type="float" office:value="0.67150051" calcext:value-type="float">
            <text:p>0.67150051</text:p>
          </table:table-cell>
          <table:table-cell table:number-columns-repeated="8"/>
        </table:table-row>
        <table:table-row table:style-name="ro1">
          <table:table-cell office:value-type="float" office:value="0.86820021" calcext:value-type="float">
            <text:p>0.86820021</text:p>
          </table:table-cell>
          <table:table-cell office:value-type="float" office:value="0.61780019" calcext:value-type="float">
            <text:p>0.61780019</text:p>
          </table:table-cell>
          <table:table-cell table:number-columns-repeated="8"/>
        </table:table-row>
        <table:table-row table:style-name="ro1">
          <table:table-cell office:value-type="float" office:value="0.65980009" calcext:value-type="float">
            <text:p>0.65980009</text:p>
          </table:table-cell>
          <table:table-cell office:value-type="float" office:value="0.637400191" calcext:value-type="float">
            <text:p>0.637400191</text:p>
          </table:table-cell>
          <table:table-cell table:number-columns-repeated="8"/>
        </table:table-row>
        <table:table-row table:style-name="ro1">
          <table:table-cell office:value-type="float" office:value="0.7742002" calcext:value-type="float">
            <text:p>0.7742002</text:p>
          </table:table-cell>
          <table:table-cell office:value-type="float" office:value="0.584100421" calcext:value-type="float">
            <text:p>0.584100421</text:p>
          </table:table-cell>
          <table:table-cell table:number-columns-repeated="8"/>
        </table:table-row>
        <table:table-row table:style-name="ro1">
          <table:table-cell office:value-type="float" office:value="0.65820033" calcext:value-type="float">
            <text:p>0.65820033</text:p>
          </table:table-cell>
          <table:table-cell office:value-type="float" office:value="0.8652001409" calcext:value-type="float">
            <text:p>0.8652001409</text:p>
          </table:table-cell>
          <table:table-cell table:number-columns-repeated="8"/>
        </table:table-row>
        <table:table-row table:style-name="ro1">
          <table:table-cell office:value-type="float" office:value="0.6250998109" calcext:value-type="float">
            <text:p>0.6250998109</text:p>
          </table:table-cell>
          <table:table-cell office:value-type="float" office:value="0.67130021" calcext:value-type="float">
            <text:p>0.67130021</text:p>
          </table:table-cell>
          <table:table-cell table:number-columns-repeated="8"/>
        </table:table-row>
        <table:table-row table:style-name="ro1">
          <table:table-cell office:value-type="float" office:value="0.55690011" calcext:value-type="float">
            <text:p>0.55690011</text:p>
          </table:table-cell>
          <table:table-cell office:value-type="float" office:value="0.6293004811" calcext:value-type="float">
            <text:p>0.6293004811</text:p>
          </table:table-cell>
          <table:table-cell table:number-columns-repeated="8"/>
        </table:table-row>
        <table:table-row table:style-name="ro1">
          <table:table-cell office:value-type="float" office:value="0.584500391" calcext:value-type="float">
            <text:p>0.584500391</text:p>
          </table:table-cell>
          <table:table-cell office:value-type="float" office:value="0.63450045" calcext:value-type="float">
            <text:p>0.63450045</text:p>
          </table:table-cell>
          <table:table-cell table:number-columns-repeated="8"/>
        </table:table-row>
        <table:table-row table:style-name="ro1">
          <table:table-cell office:value-type="float" office:value="0.5438002101" calcext:value-type="float">
            <text:p>0.5438002101</text:p>
          </table:table-cell>
          <table:table-cell office:value-type="float" office:value="0.75760027" calcext:value-type="float">
            <text:p>0.75760027</text:p>
          </table:table-cell>
          <table:table-cell table:number-columns-repeated="8"/>
        </table:table-row>
        <table:table-row table:style-name="ro1">
          <table:table-cell office:value-type="float" office:value="0.5292001291" calcext:value-type="float">
            <text:p>0.5292001291</text:p>
          </table:table-cell>
          <table:table-cell office:value-type="float" office:value="1.393400091" calcext:value-type="float">
            <text:p>1.393400091</text:p>
          </table:table-cell>
          <table:table-cell table:number-columns-repeated="8"/>
        </table:table-row>
        <table:table-row table:style-name="ro1">
          <table:table-cell office:value-type="float" office:value="0.550900182" calcext:value-type="float">
            <text:p>0.550900182</text:p>
          </table:table-cell>
          <table:table-cell office:value-type="float" office:value="0.8336000409" calcext:value-type="float">
            <text:p>0.8336000409</text:p>
          </table:table-cell>
          <table:table-cell table:number-columns-repeated="8"/>
        </table:table-row>
        <table:table-row table:style-name="ro1">
          <table:table-cell office:value-type="float" office:value="0.73350013" calcext:value-type="float">
            <text:p>0.73350013</text:p>
          </table:table-cell>
          <table:table-cell office:value-type="float" office:value="0.63510025" calcext:value-type="float">
            <text:p>0.63510025</text:p>
          </table:table-cell>
          <table:table-cell table:number-columns-repeated="8"/>
        </table:table-row>
        <table:table-row table:style-name="ro1">
          <table:table-cell office:value-type="float" office:value="0.73460019" calcext:value-type="float">
            <text:p>0.73460019</text:p>
          </table:table-cell>
          <table:table-cell office:value-type="float" office:value="0.7302005701" calcext:value-type="float">
            <text:p>0.7302005701</text:p>
          </table:table-cell>
          <table:table-cell table:number-columns-repeated="8"/>
        </table:table-row>
        <table:table-row table:style-name="ro1">
          <table:table-cell office:value-type="float" office:value="0.4567000099" calcext:value-type="float">
            <text:p>0.4567000099</text:p>
          </table:table-cell>
          <table:table-cell office:value-type="float" office:value="0.62650009" calcext:value-type="float">
            <text:p>0.62650009</text:p>
          </table:table-cell>
          <table:table-cell table:number-columns-repeated="8"/>
        </table:table-row>
        <table:table-row table:style-name="ro1">
          <table:table-cell office:value-type="float" office:value="0.51530007" calcext:value-type="float">
            <text:p>0.51530007</text:p>
          </table:table-cell>
          <table:table-cell office:value-type="float" office:value="0.944100191" calcext:value-type="float">
            <text:p>0.944100191</text:p>
          </table:table-cell>
          <table:table-cell table:number-columns-repeated="8"/>
        </table:table-row>
        <table:table-row table:style-name="ro1">
          <table:table-cell office:value-type="float" office:value="0.375099971" calcext:value-type="float">
            <text:p>0.375099971</text:p>
          </table:table-cell>
          <table:table-cell office:value-type="float" office:value="0.588300311" calcext:value-type="float">
            <text:p>0.588300311</text:p>
          </table:table-cell>
          <table:table-cell table:number-columns-repeated="8"/>
        </table:table-row>
        <table:table-row table:style-name="ro1">
          <table:table-cell office:value-type="float" office:value="0.483000069" calcext:value-type="float">
            <text:p>0.483000069</text:p>
          </table:table-cell>
          <table:table-cell office:value-type="float" office:value="0.63640043" calcext:value-type="float">
            <text:p>0.63640043</text:p>
          </table:table-cell>
          <table:table-cell table:number-columns-repeated="8"/>
        </table:table-row>
        <table:table-row table:style-name="ro1">
          <table:table-cell office:value-type="float" office:value="0.46139999" calcext:value-type="float">
            <text:p>0.46139999</text:p>
          </table:table-cell>
          <table:table-cell office:value-type="float" office:value="1.09449995" calcext:value-type="float">
            <text:p>1.09449995</text:p>
          </table:table-cell>
          <table:table-cell table:number-columns-repeated="8"/>
        </table:table-row>
        <table:table-row table:style-name="ro1">
          <table:table-cell office:value-type="float" office:value="0.461300131" calcext:value-type="float">
            <text:p>0.461300131</text:p>
          </table:table-cell>
          <table:table-cell office:value-type="float" office:value="0.65060006" calcext:value-type="float">
            <text:p>0.65060006</text:p>
          </table:table-cell>
          <table:table-cell table:number-columns-repeated="8"/>
        </table:table-row>
        <table:table-row table:style-name="ro1">
          <table:table-cell office:value-type="float" office:value="0.48270009" calcext:value-type="float">
            <text:p>0.48270009</text:p>
          </table:table-cell>
          <table:table-cell office:value-type="float" office:value="0.86270032" calcext:value-type="float">
            <text:p>0.86270032</text:p>
          </table:table-cell>
          <table:table-cell table:number-columns-repeated="8"/>
        </table:table-row>
        <table:table-row table:style-name="ro1">
          <table:table-cell office:value-type="float" office:value="0.49749996" calcext:value-type="float">
            <text:p>0.49749996</text:p>
          </table:table-cell>
          <table:table-cell office:value-type="float" office:value="0.62140017" calcext:value-type="float">
            <text:p>0.62140017</text:p>
          </table:table-cell>
          <table:table-cell table:number-columns-repeated="8"/>
        </table:table-row>
        <table:table-row table:style-name="ro1">
          <table:table-cell office:value-type="float" office:value="0.5254002101" calcext:value-type="float">
            <text:p>0.5254002101</text:p>
          </table:table-cell>
          <table:table-cell office:value-type="float" office:value="0.6019000711" calcext:value-type="float">
            <text:p>0.6019000711</text:p>
          </table:table-cell>
          <table:table-cell table:number-columns-repeated="8"/>
        </table:table-row>
        <table:table-row table:style-name="ro1">
          <table:table-cell office:value-type="float" office:value="0.431900221" calcext:value-type="float">
            <text:p>0.431900221</text:p>
          </table:table-cell>
          <table:table-cell office:value-type="float" office:value="0.45530002" calcext:value-type="float">
            <text:p>0.45530002</text:p>
          </table:table-cell>
          <table:table-cell table:number-columns-repeated="8"/>
        </table:table-row>
        <table:table-row table:style-name="ro1">
          <table:table-cell office:value-type="float" office:value="0.84379978" calcext:value-type="float">
            <text:p>0.84379978</text:p>
          </table:table-cell>
          <table:table-cell office:value-type="float" office:value="0.55140037" calcext:value-type="float">
            <text:p>0.55140037</text:p>
          </table:table-cell>
          <table:table-cell table:number-columns-repeated="8"/>
        </table:table-row>
        <table:table-row table:style-name="ro1">
          <table:table-cell office:value-type="float" office:value="0.550200391" calcext:value-type="float">
            <text:p>0.550200391</text:p>
          </table:table-cell>
          <table:table-cell office:value-type="float" office:value="0.43980005" calcext:value-type="float">
            <text:p>0.43980005</text:p>
          </table:table-cell>
          <table:table-cell table:number-columns-repeated="8"/>
        </table:table-row>
        <table:table-row table:style-name="ro1">
          <table:table-cell office:value-type="float" office:value="0.643600491" calcext:value-type="float">
            <text:p>0.643600491</text:p>
          </table:table-cell>
          <table:table-cell office:value-type="float" office:value="0.53090019" calcext:value-type="float">
            <text:p>0.53090019</text:p>
          </table:table-cell>
          <table:table-cell table:number-columns-repeated="8"/>
        </table:table-row>
        <table:table-row table:style-name="ro1">
          <table:table-cell office:value-type="float" office:value="1.00489964" calcext:value-type="float">
            <text:p>1.00489964</text:p>
          </table:table-cell>
          <table:table-cell office:value-type="float" office:value="0.52920034" calcext:value-type="float">
            <text:p>0.52920034</text:p>
          </table:table-cell>
          <table:table-cell table:number-columns-repeated="8"/>
        </table:table-row>
        <table:table-row table:style-name="ro1">
          <table:table-cell office:value-type="float" office:value="0.643800231" calcext:value-type="float">
            <text:p>0.643800231</text:p>
          </table:table-cell>
          <table:table-cell office:value-type="float" office:value="0.52810022" calcext:value-type="float">
            <text:p>0.52810022</text:p>
          </table:table-cell>
          <table:table-cell table:number-columns-repeated="8"/>
        </table:table-row>
        <table:table-row table:style-name="ro1">
          <table:table-cell office:value-type="float" office:value="0.665299892" calcext:value-type="float">
            <text:p>0.665299892</text:p>
          </table:table-cell>
          <table:table-cell office:value-type="float" office:value="0.45840017" calcext:value-type="float">
            <text:p>0.45840017</text:p>
          </table:table-cell>
          <table:table-cell table:number-columns-repeated="8"/>
        </table:table-row>
        <table:table-row table:style-name="ro1">
          <table:table-cell office:value-type="float" office:value="0.630700191" calcext:value-type="float">
            <text:p>0.630700191</text:p>
          </table:table-cell>
          <table:table-cell office:value-type="float" office:value="0.76350041" calcext:value-type="float">
            <text:p>0.76350041</text:p>
          </table:table-cell>
          <table:table-cell table:number-columns-repeated="8"/>
        </table:table-row>
        <table:table-row table:style-name="ro1">
          <table:table-cell office:value-type="float" office:value="0.70829997" calcext:value-type="float">
            <text:p>0.70829997</text:p>
          </table:table-cell>
          <table:table-cell office:value-type="float" office:value="0.48599996" calcext:value-type="float">
            <text:p>0.48599996</text:p>
          </table:table-cell>
          <table:table-cell table:number-columns-repeated="8"/>
        </table:table-row>
        <table:table-row table:style-name="ro1">
          <table:table-cell office:value-type="float" office:value="0.56780018" calcext:value-type="float">
            <text:p>0.56780018</text:p>
          </table:table-cell>
          <table:table-cell office:value-type="float" office:value="0.57270043" calcext:value-type="float">
            <text:p>0.57270043</text:p>
          </table:table-cell>
          <table:table-cell table:number-columns-repeated="8"/>
        </table:table-row>
        <table:table-row table:style-name="ro1">
          <table:table-cell office:value-type="float" office:value="0.5346001601" calcext:value-type="float">
            <text:p>0.5346001601</text:p>
          </table:table-cell>
          <table:table-cell office:value-type="float" office:value="0.403900101" calcext:value-type="float">
            <text:p>0.403900101</text:p>
          </table:table-cell>
          <table:table-cell table:number-columns-repeated="8"/>
        </table:table-row>
        <table:table-row table:style-name="ro1">
          <table:table-cell office:value-type="float" office:value="1.02470046" calcext:value-type="float">
            <text:p>1.02470046</text:p>
          </table:table-cell>
          <table:table-cell office:value-type="float" office:value="0.59880016" calcext:value-type="float">
            <text:p>0.59880016</text:p>
          </table:table-cell>
          <table:table-cell table:number-columns-repeated="8"/>
        </table:table-row>
        <table:table-row table:style-name="ro1">
          <table:table-cell office:value-type="float" office:value="0.418300169" calcext:value-type="float">
            <text:p>0.418300169</text:p>
          </table:table-cell>
          <table:table-cell office:value-type="float" office:value="0.430799881" calcext:value-type="float">
            <text:p>0.430799881</text:p>
          </table:table-cell>
          <table:table-cell table:number-columns-repeated="8"/>
        </table:table-row>
        <table:table-row table:style-name="ro1">
          <table:table-cell office:value-type="float" office:value="1.58550105" calcext:value-type="float">
            <text:p>1.58550105</text:p>
          </table:table-cell>
          <table:table-cell office:value-type="float" office:value="0.54910016" calcext:value-type="float">
            <text:p>0.54910016</text:p>
          </table:table-cell>
          <table:table-cell table:number-columns-repeated="8"/>
        </table:table-row>
        <table:table-row table:style-name="ro1">
          <table:table-cell office:value-type="float" office:value="0.51460012" calcext:value-type="float">
            <text:p>0.51460012</text:p>
          </table:table-cell>
          <table:table-cell office:value-type="float" office:value="0.41039992" calcext:value-type="float">
            <text:p>0.41039992</text:p>
          </table:table-cell>
          <table:table-cell table:number-columns-repeated="8"/>
        </table:table-row>
        <table:table-row table:style-name="ro1">
          <table:table-cell office:value-type="float" office:value="0.53990012" calcext:value-type="float">
            <text:p>0.53990012</text:p>
          </table:table-cell>
          <table:table-cell office:value-type="float" office:value="0.5647000001" calcext:value-type="float">
            <text:p>0.5647000001</text:p>
          </table:table-cell>
          <table:table-cell table:number-columns-repeated="8"/>
        </table:table-row>
        <table:table-row table:style-name="ro1">
          <table:table-cell office:value-type="float" office:value="0.462300181" calcext:value-type="float">
            <text:p>0.462300181</text:p>
          </table:table-cell>
          <table:table-cell office:value-type="float" office:value="0.49810018" calcext:value-type="float">
            <text:p>0.49810018</text:p>
          </table:table-cell>
          <table:table-cell table:number-columns-repeated="8"/>
        </table:table-row>
        <table:table-row table:style-name="ro1">
          <table:table-cell office:value-type="float" office:value="0.47200003" calcext:value-type="float">
            <text:p>0.47200003</text:p>
          </table:table-cell>
          <table:table-cell office:value-type="float" office:value="0.4937002" calcext:value-type="float">
            <text:p>0.4937002</text:p>
          </table:table-cell>
          <table:table-cell table:number-columns-repeated="8"/>
        </table:table-row>
        <table:table-row table:style-name="ro1">
          <table:table-cell office:value-type="float" office:value="0.512900011" calcext:value-type="float">
            <text:p>0.512900011</text:p>
          </table:table-cell>
          <table:table-cell office:value-type="float" office:value="0.6225003" calcext:value-type="float">
            <text:p>0.6225003</text:p>
          </table:table-cell>
          <table:table-cell table:number-columns-repeated="8"/>
        </table:table-row>
        <table:table-row table:style-name="ro1">
          <table:table-cell office:value-type="float" office:value="0.3999001" calcext:value-type="float">
            <text:p>0.3999001</text:p>
          </table:table-cell>
          <table:table-cell office:value-type="float" office:value="0.452000121" calcext:value-type="float">
            <text:p>0.452000121</text:p>
          </table:table-cell>
          <table:table-cell table:number-columns-repeated="8"/>
        </table:table-row>
        <table:table-row table:style-name="ro1">
          <table:table-cell office:value-type="float" office:value="0.57050029" calcext:value-type="float">
            <text:p>0.57050029</text:p>
          </table:table-cell>
          <table:table-cell office:value-type="float" office:value="0.85580003" calcext:value-type="float">
            <text:p>0.85580003</text:p>
          </table:table-cell>
          <table:table-cell table:number-columns-repeated="8"/>
        </table:table-row>
        <table:table-row table:style-name="ro1">
          <table:table-cell office:value-type="float" office:value="0.426400001" calcext:value-type="float">
            <text:p>0.426400001</text:p>
          </table:table-cell>
          <table:table-cell office:value-type="float" office:value="0.4125001601" calcext:value-type="float">
            <text:p>0.4125001601</text:p>
          </table:table-cell>
          <table:table-cell table:number-columns-repeated="8"/>
        </table:table-row>
        <table:table-row table:style-name="ro1">
          <table:table-cell office:value-type="float" office:value="0.5061001" calcext:value-type="float">
            <text:p>0.5061001</text:p>
          </table:table-cell>
          <table:table-cell office:value-type="float" office:value="0.57540022" calcext:value-type="float">
            <text:p>0.57540022</text:p>
          </table:table-cell>
          <table:table-cell table:number-columns-repeated="8"/>
        </table:table-row>
        <table:table-row table:style-name="ro1">
          <table:table-cell office:value-type="float" office:value="0.393999961" calcext:value-type="float">
            <text:p>0.393999961</text:p>
          </table:table-cell>
          <table:table-cell office:value-type="float" office:value="0.6257002821" calcext:value-type="float">
            <text:p>0.6257002821</text:p>
          </table:table-cell>
          <table:table-cell table:number-columns-repeated="8"/>
        </table:table-row>
        <table:table-row table:style-name="ro1">
          <table:table-cell office:value-type="float" office:value="0.524100251" calcext:value-type="float">
            <text:p>0.524100251</text:p>
          </table:table-cell>
          <table:table-cell office:value-type="float" office:value="0.56640045" calcext:value-type="float">
            <text:p>0.56640045</text:p>
          </table:table-cell>
          <table:table-cell table:number-columns-repeated="8"/>
        </table:table-row>
        <table:table-row table:style-name="ro1">
          <table:table-cell office:value-type="float" office:value="0.725600301" calcext:value-type="float">
            <text:p>0.725600301</text:p>
          </table:table-cell>
          <table:table-cell office:value-type="float" office:value="0.4372999801" calcext:value-type="float">
            <text:p>0.4372999801</text:p>
          </table:table-cell>
          <table:table-cell table:number-columns-repeated="8"/>
        </table:table-row>
        <table:table-row table:style-name="ro1">
          <table:table-cell office:value-type="float" office:value="0.45230008" calcext:value-type="float">
            <text:p>0.45230008</text:p>
          </table:table-cell>
          <table:table-cell office:value-type="float" office:value="0.57190002" calcext:value-type="float">
            <text:p>0.57190002</text:p>
          </table:table-cell>
          <table:table-cell table:number-columns-repeated="8"/>
        </table:table-row>
        <table:table-row table:style-name="ro1">
          <table:table-cell office:value-type="float" office:value="0.57410024" calcext:value-type="float">
            <text:p>0.57410024</text:p>
          </table:table-cell>
          <table:table-cell office:value-type="float" office:value="0.4715999801" calcext:value-type="float">
            <text:p>0.4715999801</text:p>
          </table:table-cell>
          <table:table-cell table:number-columns-repeated="8"/>
        </table:table-row>
        <table:table-row table:style-name="ro1">
          <table:table-cell office:value-type="float" office:value="0.436500021" calcext:value-type="float">
            <text:p>0.436500021</text:p>
          </table:table-cell>
          <table:table-cell office:value-type="float" office:value="0.53890053" calcext:value-type="float">
            <text:p>0.53890053</text:p>
          </table:table-cell>
          <table:table-cell table:number-columns-repeated="8"/>
        </table:table-row>
        <table:table-row table:style-name="ro1">
          <table:table-cell office:value-type="float" office:value="0.506500071" calcext:value-type="float">
            <text:p>0.506500071</text:p>
          </table:table-cell>
          <table:table-cell office:value-type="float" office:value="0.48880013" calcext:value-type="float">
            <text:p>0.48880013</text:p>
          </table:table-cell>
          <table:table-cell table:number-columns-repeated="8"/>
        </table:table-row>
        <table:table-row table:style-name="ro1">
          <table:table-cell office:value-type="float" office:value="0.503300189" calcext:value-type="float">
            <text:p>0.503300189</text:p>
          </table:table-cell>
          <table:table-cell office:value-type="float" office:value="0.54960022" calcext:value-type="float">
            <text:p>0.54960022</text:p>
          </table:table-cell>
          <table:table-cell table:number-columns-repeated="8"/>
        </table:table-row>
        <table:table-row table:style-name="ro1">
          <table:table-cell office:value-type="float" office:value="0.4365000721" calcext:value-type="float">
            <text:p>0.4365000721</text:p>
          </table:table-cell>
          <table:table-cell office:value-type="float" office:value="0.55990042" calcext:value-type="float">
            <text:p>0.55990042</text:p>
          </table:table-cell>
          <table:table-cell table:number-columns-repeated="8"/>
        </table:table-row>
        <table:table-row table:style-name="ro1">
          <table:table-cell office:value-type="float" office:value="0.522700311" calcext:value-type="float">
            <text:p>0.522700311</text:p>
          </table:table-cell>
          <table:table-cell office:value-type="float" office:value="0.583600121" calcext:value-type="float">
            <text:p>0.583600121</text:p>
          </table:table-cell>
          <table:table-cell table:number-columns-repeated="8"/>
        </table:table-row>
        <table:table-row table:style-name="ro1">
          <table:table-cell office:value-type="float" office:value="0.412399861" calcext:value-type="float">
            <text:p>0.412399861</text:p>
          </table:table-cell>
          <table:table-cell office:value-type="float" office:value="0.61700028" calcext:value-type="float">
            <text:p>0.61700028</text:p>
          </table:table-cell>
          <table:table-cell table:number-columns-repeated="8"/>
        </table:table-row>
        <table:table-row table:style-name="ro1">
          <table:table-cell office:value-type="float" office:value="0.50719998" calcext:value-type="float">
            <text:p>0.50719998</text:p>
          </table:table-cell>
          <table:table-cell office:value-type="float" office:value="0.5093000321" calcext:value-type="float">
            <text:p>0.5093000321</text:p>
          </table:table-cell>
          <table:table-cell table:number-columns-repeated="8"/>
        </table:table-row>
        <table:table-row table:style-name="ro1">
          <table:table-cell office:value-type="float" office:value="0.3956999411" calcext:value-type="float">
            <text:p>0.3956999411</text:p>
          </table:table-cell>
          <table:table-cell office:value-type="float" office:value="0.609700051" calcext:value-type="float">
            <text:p>0.609700051</text:p>
          </table:table-cell>
          <table:table-cell table:number-columns-repeated="8"/>
        </table:table-row>
        <table:table-row table:style-name="ro1">
          <table:table-cell office:value-type="float" office:value="0.53710043" calcext:value-type="float">
            <text:p>0.53710043</text:p>
          </table:table-cell>
          <table:table-cell office:value-type="float" office:value="0.40080007" calcext:value-type="float">
            <text:p>0.40080007</text:p>
          </table:table-cell>
          <table:table-cell table:number-columns-repeated="8"/>
        </table:table-row>
        <table:table-row table:style-name="ro1">
          <table:table-cell office:value-type="float" office:value="0.415600041" calcext:value-type="float">
            <text:p>0.415600041</text:p>
          </table:table-cell>
          <table:table-cell office:value-type="float" office:value="0.59580029" calcext:value-type="float">
            <text:p>0.59580029</text:p>
          </table:table-cell>
          <table:table-cell table:number-columns-repeated="8"/>
        </table:table-row>
        <table:table-row table:style-name="ro1">
          <table:table-cell office:value-type="float" office:value="0.51350008" calcext:value-type="float">
            <text:p>0.51350008</text:p>
          </table:table-cell>
          <table:table-cell office:value-type="float" office:value="0.46300009" calcext:value-type="float">
            <text:p>0.46300009</text:p>
          </table:table-cell>
          <table:table-cell table:number-columns-repeated="8"/>
        </table:table-row>
        <table:table-row table:style-name="ro1">
          <table:table-cell office:value-type="float" office:value="0.73320051" calcext:value-type="float">
            <text:p>0.73320051</text:p>
          </table:table-cell>
          <table:table-cell office:value-type="float" office:value="0.5807002" calcext:value-type="float">
            <text:p>0.5807002</text:p>
          </table:table-cell>
          <table:table-cell table:number-columns-repeated="8"/>
        </table:table-row>
        <table:table-row table:style-name="ro1">
          <table:table-cell office:value-type="float" office:value="0.45709993" calcext:value-type="float">
            <text:p>0.45709993</text:p>
          </table:table-cell>
          <table:table-cell office:value-type="float" office:value="0.46529986" calcext:value-type="float">
            <text:p>0.46529986</text:p>
          </table:table-cell>
          <table:table-cell table:number-columns-repeated="8"/>
        </table:table-row>
        <table:table-row table:style-name="ro1">
          <table:table-cell office:value-type="float" office:value="0.50990019" calcext:value-type="float">
            <text:p>0.50990019</text:p>
          </table:table-cell>
          <table:table-cell office:value-type="float" office:value="0.55430026" calcext:value-type="float">
            <text:p>0.55430026</text:p>
          </table:table-cell>
          <table:table-cell table:number-columns-repeated="8"/>
        </table:table-row>
        <table:table-row table:style-name="ro1">
          <table:table-cell office:value-type="float" office:value="0.464400041" calcext:value-type="float">
            <text:p>0.464400041</text:p>
          </table:table-cell>
          <table:table-cell office:value-type="float" office:value="0.453900082" calcext:value-type="float">
            <text:p>0.453900082</text:p>
          </table:table-cell>
          <table:table-cell table:number-columns-repeated="8"/>
        </table:table-row>
        <table:table-row table:style-name="ro1">
          <table:table-cell office:value-type="float" office:value="0.58770039" calcext:value-type="float">
            <text:p>0.58770039</text:p>
          </table:table-cell>
          <table:table-cell office:value-type="float" office:value="0.55350008" calcext:value-type="float">
            <text:p>0.55350008</text:p>
          </table:table-cell>
          <table:table-cell table:number-columns-repeated="8"/>
        </table:table-row>
        <table:table-row table:style-name="ro1">
          <table:table-cell office:value-type="float" office:value="0.74230014" calcext:value-type="float">
            <text:p>0.74230014</text:p>
          </table:table-cell>
          <table:table-cell office:value-type="float" office:value="0.426700191" calcext:value-type="float">
            <text:p>0.426700191</text:p>
          </table:table-cell>
          <table:table-cell table:number-columns-repeated="8"/>
        </table:table-row>
        <table:table-row table:style-name="ro1">
          <table:table-cell office:value-type="float" office:value="0.61520007" calcext:value-type="float">
            <text:p>0.61520007</text:p>
          </table:table-cell>
          <table:table-cell office:value-type="float" office:value="0.58310016" calcext:value-type="float">
            <text:p>0.58310016</text:p>
          </table:table-cell>
          <table:table-cell table:number-columns-repeated="8"/>
        </table:table-row>
        <table:table-row table:style-name="ro1">
          <table:table-cell office:value-type="float" office:value="0.4779" calcext:value-type="float">
            <text:p>0.4779</text:p>
          </table:table-cell>
          <table:table-cell office:value-type="float" office:value="0.642200279" calcext:value-type="float">
            <text:p>0.642200279</text:p>
          </table:table-cell>
          <table:table-cell table:number-columns-repeated="8"/>
        </table:table-row>
        <table:table-row table:style-name="ro1">
          <table:table-cell office:value-type="float" office:value="0.61280037" calcext:value-type="float">
            <text:p>0.61280037</text:p>
          </table:table-cell>
          <table:table-cell office:value-type="float" office:value="0.4229999501" calcext:value-type="float">
            <text:p>0.4229999501</text:p>
          </table:table-cell>
          <table:table-cell table:number-columns-repeated="8"/>
        </table:table-row>
        <table:table-row table:style-name="ro1">
          <table:table-cell office:value-type="float" office:value="0.548800301" calcext:value-type="float">
            <text:p>0.548800301</text:p>
          </table:table-cell>
          <table:table-cell office:value-type="float" office:value="0.583900281" calcext:value-type="float">
            <text:p>0.583900281</text:p>
          </table:table-cell>
          <table:table-cell table:number-columns-repeated="8"/>
        </table:table-row>
        <table:table-row table:style-name="ro1">
          <table:table-cell office:value-type="float" office:value="0.6478007121" calcext:value-type="float">
            <text:p>0.6478007121</text:p>
          </table:table-cell>
          <table:table-cell office:value-type="float" office:value="0.4688001001" calcext:value-type="float">
            <text:p>0.4688001001</text:p>
          </table:table-cell>
          <table:table-cell table:number-columns-repeated="8"/>
        </table:table-row>
        <table:table-row table:style-name="ro1">
          <table:table-cell office:value-type="float" office:value="0.88240022" calcext:value-type="float">
            <text:p>0.88240022</text:p>
          </table:table-cell>
          <table:table-cell office:value-type="float" office:value="0.57720018" calcext:value-type="float">
            <text:p>0.57720018</text:p>
          </table:table-cell>
          <table:table-cell table:number-columns-repeated="8"/>
        </table:table-row>
        <table:table-row table:style-name="ro1">
          <table:table-cell office:value-type="float" office:value="1.13690018" calcext:value-type="float">
            <text:p>1.13690018</text:p>
          </table:table-cell>
          <table:table-cell office:value-type="float" office:value="0.45150001" calcext:value-type="float">
            <text:p>0.45150001</text:p>
          </table:table-cell>
          <table:table-cell table:number-columns-repeated="8"/>
        </table:table-row>
        <table:table-row table:style-name="ro1">
          <table:table-cell office:value-type="float" office:value="0.607600041" calcext:value-type="float">
            <text:p>0.607600041</text:p>
          </table:table-cell>
          <table:table-cell office:value-type="float" office:value="0.55020043" calcext:value-type="float">
            <text:p>0.55020043</text:p>
          </table:table-cell>
          <table:table-cell table:number-columns-repeated="8"/>
        </table:table-row>
        <table:table-row table:style-name="ro1">
          <table:table-cell office:value-type="float" office:value="0.537300209" calcext:value-type="float">
            <text:p>0.537300209</text:p>
          </table:table-cell>
          <table:table-cell office:value-type="float" office:value="0.425900149" calcext:value-type="float">
            <text:p>0.425900149</text:p>
          </table:table-cell>
          <table:table-cell table:number-columns-repeated="8"/>
        </table:table-row>
        <table:table-row table:style-name="ro1">
          <table:table-cell office:value-type="float" office:value="0.62050023" calcext:value-type="float">
            <text:p>0.62050023</text:p>
          </table:table-cell>
          <table:table-cell office:value-type="float" office:value="0.56140008" calcext:value-type="float">
            <text:p>0.56140008</text:p>
          </table:table-cell>
          <table:table-cell table:number-columns-repeated="8"/>
        </table:table-row>
        <table:table-row table:style-name="ro1">
          <table:table-cell office:value-type="float" office:value="0.96230028" calcext:value-type="float">
            <text:p>0.96230028</text:p>
          </table:table-cell>
          <table:table-cell office:value-type="float" office:value="0.465899991" calcext:value-type="float">
            <text:p>0.465899991</text:p>
          </table:table-cell>
          <table:table-cell table:number-columns-repeated="8"/>
        </table:table-row>
        <table:table-row table:style-name="ro1">
          <table:table-cell office:value-type="float" office:value="0.6206999901" calcext:value-type="float">
            <text:p>0.6206999901</text:p>
          </table:table-cell>
          <table:table-cell office:value-type="float" office:value="0.5679003" calcext:value-type="float">
            <text:p>0.5679003</text:p>
          </table:table-cell>
          <table:table-cell table:number-columns-repeated="8"/>
        </table:table-row>
        <table:table-row table:style-name="ro1">
          <table:table-cell office:value-type="float" office:value="0.65069995" calcext:value-type="float">
            <text:p>0.65069995</text:p>
          </table:table-cell>
          <table:table-cell office:value-type="float" office:value="0.72730022" calcext:value-type="float">
            <text:p>0.72730022</text:p>
          </table:table-cell>
          <table:table-cell table:number-columns-repeated="8"/>
        </table:table-row>
        <table:table-row table:style-name="ro1">
          <table:table-cell office:value-type="float" office:value="0.61620017" calcext:value-type="float">
            <text:p>0.61620017</text:p>
          </table:table-cell>
          <table:table-cell office:value-type="float" office:value="0.62489992" calcext:value-type="float">
            <text:p>0.62489992</text:p>
          </table:table-cell>
          <table:table-cell table:number-columns-repeated="8"/>
        </table:table-row>
        <table:table-row table:style-name="ro1">
          <table:table-cell office:value-type="float" office:value="0.599400221" calcext:value-type="float">
            <text:p>0.599400221</text:p>
          </table:table-cell>
          <table:table-cell office:value-type="float" office:value="0.78300009" calcext:value-type="float">
            <text:p>0.78300009</text:p>
          </table:table-cell>
          <table:table-cell table:number-columns-repeated="8"/>
        </table:table-row>
        <table:table-row table:style-name="ro1">
          <table:table-cell office:value-type="float" office:value="0.580400131" calcext:value-type="float">
            <text:p>0.580400131</text:p>
          </table:table-cell>
          <table:table-cell office:value-type="float" office:value="0.790600031" calcext:value-type="float">
            <text:p>0.790600031</text:p>
          </table:table-cell>
          <table:table-cell table:number-columns-repeated="8"/>
        </table:table-row>
        <table:table-row table:style-name="ro1">
          <table:table-cell office:value-type="float" office:value="1.04679985" calcext:value-type="float">
            <text:p>1.04679985</text:p>
          </table:table-cell>
          <table:table-cell office:value-type="float" office:value="0.666599971" calcext:value-type="float">
            <text:p>0.666599971</text:p>
          </table:table-cell>
          <table:table-cell table:number-columns-repeated="8"/>
        </table:table-row>
        <table:table-row table:style-name="ro1">
          <table:table-cell office:value-type="float" office:value="0.589100262" calcext:value-type="float">
            <text:p>0.589100262</text:p>
          </table:table-cell>
          <table:table-cell office:value-type="float" office:value="0.864100271" calcext:value-type="float">
            <text:p>0.864100271</text:p>
          </table:table-cell>
          <table:table-cell table:number-columns-repeated="8"/>
        </table:table-row>
        <table:table-row table:style-name="ro1">
          <table:table-cell office:value-type="float" office:value="0.56129996" calcext:value-type="float">
            <text:p>0.56129996</text:p>
          </table:table-cell>
          <table:table-cell office:value-type="float" office:value="0.57140053" calcext:value-type="float">
            <text:p>0.57140053</text:p>
          </table:table-cell>
          <table:table-cell table:number-columns-repeated="8"/>
        </table:table-row>
        <table:table-row table:style-name="ro1">
          <table:table-cell office:value-type="float" office:value="0.607400231" calcext:value-type="float">
            <text:p>0.607400231</text:p>
          </table:table-cell>
          <table:table-cell office:value-type="float" office:value="0.60380015" calcext:value-type="float">
            <text:p>0.60380015</text:p>
          </table:table-cell>
          <table:table-cell table:number-columns-repeated="8"/>
        </table:table-row>
        <table:table-row table:style-name="ro1">
          <table:table-cell office:value-type="float" office:value="0.574400409" calcext:value-type="float">
            <text:p>0.574400409</text:p>
          </table:table-cell>
          <table:table-cell office:value-type="float" office:value="0.65829991" calcext:value-type="float">
            <text:p>0.65829991</text:p>
          </table:table-cell>
          <table:table-cell table:number-columns-repeated="8"/>
        </table:table-row>
        <table:table-row table:style-name="ro1">
          <table:table-cell office:value-type="float" office:value="0.522300142" calcext:value-type="float">
            <text:p>0.522300142</text:p>
          </table:table-cell>
          <table:table-cell office:value-type="float" office:value="0.69920034" calcext:value-type="float">
            <text:p>0.69920034</text:p>
          </table:table-cell>
          <table:table-cell table:number-columns-repeated="8"/>
        </table:table-row>
        <table:table-row table:style-name="ro1">
          <table:table-cell office:value-type="float" office:value="0.7746001001" calcext:value-type="float">
            <text:p>0.7746001001</text:p>
          </table:table-cell>
          <table:table-cell office:value-type="float" office:value="0.59780049" calcext:value-type="float">
            <text:p>0.59780049</text:p>
          </table:table-cell>
          <table:table-cell table:number-columns-repeated="8"/>
        </table:table-row>
        <table:table-row table:style-name="ro1">
          <table:table-cell office:value-type="float" office:value="0.59439992" calcext:value-type="float">
            <text:p>0.59439992</text:p>
          </table:table-cell>
          <table:table-cell office:value-type="float" office:value="0.90040033" calcext:value-type="float">
            <text:p>0.90040033</text:p>
          </table:table-cell>
          <table:table-cell table:number-columns-repeated="8"/>
        </table:table-row>
        <table:table-row table:style-name="ro1">
          <table:table-cell office:value-type="float" office:value="0.579700021" calcext:value-type="float">
            <text:p>0.579700021</text:p>
          </table:table-cell>
          <table:table-cell office:value-type="float" office:value="0.722900141" calcext:value-type="float">
            <text:p>0.722900141</text:p>
          </table:table-cell>
          <table:table-cell table:number-columns-repeated="8"/>
        </table:table-row>
        <table:table-row table:style-name="ro1">
          <table:table-cell office:value-type="float" office:value="0.614300159" calcext:value-type="float">
            <text:p>0.614300159</text:p>
          </table:table-cell>
          <table:table-cell office:value-type="float" office:value="0.65510006" calcext:value-type="float">
            <text:p>0.65510006</text:p>
          </table:table-cell>
          <table:table-cell table:number-columns-repeated="8"/>
        </table:table-row>
        <table:table-row table:style-name="ro1">
          <table:table-cell office:value-type="float" office:value="0.62010009" calcext:value-type="float">
            <text:p>0.62010009</text:p>
          </table:table-cell>
          <table:table-cell office:value-type="float" office:value="0.67829991" calcext:value-type="float">
            <text:p>0.67829991</text:p>
          </table:table-cell>
          <table:table-cell table:number-columns-repeated="8"/>
        </table:table-row>
        <table:table-row table:style-name="ro1">
          <table:table-cell office:value-type="float" office:value="0.795200042" calcext:value-type="float">
            <text:p>0.795200042</text:p>
          </table:table-cell>
          <table:table-cell office:value-type="float" office:value="0.6296004001" calcext:value-type="float">
            <text:p>0.6296004001</text:p>
          </table:table-cell>
          <table:table-cell table:number-columns-repeated="8"/>
        </table:table-row>
        <table:table-row table:style-name="ro1">
          <table:table-cell office:value-type="float" office:value="0.50009996" calcext:value-type="float">
            <text:p>0.50009996</text:p>
          </table:table-cell>
          <table:table-cell office:value-type="float" office:value="0.62090025" calcext:value-type="float">
            <text:p>0.62090025</text:p>
          </table:table-cell>
          <table:table-cell table:number-columns-repeated="8"/>
        </table:table-row>
        <table:table-row table:style-name="ro1">
          <table:table-cell office:value-type="float" office:value="0.650400633" calcext:value-type="float">
            <text:p>0.650400633</text:p>
          </table:table-cell>
          <table:table-cell office:value-type="float" office:value="0.91920029" calcext:value-type="float">
            <text:p>0.91920029</text:p>
          </table:table-cell>
          <table:table-cell table:number-columns-repeated="8"/>
        </table:table-row>
        <table:table-row table:style-name="ro1">
          <table:table-cell office:value-type="float" office:value="0.5152002" calcext:value-type="float">
            <text:p>0.5152002</text:p>
          </table:table-cell>
          <table:table-cell office:value-type="float" office:value="0.53300029" calcext:value-type="float">
            <text:p>0.53300029</text:p>
          </table:table-cell>
          <table:table-cell table:number-columns-repeated="8"/>
        </table:table-row>
        <table:table-row table:style-name="ro1">
          <table:table-cell office:value-type="float" office:value="0.415999881" calcext:value-type="float">
            <text:p>0.415999881</text:p>
          </table:table-cell>
          <table:table-cell office:value-type="float" office:value="0.718600111" calcext:value-type="float">
            <text:p>0.718600111</text:p>
          </table:table-cell>
          <table:table-cell table:number-columns-repeated="8"/>
        </table:table-row>
        <table:table-row table:style-name="ro1">
          <table:table-cell office:value-type="float" office:value="0.504200101" calcext:value-type="float">
            <text:p>0.504200101</text:p>
          </table:table-cell>
          <table:table-cell office:value-type="float" office:value="0.58520031" calcext:value-type="float">
            <text:p>0.58520031</text:p>
          </table:table-cell>
          <table:table-cell table:number-columns-repeated="8"/>
        </table:table-row>
        <table:table-row table:style-name="ro1">
          <table:table-cell office:value-type="float" office:value="0.47510009" calcext:value-type="float">
            <text:p>0.47510009</text:p>
          </table:table-cell>
          <table:table-cell office:value-type="float" office:value="0.7708001801" calcext:value-type="float">
            <text:p>0.7708001801</text:p>
          </table:table-cell>
          <table:table-cell table:number-columns-repeated="8"/>
        </table:table-row>
        <table:table-row table:style-name="ro1">
          <table:table-cell office:value-type="float" office:value="0.535100451" calcext:value-type="float">
            <text:p>0.535100451</text:p>
          </table:table-cell>
          <table:table-cell office:value-type="float" office:value="0.8035999009" calcext:value-type="float">
            <text:p>0.8035999009</text:p>
          </table:table-cell>
          <table:table-cell table:number-columns-repeated="8"/>
        </table:table-row>
        <table:table-row table:style-name="ro1">
          <table:table-cell office:value-type="float" office:value="0.47670009" calcext:value-type="float">
            <text:p>0.47670009</text:p>
          </table:table-cell>
          <table:table-cell office:value-type="float" office:value="0.676600291" calcext:value-type="float">
            <text:p>0.676600291</text:p>
          </table:table-cell>
          <table:table-cell table:number-columns-repeated="8"/>
        </table:table-row>
        <table:table-row table:style-name="ro1">
          <table:table-cell office:value-type="float" office:value="0.574100281" calcext:value-type="float">
            <text:p>0.574100281</text:p>
          </table:table-cell>
          <table:table-cell office:value-type="float" office:value="0.590700251" calcext:value-type="float">
            <text:p>0.590700251</text:p>
          </table:table-cell>
          <table:table-cell table:number-columns-repeated="8"/>
        </table:table-row>
        <table:table-row table:style-name="ro1">
          <table:table-cell office:value-type="float" office:value="0.47430029" calcext:value-type="float">
            <text:p>0.47430029</text:p>
          </table:table-cell>
          <table:table-cell office:value-type="float" office:value="0.61540002" calcext:value-type="float">
            <text:p>0.61540002</text:p>
          </table:table-cell>
          <table:table-cell table:number-columns-repeated="8"/>
        </table:table-row>
        <table:table-row table:style-name="ro1">
          <table:table-cell office:value-type="float" office:value="0.9157999" calcext:value-type="float">
            <text:p>0.9157999</text:p>
          </table:table-cell>
          <table:table-cell office:value-type="float" office:value="0.67929999" calcext:value-type="float">
            <text:p>0.67929999</text:p>
          </table:table-cell>
          <table:table-cell table:number-columns-repeated="8"/>
        </table:table-row>
        <table:table-row table:style-name="ro1">
          <table:table-cell office:value-type="float" office:value="0.59560003" calcext:value-type="float">
            <text:p>0.59560003</text:p>
          </table:table-cell>
          <table:table-cell office:value-type="float" office:value="0.68470026" calcext:value-type="float">
            <text:p>0.68470026</text:p>
          </table:table-cell>
          <table:table-cell table:number-columns-repeated="8"/>
        </table:table-row>
        <table:table-row table:style-name="ro1">
          <table:table-cell office:value-type="float" office:value="0.48300007" calcext:value-type="float">
            <text:p>0.48300007</text:p>
          </table:table-cell>
          <table:table-cell office:value-type="float" office:value="0.72370032" calcext:value-type="float">
            <text:p>0.72370032</text:p>
          </table:table-cell>
          <table:table-cell table:number-columns-repeated="8"/>
        </table:table-row>
        <table:table-row table:style-name="ro1">
          <table:table-cell office:value-type="float" office:value="0.448800071" calcext:value-type="float">
            <text:p>0.448800071</text:p>
          </table:table-cell>
          <table:table-cell office:value-type="float" office:value="0.707299961" calcext:value-type="float">
            <text:p>0.707299961</text:p>
          </table:table-cell>
          <table:table-cell table:number-columns-repeated="8"/>
        </table:table-row>
        <table:table-row table:style-name="ro1">
          <table:table-cell office:value-type="float" office:value="0.5050001" calcext:value-type="float">
            <text:p>0.5050001</text:p>
          </table:table-cell>
          <table:table-cell office:value-type="float" office:value="0.7956001999" calcext:value-type="float">
            <text:p>0.7956001999</text:p>
          </table:table-cell>
          <table:table-cell table:number-columns-repeated="8"/>
        </table:table-row>
        <table:table-row table:style-name="ro1">
          <table:table-cell office:value-type="float" office:value="0.406900011" calcext:value-type="float">
            <text:p>0.406900011</text:p>
          </table:table-cell>
          <table:table-cell office:value-type="float" office:value="0.66990035" calcext:value-type="float">
            <text:p>0.66990035</text:p>
          </table:table-cell>
          <table:table-cell table:number-columns-repeated="8"/>
        </table:table-row>
        <table:table-row table:style-name="ro1">
          <table:table-cell office:value-type="float" office:value="0.491899969" calcext:value-type="float">
            <text:p>0.491899969</text:p>
          </table:table-cell>
          <table:table-cell office:value-type="float" office:value="0.77810016" calcext:value-type="float">
            <text:p>0.77810016</text:p>
          </table:table-cell>
          <table:table-cell table:number-columns-repeated="8"/>
        </table:table-row>
        <table:table-row table:style-name="ro1">
          <table:table-cell office:value-type="float" office:value="0.445400121" calcext:value-type="float">
            <text:p>0.445400121</text:p>
          </table:table-cell>
          <table:table-cell office:value-type="float" office:value="0.680700011" calcext:value-type="float">
            <text:p>0.680700011</text:p>
          </table:table-cell>
          <table:table-cell table:number-columns-repeated="8"/>
        </table:table-row>
        <table:table-row table:style-name="ro1">
          <table:table-cell office:value-type="float" office:value="0.511299981" calcext:value-type="float">
            <text:p>0.511299981</text:p>
          </table:table-cell>
          <table:table-cell office:value-type="float" office:value="0.89329992" calcext:value-type="float">
            <text:p>0.89329992</text:p>
          </table:table-cell>
          <table:table-cell table:number-columns-repeated="8"/>
        </table:table-row>
        <table:table-row table:style-name="ro1">
          <table:table-cell office:value-type="float" office:value="0.443699981" calcext:value-type="float">
            <text:p>0.443699981</text:p>
          </table:table-cell>
          <table:table-cell office:value-type="float" office:value="0.5984004" calcext:value-type="float">
            <text:p>0.5984004</text:p>
          </table:table-cell>
          <table:table-cell table:number-columns-repeated="8"/>
        </table:table-row>
        <table:table-row table:style-name="ro1">
          <table:table-cell office:value-type="float" office:value="0.439000091" calcext:value-type="float">
            <text:p>0.439000091</text:p>
          </table:table-cell>
          <table:table-cell office:value-type="float" office:value="0.4998001011" calcext:value-type="float">
            <text:p>0.4998001011</text:p>
          </table:table-cell>
          <table:table-cell table:number-columns-repeated="8"/>
        </table:table-row>
        <table:table-row table:style-name="ro1">
          <table:table-cell office:value-type="float" office:value="0.495100191" calcext:value-type="float">
            <text:p>0.495100191</text:p>
          </table:table-cell>
          <table:table-cell office:value-type="float" office:value="0.59850037" calcext:value-type="float">
            <text:p>0.59850037</text:p>
          </table:table-cell>
          <table:table-cell table:number-columns-repeated="8"/>
        </table:table-row>
        <table:table-row table:style-name="ro1">
          <table:table-cell office:value-type="float" office:value="0.439800082" calcext:value-type="float">
            <text:p>0.439800082</text:p>
          </table:table-cell>
          <table:table-cell office:value-type="float" office:value="0.47110007" calcext:value-type="float">
            <text:p>0.47110007</text:p>
          </table:table-cell>
          <table:table-cell table:number-columns-repeated="8"/>
        </table:table-row>
        <table:table-row table:style-name="ro1">
          <table:table-cell office:value-type="float" office:value="0.47020007" calcext:value-type="float">
            <text:p>0.47020007</text:p>
          </table:table-cell>
          <table:table-cell office:value-type="float" office:value="0.58690022" calcext:value-type="float">
            <text:p>0.58690022</text:p>
          </table:table-cell>
          <table:table-cell table:number-columns-repeated="8"/>
        </table:table-row>
        <table:table-row table:style-name="ro1">
          <table:table-cell office:value-type="float" office:value="0.509299781" calcext:value-type="float">
            <text:p>0.509299781</text:p>
          </table:table-cell>
          <table:table-cell office:value-type="float" office:value="0.4450000601" calcext:value-type="float">
            <text:p>0.4450000601</text:p>
          </table:table-cell>
          <table:table-cell table:number-columns-repeated="8"/>
        </table:table-row>
        <table:table-row table:style-name="ro1">
          <table:table-cell office:value-type="float" office:value="0.9763002921" calcext:value-type="float">
            <text:p>0.9763002921</text:p>
          </table:table-cell>
          <table:table-cell office:value-type="float" office:value="0.60119998" calcext:value-type="float">
            <text:p>0.60119998</text:p>
          </table:table-cell>
          <table:table-cell table:number-columns-repeated="8"/>
        </table:table-row>
        <table:table-row table:style-name="ro1">
          <table:table-cell office:value-type="float" office:value="0.4650002" calcext:value-type="float">
            <text:p>0.4650002</text:p>
          </table:table-cell>
          <table:table-cell office:value-type="float" office:value="0.5967003" calcext:value-type="float">
            <text:p>0.5967003</text:p>
          </table:table-cell>
          <table:table-cell table:number-columns-repeated="8"/>
        </table:table-row>
        <table:table-row table:style-name="ro1">
          <table:table-cell office:value-type="float" office:value="0.513499871" calcext:value-type="float">
            <text:p>0.513499871</text:p>
          </table:table-cell>
          <table:table-cell office:value-type="float" office:value="0.824700331" calcext:value-type="float">
            <text:p>0.824700331</text:p>
          </table:table-cell>
          <table:table-cell table:number-columns-repeated="8"/>
        </table:table-row>
        <table:table-row table:style-name="ro1">
          <table:table-cell office:value-type="float" office:value="0.500599992" calcext:value-type="float">
            <text:p>0.500599992</text:p>
          </table:table-cell>
          <table:table-cell office:value-type="float" office:value="0.47780017" calcext:value-type="float">
            <text:p>0.47780017</text:p>
          </table:table-cell>
          <table:table-cell table:number-columns-repeated="8"/>
        </table:table-row>
        <table:table-row table:style-name="ro1">
          <table:table-cell office:value-type="float" office:value="0.397000111" calcext:value-type="float">
            <text:p>0.397000111</text:p>
          </table:table-cell>
          <table:table-cell office:value-type="float" office:value="0.6020999901" calcext:value-type="float">
            <text:p>0.6020999901</text:p>
          </table:table-cell>
          <table:table-cell table:number-columns-repeated="8"/>
        </table:table-row>
        <table:table-row table:style-name="ro1">
          <table:table-cell office:value-type="float" office:value="0.482700181" calcext:value-type="float">
            <text:p>0.482700181</text:p>
          </table:table-cell>
          <table:table-cell office:value-type="float" office:value="0.46490019" calcext:value-type="float">
            <text:p>0.46490019</text:p>
          </table:table-cell>
          <table:table-cell table:number-columns-repeated="8"/>
        </table:table-row>
        <table:table-row table:style-name="ro1">
          <table:table-cell office:value-type="float" office:value="0.416000091" calcext:value-type="float">
            <text:p>0.416000091</text:p>
          </table:table-cell>
          <table:table-cell office:value-type="float" office:value="0.60470044" calcext:value-type="float">
            <text:p>0.60470044</text:p>
          </table:table-cell>
          <table:table-cell table:number-columns-repeated="8"/>
        </table:table-row>
        <table:table-row table:style-name="ro1">
          <table:table-cell office:value-type="float" office:value="0.49200011" calcext:value-type="float">
            <text:p>0.49200011</text:p>
          </table:table-cell>
          <table:table-cell office:value-type="float" office:value="0.4383000801" calcext:value-type="float">
            <text:p>0.4383000801</text:p>
          </table:table-cell>
          <table:table-cell table:number-columns-repeated="8"/>
        </table:table-row>
        <table:table-row table:style-name="ro1">
          <table:table-cell office:value-type="float" office:value="0.447000219" calcext:value-type="float">
            <text:p>0.447000219</text:p>
          </table:table-cell>
          <table:table-cell office:value-type="float" office:value="0.798500291" calcext:value-type="float">
            <text:p>0.798500291</text:p>
          </table:table-cell>
          <table:table-cell table:number-columns-repeated="8"/>
        </table:table-row>
        <table:table-row table:style-name="ro1">
          <table:table-cell office:value-type="float" office:value="0.5089001" calcext:value-type="float">
            <text:p>0.5089001</text:p>
          </table:table-cell>
          <table:table-cell office:value-type="float" office:value="0.5137001" calcext:value-type="float">
            <text:p>0.5137001</text:p>
          </table:table-cell>
          <table:table-cell table:number-columns-repeated="8"/>
        </table:table-row>
        <table:table-row table:style-name="ro1">
          <table:table-cell office:value-type="float" office:value="0.395599881" calcext:value-type="float">
            <text:p>0.395599881</text:p>
          </table:table-cell>
          <table:table-cell office:value-type="float" office:value="0.65250019" calcext:value-type="float">
            <text:p>0.65250019</text:p>
          </table:table-cell>
          <table:table-cell table:number-columns-repeated="8"/>
        </table:table-row>
        <table:table-row table:style-name="ro1">
          <table:table-cell office:value-type="float" office:value="0.502899982" calcext:value-type="float">
            <text:p>0.502899982</text:p>
          </table:table-cell>
          <table:table-cell office:value-type="float" office:value="0.65850057" calcext:value-type="float">
            <text:p>0.65850057</text:p>
          </table:table-cell>
          <table:table-cell table:number-columns-repeated="8"/>
        </table:table-row>
        <table:table-row table:style-name="ro1">
          <table:table-cell office:value-type="float" office:value="0.381500061" calcext:value-type="float">
            <text:p>0.381500061</text:p>
          </table:table-cell>
          <table:table-cell office:value-type="float" office:value="0.61220013" calcext:value-type="float">
            <text:p>0.61220013</text:p>
          </table:table-cell>
          <table:table-cell table:number-columns-repeated="8"/>
        </table:table-row>
        <table:table-row table:style-name="ro1">
          <table:table-cell office:value-type="float" office:value="0.509999982" calcext:value-type="float">
            <text:p>0.509999982</text:p>
          </table:table-cell>
          <table:table-cell office:value-type="float" office:value="1.50850007" calcext:value-type="float">
            <text:p>1.50850007</text:p>
          </table:table-cell>
          <table:table-cell table:number-columns-repeated="8"/>
        </table:table-row>
        <table:table-row table:style-name="ro1">
          <table:table-cell office:value-type="float" office:value="0.67190018" calcext:value-type="float">
            <text:p>0.67190018</text:p>
          </table:table-cell>
          <table:table-cell office:value-type="float" office:value="0.59979995" calcext:value-type="float">
            <text:p>0.59979995</text:p>
          </table:table-cell>
          <table:table-cell table:number-columns-repeated="8"/>
        </table:table-row>
        <table:table-row table:style-name="ro1">
          <table:table-cell office:value-type="float" office:value="0.635500381" calcext:value-type="float">
            <text:p>0.635500381</text:p>
          </table:table-cell>
          <table:table-cell office:value-type="float" office:value="1.354200201" calcext:value-type="float">
            <text:p>1.354200201</text:p>
          </table:table-cell>
          <table:table-cell table:number-columns-repeated="8"/>
        </table:table-row>
        <table:table-row table:style-name="ro1">
          <table:table-cell office:value-type="float" office:value="0.569500491" calcext:value-type="float">
            <text:p>0.569500491</text:p>
          </table:table-cell>
          <table:table-cell office:value-type="float" office:value="0.517500141" calcext:value-type="float">
            <text:p>0.517500141</text:p>
          </table:table-cell>
          <table:table-cell table:number-columns-repeated="8"/>
        </table:table-row>
        <table:table-row table:style-name="ro1">
          <table:table-cell office:value-type="float" office:value="0.435600082" calcext:value-type="float">
            <text:p>0.435600082</text:p>
          </table:table-cell>
          <table:table-cell office:value-type="float" office:value="0.56010012" calcext:value-type="float">
            <text:p>0.56010012</text:p>
          </table:table-cell>
          <table:table-cell table:number-columns-repeated="8"/>
        </table:table-row>
        <table:table-row table:style-name="ro1">
          <table:table-cell office:value-type="float" office:value="0.58060018" calcext:value-type="float">
            <text:p>0.58060018</text:p>
          </table:table-cell>
          <table:table-cell office:value-type="float" office:value="0.45000013" calcext:value-type="float">
            <text:p>0.45000013</text:p>
          </table:table-cell>
          <table:table-cell table:number-columns-repeated="8"/>
        </table:table-row>
        <table:table-row table:style-name="ro1">
          <table:table-cell office:value-type="float" office:value="0.44159998" calcext:value-type="float">
            <text:p>0.44159998</text:p>
          </table:table-cell>
          <table:table-cell office:value-type="float" office:value="0.56590037" calcext:value-type="float">
            <text:p>0.56590037</text:p>
          </table:table-cell>
          <table:table-cell table:number-columns-repeated="8"/>
        </table:table-row>
        <table:table-row table:style-name="ro1">
          <table:table-cell office:value-type="float" office:value="0.52730016" calcext:value-type="float">
            <text:p>0.52730016</text:p>
          </table:table-cell>
          <table:table-cell office:value-type="float" office:value="0.480200051" calcext:value-type="float">
            <text:p>0.480200051</text:p>
          </table:table-cell>
          <table:table-cell table:number-columns-repeated="8"/>
        </table:table-row>
        <table:table-row table:style-name="ro1">
          <table:table-cell office:value-type="float" office:value="0.41460014" calcext:value-type="float">
            <text:p>0.41460014</text:p>
          </table:table-cell>
          <table:table-cell office:value-type="float" office:value="0.56360022" calcext:value-type="float">
            <text:p>0.56360022</text:p>
          </table:table-cell>
          <table:table-cell table:number-columns-repeated="8"/>
        </table:table-row>
        <table:table-row table:style-name="ro1">
          <table:table-cell office:value-type="float" office:value="0.54780037" calcext:value-type="float">
            <text:p>0.54780037</text:p>
          </table:table-cell>
          <table:table-cell office:value-type="float" office:value="0.59730031" calcext:value-type="float">
            <text:p>0.59730031</text:p>
          </table:table-cell>
          <table:table-cell table:number-columns-repeated="8"/>
        </table:table-row>
        <table:table-row table:style-name="ro1">
          <table:table-cell office:value-type="float" office:value="0.45600008" calcext:value-type="float">
            <text:p>0.45600008</text:p>
          </table:table-cell>
          <table:table-cell office:value-type="float" office:value="0.973200691" calcext:value-type="float">
            <text:p>0.973200691</text:p>
          </table:table-cell>
          <table:table-cell table:number-columns-repeated="8"/>
        </table:table-row>
        <table:table-row table:style-name="ro1">
          <table:table-cell office:value-type="float" office:value="0.516100041" calcext:value-type="float">
            <text:p>0.516100041</text:p>
          </table:table-cell>
          <table:table-cell office:value-type="float" office:value="0.48760023" calcext:value-type="float">
            <text:p>0.48760023</text:p>
          </table:table-cell>
          <table:table-cell table:number-columns-repeated="8"/>
        </table:table-row>
        <table:table-row table:style-name="ro1">
          <table:table-cell office:value-type="float" office:value="0.41300014" calcext:value-type="float">
            <text:p>0.41300014</text:p>
          </table:table-cell>
          <table:table-cell office:value-type="float" office:value="0.5936003599" calcext:value-type="float">
            <text:p>0.5936003599</text:p>
          </table:table-cell>
          <table:table-cell table:number-columns-repeated="8"/>
        </table:table-row>
        <table:table-row table:style-name="ro1">
          <table:table-cell office:value-type="float" office:value="0.53620042" calcext:value-type="float">
            <text:p>0.53620042</text:p>
          </table:table-cell>
          <table:table-cell office:value-type="float" office:value="0.45020012" calcext:value-type="float">
            <text:p>0.45020012</text:p>
          </table:table-cell>
          <table:table-cell table:number-columns-repeated="8"/>
        </table:table-row>
        <table:table-row table:style-name="ro1">
          <table:table-cell office:value-type="float" office:value="1.3243012701" calcext:value-type="float">
            <text:p>1.3243012701</text:p>
          </table:table-cell>
          <table:table-cell office:value-type="float" office:value="0.532100031" calcext:value-type="float">
            <text:p>0.532100031</text:p>
          </table:table-cell>
          <table:table-cell table:number-columns-repeated="8"/>
        </table:table-row>
        <table:table-row table:style-name="ro1">
          <table:table-cell office:value-type="float" office:value="0.47989993" calcext:value-type="float">
            <text:p>0.47989993</text:p>
          </table:table-cell>
          <table:table-cell office:value-type="float" office:value="0.46950003" calcext:value-type="float">
            <text:p>0.46950003</text:p>
          </table:table-cell>
          <table:table-cell table:number-columns-repeated="8"/>
        </table:table-row>
        <table:table-row table:style-name="ro1">
          <table:table-cell office:value-type="float" office:value="0.53790029" calcext:value-type="float">
            <text:p>0.53790029</text:p>
          </table:table-cell>
          <table:table-cell office:value-type="float" office:value="0.5455005099" calcext:value-type="float">
            <text:p>0.5455005099</text:p>
          </table:table-cell>
          <table:table-cell table:number-columns-repeated="8"/>
        </table:table-row>
        <table:table-row table:style-name="ro1">
          <table:table-cell office:value-type="float" office:value="0.395600141" calcext:value-type="float">
            <text:p>0.395600141</text:p>
          </table:table-cell>
          <table:table-cell office:value-type="float" office:value="0.4283001111" calcext:value-type="float">
            <text:p>0.4283001111</text:p>
          </table:table-cell>
          <table:table-cell table:number-columns-repeated="8"/>
        </table:table-row>
        <table:table-row table:style-name="ro1">
          <table:table-cell office:value-type="float" office:value="0.4992" calcext:value-type="float">
            <text:p>0.4992</text:p>
          </table:table-cell>
          <table:table-cell office:value-type="float" office:value="0.60680034" calcext:value-type="float">
            <text:p>0.60680034</text:p>
          </table:table-cell>
          <table:table-cell table:number-columns-repeated="8"/>
        </table:table-row>
        <table:table-row table:style-name="ro1">
          <table:table-cell office:value-type="float" office:value="0.448399981" calcext:value-type="float">
            <text:p>0.448399981</text:p>
          </table:table-cell>
          <table:table-cell office:value-type="float" office:value="0.4507" calcext:value-type="float">
            <text:p>0.4507</text:p>
          </table:table-cell>
          <table:table-cell table:number-columns-repeated="8"/>
        </table:table-row>
        <table:table-row table:style-name="ro1">
          <table:table-cell office:value-type="float" office:value="0.45539993" calcext:value-type="float">
            <text:p>0.45539993</text:p>
          </table:table-cell>
          <table:table-cell office:value-type="float" office:value="0.543900211" calcext:value-type="float">
            <text:p>0.543900211</text:p>
          </table:table-cell>
          <table:table-cell table:number-columns-repeated="8"/>
        </table:table-row>
        <table:table-row table:style-name="ro1">
          <table:table-cell office:value-type="float" office:value="0.586600271" calcext:value-type="float">
            <text:p>0.586600271</text:p>
          </table:table-cell>
          <table:table-cell office:value-type="float" office:value="0.4622999" calcext:value-type="float">
            <text:p>0.4622999</text:p>
          </table:table-cell>
          <table:table-cell table:number-columns-repeated="8"/>
        </table:table-row>
        <table:table-row table:style-name="ro1">
          <table:table-cell office:value-type="float" office:value="0.38440004" calcext:value-type="float">
            <text:p>0.38440004</text:p>
          </table:table-cell>
          <table:table-cell office:value-type="float" office:value="0.5912003099" calcext:value-type="float">
            <text:p>0.5912003099</text:p>
          </table:table-cell>
          <table:table-cell table:number-columns-repeated="8"/>
        </table:table-row>
        <table:table-row table:style-name="ro1">
          <table:table-cell office:value-type="float" office:value="0.51890027" calcext:value-type="float">
            <text:p>0.51890027</text:p>
          </table:table-cell>
          <table:table-cell office:value-type="float" office:value="0.6078004" calcext:value-type="float">
            <text:p>0.6078004</text:p>
          </table:table-cell>
          <table:table-cell table:number-columns-repeated="8"/>
        </table:table-row>
        <table:table-row table:style-name="ro1">
          <table:table-cell office:value-type="float" office:value="0.6391000201" calcext:value-type="float">
            <text:p>0.6391000201</text:p>
          </table:table-cell>
          <table:table-cell office:value-type="float" office:value="0.457999991" calcext:value-type="float">
            <text:p>0.457999991</text:p>
          </table:table-cell>
          <table:table-cell table:number-columns-repeated="8"/>
        </table:table-row>
        <table:table-row table:style-name="ro1">
          <table:table-cell office:value-type="float" office:value="0.631500111" calcext:value-type="float">
            <text:p>0.631500111</text:p>
          </table:table-cell>
          <table:table-cell office:value-type="float" office:value="0.57890033" calcext:value-type="float">
            <text:p>0.57890033</text:p>
          </table:table-cell>
          <table:table-cell table:number-columns-repeated="8"/>
        </table:table-row>
        <table:table-row table:style-name="ro1">
          <table:table-cell office:value-type="float" office:value="0.654500011" calcext:value-type="float">
            <text:p>0.654500011</text:p>
          </table:table-cell>
          <table:table-cell office:value-type="float" office:value="0.390799971" calcext:value-type="float">
            <text:p>0.390799971</text:p>
          </table:table-cell>
          <table:table-cell table:number-columns-repeated="8"/>
        </table:table-row>
        <table:table-row table:style-name="ro1">
          <table:table-cell office:value-type="float" office:value="0.71970023" calcext:value-type="float">
            <text:p>0.71970023</text:p>
          </table:table-cell>
          <table:table-cell office:value-type="float" office:value="0.616100391" calcext:value-type="float">
            <text:p>0.616100391</text:p>
          </table:table-cell>
          <table:table-cell table:number-columns-repeated="8"/>
        </table:table-row>
        <table:table-row table:style-name="ro1">
          <table:table-cell office:value-type="float" office:value="0.543100301" calcext:value-type="float">
            <text:p>0.543100301</text:p>
          </table:table-cell>
          <table:table-cell office:value-type="float" office:value="0.4962002" calcext:value-type="float">
            <text:p>0.4962002</text:p>
          </table:table-cell>
          <table:table-cell table:number-columns-repeated="8"/>
        </table:table-row>
        <table:table-row table:style-name="ro1">
          <table:table-cell office:value-type="float" office:value="0.78930038" calcext:value-type="float">
            <text:p>0.78930038</text:p>
          </table:table-cell>
          <table:table-cell office:value-type="float" office:value="0.65690024" calcext:value-type="float">
            <text:p>0.65690024</text:p>
          </table:table-cell>
          <table:table-cell table:number-columns-repeated="8"/>
        </table:table-row>
        <table:table-row table:style-name="ro1">
          <table:table-cell office:value-type="float" office:value="0.87230002" calcext:value-type="float">
            <text:p>0.87230002</text:p>
          </table:table-cell>
          <table:table-cell office:value-type="float" office:value="0.62870011" calcext:value-type="float">
            <text:p>0.62870011</text:p>
          </table:table-cell>
          <table:table-cell table:number-columns-repeated="8"/>
        </table:table-row>
        <table:table-row table:style-name="ro1">
          <table:table-cell office:value-type="float" office:value="0.7289999" calcext:value-type="float">
            <text:p>0.7289999</text:p>
          </table:table-cell>
          <table:table-cell office:value-type="float" office:value="0.62080028" calcext:value-type="float">
            <text:p>0.62080028</text:p>
          </table:table-cell>
          <table:table-cell table:number-columns-repeated="8"/>
        </table:table-row>
        <table:table-row table:style-name="ro1">
          <table:table-cell office:value-type="float" office:value="0.615400194" calcext:value-type="float">
            <text:p>0.615400194</text:p>
          </table:table-cell>
          <table:table-cell office:value-type="float" office:value="0.659900041" calcext:value-type="float">
            <text:p>0.659900041</text:p>
          </table:table-cell>
          <table:table-cell table:number-columns-repeated="8"/>
        </table:table-row>
        <table:table-row table:style-name="ro1">
          <table:table-cell office:value-type="float" office:value="0.60350021" calcext:value-type="float">
            <text:p>0.60350021</text:p>
          </table:table-cell>
          <table:table-cell office:value-type="float" office:value="0.62649994" calcext:value-type="float">
            <text:p>0.62649994</text:p>
          </table:table-cell>
          <table:table-cell table:number-columns-repeated="8"/>
        </table:table-row>
        <table:table-row table:style-name="ro1">
          <table:table-cell office:value-type="float" office:value="0.5750003" calcext:value-type="float">
            <text:p>0.5750003</text:p>
          </table:table-cell>
          <table:table-cell office:value-type="float" office:value="0.72699987" calcext:value-type="float">
            <text:p>0.72699987</text:p>
          </table:table-cell>
          <table:table-cell table:number-columns-repeated="8"/>
        </table:table-row>
        <table:table-row table:style-name="ro1">
          <table:table-cell office:value-type="float" office:value="0.54840034" calcext:value-type="float">
            <text:p>0.54840034</text:p>
          </table:table-cell>
          <table:table-cell office:value-type="float" office:value="0.81410019" calcext:value-type="float">
            <text:p>0.81410019</text:p>
          </table:table-cell>
          <table:table-cell table:number-columns-repeated="8"/>
        </table:table-row>
        <table:table-row table:style-name="ro1">
          <table:table-cell office:value-type="float" office:value="1.272700201" calcext:value-type="float">
            <text:p>1.272700201</text:p>
          </table:table-cell>
          <table:table-cell office:value-type="float" office:value="0.89169969" calcext:value-type="float">
            <text:p>0.89169969</text:p>
          </table:table-cell>
          <table:table-cell table:number-columns-repeated="8"/>
        </table:table-row>
        <table:table-row table:style-name="ro1">
          <table:table-cell office:value-type="float" office:value="0.8885" calcext:value-type="float">
            <text:p>0.8885</text:p>
          </table:table-cell>
          <table:table-cell office:value-type="float" office:value="0.58410024" calcext:value-type="float">
            <text:p>0.58410024</text:p>
          </table:table-cell>
          <table:table-cell table:number-columns-repeated="8"/>
        </table:table-row>
        <table:table-row table:style-name="ro1">
          <table:table-cell office:value-type="float" office:value="0.63420011" calcext:value-type="float">
            <text:p>0.63420011</text:p>
          </table:table-cell>
          <table:table-cell office:value-type="float" office:value="0.63800051" calcext:value-type="float">
            <text:p>0.63800051</text:p>
          </table:table-cell>
          <table:table-cell table:number-columns-repeated="8"/>
        </table:table-row>
        <table:table-row table:style-name="ro1">
          <table:table-cell office:value-type="float" office:value="0.540099932" calcext:value-type="float">
            <text:p>0.540099932</text:p>
          </table:table-cell>
          <table:table-cell office:value-type="float" office:value="0.60080022" calcext:value-type="float">
            <text:p>0.60080022</text:p>
          </table:table-cell>
          <table:table-cell table:number-columns-repeated="8"/>
        </table:table-row>
        <table:table-row table:style-name="ro1">
          <table:table-cell office:value-type="float" office:value="0.60270029" calcext:value-type="float">
            <text:p>0.60270029</text:p>
          </table:table-cell>
          <table:table-cell office:value-type="float" office:value="0.675500161" calcext:value-type="float">
            <text:p>0.675500161</text:p>
          </table:table-cell>
          <table:table-cell table:number-columns-repeated="8"/>
        </table:table-row>
        <table:table-row table:style-name="ro1">
          <table:table-cell office:value-type="float" office:value="0.9427001001" calcext:value-type="float">
            <text:p>0.9427001001</text:p>
          </table:table-cell>
          <table:table-cell office:value-type="float" office:value="0.849800211" calcext:value-type="float">
            <text:p>0.849800211</text:p>
          </table:table-cell>
          <table:table-cell table:number-columns-repeated="8"/>
        </table:table-row>
        <table:table-row table:style-name="ro1">
          <table:table-cell office:value-type="float" office:value="0.59040013" calcext:value-type="float">
            <text:p>0.59040013</text:p>
          </table:table-cell>
          <table:table-cell office:value-type="float" office:value="0.87000036" calcext:value-type="float">
            <text:p>0.87000036</text:p>
          </table:table-cell>
          <table:table-cell table:number-columns-repeated="8"/>
        </table:table-row>
        <table:table-row table:style-name="ro1">
          <table:table-cell office:value-type="float" office:value="0.59950014" calcext:value-type="float">
            <text:p>0.59950014</text:p>
          </table:table-cell>
          <table:table-cell office:value-type="float" office:value="0.73060008" calcext:value-type="float">
            <text:p>0.73060008</text:p>
          </table:table-cell>
          <table:table-cell table:number-columns-repeated="8"/>
        </table:table-row>
        <table:table-row table:style-name="ro1">
          <table:table-cell office:value-type="float" office:value="0.56080039" calcext:value-type="float">
            <text:p>0.56080039</text:p>
          </table:table-cell>
          <table:table-cell office:value-type="float" office:value="0.86760027" calcext:value-type="float">
            <text:p>0.86760027</text:p>
          </table:table-cell>
          <table:table-cell table:number-columns-repeated="8"/>
        </table:table-row>
        <table:table-row table:style-name="ro1">
          <table:table-cell office:value-type="float" office:value="0.62219999" calcext:value-type="float">
            <text:p>0.62219999</text:p>
          </table:table-cell>
          <table:table-cell office:value-type="float" office:value="0.676300201" calcext:value-type="float">
            <text:p>0.676300201</text:p>
          </table:table-cell>
          <table:table-cell table:number-columns-repeated="8"/>
        </table:table-row>
        <table:table-row table:style-name="ro1">
          <table:table-cell office:value-type="float" office:value="1.04200028" calcext:value-type="float">
            <text:p>1.04200028</text:p>
          </table:table-cell>
          <table:table-cell office:value-type="float" office:value="0.9268001" calcext:value-type="float">
            <text:p>0.9268001</text:p>
          </table:table-cell>
          <table:table-cell table:number-columns-repeated="8"/>
        </table:table-row>
        <table:table-row table:style-name="ro1">
          <table:table-cell office:value-type="float" office:value="0.671199981" calcext:value-type="float">
            <text:p>0.671199981</text:p>
          </table:table-cell>
          <table:table-cell office:value-type="float" office:value="0.5851000811" calcext:value-type="float">
            <text:p>0.5851000811</text:p>
          </table:table-cell>
          <table:table-cell table:number-columns-repeated="8"/>
        </table:table-row>
        <table:table-row table:style-name="ro1">
          <table:table-cell office:value-type="float" office:value="0.60940013" calcext:value-type="float">
            <text:p>0.60940013</text:p>
          </table:table-cell>
          <table:table-cell office:value-type="float" office:value="0.65820049" calcext:value-type="float">
            <text:p>0.65820049</text:p>
          </table:table-cell>
          <table:table-cell table:number-columns-repeated="8"/>
        </table:table-row>
        <table:table-row table:style-name="ro1">
          <table:table-cell office:value-type="float" office:value="0.61980031" calcext:value-type="float">
            <text:p>0.61980031</text:p>
          </table:table-cell>
          <table:table-cell office:value-type="float" office:value="0.57440003" calcext:value-type="float">
            <text:p>0.57440003</text:p>
          </table:table-cell>
          <table:table-cell table:number-columns-repeated="8"/>
        </table:table-row>
        <table:table-row table:style-name="ro1">
          <table:table-cell office:value-type="float" office:value="0.52120032" calcext:value-type="float">
            <text:p>0.52120032</text:p>
          </table:table-cell>
          <table:table-cell office:value-type="float" office:value="0.81130017" calcext:value-type="float">
            <text:p>0.81130017</text:p>
          </table:table-cell>
          <table:table-cell table:number-columns-repeated="8"/>
        </table:table-row>
        <table:table-row table:style-name="ro1">
          <table:table-cell office:value-type="float" office:value="0.6502003204" calcext:value-type="float">
            <text:p>0.6502003204</text:p>
          </table:table-cell>
          <table:table-cell office:value-type="float" office:value="0.714100171" calcext:value-type="float">
            <text:p>0.714100171</text:p>
          </table:table-cell>
          <table:table-cell table:number-columns-repeated="8"/>
        </table:table-row>
        <table:table-row table:style-name="ro1">
          <table:table-cell office:value-type="float" office:value="0.545700523" calcext:value-type="float">
            <text:p>0.545700523</text:p>
          </table:table-cell>
          <table:table-cell office:value-type="float" office:value="0.927800201" calcext:value-type="float">
            <text:p>0.927800201</text:p>
          </table:table-cell>
          <table:table-cell table:number-columns-repeated="8"/>
        </table:table-row>
        <table:table-row table:style-name="ro1">
          <table:table-cell office:value-type="float" office:value="0.69920008" calcext:value-type="float">
            <text:p>0.69920008</text:p>
          </table:table-cell>
          <table:table-cell office:value-type="float" office:value="0.8862998599" calcext:value-type="float">
            <text:p>0.8862998599</text:p>
          </table:table-cell>
          <table:table-cell table:number-columns-repeated="8"/>
        </table:table-row>
        <table:table-row table:style-name="ro1">
          <table:table-cell office:value-type="float" office:value="0.49290007" calcext:value-type="float">
            <text:p>0.49290007</text:p>
          </table:table-cell>
          <table:table-cell office:value-type="float" office:value="0.64980035" calcext:value-type="float">
            <text:p>0.64980035</text:p>
          </table:table-cell>
          <table:table-cell table:number-columns-repeated="8"/>
        </table:table-row>
        <table:table-row table:style-name="ro1">
          <table:table-cell office:value-type="float" office:value="0.5863002" calcext:value-type="float">
            <text:p>0.5863002</text:p>
          </table:table-cell>
          <table:table-cell office:value-type="float" office:value="0.65470013" calcext:value-type="float">
            <text:p>0.65470013</text:p>
          </table:table-cell>
          <table:table-cell table:number-columns-repeated="8"/>
        </table:table-row>
        <table:table-row table:style-name="ro1">
          <table:table-cell office:value-type="float" office:value="0.55070029" calcext:value-type="float">
            <text:p>0.55070029</text:p>
          </table:table-cell>
          <table:table-cell office:value-type="float" office:value="0.64010037" calcext:value-type="float">
            <text:p>0.64010037</text:p>
          </table:table-cell>
          <table:table-cell table:number-columns-repeated="8"/>
        </table:table-row>
        <table:table-row table:style-name="ro1">
          <table:table-cell office:value-type="float" office:value="0.87460021" calcext:value-type="float">
            <text:p>0.87460021</text:p>
          </table:table-cell>
          <table:table-cell office:value-type="float" office:value="0.85490014" calcext:value-type="float">
            <text:p>0.85490014</text:p>
          </table:table-cell>
          <table:table-cell table:number-columns-repeated="8"/>
        </table:table-row>
        <table:table-row table:style-name="ro1">
          <table:table-cell office:value-type="float" office:value="0.4319000401" calcext:value-type="float">
            <text:p>0.4319000401</text:p>
          </table:table-cell>
          <table:table-cell office:value-type="float" office:value="0.45960007" calcext:value-type="float">
            <text:p>0.45960007</text:p>
          </table:table-cell>
          <table:table-cell table:number-columns-repeated="8"/>
        </table:table-row>
        <table:table-row table:style-name="ro1">
          <table:table-cell office:value-type="float" office:value="0.52720024" calcext:value-type="float">
            <text:p>0.52720024</text:p>
          </table:table-cell>
          <table:table-cell office:value-type="float" office:value="0.55530027" calcext:value-type="float">
            <text:p>0.55530027</text:p>
          </table:table-cell>
          <table:table-cell table:number-columns-repeated="8"/>
        </table:table-row>
        <table:table-row table:style-name="ro1">
          <table:table-cell office:value-type="float" office:value="0.5041999401" calcext:value-type="float">
            <text:p>0.5041999401</text:p>
          </table:table-cell>
          <table:table-cell office:value-type="float" office:value="0.443400001" calcext:value-type="float">
            <text:p>0.443400001</text:p>
          </table:table-cell>
          <table:table-cell table:number-columns-repeated="8"/>
        </table:table-row>
        <table:table-row table:style-name="ro1">
          <table:table-cell office:value-type="float" office:value="0.51209998" calcext:value-type="float">
            <text:p>0.51209998</text:p>
          </table:table-cell>
          <table:table-cell office:value-type="float" office:value="0.51570007" calcext:value-type="float">
            <text:p>0.51570007</text:p>
          </table:table-cell>
          <table:table-cell table:number-columns-repeated="8"/>
        </table:table-row>
        <table:table-row table:style-name="ro1">
          <table:table-cell office:value-type="float" office:value="0.39859994" calcext:value-type="float">
            <text:p>0.39859994</text:p>
          </table:table-cell>
          <table:table-cell office:value-type="float" office:value="0.490900129" calcext:value-type="float">
            <text:p>0.490900129</text:p>
          </table:table-cell>
          <table:table-cell table:number-columns-repeated="8"/>
        </table:table-row>
        <table:table-row table:style-name="ro1">
          <table:table-cell office:value-type="float" office:value="0.51400005" calcext:value-type="float">
            <text:p>0.51400005</text:p>
          </table:table-cell>
          <table:table-cell office:value-type="float" office:value="0.50570011" calcext:value-type="float">
            <text:p>0.50570011</text:p>
          </table:table-cell>
          <table:table-cell table:number-columns-repeated="8"/>
        </table:table-row>
        <table:table-row table:style-name="ro1">
          <table:table-cell office:value-type="float" office:value="0.400399851" calcext:value-type="float">
            <text:p>0.400399851</text:p>
          </table:table-cell>
          <table:table-cell office:value-type="float" office:value="0.53640039" calcext:value-type="float">
            <text:p>0.53640039</text:p>
          </table:table-cell>
          <table:table-cell table:number-columns-repeated="8"/>
        </table:table-row>
        <table:table-row table:style-name="ro1">
          <table:table-cell office:value-type="float" office:value="0.507399981" calcext:value-type="float">
            <text:p>0.507399981</text:p>
          </table:table-cell>
          <table:table-cell office:value-type="float" office:value="0.631500471" calcext:value-type="float">
            <text:p>0.631500471</text:p>
          </table:table-cell>
          <table:table-cell table:number-columns-repeated="8"/>
        </table:table-row>
        <table:table-row table:style-name="ro1">
          <table:table-cell office:value-type="float" office:value="0.387199952" calcext:value-type="float">
            <text:p>0.387199952</text:p>
          </table:table-cell>
          <table:table-cell office:value-type="float" office:value="0.475200201" calcext:value-type="float">
            <text:p>0.475200201</text:p>
          </table:table-cell>
          <table:table-cell table:number-columns-repeated="8"/>
        </table:table-row>
        <table:table-row table:style-name="ro1">
          <table:table-cell office:value-type="float" office:value="0.50869998" calcext:value-type="float">
            <text:p>0.50869998</text:p>
          </table:table-cell>
          <table:table-cell office:value-type="float" office:value="0.592400101" calcext:value-type="float">
            <text:p>0.592400101</text:p>
          </table:table-cell>
          <table:table-cell table:number-columns-repeated="8"/>
        </table:table-row>
        <table:table-row table:style-name="ro1">
          <table:table-cell office:value-type="float" office:value="0.436400079" calcext:value-type="float">
            <text:p>0.436400079</text:p>
          </table:table-cell>
          <table:table-cell office:value-type="float" office:value="0.418200081" calcext:value-type="float">
            <text:p>0.418200081</text:p>
          </table:table-cell>
          <table:table-cell table:number-columns-repeated="8"/>
        </table:table-row>
        <table:table-row table:style-name="ro1">
          <table:table-cell office:value-type="float" office:value="0.513100061" calcext:value-type="float">
            <text:p>0.513100061</text:p>
          </table:table-cell>
          <table:table-cell office:value-type="float" office:value="0.58720031" calcext:value-type="float">
            <text:p>0.58720031</text:p>
          </table:table-cell>
          <table:table-cell table:number-columns-repeated="8"/>
        </table:table-row>
        <table:table-row table:style-name="ro1">
          <table:table-cell office:value-type="float" office:value="0.535000171" calcext:value-type="float">
            <text:p>0.535000171</text:p>
          </table:table-cell>
          <table:table-cell office:value-type="float" office:value="0.4730001" calcext:value-type="float">
            <text:p>0.4730001</text:p>
          </table:table-cell>
          <table:table-cell table:number-columns-repeated="8"/>
        </table:table-row>
        <table:table-row table:style-name="ro1">
          <table:table-cell office:value-type="float" office:value="0.76680008" calcext:value-type="float">
            <text:p>0.76680008</text:p>
          </table:table-cell>
          <table:table-cell office:value-type="float" office:value="0.56050043" calcext:value-type="float">
            <text:p>0.56050043</text:p>
          </table:table-cell>
          <table:table-cell table:number-columns-repeated="8"/>
        </table:table-row>
        <table:table-row table:style-name="ro1">
          <table:table-cell office:value-type="float" office:value="0.48070015" calcext:value-type="float">
            <text:p>0.48070015</text:p>
          </table:table-cell>
          <table:table-cell office:value-type="float" office:value="0.4771000901" calcext:value-type="float">
            <text:p>0.4771000901</text:p>
          </table:table-cell>
          <table:table-cell table:number-columns-repeated="8"/>
        </table:table-row>
        <table:table-row table:style-name="ro1">
          <table:table-cell office:value-type="float" office:value="0.52690043" calcext:value-type="float">
            <text:p>0.52690043</text:p>
          </table:table-cell>
          <table:table-cell office:value-type="float" office:value="0.535500391" calcext:value-type="float">
            <text:p>0.535500391</text:p>
          </table:table-cell>
          <table:table-cell table:number-columns-repeated="8"/>
        </table:table-row>
        <table:table-row table:style-name="ro1">
          <table:table-cell office:value-type="float" office:value="0.419600031" calcext:value-type="float">
            <text:p>0.419600031</text:p>
          </table:table-cell>
          <table:table-cell office:value-type="float" office:value="0.592600201" calcext:value-type="float">
            <text:p>0.592600201</text:p>
          </table:table-cell>
          <table:table-cell table:number-columns-repeated="8"/>
        </table:table-row>
        <table:table-row table:style-name="ro1">
          <table:table-cell office:value-type="float" office:value="0.515999972" calcext:value-type="float">
            <text:p>0.515999972</text:p>
          </table:table-cell>
          <table:table-cell office:value-type="float" office:value="0.57920028" calcext:value-type="float">
            <text:p>0.57920028</text:p>
          </table:table-cell>
          <table:table-cell table:number-columns-repeated="8"/>
        </table:table-row>
        <table:table-row table:style-name="ro1">
          <table:table-cell office:value-type="float" office:value="0.4272000881" calcext:value-type="float">
            <text:p>0.4272000881</text:p>
          </table:table-cell>
          <table:table-cell office:value-type="float" office:value="0.41029999" calcext:value-type="float">
            <text:p>0.41029999</text:p>
          </table:table-cell>
          <table:table-cell table:number-columns-repeated="8"/>
        </table:table-row>
        <table:table-row table:style-name="ro1">
          <table:table-cell office:value-type="float" office:value="0.5187003301" calcext:value-type="float">
            <text:p>0.5187003301</text:p>
          </table:table-cell>
          <table:table-cell office:value-type="float" office:value="0.54800018" calcext:value-type="float">
            <text:p>0.54800018</text:p>
          </table:table-cell>
          <table:table-cell table:number-columns-repeated="8"/>
        </table:table-row>
        <table:table-row table:style-name="ro1">
          <table:table-cell office:value-type="float" office:value="0.4121000309" calcext:value-type="float">
            <text:p>0.4121000309</text:p>
          </table:table-cell>
          <table:table-cell office:value-type="float" office:value="0.778700422" calcext:value-type="float">
            <text:p>0.778700422</text:p>
          </table:table-cell>
          <table:table-cell table:number-columns-repeated="8"/>
        </table:table-row>
        <table:table-row table:style-name="ro1">
          <table:table-cell office:value-type="float" office:value="0.530600352" calcext:value-type="float">
            <text:p>0.530600352</text:p>
          </table:table-cell>
          <table:table-cell office:value-type="float" office:value="0.4502001" calcext:value-type="float">
            <text:p>0.4502001</text:p>
          </table:table-cell>
          <table:table-cell table:number-columns-repeated="8"/>
        </table:table-row>
        <table:table-row table:style-name="ro1">
          <table:table-cell office:value-type="float" office:value="0.40140003" calcext:value-type="float">
            <text:p>0.40140003</text:p>
          </table:table-cell>
          <table:table-cell office:value-type="float" office:value="0.567000232" calcext:value-type="float">
            <text:p>0.567000232</text:p>
          </table:table-cell>
          <table:table-cell table:number-columns-repeated="8"/>
        </table:table-row>
        <table:table-row table:style-name="ro1">
          <table:table-cell office:value-type="float" office:value="0.507800001" calcext:value-type="float">
            <text:p>0.507800001</text:p>
          </table:table-cell>
          <table:table-cell office:value-type="float" office:value="0.489700231" calcext:value-type="float">
            <text:p>0.489700231</text:p>
          </table:table-cell>
          <table:table-cell table:number-columns-repeated="8"/>
        </table:table-row>
        <table:table-row table:style-name="ro1">
          <table:table-cell office:value-type="float" office:value="0.46910005" calcext:value-type="float">
            <text:p>0.46910005</text:p>
          </table:table-cell>
          <table:table-cell office:value-type="float" office:value="0.54660044" calcext:value-type="float">
            <text:p>0.54660044</text:p>
          </table:table-cell>
          <table:table-cell table:number-columns-repeated="8"/>
        </table:table-row>
        <table:table-row table:style-name="ro1">
          <table:table-cell office:value-type="float" office:value="0.54680043" calcext:value-type="float">
            <text:p>0.54680043</text:p>
          </table:table-cell>
          <table:table-cell office:value-type="float" office:value="0.43690007" calcext:value-type="float">
            <text:p>0.43690007</text:p>
          </table:table-cell>
          <table:table-cell table:number-columns-repeated="8"/>
        </table:table-row>
        <table:table-row table:style-name="ro1">
          <table:table-cell office:value-type="float" office:value="0.4072999011" calcext:value-type="float">
            <text:p>0.4072999011</text:p>
          </table:table-cell>
          <table:table-cell office:value-type="float" office:value="0.55710046" calcext:value-type="float">
            <text:p>0.55710046</text:p>
          </table:table-cell>
          <table:table-cell table:number-columns-repeated="8"/>
        </table:table-row>
        <table:table-row table:style-name="ro1">
          <table:table-cell office:value-type="float" office:value="1.07140098" calcext:value-type="float">
            <text:p>1.07140098</text:p>
          </table:table-cell>
          <table:table-cell office:value-type="float" office:value="0.427800181" calcext:value-type="float">
            <text:p>0.427800181</text:p>
          </table:table-cell>
          <table:table-cell table:number-columns-repeated="8"/>
        </table:table-row>
        <table:table-row table:style-name="ro1">
          <table:table-cell office:value-type="float" office:value="0.451600059" calcext:value-type="float">
            <text:p>0.451600059</text:p>
          </table:table-cell>
          <table:table-cell office:value-type="float" office:value="0.577300229" calcext:value-type="float">
            <text:p>0.577300229</text:p>
          </table:table-cell>
          <table:table-cell table:number-columns-repeated="8"/>
        </table:table-row>
        <table:table-row table:style-name="ro1">
          <table:table-cell office:value-type="float" office:value="0.52000011" calcext:value-type="float">
            <text:p>0.52000011</text:p>
          </table:table-cell>
          <table:table-cell office:value-type="float" office:value="0.42210008" calcext:value-type="float">
            <text:p>0.42210008</text:p>
          </table:table-cell>
          <table:table-cell table:number-columns-repeated="8"/>
        </table:table-row>
        <table:table-row table:style-name="ro1">
          <table:table-cell office:value-type="float" office:value="0.494799631" calcext:value-type="float">
            <text:p>0.494799631</text:p>
          </table:table-cell>
          <table:table-cell office:value-type="float" office:value="0.57870027" calcext:value-type="float">
            <text:p>0.57870027</text:p>
          </table:table-cell>
          <table:table-cell table:number-columns-repeated="8"/>
        </table:table-row>
        <table:table-row table:style-name="ro1">
          <table:table-cell office:value-type="float" office:value="0.525600311" calcext:value-type="float">
            <text:p>0.525600311</text:p>
          </table:table-cell>
          <table:table-cell office:value-type="float" office:value="0.44540001" calcext:value-type="float">
            <text:p>0.44540001</text:p>
          </table:table-cell>
          <table:table-cell table:number-columns-repeated="8"/>
        </table:table-row>
        <table:table-row table:style-name="ro1">
          <table:table-cell office:value-type="float" office:value="0.39959984" calcext:value-type="float">
            <text:p>0.39959984</text:p>
          </table:table-cell>
          <table:table-cell office:value-type="float" office:value="0.58540005" calcext:value-type="float">
            <text:p>0.58540005</text:p>
          </table:table-cell>
          <table:table-cell table:number-columns-repeated="8"/>
        </table:table-row>
        <table:table-row table:style-name="ro1">
          <table:table-cell office:value-type="float" office:value="0.5161999" calcext:value-type="float">
            <text:p>0.5161999</text:p>
          </table:table-cell>
          <table:table-cell office:value-type="float" office:value="0.64150014" calcext:value-type="float">
            <text:p>0.64150014</text:p>
          </table:table-cell>
          <table:table-cell table:number-columns-repeated="8"/>
        </table:table-row>
        <table:table-row table:style-name="ro1">
          <table:table-cell office:value-type="float" office:value="0.380700061" calcext:value-type="float">
            <text:p>0.380700061</text:p>
          </table:table-cell>
          <table:table-cell office:value-type="float" office:value="0.48190014" calcext:value-type="float">
            <text:p>0.48190014</text:p>
          </table:table-cell>
          <table:table-cell table:number-columns-repeated="8"/>
        </table:table-row>
        <table:table-row table:style-name="ro1">
          <table:table-cell office:value-type="float" office:value="0.5554002" calcext:value-type="float">
            <text:p>0.5554002</text:p>
          </table:table-cell>
          <table:table-cell office:value-type="float" office:value="0.565100131" calcext:value-type="float">
            <text:p>0.565100131</text:p>
          </table:table-cell>
          <table:table-cell table:number-columns-repeated="8"/>
        </table:table-row>
        <table:table-row table:style-name="ro1">
          <table:table-cell office:value-type="float" office:value="0.3988001" calcext:value-type="float">
            <text:p>0.3988001</text:p>
          </table:table-cell>
          <table:table-cell office:value-type="float" office:value="0.452700101" calcext:value-type="float">
            <text:p>0.452700101</text:p>
          </table:table-cell>
          <table:table-cell table:number-columns-repeated="8"/>
        </table:table-row>
        <table:table-row table:style-name="ro1">
          <table:table-cell office:value-type="float" office:value="0.50969992" calcext:value-type="float">
            <text:p>0.50969992</text:p>
          </table:table-cell>
          <table:table-cell office:value-type="float" office:value="0.58210021" calcext:value-type="float">
            <text:p>0.58210021</text:p>
          </table:table-cell>
          <table:table-cell table:number-columns-repeated="8"/>
        </table:table-row>
        <table:table-row table:style-name="ro1">
          <table:table-cell office:value-type="float" office:value="0.40109999" calcext:value-type="float">
            <text:p>0.40109999</text:p>
          </table:table-cell>
          <table:table-cell office:value-type="float" office:value="0.416200042" calcext:value-type="float">
            <text:p>0.416200042</text:p>
          </table:table-cell>
          <table:table-cell table:number-columns-repeated="8"/>
        </table:table-row>
        <table:table-row table:style-name="ro1">
          <table:table-cell office:value-type="float" office:value="0.55470029" calcext:value-type="float">
            <text:p>0.55470029</text:p>
          </table:table-cell>
          <table:table-cell office:value-type="float" office:value="0.54550037" calcext:value-type="float">
            <text:p>0.54550037</text:p>
          </table:table-cell>
          <table:table-cell table:number-columns-repeated="8"/>
        </table:table-row>
        <table:table-row table:style-name="ro1">
          <table:table-cell office:value-type="float" office:value="0.81950017" calcext:value-type="float">
            <text:p>0.81950017</text:p>
          </table:table-cell>
          <table:table-cell office:value-type="float" office:value="0.49360012" calcext:value-type="float">
            <text:p>0.49360012</text:p>
          </table:table-cell>
          <table:table-cell table:number-columns-repeated="8"/>
        </table:table-row>
        <table:table-row table:style-name="ro1">
          <table:table-cell office:value-type="float" office:value="0.46659982" calcext:value-type="float">
            <text:p>0.46659982</text:p>
          </table:table-cell>
          <table:table-cell office:value-type="float" office:value="0.55280045" calcext:value-type="float">
            <text:p>0.55280045</text:p>
          </table:table-cell>
          <table:table-cell table:number-columns-repeated="8"/>
        </table:table-row>
        <table:table-row table:style-name="ro1">
          <table:table-cell office:value-type="float" office:value="0.515900141" calcext:value-type="float">
            <text:p>0.515900141</text:p>
          </table:table-cell>
          <table:table-cell office:value-type="float" office:value="0.408299962" calcext:value-type="float">
            <text:p>0.408299962</text:p>
          </table:table-cell>
          <table:table-cell table:number-columns-repeated="8"/>
        </table:table-row>
        <table:table-row table:style-name="ro1">
          <table:table-cell office:value-type="float" office:value="0.419600161" calcext:value-type="float">
            <text:p>0.419600161</text:p>
          </table:table-cell>
          <table:table-cell office:value-type="float" office:value="0.5519005" calcext:value-type="float">
            <text:p>0.5519005</text:p>
          </table:table-cell>
          <table:table-cell table:number-columns-repeated="8"/>
        </table:table-row>
        <table:table-row table:style-name="ro1">
          <table:table-cell office:value-type="float" office:value="0.511000069" calcext:value-type="float">
            <text:p>0.511000069</text:p>
          </table:table-cell>
          <table:table-cell office:value-type="float" office:value="0.439900001" calcext:value-type="float">
            <text:p>0.439900001</text:p>
          </table:table-cell>
          <table:table-cell table:number-columns-repeated="8"/>
        </table:table-row>
        <table:table-row table:style-name="ro1">
          <table:table-cell office:value-type="float" office:value="0.41070018" calcext:value-type="float">
            <text:p>0.41070018</text:p>
          </table:table-cell>
          <table:table-cell office:value-type="float" office:value="0.56140037" calcext:value-type="float">
            <text:p>0.56140037</text:p>
          </table:table-cell>
          <table:table-cell table:number-columns-repeated="8"/>
        </table:table-row>
        <table:table-row table:style-name="ro1">
          <table:table-cell office:value-type="float" office:value="0.54130036" calcext:value-type="float">
            <text:p>0.54130036</text:p>
          </table:table-cell>
          <table:table-cell office:value-type="float" office:value="0.86980035" calcext:value-type="float">
            <text:p>0.86980035</text:p>
          </table:table-cell>
          <table:table-cell table:number-columns-repeated="8"/>
        </table:table-row>
        <table:table-row table:style-name="ro1">
          <table:table-cell office:value-type="float" office:value="0.427500132" calcext:value-type="float">
            <text:p>0.427500132</text:p>
          </table:table-cell>
          <table:table-cell office:value-type="float" office:value="0.46970016" calcext:value-type="float">
            <text:p>0.46970016</text:p>
          </table:table-cell>
          <table:table-cell table:number-columns-repeated="8"/>
        </table:table-row>
        <table:table-row table:style-name="ro1">
          <table:table-cell office:value-type="float" office:value="0.4541001539" calcext:value-type="float">
            <text:p>0.4541001539</text:p>
          </table:table-cell>
          <table:table-cell office:value-type="float" office:value="0.55400006" calcext:value-type="float">
            <text:p>0.55400006</text:p>
          </table:table-cell>
          <table:table-cell table:number-columns-repeated="8"/>
        </table:table-row>
        <table:table-row table:style-name="ro1">
          <table:table-cell office:value-type="float" office:value="0.4705001" calcext:value-type="float">
            <text:p>0.4705001</text:p>
          </table:table-cell>
          <table:table-cell office:value-type="float" office:value="0.46520003" calcext:value-type="float">
            <text:p>0.46520003</text:p>
          </table:table-cell>
          <table:table-cell table:number-columns-repeated="8"/>
        </table:table-row>
        <table:table-row table:style-name="ro1">
          <table:table-cell office:value-type="float" office:value="0.42760013" calcext:value-type="float">
            <text:p>0.42760013</text:p>
          </table:table-cell>
          <table:table-cell office:value-type="float" office:value="0.65670037" calcext:value-type="float">
            <text:p>0.65670037</text:p>
          </table:table-cell>
          <table:table-cell table:number-columns-repeated="8"/>
        </table:table-row>
        <table:table-row table:style-name="ro1">
          <table:table-cell office:value-type="float" office:value="0.6450004" calcext:value-type="float">
            <text:p>0.6450004</text:p>
          </table:table-cell>
          <table:table-cell office:value-type="float" office:value="0.699500011" calcext:value-type="float">
            <text:p>0.699500011</text:p>
          </table:table-cell>
          <table:table-cell table:number-columns-repeated="8"/>
        </table:table-row>
        <table:table-row table:style-name="ro1">
          <table:table-cell office:value-type="float" office:value="0.53710044" calcext:value-type="float">
            <text:p>0.53710044</text:p>
          </table:table-cell>
          <table:table-cell office:value-type="float" office:value="0.55860036" calcext:value-type="float">
            <text:p>0.55860036</text:p>
          </table:table-cell>
          <table:table-cell table:number-columns-repeated="8"/>
        </table:table-row>
        <table:table-row table:style-name="ro1">
          <table:table-cell office:value-type="float" office:value="0.365700031" calcext:value-type="float">
            <text:p>0.365700031</text:p>
          </table:table-cell>
          <table:table-cell office:value-type="float" office:value="0.61890041" calcext:value-type="float">
            <text:p>0.61890041</text:p>
          </table:table-cell>
          <table:table-cell table:number-columns-repeated="8"/>
        </table:table-row>
        <table:table-row table:style-name="ro1">
          <table:table-cell office:value-type="float" office:value="0.833100151" calcext:value-type="float">
            <text:p>0.833100151</text:p>
          </table:table-cell>
          <table:table-cell office:value-type="float" office:value="0.5976001" calcext:value-type="float">
            <text:p>0.5976001</text:p>
          </table:table-cell>
          <table:table-cell table:number-columns-repeated="8"/>
        </table:table-row>
        <table:table-row table:style-name="ro1">
          <table:table-cell office:value-type="float" office:value="0.4696000801" calcext:value-type="float">
            <text:p>0.4696000801</text:p>
          </table:table-cell>
          <table:table-cell office:value-type="float" office:value="0.463200131" calcext:value-type="float">
            <text:p>0.463200131</text:p>
          </table:table-cell>
          <table:table-cell table:number-columns-repeated="8"/>
        </table:table-row>
        <table:table-row table:style-name="ro1">
          <table:table-cell office:value-type="float" office:value="0.53950017" calcext:value-type="float">
            <text:p>0.53950017</text:p>
          </table:table-cell>
          <table:table-cell office:value-type="float" office:value="0.63750002" calcext:value-type="float">
            <text:p>0.637500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00900101" calcext:value-type="float">
            <text:p>0.5009001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58000041" calcext:value-type="float">
            <text:p>0.5580000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557005" calcext:value-type="float">
            <text:p>0.5557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67700271" calcext:value-type="float">
            <text:p>0.4677002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82500301" calcext:value-type="float">
            <text:p>0.5825003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75500231" calcext:value-type="float">
            <text:p>0.4755002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24560065" calcext:value-type="float">
            <text:p>1.245600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12099881" calcext:value-type="float">
            <text:p>0.6120998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51660013" calcext:value-type="float">
            <text:p>1.516600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52799981" calcext:value-type="float">
            <text:p>0.5527999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94820037" calcext:value-type="float">
            <text:p>0.948200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53500062" calcext:value-type="float">
            <text:p>0.4535000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2910016" calcext:value-type="float">
            <text:p>0.529100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01200121" calcext:value-type="float">
            <text:p>0.4012001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98199881" calcext:value-type="float">
            <text:p>0.4981998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94600351" calcext:value-type="float">
            <text:p>0.5946003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2990016" calcext:value-type="float">
            <text:p>0.529900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227001021" calcext:value-type="float">
            <text:p>0.4227001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22600271" calcext:value-type="float">
            <text:p>0.6226002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11000141" calcext:value-type="float">
            <text:p>0.7110001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479002601" calcext:value-type="float">
            <text:p>0.44790026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07599911" calcext:value-type="float">
            <text:p>0.5075999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978998712" calcext:value-type="float">
            <text:p>0.39789987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9339988" calcext:value-type="float">
            <text:p>0.493399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05699991" calcext:value-type="float">
            <text:p>0.4056999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04700001" calcext:value-type="float">
            <text:p>0.5047000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9820009" calcext:value-type="float">
            <text:p>0.398200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01500172" calcext:value-type="float">
            <text:p>0.5015001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39200151" calcext:value-type="float">
            <text:p>0.4392001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81500171" calcext:value-type="float">
            <text:p>0.4815001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29600011" calcext:value-type="float">
            <text:p>0.4296000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4300009" calcext:value-type="float">
            <text:p>0.643000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771001101" calcext:value-type="float">
            <text:p>0.47710011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24010031" calcext:value-type="float">
            <text:p>1.240100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39399951" calcext:value-type="float">
            <text:p>0.7393999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23700321" calcext:value-type="float">
            <text:p>0.6237003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8150016" calcext:value-type="float">
            <text:p>0.581500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3690035" calcext:value-type="float">
            <text:p>0.636900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4550001" calcext:value-type="float">
            <text:p>0.845500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630003" calcext:value-type="float">
            <text:p>0.56300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05800269" calcext:value-type="float">
            <text:p>0.6058002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31300413" calcext:value-type="float">
            <text:p>0.6313004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7300013" calcext:value-type="float">
            <text:p>0.673000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6830037" calcext:value-type="float">
            <text:p>0.668300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8540015" calcext:value-type="float">
            <text:p>0.885400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26499972" calcext:value-type="float">
            <text:p>0.5264999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78000201" calcext:value-type="float">
            <text:p>0.5780002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2530036" calcext:value-type="float">
            <text:p>0.625300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215003201" calcext:value-type="float">
            <text:p>0.52150032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4660026" calcext:value-type="float">
            <text:p>0.746600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5359991" calcext:value-type="float">
            <text:p>0.853599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75700111" calcext:value-type="float">
            <text:p>0.575700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94600001" calcext:value-type="float">
            <text:p>0.5946000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6820021" calcext:value-type="float">
            <text:p>0.86820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5980009" calcext:value-type="float">
            <text:p>0.659800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742002" calcext:value-type="float">
            <text:p>0.77420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5820033" calcext:value-type="float">
            <text:p>0.658200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250998109" calcext:value-type="float">
            <text:p>0.62509981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5690011" calcext:value-type="float">
            <text:p>0.556900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84500391" calcext:value-type="float">
            <text:p>0.5845003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438002101" calcext:value-type="float">
            <text:p>0.54380021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292001291" calcext:value-type="float">
            <text:p>0.52920012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50900182" calcext:value-type="float">
            <text:p>0.5509001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3350013" calcext:value-type="float">
            <text:p>0.733500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3460019" calcext:value-type="float">
            <text:p>0.73460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567000099" calcext:value-type="float">
            <text:p>0.45670000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1530007" calcext:value-type="float">
            <text:p>0.515300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75099971" calcext:value-type="float">
            <text:p>0.3750999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83000069" calcext:value-type="float">
            <text:p>0.483000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6139999" calcext:value-type="float">
            <text:p>0.461399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61300131" calcext:value-type="float">
            <text:p>0.461300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8270009" calcext:value-type="float">
            <text:p>0.482700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9749996" calcext:value-type="float">
            <text:p>0.497499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254002101" calcext:value-type="float">
            <text:p>0.52540021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31900221" calcext:value-type="float">
            <text:p>0.4319002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4379978" calcext:value-type="float">
            <text:p>0.843799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50200391" calcext:value-type="float">
            <text:p>0.5502003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43600491" calcext:value-type="float">
            <text:p>0.6436004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00489964" calcext:value-type="float">
            <text:p>1.004899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43800231" calcext:value-type="float">
            <text:p>0.6438002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65299892" calcext:value-type="float">
            <text:p>0.6652998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30700191" calcext:value-type="float">
            <text:p>0.6307001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0829997" calcext:value-type="float">
            <text:p>0.708299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6780018" calcext:value-type="float">
            <text:p>0.567800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346001601" calcext:value-type="float">
            <text:p>0.53460016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02470046" calcext:value-type="float">
            <text:p>1.024700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18300169" calcext:value-type="float">
            <text:p>0.4183001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58550105" calcext:value-type="float">
            <text:p>1.585501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1460012" calcext:value-type="float">
            <text:p>0.514600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3990012" calcext:value-type="float">
            <text:p>0.539900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62300181" calcext:value-type="float">
            <text:p>0.4623001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7200003" calcext:value-type="float">
            <text:p>0.472000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12900011" calcext:value-type="float">
            <text:p>0.5129000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999001" calcext:value-type="float">
            <text:p>0.39990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7050029" calcext:value-type="float">
            <text:p>0.570500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26400001" calcext:value-type="float">
            <text:p>0.4264000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061001" calcext:value-type="float">
            <text:p>0.50610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93999961" calcext:value-type="float">
            <text:p>0.3939999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24100251" calcext:value-type="float">
            <text:p>0.5241002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25600301" calcext:value-type="float">
            <text:p>0.7256003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5230008" calcext:value-type="float">
            <text:p>0.45230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7410024" calcext:value-type="float">
            <text:p>0.57410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36500021" calcext:value-type="float">
            <text:p>0.436500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06500071" calcext:value-type="float">
            <text:p>0.5065000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03300189" calcext:value-type="float">
            <text:p>0.5033001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365000721" calcext:value-type="float">
            <text:p>0.43650007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22700311" calcext:value-type="float">
            <text:p>0.5227003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12399861" calcext:value-type="float">
            <text:p>0.4123998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0719998" calcext:value-type="float">
            <text:p>0.507199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956999411" calcext:value-type="float">
            <text:p>0.39569994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3710043" calcext:value-type="float">
            <text:p>0.537100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15600041" calcext:value-type="float">
            <text:p>0.4156000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1350008" calcext:value-type="float">
            <text:p>0.51350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3320051" calcext:value-type="float">
            <text:p>0.733200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5709993" calcext:value-type="float">
            <text:p>0.457099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0990019" calcext:value-type="float">
            <text:p>0.50990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64400041" calcext:value-type="float">
            <text:p>0.4644000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8770039" calcext:value-type="float">
            <text:p>0.587700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4230014" calcext:value-type="float">
            <text:p>0.74230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1520007" calcext:value-type="float">
            <text:p>0.615200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779" calcext:value-type="float">
            <text:p>0.47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1280037" calcext:value-type="float">
            <text:p>0.612800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48800301" calcext:value-type="float">
            <text:p>0.5488003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478007121" calcext:value-type="float">
            <text:p>0.64780071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8240022" calcext:value-type="float">
            <text:p>0.882400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13690018" calcext:value-type="float">
            <text:p>1.136900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07600041" calcext:value-type="float">
            <text:p>0.6076000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37300209" calcext:value-type="float">
            <text:p>0.5373002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2050023" calcext:value-type="float">
            <text:p>0.620500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96230028" calcext:value-type="float">
            <text:p>0.962300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206999901" calcext:value-type="float">
            <text:p>0.62069999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5069995" calcext:value-type="float">
            <text:p>0.650699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1620017" calcext:value-type="float">
            <text:p>0.61620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99400221" calcext:value-type="float">
            <text:p>0.5994002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80400131" calcext:value-type="float">
            <text:p>0.580400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04679985" calcext:value-type="float">
            <text:p>1.046799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89100262" calcext:value-type="float">
            <text:p>0.5891002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6129996" calcext:value-type="float">
            <text:p>0.561299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07400231" calcext:value-type="float">
            <text:p>0.6074002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74400409" calcext:value-type="float">
            <text:p>0.5744004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22300142" calcext:value-type="float">
            <text:p>0.5223001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746001001" calcext:value-type="float">
            <text:p>0.77460010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9439992" calcext:value-type="float">
            <text:p>0.594399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79700021" calcext:value-type="float">
            <text:p>0.579700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14300159" calcext:value-type="float">
            <text:p>0.6143001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2010009" calcext:value-type="float">
            <text:p>0.620100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95200042" calcext:value-type="float">
            <text:p>0.7952000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0009996" calcext:value-type="float">
            <text:p>0.500099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50400633" calcext:value-type="float">
            <text:p>0.6504006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152002" calcext:value-type="float">
            <text:p>0.51520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15999881" calcext:value-type="float">
            <text:p>0.4159998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04200101" calcext:value-type="float">
            <text:p>0.5042001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7510009" calcext:value-type="float">
            <text:p>0.475100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35100451" calcext:value-type="float">
            <text:p>0.5351004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7670009" calcext:value-type="float">
            <text:p>0.476700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74100281" calcext:value-type="float">
            <text:p>0.5741002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7430029" calcext:value-type="float">
            <text:p>0.474300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9157999" calcext:value-type="float">
            <text:p>0.91579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9560003" calcext:value-type="float">
            <text:p>0.595600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8300007" calcext:value-type="float">
            <text:p>0.483000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48800071" calcext:value-type="float">
            <text:p>0.4488000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050001" calcext:value-type="float">
            <text:p>0.50500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06900011" calcext:value-type="float">
            <text:p>0.4069000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91899969" calcext:value-type="float">
            <text:p>0.4918999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45400121" calcext:value-type="float">
            <text:p>0.4454001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11299981" calcext:value-type="float">
            <text:p>0.5112999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43699981" calcext:value-type="float">
            <text:p>0.4436999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39000091" calcext:value-type="float">
            <text:p>0.4390000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95100191" calcext:value-type="float">
            <text:p>0.4951001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39800082" calcext:value-type="float">
            <text:p>0.4398000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7020007" calcext:value-type="float">
            <text:p>0.470200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09299781" calcext:value-type="float">
            <text:p>0.5092997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9763002921" calcext:value-type="float">
            <text:p>0.97630029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650002" calcext:value-type="float">
            <text:p>0.46500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13499871" calcext:value-type="float">
            <text:p>0.5134998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00599992" calcext:value-type="float">
            <text:p>0.5005999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97000111" calcext:value-type="float">
            <text:p>0.397000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82700181" calcext:value-type="float">
            <text:p>0.4827001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16000091" calcext:value-type="float">
            <text:p>0.4160000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9200011" calcext:value-type="float">
            <text:p>0.492000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47000219" calcext:value-type="float">
            <text:p>0.4470002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089001" calcext:value-type="float">
            <text:p>0.50890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95599881" calcext:value-type="float">
            <text:p>0.3955998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02899982" calcext:value-type="float">
            <text:p>0.5028999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81500061" calcext:value-type="float">
            <text:p>0.3815000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09999982" calcext:value-type="float">
            <text:p>0.5099999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7190018" calcext:value-type="float">
            <text:p>0.671900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35500381" calcext:value-type="float">
            <text:p>0.6355003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69500491" calcext:value-type="float">
            <text:p>0.5695004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35600082" calcext:value-type="float">
            <text:p>0.4356000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8060018" calcext:value-type="float">
            <text:p>0.580600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4159998" calcext:value-type="float">
            <text:p>0.441599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2730016" calcext:value-type="float">
            <text:p>0.527300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1460014" calcext:value-type="float">
            <text:p>0.41460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4780037" calcext:value-type="float">
            <text:p>0.547800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5600008" calcext:value-type="float">
            <text:p>0.45600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16100041" calcext:value-type="float">
            <text:p>0.5161000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1300014" calcext:value-type="float">
            <text:p>0.41300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3620042" calcext:value-type="float">
            <text:p>0.536200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3243012701" calcext:value-type="float">
            <text:p>1.32430127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7989993" calcext:value-type="float">
            <text:p>0.479899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3790029" calcext:value-type="float">
            <text:p>0.537900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95600141" calcext:value-type="float">
            <text:p>0.3956001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992" calcext:value-type="float">
            <text:p>0.49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48399981" calcext:value-type="float">
            <text:p>0.4483999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5539993" calcext:value-type="float">
            <text:p>0.455399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86600271" calcext:value-type="float">
            <text:p>0.5866002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8440004" calcext:value-type="float">
            <text:p>0.384400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1890027" calcext:value-type="float">
            <text:p>0.518900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391000201" calcext:value-type="float">
            <text:p>0.63910002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31500111" calcext:value-type="float">
            <text:p>0.631500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54500011" calcext:value-type="float">
            <text:p>0.6545000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1970023" calcext:value-type="float">
            <text:p>0.719700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43100301" calcext:value-type="float">
            <text:p>0.5431003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8930038" calcext:value-type="float">
            <text:p>0.789300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7230002" calcext:value-type="float">
            <text:p>0.872300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289999" calcext:value-type="float">
            <text:p>0.72899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15400194" calcext:value-type="float">
            <text:p>0.6154001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0350021" calcext:value-type="float">
            <text:p>0.60350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750003" calcext:value-type="float">
            <text:p>0.57500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4840034" calcext:value-type="float">
            <text:p>0.548400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272700201" calcext:value-type="float">
            <text:p>1.2727002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885" calcext:value-type="float">
            <text:p>0.88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3420011" calcext:value-type="float">
            <text:p>0.634200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40099932" calcext:value-type="float">
            <text:p>0.5400999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0270029" calcext:value-type="float">
            <text:p>0.602700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9427001001" calcext:value-type="float">
            <text:p>0.94270010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9040013" calcext:value-type="float">
            <text:p>0.590400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9950014" calcext:value-type="float">
            <text:p>0.59950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6080039" calcext:value-type="float">
            <text:p>0.560800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2219999" calcext:value-type="float">
            <text:p>0.622199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04200028" calcext:value-type="float">
            <text:p>1.042000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71199981" calcext:value-type="float">
            <text:p>0.6711999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0940013" calcext:value-type="float">
            <text:p>0.609400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1980031" calcext:value-type="float">
            <text:p>0.619800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2120032" calcext:value-type="float">
            <text:p>0.521200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502003204" calcext:value-type="float">
            <text:p>0.65020032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45700523" calcext:value-type="float">
            <text:p>0.5457005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9920008" calcext:value-type="float">
            <text:p>0.69920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9290007" calcext:value-type="float">
            <text:p>0.492900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863002" calcext:value-type="float">
            <text:p>0.58630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5070029" calcext:value-type="float">
            <text:p>0.550700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7460021" calcext:value-type="float">
            <text:p>0.87460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319000401" calcext:value-type="float">
            <text:p>0.43190004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2720024" calcext:value-type="float">
            <text:p>0.52720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041999401" calcext:value-type="float">
            <text:p>0.50419994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1209998" calcext:value-type="float">
            <text:p>0.512099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9859994" calcext:value-type="float">
            <text:p>0.398599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1400005" calcext:value-type="float">
            <text:p>0.51400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00399851" calcext:value-type="float">
            <text:p>0.4003998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07399981" calcext:value-type="float">
            <text:p>0.5073999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87199952" calcext:value-type="float">
            <text:p>0.3871999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0869998" calcext:value-type="float">
            <text:p>0.508699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36400079" calcext:value-type="float">
            <text:p>0.4364000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13100061" calcext:value-type="float">
            <text:p>0.5131000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35000171" calcext:value-type="float">
            <text:p>0.5350001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6680008" calcext:value-type="float">
            <text:p>0.76680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8070015" calcext:value-type="float">
            <text:p>0.480700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2690043" calcext:value-type="float">
            <text:p>0.526900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19600031" calcext:value-type="float">
            <text:p>0.4196000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15999972" calcext:value-type="float">
            <text:p>0.5159999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272000881" calcext:value-type="float">
            <text:p>0.42720008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187003301" calcext:value-type="float">
            <text:p>0.51870033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121000309" calcext:value-type="float">
            <text:p>0.41210003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30600352" calcext:value-type="float">
            <text:p>0.5306003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0140003" calcext:value-type="float">
            <text:p>0.401400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07800001" calcext:value-type="float">
            <text:p>0.5078000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6910005" calcext:value-type="float">
            <text:p>0.46910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4680043" calcext:value-type="float">
            <text:p>0.546800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072999011" calcext:value-type="float">
            <text:p>0.40729990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07140098" calcext:value-type="float">
            <text:p>1.071400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51600059" calcext:value-type="float">
            <text:p>0.451600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2000011" calcext:value-type="float">
            <text:p>0.520000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94799631" calcext:value-type="float">
            <text:p>0.4947996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25600311" calcext:value-type="float">
            <text:p>0.5256003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9959984" calcext:value-type="float">
            <text:p>0.399599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161999" calcext:value-type="float">
            <text:p>0.51619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80700061" calcext:value-type="float">
            <text:p>0.3807000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554002" calcext:value-type="float">
            <text:p>0.55540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988001" calcext:value-type="float">
            <text:p>0.39880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0969992" calcext:value-type="float">
            <text:p>0.509699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0109999" calcext:value-type="float">
            <text:p>0.401099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5470029" calcext:value-type="float">
            <text:p>0.554700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1950017" calcext:value-type="float">
            <text:p>0.81950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6659982" calcext:value-type="float">
            <text:p>0.466599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15900141" calcext:value-type="float">
            <text:p>0.5159001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19600161" calcext:value-type="float">
            <text:p>0.4196001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11000069" calcext:value-type="float">
            <text:p>0.511000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1070018" calcext:value-type="float">
            <text:p>0.410700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4130036" calcext:value-type="float">
            <text:p>0.541300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27500132" calcext:value-type="float">
            <text:p>0.4275001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541001539" calcext:value-type="float">
            <text:p>0.45410015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705001" calcext:value-type="float">
            <text:p>0.47050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2760013" calcext:value-type="float">
            <text:p>0.427600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450004" calcext:value-type="float">
            <text:p>0.64500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3710044" calcext:value-type="float">
            <text:p>0.537100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65700031" calcext:value-type="float">
            <text:p>0.3657000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33100151" calcext:value-type="float">
            <text:p>0.8331001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696000801" calcext:value-type="float">
            <text:p>0.46960008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3950017" calcext:value-type="float">
            <text:p>0.53950017</text:p>
          </table:table-cell>
          <table:table-cell table:number-columns-repeated="8"/>
        </table:table-row>
        <table:table-row table:style-name="ro1" table:number-rows-repeated="104797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nowflake Test 2" table:style-name="ta1">
        <table:shapes>
          <draw:frame draw:z-index="0" draw:style-name="gr1" draw:text-style-name="P1" svg:width="15.999cm" svg:height="8.999cm" svg:x="28.035cm" svg:y="8.379cm">
            <draw:object draw:notify-on-update-of-ranges="'Snowflake Test 2'.I33:'Snowflake Test 2'.J33 'Snowflake Test 2'.I34:'Snowflake Test 2'.J34 'Snowflake Test 2'.I32:'Snowflake Test 2'.J32 'Snowflake Test 2'.I35:'Snowflake Test 2'.J35 'Snowflake Test 2'.I36:'Snowflake Test 2'.J36 'Snowflake Test 2'.I37:'Snowflake Test 2'.J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8" table:default-cell-style-name="ce9"/>
        <table:table-column table:style-name="co1" table:default-cell-style-name="ce2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otal USG(msec)</text:p>
          </table:table-cell>
          <table:table-cell office:value-type="string" calcext:value-type="string">
            <text:p>Total HLSL(msec)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Standard Error</text:p>
          </table:table-cell>
          <table:table-cell/>
          <table:table-cell office:value-type="string" calcext:value-type="string">
            <text:p>Median</text:p>
          </table:table-cell>
        </table:table-row>
        <table:table-row table:style-name="ro1">
          <table:table-cell office:value-type="float" office:value="0.328299951" calcext:value-type="float">
            <text:p>0.328299951</text:p>
          </table:table-cell>
          <table:table-cell office:value-type="float" office:value="0.33239988" calcext:value-type="float">
            <text:p>0.33239988</text:p>
          </table:table-cell>
          <table:table-cell/>
          <table:table-cell table:style-name="ce1" office:value-type="string" calcext:value-type="string">
            <text:p>USG:</text:p>
          </table:table-cell>
          <table:table-cell table:style-name="ce1" table:formula="of:=AVERAGE([.A2:.A301])" office:value-type="float" office:value="0.367325618592667" calcext:value-type="float">
            <text:p>0.367325618592667</text:p>
          </table:table-cell>
          <table:table-cell table:style-name="ce1" table:formula="of:=VAR([.A2:.A301])" office:value-type="float" office:value="0.00464724949934085" calcext:value-type="float">
            <text:p>0.004647249499341</text:p>
          </table:table-cell>
          <table:table-cell table:style-name="ce1" table:formula="of:=STDEVP([.A2:.A301])" office:value-type="float" office:value="0.0680570251162683" calcext:value-type="float">
            <text:p>0.068057025116268</text:p>
          </table:table-cell>
          <table:table-cell table:style-name="ce5" table:formula="of:=([.G2])/(SQRT(COUNT([.A2:.A301])))" office:value-type="float" office:value="0.00392927417711226" calcext:value-type="float">
            <text:p>0.003929274177112</text:p>
          </table:table-cell>
          <table:table-cell/>
          <table:table-cell table:formula="of:=MEDIAN([.A2:.A301])" office:value-type="float" office:value="0.35419991" calcext:value-type="float">
            <text:p>0.35419991</text:p>
          </table:table-cell>
        </table:table-row>
        <table:table-row table:style-name="ro1">
          <table:table-cell office:value-type="float" office:value="0.33720008" calcext:value-type="float">
            <text:p>0.33720008</text:p>
          </table:table-cell>
          <table:table-cell office:value-type="float" office:value="0.364599989" calcext:value-type="float">
            <text:p>0.364599989</text:p>
          </table:table-cell>
          <table:table-cell/>
          <table:table-cell table:style-name="ce2" office:value-type="string" calcext:value-type="string">
            <text:p>HLSL:</text:p>
          </table:table-cell>
          <table:table-cell table:style-name="ce2" table:formula="of:=AVERAGE([.B2:.B301])" office:value-type="float" office:value="0.370625299618" calcext:value-type="float">
            <text:p>0.370625299618</text:p>
          </table:table-cell>
          <table:table-cell table:style-name="ce2" table:formula="of:=VAR([.B1:.B301])" office:value-type="float" office:value="0.00500030410983765" calcext:value-type="float">
            <text:p>0.005000304109838</text:p>
          </table:table-cell>
          <table:table-cell table:style-name="ce2" table:formula="of:=STDEVP([.B1:.B301])" office:value-type="float" office:value="0.0705948753768397" calcext:value-type="float">
            <text:p>0.07059487537684</text:p>
          </table:table-cell>
          <table:table-cell table:style-name="ce2" table:formula="of:=([.G3])/(SQRT(COUNT([.B2:.B301])))" office:value-type="float" office:value="0.00407579703022265" calcext:value-type="float">
            <text:p>0.004075797030223</text:p>
          </table:table-cell>
          <table:table-cell/>
          <table:table-cell table:formula="of:=MEDIAN([.B2:.B301])" office:value-type="float" office:value="0.356049911" calcext:value-type="float">
            <text:p>0.356049911</text:p>
          </table:table-cell>
        </table:table-row>
        <table:table-row table:style-name="ro1">
          <table:table-cell office:value-type="float" office:value="0.4147998312" calcext:value-type="float">
            <text:p>0.4147998312</text:p>
          </table:table-cell>
          <table:table-cell office:value-type="float" office:value="0.32849986" calcext:value-type="float">
            <text:p>0.32849986</text:p>
          </table:table-cell>
          <table:table-cell table:number-columns-repeated="8"/>
        </table:table-row>
        <table:table-row table:style-name="ro1">
          <table:table-cell office:value-type="float" office:value="0.409499901" calcext:value-type="float">
            <text:p>0.409499901</text:p>
          </table:table-cell>
          <table:table-cell office:value-type="float" office:value="0.57570067" calcext:value-type="float">
            <text:p>0.57570067</text:p>
          </table:table-cell>
          <table:table-cell table:number-columns-repeated="2"/>
          <table:table-cell office:value-type="string" calcext:value-type="string">
            <text:p>Variance diff: </text:p>
          </table:table-cell>
          <table:table-cell table:formula="of:=([.F2])/([.F3])" office:value-type="float" office:value="0.929393372334655" calcext:value-type="float">
            <text:p>0.929393372334655</text:p>
          </table:table-cell>
          <table:table-cell table:number-columns-repeated="4"/>
        </table:table-row>
        <table:table-row table:style-name="ro1">
          <table:table-cell office:value-type="float" office:value="0.353100022" calcext:value-type="float">
            <text:p>0.353100022</text:p>
          </table:table-cell>
          <table:table-cell office:value-type="float" office:value="0.504399929" calcext:value-type="float">
            <text:p>0.504399929</text:p>
          </table:table-cell>
          <table:table-cell table:number-columns-repeated="3"/>
          <table:table-cell table:style-name="ce2" office:value-type="string" calcext:value-type="string">
            <text:p>½ &gt; x &lt; 2 = true</text:p>
          </table:table-cell>
          <table:table-cell table:number-columns-repeated="4"/>
        </table:table-row>
        <table:table-row table:style-name="ro1">
          <table:table-cell office:value-type="float" office:value="0.305799961" calcext:value-type="float">
            <text:p>0.305799961</text:p>
          </table:table-cell>
          <table:table-cell office:value-type="float" office:value="0.326799971" calcext:value-type="float">
            <text:p>0.326799971</text:p>
          </table:table-cell>
          <table:table-cell table:number-columns-repeated="8"/>
        </table:table-row>
        <table:table-row table:style-name="ro1">
          <table:table-cell office:value-type="float" office:value="0.33109998" calcext:value-type="float">
            <text:p>0.33109998</text:p>
          </table:table-cell>
          <table:table-cell office:value-type="float" office:value="0.42590004" calcext:value-type="float">
            <text:p>0.42590004</text:p>
          </table:table-cell>
          <table:table-cell table:number-columns-repeated="8"/>
        </table:table-row>
        <table:table-row table:style-name="ro1">
          <table:table-cell office:value-type="float" office:value="0.3727000501" calcext:value-type="float">
            <text:p>0.3727000501</text:p>
          </table:table-cell>
          <table:table-cell office:value-type="float" office:value="0.4724997711" calcext:value-type="float">
            <text:p>0.4724997711</text:p>
          </table:table-cell>
          <table:table-cell table:number-columns-repeated="2"/>
          <table:table-cell office:value-type="string" calcext:value-type="string">
            <text:p>Pooled Standard Deviation</text:p>
          </table:table-cell>
          <table:table-cell table:formula="of:=AVERAGE([.G2:.G3])" office:value-type="float" office:value="0.069325950246554" calcext:value-type="float">
            <text:p>0.069325950246554</text:p>
          </table:table-cell>
          <table:table-cell table:number-columns-repeated="4"/>
        </table:table-row>
        <table:table-row table:style-name="ro1">
          <table:table-cell office:value-type="float" office:value="0.437799841" calcext:value-type="float">
            <text:p>0.437799841</text:p>
          </table:table-cell>
          <table:table-cell office:value-type="float" office:value="0.295600081" calcext:value-type="float">
            <text:p>0.295600081</text:p>
          </table:table-cell>
          <table:table-cell table:number-columns-repeated="8"/>
        </table:table-row>
        <table:table-row table:style-name="ro1">
          <table:table-cell office:value-type="float" office:value="0.35229996" calcext:value-type="float">
            <text:p>0.35229996</text:p>
          </table:table-cell>
          <table:table-cell office:value-type="float" office:value="0.35569997" calcext:value-type="float">
            <text:p>0.35569997</text:p>
          </table:table-cell>
          <table:table-cell table:number-columns-repeated="8"/>
        </table:table-row>
        <table:table-row table:style-name="ro1">
          <table:table-cell office:value-type="float" office:value="0.3006998201" calcext:value-type="float">
            <text:p>0.3006998201</text:p>
          </table:table-cell>
          <table:table-cell office:value-type="float" office:value="0.354399791" calcext:value-type="float">
            <text:p>0.354399791</text:p>
          </table:table-cell>
          <table:table-cell table:number-columns-repeated="8"/>
        </table:table-row>
        <table:table-row table:style-name="ro1">
          <table:table-cell office:value-type="float" office:value="0.4352999499" calcext:value-type="float">
            <text:p>0.4352999499</text:p>
          </table:table-cell>
          <table:table-cell office:value-type="float" office:value="0.35839991" calcext:value-type="float">
            <text:p>0.35839991</text:p>
          </table:table-cell>
          <table:table-cell table:number-columns-repeated="8"/>
        </table:table-row>
        <table:table-row table:style-name="ro1">
          <table:table-cell office:value-type="float" office:value="0.33030019" calcext:value-type="float">
            <text:p>0.33030019</text:p>
          </table:table-cell>
          <table:table-cell office:value-type="float" office:value="0.323999981" calcext:value-type="float">
            <text:p>0.323999981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style-name="ce4" table:formula="of:=([.E2] -[.E3])/([.F9]*SQRT(2/300))" office:value-type="float" office:value="-0.582937182776781" calcext:value-type="float">
            <text:p>-0.582937182776781</text:p>
          </table:table-cell>
          <table:table-cell table:number-columns-repeated="4"/>
        </table:table-row>
        <table:table-row table:style-name="ro1">
          <table:table-cell office:value-type="float" office:value="0.3408000811" calcext:value-type="float">
            <text:p>0.3408000811</text:p>
          </table:table-cell>
          <table:table-cell office:value-type="float" office:value="0.3574998" calcext:value-type="float">
            <text:p>0.3574998</text:p>
          </table:table-cell>
          <table:table-cell table:number-columns-repeated="8"/>
        </table:table-row>
        <table:table-row table:style-name="ro1">
          <table:table-cell office:value-type="float" office:value="0.410299941" calcext:value-type="float">
            <text:p>0.410299941</text:p>
          </table:table-cell>
          <table:table-cell office:value-type="float" office:value="0.68450056" calcext:value-type="float">
            <text:p>0.68450056</text:p>
          </table:table-cell>
          <table:table-cell table:number-columns-repeated="8"/>
        </table:table-row>
        <table:table-row table:style-name="ro1">
          <table:table-cell office:value-type="float" office:value="0.353999901" calcext:value-type="float">
            <text:p>0.353999901</text:p>
          </table:table-cell>
          <table:table-cell office:value-type="float" office:value="0.3341999801" calcext:value-type="float">
            <text:p>0.3341999801</text:p>
          </table:table-cell>
          <table:table-cell table:number-columns-repeated="8"/>
        </table:table-row>
        <table:table-row table:style-name="ro1">
          <table:table-cell office:value-type="float" office:value="0.37719991" calcext:value-type="float">
            <text:p>0.37719991</text:p>
          </table:table-cell>
          <table:table-cell office:value-type="float" office:value="0.373899961" calcext:value-type="float">
            <text:p>0.373899961</text:p>
          </table:table-cell>
          <table:table-cell table:number-columns-repeated="8"/>
        </table:table-row>
        <table:table-row table:style-name="ro1">
          <table:table-cell office:value-type="float" office:value="0.523300231" calcext:value-type="float">
            <text:p>0.523300231</text:p>
          </table:table-cell>
          <table:table-cell office:value-type="float" office:value="0.347099821" calcext:value-type="float">
            <text:p>0.347099821</text:p>
          </table:table-cell>
          <table:table-cell table:number-columns-repeated="8"/>
        </table:table-row>
        <table:table-row table:style-name="ro1">
          <table:table-cell office:value-type="float" office:value="0.3500999911" calcext:value-type="float">
            <text:p>0.3500999911</text:p>
          </table:table-cell>
          <table:table-cell office:value-type="float" office:value="0.3292998111" calcext:value-type="float">
            <text:p>0.3292998111</text:p>
          </table:table-cell>
          <table:table-cell table:number-columns-repeated="8"/>
        </table:table-row>
        <table:table-row table:style-name="ro1">
          <table:table-cell office:value-type="float" office:value="0.345799871" calcext:value-type="float">
            <text:p>0.345799871</text:p>
          </table:table-cell>
          <table:table-cell office:value-type="float" office:value="0.364299921" calcext:value-type="float">
            <text:p>0.364299921</text:p>
          </table:table-cell>
          <table:table-cell table:number-columns-repeated="8"/>
        </table:table-row>
        <table:table-row table:style-name="ro1">
          <table:table-cell office:value-type="float" office:value="0.50880002" calcext:value-type="float">
            <text:p>0.50880002</text:p>
          </table:table-cell>
          <table:table-cell office:value-type="float" office:value="0.35700004" calcext:value-type="float">
            <text:p>0.35700004</text:p>
          </table:table-cell>
          <table:table-cell table:number-columns-repeated="8"/>
        </table:table-row>
        <table:table-row table:style-name="ro1">
          <table:table-cell office:value-type="float" office:value="0.52240035" calcext:value-type="float">
            <text:p>0.52240035</text:p>
          </table:table-cell>
          <table:table-cell office:value-type="float" office:value="0.36370008" calcext:value-type="float">
            <text:p>0.36370008</text:p>
          </table:table-cell>
          <table:table-cell table:number-columns-repeated="6"/>
          <table:table-cell table:style-name="ce6" office:value-type="string" calcext:value-type="string">
            <text:p>HLSL</text:p>
          </table:table-cell>
          <table:table-cell table:style-name="ce7" office:value-type="string" calcext:value-type="string">
            <text:p>USG</text:p>
          </table:table-cell>
        </table:table-row>
        <table:table-row table:style-name="ro1">
          <table:table-cell office:value-type="float" office:value="0.35020012" calcext:value-type="float">
            <text:p>0.35020012</text:p>
          </table:table-cell>
          <table:table-cell office:value-type="float" office:value="0.3601998101" calcext:value-type="float">
            <text:p>0.3601998101</text:p>
          </table:table-cell>
          <table:table-cell table:number-columns-repeated="5"/>
          <table:table-cell office:value-type="string" calcext:value-type="string">
            <text:p>MAX</text:p>
          </table:table-cell>
          <table:table-cell table:style-name="ce6" table:formula="of:=MAX([.B2:.B301])" office:value-type="float" office:value="0.824500289" calcext:value-type="float">
            <text:p>0.824500289</text:p>
          </table:table-cell>
          <table:table-cell table:style-name="ce7" table:formula="of:=MAX([.A2:.A301])" office:value-type="float" office:value="1.1065000001" calcext:value-type="float">
            <text:p>1.1065000001</text:p>
          </table:table-cell>
        </table:table-row>
        <table:table-row table:style-name="ro1">
          <table:table-cell office:value-type="float" office:value="0.424699971" calcext:value-type="float">
            <text:p>0.424699971</text:p>
          </table:table-cell>
          <table:table-cell office:value-type="float" office:value="0.39079992" calcext:value-type="float">
            <text:p>0.39079992</text:p>
          </table:table-cell>
          <table:table-cell table:number-columns-repeated="5"/>
          <table:table-cell office:value-type="string" calcext:value-type="string">
            <text:p>UPPER</text:p>
          </table:table-cell>
          <table:table-cell table:style-name="ce6" table:formula="of:=QUARTILE([.B2:.B301];3)" office:value-type="float" office:value="0.38424977825" calcext:value-type="float">
            <text:p>0.38424977825</text:p>
          </table:table-cell>
          <table:table-cell table:style-name="ce7" table:formula="of:=QUARTILE([.A2:.A301];3)" office:value-type="float" office:value="0.376500010825" calcext:value-type="float">
            <text:p>0.376500010825</text:p>
          </table:table-cell>
        </table:table-row>
        <table:table-row table:style-name="ro1">
          <table:table-cell office:value-type="float" office:value="1.1065000001" calcext:value-type="float">
            <text:p>1.1065000001</text:p>
          </table:table-cell>
          <table:table-cell office:value-type="float" office:value="0.36790001" calcext:value-type="float">
            <text:p>0.36790001</text:p>
          </table:table-cell>
          <table:table-cell table:number-columns-repeated="5"/>
          <table:table-cell office:value-type="string" calcext:value-type="string">
            <text:p>MEDIAN</text:p>
          </table:table-cell>
          <table:table-cell table:style-name="ce6" table:formula="of:=MEDIAN([.B2:.B301])" office:value-type="float" office:value="0.356049911" calcext:value-type="float">
            <text:p>0.356049911</text:p>
          </table:table-cell>
          <table:table-cell table:style-name="ce7" table:formula="of:=MEDIAN([.A2:.A301])" office:value-type="float" office:value="0.35419991" calcext:value-type="float">
            <text:p>0.35419991</text:p>
          </table:table-cell>
        </table:table-row>
        <table:table-row table:style-name="ro1">
          <table:table-cell office:value-type="float" office:value="0.35930003" calcext:value-type="float">
            <text:p>0.35930003</text:p>
          </table:table-cell>
          <table:table-cell office:value-type="float" office:value="0.340400101" calcext:value-type="float">
            <text:p>0.340400101</text:p>
          </table:table-cell>
          <table:table-cell table:number-columns-repeated="5"/>
          <table:table-cell office:value-type="string" calcext:value-type="string">
            <text:p>LOWER</text:p>
          </table:table-cell>
          <table:table-cell table:style-name="ce6" table:formula="of:=QUARTILE([.B2:.B301];1)" office:value-type="float" office:value="0.331975000775" calcext:value-type="float">
            <text:p>0.331975000775</text:p>
          </table:table-cell>
          <table:table-cell table:style-name="ce7" table:formula="of:=QUARTILE([.A2:.A301];1)" office:value-type="float" office:value="0.3368497535" calcext:value-type="float">
            <text:p>0.3368497535</text:p>
          </table:table-cell>
        </table:table-row>
        <table:table-row table:style-name="ro1">
          <table:table-cell office:value-type="float" office:value="0.3646998701" calcext:value-type="float">
            <text:p>0.3646998701</text:p>
          </table:table-cell>
          <table:table-cell office:value-type="float" office:value="0.3554999211" calcext:value-type="float">
            <text:p>0.3554999211</text:p>
          </table:table-cell>
          <table:table-cell table:number-columns-repeated="5"/>
          <table:table-cell office:value-type="string" calcext:value-type="string">
            <text:p>MIN</text:p>
          </table:table-cell>
          <table:table-cell table:style-name="ce6" table:formula="of:=MIN([.B2:.B301])" office:value-type="float" office:value="0.2764998891" calcext:value-type="float">
            <text:p>0.2764998891</text:p>
          </table:table-cell>
          <table:table-cell table:style-name="ce7" table:formula="of:=MIN([.A2:.A301])" office:value-type="float" office:value="0.2722000931" calcext:value-type="float">
            <text:p>0.2722000931</text:p>
          </table:table-cell>
        </table:table-row>
        <table:table-row table:style-name="ro1">
          <table:table-cell office:value-type="float" office:value="0.3999000911" calcext:value-type="float">
            <text:p>0.3999000911</text:p>
          </table:table-cell>
          <table:table-cell office:value-type="float" office:value="0.3820998701" calcext:value-type="float">
            <text:p>0.3820998701</text:p>
          </table:table-cell>
          <table:table-cell table:number-columns-repeated="8"/>
        </table:table-row>
        <table:table-row table:style-name="ro1">
          <table:table-cell office:value-type="float" office:value="0.352199751" calcext:value-type="float">
            <text:p>0.352199751</text:p>
          </table:table-cell>
          <table:table-cell office:value-type="float" office:value="0.49720006" calcext:value-type="float">
            <text:p>0.49720006</text:p>
          </table:table-cell>
          <table:table-cell table:number-columns-repeated="8"/>
        </table:table-row>
        <table:table-row table:style-name="ro1">
          <table:table-cell office:value-type="float" office:value="0.3835999801" calcext:value-type="float">
            <text:p>0.3835999801</text:p>
          </table:table-cell>
          <table:table-cell office:value-type="float" office:value="0.41009997" calcext:value-type="float">
            <text:p>0.41009997</text:p>
          </table:table-cell>
          <table:table-cell table:number-columns-repeated="5"/>
          <table:table-cell office:value-type="string" calcext:value-type="string">
            <text:p>DIF</text:p>
          </table:table-cell>
          <table:table-cell table:style-name="ce2"/>
          <table:table-cell table:style-name="ce7"/>
        </table:table-row>
        <table:table-row table:style-name="ro1">
          <table:table-cell office:value-type="float" office:value="0.3333000601" calcext:value-type="float">
            <text:p>0.3333000601</text:p>
          </table:table-cell>
          <table:table-cell office:value-type="float" office:value="0.641000031" calcext:value-type="float">
            <text:p>0.641000031</text:p>
          </table:table-cell>
          <table:table-cell table:number-columns-repeated="5"/>
          <table:table-cell office:value-type="string" calcext:value-type="string">
            <text:p>Q1 – MIN</text:p>
          </table:table-cell>
          <table:table-cell table:style-name="ce2" table:formula="of:=[.I27]-[.I28]" office:value-type="float" office:value="0.055475111675" calcext:value-type="float">
            <text:p>0.055475111675</text:p>
          </table:table-cell>
          <table:table-cell table:style-name="ce7" table:formula="of:=[.J27]-[.J28]" office:value-type="float" office:value="0.0646496604" calcext:value-type="float">
            <text:p>0.0646496604</text:p>
          </table:table-cell>
        </table:table-row>
        <table:table-row table:style-name="ro1">
          <table:table-cell office:value-type="float" office:value="0.484999851" calcext:value-type="float">
            <text:p>0.484999851</text:p>
          </table:table-cell>
          <table:table-cell office:value-type="float" office:value="0.615400341" calcext:value-type="float">
            <text:p>0.615400341</text:p>
          </table:table-cell>
          <table:table-cell table:number-columns-repeated="6"/>
          <table:table-cell office:value-type="string" calcext:value-type="string">
            <text:p>HLSL</text:p>
          </table:table-cell>
          <table:table-cell office:value-type="string" calcext:value-type="string">
            <text:p>USG</text:p>
          </table:table-cell>
        </table:table-row>
        <table:table-row table:style-name="ro1">
          <table:table-cell office:value-type="float" office:value="0.377500099" calcext:value-type="float">
            <text:p>0.377500099</text:p>
          </table:table-cell>
          <table:table-cell office:value-type="float" office:value="0.336799961" calcext:value-type="float">
            <text:p>0.336799961</text:p>
          </table:table-cell>
          <table:table-cell table:number-columns-repeated="5"/>
          <table:table-cell office:value-type="string" calcext:value-type="string">
            <text:p>Q1</text:p>
          </table:table-cell>
          <table:table-cell table:style-name="ce2" table:formula="of:=[.I27]" office:value-type="float" office:value="0.331975000775" calcext:value-type="float">
            <text:p>0.331975000775</text:p>
          </table:table-cell>
          <table:table-cell table:style-name="ce7" table:formula="of:=[.J27]" office:value-type="float" office:value="0.3368497535" calcext:value-type="float">
            <text:p>0.3368497535</text:p>
          </table:table-cell>
        </table:table-row>
        <table:table-row table:style-name="ro1">
          <table:table-cell office:value-type="float" office:value="0.3532000101" calcext:value-type="float">
            <text:p>0.3532000101</text:p>
          </table:table-cell>
          <table:table-cell office:value-type="float" office:value="0.367300171" calcext:value-type="float">
            <text:p>0.367300171</text:p>
          </table:table-cell>
          <table:table-cell table:number-columns-repeated="5"/>
          <table:table-cell office:value-type="string" calcext:value-type="string">
            <text:p>MED – Q1</text:p>
          </table:table-cell>
          <table:table-cell table:style-name="ce2" table:formula="of:=[.I26]-[.I27]" office:value-type="float" office:value="0.024074910225" calcext:value-type="float">
            <text:p>0.024074910225</text:p>
          </table:table-cell>
          <table:table-cell table:style-name="ce7" table:formula="of:=[.J26]-[.J27]" office:value-type="float" office:value="0.0173501565" calcext:value-type="float">
            <text:p>0.0173501565</text:p>
          </table:table-cell>
        </table:table-row>
        <table:table-row table:style-name="ro1">
          <table:table-cell office:value-type="float" office:value="0.36119995" calcext:value-type="float">
            <text:p>0.36119995</text:p>
          </table:table-cell>
          <table:table-cell office:value-type="float" office:value="0.343700071" calcext:value-type="float">
            <text:p>0.343700071</text:p>
          </table:table-cell>
          <table:table-cell table:number-columns-repeated="5"/>
          <table:table-cell office:value-type="string" calcext:value-type="string">
            <text:p>Q3 – MED</text:p>
          </table:table-cell>
          <table:table-cell table:style-name="ce2" table:formula="of:=[.I25]-[.I26]" office:value-type="float" office:value="0.02819986725" calcext:value-type="float">
            <text:p>0.02819986725</text:p>
          </table:table-cell>
          <table:table-cell table:style-name="ce7" table:formula="of:=[.J25]-[.J26]" office:value-type="float" office:value="0.022300100825" calcext:value-type="float">
            <text:p>0.022300100825</text:p>
          </table:table-cell>
        </table:table-row>
        <table:table-row table:style-name="ro1">
          <table:table-cell office:value-type="float" office:value="0.3458998411" calcext:value-type="float">
            <text:p>0.3458998411</text:p>
          </table:table-cell>
          <table:table-cell office:value-type="float" office:value="0.3359" calcext:value-type="float">
            <text:p>0.3359</text:p>
          </table:table-cell>
          <table:table-cell table:number-columns-repeated="5"/>
          <table:table-cell office:value-type="string" calcext:value-type="string">
            <text:p>MAX – Q3</text:p>
          </table:table-cell>
          <table:table-cell table:style-name="ce2" table:formula="of:=[.I24]-[.I25]" office:value-type="float" office:value="0.44025051075" calcext:value-type="float">
            <text:p>0.44025051075</text:p>
          </table:table-cell>
          <table:table-cell table:style-name="ce7" table:formula="of:=[.J24]-[.J25]" office:value-type="float" office:value="0.729999989275" calcext:value-type="float">
            <text:p>0.729999989275</text:p>
          </table:table-cell>
        </table:table-row>
        <table:table-row table:style-name="ro1">
          <table:table-cell office:value-type="float" office:value="0.3532001" calcext:value-type="float">
            <text:p>0.3532001</text:p>
          </table:table-cell>
          <table:table-cell office:value-type="float" office:value="0.376400111" calcext:value-type="float">
            <text:p>0.376400111</text:p>
          </table:table-cell>
          <table:table-cell table:number-columns-repeated="8"/>
        </table:table-row>
        <table:table-row table:style-name="ro1">
          <table:table-cell office:value-type="float" office:value="0.39079997" calcext:value-type="float">
            <text:p>0.39079997</text:p>
          </table:table-cell>
          <table:table-cell office:value-type="float" office:value="0.4913001611" calcext:value-type="float">
            <text:p>0.4913001611</text:p>
          </table:table-cell>
          <table:table-cell table:number-columns-repeated="8"/>
        </table:table-row>
        <table:table-row table:style-name="ro1">
          <table:table-cell office:value-type="float" office:value="0.3226000601" calcext:value-type="float">
            <text:p>0.3226000601</text:p>
          </table:table-cell>
          <table:table-cell office:value-type="float" office:value="0.37699993" calcext:value-type="float">
            <text:p>0.37699993</text:p>
          </table:table-cell>
          <table:table-cell table:number-columns-repeated="8"/>
        </table:table-row>
        <table:table-row table:style-name="ro1">
          <table:table-cell office:value-type="float" office:value="0.375999901" calcext:value-type="float">
            <text:p>0.375999901</text:p>
          </table:table-cell>
          <table:table-cell office:value-type="float" office:value="0.3359001191" calcext:value-type="float">
            <text:p>0.3359001191</text:p>
          </table:table-cell>
          <table:table-cell table:number-columns-repeated="8"/>
        </table:table-row>
        <table:table-row table:style-name="ro1">
          <table:table-cell office:value-type="float" office:value="0.48129998" calcext:value-type="float">
            <text:p>0.48129998</text:p>
          </table:table-cell>
          <table:table-cell office:value-type="float" office:value="0.3389999701" calcext:value-type="float">
            <text:p>0.3389999701</text:p>
          </table:table-cell>
          <table:table-cell table:number-columns-repeated="8"/>
        </table:table-row>
        <table:table-row table:style-name="ro1">
          <table:table-cell office:value-type="float" office:value="0.304599851" calcext:value-type="float">
            <text:p>0.304599851</text:p>
          </table:table-cell>
          <table:table-cell office:value-type="float" office:value="0.323299971" calcext:value-type="float">
            <text:p>0.323299971</text:p>
          </table:table-cell>
          <table:table-cell table:number-columns-repeated="8"/>
        </table:table-row>
        <table:table-row table:style-name="ro1">
          <table:table-cell office:value-type="float" office:value="0.415999851" calcext:value-type="float">
            <text:p>0.415999851</text:p>
          </table:table-cell>
          <table:table-cell office:value-type="float" office:value="0.34110013" calcext:value-type="float">
            <text:p>0.34110013</text:p>
          </table:table-cell>
          <table:table-cell table:number-columns-repeated="8"/>
        </table:table-row>
        <table:table-row table:style-name="ro1">
          <table:table-cell office:value-type="float" office:value="0.30939996" calcext:value-type="float">
            <text:p>0.30939996</text:p>
          </table:table-cell>
          <table:table-cell office:value-type="float" office:value="0.3445997701" calcext:value-type="float">
            <text:p>0.3445997701</text:p>
          </table:table-cell>
          <table:table-cell table:number-columns-repeated="8"/>
        </table:table-row>
        <table:table-row table:style-name="ro1">
          <table:table-cell office:value-type="float" office:value="0.338999971" calcext:value-type="float">
            <text:p>0.338999971</text:p>
          </table:table-cell>
          <table:table-cell office:value-type="float" office:value="0.352000011" calcext:value-type="float">
            <text:p>0.352000011</text:p>
          </table:table-cell>
          <table:table-cell table:number-columns-repeated="8"/>
        </table:table-row>
        <table:table-row table:style-name="ro1">
          <table:table-cell office:value-type="float" office:value="0.344500191" calcext:value-type="float">
            <text:p>0.344500191</text:p>
          </table:table-cell>
          <table:table-cell office:value-type="float" office:value="0.38439995" calcext:value-type="float">
            <text:p>0.38439995</text:p>
          </table:table-cell>
          <table:table-cell table:number-columns-repeated="8"/>
        </table:table-row>
        <table:table-row table:style-name="ro1">
          <table:table-cell office:value-type="float" office:value="0.3271001111" calcext:value-type="float">
            <text:p>0.3271001111</text:p>
          </table:table-cell>
          <table:table-cell office:value-type="float" office:value="0.54220032" calcext:value-type="float">
            <text:p>0.54220032</text:p>
          </table:table-cell>
          <table:table-cell table:number-columns-repeated="8"/>
        </table:table-row>
        <table:table-row table:style-name="ro1">
          <table:table-cell office:value-type="float" office:value="0.3613999611" calcext:value-type="float">
            <text:p>0.3613999611</text:p>
          </table:table-cell>
          <table:table-cell office:value-type="float" office:value="0.3850999699" calcext:value-type="float">
            <text:p>0.3850999699</text:p>
          </table:table-cell>
          <table:table-cell table:number-columns-repeated="8"/>
        </table:table-row>
        <table:table-row table:style-name="ro1">
          <table:table-cell office:value-type="float" office:value="0.34180001" calcext:value-type="float">
            <text:p>0.34180001</text:p>
          </table:table-cell>
          <table:table-cell office:value-type="float" office:value="0.33919998" calcext:value-type="float">
            <text:p>0.33919998</text:p>
          </table:table-cell>
          <table:table-cell table:number-columns-repeated="8"/>
        </table:table-row>
        <table:table-row table:style-name="ro1">
          <table:table-cell office:value-type="float" office:value="0.32809976" calcext:value-type="float">
            <text:p>0.32809976</text:p>
          </table:table-cell>
          <table:table-cell office:value-type="float" office:value="0.35710001" calcext:value-type="float">
            <text:p>0.35710001</text:p>
          </table:table-cell>
          <table:table-cell table:number-columns-repeated="8"/>
        </table:table-row>
        <table:table-row table:style-name="ro1">
          <table:table-cell office:value-type="float" office:value="0.411299831" calcext:value-type="float">
            <text:p>0.411299831</text:p>
          </table:table-cell>
          <table:table-cell office:value-type="float" office:value="0.323399901" calcext:value-type="float">
            <text:p>0.323399901</text:p>
          </table:table-cell>
          <table:table-cell table:number-columns-repeated="8"/>
        </table:table-row>
        <table:table-row table:style-name="ro1">
          <table:table-cell office:value-type="float" office:value="0.51840013" calcext:value-type="float">
            <text:p>0.51840013</text:p>
          </table:table-cell>
          <table:table-cell office:value-type="float" office:value="0.3786998209" calcext:value-type="float">
            <text:p>0.3786998209</text:p>
          </table:table-cell>
          <table:table-cell table:number-columns-repeated="8"/>
        </table:table-row>
        <table:table-row table:style-name="ro1">
          <table:table-cell office:value-type="float" office:value="0.39109985" calcext:value-type="float">
            <text:p>0.39109985</text:p>
          </table:table-cell>
          <table:table-cell office:value-type="float" office:value="0.3700999701" calcext:value-type="float">
            <text:p>0.3700999701</text:p>
          </table:table-cell>
          <table:table-cell table:number-columns-repeated="8"/>
        </table:table-row>
        <table:table-row table:style-name="ro1">
          <table:table-cell office:value-type="float" office:value="0.3089999711" calcext:value-type="float">
            <text:p>0.3089999711</text:p>
          </table:table-cell>
          <table:table-cell office:value-type="float" office:value="0.42730014" calcext:value-type="float">
            <text:p>0.42730014</text:p>
          </table:table-cell>
          <table:table-cell table:number-columns-repeated="8"/>
        </table:table-row>
        <table:table-row table:style-name="ro1">
          <table:table-cell office:value-type="float" office:value="0.36609985" calcext:value-type="float">
            <text:p>0.36609985</text:p>
          </table:table-cell>
          <table:table-cell office:value-type="float" office:value="0.413699991" calcext:value-type="float">
            <text:p>0.413699991</text:p>
          </table:table-cell>
          <table:table-cell table:number-columns-repeated="8"/>
        </table:table-row>
        <table:table-row table:style-name="ro1">
          <table:table-cell office:value-type="float" office:value="0.331100051" calcext:value-type="float">
            <text:p>0.331100051</text:p>
          </table:table-cell>
          <table:table-cell office:value-type="float" office:value="0.4648998491" calcext:value-type="float">
            <text:p>0.4648998491</text:p>
          </table:table-cell>
          <table:table-cell table:number-columns-repeated="8"/>
        </table:table-row>
        <table:table-row table:style-name="ro1">
          <table:table-cell office:value-type="float" office:value="0.3746000601" calcext:value-type="float">
            <text:p>0.3746000601</text:p>
          </table:table-cell>
          <table:table-cell office:value-type="float" office:value="0.3989000401" calcext:value-type="float">
            <text:p>0.3989000401</text:p>
          </table:table-cell>
          <table:table-cell table:number-columns-repeated="8"/>
        </table:table-row>
        <table:table-row table:style-name="ro1">
          <table:table-cell office:value-type="float" office:value="0.359900001" calcext:value-type="float">
            <text:p>0.359900001</text:p>
          </table:table-cell>
          <table:table-cell office:value-type="float" office:value="0.35519995" calcext:value-type="float">
            <text:p>0.35519995</text:p>
          </table:table-cell>
          <table:table-cell table:number-columns-repeated="8"/>
        </table:table-row>
        <table:table-row table:style-name="ro1">
          <table:table-cell office:value-type="float" office:value="0.450099951" calcext:value-type="float">
            <text:p>0.450099951</text:p>
          </table:table-cell>
          <table:table-cell office:value-type="float" office:value="0.367999861" calcext:value-type="float">
            <text:p>0.367999861</text:p>
          </table:table-cell>
          <table:table-cell table:number-columns-repeated="8"/>
        </table:table-row>
        <table:table-row table:style-name="ro1">
          <table:table-cell office:value-type="float" office:value="0.41030012" calcext:value-type="float">
            <text:p>0.41030012</text:p>
          </table:table-cell>
          <table:table-cell office:value-type="float" office:value="0.3565000311" calcext:value-type="float">
            <text:p>0.3565000311</text:p>
          </table:table-cell>
          <table:table-cell table:number-columns-repeated="8"/>
        </table:table-row>
        <table:table-row table:style-name="ro1">
          <table:table-cell office:value-type="float" office:value="0.369499831" calcext:value-type="float">
            <text:p>0.369499831</text:p>
          </table:table-cell>
          <table:table-cell office:value-type="float" office:value="0.36130002" calcext:value-type="float">
            <text:p>0.36130002</text:p>
          </table:table-cell>
          <table:table-cell table:number-columns-repeated="8"/>
        </table:table-row>
        <table:table-row table:style-name="ro1">
          <table:table-cell office:value-type="float" office:value="0.3734000201" calcext:value-type="float">
            <text:p>0.3734000201</text:p>
          </table:table-cell>
          <table:table-cell office:value-type="float" office:value="0.3406001901" calcext:value-type="float">
            <text:p>0.3406001901</text:p>
          </table:table-cell>
          <table:table-cell table:number-columns-repeated="8"/>
        </table:table-row>
        <table:table-row table:style-name="ro1">
          <table:table-cell office:value-type="float" office:value="0.56930027" calcext:value-type="float">
            <text:p>0.56930027</text:p>
          </table:table-cell>
          <table:table-cell office:value-type="float" office:value="0.44539992" calcext:value-type="float">
            <text:p>0.44539992</text:p>
          </table:table-cell>
          <table:table-cell table:number-columns-repeated="8"/>
        </table:table-row>
        <table:table-row table:style-name="ro1">
          <table:table-cell office:value-type="float" office:value="0.5648002412" calcext:value-type="float">
            <text:p>0.5648002412</text:p>
          </table:table-cell>
          <table:table-cell office:value-type="float" office:value="0.443899849" calcext:value-type="float">
            <text:p>0.443899849</text:p>
          </table:table-cell>
          <table:table-cell table:number-columns-repeated="8"/>
        </table:table-row>
        <table:table-row table:style-name="ro1">
          <table:table-cell office:value-type="float" office:value="0.3338000319" calcext:value-type="float">
            <text:p>0.3338000319</text:p>
          </table:table-cell>
          <table:table-cell office:value-type="float" office:value="0.462000002" calcext:value-type="float">
            <text:p>0.462000002</text:p>
          </table:table-cell>
          <table:table-cell table:number-columns-repeated="8"/>
        </table:table-row>
        <table:table-row table:style-name="ro1">
          <table:table-cell office:value-type="float" office:value="0.5502004" calcext:value-type="float">
            <text:p>0.5502004</text:p>
          </table:table-cell>
          <table:table-cell office:value-type="float" office:value="0.404700082" calcext:value-type="float">
            <text:p>0.404700082</text:p>
          </table:table-cell>
          <table:table-cell table:number-columns-repeated="8"/>
        </table:table-row>
        <table:table-row table:style-name="ro1">
          <table:table-cell office:value-type="float" office:value="0.4007001921" calcext:value-type="float">
            <text:p>0.4007001921</text:p>
          </table:table-cell>
          <table:table-cell office:value-type="float" office:value="0.3411999999" calcext:value-type="float">
            <text:p>0.3411999999</text:p>
          </table:table-cell>
          <table:table-cell table:number-columns-repeated="8"/>
        </table:table-row>
        <table:table-row table:style-name="ro1">
          <table:table-cell office:value-type="float" office:value="0.342100121" calcext:value-type="float">
            <text:p>0.342100121</text:p>
          </table:table-cell>
          <table:table-cell office:value-type="float" office:value="0.32509996" calcext:value-type="float">
            <text:p>0.32509996</text:p>
          </table:table-cell>
          <table:table-cell table:number-columns-repeated="8"/>
        </table:table-row>
        <table:table-row table:style-name="ro1">
          <table:table-cell office:value-type="float" office:value="0.33269995" calcext:value-type="float">
            <text:p>0.33269995</text:p>
          </table:table-cell>
          <table:table-cell office:value-type="float" office:value="0.35380002" calcext:value-type="float">
            <text:p>0.35380002</text:p>
          </table:table-cell>
          <table:table-cell table:number-columns-repeated="8"/>
        </table:table-row>
        <table:table-row table:style-name="ro1">
          <table:table-cell office:value-type="float" office:value="0.34589971" calcext:value-type="float">
            <text:p>0.34589971</text:p>
          </table:table-cell>
          <table:table-cell office:value-type="float" office:value="0.3835001211" calcext:value-type="float">
            <text:p>0.3835001211</text:p>
          </table:table-cell>
          <table:table-cell table:number-columns-repeated="8"/>
        </table:table-row>
        <table:table-row table:style-name="ro1">
          <table:table-cell office:value-type="float" office:value="0.385900021" calcext:value-type="float">
            <text:p>0.385900021</text:p>
          </table:table-cell>
          <table:table-cell office:value-type="float" office:value="0.42449996" calcext:value-type="float">
            <text:p>0.42449996</text:p>
          </table:table-cell>
          <table:table-cell table:number-columns-repeated="8"/>
        </table:table-row>
        <table:table-row table:style-name="ro1">
          <table:table-cell office:value-type="float" office:value="0.370599901" calcext:value-type="float">
            <text:p>0.370599901</text:p>
          </table:table-cell>
          <table:table-cell office:value-type="float" office:value="0.332600001" calcext:value-type="float">
            <text:p>0.332600001</text:p>
          </table:table-cell>
          <table:table-cell table:number-columns-repeated="8"/>
        </table:table-row>
        <table:table-row table:style-name="ro1">
          <table:table-cell office:value-type="float" office:value="0.318999941" calcext:value-type="float">
            <text:p>0.318999941</text:p>
          </table:table-cell>
          <table:table-cell office:value-type="float" office:value="0.330599871" calcext:value-type="float">
            <text:p>0.330599871</text:p>
          </table:table-cell>
          <table:table-cell table:number-columns-repeated="8"/>
        </table:table-row>
        <table:table-row table:style-name="ro1">
          <table:table-cell office:value-type="float" office:value="0.440399991" calcext:value-type="float">
            <text:p>0.440399991</text:p>
          </table:table-cell>
          <table:table-cell office:value-type="float" office:value="0.405500061" calcext:value-type="float">
            <text:p>0.405500061</text:p>
          </table:table-cell>
          <table:table-cell table:number-columns-repeated="8"/>
        </table:table-row>
        <table:table-row table:style-name="ro1">
          <table:table-cell office:value-type="float" office:value="0.57740038" calcext:value-type="float">
            <text:p>0.57740038</text:p>
          </table:table-cell>
          <table:table-cell office:value-type="float" office:value="0.498499831" calcext:value-type="float">
            <text:p>0.498499831</text:p>
          </table:table-cell>
          <table:table-cell table:number-columns-repeated="8"/>
        </table:table-row>
        <table:table-row table:style-name="ro1">
          <table:table-cell office:value-type="float" office:value="0.3637000091" calcext:value-type="float">
            <text:p>0.3637000091</text:p>
          </table:table-cell>
          <table:table-cell office:value-type="float" office:value="0.34830009" calcext:value-type="float">
            <text:p>0.34830009</text:p>
          </table:table-cell>
          <table:table-cell table:number-columns-repeated="8"/>
        </table:table-row>
        <table:table-row table:style-name="ro1">
          <table:table-cell office:value-type="float" office:value="0.3438999811" calcext:value-type="float">
            <text:p>0.3438999811</text:p>
          </table:table-cell>
          <table:table-cell office:value-type="float" office:value="0.38490003" calcext:value-type="float">
            <text:p>0.38490003</text:p>
          </table:table-cell>
          <table:table-cell table:number-columns-repeated="8"/>
        </table:table-row>
        <table:table-row table:style-name="ro1">
          <table:table-cell office:value-type="float" office:value="0.3764000811" calcext:value-type="float">
            <text:p>0.3764000811</text:p>
          </table:table-cell>
          <table:table-cell office:value-type="float" office:value="0.3362999622" calcext:value-type="float">
            <text:p>0.3362999622</text:p>
          </table:table-cell>
          <table:table-cell table:number-columns-repeated="8"/>
        </table:table-row>
        <table:table-row table:style-name="ro1">
          <table:table-cell office:value-type="float" office:value="0.3851000002" calcext:value-type="float">
            <text:p>0.3851000002</text:p>
          </table:table-cell>
          <table:table-cell office:value-type="float" office:value="0.40610004" calcext:value-type="float">
            <text:p>0.40610004</text:p>
          </table:table-cell>
          <table:table-cell table:number-columns-repeated="8"/>
        </table:table-row>
        <table:table-row table:style-name="ro1">
          <table:table-cell office:value-type="float" office:value="0.36699984" calcext:value-type="float">
            <text:p>0.36699984</text:p>
          </table:table-cell>
          <table:table-cell office:value-type="float" office:value="0.3663999" calcext:value-type="float">
            <text:p>0.3663999</text:p>
          </table:table-cell>
          <table:table-cell table:number-columns-repeated="8"/>
        </table:table-row>
        <table:table-row table:style-name="ro1">
          <table:table-cell office:value-type="float" office:value="0.4552998501" calcext:value-type="float">
            <text:p>0.4552998501</text:p>
          </table:table-cell>
          <table:table-cell office:value-type="float" office:value="0.383900151" calcext:value-type="float">
            <text:p>0.383900151</text:p>
          </table:table-cell>
          <table:table-cell table:number-columns-repeated="8"/>
        </table:table-row>
        <table:table-row table:style-name="ro1">
          <table:table-cell office:value-type="float" office:value="0.4233000011" calcext:value-type="float">
            <text:p>0.4233000011</text:p>
          </table:table-cell>
          <table:table-cell office:value-type="float" office:value="0.3801000202" calcext:value-type="float">
            <text:p>0.3801000202</text:p>
          </table:table-cell>
          <table:table-cell table:number-columns-repeated="8"/>
        </table:table-row>
        <table:table-row table:style-name="ro1">
          <table:table-cell office:value-type="float" office:value="0.336700001" calcext:value-type="float">
            <text:p>0.336700001</text:p>
          </table:table-cell>
          <table:table-cell office:value-type="float" office:value="0.4416000501" calcext:value-type="float">
            <text:p>0.4416000501</text:p>
          </table:table-cell>
          <table:table-cell table:number-columns-repeated="8"/>
        </table:table-row>
        <table:table-row table:style-name="ro1">
          <table:table-cell office:value-type="float" office:value="0.37550008" calcext:value-type="float">
            <text:p>0.37550008</text:p>
          </table:table-cell>
          <table:table-cell office:value-type="float" office:value="0.38929996" calcext:value-type="float">
            <text:p>0.38929996</text:p>
          </table:table-cell>
          <table:table-cell table:number-columns-repeated="8"/>
        </table:table-row>
        <table:table-row table:style-name="ro1">
          <table:table-cell office:value-type="float" office:value="0.35959992" calcext:value-type="float">
            <text:p>0.35959992</text:p>
          </table:table-cell>
          <table:table-cell office:value-type="float" office:value="0.321599981" calcext:value-type="float">
            <text:p>0.321599981</text:p>
          </table:table-cell>
          <table:table-cell table:number-columns-repeated="8"/>
        </table:table-row>
        <table:table-row table:style-name="ro1">
          <table:table-cell office:value-type="float" office:value="0.336699901" calcext:value-type="float">
            <text:p>0.336699901</text:p>
          </table:table-cell>
          <table:table-cell office:value-type="float" office:value="0.3590999411" calcext:value-type="float">
            <text:p>0.3590999411</text:p>
          </table:table-cell>
          <table:table-cell table:number-columns-repeated="8"/>
        </table:table-row>
        <table:table-row table:style-name="ro1">
          <table:table-cell office:value-type="float" office:value="0.354599931" calcext:value-type="float">
            <text:p>0.354599931</text:p>
          </table:table-cell>
          <table:table-cell office:value-type="float" office:value="0.34049991" calcext:value-type="float">
            <text:p>0.34049991</text:p>
          </table:table-cell>
          <table:table-cell table:number-columns-repeated="8"/>
        </table:table-row>
        <table:table-row table:style-name="ro1">
          <table:table-cell office:value-type="float" office:value="0.44549981" calcext:value-type="float">
            <text:p>0.44549981</text:p>
          </table:table-cell>
          <table:table-cell office:value-type="float" office:value="0.3413999701" calcext:value-type="float">
            <text:p>0.3413999701</text:p>
          </table:table-cell>
          <table:table-cell table:number-columns-repeated="8"/>
        </table:table-row>
        <table:table-row table:style-name="ro1">
          <table:table-cell office:value-type="float" office:value="0.392600083" calcext:value-type="float">
            <text:p>0.392600083</text:p>
          </table:table-cell>
          <table:table-cell office:value-type="float" office:value="0.365099951" calcext:value-type="float">
            <text:p>0.365099951</text:p>
          </table:table-cell>
          <table:table-cell table:number-columns-repeated="8"/>
        </table:table-row>
        <table:table-row table:style-name="ro1">
          <table:table-cell office:value-type="float" office:value="0.36929991" calcext:value-type="float">
            <text:p>0.36929991</text:p>
          </table:table-cell>
          <table:table-cell office:value-type="float" office:value="0.38269995" calcext:value-type="float">
            <text:p>0.38269995</text:p>
          </table:table-cell>
          <table:table-cell table:number-columns-repeated="8"/>
        </table:table-row>
        <table:table-row table:style-name="ro1">
          <table:table-cell office:value-type="float" office:value="0.4077" calcext:value-type="float">
            <text:p>0.4077</text:p>
          </table:table-cell>
          <table:table-cell office:value-type="float" office:value="0.47860024" calcext:value-type="float">
            <text:p>0.47860024</text:p>
          </table:table-cell>
          <table:table-cell table:number-columns-repeated="8"/>
        </table:table-row>
        <table:table-row table:style-name="ro1">
          <table:table-cell office:value-type="float" office:value="0.4947002001" calcext:value-type="float">
            <text:p>0.4947002001</text:p>
          </table:table-cell>
          <table:table-cell office:value-type="float" office:value="0.39359995" calcext:value-type="float">
            <text:p>0.39359995</text:p>
          </table:table-cell>
          <table:table-cell table:number-columns-repeated="8"/>
        </table:table-row>
        <table:table-row table:style-name="ro1">
          <table:table-cell office:value-type="float" office:value="0.3653000401" calcext:value-type="float">
            <text:p>0.3653000401</text:p>
          </table:table-cell>
          <table:table-cell office:value-type="float" office:value="0.3706998501" calcext:value-type="float">
            <text:p>0.3706998501</text:p>
          </table:table-cell>
          <table:table-cell table:number-columns-repeated="8"/>
        </table:table-row>
        <table:table-row table:style-name="ro1">
          <table:table-cell office:value-type="float" office:value="0.398700088" calcext:value-type="float">
            <text:p>0.398700088</text:p>
          </table:table-cell>
          <table:table-cell office:value-type="float" office:value="0.30870002" calcext:value-type="float">
            <text:p>0.30870002</text:p>
          </table:table-cell>
          <table:table-cell table:number-columns-repeated="8"/>
        </table:table-row>
        <table:table-row table:style-name="ro1">
          <table:table-cell office:value-type="float" office:value="0.35969996" calcext:value-type="float">
            <text:p>0.35969996</text:p>
          </table:table-cell>
          <table:table-cell office:value-type="float" office:value="0.3458999001" calcext:value-type="float">
            <text:p>0.3458999001</text:p>
          </table:table-cell>
          <table:table-cell table:number-columns-repeated="8"/>
        </table:table-row>
        <table:table-row table:style-name="ro1">
          <table:table-cell office:value-type="float" office:value="0.35689999" calcext:value-type="float">
            <text:p>0.35689999</text:p>
          </table:table-cell>
          <table:table-cell office:value-type="float" office:value="0.39409997" calcext:value-type="float">
            <text:p>0.39409997</text:p>
          </table:table-cell>
          <table:table-cell table:number-columns-repeated="8"/>
        </table:table-row>
        <table:table-row table:style-name="ro1">
          <table:table-cell office:value-type="float" office:value="0.306200011" calcext:value-type="float">
            <text:p>0.306200011</text:p>
          </table:table-cell>
          <table:table-cell office:value-type="float" office:value="0.3566000899" calcext:value-type="float">
            <text:p>0.3566000899</text:p>
          </table:table-cell>
          <table:table-cell table:number-columns-repeated="8"/>
        </table:table-row>
        <table:table-row table:style-name="ro1">
          <table:table-cell office:value-type="float" office:value="0.3392999801" calcext:value-type="float">
            <text:p>0.3392999801</text:p>
          </table:table-cell>
          <table:table-cell office:value-type="float" office:value="0.4212998621" calcext:value-type="float">
            <text:p>0.4212998621</text:p>
          </table:table-cell>
          <table:table-cell table:number-columns-repeated="8"/>
        </table:table-row>
        <table:table-row table:style-name="ro1">
          <table:table-cell office:value-type="float" office:value="0.2722000931" calcext:value-type="float">
            <text:p>0.2722000931</text:p>
          </table:table-cell>
          <table:table-cell office:value-type="float" office:value="0.425499901" calcext:value-type="float">
            <text:p>0.425499901</text:p>
          </table:table-cell>
          <table:table-cell table:number-columns-repeated="8"/>
        </table:table-row>
        <table:table-row table:style-name="ro1">
          <table:table-cell office:value-type="float" office:value="0.288499921" calcext:value-type="float">
            <text:p>0.288499921</text:p>
          </table:table-cell>
          <table:table-cell office:value-type="float" office:value="0.375699921" calcext:value-type="float">
            <text:p>0.375699921</text:p>
          </table:table-cell>
          <table:table-cell table:number-columns-repeated="8"/>
        </table:table-row>
        <table:table-row table:style-name="ro1">
          <table:table-cell office:value-type="float" office:value="0.36829993" calcext:value-type="float">
            <text:p>0.36829993</text:p>
          </table:table-cell>
          <table:table-cell office:value-type="float" office:value="0.354999991" calcext:value-type="float">
            <text:p>0.354999991</text:p>
          </table:table-cell>
          <table:table-cell table:number-columns-repeated="8"/>
        </table:table-row>
        <table:table-row table:style-name="ro1">
          <table:table-cell office:value-type="float" office:value="0.3957998211" calcext:value-type="float">
            <text:p>0.3957998211</text:p>
          </table:table-cell>
          <table:table-cell office:value-type="float" office:value="0.3797998911" calcext:value-type="float">
            <text:p>0.3797998911</text:p>
          </table:table-cell>
          <table:table-cell table:number-columns-repeated="8"/>
        </table:table-row>
        <table:table-row table:style-name="ro1">
          <table:table-cell office:value-type="float" office:value="0.36890004" calcext:value-type="float">
            <text:p>0.36890004</text:p>
          </table:table-cell>
          <table:table-cell office:value-type="float" office:value="0.39900006" calcext:value-type="float">
            <text:p>0.39900006</text:p>
          </table:table-cell>
          <table:table-cell table:number-columns-repeated="8"/>
        </table:table-row>
        <table:table-row table:style-name="ro1">
          <table:table-cell office:value-type="float" office:value="0.363699971" calcext:value-type="float">
            <text:p>0.363699971</text:p>
          </table:table-cell>
          <table:table-cell office:value-type="float" office:value="0.291300048" calcext:value-type="float">
            <text:p>0.291300048</text:p>
          </table:table-cell>
          <table:table-cell table:number-columns-repeated="8"/>
        </table:table-row>
        <table:table-row table:style-name="ro1">
          <table:table-cell office:value-type="float" office:value="0.3384" calcext:value-type="float">
            <text:p>0.3384</text:p>
          </table:table-cell>
          <table:table-cell office:value-type="float" office:value="0.34749993" calcext:value-type="float">
            <text:p>0.34749993</text:p>
          </table:table-cell>
          <table:table-cell table:number-columns-repeated="8"/>
        </table:table-row>
        <table:table-row table:style-name="ro1">
          <table:table-cell office:value-type="float" office:value="0.2937998911" calcext:value-type="float">
            <text:p>0.2937998911</text:p>
          </table:table-cell>
          <table:table-cell office:value-type="float" office:value="0.34849985" calcext:value-type="float">
            <text:p>0.34849985</text:p>
          </table:table-cell>
          <table:table-cell table:number-columns-repeated="8"/>
        </table:table-row>
        <table:table-row table:style-name="ro1">
          <table:table-cell office:value-type="float" office:value="0.3882998901" calcext:value-type="float">
            <text:p>0.3882998901</text:p>
          </table:table-cell>
          <table:table-cell office:value-type="float" office:value="0.36019984" calcext:value-type="float">
            <text:p>0.36019984</text:p>
          </table:table-cell>
          <table:table-cell table:number-columns-repeated="8"/>
        </table:table-row>
        <table:table-row table:style-name="ro1">
          <table:table-cell office:value-type="float" office:value="0.3486998601" calcext:value-type="float">
            <text:p>0.3486998601</text:p>
          </table:table-cell>
          <table:table-cell office:value-type="float" office:value="0.446099921" calcext:value-type="float">
            <text:p>0.446099921</text:p>
          </table:table-cell>
          <table:table-cell table:number-columns-repeated="8"/>
        </table:table-row>
        <table:table-row table:style-name="ro1">
          <table:table-cell office:value-type="float" office:value="0.356599949" calcext:value-type="float">
            <text:p>0.356599949</text:p>
          </table:table-cell>
          <table:table-cell office:value-type="float" office:value="0.36199998" calcext:value-type="float">
            <text:p>0.36199998</text:p>
          </table:table-cell>
          <table:table-cell table:number-columns-repeated="8"/>
        </table:table-row>
        <table:table-row table:style-name="ro1">
          <table:table-cell office:value-type="float" office:value="0.3791999201" calcext:value-type="float">
            <text:p>0.3791999201</text:p>
          </table:table-cell>
          <table:table-cell office:value-type="float" office:value="0.35919986" calcext:value-type="float">
            <text:p>0.35919986</text:p>
          </table:table-cell>
          <table:table-cell table:number-columns-repeated="8"/>
        </table:table-row>
        <table:table-row table:style-name="ro1">
          <table:table-cell office:value-type="float" office:value="0.3396999011" calcext:value-type="float">
            <text:p>0.3396999011</text:p>
          </table:table-cell>
          <table:table-cell office:value-type="float" office:value="0.4236999311" calcext:value-type="float">
            <text:p>0.4236999311</text:p>
          </table:table-cell>
          <table:table-cell table:number-columns-repeated="8"/>
        </table:table-row>
        <table:table-row table:style-name="ro1">
          <table:table-cell office:value-type="float" office:value="0.33579997" calcext:value-type="float">
            <text:p>0.33579997</text:p>
          </table:table-cell>
          <table:table-cell office:value-type="float" office:value="0.33279991" calcext:value-type="float">
            <text:p>0.33279991</text:p>
          </table:table-cell>
          <table:table-cell table:number-columns-repeated="8"/>
        </table:table-row>
        <table:table-row table:style-name="ro1">
          <table:table-cell office:value-type="float" office:value="0.3391998911" calcext:value-type="float">
            <text:p>0.3391998911</text:p>
          </table:table-cell>
          <table:table-cell office:value-type="float" office:value="0.353599961" calcext:value-type="float">
            <text:p>0.353599961</text:p>
          </table:table-cell>
          <table:table-cell table:number-columns-repeated="8"/>
        </table:table-row>
        <table:table-row table:style-name="ro1">
          <table:table-cell office:value-type="float" office:value="0.35179978" calcext:value-type="float">
            <text:p>0.35179978</text:p>
          </table:table-cell>
          <table:table-cell office:value-type="float" office:value="0.348899821" calcext:value-type="float">
            <text:p>0.348899821</text:p>
          </table:table-cell>
          <table:table-cell table:number-columns-repeated="8"/>
        </table:table-row>
        <table:table-row table:style-name="ro1">
          <table:table-cell office:value-type="float" office:value="0.295799961" calcext:value-type="float">
            <text:p>0.295799961</text:p>
          </table:table-cell>
          <table:table-cell office:value-type="float" office:value="0.32559986" calcext:value-type="float">
            <text:p>0.32559986</text:p>
          </table:table-cell>
          <table:table-cell table:number-columns-repeated="8"/>
        </table:table-row>
        <table:table-row table:style-name="ro1">
          <table:table-cell office:value-type="float" office:value="0.340699811" calcext:value-type="float">
            <text:p>0.340699811</text:p>
          </table:table-cell>
          <table:table-cell office:value-type="float" office:value="0.31110016" calcext:value-type="float">
            <text:p>0.31110016</text:p>
          </table:table-cell>
          <table:table-cell table:number-columns-repeated="8"/>
        </table:table-row>
        <table:table-row table:style-name="ro1">
          <table:table-cell office:value-type="float" office:value="0.353300031" calcext:value-type="float">
            <text:p>0.353300031</text:p>
          </table:table-cell>
          <table:table-cell office:value-type="float" office:value="0.6176001521" calcext:value-type="float">
            <text:p>0.6176001521</text:p>
          </table:table-cell>
          <table:table-cell table:number-columns-repeated="8"/>
        </table:table-row>
        <table:table-row table:style-name="ro1">
          <table:table-cell office:value-type="float" office:value="0.33039992" calcext:value-type="float">
            <text:p>0.33039992</text:p>
          </table:table-cell>
          <table:table-cell office:value-type="float" office:value="0.31599982" calcext:value-type="float">
            <text:p>0.31599982</text:p>
          </table:table-cell>
          <table:table-cell table:number-columns-repeated="8"/>
        </table:table-row>
        <table:table-row table:style-name="ro1">
          <table:table-cell office:value-type="float" office:value="0.339299971" calcext:value-type="float">
            <text:p>0.339299971</text:p>
          </table:table-cell>
          <table:table-cell office:value-type="float" office:value="0.356099861" calcext:value-type="float">
            <text:p>0.356099861</text:p>
          </table:table-cell>
          <table:table-cell table:number-columns-repeated="8"/>
        </table:table-row>
        <table:table-row table:style-name="ro1">
          <table:table-cell office:value-type="float" office:value="0.344599911" calcext:value-type="float">
            <text:p>0.344599911</text:p>
          </table:table-cell>
          <table:table-cell office:value-type="float" office:value="0.299799861" calcext:value-type="float">
            <text:p>0.299799861</text:p>
          </table:table-cell>
          <table:table-cell table:number-columns-repeated="8"/>
        </table:table-row>
        <table:table-row table:style-name="ro1">
          <table:table-cell office:value-type="float" office:value="0.32609996" calcext:value-type="float">
            <text:p>0.32609996</text:p>
          </table:table-cell>
          <table:table-cell office:value-type="float" office:value="0.3524000211" calcext:value-type="float">
            <text:p>0.3524000211</text:p>
          </table:table-cell>
          <table:table-cell table:number-columns-repeated="8"/>
        </table:table-row>
        <table:table-row table:style-name="ro1">
          <table:table-cell office:value-type="float" office:value="0.3493998101" calcext:value-type="float">
            <text:p>0.3493998101</text:p>
          </table:table-cell>
          <table:table-cell office:value-type="float" office:value="0.36599997" calcext:value-type="float">
            <text:p>0.36599997</text:p>
          </table:table-cell>
          <table:table-cell table:number-columns-repeated="8"/>
        </table:table-row>
        <table:table-row table:style-name="ro1">
          <table:table-cell office:value-type="float" office:value="0.3624999401" calcext:value-type="float">
            <text:p>0.3624999401</text:p>
          </table:table-cell>
          <table:table-cell office:value-type="float" office:value="0.34600014" calcext:value-type="float">
            <text:p>0.34600014</text:p>
          </table:table-cell>
          <table:table-cell table:number-columns-repeated="8"/>
        </table:table-row>
        <table:table-row table:style-name="ro1">
          <table:table-cell office:value-type="float" office:value="0.2877998411" calcext:value-type="float">
            <text:p>0.2877998411</text:p>
          </table:table-cell>
          <table:table-cell office:value-type="float" office:value="0.824500289" calcext:value-type="float">
            <text:p>0.824500289</text:p>
          </table:table-cell>
          <table:table-cell table:number-columns-repeated="8"/>
        </table:table-row>
        <table:table-row table:style-name="ro1">
          <table:table-cell office:value-type="float" office:value="0.3431999101" calcext:value-type="float">
            <text:p>0.3431999101</text:p>
          </table:table-cell>
          <table:table-cell office:value-type="float" office:value="0.36679982" calcext:value-type="float">
            <text:p>0.36679982</text:p>
          </table:table-cell>
          <table:table-cell table:number-columns-repeated="8"/>
        </table:table-row>
        <table:table-row table:style-name="ro1">
          <table:table-cell office:value-type="float" office:value="0.3728999801" calcext:value-type="float">
            <text:p>0.3728999801</text:p>
          </table:table-cell>
          <table:table-cell office:value-type="float" office:value="0.338899931" calcext:value-type="float">
            <text:p>0.338899931</text:p>
          </table:table-cell>
          <table:table-cell table:number-columns-repeated="8"/>
        </table:table-row>
        <table:table-row table:style-name="ro1">
          <table:table-cell office:value-type="float" office:value="0.338499891" calcext:value-type="float">
            <text:p>0.338499891</text:p>
          </table:table-cell>
          <table:table-cell office:value-type="float" office:value="0.3804999801" calcext:value-type="float">
            <text:p>0.3804999801</text:p>
          </table:table-cell>
          <table:table-cell table:number-columns-repeated="8"/>
        </table:table-row>
        <table:table-row table:style-name="ro1">
          <table:table-cell office:value-type="float" office:value="0.3525999612" calcext:value-type="float">
            <text:p>0.3525999612</text:p>
          </table:table-cell>
          <table:table-cell office:value-type="float" office:value="0.36079983" calcext:value-type="float">
            <text:p>0.36079983</text:p>
          </table:table-cell>
          <table:table-cell table:number-columns-repeated="8"/>
        </table:table-row>
        <table:table-row table:style-name="ro1">
          <table:table-cell office:value-type="float" office:value="0.34239994" calcext:value-type="float">
            <text:p>0.34239994</text:p>
          </table:table-cell>
          <table:table-cell office:value-type="float" office:value="0.30000001" calcext:value-type="float">
            <text:p>0.30000001</text:p>
          </table:table-cell>
          <table:table-cell table:number-columns-repeated="8"/>
        </table:table-row>
        <table:table-row table:style-name="ro1">
          <table:table-cell office:value-type="float" office:value="0.4312998232" calcext:value-type="float">
            <text:p>0.4312998232</text:p>
          </table:table-cell>
          <table:table-cell office:value-type="float" office:value="0.368399871" calcext:value-type="float">
            <text:p>0.368399871</text:p>
          </table:table-cell>
          <table:table-cell table:number-columns-repeated="8"/>
        </table:table-row>
        <table:table-row table:style-name="ro1">
          <table:table-cell office:value-type="float" office:value="0.2971999311" calcext:value-type="float">
            <text:p>0.2971999311</text:p>
          </table:table-cell>
          <table:table-cell office:value-type="float" office:value="0.3354999112" calcext:value-type="float">
            <text:p>0.3354999112</text:p>
          </table:table-cell>
          <table:table-cell table:number-columns-repeated="8"/>
        </table:table-row>
        <table:table-row table:style-name="ro1">
          <table:table-cell office:value-type="float" office:value="0.29859991" calcext:value-type="float">
            <text:p>0.29859991</text:p>
          </table:table-cell>
          <table:table-cell office:value-type="float" office:value="0.32779987" calcext:value-type="float">
            <text:p>0.32779987</text:p>
          </table:table-cell>
          <table:table-cell table:number-columns-repeated="8"/>
        </table:table-row>
        <table:table-row table:style-name="ro1">
          <table:table-cell office:value-type="float" office:value="0.3005000011" calcext:value-type="float">
            <text:p>0.3005000011</text:p>
          </table:table-cell>
          <table:table-cell office:value-type="float" office:value="0.337900071" calcext:value-type="float">
            <text:p>0.337900071</text:p>
          </table:table-cell>
          <table:table-cell table:number-columns-repeated="8"/>
        </table:table-row>
        <table:table-row table:style-name="ro1">
          <table:table-cell office:value-type="float" office:value="0.3530997901" calcext:value-type="float">
            <text:p>0.3530997901</text:p>
          </table:table-cell>
          <table:table-cell office:value-type="float" office:value="0.3108999411" calcext:value-type="float">
            <text:p>0.3108999411</text:p>
          </table:table-cell>
          <table:table-cell table:number-columns-repeated="8"/>
        </table:table-row>
        <table:table-row table:style-name="ro1">
          <table:table-cell office:value-type="float" office:value="0.3010999012" calcext:value-type="float">
            <text:p>0.3010999012</text:p>
          </table:table-cell>
          <table:table-cell office:value-type="float" office:value="0.4195998912" calcext:value-type="float">
            <text:p>0.4195998912</text:p>
          </table:table-cell>
          <table:table-cell table:number-columns-repeated="8"/>
        </table:table-row>
        <table:table-row table:style-name="ro1">
          <table:table-cell office:value-type="float" office:value="0.2832998401" calcext:value-type="float">
            <text:p>0.2832998401</text:p>
          </table:table-cell>
          <table:table-cell office:value-type="float" office:value="0.3161000212" calcext:value-type="float">
            <text:p>0.3161000212</text:p>
          </table:table-cell>
          <table:table-cell table:number-columns-repeated="8"/>
        </table:table-row>
        <table:table-row table:style-name="ro1">
          <table:table-cell office:value-type="float" office:value="0.3322000401" calcext:value-type="float">
            <text:p>0.3322000401</text:p>
          </table:table-cell>
          <table:table-cell office:value-type="float" office:value="0.3274999411" calcext:value-type="float">
            <text:p>0.3274999411</text:p>
          </table:table-cell>
          <table:table-cell table:number-columns-repeated="8"/>
        </table:table-row>
        <table:table-row table:style-name="ro1">
          <table:table-cell office:value-type="float" office:value="0.304799931" calcext:value-type="float">
            <text:p>0.304799931</text:p>
          </table:table-cell>
          <table:table-cell office:value-type="float" office:value="0.311699991" calcext:value-type="float">
            <text:p>0.311699991</text:p>
          </table:table-cell>
          <table:table-cell table:number-columns-repeated="8"/>
        </table:table-row>
        <table:table-row table:style-name="ro1">
          <table:table-cell office:value-type="float" office:value="0.361699971" calcext:value-type="float">
            <text:p>0.361699971</text:p>
          </table:table-cell>
          <table:table-cell office:value-type="float" office:value="0.36019984" calcext:value-type="float">
            <text:p>0.36019984</text:p>
          </table:table-cell>
          <table:table-cell table:number-columns-repeated="8"/>
        </table:table-row>
        <table:table-row table:style-name="ro1">
          <table:table-cell office:value-type="float" office:value="0.3368999" calcext:value-type="float">
            <text:p>0.3368999</text:p>
          </table:table-cell>
          <table:table-cell office:value-type="float" office:value="0.3253998701" calcext:value-type="float">
            <text:p>0.3253998701</text:p>
          </table:table-cell>
          <table:table-cell table:number-columns-repeated="8"/>
        </table:table-row>
        <table:table-row table:style-name="ro1">
          <table:table-cell office:value-type="float" office:value="0.3926997901" calcext:value-type="float">
            <text:p>0.3926997901</text:p>
          </table:table-cell>
          <table:table-cell office:value-type="float" office:value="0.32089989" calcext:value-type="float">
            <text:p>0.32089989</text:p>
          </table:table-cell>
          <table:table-cell table:number-columns-repeated="8"/>
        </table:table-row>
        <table:table-row table:style-name="ro1">
          <table:table-cell office:value-type="float" office:value="0.347399991" calcext:value-type="float">
            <text:p>0.347399991</text:p>
          </table:table-cell>
          <table:table-cell office:value-type="float" office:value="0.3124999312" calcext:value-type="float">
            <text:p>0.3124999312</text:p>
          </table:table-cell>
          <table:table-cell table:number-columns-repeated="8"/>
        </table:table-row>
        <table:table-row table:style-name="ro1">
          <table:table-cell office:value-type="float" office:value="0.3007999" calcext:value-type="float">
            <text:p>0.3007999</text:p>
          </table:table-cell>
          <table:table-cell office:value-type="float" office:value="0.314699869" calcext:value-type="float">
            <text:p>0.314699869</text:p>
          </table:table-cell>
          <table:table-cell table:number-columns-repeated="8"/>
        </table:table-row>
        <table:table-row table:style-name="ro1">
          <table:table-cell office:value-type="float" office:value="0.3506998711" calcext:value-type="float">
            <text:p>0.3506998711</text:p>
          </table:table-cell>
          <table:table-cell office:value-type="float" office:value="0.299599931" calcext:value-type="float">
            <text:p>0.299599931</text:p>
          </table:table-cell>
          <table:table-cell table:number-columns-repeated="8"/>
        </table:table-row>
        <table:table-row table:style-name="ro1">
          <table:table-cell office:value-type="float" office:value="0.337699951" calcext:value-type="float">
            <text:p>0.337699951</text:p>
          </table:table-cell>
          <table:table-cell office:value-type="float" office:value="0.35669987" calcext:value-type="float">
            <text:p>0.35669987</text:p>
          </table:table-cell>
          <table:table-cell table:number-columns-repeated="8"/>
        </table:table-row>
        <table:table-row table:style-name="ro1">
          <table:table-cell office:value-type="float" office:value="0.3590999102" calcext:value-type="float">
            <text:p>0.3590999102</text:p>
          </table:table-cell>
          <table:table-cell office:value-type="float" office:value="0.2951999911" calcext:value-type="float">
            <text:p>0.2951999911</text:p>
          </table:table-cell>
          <table:table-cell table:number-columns-repeated="8"/>
        </table:table-row>
        <table:table-row table:style-name="ro1">
          <table:table-cell office:value-type="float" office:value="0.371299871" calcext:value-type="float">
            <text:p>0.371299871</text:p>
          </table:table-cell>
          <table:table-cell office:value-type="float" office:value="0.3092998811" calcext:value-type="float">
            <text:p>0.3092998811</text:p>
          </table:table-cell>
          <table:table-cell table:number-columns-repeated="8"/>
        </table:table-row>
        <table:table-row table:style-name="ro1">
          <table:table-cell office:value-type="float" office:value="0.3548000001" calcext:value-type="float">
            <text:p>0.3548000001</text:p>
          </table:table-cell>
          <table:table-cell office:value-type="float" office:value="0.3223998791" calcext:value-type="float">
            <text:p>0.3223998791</text:p>
          </table:table-cell>
          <table:table-cell table:number-columns-repeated="8"/>
        </table:table-row>
        <table:table-row table:style-name="ro1">
          <table:table-cell office:value-type="float" office:value="0.294699921" calcext:value-type="float">
            <text:p>0.294699921</text:p>
          </table:table-cell>
          <table:table-cell office:value-type="float" office:value="0.32509992" calcext:value-type="float">
            <text:p>0.32509992</text:p>
          </table:table-cell>
          <table:table-cell table:number-columns-repeated="8"/>
        </table:table-row>
        <table:table-row table:style-name="ro1">
          <table:table-cell office:value-type="float" office:value="0.3506999411" calcext:value-type="float">
            <text:p>0.3506999411</text:p>
          </table:table-cell>
          <table:table-cell office:value-type="float" office:value="0.3397997401" calcext:value-type="float">
            <text:p>0.3397997401</text:p>
          </table:table-cell>
          <table:table-cell table:number-columns-repeated="8"/>
        </table:table-row>
        <table:table-row table:style-name="ro1">
          <table:table-cell office:value-type="float" office:value="0.2989998211" calcext:value-type="float">
            <text:p>0.2989998211</text:p>
          </table:table-cell>
          <table:table-cell office:value-type="float" office:value="0.36" calcext:value-type="float">
            <text:p>0.36</text:p>
          </table:table-cell>
          <table:table-cell table:number-columns-repeated="8"/>
        </table:table-row>
        <table:table-row table:style-name="ro1">
          <table:table-cell office:value-type="float" office:value="0.3404997011" calcext:value-type="float">
            <text:p>0.3404997011</text:p>
          </table:table-cell>
          <table:table-cell office:value-type="float" office:value="0.332100011" calcext:value-type="float">
            <text:p>0.332100011</text:p>
          </table:table-cell>
          <table:table-cell table:number-columns-repeated="8"/>
        </table:table-row>
        <table:table-row table:style-name="ro1">
          <table:table-cell office:value-type="float" office:value="0.41529985" calcext:value-type="float">
            <text:p>0.41529985</text:p>
          </table:table-cell>
          <table:table-cell office:value-type="float" office:value="0.283199971" calcext:value-type="float">
            <text:p>0.283199971</text:p>
          </table:table-cell>
          <table:table-cell table:number-columns-repeated="8"/>
        </table:table-row>
        <table:table-row table:style-name="ro1">
          <table:table-cell office:value-type="float" office:value="0.3392999" calcext:value-type="float">
            <text:p>0.3392999</text:p>
          </table:table-cell>
          <table:table-cell office:value-type="float" office:value="0.321699901" calcext:value-type="float">
            <text:p>0.321699901</text:p>
          </table:table-cell>
          <table:table-cell table:number-columns-repeated="8"/>
        </table:table-row>
        <table:table-row table:style-name="ro1">
          <table:table-cell office:value-type="float" office:value="0.39570007" calcext:value-type="float">
            <text:p>0.39570007</text:p>
          </table:table-cell>
          <table:table-cell office:value-type="float" office:value="0.2900000301" calcext:value-type="float">
            <text:p>0.2900000301</text:p>
          </table:table-cell>
          <table:table-cell table:number-columns-repeated="8"/>
        </table:table-row>
        <table:table-row table:style-name="ro1">
          <table:table-cell office:value-type="float" office:value="0.33149998" calcext:value-type="float">
            <text:p>0.33149998</text:p>
          </table:table-cell>
          <table:table-cell office:value-type="float" office:value="0.296299941" calcext:value-type="float">
            <text:p>0.296299941</text:p>
          </table:table-cell>
          <table:table-cell table:number-columns-repeated="8"/>
        </table:table-row>
        <table:table-row table:style-name="ro1">
          <table:table-cell office:value-type="float" office:value="0.3334000411" calcext:value-type="float">
            <text:p>0.3334000411</text:p>
          </table:table-cell>
          <table:table-cell office:value-type="float" office:value="0.34619995" calcext:value-type="float">
            <text:p>0.34619995</text:p>
          </table:table-cell>
          <table:table-cell table:number-columns-repeated="8"/>
        </table:table-row>
        <table:table-row table:style-name="ro1">
          <table:table-cell office:value-type="float" office:value="0.34079991" calcext:value-type="float">
            <text:p>0.34079991</text:p>
          </table:table-cell>
          <table:table-cell office:value-type="float" office:value="0.30199997" calcext:value-type="float">
            <text:p>0.30199997</text:p>
          </table:table-cell>
          <table:table-cell table:number-columns-repeated="8"/>
        </table:table-row>
        <table:table-row table:style-name="ro1">
          <table:table-cell office:value-type="float" office:value="0.36589986" calcext:value-type="float">
            <text:p>0.36589986</text:p>
          </table:table-cell>
          <table:table-cell office:value-type="float" office:value="0.314699939" calcext:value-type="float">
            <text:p>0.314699939</text:p>
          </table:table-cell>
          <table:table-cell table:number-columns-repeated="8"/>
        </table:table-row>
        <table:table-row table:style-name="ro1">
          <table:table-cell office:value-type="float" office:value="0.335099791" calcext:value-type="float">
            <text:p>0.335099791</text:p>
          </table:table-cell>
          <table:table-cell office:value-type="float" office:value="0.33709992" calcext:value-type="float">
            <text:p>0.33709992</text:p>
          </table:table-cell>
          <table:table-cell table:number-columns-repeated="8"/>
        </table:table-row>
        <table:table-row table:style-name="ro1">
          <table:table-cell office:value-type="float" office:value="0.362699891" calcext:value-type="float">
            <text:p>0.362699891</text:p>
          </table:table-cell>
          <table:table-cell office:value-type="float" office:value="0.32649993" calcext:value-type="float">
            <text:p>0.32649993</text:p>
          </table:table-cell>
          <table:table-cell table:number-columns-repeated="8"/>
        </table:table-row>
        <table:table-row table:style-name="ro1">
          <table:table-cell office:value-type="float" office:value="0.45120014" calcext:value-type="float">
            <text:p>0.45120014</text:p>
          </table:table-cell>
          <table:table-cell office:value-type="float" office:value="0.32329981" calcext:value-type="float">
            <text:p>0.32329981</text:p>
          </table:table-cell>
          <table:table-cell table:number-columns-repeated="8"/>
        </table:table-row>
        <table:table-row table:style-name="ro1">
          <table:table-cell office:value-type="float" office:value="0.458899951" calcext:value-type="float">
            <text:p>0.458899951</text:p>
          </table:table-cell>
          <table:table-cell office:value-type="float" office:value="0.334100002" calcext:value-type="float">
            <text:p>0.334100002</text:p>
          </table:table-cell>
          <table:table-cell table:number-columns-repeated="8"/>
        </table:table-row>
        <table:table-row table:style-name="ro1">
          <table:table-cell office:value-type="float" office:value="0.372299921" calcext:value-type="float">
            <text:p>0.372299921</text:p>
          </table:table-cell>
          <table:table-cell office:value-type="float" office:value="0.31519995" calcext:value-type="float">
            <text:p>0.31519995</text:p>
          </table:table-cell>
          <table:table-cell table:number-columns-repeated="8"/>
        </table:table-row>
        <table:table-row table:style-name="ro1">
          <table:table-cell office:value-type="float" office:value="0.39239994" calcext:value-type="float">
            <text:p>0.39239994</text:p>
          </table:table-cell>
          <table:table-cell office:value-type="float" office:value="0.392799911" calcext:value-type="float">
            <text:p>0.392799911</text:p>
          </table:table-cell>
          <table:table-cell table:number-columns-repeated="8"/>
        </table:table-row>
        <table:table-row table:style-name="ro1">
          <table:table-cell office:value-type="float" office:value="0.3449998101" calcext:value-type="float">
            <text:p>0.3449998101</text:p>
          </table:table-cell>
          <table:table-cell office:value-type="float" office:value="0.65570044" calcext:value-type="float">
            <text:p>0.65570044</text:p>
          </table:table-cell>
          <table:table-cell table:number-columns-repeated="8"/>
        </table:table-row>
        <table:table-row table:style-name="ro1">
          <table:table-cell office:value-type="float" office:value="0.3604999901" calcext:value-type="float">
            <text:p>0.3604999901</text:p>
          </table:table-cell>
          <table:table-cell office:value-type="float" office:value="0.528500151" calcext:value-type="float">
            <text:p>0.528500151</text:p>
          </table:table-cell>
          <table:table-cell table:number-columns-repeated="8"/>
        </table:table-row>
        <table:table-row table:style-name="ro1">
          <table:table-cell office:value-type="float" office:value="0.3554998901" calcext:value-type="float">
            <text:p>0.3554998901</text:p>
          </table:table-cell>
          <table:table-cell office:value-type="float" office:value="0.320099784" calcext:value-type="float">
            <text:p>0.320099784</text:p>
          </table:table-cell>
          <table:table-cell table:number-columns-repeated="8"/>
        </table:table-row>
        <table:table-row table:style-name="ro1">
          <table:table-cell office:value-type="float" office:value="0.3751999201" calcext:value-type="float">
            <text:p>0.3751999201</text:p>
          </table:table-cell>
          <table:table-cell office:value-type="float" office:value="0.342499821" calcext:value-type="float">
            <text:p>0.342499821</text:p>
          </table:table-cell>
          <table:table-cell table:number-columns-repeated="8"/>
        </table:table-row>
        <table:table-row table:style-name="ro1">
          <table:table-cell office:value-type="float" office:value="0.354399919" calcext:value-type="float">
            <text:p>0.354399919</text:p>
          </table:table-cell>
          <table:table-cell office:value-type="float" office:value="0.3675001811" calcext:value-type="float">
            <text:p>0.3675001811</text:p>
          </table:table-cell>
          <table:table-cell table:number-columns-repeated="8"/>
        </table:table-row>
        <table:table-row table:style-name="ro1">
          <table:table-cell office:value-type="float" office:value="0.457999941" calcext:value-type="float">
            <text:p>0.457999941</text:p>
          </table:table-cell>
          <table:table-cell office:value-type="float" office:value="0.47250019" calcext:value-type="float">
            <text:p>0.47250019</text:p>
          </table:table-cell>
          <table:table-cell table:number-columns-repeated="8"/>
        </table:table-row>
        <table:table-row table:style-name="ro1">
          <table:table-cell office:value-type="float" office:value="0.42900004" calcext:value-type="float">
            <text:p>0.42900004</text:p>
          </table:table-cell>
          <table:table-cell office:value-type="float" office:value="0.37390005" calcext:value-type="float">
            <text:p>0.37390005</text:p>
          </table:table-cell>
          <table:table-cell table:number-columns-repeated="8"/>
        </table:table-row>
        <table:table-row table:style-name="ro1">
          <table:table-cell office:value-type="float" office:value="0.562300381" calcext:value-type="float">
            <text:p>0.562300381</text:p>
          </table:table-cell>
          <table:table-cell office:value-type="float" office:value="0.353299971" calcext:value-type="float">
            <text:p>0.353299971</text:p>
          </table:table-cell>
          <table:table-cell table:number-columns-repeated="8"/>
        </table:table-row>
        <table:table-row table:style-name="ro1">
          <table:table-cell office:value-type="float" office:value="0.3741998301" calcext:value-type="float">
            <text:p>0.3741998301</text:p>
          </table:table-cell>
          <table:table-cell office:value-type="float" office:value="0.371000031" calcext:value-type="float">
            <text:p>0.371000031</text:p>
          </table:table-cell>
          <table:table-cell table:number-columns-repeated="8"/>
        </table:table-row>
        <table:table-row table:style-name="ro1">
          <table:table-cell office:value-type="float" office:value="0.3735999411" calcext:value-type="float">
            <text:p>0.3735999411</text:p>
          </table:table-cell>
          <table:table-cell office:value-type="float" office:value="0.4042999599" calcext:value-type="float">
            <text:p>0.4042999599</text:p>
          </table:table-cell>
          <table:table-cell table:number-columns-repeated="8"/>
        </table:table-row>
        <table:table-row table:style-name="ro1">
          <table:table-cell office:value-type="float" office:value="0.3565000699" calcext:value-type="float">
            <text:p>0.3565000699</text:p>
          </table:table-cell>
          <table:table-cell office:value-type="float" office:value="0.359399919" calcext:value-type="float">
            <text:p>0.359399919</text:p>
          </table:table-cell>
          <table:table-cell table:number-columns-repeated="8"/>
        </table:table-row>
        <table:table-row table:style-name="ro1">
          <table:table-cell office:value-type="float" office:value="0.3680999512" calcext:value-type="float">
            <text:p>0.3680999512</text:p>
          </table:table-cell>
          <table:table-cell office:value-type="float" office:value="0.338299871" calcext:value-type="float">
            <text:p>0.338299871</text:p>
          </table:table-cell>
          <table:table-cell table:number-columns-repeated="8"/>
        </table:table-row>
        <table:table-row table:style-name="ro1">
          <table:table-cell office:value-type="float" office:value="0.3570999411" calcext:value-type="float">
            <text:p>0.3570999411</text:p>
          </table:table-cell>
          <table:table-cell office:value-type="float" office:value="0.327599891" calcext:value-type="float">
            <text:p>0.327599891</text:p>
          </table:table-cell>
          <table:table-cell table:number-columns-repeated="8"/>
        </table:table-row>
        <table:table-row table:style-name="ro1">
          <table:table-cell office:value-type="float" office:value="0.467699991" calcext:value-type="float">
            <text:p>0.467699991</text:p>
          </table:table-cell>
          <table:table-cell office:value-type="float" office:value="0.359999902" calcext:value-type="float">
            <text:p>0.359999902</text:p>
          </table:table-cell>
          <table:table-cell table:number-columns-repeated="8"/>
        </table:table-row>
        <table:table-row table:style-name="ro1">
          <table:table-cell office:value-type="float" office:value="0.37110011" calcext:value-type="float">
            <text:p>0.37110011</text:p>
          </table:table-cell>
          <table:table-cell office:value-type="float" office:value="0.36329988" calcext:value-type="float">
            <text:p>0.36329988</text:p>
          </table:table-cell>
          <table:table-cell table:number-columns-repeated="8"/>
        </table:table-row>
        <table:table-row table:style-name="ro1">
          <table:table-cell office:value-type="float" office:value="0.346399811" calcext:value-type="float">
            <text:p>0.346399811</text:p>
          </table:table-cell>
          <table:table-cell office:value-type="float" office:value="0.40289979" calcext:value-type="float">
            <text:p>0.40289979</text:p>
          </table:table-cell>
          <table:table-cell table:number-columns-repeated="8"/>
        </table:table-row>
        <table:table-row table:style-name="ro1">
          <table:table-cell office:value-type="float" office:value="0.3302997291" calcext:value-type="float">
            <text:p>0.3302997291</text:p>
          </table:table-cell>
          <table:table-cell office:value-type="float" office:value="0.8144003501" calcext:value-type="float">
            <text:p>0.8144003501</text:p>
          </table:table-cell>
          <table:table-cell table:number-columns-repeated="8"/>
        </table:table-row>
        <table:table-row table:style-name="ro1">
          <table:table-cell office:value-type="float" office:value="0.3561000511" calcext:value-type="float">
            <text:p>0.3561000511</text:p>
          </table:table-cell>
          <table:table-cell office:value-type="float" office:value="0.391399981" calcext:value-type="float">
            <text:p>0.391399981</text:p>
          </table:table-cell>
          <table:table-cell table:number-columns-repeated="8"/>
        </table:table-row>
        <table:table-row table:style-name="ro1">
          <table:table-cell office:value-type="float" office:value="0.3442001411" calcext:value-type="float">
            <text:p>0.3442001411</text:p>
          </table:table-cell>
          <table:table-cell office:value-type="float" office:value="0.34259988" calcext:value-type="float">
            <text:p>0.34259988</text:p>
          </table:table-cell>
          <table:table-cell table:number-columns-repeated="8"/>
        </table:table-row>
        <table:table-row table:style-name="ro1">
          <table:table-cell office:value-type="float" office:value="0.327699981" calcext:value-type="float">
            <text:p>0.327699981</text:p>
          </table:table-cell>
          <table:table-cell office:value-type="float" office:value="0.325600021" calcext:value-type="float">
            <text:p>0.325600021</text:p>
          </table:table-cell>
          <table:table-cell table:number-columns-repeated="8"/>
        </table:table-row>
        <table:table-row table:style-name="ro1">
          <table:table-cell office:value-type="float" office:value="0.458299851" calcext:value-type="float">
            <text:p>0.458299851</text:p>
          </table:table-cell>
          <table:table-cell office:value-type="float" office:value="0.381999831" calcext:value-type="float">
            <text:p>0.381999831</text:p>
          </table:table-cell>
          <table:table-cell table:number-columns-repeated="8"/>
        </table:table-row>
        <table:table-row table:style-name="ro1">
          <table:table-cell office:value-type="float" office:value="0.58410039" calcext:value-type="float">
            <text:p>0.58410039</text:p>
          </table:table-cell>
          <table:table-cell office:value-type="float" office:value="0.37199996" calcext:value-type="float">
            <text:p>0.37199996</text:p>
          </table:table-cell>
          <table:table-cell table:number-columns-repeated="8"/>
        </table:table-row>
        <table:table-row table:style-name="ro1">
          <table:table-cell office:value-type="float" office:value="0.384399921" calcext:value-type="float">
            <text:p>0.384399921</text:p>
          </table:table-cell>
          <table:table-cell office:value-type="float" office:value="0.35670006" calcext:value-type="float">
            <text:p>0.35670006</text:p>
          </table:table-cell>
          <table:table-cell table:number-columns-repeated="8"/>
        </table:table-row>
        <table:table-row table:style-name="ro1">
          <table:table-cell office:value-type="float" office:value="0.32669997" calcext:value-type="float">
            <text:p>0.32669997</text:p>
          </table:table-cell>
          <table:table-cell office:value-type="float" office:value="0.337799881" calcext:value-type="float">
            <text:p>0.337799881</text:p>
          </table:table-cell>
          <table:table-cell table:number-columns-repeated="8"/>
        </table:table-row>
        <table:table-row table:style-name="ro1">
          <table:table-cell office:value-type="float" office:value="0.3582999801" calcext:value-type="float">
            <text:p>0.3582999801</text:p>
          </table:table-cell>
          <table:table-cell office:value-type="float" office:value="0.334600011" calcext:value-type="float">
            <text:p>0.334600011</text:p>
          </table:table-cell>
          <table:table-cell table:number-columns-repeated="8"/>
        </table:table-row>
        <table:table-row table:style-name="ro1">
          <table:table-cell office:value-type="float" office:value="0.32880005" calcext:value-type="float">
            <text:p>0.32880005</text:p>
          </table:table-cell>
          <table:table-cell office:value-type="float" office:value="0.420799892" calcext:value-type="float">
            <text:p>0.420799892</text:p>
          </table:table-cell>
          <table:table-cell table:number-columns-repeated="8"/>
        </table:table-row>
        <table:table-row table:style-name="ro1">
          <table:table-cell office:value-type="float" office:value="0.3510999901" calcext:value-type="float">
            <text:p>0.3510999901</text:p>
          </table:table-cell>
          <table:table-cell office:value-type="float" office:value="0.48130001" calcext:value-type="float">
            <text:p>0.48130001</text:p>
          </table:table-cell>
          <table:table-cell table:number-columns-repeated="8"/>
        </table:table-row>
        <table:table-row table:style-name="ro1">
          <table:table-cell office:value-type="float" office:value="0.3155999511" calcext:value-type="float">
            <text:p>0.3155999511</text:p>
          </table:table-cell>
          <table:table-cell office:value-type="float" office:value="0.36020006" calcext:value-type="float">
            <text:p>0.36020006</text:p>
          </table:table-cell>
          <table:table-cell table:number-columns-repeated="8"/>
        </table:table-row>
        <table:table-row table:style-name="ro1">
          <table:table-cell office:value-type="float" office:value="0.390899841" calcext:value-type="float">
            <text:p>0.390899841</text:p>
          </table:table-cell>
          <table:table-cell office:value-type="float" office:value="0.3484999501" calcext:value-type="float">
            <text:p>0.3484999501</text:p>
          </table:table-cell>
          <table:table-cell table:number-columns-repeated="8"/>
        </table:table-row>
        <table:table-row table:style-name="ro1">
          <table:table-cell office:value-type="float" office:value="0.362400071" calcext:value-type="float">
            <text:p>0.362400071</text:p>
          </table:table-cell>
          <table:table-cell office:value-type="float" office:value="0.3136999601" calcext:value-type="float">
            <text:p>0.3136999601</text:p>
          </table:table-cell>
          <table:table-cell table:number-columns-repeated="8"/>
        </table:table-row>
        <table:table-row table:style-name="ro1">
          <table:table-cell office:value-type="float" office:value="0.359199922" calcext:value-type="float">
            <text:p>0.359199922</text:p>
          </table:table-cell>
          <table:table-cell office:value-type="float" office:value="0.398700081" calcext:value-type="float">
            <text:p>0.398700081</text:p>
          </table:table-cell>
          <table:table-cell table:number-columns-repeated="8"/>
        </table:table-row>
        <table:table-row table:style-name="ro1">
          <table:table-cell office:value-type="float" office:value="0.43519993" calcext:value-type="float">
            <text:p>0.43519993</text:p>
          </table:table-cell>
          <table:table-cell office:value-type="float" office:value="0.3679999111" calcext:value-type="float">
            <text:p>0.3679999111</text:p>
          </table:table-cell>
          <table:table-cell table:number-columns-repeated="8"/>
        </table:table-row>
        <table:table-row table:style-name="ro1">
          <table:table-cell office:value-type="float" office:value="0.440999991" calcext:value-type="float">
            <text:p>0.440999991</text:p>
          </table:table-cell>
          <table:table-cell office:value-type="float" office:value="0.338099971" calcext:value-type="float">
            <text:p>0.338099971</text:p>
          </table:table-cell>
          <table:table-cell table:number-columns-repeated="8"/>
        </table:table-row>
        <table:table-row table:style-name="ro1">
          <table:table-cell office:value-type="float" office:value="0.35639984" calcext:value-type="float">
            <text:p>0.35639984</text:p>
          </table:table-cell>
          <table:table-cell office:value-type="float" office:value="0.41399999" calcext:value-type="float">
            <text:p>0.41399999</text:p>
          </table:table-cell>
          <table:table-cell table:number-columns-repeated="8"/>
        </table:table-row>
        <table:table-row table:style-name="ro1">
          <table:table-cell office:value-type="float" office:value="0.3647000411" calcext:value-type="float">
            <text:p>0.3647000411</text:p>
          </table:table-cell>
          <table:table-cell office:value-type="float" office:value="0.44320001" calcext:value-type="float">
            <text:p>0.44320001</text:p>
          </table:table-cell>
          <table:table-cell table:number-columns-repeated="8"/>
        </table:table-row>
        <table:table-row table:style-name="ro1">
          <table:table-cell office:value-type="float" office:value="0.3734999811" calcext:value-type="float">
            <text:p>0.3734999811</text:p>
          </table:table-cell>
          <table:table-cell office:value-type="float" office:value="0.31399996" calcext:value-type="float">
            <text:p>0.31399996</text:p>
          </table:table-cell>
          <table:table-cell table:number-columns-repeated="8"/>
        </table:table-row>
        <table:table-row table:style-name="ro1">
          <table:table-cell office:value-type="float" office:value="0.32940006" calcext:value-type="float">
            <text:p>0.32940006</text:p>
          </table:table-cell>
          <table:table-cell office:value-type="float" office:value="0.3712000621" calcext:value-type="float">
            <text:p>0.3712000621</text:p>
          </table:table-cell>
          <table:table-cell table:number-columns-repeated="8"/>
        </table:table-row>
        <table:table-row table:style-name="ro1">
          <table:table-cell office:value-type="float" office:value="0.383600011" calcext:value-type="float">
            <text:p>0.383600011</text:p>
          </table:table-cell>
          <table:table-cell office:value-type="float" office:value="0.32110003" calcext:value-type="float">
            <text:p>0.32110003</text:p>
          </table:table-cell>
          <table:table-cell table:number-columns-repeated="8"/>
        </table:table-row>
        <table:table-row table:style-name="ro1">
          <table:table-cell office:value-type="float" office:value="0.405500179" calcext:value-type="float">
            <text:p>0.405500179</text:p>
          </table:table-cell>
          <table:table-cell office:value-type="float" office:value="0.36100003" calcext:value-type="float">
            <text:p>0.36100003</text:p>
          </table:table-cell>
          <table:table-cell table:number-columns-repeated="8"/>
        </table:table-row>
        <table:table-row table:style-name="ro1">
          <table:table-cell office:value-type="float" office:value="0.481299821" calcext:value-type="float">
            <text:p>0.481299821</text:p>
          </table:table-cell>
          <table:table-cell office:value-type="float" office:value="0.39879988" calcext:value-type="float">
            <text:p>0.39879988</text:p>
          </table:table-cell>
          <table:table-cell table:number-columns-repeated="8"/>
        </table:table-row>
        <table:table-row table:style-name="ro1">
          <table:table-cell office:value-type="float" office:value="0.418000221" calcext:value-type="float">
            <text:p>0.418000221</text:p>
          </table:table-cell>
          <table:table-cell office:value-type="float" office:value="0.37509998" calcext:value-type="float">
            <text:p>0.37509998</text:p>
          </table:table-cell>
          <table:table-cell table:number-columns-repeated="8"/>
        </table:table-row>
        <table:table-row table:style-name="ro1">
          <table:table-cell office:value-type="float" office:value="0.3618999801" calcext:value-type="float">
            <text:p>0.3618999801</text:p>
          </table:table-cell>
          <table:table-cell office:value-type="float" office:value="0.389499858" calcext:value-type="float">
            <text:p>0.389499858</text:p>
          </table:table-cell>
          <table:table-cell table:number-columns-repeated="8"/>
        </table:table-row>
        <table:table-row table:style-name="ro1">
          <table:table-cell office:value-type="float" office:value="0.362099931" calcext:value-type="float">
            <text:p>0.362099931</text:p>
          </table:table-cell>
          <table:table-cell office:value-type="float" office:value="0.38970013" calcext:value-type="float">
            <text:p>0.38970013</text:p>
          </table:table-cell>
          <table:table-cell table:number-columns-repeated="8"/>
        </table:table-row>
        <table:table-row table:style-name="ro1">
          <table:table-cell office:value-type="float" office:value="0.33339985" calcext:value-type="float">
            <text:p>0.33339985</text:p>
          </table:table-cell>
          <table:table-cell office:value-type="float" office:value="0.367700101" calcext:value-type="float">
            <text:p>0.367700101</text:p>
          </table:table-cell>
          <table:table-cell table:number-columns-repeated="8"/>
        </table:table-row>
        <table:table-row table:style-name="ro1">
          <table:table-cell office:value-type="float" office:value="0.361600091" calcext:value-type="float">
            <text:p>0.361600091</text:p>
          </table:table-cell>
          <table:table-cell office:value-type="float" office:value="0.350299921" calcext:value-type="float">
            <text:p>0.350299921</text:p>
          </table:table-cell>
          <table:table-cell table:number-columns-repeated="8"/>
        </table:table-row>
        <table:table-row table:style-name="ro1">
          <table:table-cell office:value-type="float" office:value="0.3672000812" calcext:value-type="float">
            <text:p>0.3672000812</text:p>
          </table:table-cell>
          <table:table-cell office:value-type="float" office:value="0.311599901" calcext:value-type="float">
            <text:p>0.311599901</text:p>
          </table:table-cell>
          <table:table-cell table:number-columns-repeated="8"/>
        </table:table-row>
        <table:table-row table:style-name="ro1">
          <table:table-cell office:value-type="float" office:value="0.34339992" calcext:value-type="float">
            <text:p>0.34339992</text:p>
          </table:table-cell>
          <table:table-cell office:value-type="float" office:value="0.3453999" calcext:value-type="float">
            <text:p>0.3453999</text:p>
          </table:table-cell>
          <table:table-cell table:number-columns-repeated="8"/>
        </table:table-row>
        <table:table-row table:style-name="ro1">
          <table:table-cell office:value-type="float" office:value="0.435799791" calcext:value-type="float">
            <text:p>0.435799791</text:p>
          </table:table-cell>
          <table:table-cell office:value-type="float" office:value="0.367000041" calcext:value-type="float">
            <text:p>0.367000041</text:p>
          </table:table-cell>
          <table:table-cell table:number-columns-repeated="8"/>
        </table:table-row>
        <table:table-row table:style-name="ro1">
          <table:table-cell office:value-type="float" office:value="0.337700091" calcext:value-type="float">
            <text:p>0.337700091</text:p>
          </table:table-cell>
          <table:table-cell office:value-type="float" office:value="0.341099981" calcext:value-type="float">
            <text:p>0.341099981</text:p>
          </table:table-cell>
          <table:table-cell table:number-columns-repeated="8"/>
        </table:table-row>
        <table:table-row table:style-name="ro1">
          <table:table-cell office:value-type="float" office:value="0.4077999011" calcext:value-type="float">
            <text:p>0.4077999011</text:p>
          </table:table-cell>
          <table:table-cell office:value-type="float" office:value="0.351699961" calcext:value-type="float">
            <text:p>0.351699961</text:p>
          </table:table-cell>
          <table:table-cell table:number-columns-repeated="8"/>
        </table:table-row>
        <table:table-row table:style-name="ro1">
          <table:table-cell office:value-type="float" office:value="0.445299982" calcext:value-type="float">
            <text:p>0.445299982</text:p>
          </table:table-cell>
          <table:table-cell office:value-type="float" office:value="0.337799931" calcext:value-type="float">
            <text:p>0.337799931</text:p>
          </table:table-cell>
          <table:table-cell table:number-columns-repeated="8"/>
        </table:table-row>
        <table:table-row table:style-name="ro1">
          <table:table-cell office:value-type="float" office:value="0.4864996001" calcext:value-type="float">
            <text:p>0.4864996001</text:p>
          </table:table-cell>
          <table:table-cell office:value-type="float" office:value="0.358699831" calcext:value-type="float">
            <text:p>0.358699831</text:p>
          </table:table-cell>
          <table:table-cell table:number-columns-repeated="8"/>
        </table:table-row>
        <table:table-row table:style-name="ro1">
          <table:table-cell office:value-type="float" office:value="0.342199981" calcext:value-type="float">
            <text:p>0.342199981</text:p>
          </table:table-cell>
          <table:table-cell office:value-type="float" office:value="0.591200279" calcext:value-type="float">
            <text:p>0.591200279</text:p>
          </table:table-cell>
          <table:table-cell table:number-columns-repeated="8"/>
        </table:table-row>
        <table:table-row table:style-name="ro1">
          <table:table-cell office:value-type="float" office:value="0.367599981" calcext:value-type="float">
            <text:p>0.367599981</text:p>
          </table:table-cell>
          <table:table-cell office:value-type="float" office:value="0.4832000401" calcext:value-type="float">
            <text:p>0.4832000401</text:p>
          </table:table-cell>
          <table:table-cell table:number-columns-repeated="8"/>
        </table:table-row>
        <table:table-row table:style-name="ro1">
          <table:table-cell office:value-type="float" office:value="0.3144000411" calcext:value-type="float">
            <text:p>0.3144000411</text:p>
          </table:table-cell>
          <table:table-cell office:value-type="float" office:value="0.412500101" calcext:value-type="float">
            <text:p>0.412500101</text:p>
          </table:table-cell>
          <table:table-cell table:number-columns-repeated="8"/>
        </table:table-row>
        <table:table-row table:style-name="ro1">
          <table:table-cell office:value-type="float" office:value="0.3565999022" calcext:value-type="float">
            <text:p>0.3565999022</text:p>
          </table:table-cell>
          <table:table-cell office:value-type="float" office:value="0.306799881" calcext:value-type="float">
            <text:p>0.306799881</text:p>
          </table:table-cell>
          <table:table-cell table:number-columns-repeated="8"/>
        </table:table-row>
        <table:table-row table:style-name="ro1">
          <table:table-cell office:value-type="float" office:value="0.340699931" calcext:value-type="float">
            <text:p>0.340699931</text:p>
          </table:table-cell>
          <table:table-cell office:value-type="float" office:value="0.369399742" calcext:value-type="float">
            <text:p>0.369399742</text:p>
          </table:table-cell>
          <table:table-cell table:number-columns-repeated="8"/>
        </table:table-row>
        <table:table-row table:style-name="ro1">
          <table:table-cell office:value-type="float" office:value="0.4288998711" calcext:value-type="float">
            <text:p>0.4288998711</text:p>
          </table:table-cell>
          <table:table-cell office:value-type="float" office:value="0.40450002" calcext:value-type="float">
            <text:p>0.40450002</text:p>
          </table:table-cell>
          <table:table-cell table:number-columns-repeated="8"/>
        </table:table-row>
        <table:table-row table:style-name="ro1">
          <table:table-cell office:value-type="float" office:value="0.411000092" calcext:value-type="float">
            <text:p>0.411000092</text:p>
          </table:table-cell>
          <table:table-cell office:value-type="float" office:value="0.35719987" calcext:value-type="float">
            <text:p>0.35719987</text:p>
          </table:table-cell>
          <table:table-cell table:number-columns-repeated="8"/>
        </table:table-row>
        <table:table-row table:style-name="ro1">
          <table:table-cell office:value-type="float" office:value="0.35089996" calcext:value-type="float">
            <text:p>0.35089996</text:p>
          </table:table-cell>
          <table:table-cell office:value-type="float" office:value="0.360499911" calcext:value-type="float">
            <text:p>0.360499911</text:p>
          </table:table-cell>
          <table:table-cell table:number-columns-repeated="8"/>
        </table:table-row>
        <table:table-row table:style-name="ro1">
          <table:table-cell office:value-type="float" office:value="0.356499969" calcext:value-type="float">
            <text:p>0.356499969</text:p>
          </table:table-cell>
          <table:table-cell office:value-type="float" office:value="0.3178000601" calcext:value-type="float">
            <text:p>0.3178000601</text:p>
          </table:table-cell>
          <table:table-cell table:number-columns-repeated="8"/>
        </table:table-row>
        <table:table-row table:style-name="ro1">
          <table:table-cell office:value-type="float" office:value="0.35759998" calcext:value-type="float">
            <text:p>0.35759998</text:p>
          </table:table-cell>
          <table:table-cell office:value-type="float" office:value="0.367699991" calcext:value-type="float">
            <text:p>0.367699991</text:p>
          </table:table-cell>
          <table:table-cell table:number-columns-repeated="8"/>
        </table:table-row>
        <table:table-row table:style-name="ro1">
          <table:table-cell office:value-type="float" office:value="0.3384999601" calcext:value-type="float">
            <text:p>0.3384999601</text:p>
          </table:table-cell>
          <table:table-cell office:value-type="float" office:value="0.4763998311" calcext:value-type="float">
            <text:p>0.4763998311</text:p>
          </table:table-cell>
          <table:table-cell table:number-columns-repeated="8"/>
        </table:table-row>
        <table:table-row table:style-name="ro1">
          <table:table-cell office:value-type="float" office:value="0.33009999" calcext:value-type="float">
            <text:p>0.33009999</text:p>
          </table:table-cell>
          <table:table-cell office:value-type="float" office:value="0.43329996" calcext:value-type="float">
            <text:p>0.43329996</text:p>
          </table:table-cell>
          <table:table-cell table:number-columns-repeated="8"/>
        </table:table-row>
        <table:table-row table:style-name="ro1">
          <table:table-cell office:value-type="float" office:value="0.3435999" calcext:value-type="float">
            <text:p>0.3435999</text:p>
          </table:table-cell>
          <table:table-cell office:value-type="float" office:value="0.40220006" calcext:value-type="float">
            <text:p>0.40220006</text:p>
          </table:table-cell>
          <table:table-cell table:number-columns-repeated="8"/>
        </table:table-row>
        <table:table-row table:style-name="ro1">
          <table:table-cell office:value-type="float" office:value="0.33440009" calcext:value-type="float">
            <text:p>0.33440009</text:p>
          </table:table-cell>
          <table:table-cell office:value-type="float" office:value="0.4064999311" calcext:value-type="float">
            <text:p>0.4064999311</text:p>
          </table:table-cell>
          <table:table-cell table:number-columns-repeated="8"/>
        </table:table-row>
        <table:table-row table:style-name="ro1">
          <table:table-cell office:value-type="float" office:value="0.341100111" calcext:value-type="float">
            <text:p>0.341100111</text:p>
          </table:table-cell>
          <table:table-cell office:value-type="float" office:value="0.339700081" calcext:value-type="float">
            <text:p>0.339700081</text:p>
          </table:table-cell>
          <table:table-cell table:number-columns-repeated="8"/>
        </table:table-row>
        <table:table-row table:style-name="ro1">
          <table:table-cell office:value-type="float" office:value="0.382000081" calcext:value-type="float">
            <text:p>0.382000081</text:p>
          </table:table-cell>
          <table:table-cell office:value-type="float" office:value="0.38499998" calcext:value-type="float">
            <text:p>0.38499998</text:p>
          </table:table-cell>
          <table:table-cell table:number-columns-repeated="8"/>
        </table:table-row>
        <table:table-row table:style-name="ro1">
          <table:table-cell office:value-type="float" office:value="0.342700059" calcext:value-type="float">
            <text:p>0.342700059</text:p>
          </table:table-cell>
          <table:table-cell office:value-type="float" office:value="0.327899911" calcext:value-type="float">
            <text:p>0.327899911</text:p>
          </table:table-cell>
          <table:table-cell table:number-columns-repeated="8"/>
        </table:table-row>
        <table:table-row table:style-name="ro1">
          <table:table-cell office:value-type="float" office:value="0.39339985" calcext:value-type="float">
            <text:p>0.39339985</text:p>
          </table:table-cell>
          <table:table-cell office:value-type="float" office:value="0.355999961" calcext:value-type="float">
            <text:p>0.355999961</text:p>
          </table:table-cell>
          <table:table-cell table:number-columns-repeated="8"/>
        </table:table-row>
        <table:table-row table:style-name="ro1">
          <table:table-cell office:value-type="float" office:value="0.414600121" calcext:value-type="float">
            <text:p>0.414600121</text:p>
          </table:table-cell>
          <table:table-cell office:value-type="float" office:value="0.348499861" calcext:value-type="float">
            <text:p>0.348499861</text:p>
          </table:table-cell>
          <table:table-cell table:number-columns-repeated="8"/>
        </table:table-row>
        <table:table-row table:style-name="ro1">
          <table:table-cell office:value-type="float" office:value="0.3577000401" calcext:value-type="float">
            <text:p>0.3577000401</text:p>
          </table:table-cell>
          <table:table-cell office:value-type="float" office:value="0.31939989" calcext:value-type="float">
            <text:p>0.31939989</text:p>
          </table:table-cell>
          <table:table-cell table:number-columns-repeated="8"/>
        </table:table-row>
        <table:table-row table:style-name="ro1">
          <table:table-cell office:value-type="float" office:value="0.3127999711" calcext:value-type="float">
            <text:p>0.3127999711</text:p>
          </table:table-cell>
          <table:table-cell office:value-type="float" office:value="0.347999971" calcext:value-type="float">
            <text:p>0.347999971</text:p>
          </table:table-cell>
          <table:table-cell table:number-columns-repeated="8"/>
        </table:table-row>
        <table:table-row table:style-name="ro1">
          <table:table-cell office:value-type="float" office:value="0.455399841" calcext:value-type="float">
            <text:p>0.455399841</text:p>
          </table:table-cell>
          <table:table-cell office:value-type="float" office:value="0.38569996" calcext:value-type="float">
            <text:p>0.38569996</text:p>
          </table:table-cell>
          <table:table-cell table:number-columns-repeated="8"/>
        </table:table-row>
        <table:table-row table:style-name="ro1">
          <table:table-cell office:value-type="float" office:value="0.3272998901" calcext:value-type="float">
            <text:p>0.3272998901</text:p>
          </table:table-cell>
          <table:table-cell office:value-type="float" office:value="0.417300031" calcext:value-type="float">
            <text:p>0.417300031</text:p>
          </table:table-cell>
          <table:table-cell table:number-columns-repeated="8"/>
        </table:table-row>
        <table:table-row table:style-name="ro1">
          <table:table-cell office:value-type="float" office:value="0.3333998111" calcext:value-type="float">
            <text:p>0.3333998111</text:p>
          </table:table-cell>
          <table:table-cell office:value-type="float" office:value="0.4350001211" calcext:value-type="float">
            <text:p>0.4350001211</text:p>
          </table:table-cell>
          <table:table-cell table:number-columns-repeated="8"/>
        </table:table-row>
        <table:table-row table:style-name="ro1">
          <table:table-cell office:value-type="float" office:value="0.3767998421" calcext:value-type="float">
            <text:p>0.3767998421</text:p>
          </table:table-cell>
          <table:table-cell office:value-type="float" office:value="0.363300151" calcext:value-type="float">
            <text:p>0.363300151</text:p>
          </table:table-cell>
          <table:table-cell table:number-columns-repeated="8"/>
        </table:table-row>
        <table:table-row table:style-name="ro1">
          <table:table-cell office:value-type="float" office:value="0.3767998" calcext:value-type="float">
            <text:p>0.3767998</text:p>
          </table:table-cell>
          <table:table-cell office:value-type="float" office:value="0.32700014" calcext:value-type="float">
            <text:p>0.32700014</text:p>
          </table:table-cell>
          <table:table-cell table:number-columns-repeated="8"/>
        </table:table-row>
        <table:table-row table:style-name="ro1">
          <table:table-cell office:value-type="float" office:value="0.36499989" calcext:value-type="float">
            <text:p>0.36499989</text:p>
          </table:table-cell>
          <table:table-cell office:value-type="float" office:value="0.3534999" calcext:value-type="float">
            <text:p>0.3534999</text:p>
          </table:table-cell>
          <table:table-cell table:number-columns-repeated="8"/>
        </table:table-row>
        <table:table-row table:style-name="ro1">
          <table:table-cell office:value-type="float" office:value="0.30049998" calcext:value-type="float">
            <text:p>0.30049998</text:p>
          </table:table-cell>
          <table:table-cell office:value-type="float" office:value="0.39509984" calcext:value-type="float">
            <text:p>0.39509984</text:p>
          </table:table-cell>
          <table:table-cell table:number-columns-repeated="8"/>
        </table:table-row>
        <table:table-row table:style-name="ro1">
          <table:table-cell office:value-type="float" office:value="0.3644998911" calcext:value-type="float">
            <text:p>0.3644998911</text:p>
          </table:table-cell>
          <table:table-cell office:value-type="float" office:value="0.3309999211" calcext:value-type="float">
            <text:p>0.3309999211</text:p>
          </table:table-cell>
          <table:table-cell table:number-columns-repeated="8"/>
        </table:table-row>
        <table:table-row table:style-name="ro1">
          <table:table-cell office:value-type="float" office:value="0.2928999311" calcext:value-type="float">
            <text:p>0.2928999311</text:p>
          </table:table-cell>
          <table:table-cell office:value-type="float" office:value="0.3788998911" calcext:value-type="float">
            <text:p>0.3788998911</text:p>
          </table:table-cell>
          <table:table-cell table:number-columns-repeated="8"/>
        </table:table-row>
        <table:table-row table:style-name="ro1">
          <table:table-cell office:value-type="float" office:value="0.2975998701" calcext:value-type="float">
            <text:p>0.2975998701</text:p>
          </table:table-cell>
          <table:table-cell office:value-type="float" office:value="0.3509999691" calcext:value-type="float">
            <text:p>0.3509999691</text:p>
          </table:table-cell>
          <table:table-cell table:number-columns-repeated="8"/>
        </table:table-row>
        <table:table-row table:style-name="ro1">
          <table:table-cell office:value-type="float" office:value="0.2971999211" calcext:value-type="float">
            <text:p>0.2971999211</text:p>
          </table:table-cell>
          <table:table-cell office:value-type="float" office:value="0.3670999812" calcext:value-type="float">
            <text:p>0.3670999812</text:p>
          </table:table-cell>
          <table:table-cell table:number-columns-repeated="8"/>
        </table:table-row>
        <table:table-row table:style-name="ro1">
          <table:table-cell office:value-type="float" office:value="0.3537997311" calcext:value-type="float">
            <text:p>0.3537997311</text:p>
          </table:table-cell>
          <table:table-cell office:value-type="float" office:value="0.44340009" calcext:value-type="float">
            <text:p>0.44340009</text:p>
          </table:table-cell>
          <table:table-cell table:number-columns-repeated="8"/>
        </table:table-row>
        <table:table-row table:style-name="ro1">
          <table:table-cell office:value-type="float" office:value="0.3160999001" calcext:value-type="float">
            <text:p>0.3160999001</text:p>
          </table:table-cell>
          <table:table-cell office:value-type="float" office:value="0.4933999411" calcext:value-type="float">
            <text:p>0.4933999411</text:p>
          </table:table-cell>
          <table:table-cell table:number-columns-repeated="8"/>
        </table:table-row>
        <table:table-row table:style-name="ro1">
          <table:table-cell office:value-type="float" office:value="0.3647999102" calcext:value-type="float">
            <text:p>0.3647999102</text:p>
          </table:table-cell>
          <table:table-cell office:value-type="float" office:value="0.351099951" calcext:value-type="float">
            <text:p>0.351099951</text:p>
          </table:table-cell>
          <table:table-cell table:number-columns-repeated="8"/>
        </table:table-row>
        <table:table-row table:style-name="ro1">
          <table:table-cell office:value-type="float" office:value="0.35059994" calcext:value-type="float">
            <text:p>0.35059994</text:p>
          </table:table-cell>
          <table:table-cell office:value-type="float" office:value="0.3315999701" calcext:value-type="float">
            <text:p>0.3315999701</text:p>
          </table:table-cell>
          <table:table-cell table:number-columns-repeated="8"/>
        </table:table-row>
        <table:table-row table:style-name="ro1">
          <table:table-cell office:value-type="float" office:value="0.3442999011" calcext:value-type="float">
            <text:p>0.3442999011</text:p>
          </table:table-cell>
          <table:table-cell office:value-type="float" office:value="0.35679987" calcext:value-type="float">
            <text:p>0.35679987</text:p>
          </table:table-cell>
          <table:table-cell table:number-columns-repeated="8"/>
        </table:table-row>
        <table:table-row table:style-name="ro1">
          <table:table-cell office:value-type="float" office:value="0.355100101" calcext:value-type="float">
            <text:p>0.355100101</text:p>
          </table:table-cell>
          <table:table-cell office:value-type="float" office:value="0.364999831" calcext:value-type="float">
            <text:p>0.364999831</text:p>
          </table:table-cell>
          <table:table-cell table:number-columns-repeated="8"/>
        </table:table-row>
        <table:table-row table:style-name="ro1">
          <table:table-cell office:value-type="float" office:value="0.32459991" calcext:value-type="float">
            <text:p>0.32459991</text:p>
          </table:table-cell>
          <table:table-cell office:value-type="float" office:value="0.3490999611" calcext:value-type="float">
            <text:p>0.3490999611</text:p>
          </table:table-cell>
          <table:table-cell table:number-columns-repeated="8"/>
        </table:table-row>
        <table:table-row table:style-name="ro1">
          <table:table-cell office:value-type="float" office:value="0.295599901" calcext:value-type="float">
            <text:p>0.295599901</text:p>
          </table:table-cell>
          <table:table-cell office:value-type="float" office:value="0.358100001" calcext:value-type="float">
            <text:p>0.358100001</text:p>
          </table:table-cell>
          <table:table-cell table:number-columns-repeated="8"/>
        </table:table-row>
        <table:table-row table:style-name="ro1">
          <table:table-cell office:value-type="float" office:value="0.35949986" calcext:value-type="float">
            <text:p>0.35949986</text:p>
          </table:table-cell>
          <table:table-cell office:value-type="float" office:value="0.3541999812" calcext:value-type="float">
            <text:p>0.3541999812</text:p>
          </table:table-cell>
          <table:table-cell table:number-columns-repeated="8"/>
        </table:table-row>
        <table:table-row table:style-name="ro1">
          <table:table-cell office:value-type="float" office:value="0.3701999012" calcext:value-type="float">
            <text:p>0.3701999012</text:p>
          </table:table-cell>
          <table:table-cell office:value-type="float" office:value="0.3378000211" calcext:value-type="float">
            <text:p>0.3378000211</text:p>
          </table:table-cell>
          <table:table-cell table:number-columns-repeated="8"/>
        </table:table-row>
        <table:table-row table:style-name="ro1">
          <table:table-cell office:value-type="float" office:value="0.36069999" calcext:value-type="float">
            <text:p>0.36069999</text:p>
          </table:table-cell>
          <table:table-cell office:value-type="float" office:value="0.327699901" calcext:value-type="float">
            <text:p>0.327699901</text:p>
          </table:table-cell>
          <table:table-cell table:number-columns-repeated="8"/>
        </table:table-row>
        <table:table-row table:style-name="ro1">
          <table:table-cell office:value-type="float" office:value="0.292099971" calcext:value-type="float">
            <text:p>0.292099971</text:p>
          </table:table-cell>
          <table:table-cell office:value-type="float" office:value="0.36560003" calcext:value-type="float">
            <text:p>0.36560003</text:p>
          </table:table-cell>
          <table:table-cell table:number-columns-repeated="8"/>
        </table:table-row>
        <table:table-row table:style-name="ro1">
          <table:table-cell office:value-type="float" office:value="0.336899671" calcext:value-type="float">
            <text:p>0.336899671</text:p>
          </table:table-cell>
          <table:table-cell office:value-type="float" office:value="0.363099941" calcext:value-type="float">
            <text:p>0.363099941</text:p>
          </table:table-cell>
          <table:table-cell table:number-columns-repeated="8"/>
        </table:table-row>
        <table:table-row table:style-name="ro1">
          <table:table-cell office:value-type="float" office:value="0.304599891" calcext:value-type="float">
            <text:p>0.304599891</text:p>
          </table:table-cell>
          <table:table-cell office:value-type="float" office:value="0.35169988" calcext:value-type="float">
            <text:p>0.35169988</text:p>
          </table:table-cell>
          <table:table-cell table:number-columns-repeated="8"/>
        </table:table-row>
        <table:table-row table:style-name="ro1">
          <table:table-cell office:value-type="float" office:value="0.30409993" calcext:value-type="float">
            <text:p>0.30409993</text:p>
          </table:table-cell>
          <table:table-cell office:value-type="float" office:value="0.3620999601" calcext:value-type="float">
            <text:p>0.3620999601</text:p>
          </table:table-cell>
          <table:table-cell table:number-columns-repeated="8"/>
        </table:table-row>
        <table:table-row table:style-name="ro1">
          <table:table-cell office:value-type="float" office:value="0.333599961" calcext:value-type="float">
            <text:p>0.333599961</text:p>
          </table:table-cell>
          <table:table-cell office:value-type="float" office:value="0.3275999211" calcext:value-type="float">
            <text:p>0.3275999211</text:p>
          </table:table-cell>
          <table:table-cell table:number-columns-repeated="8"/>
        </table:table-row>
        <table:table-row table:style-name="ro1">
          <table:table-cell office:value-type="float" office:value="0.3685999211" calcext:value-type="float">
            <text:p>0.3685999211</text:p>
          </table:table-cell>
          <table:table-cell office:value-type="float" office:value="0.3299997811" calcext:value-type="float">
            <text:p>0.3299997811</text:p>
          </table:table-cell>
          <table:table-cell table:number-columns-repeated="8"/>
        </table:table-row>
        <table:table-row table:style-name="ro1">
          <table:table-cell office:value-type="float" office:value="0.286299931" calcext:value-type="float">
            <text:p>0.286299931</text:p>
          </table:table-cell>
          <table:table-cell office:value-type="float" office:value="0.31829991" calcext:value-type="float">
            <text:p>0.31829991</text:p>
          </table:table-cell>
          <table:table-cell table:number-columns-repeated="8"/>
        </table:table-row>
        <table:table-row table:style-name="ro1">
          <table:table-cell office:value-type="float" office:value="0.362199881" calcext:value-type="float">
            <text:p>0.362199881</text:p>
          </table:table-cell>
          <table:table-cell office:value-type="float" office:value="0.2764998891" calcext:value-type="float">
            <text:p>0.2764998891</text:p>
          </table:table-cell>
          <table:table-cell table:number-columns-repeated="8"/>
        </table:table-row>
        <table:table-row table:style-name="ro1">
          <table:table-cell office:value-type="float" office:value="0.3589998302" calcext:value-type="float">
            <text:p>0.3589998302</text:p>
          </table:table-cell>
          <table:table-cell office:value-type="float" office:value="0.3403998702" calcext:value-type="float">
            <text:p>0.3403998702</text:p>
          </table:table-cell>
          <table:table-cell table:number-columns-repeated="8"/>
        </table:table-row>
        <table:table-row table:style-name="ro1">
          <table:table-cell office:value-type="float" office:value="0.3020999301" calcext:value-type="float">
            <text:p>0.3020999301</text:p>
          </table:table-cell>
          <table:table-cell office:value-type="float" office:value="0.349899889" calcext:value-type="float">
            <text:p>0.349899889</text:p>
          </table:table-cell>
          <table:table-cell table:number-columns-repeated="8"/>
        </table:table-row>
        <table:table-row table:style-name="ro1">
          <table:table-cell office:value-type="float" office:value="0.3292999101" calcext:value-type="float">
            <text:p>0.3292999101</text:p>
          </table:table-cell>
          <table:table-cell office:value-type="float" office:value="0.3481000011" calcext:value-type="float">
            <text:p>0.3481000011</text:p>
          </table:table-cell>
          <table:table-cell table:number-columns-repeated="8"/>
        </table:table-row>
        <table:table-row table:style-name="ro1">
          <table:table-cell office:value-type="float" office:value="0.3559999211" calcext:value-type="float">
            <text:p>0.3559999211</text:p>
          </table:table-cell>
          <table:table-cell office:value-type="float" office:value="0.4418998902" calcext:value-type="float">
            <text:p>0.4418998902</text:p>
          </table:table-cell>
          <table:table-cell table:number-columns-repeated="8"/>
        </table:table-row>
        <table:table-row table:style-name="ro1">
          <table:table-cell office:value-type="float" office:value="0.2985998612" calcext:value-type="float">
            <text:p>0.2985998612</text:p>
          </table:table-cell>
          <table:table-cell office:value-type="float" office:value="0.3093998709" calcext:value-type="float">
            <text:p>0.3093998709</text:p>
          </table:table-cell>
          <table:table-cell table:number-columns-repeated="8"/>
        </table:table-row>
        <table:table-row table:style-name="ro1">
          <table:table-cell office:value-type="float" office:value="0.350799991" calcext:value-type="float">
            <text:p>0.350799991</text:p>
          </table:table-cell>
          <table:table-cell office:value-type="float" office:value="0.3179999411" calcext:value-type="float">
            <text:p>0.3179999411</text:p>
          </table:table-cell>
          <table:table-cell table:number-columns-repeated="8"/>
        </table:table-row>
        <table:table-row table:style-name="ro1">
          <table:table-cell office:value-type="float" office:value="0.357599931" calcext:value-type="float">
            <text:p>0.357599931</text:p>
          </table:table-cell>
          <table:table-cell office:value-type="float" office:value="0.384199721" calcext:value-type="float">
            <text:p>0.384199721</text:p>
          </table:table-cell>
          <table:table-cell table:number-columns-repeated="8"/>
        </table:table-row>
        <table:table-row table:style-name="ro1">
          <table:table-cell office:value-type="float" office:value="0.31929986" calcext:value-type="float">
            <text:p>0.31929986</text:p>
          </table:table-cell>
          <table:table-cell office:value-type="float" office:value="0.3629999401" calcext:value-type="float">
            <text:p>0.3629999401</text:p>
          </table:table-cell>
          <table:table-cell table:number-columns-repeated="8"/>
        </table:table-row>
        <table:table-row table:style-name="ro1">
          <table:table-cell office:value-type="float" office:value="0.347399891" calcext:value-type="float">
            <text:p>0.347399891</text:p>
          </table:table-cell>
          <table:table-cell office:value-type="float" office:value="0.2850997712" calcext:value-type="float">
            <text:p>0.2850997712</text:p>
          </table:table-cell>
          <table:table-cell table:number-columns-repeated="8"/>
        </table:table-row>
        <table:table-row table:style-name="ro1">
          <table:table-cell office:value-type="float" office:value="0.3453998111" calcext:value-type="float">
            <text:p>0.3453998111</text:p>
          </table:table-cell>
          <table:table-cell office:value-type="float" office:value="0.34089979" calcext:value-type="float">
            <text:p>0.34089979</text:p>
          </table:table-cell>
          <table:table-cell table:number-columns-repeated="8"/>
        </table:table-row>
        <table:table-row table:style-name="ro1">
          <table:table-cell office:value-type="float" office:value="0.321199745" calcext:value-type="float">
            <text:p>0.321199745</text:p>
          </table:table-cell>
          <table:table-cell office:value-type="float" office:value="0.404400001" calcext:value-type="float">
            <text:p>0.404400001</text:p>
          </table:table-cell>
          <table:table-cell table:number-columns-repeated="8"/>
        </table:table-row>
        <table:table-row table:style-name="ro1">
          <table:table-cell office:value-type="float" office:value="0.34469996" calcext:value-type="float">
            <text:p>0.34469996</text:p>
          </table:table-cell>
          <table:table-cell office:value-type="float" office:value="0.3397998811" calcext:value-type="float">
            <text:p>0.3397998811</text:p>
          </table:table-cell>
          <table:table-cell table:number-columns-repeated="8"/>
        </table:table-row>
        <table:table-row table:style-name="ro1">
          <table:table-cell office:value-type="float" office:value="0.34449988" calcext:value-type="float">
            <text:p>0.34449988</text:p>
          </table:table-cell>
          <table:table-cell office:value-type="float" office:value="0.3332998801" calcext:value-type="float">
            <text:p>0.3332998801</text:p>
          </table:table-cell>
          <table:table-cell table:number-columns-repeated="8"/>
        </table:table-row>
        <table:table-row table:style-name="ro1">
          <table:table-cell office:value-type="float" office:value="0.3686998701" calcext:value-type="float">
            <text:p>0.3686998701</text:p>
          </table:table-cell>
          <table:table-cell office:value-type="float" office:value="0.37319999" calcext:value-type="float">
            <text:p>0.37319999</text:p>
          </table:table-cell>
          <table:table-cell table:number-columns-repeated="8"/>
        </table:table-row>
        <table:table-row table:style-name="ro1">
          <table:table-cell office:value-type="float" office:value="0.3462997111" calcext:value-type="float">
            <text:p>0.3462997111</text:p>
          </table:table-cell>
          <table:table-cell office:value-type="float" office:value="0.338999841" calcext:value-type="float">
            <text:p>0.338999841</text:p>
          </table:table-cell>
          <table:table-cell table:number-columns-repeated="8"/>
        </table:table-row>
        <table:table-row table:style-name="ro1">
          <table:table-cell office:value-type="float" office:value="0.337299811" calcext:value-type="float">
            <text:p>0.337299811</text:p>
          </table:table-cell>
          <table:table-cell office:value-type="float" office:value="0.3238999901" calcext:value-type="float">
            <text:p>0.3238999901</text:p>
          </table:table-cell>
          <table:table-cell table:number-columns-repeated="8"/>
        </table:table-row>
        <table:table-row table:style-name="ro1">
          <table:table-cell office:value-type="float" office:value="0.3378997802" calcext:value-type="float">
            <text:p>0.3378997802</text:p>
          </table:table-cell>
          <table:table-cell office:value-type="float" office:value="0.309499861" calcext:value-type="float">
            <text:p>0.309499861</text:p>
          </table:table-cell>
          <table:table-cell table:number-columns-repeated="8"/>
        </table:table-row>
        <table:table-row table:style-name="ro1">
          <table:table-cell office:value-type="float" office:value="0.344100041" calcext:value-type="float">
            <text:p>0.344100041</text:p>
          </table:table-cell>
          <table:table-cell office:value-type="float" office:value="0.39179987" calcext:value-type="float">
            <text:p>0.39179987</text:p>
          </table:table-cell>
          <table:table-cell table:number-columns-repeated="8"/>
        </table:table-row>
        <table:table-row table:style-name="ro1">
          <table:table-cell office:value-type="float" office:value="0.297399891" calcext:value-type="float">
            <text:p>0.297399891</text:p>
          </table:table-cell>
          <table:table-cell office:value-type="float" office:value="0.3915999411" calcext:value-type="float">
            <text:p>0.3915999411</text:p>
          </table:table-cell>
          <table:table-cell table:number-columns-repeated="8"/>
        </table:table-row>
        <table:table-row table:style-name="ro1">
          <table:table-cell office:value-type="float" office:value="0.3481998512" calcext:value-type="float">
            <text:p>0.3481998512</text:p>
          </table:table-cell>
          <table:table-cell office:value-type="float" office:value="0.2856998331" calcext:value-type="float">
            <text:p>0.2856998331</text:p>
          </table:table-cell>
          <table:table-cell table:number-columns-repeated="8"/>
        </table:table-row>
        <table:table-row table:style-name="ro1">
          <table:table-cell office:value-type="float" office:value="0.3400999211" calcext:value-type="float">
            <text:p>0.3400999211</text:p>
          </table:table-cell>
          <table:table-cell office:value-type="float" office:value="0.350600049" calcext:value-type="float">
            <text:p>0.350600049</text:p>
          </table:table-cell>
          <table:table-cell table:number-columns-repeated="8"/>
        </table:table-row>
        <table:table-row table:style-name="ro1">
          <table:table-cell office:value-type="float" office:value="0.3380997811" calcext:value-type="float">
            <text:p>0.3380997811</text:p>
          </table:table-cell>
          <table:table-cell office:value-type="float" office:value="0.28179983" calcext:value-type="float">
            <text:p>0.28179983</text:p>
          </table:table-cell>
          <table:table-cell table:number-columns-repeated="8"/>
        </table:table-row>
        <table:table-row table:style-name="ro1">
          <table:table-cell office:value-type="float" office:value="0.33359966" calcext:value-type="float">
            <text:p>0.33359966</text:p>
          </table:table-cell>
          <table:table-cell office:value-type="float" office:value="0.3090999111" calcext:value-type="float">
            <text:p>0.3090999111</text:p>
          </table:table-cell>
          <table:table-cell table:number-columns-repeated="8"/>
        </table:table-row>
        <table:table-row table:style-name="ro1">
          <table:table-cell office:value-type="float" office:value="0.3438999001" calcext:value-type="float">
            <text:p>0.3438999001</text:p>
          </table:table-cell>
          <table:table-cell office:value-type="float" office:value="0.329599941" calcext:value-type="float">
            <text:p>0.329599941</text:p>
          </table:table-cell>
          <table:table-cell table:number-columns-repeated="8"/>
        </table:table-row>
        <table:table-row table:style-name="ro1">
          <table:table-cell office:value-type="float" office:value="0.3453998712" calcext:value-type="float">
            <text:p>0.3453998712</text:p>
          </table:table-cell>
          <table:table-cell office:value-type="float" office:value="0.3131999701" calcext:value-type="float">
            <text:p>0.3131999701</text:p>
          </table:table-cell>
          <table:table-cell table:number-columns-repeated="8"/>
        </table:table-row>
        <table:table-row table:style-name="ro1">
          <table:table-cell office:value-type="float" office:value="0.3337998401" calcext:value-type="float">
            <text:p>0.3337998401</text:p>
          </table:table-cell>
          <table:table-cell office:value-type="float" office:value="0.31619991" calcext:value-type="float">
            <text:p>0.31619991</text:p>
          </table:table-cell>
          <table:table-cell table:number-columns-repeated="8"/>
        </table:table-row>
        <table:table-row table:style-name="ro1">
          <table:table-cell office:value-type="float" office:value="0.3053999711" calcext:value-type="float">
            <text:p>0.3053999711</text:p>
          </table:table-cell>
          <table:table-cell office:value-type="float" office:value="0.35469983" calcext:value-type="float">
            <text:p>0.35469983</text:p>
          </table:table-cell>
          <table:table-cell table:number-columns-repeated="8"/>
        </table:table-row>
        <table:table-row table:style-name="ro1">
          <table:table-cell office:value-type="float" office:value="0.302799961" calcext:value-type="float">
            <text:p>0.302799961</text:p>
          </table:table-cell>
          <table:table-cell office:value-type="float" office:value="0.29749998" calcext:value-type="float">
            <text:p>0.29749998</text:p>
          </table:table-cell>
          <table:table-cell table:number-columns-repeated="8"/>
        </table:table-row>
        <table:table-row table:style-name="ro1">
          <table:table-cell office:value-type="float" office:value="0.349399941" calcext:value-type="float">
            <text:p>0.349399941</text:p>
          </table:table-cell>
          <table:table-cell office:value-type="float" office:value="0.317699971" calcext:value-type="float">
            <text:p>0.317699971</text:p>
          </table:table-cell>
          <table:table-cell table:number-columns-repeated="8"/>
        </table:table-row>
        <table:table-row table:style-name="ro1">
          <table:table-cell office:value-type="float" office:value="0.44029986" calcext:value-type="float">
            <text:p>0.44029986</text:p>
          </table:table-cell>
          <table:table-cell office:value-type="float" office:value="0.322499871" calcext:value-type="float">
            <text:p>0.322499871</text:p>
          </table:table-cell>
          <table:table-cell table:number-columns-repeated="8"/>
        </table:table-row>
        <table:table-row table:style-name="ro1">
          <table:table-cell office:value-type="float" office:value="0.352699881" calcext:value-type="float">
            <text:p>0.352699881</text:p>
          </table:table-cell>
          <table:table-cell office:value-type="float" office:value="0.313700041" calcext:value-type="float">
            <text:p>0.313700041</text:p>
          </table:table-cell>
          <table:table-cell table:number-columns-repeated="8"/>
        </table:table-row>
        <table:table-row table:style-name="ro1">
          <table:table-cell office:value-type="float" office:value="0.3550998501" calcext:value-type="float">
            <text:p>0.3550998501</text:p>
          </table:table-cell>
          <table:table-cell office:value-type="float" office:value="0.3168000301" calcext:value-type="float">
            <text:p>0.3168000301</text:p>
          </table:table-cell>
          <table:table-cell table:number-columns-repeated="8"/>
        </table:table-row>
        <table:table-row table:style-name="ro1">
          <table:table-cell office:value-type="float" office:value="0.500900101" calcext:value-type="float">
            <text:p>0.500900101</text:p>
          </table:table-cell>
          <table:table-cell table:style-name="Default" office:value-type="float" office:value="0.500900101" calcext:value-type="float">
            <text:p>0.500900101</text:p>
          </table:table-cell>
          <table:table-cell table:number-columns-repeated="8"/>
        </table:table-row>
        <table:table-row table:style-name="ro1">
          <table:table-cell office:value-type="float" office:value="0.558000041" calcext:value-type="float">
            <text:p>0.558000041</text:p>
          </table:table-cell>
          <table:table-cell table:style-name="Default" office:value-type="float" office:value="0.558000041" calcext:value-type="float">
            <text:p>0.558000041</text:p>
          </table:table-cell>
          <table:table-cell table:number-columns-repeated="8"/>
        </table:table-row>
        <table:table-row table:style-name="ro1">
          <table:table-cell office:value-type="float" office:value="0.5557005" calcext:value-type="float">
            <text:p>0.5557005</text:p>
          </table:table-cell>
          <table:table-cell table:style-name="Default" office:value-type="float" office:value="0.5557005" calcext:value-type="float">
            <text:p>0.5557005</text:p>
          </table:table-cell>
          <table:table-cell table:number-columns-repeated="8"/>
        </table:table-row>
        <table:table-row table:style-name="ro1">
          <table:table-cell office:value-type="float" office:value="0.467700271" calcext:value-type="float">
            <text:p>0.467700271</text:p>
          </table:table-cell>
          <table:table-cell table:style-name="Default" office:value-type="float" office:value="0.467700271" calcext:value-type="float">
            <text:p>0.467700271</text:p>
          </table:table-cell>
          <table:table-cell table:number-columns-repeated="8"/>
        </table:table-row>
        <table:table-row table:style-name="ro1">
          <table:table-cell office:value-type="float" office:value="0.582500301" calcext:value-type="float">
            <text:p>0.582500301</text:p>
          </table:table-cell>
          <table:table-cell table:style-name="Default" office:value-type="float" office:value="0.582500301" calcext:value-type="float">
            <text:p>0.582500301</text:p>
          </table:table-cell>
          <table:table-cell table:number-columns-repeated="8"/>
        </table:table-row>
        <table:table-row table:style-name="ro1">
          <table:table-cell office:value-type="float" office:value="0.475500231" calcext:value-type="float">
            <text:p>0.475500231</text:p>
          </table:table-cell>
          <table:table-cell table:style-name="Default" office:value-type="float" office:value="0.475500231" calcext:value-type="float">
            <text:p>0.475500231</text:p>
          </table:table-cell>
          <table:table-cell table:number-columns-repeated="8"/>
        </table:table-row>
        <table:table-row table:style-name="ro1">
          <table:table-cell office:value-type="float" office:value="1.24560065" calcext:value-type="float">
            <text:p>1.24560065</text:p>
          </table:table-cell>
          <table:table-cell table:style-name="Default" office:value-type="float" office:value="1.24560065" calcext:value-type="float">
            <text:p>1.24560065</text:p>
          </table:table-cell>
          <table:table-cell table:number-columns-repeated="8"/>
        </table:table-row>
        <table:table-row table:style-name="ro1">
          <table:table-cell office:value-type="float" office:value="0.612099881" calcext:value-type="float">
            <text:p>0.612099881</text:p>
          </table:table-cell>
          <table:table-cell table:style-name="Default" office:value-type="float" office:value="0.612099881" calcext:value-type="float">
            <text:p>0.612099881</text:p>
          </table:table-cell>
          <table:table-cell table:number-columns-repeated="8"/>
        </table:table-row>
        <table:table-row table:style-name="ro1">
          <table:table-cell office:value-type="float" office:value="1.51660013" calcext:value-type="float">
            <text:p>1.51660013</text:p>
          </table:table-cell>
          <table:table-cell table:style-name="Default" office:value-type="float" office:value="1.51660013" calcext:value-type="float">
            <text:p>1.51660013</text:p>
          </table:table-cell>
          <table:table-cell table:number-columns-repeated="8"/>
        </table:table-row>
        <table:table-row table:style-name="ro1">
          <table:table-cell office:value-type="float" office:value="0.552799981" calcext:value-type="float">
            <text:p>0.552799981</text:p>
          </table:table-cell>
          <table:table-cell table:style-name="Default" office:value-type="float" office:value="0.552799981" calcext:value-type="float">
            <text:p>0.552799981</text:p>
          </table:table-cell>
          <table:table-cell table:number-columns-repeated="8"/>
        </table:table-row>
        <table:table-row table:style-name="ro1">
          <table:table-cell office:value-type="float" office:value="0.94820037" calcext:value-type="float">
            <text:p>0.94820037</text:p>
          </table:table-cell>
          <table:table-cell table:style-name="Default" office:value-type="float" office:value="0.94820037" calcext:value-type="float">
            <text:p>0.94820037</text:p>
          </table:table-cell>
          <table:table-cell table:number-columns-repeated="8"/>
        </table:table-row>
        <table:table-row table:style-name="ro1">
          <table:table-cell office:value-type="float" office:value="0.453500062" calcext:value-type="float">
            <text:p>0.453500062</text:p>
          </table:table-cell>
          <table:table-cell table:style-name="Default" office:value-type="float" office:value="0.453500062" calcext:value-type="float">
            <text:p>0.453500062</text:p>
          </table:table-cell>
          <table:table-cell table:number-columns-repeated="8"/>
        </table:table-row>
        <table:table-row table:style-name="ro1">
          <table:table-cell office:value-type="float" office:value="0.52910016" calcext:value-type="float">
            <text:p>0.52910016</text:p>
          </table:table-cell>
          <table:table-cell table:style-name="Default" office:value-type="float" office:value="0.52910016" calcext:value-type="float">
            <text:p>0.52910016</text:p>
          </table:table-cell>
          <table:table-cell table:number-columns-repeated="8"/>
        </table:table-row>
        <table:table-row table:style-name="ro1">
          <table:table-cell office:value-type="float" office:value="0.401200121" calcext:value-type="float">
            <text:p>0.401200121</text:p>
          </table:table-cell>
          <table:table-cell table:style-name="Default" office:value-type="float" office:value="0.401200121" calcext:value-type="float">
            <text:p>0.401200121</text:p>
          </table:table-cell>
          <table:table-cell table:number-columns-repeated="8"/>
        </table:table-row>
        <table:table-row table:style-name="ro1">
          <table:table-cell office:value-type="float" office:value="0.498199881" calcext:value-type="float">
            <text:p>0.498199881</text:p>
          </table:table-cell>
          <table:table-cell table:style-name="Default" office:value-type="float" office:value="0.498199881" calcext:value-type="float">
            <text:p>0.498199881</text:p>
          </table:table-cell>
          <table:table-cell table:number-columns-repeated="8"/>
        </table:table-row>
        <table:table-row table:style-name="ro1">
          <table:table-cell office:value-type="float" office:value="0.594600351" calcext:value-type="float">
            <text:p>0.594600351</text:p>
          </table:table-cell>
          <table:table-cell table:style-name="Default" office:value-type="float" office:value="0.594600351" calcext:value-type="float">
            <text:p>0.594600351</text:p>
          </table:table-cell>
          <table:table-cell table:number-columns-repeated="8"/>
        </table:table-row>
        <table:table-row table:style-name="ro1">
          <table:table-cell office:value-type="float" office:value="0.52990016" calcext:value-type="float">
            <text:p>0.52990016</text:p>
          </table:table-cell>
          <table:table-cell table:style-name="Default" office:value-type="float" office:value="0.52990016" calcext:value-type="float">
            <text:p>0.52990016</text:p>
          </table:table-cell>
          <table:table-cell table:number-columns-repeated="8"/>
        </table:table-row>
        <table:table-row table:style-name="ro1">
          <table:table-cell office:value-type="float" office:value="0.4227001021" calcext:value-type="float">
            <text:p>0.4227001021</text:p>
          </table:table-cell>
          <table:table-cell table:style-name="Default" office:value-type="float" office:value="0.4227001021" calcext:value-type="float">
            <text:p>0.4227001021</text:p>
          </table:table-cell>
          <table:table-cell table:number-columns-repeated="8"/>
        </table:table-row>
        <table:table-row table:style-name="ro1">
          <table:table-cell office:value-type="float" office:value="0.622600271" calcext:value-type="float">
            <text:p>0.622600271</text:p>
          </table:table-cell>
          <table:table-cell table:style-name="Default" office:value-type="float" office:value="0.622600271" calcext:value-type="float">
            <text:p>0.622600271</text:p>
          </table:table-cell>
          <table:table-cell table:number-columns-repeated="8"/>
        </table:table-row>
        <table:table-row table:style-name="ro1">
          <table:table-cell office:value-type="float" office:value="0.711000141" calcext:value-type="float">
            <text:p>0.711000141</text:p>
          </table:table-cell>
          <table:table-cell table:style-name="Default" office:value-type="float" office:value="0.711000141" calcext:value-type="float">
            <text:p>0.711000141</text:p>
          </table:table-cell>
          <table:table-cell table:number-columns-repeated="8"/>
        </table:table-row>
        <table:table-row table:style-name="ro1">
          <table:table-cell office:value-type="float" office:value="0.4479002601" calcext:value-type="float">
            <text:p>0.4479002601</text:p>
          </table:table-cell>
          <table:table-cell table:style-name="Default" office:value-type="float" office:value="0.4479002601" calcext:value-type="float">
            <text:p>0.4479002601</text:p>
          </table:table-cell>
          <table:table-cell table:number-columns-repeated="8"/>
        </table:table-row>
        <table:table-row table:style-name="ro1">
          <table:table-cell office:value-type="float" office:value="0.507599911" calcext:value-type="float">
            <text:p>0.507599911</text:p>
          </table:table-cell>
          <table:table-cell table:style-name="Default" office:value-type="float" office:value="0.507599911" calcext:value-type="float">
            <text:p>0.507599911</text:p>
          </table:table-cell>
          <table:table-cell table:number-columns-repeated="8"/>
        </table:table-row>
        <table:table-row table:style-name="ro1">
          <table:table-cell office:value-type="float" office:value="0.3978998712" calcext:value-type="float">
            <text:p>0.3978998712</text:p>
          </table:table-cell>
          <table:table-cell table:style-name="Default" office:value-type="float" office:value="0.3978998712" calcext:value-type="float">
            <text:p>0.3978998712</text:p>
          </table:table-cell>
          <table:table-cell table:number-columns-repeated="8"/>
        </table:table-row>
        <table:table-row table:style-name="ro1">
          <table:table-cell office:value-type="float" office:value="0.49339988" calcext:value-type="float">
            <text:p>0.49339988</text:p>
          </table:table-cell>
          <table:table-cell table:style-name="Default" office:value-type="float" office:value="0.49339988" calcext:value-type="float">
            <text:p>0.49339988</text:p>
          </table:table-cell>
          <table:table-cell table:number-columns-repeated="8"/>
        </table:table-row>
        <table:table-row table:style-name="ro1">
          <table:table-cell office:value-type="float" office:value="0.405699991" calcext:value-type="float">
            <text:p>0.405699991</text:p>
          </table:table-cell>
          <table:table-cell table:style-name="Default" office:value-type="float" office:value="0.405699991" calcext:value-type="float">
            <text:p>0.405699991</text:p>
          </table:table-cell>
          <table:table-cell table:number-columns-repeated="8"/>
        </table:table-row>
        <table:table-row table:style-name="ro1">
          <table:table-cell office:value-type="float" office:value="0.504700001" calcext:value-type="float">
            <text:p>0.504700001</text:p>
          </table:table-cell>
          <table:table-cell table:style-name="Default" office:value-type="float" office:value="0.504700001" calcext:value-type="float">
            <text:p>0.504700001</text:p>
          </table:table-cell>
          <table:table-cell table:number-columns-repeated="8"/>
        </table:table-row>
        <table:table-row table:style-name="ro1">
          <table:table-cell office:value-type="float" office:value="0.39820009" calcext:value-type="float">
            <text:p>0.39820009</text:p>
          </table:table-cell>
          <table:table-cell table:style-name="Default" office:value-type="float" office:value="0.39820009" calcext:value-type="float">
            <text:p>0.39820009</text:p>
          </table:table-cell>
          <table:table-cell table:number-columns-repeated="8"/>
        </table:table-row>
        <table:table-row table:style-name="ro1">
          <table:table-cell office:value-type="float" office:value="0.501500172" calcext:value-type="float">
            <text:p>0.501500172</text:p>
          </table:table-cell>
          <table:table-cell table:style-name="Default" office:value-type="float" office:value="0.501500172" calcext:value-type="float">
            <text:p>0.501500172</text:p>
          </table:table-cell>
          <table:table-cell table:number-columns-repeated="8"/>
        </table:table-row>
        <table:table-row table:style-name="ro1">
          <table:table-cell office:value-type="float" office:value="0.439200151" calcext:value-type="float">
            <text:p>0.439200151</text:p>
          </table:table-cell>
          <table:table-cell table:style-name="Default" office:value-type="float" office:value="0.439200151" calcext:value-type="float">
            <text:p>0.439200151</text:p>
          </table:table-cell>
          <table:table-cell table:number-columns-repeated="8"/>
        </table:table-row>
        <table:table-row table:style-name="ro1">
          <table:table-cell office:value-type="float" office:value="0.481500171" calcext:value-type="float">
            <text:p>0.481500171</text:p>
          </table:table-cell>
          <table:table-cell table:style-name="Default" office:value-type="float" office:value="0.481500171" calcext:value-type="float">
            <text:p>0.481500171</text:p>
          </table:table-cell>
          <table:table-cell table:number-columns-repeated="8"/>
        </table:table-row>
        <table:table-row table:style-name="ro1">
          <table:table-cell office:value-type="float" office:value="0.429600011" calcext:value-type="float">
            <text:p>0.429600011</text:p>
          </table:table-cell>
          <table:table-cell table:style-name="Default" office:value-type="float" office:value="0.429600011" calcext:value-type="float">
            <text:p>0.429600011</text:p>
          </table:table-cell>
          <table:table-cell table:number-columns-repeated="8"/>
        </table:table-row>
        <table:table-row table:style-name="ro1">
          <table:table-cell office:value-type="float" office:value="0.64300009" calcext:value-type="float">
            <text:p>0.64300009</text:p>
          </table:table-cell>
          <table:table-cell table:style-name="Default" office:value-type="float" office:value="0.64300009" calcext:value-type="float">
            <text:p>0.64300009</text:p>
          </table:table-cell>
          <table:table-cell table:number-columns-repeated="8"/>
        </table:table-row>
        <table:table-row table:style-name="ro1">
          <table:table-cell office:value-type="float" office:value="0.4771001101" calcext:value-type="float">
            <text:p>0.4771001101</text:p>
          </table:table-cell>
          <table:table-cell table:style-name="Default" office:value-type="float" office:value="0.4771001101" calcext:value-type="float">
            <text:p>0.4771001101</text:p>
          </table:table-cell>
          <table:table-cell table:number-columns-repeated="8"/>
        </table:table-row>
        <table:table-row table:style-name="ro1">
          <table:table-cell office:value-type="float" office:value="1.24010031" calcext:value-type="float">
            <text:p>1.24010031</text:p>
          </table:table-cell>
          <table:table-cell table:style-name="Default" office:value-type="float" office:value="1.24010031" calcext:value-type="float">
            <text:p>1.24010031</text:p>
          </table:table-cell>
          <table:table-cell table:number-columns-repeated="8"/>
        </table:table-row>
        <table:table-row table:style-name="ro1">
          <table:table-cell office:value-type="float" office:value="0.739399951" calcext:value-type="float">
            <text:p>0.739399951</text:p>
          </table:table-cell>
          <table:table-cell table:style-name="Default" office:value-type="float" office:value="0.739399951" calcext:value-type="float">
            <text:p>0.739399951</text:p>
          </table:table-cell>
          <table:table-cell table:number-columns-repeated="8"/>
        </table:table-row>
        <table:table-row table:style-name="ro1">
          <table:table-cell office:value-type="float" office:value="0.623700321" calcext:value-type="float">
            <text:p>0.623700321</text:p>
          </table:table-cell>
          <table:table-cell table:style-name="Default" office:value-type="float" office:value="0.623700321" calcext:value-type="float">
            <text:p>0.623700321</text:p>
          </table:table-cell>
          <table:table-cell table:number-columns-repeated="8"/>
        </table:table-row>
        <table:table-row table:style-name="ro1">
          <table:table-cell office:value-type="float" office:value="0.58150016" calcext:value-type="float">
            <text:p>0.58150016</text:p>
          </table:table-cell>
          <table:table-cell table:style-name="Default" office:value-type="float" office:value="0.58150016" calcext:value-type="float">
            <text:p>0.58150016</text:p>
          </table:table-cell>
          <table:table-cell table:number-columns-repeated="8"/>
        </table:table-row>
        <table:table-row table:style-name="ro1">
          <table:table-cell office:value-type="float" office:value="0.63690035" calcext:value-type="float">
            <text:p>0.63690035</text:p>
          </table:table-cell>
          <table:table-cell table:style-name="Default" office:value-type="float" office:value="0.63690035" calcext:value-type="float">
            <text:p>0.63690035</text:p>
          </table:table-cell>
          <table:table-cell table:number-columns-repeated="8"/>
        </table:table-row>
        <table:table-row table:style-name="ro1">
          <table:table-cell office:value-type="float" office:value="0.84550001" calcext:value-type="float">
            <text:p>0.84550001</text:p>
          </table:table-cell>
          <table:table-cell table:style-name="Default" office:value-type="float" office:value="0.84550001" calcext:value-type="float">
            <text:p>0.84550001</text:p>
          </table:table-cell>
          <table:table-cell table:number-columns-repeated="8"/>
        </table:table-row>
        <table:table-row table:style-name="ro1">
          <table:table-cell office:value-type="float" office:value="0.5630003" calcext:value-type="float">
            <text:p>0.5630003</text:p>
          </table:table-cell>
          <table:table-cell table:style-name="Default" office:value-type="float" office:value="0.5630003" calcext:value-type="float">
            <text:p>0.5630003</text:p>
          </table:table-cell>
          <table:table-cell table:number-columns-repeated="8"/>
        </table:table-row>
        <table:table-row table:style-name="ro1">
          <table:table-cell office:value-type="float" office:value="0.605800269" calcext:value-type="float">
            <text:p>0.605800269</text:p>
          </table:table-cell>
          <table:table-cell table:style-name="Default" office:value-type="float" office:value="0.605800269" calcext:value-type="float">
            <text:p>0.605800269</text:p>
          </table:table-cell>
          <table:table-cell table:number-columns-repeated="8"/>
        </table:table-row>
        <table:table-row table:style-name="ro1">
          <table:table-cell office:value-type="float" office:value="0.631300413" calcext:value-type="float">
            <text:p>0.631300413</text:p>
          </table:table-cell>
          <table:table-cell table:style-name="Default" office:value-type="float" office:value="0.631300413" calcext:value-type="float">
            <text:p>0.631300413</text:p>
          </table:table-cell>
          <table:table-cell table:number-columns-repeated="8"/>
        </table:table-row>
        <table:table-row table:style-name="ro1">
          <table:table-cell office:value-type="float" office:value="0.67300013" calcext:value-type="float">
            <text:p>0.67300013</text:p>
          </table:table-cell>
          <table:table-cell table:style-name="Default" office:value-type="float" office:value="0.67300013" calcext:value-type="float">
            <text:p>0.67300013</text:p>
          </table:table-cell>
          <table:table-cell table:number-columns-repeated="8"/>
        </table:table-row>
        <table:table-row table:style-name="ro1">
          <table:table-cell office:value-type="float" office:value="0.66830037" calcext:value-type="float">
            <text:p>0.66830037</text:p>
          </table:table-cell>
          <table:table-cell table:style-name="Default" office:value-type="float" office:value="0.66830037" calcext:value-type="float">
            <text:p>0.66830037</text:p>
          </table:table-cell>
          <table:table-cell table:number-columns-repeated="8"/>
        </table:table-row>
        <table:table-row table:style-name="ro1">
          <table:table-cell office:value-type="float" office:value="0.88540015" calcext:value-type="float">
            <text:p>0.88540015</text:p>
          </table:table-cell>
          <table:table-cell table:style-name="Default" office:value-type="float" office:value="0.88540015" calcext:value-type="float">
            <text:p>0.88540015</text:p>
          </table:table-cell>
          <table:table-cell table:number-columns-repeated="8"/>
        </table:table-row>
        <table:table-row table:style-name="ro1">
          <table:table-cell office:value-type="float" office:value="0.526499972" calcext:value-type="float">
            <text:p>0.526499972</text:p>
          </table:table-cell>
          <table:table-cell table:style-name="Default" office:value-type="float" office:value="0.526499972" calcext:value-type="float">
            <text:p>0.526499972</text:p>
          </table:table-cell>
          <table:table-cell table:number-columns-repeated="8"/>
        </table:table-row>
        <table:table-row table:style-name="ro1">
          <table:table-cell office:value-type="float" office:value="0.578000201" calcext:value-type="float">
            <text:p>0.578000201</text:p>
          </table:table-cell>
          <table:table-cell table:style-name="Default" office:value-type="float" office:value="0.578000201" calcext:value-type="float">
            <text:p>0.578000201</text:p>
          </table:table-cell>
          <table:table-cell table:number-columns-repeated="8"/>
        </table:table-row>
        <table:table-row table:style-name="ro1">
          <table:table-cell office:value-type="float" office:value="0.62530036" calcext:value-type="float">
            <text:p>0.62530036</text:p>
          </table:table-cell>
          <table:table-cell table:style-name="Default" office:value-type="float" office:value="0.62530036" calcext:value-type="float">
            <text:p>0.62530036</text:p>
          </table:table-cell>
          <table:table-cell table:number-columns-repeated="8"/>
        </table:table-row>
        <table:table-row table:style-name="ro1">
          <table:table-cell office:value-type="float" office:value="0.5215003201" calcext:value-type="float">
            <text:p>0.5215003201</text:p>
          </table:table-cell>
          <table:table-cell table:style-name="Default" office:value-type="float" office:value="0.5215003201" calcext:value-type="float">
            <text:p>0.5215003201</text:p>
          </table:table-cell>
          <table:table-cell table:number-columns-repeated="8"/>
        </table:table-row>
        <table:table-row table:style-name="ro1">
          <table:table-cell office:value-type="float" office:value="0.74660026" calcext:value-type="float">
            <text:p>0.74660026</text:p>
          </table:table-cell>
          <table:table-cell table:style-name="Default" office:value-type="float" office:value="0.74660026" calcext:value-type="float">
            <text:p>0.74660026</text:p>
          </table:table-cell>
          <table:table-cell table:number-columns-repeated="8"/>
        </table:table-row>
        <table:table-row table:style-name="ro1">
          <table:table-cell office:value-type="float" office:value="0.85359991" calcext:value-type="float">
            <text:p>0.85359991</text:p>
          </table:table-cell>
          <table:table-cell table:style-name="Default" office:value-type="float" office:value="0.85359991" calcext:value-type="float">
            <text:p>0.85359991</text:p>
          </table:table-cell>
          <table:table-cell table:number-columns-repeated="8"/>
        </table:table-row>
        <table:table-row table:style-name="ro1">
          <table:table-cell office:value-type="float" office:value="0.575700111" calcext:value-type="float">
            <text:p>0.575700111</text:p>
          </table:table-cell>
          <table:table-cell table:style-name="Default" office:value-type="float" office:value="0.575700111" calcext:value-type="float">
            <text:p>0.575700111</text:p>
          </table:table-cell>
          <table:table-cell table:number-columns-repeated="8"/>
        </table:table-row>
        <table:table-row table:style-name="ro1">
          <table:table-cell office:value-type="float" office:value="0.594600001" calcext:value-type="float">
            <text:p>0.594600001</text:p>
          </table:table-cell>
          <table:table-cell table:style-name="Default" office:value-type="float" office:value="0.594600001" calcext:value-type="float">
            <text:p>0.594600001</text:p>
          </table:table-cell>
          <table:table-cell table:number-columns-repeated="8"/>
        </table:table-row>
        <table:table-row table:style-name="ro1">
          <table:table-cell office:value-type="float" office:value="0.86820021" calcext:value-type="float">
            <text:p>0.86820021</text:p>
          </table:table-cell>
          <table:table-cell table:style-name="Default" office:value-type="float" office:value="0.86820021" calcext:value-type="float">
            <text:p>0.86820021</text:p>
          </table:table-cell>
          <table:table-cell table:number-columns-repeated="8"/>
        </table:table-row>
        <table:table-row table:style-name="ro1">
          <table:table-cell office:value-type="float" office:value="0.65980009" calcext:value-type="float">
            <text:p>0.65980009</text:p>
          </table:table-cell>
          <table:table-cell table:style-name="Default" office:value-type="float" office:value="0.65980009" calcext:value-type="float">
            <text:p>0.65980009</text:p>
          </table:table-cell>
          <table:table-cell table:number-columns-repeated="8"/>
        </table:table-row>
        <table:table-row table:style-name="ro1">
          <table:table-cell office:value-type="float" office:value="0.7742002" calcext:value-type="float">
            <text:p>0.7742002</text:p>
          </table:table-cell>
          <table:table-cell table:style-name="Default" office:value-type="float" office:value="0.7742002" calcext:value-type="float">
            <text:p>0.7742002</text:p>
          </table:table-cell>
          <table:table-cell table:number-columns-repeated="8"/>
        </table:table-row>
        <table:table-row table:style-name="ro1">
          <table:table-cell office:value-type="float" office:value="0.65820033" calcext:value-type="float">
            <text:p>0.65820033</text:p>
          </table:table-cell>
          <table:table-cell table:style-name="Default" office:value-type="float" office:value="0.65820033" calcext:value-type="float">
            <text:p>0.65820033</text:p>
          </table:table-cell>
          <table:table-cell table:number-columns-repeated="8"/>
        </table:table-row>
        <table:table-row table:style-name="ro1">
          <table:table-cell office:value-type="float" office:value="0.6250998109" calcext:value-type="float">
            <text:p>0.6250998109</text:p>
          </table:table-cell>
          <table:table-cell table:style-name="Default" office:value-type="float" office:value="0.6250998109" calcext:value-type="float">
            <text:p>0.6250998109</text:p>
          </table:table-cell>
          <table:table-cell table:number-columns-repeated="8"/>
        </table:table-row>
        <table:table-row table:style-name="ro1">
          <table:table-cell office:value-type="float" office:value="0.55690011" calcext:value-type="float">
            <text:p>0.55690011</text:p>
          </table:table-cell>
          <table:table-cell table:style-name="Default" office:value-type="float" office:value="0.55690011" calcext:value-type="float">
            <text:p>0.55690011</text:p>
          </table:table-cell>
          <table:table-cell table:number-columns-repeated="8"/>
        </table:table-row>
        <table:table-row table:style-name="ro1">
          <table:table-cell office:value-type="float" office:value="0.584500391" calcext:value-type="float">
            <text:p>0.584500391</text:p>
          </table:table-cell>
          <table:table-cell table:style-name="Default" office:value-type="float" office:value="0.584500391" calcext:value-type="float">
            <text:p>0.584500391</text:p>
          </table:table-cell>
          <table:table-cell table:number-columns-repeated="8"/>
        </table:table-row>
        <table:table-row table:style-name="ro1">
          <table:table-cell office:value-type="float" office:value="0.5438002101" calcext:value-type="float">
            <text:p>0.5438002101</text:p>
          </table:table-cell>
          <table:table-cell table:style-name="Default" office:value-type="float" office:value="0.5438002101" calcext:value-type="float">
            <text:p>0.5438002101</text:p>
          </table:table-cell>
          <table:table-cell table:number-columns-repeated="8"/>
        </table:table-row>
        <table:table-row table:style-name="ro1">
          <table:table-cell office:value-type="float" office:value="0.5292001291" calcext:value-type="float">
            <text:p>0.5292001291</text:p>
          </table:table-cell>
          <table:table-cell table:style-name="Default" office:value-type="float" office:value="0.5292001291" calcext:value-type="float">
            <text:p>0.5292001291</text:p>
          </table:table-cell>
          <table:table-cell table:number-columns-repeated="8"/>
        </table:table-row>
        <table:table-row table:style-name="ro1">
          <table:table-cell office:value-type="float" office:value="0.550900182" calcext:value-type="float">
            <text:p>0.550900182</text:p>
          </table:table-cell>
          <table:table-cell table:style-name="Default" office:value-type="float" office:value="0.550900182" calcext:value-type="float">
            <text:p>0.550900182</text:p>
          </table:table-cell>
          <table:table-cell table:number-columns-repeated="8"/>
        </table:table-row>
        <table:table-row table:style-name="ro1">
          <table:table-cell office:value-type="float" office:value="0.73350013" calcext:value-type="float">
            <text:p>0.73350013</text:p>
          </table:table-cell>
          <table:table-cell table:style-name="Default" office:value-type="float" office:value="0.73350013" calcext:value-type="float">
            <text:p>0.73350013</text:p>
          </table:table-cell>
          <table:table-cell table:number-columns-repeated="8"/>
        </table:table-row>
        <table:table-row table:style-name="ro1">
          <table:table-cell office:value-type="float" office:value="0.73460019" calcext:value-type="float">
            <text:p>0.73460019</text:p>
          </table:table-cell>
          <table:table-cell table:style-name="Default" office:value-type="float" office:value="0.73460019" calcext:value-type="float">
            <text:p>0.73460019</text:p>
          </table:table-cell>
          <table:table-cell table:number-columns-repeated="8"/>
        </table:table-row>
        <table:table-row table:style-name="ro1">
          <table:table-cell office:value-type="float" office:value="0.4567000099" calcext:value-type="float">
            <text:p>0.4567000099</text:p>
          </table:table-cell>
          <table:table-cell table:style-name="Default" office:value-type="float" office:value="0.4567000099" calcext:value-type="float">
            <text:p>0.4567000099</text:p>
          </table:table-cell>
          <table:table-cell table:number-columns-repeated="8"/>
        </table:table-row>
        <table:table-row table:style-name="ro1">
          <table:table-cell office:value-type="float" office:value="0.51530007" calcext:value-type="float">
            <text:p>0.51530007</text:p>
          </table:table-cell>
          <table:table-cell table:style-name="Default" office:value-type="float" office:value="0.51530007" calcext:value-type="float">
            <text:p>0.51530007</text:p>
          </table:table-cell>
          <table:table-cell table:number-columns-repeated="8"/>
        </table:table-row>
        <table:table-row table:style-name="ro1">
          <table:table-cell office:value-type="float" office:value="0.375099971" calcext:value-type="float">
            <text:p>0.375099971</text:p>
          </table:table-cell>
          <table:table-cell table:style-name="Default" office:value-type="float" office:value="0.375099971" calcext:value-type="float">
            <text:p>0.375099971</text:p>
          </table:table-cell>
          <table:table-cell table:number-columns-repeated="8"/>
        </table:table-row>
        <table:table-row table:style-name="ro1">
          <table:table-cell office:value-type="float" office:value="0.483000069" calcext:value-type="float">
            <text:p>0.483000069</text:p>
          </table:table-cell>
          <table:table-cell table:style-name="Default" office:value-type="float" office:value="0.483000069" calcext:value-type="float">
            <text:p>0.483000069</text:p>
          </table:table-cell>
          <table:table-cell table:number-columns-repeated="8"/>
        </table:table-row>
        <table:table-row table:style-name="ro1">
          <table:table-cell office:value-type="float" office:value="0.46139999" calcext:value-type="float">
            <text:p>0.46139999</text:p>
          </table:table-cell>
          <table:table-cell table:style-name="Default" office:value-type="float" office:value="0.46139999" calcext:value-type="float">
            <text:p>0.46139999</text:p>
          </table:table-cell>
          <table:table-cell table:number-columns-repeated="8"/>
        </table:table-row>
        <table:table-row table:style-name="ro1">
          <table:table-cell office:value-type="float" office:value="0.461300131" calcext:value-type="float">
            <text:p>0.461300131</text:p>
          </table:table-cell>
          <table:table-cell table:style-name="Default" office:value-type="float" office:value="0.461300131" calcext:value-type="float">
            <text:p>0.461300131</text:p>
          </table:table-cell>
          <table:table-cell table:number-columns-repeated="8"/>
        </table:table-row>
        <table:table-row table:style-name="ro1">
          <table:table-cell office:value-type="float" office:value="0.48270009" calcext:value-type="float">
            <text:p>0.48270009</text:p>
          </table:table-cell>
          <table:table-cell table:style-name="Default" office:value-type="float" office:value="0.48270009" calcext:value-type="float">
            <text:p>0.48270009</text:p>
          </table:table-cell>
          <table:table-cell table:number-columns-repeated="8"/>
        </table:table-row>
        <table:table-row table:style-name="ro1">
          <table:table-cell office:value-type="float" office:value="0.49749996" calcext:value-type="float">
            <text:p>0.49749996</text:p>
          </table:table-cell>
          <table:table-cell table:style-name="Default" office:value-type="float" office:value="0.49749996" calcext:value-type="float">
            <text:p>0.49749996</text:p>
          </table:table-cell>
          <table:table-cell table:number-columns-repeated="8"/>
        </table:table-row>
        <table:table-row table:style-name="ro1">
          <table:table-cell office:value-type="float" office:value="0.5254002101" calcext:value-type="float">
            <text:p>0.5254002101</text:p>
          </table:table-cell>
          <table:table-cell table:style-name="Default" office:value-type="float" office:value="0.5254002101" calcext:value-type="float">
            <text:p>0.5254002101</text:p>
          </table:table-cell>
          <table:table-cell table:number-columns-repeated="8"/>
        </table:table-row>
        <table:table-row table:style-name="ro1">
          <table:table-cell office:value-type="float" office:value="0.431900221" calcext:value-type="float">
            <text:p>0.431900221</text:p>
          </table:table-cell>
          <table:table-cell table:style-name="Default" office:value-type="float" office:value="0.431900221" calcext:value-type="float">
            <text:p>0.431900221</text:p>
          </table:table-cell>
          <table:table-cell table:number-columns-repeated="8"/>
        </table:table-row>
        <table:table-row table:style-name="ro1">
          <table:table-cell office:value-type="float" office:value="0.84379978" calcext:value-type="float">
            <text:p>0.84379978</text:p>
          </table:table-cell>
          <table:table-cell table:style-name="Default" office:value-type="float" office:value="0.84379978" calcext:value-type="float">
            <text:p>0.84379978</text:p>
          </table:table-cell>
          <table:table-cell table:number-columns-repeated="8"/>
        </table:table-row>
        <table:table-row table:style-name="ro1">
          <table:table-cell office:value-type="float" office:value="0.550200391" calcext:value-type="float">
            <text:p>0.550200391</text:p>
          </table:table-cell>
          <table:table-cell table:style-name="Default" office:value-type="float" office:value="0.550200391" calcext:value-type="float">
            <text:p>0.550200391</text:p>
          </table:table-cell>
          <table:table-cell table:number-columns-repeated="8"/>
        </table:table-row>
        <table:table-row table:style-name="ro1">
          <table:table-cell office:value-type="float" office:value="0.643600491" calcext:value-type="float">
            <text:p>0.643600491</text:p>
          </table:table-cell>
          <table:table-cell table:style-name="Default" office:value-type="float" office:value="0.643600491" calcext:value-type="float">
            <text:p>0.643600491</text:p>
          </table:table-cell>
          <table:table-cell table:number-columns-repeated="8"/>
        </table:table-row>
        <table:table-row table:style-name="ro1">
          <table:table-cell office:value-type="float" office:value="1.00489964" calcext:value-type="float">
            <text:p>1.00489964</text:p>
          </table:table-cell>
          <table:table-cell table:style-name="Default" office:value-type="float" office:value="1.00489964" calcext:value-type="float">
            <text:p>1.00489964</text:p>
          </table:table-cell>
          <table:table-cell table:number-columns-repeated="8"/>
        </table:table-row>
        <table:table-row table:style-name="ro1">
          <table:table-cell office:value-type="float" office:value="0.643800231" calcext:value-type="float">
            <text:p>0.643800231</text:p>
          </table:table-cell>
          <table:table-cell table:style-name="Default" office:value-type="float" office:value="0.643800231" calcext:value-type="float">
            <text:p>0.643800231</text:p>
          </table:table-cell>
          <table:table-cell table:number-columns-repeated="8"/>
        </table:table-row>
        <table:table-row table:style-name="ro1">
          <table:table-cell office:value-type="float" office:value="0.665299892" calcext:value-type="float">
            <text:p>0.665299892</text:p>
          </table:table-cell>
          <table:table-cell table:style-name="Default" office:value-type="float" office:value="0.665299892" calcext:value-type="float">
            <text:p>0.665299892</text:p>
          </table:table-cell>
          <table:table-cell table:number-columns-repeated="8"/>
        </table:table-row>
        <table:table-row table:style-name="ro1">
          <table:table-cell office:value-type="float" office:value="0.630700191" calcext:value-type="float">
            <text:p>0.630700191</text:p>
          </table:table-cell>
          <table:table-cell table:style-name="Default" office:value-type="float" office:value="0.630700191" calcext:value-type="float">
            <text:p>0.630700191</text:p>
          </table:table-cell>
          <table:table-cell table:number-columns-repeated="8"/>
        </table:table-row>
        <table:table-row table:style-name="ro1">
          <table:table-cell office:value-type="float" office:value="0.70829997" calcext:value-type="float">
            <text:p>0.70829997</text:p>
          </table:table-cell>
          <table:table-cell table:style-name="Default" office:value-type="float" office:value="0.70829997" calcext:value-type="float">
            <text:p>0.70829997</text:p>
          </table:table-cell>
          <table:table-cell table:number-columns-repeated="8"/>
        </table:table-row>
        <table:table-row table:style-name="ro1">
          <table:table-cell office:value-type="float" office:value="0.56780018" calcext:value-type="float">
            <text:p>0.56780018</text:p>
          </table:table-cell>
          <table:table-cell table:style-name="Default" office:value-type="float" office:value="0.56780018" calcext:value-type="float">
            <text:p>0.56780018</text:p>
          </table:table-cell>
          <table:table-cell table:number-columns-repeated="8"/>
        </table:table-row>
        <table:table-row table:style-name="ro1">
          <table:table-cell office:value-type="float" office:value="0.5346001601" calcext:value-type="float">
            <text:p>0.5346001601</text:p>
          </table:table-cell>
          <table:table-cell table:style-name="Default" office:value-type="float" office:value="0.5346001601" calcext:value-type="float">
            <text:p>0.5346001601</text:p>
          </table:table-cell>
          <table:table-cell table:number-columns-repeated="8"/>
        </table:table-row>
        <table:table-row table:style-name="ro1">
          <table:table-cell office:value-type="float" office:value="1.02470046" calcext:value-type="float">
            <text:p>1.02470046</text:p>
          </table:table-cell>
          <table:table-cell table:style-name="Default" office:value-type="float" office:value="1.02470046" calcext:value-type="float">
            <text:p>1.02470046</text:p>
          </table:table-cell>
          <table:table-cell table:number-columns-repeated="8"/>
        </table:table-row>
        <table:table-row table:style-name="ro1">
          <table:table-cell office:value-type="float" office:value="0.418300169" calcext:value-type="float">
            <text:p>0.418300169</text:p>
          </table:table-cell>
          <table:table-cell table:style-name="Default" office:value-type="float" office:value="0.418300169" calcext:value-type="float">
            <text:p>0.418300169</text:p>
          </table:table-cell>
          <table:table-cell table:number-columns-repeated="8"/>
        </table:table-row>
        <table:table-row table:style-name="ro1">
          <table:table-cell office:value-type="float" office:value="1.58550105" calcext:value-type="float">
            <text:p>1.58550105</text:p>
          </table:table-cell>
          <table:table-cell table:style-name="Default" office:value-type="float" office:value="1.58550105" calcext:value-type="float">
            <text:p>1.58550105</text:p>
          </table:table-cell>
          <table:table-cell table:number-columns-repeated="8"/>
        </table:table-row>
        <table:table-row table:style-name="ro1">
          <table:table-cell office:value-type="float" office:value="0.51460012" calcext:value-type="float">
            <text:p>0.51460012</text:p>
          </table:table-cell>
          <table:table-cell table:style-name="Default" office:value-type="float" office:value="0.51460012" calcext:value-type="float">
            <text:p>0.51460012</text:p>
          </table:table-cell>
          <table:table-cell table:number-columns-repeated="8"/>
        </table:table-row>
        <table:table-row table:style-name="ro1">
          <table:table-cell office:value-type="float" office:value="0.53990012" calcext:value-type="float">
            <text:p>0.53990012</text:p>
          </table:table-cell>
          <table:table-cell table:style-name="Default" office:value-type="float" office:value="0.53990012" calcext:value-type="float">
            <text:p>0.53990012</text:p>
          </table:table-cell>
          <table:table-cell table:number-columns-repeated="8"/>
        </table:table-row>
        <table:table-row table:style-name="ro1">
          <table:table-cell office:value-type="float" office:value="0.462300181" calcext:value-type="float">
            <text:p>0.462300181</text:p>
          </table:table-cell>
          <table:table-cell table:style-name="Default" office:value-type="float" office:value="0.462300181" calcext:value-type="float">
            <text:p>0.462300181</text:p>
          </table:table-cell>
          <table:table-cell table:number-columns-repeated="8"/>
        </table:table-row>
        <table:table-row table:style-name="ro1">
          <table:table-cell office:value-type="float" office:value="0.47200003" calcext:value-type="float">
            <text:p>0.47200003</text:p>
          </table:table-cell>
          <table:table-cell table:style-name="Default" office:value-type="float" office:value="0.47200003" calcext:value-type="float">
            <text:p>0.47200003</text:p>
          </table:table-cell>
          <table:table-cell table:number-columns-repeated="8"/>
        </table:table-row>
        <table:table-row table:style-name="ro1">
          <table:table-cell office:value-type="float" office:value="0.512900011" calcext:value-type="float">
            <text:p>0.512900011</text:p>
          </table:table-cell>
          <table:table-cell table:style-name="Default" office:value-type="float" office:value="0.512900011" calcext:value-type="float">
            <text:p>0.512900011</text:p>
          </table:table-cell>
          <table:table-cell table:number-columns-repeated="8"/>
        </table:table-row>
        <table:table-row table:style-name="ro1">
          <table:table-cell office:value-type="float" office:value="0.3999001" calcext:value-type="float">
            <text:p>0.3999001</text:p>
          </table:table-cell>
          <table:table-cell table:style-name="Default" office:value-type="float" office:value="0.3999001" calcext:value-type="float">
            <text:p>0.3999001</text:p>
          </table:table-cell>
          <table:table-cell table:number-columns-repeated="8"/>
        </table:table-row>
        <table:table-row table:style-name="ro1">
          <table:table-cell office:value-type="float" office:value="0.57050029" calcext:value-type="float">
            <text:p>0.57050029</text:p>
          </table:table-cell>
          <table:table-cell table:style-name="Default" office:value-type="float" office:value="0.57050029" calcext:value-type="float">
            <text:p>0.57050029</text:p>
          </table:table-cell>
          <table:table-cell table:number-columns-repeated="8"/>
        </table:table-row>
        <table:table-row table:style-name="ro1">
          <table:table-cell office:value-type="float" office:value="0.426400001" calcext:value-type="float">
            <text:p>0.426400001</text:p>
          </table:table-cell>
          <table:table-cell table:style-name="Default" office:value-type="float" office:value="0.426400001" calcext:value-type="float">
            <text:p>0.426400001</text:p>
          </table:table-cell>
          <table:table-cell table:number-columns-repeated="8"/>
        </table:table-row>
        <table:table-row table:style-name="ro1">
          <table:table-cell office:value-type="float" office:value="0.5061001" calcext:value-type="float">
            <text:p>0.5061001</text:p>
          </table:table-cell>
          <table:table-cell table:style-name="Default" office:value-type="float" office:value="0.5061001" calcext:value-type="float">
            <text:p>0.5061001</text:p>
          </table:table-cell>
          <table:table-cell table:number-columns-repeated="8"/>
        </table:table-row>
        <table:table-row table:style-name="ro1">
          <table:table-cell office:value-type="float" office:value="0.393999961" calcext:value-type="float">
            <text:p>0.393999961</text:p>
          </table:table-cell>
          <table:table-cell table:style-name="Default" office:value-type="float" office:value="0.393999961" calcext:value-type="float">
            <text:p>0.393999961</text:p>
          </table:table-cell>
          <table:table-cell table:number-columns-repeated="8"/>
        </table:table-row>
        <table:table-row table:style-name="ro1">
          <table:table-cell office:value-type="float" office:value="0.524100251" calcext:value-type="float">
            <text:p>0.524100251</text:p>
          </table:table-cell>
          <table:table-cell table:style-name="Default" office:value-type="float" office:value="0.524100251" calcext:value-type="float">
            <text:p>0.524100251</text:p>
          </table:table-cell>
          <table:table-cell table:number-columns-repeated="8"/>
        </table:table-row>
        <table:table-row table:style-name="ro1">
          <table:table-cell office:value-type="float" office:value="0.725600301" calcext:value-type="float">
            <text:p>0.725600301</text:p>
          </table:table-cell>
          <table:table-cell table:style-name="Default" office:value-type="float" office:value="0.725600301" calcext:value-type="float">
            <text:p>0.725600301</text:p>
          </table:table-cell>
          <table:table-cell table:number-columns-repeated="8"/>
        </table:table-row>
        <table:table-row table:style-name="ro1">
          <table:table-cell office:value-type="float" office:value="0.45230008" calcext:value-type="float">
            <text:p>0.45230008</text:p>
          </table:table-cell>
          <table:table-cell table:style-name="Default" office:value-type="float" office:value="0.45230008" calcext:value-type="float">
            <text:p>0.45230008</text:p>
          </table:table-cell>
          <table:table-cell table:number-columns-repeated="8"/>
        </table:table-row>
        <table:table-row table:style-name="ro1">
          <table:table-cell office:value-type="float" office:value="0.57410024" calcext:value-type="float">
            <text:p>0.57410024</text:p>
          </table:table-cell>
          <table:table-cell table:style-name="Default" office:value-type="float" office:value="0.57410024" calcext:value-type="float">
            <text:p>0.57410024</text:p>
          </table:table-cell>
          <table:table-cell table:number-columns-repeated="8"/>
        </table:table-row>
        <table:table-row table:style-name="ro1">
          <table:table-cell office:value-type="float" office:value="0.436500021" calcext:value-type="float">
            <text:p>0.436500021</text:p>
          </table:table-cell>
          <table:table-cell table:style-name="Default" office:value-type="float" office:value="0.436500021" calcext:value-type="float">
            <text:p>0.436500021</text:p>
          </table:table-cell>
          <table:table-cell table:number-columns-repeated="8"/>
        </table:table-row>
        <table:table-row table:style-name="ro1">
          <table:table-cell office:value-type="float" office:value="0.506500071" calcext:value-type="float">
            <text:p>0.506500071</text:p>
          </table:table-cell>
          <table:table-cell table:style-name="Default" office:value-type="float" office:value="0.506500071" calcext:value-type="float">
            <text:p>0.506500071</text:p>
          </table:table-cell>
          <table:table-cell table:number-columns-repeated="8"/>
        </table:table-row>
        <table:table-row table:style-name="ro1">
          <table:table-cell office:value-type="float" office:value="0.503300189" calcext:value-type="float">
            <text:p>0.503300189</text:p>
          </table:table-cell>
          <table:table-cell table:style-name="Default" office:value-type="float" office:value="0.503300189" calcext:value-type="float">
            <text:p>0.503300189</text:p>
          </table:table-cell>
          <table:table-cell table:number-columns-repeated="8"/>
        </table:table-row>
        <table:table-row table:style-name="ro1">
          <table:table-cell office:value-type="float" office:value="0.4365000721" calcext:value-type="float">
            <text:p>0.4365000721</text:p>
          </table:table-cell>
          <table:table-cell table:style-name="Default" office:value-type="float" office:value="0.4365000721" calcext:value-type="float">
            <text:p>0.4365000721</text:p>
          </table:table-cell>
          <table:table-cell table:number-columns-repeated="8"/>
        </table:table-row>
        <table:table-row table:style-name="ro1">
          <table:table-cell office:value-type="float" office:value="0.522700311" calcext:value-type="float">
            <text:p>0.522700311</text:p>
          </table:table-cell>
          <table:table-cell table:style-name="Default" office:value-type="float" office:value="0.522700311" calcext:value-type="float">
            <text:p>0.522700311</text:p>
          </table:table-cell>
          <table:table-cell table:number-columns-repeated="8"/>
        </table:table-row>
        <table:table-row table:style-name="ro1">
          <table:table-cell office:value-type="float" office:value="0.412399861" calcext:value-type="float">
            <text:p>0.412399861</text:p>
          </table:table-cell>
          <table:table-cell table:style-name="Default" office:value-type="float" office:value="0.412399861" calcext:value-type="float">
            <text:p>0.412399861</text:p>
          </table:table-cell>
          <table:table-cell table:number-columns-repeated="8"/>
        </table:table-row>
        <table:table-row table:style-name="ro1">
          <table:table-cell office:value-type="float" office:value="0.50719998" calcext:value-type="float">
            <text:p>0.50719998</text:p>
          </table:table-cell>
          <table:table-cell table:style-name="Default" office:value-type="float" office:value="0.50719998" calcext:value-type="float">
            <text:p>0.50719998</text:p>
          </table:table-cell>
          <table:table-cell table:number-columns-repeated="8"/>
        </table:table-row>
        <table:table-row table:style-name="ro1">
          <table:table-cell office:value-type="float" office:value="0.3956999411" calcext:value-type="float">
            <text:p>0.3956999411</text:p>
          </table:table-cell>
          <table:table-cell table:style-name="Default" office:value-type="float" office:value="0.3956999411" calcext:value-type="float">
            <text:p>0.3956999411</text:p>
          </table:table-cell>
          <table:table-cell table:number-columns-repeated="8"/>
        </table:table-row>
        <table:table-row table:style-name="ro1">
          <table:table-cell office:value-type="float" office:value="0.53710043" calcext:value-type="float">
            <text:p>0.53710043</text:p>
          </table:table-cell>
          <table:table-cell table:style-name="Default" office:value-type="float" office:value="0.53710043" calcext:value-type="float">
            <text:p>0.53710043</text:p>
          </table:table-cell>
          <table:table-cell table:number-columns-repeated="8"/>
        </table:table-row>
        <table:table-row table:style-name="ro1">
          <table:table-cell office:value-type="float" office:value="0.415600041" calcext:value-type="float">
            <text:p>0.415600041</text:p>
          </table:table-cell>
          <table:table-cell table:style-name="Default" office:value-type="float" office:value="0.415600041" calcext:value-type="float">
            <text:p>0.415600041</text:p>
          </table:table-cell>
          <table:table-cell table:number-columns-repeated="8"/>
        </table:table-row>
        <table:table-row table:style-name="ro1">
          <table:table-cell office:value-type="float" office:value="0.51350008" calcext:value-type="float">
            <text:p>0.51350008</text:p>
          </table:table-cell>
          <table:table-cell table:style-name="Default" office:value-type="float" office:value="0.51350008" calcext:value-type="float">
            <text:p>0.51350008</text:p>
          </table:table-cell>
          <table:table-cell table:number-columns-repeated="8"/>
        </table:table-row>
        <table:table-row table:style-name="ro1">
          <table:table-cell office:value-type="float" office:value="0.73320051" calcext:value-type="float">
            <text:p>0.73320051</text:p>
          </table:table-cell>
          <table:table-cell table:style-name="Default" office:value-type="float" office:value="0.73320051" calcext:value-type="float">
            <text:p>0.73320051</text:p>
          </table:table-cell>
          <table:table-cell table:number-columns-repeated="8"/>
        </table:table-row>
        <table:table-row table:style-name="ro1">
          <table:table-cell office:value-type="float" office:value="0.45709993" calcext:value-type="float">
            <text:p>0.45709993</text:p>
          </table:table-cell>
          <table:table-cell table:style-name="Default" office:value-type="float" office:value="0.45709993" calcext:value-type="float">
            <text:p>0.45709993</text:p>
          </table:table-cell>
          <table:table-cell table:number-columns-repeated="8"/>
        </table:table-row>
        <table:table-row table:style-name="ro1">
          <table:table-cell office:value-type="float" office:value="0.50990019" calcext:value-type="float">
            <text:p>0.50990019</text:p>
          </table:table-cell>
          <table:table-cell table:style-name="Default" office:value-type="float" office:value="0.50990019" calcext:value-type="float">
            <text:p>0.50990019</text:p>
          </table:table-cell>
          <table:table-cell table:number-columns-repeated="8"/>
        </table:table-row>
        <table:table-row table:style-name="ro1">
          <table:table-cell office:value-type="float" office:value="0.464400041" calcext:value-type="float">
            <text:p>0.464400041</text:p>
          </table:table-cell>
          <table:table-cell table:style-name="Default" office:value-type="float" office:value="0.464400041" calcext:value-type="float">
            <text:p>0.464400041</text:p>
          </table:table-cell>
          <table:table-cell table:number-columns-repeated="8"/>
        </table:table-row>
        <table:table-row table:style-name="ro1">
          <table:table-cell office:value-type="float" office:value="0.58770039" calcext:value-type="float">
            <text:p>0.58770039</text:p>
          </table:table-cell>
          <table:table-cell table:style-name="Default" office:value-type="float" office:value="0.58770039" calcext:value-type="float">
            <text:p>0.58770039</text:p>
          </table:table-cell>
          <table:table-cell table:number-columns-repeated="8"/>
        </table:table-row>
        <table:table-row table:style-name="ro1">
          <table:table-cell office:value-type="float" office:value="0.74230014" calcext:value-type="float">
            <text:p>0.74230014</text:p>
          </table:table-cell>
          <table:table-cell table:style-name="Default" office:value-type="float" office:value="0.74230014" calcext:value-type="float">
            <text:p>0.74230014</text:p>
          </table:table-cell>
          <table:table-cell table:number-columns-repeated="8"/>
        </table:table-row>
        <table:table-row table:style-name="ro1">
          <table:table-cell office:value-type="float" office:value="0.61520007" calcext:value-type="float">
            <text:p>0.61520007</text:p>
          </table:table-cell>
          <table:table-cell table:style-name="Default" office:value-type="float" office:value="0.61520007" calcext:value-type="float">
            <text:p>0.61520007</text:p>
          </table:table-cell>
          <table:table-cell table:number-columns-repeated="8"/>
        </table:table-row>
        <table:table-row table:style-name="ro1">
          <table:table-cell office:value-type="float" office:value="0.4779" calcext:value-type="float">
            <text:p>0.4779</text:p>
          </table:table-cell>
          <table:table-cell table:style-name="Default" office:value-type="float" office:value="0.4779" calcext:value-type="float">
            <text:p>0.4779</text:p>
          </table:table-cell>
          <table:table-cell table:number-columns-repeated="8"/>
        </table:table-row>
        <table:table-row table:style-name="ro1">
          <table:table-cell office:value-type="float" office:value="0.61280037" calcext:value-type="float">
            <text:p>0.61280037</text:p>
          </table:table-cell>
          <table:table-cell table:style-name="Default" office:value-type="float" office:value="0.61280037" calcext:value-type="float">
            <text:p>0.61280037</text:p>
          </table:table-cell>
          <table:table-cell table:number-columns-repeated="8"/>
        </table:table-row>
        <table:table-row table:style-name="ro1">
          <table:table-cell office:value-type="float" office:value="0.548800301" calcext:value-type="float">
            <text:p>0.548800301</text:p>
          </table:table-cell>
          <table:table-cell table:style-name="Default" office:value-type="float" office:value="0.548800301" calcext:value-type="float">
            <text:p>0.548800301</text:p>
          </table:table-cell>
          <table:table-cell table:number-columns-repeated="8"/>
        </table:table-row>
        <table:table-row table:style-name="ro1">
          <table:table-cell office:value-type="float" office:value="0.6478007121" calcext:value-type="float">
            <text:p>0.6478007121</text:p>
          </table:table-cell>
          <table:table-cell table:style-name="Default" office:value-type="float" office:value="0.6478007121" calcext:value-type="float">
            <text:p>0.6478007121</text:p>
          </table:table-cell>
          <table:table-cell table:number-columns-repeated="8"/>
        </table:table-row>
        <table:table-row table:style-name="ro1">
          <table:table-cell office:value-type="float" office:value="0.88240022" calcext:value-type="float">
            <text:p>0.88240022</text:p>
          </table:table-cell>
          <table:table-cell table:style-name="Default" office:value-type="float" office:value="0.88240022" calcext:value-type="float">
            <text:p>0.88240022</text:p>
          </table:table-cell>
          <table:table-cell table:number-columns-repeated="8"/>
        </table:table-row>
        <table:table-row table:style-name="ro1">
          <table:table-cell office:value-type="float" office:value="1.13690018" calcext:value-type="float">
            <text:p>1.13690018</text:p>
          </table:table-cell>
          <table:table-cell table:style-name="Default" office:value-type="float" office:value="1.13690018" calcext:value-type="float">
            <text:p>1.13690018</text:p>
          </table:table-cell>
          <table:table-cell table:number-columns-repeated="8"/>
        </table:table-row>
        <table:table-row table:style-name="ro1">
          <table:table-cell office:value-type="float" office:value="0.607600041" calcext:value-type="float">
            <text:p>0.607600041</text:p>
          </table:table-cell>
          <table:table-cell table:style-name="Default" office:value-type="float" office:value="0.607600041" calcext:value-type="float">
            <text:p>0.607600041</text:p>
          </table:table-cell>
          <table:table-cell table:number-columns-repeated="8"/>
        </table:table-row>
        <table:table-row table:style-name="ro1">
          <table:table-cell office:value-type="float" office:value="0.537300209" calcext:value-type="float">
            <text:p>0.537300209</text:p>
          </table:table-cell>
          <table:table-cell table:style-name="Default" office:value-type="float" office:value="0.537300209" calcext:value-type="float">
            <text:p>0.537300209</text:p>
          </table:table-cell>
          <table:table-cell table:number-columns-repeated="8"/>
        </table:table-row>
        <table:table-row table:style-name="ro1">
          <table:table-cell office:value-type="float" office:value="0.62050023" calcext:value-type="float">
            <text:p>0.62050023</text:p>
          </table:table-cell>
          <table:table-cell table:style-name="Default" office:value-type="float" office:value="0.62050023" calcext:value-type="float">
            <text:p>0.62050023</text:p>
          </table:table-cell>
          <table:table-cell table:number-columns-repeated="8"/>
        </table:table-row>
        <table:table-row table:style-name="ro1">
          <table:table-cell office:value-type="float" office:value="0.96230028" calcext:value-type="float">
            <text:p>0.96230028</text:p>
          </table:table-cell>
          <table:table-cell table:style-name="Default" office:value-type="float" office:value="0.96230028" calcext:value-type="float">
            <text:p>0.96230028</text:p>
          </table:table-cell>
          <table:table-cell table:number-columns-repeated="8"/>
        </table:table-row>
        <table:table-row table:style-name="ro1">
          <table:table-cell office:value-type="float" office:value="0.6206999901" calcext:value-type="float">
            <text:p>0.6206999901</text:p>
          </table:table-cell>
          <table:table-cell table:style-name="Default" office:value-type="float" office:value="0.6206999901" calcext:value-type="float">
            <text:p>0.6206999901</text:p>
          </table:table-cell>
          <table:table-cell table:number-columns-repeated="8"/>
        </table:table-row>
        <table:table-row table:style-name="ro1">
          <table:table-cell office:value-type="float" office:value="0.65069995" calcext:value-type="float">
            <text:p>0.65069995</text:p>
          </table:table-cell>
          <table:table-cell table:style-name="Default" office:value-type="float" office:value="0.65069995" calcext:value-type="float">
            <text:p>0.65069995</text:p>
          </table:table-cell>
          <table:table-cell table:number-columns-repeated="8"/>
        </table:table-row>
        <table:table-row table:style-name="ro1">
          <table:table-cell office:value-type="float" office:value="0.61620017" calcext:value-type="float">
            <text:p>0.61620017</text:p>
          </table:table-cell>
          <table:table-cell table:style-name="Default" office:value-type="float" office:value="0.61620017" calcext:value-type="float">
            <text:p>0.61620017</text:p>
          </table:table-cell>
          <table:table-cell table:number-columns-repeated="8"/>
        </table:table-row>
        <table:table-row table:style-name="ro1">
          <table:table-cell office:value-type="float" office:value="0.599400221" calcext:value-type="float">
            <text:p>0.599400221</text:p>
          </table:table-cell>
          <table:table-cell table:style-name="Default" office:value-type="float" office:value="0.599400221" calcext:value-type="float">
            <text:p>0.599400221</text:p>
          </table:table-cell>
          <table:table-cell table:number-columns-repeated="8"/>
        </table:table-row>
        <table:table-row table:style-name="ro1">
          <table:table-cell office:value-type="float" office:value="0.580400131" calcext:value-type="float">
            <text:p>0.580400131</text:p>
          </table:table-cell>
          <table:table-cell table:style-name="Default" office:value-type="float" office:value="0.580400131" calcext:value-type="float">
            <text:p>0.580400131</text:p>
          </table:table-cell>
          <table:table-cell table:number-columns-repeated="8"/>
        </table:table-row>
        <table:table-row table:style-name="ro1">
          <table:table-cell office:value-type="float" office:value="1.04679985" calcext:value-type="float">
            <text:p>1.04679985</text:p>
          </table:table-cell>
          <table:table-cell table:style-name="Default" office:value-type="float" office:value="1.04679985" calcext:value-type="float">
            <text:p>1.04679985</text:p>
          </table:table-cell>
          <table:table-cell table:number-columns-repeated="8"/>
        </table:table-row>
        <table:table-row table:style-name="ro1">
          <table:table-cell office:value-type="float" office:value="0.589100262" calcext:value-type="float">
            <text:p>0.589100262</text:p>
          </table:table-cell>
          <table:table-cell table:style-name="Default" office:value-type="float" office:value="0.589100262" calcext:value-type="float">
            <text:p>0.589100262</text:p>
          </table:table-cell>
          <table:table-cell table:number-columns-repeated="8"/>
        </table:table-row>
        <table:table-row table:style-name="ro1">
          <table:table-cell office:value-type="float" office:value="0.56129996" calcext:value-type="float">
            <text:p>0.56129996</text:p>
          </table:table-cell>
          <table:table-cell table:style-name="Default" office:value-type="float" office:value="0.56129996" calcext:value-type="float">
            <text:p>0.56129996</text:p>
          </table:table-cell>
          <table:table-cell table:number-columns-repeated="8"/>
        </table:table-row>
        <table:table-row table:style-name="ro1">
          <table:table-cell office:value-type="float" office:value="0.607400231" calcext:value-type="float">
            <text:p>0.607400231</text:p>
          </table:table-cell>
          <table:table-cell table:style-name="Default" office:value-type="float" office:value="0.607400231" calcext:value-type="float">
            <text:p>0.607400231</text:p>
          </table:table-cell>
          <table:table-cell table:number-columns-repeated="8"/>
        </table:table-row>
        <table:table-row table:style-name="ro1">
          <table:table-cell office:value-type="float" office:value="0.574400409" calcext:value-type="float">
            <text:p>0.574400409</text:p>
          </table:table-cell>
          <table:table-cell table:style-name="Default" office:value-type="float" office:value="0.574400409" calcext:value-type="float">
            <text:p>0.574400409</text:p>
          </table:table-cell>
          <table:table-cell table:number-columns-repeated="8"/>
        </table:table-row>
        <table:table-row table:style-name="ro1">
          <table:table-cell office:value-type="float" office:value="0.522300142" calcext:value-type="float">
            <text:p>0.522300142</text:p>
          </table:table-cell>
          <table:table-cell table:style-name="Default" office:value-type="float" office:value="0.522300142" calcext:value-type="float">
            <text:p>0.522300142</text:p>
          </table:table-cell>
          <table:table-cell table:number-columns-repeated="8"/>
        </table:table-row>
        <table:table-row table:style-name="ro1">
          <table:table-cell office:value-type="float" office:value="0.7746001001" calcext:value-type="float">
            <text:p>0.7746001001</text:p>
          </table:table-cell>
          <table:table-cell table:style-name="Default" office:value-type="float" office:value="0.7746001001" calcext:value-type="float">
            <text:p>0.7746001001</text:p>
          </table:table-cell>
          <table:table-cell table:number-columns-repeated="8"/>
        </table:table-row>
        <table:table-row table:style-name="ro1">
          <table:table-cell office:value-type="float" office:value="0.59439992" calcext:value-type="float">
            <text:p>0.59439992</text:p>
          </table:table-cell>
          <table:table-cell table:style-name="Default" office:value-type="float" office:value="0.59439992" calcext:value-type="float">
            <text:p>0.59439992</text:p>
          </table:table-cell>
          <table:table-cell table:number-columns-repeated="8"/>
        </table:table-row>
        <table:table-row table:style-name="ro1">
          <table:table-cell office:value-type="float" office:value="0.579700021" calcext:value-type="float">
            <text:p>0.579700021</text:p>
          </table:table-cell>
          <table:table-cell table:style-name="Default" office:value-type="float" office:value="0.579700021" calcext:value-type="float">
            <text:p>0.579700021</text:p>
          </table:table-cell>
          <table:table-cell table:number-columns-repeated="8"/>
        </table:table-row>
        <table:table-row table:style-name="ro1">
          <table:table-cell office:value-type="float" office:value="0.614300159" calcext:value-type="float">
            <text:p>0.614300159</text:p>
          </table:table-cell>
          <table:table-cell table:style-name="Default" office:value-type="float" office:value="0.614300159" calcext:value-type="float">
            <text:p>0.614300159</text:p>
          </table:table-cell>
          <table:table-cell table:number-columns-repeated="8"/>
        </table:table-row>
        <table:table-row table:style-name="ro1">
          <table:table-cell office:value-type="float" office:value="0.62010009" calcext:value-type="float">
            <text:p>0.62010009</text:p>
          </table:table-cell>
          <table:table-cell table:style-name="Default" office:value-type="float" office:value="0.62010009" calcext:value-type="float">
            <text:p>0.62010009</text:p>
          </table:table-cell>
          <table:table-cell table:number-columns-repeated="8"/>
        </table:table-row>
        <table:table-row table:style-name="ro1">
          <table:table-cell office:value-type="float" office:value="0.795200042" calcext:value-type="float">
            <text:p>0.795200042</text:p>
          </table:table-cell>
          <table:table-cell table:style-name="Default" office:value-type="float" office:value="0.795200042" calcext:value-type="float">
            <text:p>0.795200042</text:p>
          </table:table-cell>
          <table:table-cell table:number-columns-repeated="8"/>
        </table:table-row>
        <table:table-row table:style-name="ro1">
          <table:table-cell office:value-type="float" office:value="0.50009996" calcext:value-type="float">
            <text:p>0.50009996</text:p>
          </table:table-cell>
          <table:table-cell table:style-name="Default" office:value-type="float" office:value="0.50009996" calcext:value-type="float">
            <text:p>0.50009996</text:p>
          </table:table-cell>
          <table:table-cell table:number-columns-repeated="8"/>
        </table:table-row>
        <table:table-row table:style-name="ro1">
          <table:table-cell office:value-type="float" office:value="0.650400633" calcext:value-type="float">
            <text:p>0.650400633</text:p>
          </table:table-cell>
          <table:table-cell table:style-name="Default" office:value-type="float" office:value="0.650400633" calcext:value-type="float">
            <text:p>0.650400633</text:p>
          </table:table-cell>
          <table:table-cell table:number-columns-repeated="8"/>
        </table:table-row>
        <table:table-row table:style-name="ro1">
          <table:table-cell office:value-type="float" office:value="0.5152002" calcext:value-type="float">
            <text:p>0.5152002</text:p>
          </table:table-cell>
          <table:table-cell table:style-name="Default" office:value-type="float" office:value="0.5152002" calcext:value-type="float">
            <text:p>0.5152002</text:p>
          </table:table-cell>
          <table:table-cell table:number-columns-repeated="8"/>
        </table:table-row>
        <table:table-row table:style-name="ro1">
          <table:table-cell office:value-type="float" office:value="0.415999881" calcext:value-type="float">
            <text:p>0.415999881</text:p>
          </table:table-cell>
          <table:table-cell table:style-name="Default" office:value-type="float" office:value="0.415999881" calcext:value-type="float">
            <text:p>0.415999881</text:p>
          </table:table-cell>
          <table:table-cell table:number-columns-repeated="8"/>
        </table:table-row>
        <table:table-row table:style-name="ro1">
          <table:table-cell office:value-type="float" office:value="0.504200101" calcext:value-type="float">
            <text:p>0.504200101</text:p>
          </table:table-cell>
          <table:table-cell table:style-name="Default" office:value-type="float" office:value="0.504200101" calcext:value-type="float">
            <text:p>0.504200101</text:p>
          </table:table-cell>
          <table:table-cell table:number-columns-repeated="8"/>
        </table:table-row>
        <table:table-row table:style-name="ro1">
          <table:table-cell office:value-type="float" office:value="0.47510009" calcext:value-type="float">
            <text:p>0.47510009</text:p>
          </table:table-cell>
          <table:table-cell table:style-name="Default" office:value-type="float" office:value="0.47510009" calcext:value-type="float">
            <text:p>0.47510009</text:p>
          </table:table-cell>
          <table:table-cell table:number-columns-repeated="8"/>
        </table:table-row>
        <table:table-row table:style-name="ro1">
          <table:table-cell office:value-type="float" office:value="0.535100451" calcext:value-type="float">
            <text:p>0.535100451</text:p>
          </table:table-cell>
          <table:table-cell table:style-name="Default" office:value-type="float" office:value="0.535100451" calcext:value-type="float">
            <text:p>0.535100451</text:p>
          </table:table-cell>
          <table:table-cell table:number-columns-repeated="8"/>
        </table:table-row>
        <table:table-row table:style-name="ro1">
          <table:table-cell office:value-type="float" office:value="0.47670009" calcext:value-type="float">
            <text:p>0.47670009</text:p>
          </table:table-cell>
          <table:table-cell table:style-name="Default" office:value-type="float" office:value="0.47670009" calcext:value-type="float">
            <text:p>0.47670009</text:p>
          </table:table-cell>
          <table:table-cell table:number-columns-repeated="8"/>
        </table:table-row>
        <table:table-row table:style-name="ro1">
          <table:table-cell office:value-type="float" office:value="0.574100281" calcext:value-type="float">
            <text:p>0.574100281</text:p>
          </table:table-cell>
          <table:table-cell table:style-name="Default" office:value-type="float" office:value="0.574100281" calcext:value-type="float">
            <text:p>0.574100281</text:p>
          </table:table-cell>
          <table:table-cell table:number-columns-repeated="8"/>
        </table:table-row>
        <table:table-row table:style-name="ro1">
          <table:table-cell office:value-type="float" office:value="0.47430029" calcext:value-type="float">
            <text:p>0.47430029</text:p>
          </table:table-cell>
          <table:table-cell table:style-name="Default" office:value-type="float" office:value="0.47430029" calcext:value-type="float">
            <text:p>0.47430029</text:p>
          </table:table-cell>
          <table:table-cell table:number-columns-repeated="8"/>
        </table:table-row>
        <table:table-row table:style-name="ro1">
          <table:table-cell office:value-type="float" office:value="0.9157999" calcext:value-type="float">
            <text:p>0.9157999</text:p>
          </table:table-cell>
          <table:table-cell table:style-name="Default" office:value-type="float" office:value="0.9157999" calcext:value-type="float">
            <text:p>0.9157999</text:p>
          </table:table-cell>
          <table:table-cell table:number-columns-repeated="8"/>
        </table:table-row>
        <table:table-row table:style-name="ro1">
          <table:table-cell office:value-type="float" office:value="0.59560003" calcext:value-type="float">
            <text:p>0.59560003</text:p>
          </table:table-cell>
          <table:table-cell table:style-name="Default" office:value-type="float" office:value="0.59560003" calcext:value-type="float">
            <text:p>0.59560003</text:p>
          </table:table-cell>
          <table:table-cell table:number-columns-repeated="8"/>
        </table:table-row>
        <table:table-row table:style-name="ro1">
          <table:table-cell office:value-type="float" office:value="0.48300007" calcext:value-type="float">
            <text:p>0.48300007</text:p>
          </table:table-cell>
          <table:table-cell table:style-name="Default" office:value-type="float" office:value="0.48300007" calcext:value-type="float">
            <text:p>0.48300007</text:p>
          </table:table-cell>
          <table:table-cell table:number-columns-repeated="8"/>
        </table:table-row>
        <table:table-row table:style-name="ro1">
          <table:table-cell office:value-type="float" office:value="0.448800071" calcext:value-type="float">
            <text:p>0.448800071</text:p>
          </table:table-cell>
          <table:table-cell table:style-name="Default" office:value-type="float" office:value="0.448800071" calcext:value-type="float">
            <text:p>0.448800071</text:p>
          </table:table-cell>
          <table:table-cell table:number-columns-repeated="8"/>
        </table:table-row>
        <table:table-row table:style-name="ro1">
          <table:table-cell office:value-type="float" office:value="0.5050001" calcext:value-type="float">
            <text:p>0.5050001</text:p>
          </table:table-cell>
          <table:table-cell table:style-name="Default" office:value-type="float" office:value="0.5050001" calcext:value-type="float">
            <text:p>0.5050001</text:p>
          </table:table-cell>
          <table:table-cell table:number-columns-repeated="8"/>
        </table:table-row>
        <table:table-row table:style-name="ro1">
          <table:table-cell office:value-type="float" office:value="0.406900011" calcext:value-type="float">
            <text:p>0.406900011</text:p>
          </table:table-cell>
          <table:table-cell table:style-name="Default" office:value-type="float" office:value="0.406900011" calcext:value-type="float">
            <text:p>0.406900011</text:p>
          </table:table-cell>
          <table:table-cell table:number-columns-repeated="8"/>
        </table:table-row>
        <table:table-row table:style-name="ro1">
          <table:table-cell office:value-type="float" office:value="0.491899969" calcext:value-type="float">
            <text:p>0.491899969</text:p>
          </table:table-cell>
          <table:table-cell table:style-name="Default" office:value-type="float" office:value="0.491899969" calcext:value-type="float">
            <text:p>0.491899969</text:p>
          </table:table-cell>
          <table:table-cell table:number-columns-repeated="8"/>
        </table:table-row>
        <table:table-row table:style-name="ro1">
          <table:table-cell office:value-type="float" office:value="0.445400121" calcext:value-type="float">
            <text:p>0.445400121</text:p>
          </table:table-cell>
          <table:table-cell table:style-name="Default" office:value-type="float" office:value="0.445400121" calcext:value-type="float">
            <text:p>0.445400121</text:p>
          </table:table-cell>
          <table:table-cell table:number-columns-repeated="8"/>
        </table:table-row>
        <table:table-row table:style-name="ro1">
          <table:table-cell office:value-type="float" office:value="0.511299981" calcext:value-type="float">
            <text:p>0.511299981</text:p>
          </table:table-cell>
          <table:table-cell table:style-name="Default" office:value-type="float" office:value="0.511299981" calcext:value-type="float">
            <text:p>0.511299981</text:p>
          </table:table-cell>
          <table:table-cell table:number-columns-repeated="8"/>
        </table:table-row>
        <table:table-row table:style-name="ro1">
          <table:table-cell office:value-type="float" office:value="0.443699981" calcext:value-type="float">
            <text:p>0.443699981</text:p>
          </table:table-cell>
          <table:table-cell table:style-name="Default" office:value-type="float" office:value="0.443699981" calcext:value-type="float">
            <text:p>0.443699981</text:p>
          </table:table-cell>
          <table:table-cell table:number-columns-repeated="8"/>
        </table:table-row>
        <table:table-row table:style-name="ro1">
          <table:table-cell office:value-type="float" office:value="0.439000091" calcext:value-type="float">
            <text:p>0.439000091</text:p>
          </table:table-cell>
          <table:table-cell table:style-name="Default" office:value-type="float" office:value="0.439000091" calcext:value-type="float">
            <text:p>0.439000091</text:p>
          </table:table-cell>
          <table:table-cell table:number-columns-repeated="8"/>
        </table:table-row>
        <table:table-row table:style-name="ro1">
          <table:table-cell office:value-type="float" office:value="0.495100191" calcext:value-type="float">
            <text:p>0.495100191</text:p>
          </table:table-cell>
          <table:table-cell table:style-name="Default" office:value-type="float" office:value="0.495100191" calcext:value-type="float">
            <text:p>0.495100191</text:p>
          </table:table-cell>
          <table:table-cell table:number-columns-repeated="8"/>
        </table:table-row>
        <table:table-row table:style-name="ro1">
          <table:table-cell office:value-type="float" office:value="0.439800082" calcext:value-type="float">
            <text:p>0.439800082</text:p>
          </table:table-cell>
          <table:table-cell table:style-name="Default" office:value-type="float" office:value="0.439800082" calcext:value-type="float">
            <text:p>0.439800082</text:p>
          </table:table-cell>
          <table:table-cell table:number-columns-repeated="8"/>
        </table:table-row>
        <table:table-row table:style-name="ro1">
          <table:table-cell office:value-type="float" office:value="0.47020007" calcext:value-type="float">
            <text:p>0.47020007</text:p>
          </table:table-cell>
          <table:table-cell table:style-name="Default" office:value-type="float" office:value="0.47020007" calcext:value-type="float">
            <text:p>0.47020007</text:p>
          </table:table-cell>
          <table:table-cell table:number-columns-repeated="8"/>
        </table:table-row>
        <table:table-row table:style-name="ro1">
          <table:table-cell office:value-type="float" office:value="0.509299781" calcext:value-type="float">
            <text:p>0.509299781</text:p>
          </table:table-cell>
          <table:table-cell table:style-name="Default" office:value-type="float" office:value="0.509299781" calcext:value-type="float">
            <text:p>0.509299781</text:p>
          </table:table-cell>
          <table:table-cell table:number-columns-repeated="8"/>
        </table:table-row>
        <table:table-row table:style-name="ro1">
          <table:table-cell office:value-type="float" office:value="0.9763002921" calcext:value-type="float">
            <text:p>0.9763002921</text:p>
          </table:table-cell>
          <table:table-cell table:style-name="Default" office:value-type="float" office:value="0.9763002921" calcext:value-type="float">
            <text:p>0.9763002921</text:p>
          </table:table-cell>
          <table:table-cell table:number-columns-repeated="8"/>
        </table:table-row>
        <table:table-row table:style-name="ro1">
          <table:table-cell office:value-type="float" office:value="0.4650002" calcext:value-type="float">
            <text:p>0.4650002</text:p>
          </table:table-cell>
          <table:table-cell table:style-name="Default" office:value-type="float" office:value="0.4650002" calcext:value-type="float">
            <text:p>0.4650002</text:p>
          </table:table-cell>
          <table:table-cell table:number-columns-repeated="8"/>
        </table:table-row>
        <table:table-row table:style-name="ro1">
          <table:table-cell office:value-type="float" office:value="0.513499871" calcext:value-type="float">
            <text:p>0.513499871</text:p>
          </table:table-cell>
          <table:table-cell table:style-name="Default" office:value-type="float" office:value="0.513499871" calcext:value-type="float">
            <text:p>0.513499871</text:p>
          </table:table-cell>
          <table:table-cell table:number-columns-repeated="8"/>
        </table:table-row>
        <table:table-row table:style-name="ro1">
          <table:table-cell office:value-type="float" office:value="0.500599992" calcext:value-type="float">
            <text:p>0.500599992</text:p>
          </table:table-cell>
          <table:table-cell table:style-name="Default" office:value-type="float" office:value="0.500599992" calcext:value-type="float">
            <text:p>0.500599992</text:p>
          </table:table-cell>
          <table:table-cell table:number-columns-repeated="8"/>
        </table:table-row>
        <table:table-row table:style-name="ro1">
          <table:table-cell office:value-type="float" office:value="0.397000111" calcext:value-type="float">
            <text:p>0.397000111</text:p>
          </table:table-cell>
          <table:table-cell table:style-name="Default" office:value-type="float" office:value="0.397000111" calcext:value-type="float">
            <text:p>0.397000111</text:p>
          </table:table-cell>
          <table:table-cell table:number-columns-repeated="8"/>
        </table:table-row>
        <table:table-row table:style-name="ro1">
          <table:table-cell office:value-type="float" office:value="0.482700181" calcext:value-type="float">
            <text:p>0.482700181</text:p>
          </table:table-cell>
          <table:table-cell table:style-name="Default" office:value-type="float" office:value="0.482700181" calcext:value-type="float">
            <text:p>0.482700181</text:p>
          </table:table-cell>
          <table:table-cell table:number-columns-repeated="8"/>
        </table:table-row>
        <table:table-row table:style-name="ro1">
          <table:table-cell office:value-type="float" office:value="0.416000091" calcext:value-type="float">
            <text:p>0.416000091</text:p>
          </table:table-cell>
          <table:table-cell table:style-name="Default" office:value-type="float" office:value="0.416000091" calcext:value-type="float">
            <text:p>0.416000091</text:p>
          </table:table-cell>
          <table:table-cell table:number-columns-repeated="8"/>
        </table:table-row>
        <table:table-row table:style-name="ro1">
          <table:table-cell office:value-type="float" office:value="0.49200011" calcext:value-type="float">
            <text:p>0.49200011</text:p>
          </table:table-cell>
          <table:table-cell table:style-name="Default" office:value-type="float" office:value="0.49200011" calcext:value-type="float">
            <text:p>0.49200011</text:p>
          </table:table-cell>
          <table:table-cell table:number-columns-repeated="8"/>
        </table:table-row>
        <table:table-row table:style-name="ro1">
          <table:table-cell office:value-type="float" office:value="0.447000219" calcext:value-type="float">
            <text:p>0.447000219</text:p>
          </table:table-cell>
          <table:table-cell table:style-name="Default" office:value-type="float" office:value="0.447000219" calcext:value-type="float">
            <text:p>0.447000219</text:p>
          </table:table-cell>
          <table:table-cell table:number-columns-repeated="8"/>
        </table:table-row>
        <table:table-row table:style-name="ro1">
          <table:table-cell office:value-type="float" office:value="0.5089001" calcext:value-type="float">
            <text:p>0.5089001</text:p>
          </table:table-cell>
          <table:table-cell table:style-name="Default" office:value-type="float" office:value="0.5089001" calcext:value-type="float">
            <text:p>0.5089001</text:p>
          </table:table-cell>
          <table:table-cell table:number-columns-repeated="8"/>
        </table:table-row>
        <table:table-row table:style-name="ro1">
          <table:table-cell office:value-type="float" office:value="0.395599881" calcext:value-type="float">
            <text:p>0.395599881</text:p>
          </table:table-cell>
          <table:table-cell table:style-name="Default" office:value-type="float" office:value="0.395599881" calcext:value-type="float">
            <text:p>0.395599881</text:p>
          </table:table-cell>
          <table:table-cell table:number-columns-repeated="8"/>
        </table:table-row>
        <table:table-row table:style-name="ro1">
          <table:table-cell office:value-type="float" office:value="0.502899982" calcext:value-type="float">
            <text:p>0.502899982</text:p>
          </table:table-cell>
          <table:table-cell table:style-name="Default" office:value-type="float" office:value="0.502899982" calcext:value-type="float">
            <text:p>0.502899982</text:p>
          </table:table-cell>
          <table:table-cell table:number-columns-repeated="8"/>
        </table:table-row>
        <table:table-row table:style-name="ro1">
          <table:table-cell office:value-type="float" office:value="0.381500061" calcext:value-type="float">
            <text:p>0.381500061</text:p>
          </table:table-cell>
          <table:table-cell table:style-name="Default" office:value-type="float" office:value="0.381500061" calcext:value-type="float">
            <text:p>0.381500061</text:p>
          </table:table-cell>
          <table:table-cell table:number-columns-repeated="8"/>
        </table:table-row>
        <table:table-row table:style-name="ro1">
          <table:table-cell office:value-type="float" office:value="0.509999982" calcext:value-type="float">
            <text:p>0.509999982</text:p>
          </table:table-cell>
          <table:table-cell table:style-name="Default" office:value-type="float" office:value="0.509999982" calcext:value-type="float">
            <text:p>0.509999982</text:p>
          </table:table-cell>
          <table:table-cell table:number-columns-repeated="8"/>
        </table:table-row>
        <table:table-row table:style-name="ro1">
          <table:table-cell office:value-type="float" office:value="0.67190018" calcext:value-type="float">
            <text:p>0.67190018</text:p>
          </table:table-cell>
          <table:table-cell table:style-name="Default" office:value-type="float" office:value="0.67190018" calcext:value-type="float">
            <text:p>0.67190018</text:p>
          </table:table-cell>
          <table:table-cell table:number-columns-repeated="8"/>
        </table:table-row>
        <table:table-row table:style-name="ro1">
          <table:table-cell office:value-type="float" office:value="0.635500381" calcext:value-type="float">
            <text:p>0.635500381</text:p>
          </table:table-cell>
          <table:table-cell table:style-name="Default" office:value-type="float" office:value="0.635500381" calcext:value-type="float">
            <text:p>0.635500381</text:p>
          </table:table-cell>
          <table:table-cell table:number-columns-repeated="8"/>
        </table:table-row>
        <table:table-row table:style-name="ro1">
          <table:table-cell office:value-type="float" office:value="0.569500491" calcext:value-type="float">
            <text:p>0.569500491</text:p>
          </table:table-cell>
          <table:table-cell table:style-name="Default" office:value-type="float" office:value="0.569500491" calcext:value-type="float">
            <text:p>0.569500491</text:p>
          </table:table-cell>
          <table:table-cell table:number-columns-repeated="8"/>
        </table:table-row>
        <table:table-row table:style-name="ro1">
          <table:table-cell office:value-type="float" office:value="0.435600082" calcext:value-type="float">
            <text:p>0.435600082</text:p>
          </table:table-cell>
          <table:table-cell table:style-name="Default" office:value-type="float" office:value="0.435600082" calcext:value-type="float">
            <text:p>0.435600082</text:p>
          </table:table-cell>
          <table:table-cell table:number-columns-repeated="8"/>
        </table:table-row>
        <table:table-row table:style-name="ro1">
          <table:table-cell office:value-type="float" office:value="0.58060018" calcext:value-type="float">
            <text:p>0.58060018</text:p>
          </table:table-cell>
          <table:table-cell table:style-name="Default" office:value-type="float" office:value="0.58060018" calcext:value-type="float">
            <text:p>0.58060018</text:p>
          </table:table-cell>
          <table:table-cell table:number-columns-repeated="8"/>
        </table:table-row>
        <table:table-row table:style-name="ro1">
          <table:table-cell office:value-type="float" office:value="0.44159998" calcext:value-type="float">
            <text:p>0.44159998</text:p>
          </table:table-cell>
          <table:table-cell table:style-name="Default" office:value-type="float" office:value="0.44159998" calcext:value-type="float">
            <text:p>0.44159998</text:p>
          </table:table-cell>
          <table:table-cell table:number-columns-repeated="8"/>
        </table:table-row>
        <table:table-row table:style-name="ro1">
          <table:table-cell office:value-type="float" office:value="0.52730016" calcext:value-type="float">
            <text:p>0.52730016</text:p>
          </table:table-cell>
          <table:table-cell table:style-name="Default" office:value-type="float" office:value="0.52730016" calcext:value-type="float">
            <text:p>0.52730016</text:p>
          </table:table-cell>
          <table:table-cell table:number-columns-repeated="8"/>
        </table:table-row>
        <table:table-row table:style-name="ro1">
          <table:table-cell office:value-type="float" office:value="0.41460014" calcext:value-type="float">
            <text:p>0.41460014</text:p>
          </table:table-cell>
          <table:table-cell table:style-name="Default" office:value-type="float" office:value="0.41460014" calcext:value-type="float">
            <text:p>0.41460014</text:p>
          </table:table-cell>
          <table:table-cell table:number-columns-repeated="8"/>
        </table:table-row>
        <table:table-row table:style-name="ro1">
          <table:table-cell office:value-type="float" office:value="0.54780037" calcext:value-type="float">
            <text:p>0.54780037</text:p>
          </table:table-cell>
          <table:table-cell table:style-name="Default" office:value-type="float" office:value="0.54780037" calcext:value-type="float">
            <text:p>0.54780037</text:p>
          </table:table-cell>
          <table:table-cell table:number-columns-repeated="8"/>
        </table:table-row>
        <table:table-row table:style-name="ro1">
          <table:table-cell office:value-type="float" office:value="0.45600008" calcext:value-type="float">
            <text:p>0.45600008</text:p>
          </table:table-cell>
          <table:table-cell table:style-name="Default" office:value-type="float" office:value="0.45600008" calcext:value-type="float">
            <text:p>0.45600008</text:p>
          </table:table-cell>
          <table:table-cell table:number-columns-repeated="8"/>
        </table:table-row>
        <table:table-row table:style-name="ro1">
          <table:table-cell office:value-type="float" office:value="0.516100041" calcext:value-type="float">
            <text:p>0.516100041</text:p>
          </table:table-cell>
          <table:table-cell table:style-name="Default" office:value-type="float" office:value="0.516100041" calcext:value-type="float">
            <text:p>0.516100041</text:p>
          </table:table-cell>
          <table:table-cell table:number-columns-repeated="8"/>
        </table:table-row>
        <table:table-row table:style-name="ro1">
          <table:table-cell office:value-type="float" office:value="0.41300014" calcext:value-type="float">
            <text:p>0.41300014</text:p>
          </table:table-cell>
          <table:table-cell table:style-name="Default" office:value-type="float" office:value="0.41300014" calcext:value-type="float">
            <text:p>0.41300014</text:p>
          </table:table-cell>
          <table:table-cell table:number-columns-repeated="8"/>
        </table:table-row>
        <table:table-row table:style-name="ro1">
          <table:table-cell office:value-type="float" office:value="0.53620042" calcext:value-type="float">
            <text:p>0.53620042</text:p>
          </table:table-cell>
          <table:table-cell table:style-name="Default" office:value-type="float" office:value="0.53620042" calcext:value-type="float">
            <text:p>0.53620042</text:p>
          </table:table-cell>
          <table:table-cell table:number-columns-repeated="8"/>
        </table:table-row>
        <table:table-row table:style-name="ro1">
          <table:table-cell office:value-type="float" office:value="1.3243012701" calcext:value-type="float">
            <text:p>1.3243012701</text:p>
          </table:table-cell>
          <table:table-cell table:style-name="Default" office:value-type="float" office:value="1.3243012701" calcext:value-type="float">
            <text:p>1.3243012701</text:p>
          </table:table-cell>
          <table:table-cell table:number-columns-repeated="8"/>
        </table:table-row>
        <table:table-row table:style-name="ro1">
          <table:table-cell office:value-type="float" office:value="0.47989993" calcext:value-type="float">
            <text:p>0.47989993</text:p>
          </table:table-cell>
          <table:table-cell table:style-name="Default" office:value-type="float" office:value="0.47989993" calcext:value-type="float">
            <text:p>0.47989993</text:p>
          </table:table-cell>
          <table:table-cell table:number-columns-repeated="8"/>
        </table:table-row>
        <table:table-row table:style-name="ro1">
          <table:table-cell office:value-type="float" office:value="0.53790029" calcext:value-type="float">
            <text:p>0.53790029</text:p>
          </table:table-cell>
          <table:table-cell table:style-name="Default" office:value-type="float" office:value="0.53790029" calcext:value-type="float">
            <text:p>0.53790029</text:p>
          </table:table-cell>
          <table:table-cell table:number-columns-repeated="8"/>
        </table:table-row>
        <table:table-row table:style-name="ro1">
          <table:table-cell office:value-type="float" office:value="0.395600141" calcext:value-type="float">
            <text:p>0.395600141</text:p>
          </table:table-cell>
          <table:table-cell table:style-name="Default" office:value-type="float" office:value="0.395600141" calcext:value-type="float">
            <text:p>0.395600141</text:p>
          </table:table-cell>
          <table:table-cell table:number-columns-repeated="8"/>
        </table:table-row>
        <table:table-row table:style-name="ro1">
          <table:table-cell office:value-type="float" office:value="0.4992" calcext:value-type="float">
            <text:p>0.4992</text:p>
          </table:table-cell>
          <table:table-cell table:style-name="Default" office:value-type="float" office:value="0.4992" calcext:value-type="float">
            <text:p>0.4992</text:p>
          </table:table-cell>
          <table:table-cell table:number-columns-repeated="8"/>
        </table:table-row>
        <table:table-row table:style-name="ro1">
          <table:table-cell office:value-type="float" office:value="0.448399981" calcext:value-type="float">
            <text:p>0.448399981</text:p>
          </table:table-cell>
          <table:table-cell table:style-name="Default" office:value-type="float" office:value="0.448399981" calcext:value-type="float">
            <text:p>0.448399981</text:p>
          </table:table-cell>
          <table:table-cell table:number-columns-repeated="8"/>
        </table:table-row>
        <table:table-row table:style-name="ro1">
          <table:table-cell office:value-type="float" office:value="0.45539993" calcext:value-type="float">
            <text:p>0.45539993</text:p>
          </table:table-cell>
          <table:table-cell table:style-name="Default" office:value-type="float" office:value="0.45539993" calcext:value-type="float">
            <text:p>0.45539993</text:p>
          </table:table-cell>
          <table:table-cell table:number-columns-repeated="8"/>
        </table:table-row>
        <table:table-row table:style-name="ro1">
          <table:table-cell office:value-type="float" office:value="0.586600271" calcext:value-type="float">
            <text:p>0.586600271</text:p>
          </table:table-cell>
          <table:table-cell table:style-name="Default" office:value-type="float" office:value="0.586600271" calcext:value-type="float">
            <text:p>0.586600271</text:p>
          </table:table-cell>
          <table:table-cell table:number-columns-repeated="8"/>
        </table:table-row>
        <table:table-row table:style-name="ro1">
          <table:table-cell office:value-type="float" office:value="0.38440004" calcext:value-type="float">
            <text:p>0.38440004</text:p>
          </table:table-cell>
          <table:table-cell table:style-name="Default" office:value-type="float" office:value="0.38440004" calcext:value-type="float">
            <text:p>0.38440004</text:p>
          </table:table-cell>
          <table:table-cell table:number-columns-repeated="8"/>
        </table:table-row>
        <table:table-row table:style-name="ro1">
          <table:table-cell office:value-type="float" office:value="0.51890027" calcext:value-type="float">
            <text:p>0.51890027</text:p>
          </table:table-cell>
          <table:table-cell table:style-name="Default" office:value-type="float" office:value="0.51890027" calcext:value-type="float">
            <text:p>0.51890027</text:p>
          </table:table-cell>
          <table:table-cell table:number-columns-repeated="8"/>
        </table:table-row>
        <table:table-row table:style-name="ro1">
          <table:table-cell office:value-type="float" office:value="0.6391000201" calcext:value-type="float">
            <text:p>0.6391000201</text:p>
          </table:table-cell>
          <table:table-cell table:style-name="Default" office:value-type="float" office:value="0.6391000201" calcext:value-type="float">
            <text:p>0.6391000201</text:p>
          </table:table-cell>
          <table:table-cell table:number-columns-repeated="8"/>
        </table:table-row>
        <table:table-row table:style-name="ro1">
          <table:table-cell office:value-type="float" office:value="0.631500111" calcext:value-type="float">
            <text:p>0.631500111</text:p>
          </table:table-cell>
          <table:table-cell table:style-name="Default" office:value-type="float" office:value="0.631500111" calcext:value-type="float">
            <text:p>0.631500111</text:p>
          </table:table-cell>
          <table:table-cell table:number-columns-repeated="8"/>
        </table:table-row>
        <table:table-row table:style-name="ro1">
          <table:table-cell office:value-type="float" office:value="0.654500011" calcext:value-type="float">
            <text:p>0.654500011</text:p>
          </table:table-cell>
          <table:table-cell table:style-name="Default" office:value-type="float" office:value="0.654500011" calcext:value-type="float">
            <text:p>0.654500011</text:p>
          </table:table-cell>
          <table:table-cell table:number-columns-repeated="8"/>
        </table:table-row>
        <table:table-row table:style-name="ro1">
          <table:table-cell office:value-type="float" office:value="0.71970023" calcext:value-type="float">
            <text:p>0.71970023</text:p>
          </table:table-cell>
          <table:table-cell table:style-name="Default" office:value-type="float" office:value="0.71970023" calcext:value-type="float">
            <text:p>0.71970023</text:p>
          </table:table-cell>
          <table:table-cell table:number-columns-repeated="8"/>
        </table:table-row>
        <table:table-row table:style-name="ro1">
          <table:table-cell office:value-type="float" office:value="0.543100301" calcext:value-type="float">
            <text:p>0.543100301</text:p>
          </table:table-cell>
          <table:table-cell table:style-name="Default" office:value-type="float" office:value="0.543100301" calcext:value-type="float">
            <text:p>0.543100301</text:p>
          </table:table-cell>
          <table:table-cell table:number-columns-repeated="8"/>
        </table:table-row>
        <table:table-row table:style-name="ro1">
          <table:table-cell office:value-type="float" office:value="0.78930038" calcext:value-type="float">
            <text:p>0.78930038</text:p>
          </table:table-cell>
          <table:table-cell table:style-name="Default" office:value-type="float" office:value="0.78930038" calcext:value-type="float">
            <text:p>0.78930038</text:p>
          </table:table-cell>
          <table:table-cell table:number-columns-repeated="8"/>
        </table:table-row>
        <table:table-row table:style-name="ro1">
          <table:table-cell office:value-type="float" office:value="0.87230002" calcext:value-type="float">
            <text:p>0.87230002</text:p>
          </table:table-cell>
          <table:table-cell table:style-name="Default" office:value-type="float" office:value="0.87230002" calcext:value-type="float">
            <text:p>0.87230002</text:p>
          </table:table-cell>
          <table:table-cell table:number-columns-repeated="8"/>
        </table:table-row>
        <table:table-row table:style-name="ro1">
          <table:table-cell office:value-type="float" office:value="0.7289999" calcext:value-type="float">
            <text:p>0.7289999</text:p>
          </table:table-cell>
          <table:table-cell table:style-name="Default" office:value-type="float" office:value="0.7289999" calcext:value-type="float">
            <text:p>0.7289999</text:p>
          </table:table-cell>
          <table:table-cell table:number-columns-repeated="8"/>
        </table:table-row>
        <table:table-row table:style-name="ro1">
          <table:table-cell office:value-type="float" office:value="0.615400194" calcext:value-type="float">
            <text:p>0.615400194</text:p>
          </table:table-cell>
          <table:table-cell table:style-name="Default" office:value-type="float" office:value="0.615400194" calcext:value-type="float">
            <text:p>0.615400194</text:p>
          </table:table-cell>
          <table:table-cell table:number-columns-repeated="8"/>
        </table:table-row>
        <table:table-row table:style-name="ro1">
          <table:table-cell office:value-type="float" office:value="0.60350021" calcext:value-type="float">
            <text:p>0.60350021</text:p>
          </table:table-cell>
          <table:table-cell table:style-name="Default" office:value-type="float" office:value="0.60350021" calcext:value-type="float">
            <text:p>0.60350021</text:p>
          </table:table-cell>
          <table:table-cell table:number-columns-repeated="8"/>
        </table:table-row>
        <table:table-row table:style-name="ro1">
          <table:table-cell office:value-type="float" office:value="0.5750003" calcext:value-type="float">
            <text:p>0.5750003</text:p>
          </table:table-cell>
          <table:table-cell table:style-name="Default" office:value-type="float" office:value="0.5750003" calcext:value-type="float">
            <text:p>0.5750003</text:p>
          </table:table-cell>
          <table:table-cell table:number-columns-repeated="8"/>
        </table:table-row>
        <table:table-row table:style-name="ro1">
          <table:table-cell office:value-type="float" office:value="0.54840034" calcext:value-type="float">
            <text:p>0.54840034</text:p>
          </table:table-cell>
          <table:table-cell table:style-name="Default" office:value-type="float" office:value="0.54840034" calcext:value-type="float">
            <text:p>0.54840034</text:p>
          </table:table-cell>
          <table:table-cell table:number-columns-repeated="8"/>
        </table:table-row>
        <table:table-row table:style-name="ro1">
          <table:table-cell office:value-type="float" office:value="1.272700201" calcext:value-type="float">
            <text:p>1.272700201</text:p>
          </table:table-cell>
          <table:table-cell table:style-name="Default" office:value-type="float" office:value="1.272700201" calcext:value-type="float">
            <text:p>1.272700201</text:p>
          </table:table-cell>
          <table:table-cell table:number-columns-repeated="8"/>
        </table:table-row>
        <table:table-row table:style-name="ro1">
          <table:table-cell office:value-type="float" office:value="0.8885" calcext:value-type="float">
            <text:p>0.8885</text:p>
          </table:table-cell>
          <table:table-cell table:style-name="Default" office:value-type="float" office:value="0.8885" calcext:value-type="float">
            <text:p>0.8885</text:p>
          </table:table-cell>
          <table:table-cell table:number-columns-repeated="8"/>
        </table:table-row>
        <table:table-row table:style-name="ro1">
          <table:table-cell office:value-type="float" office:value="0.63420011" calcext:value-type="float">
            <text:p>0.63420011</text:p>
          </table:table-cell>
          <table:table-cell table:style-name="Default" office:value-type="float" office:value="0.63420011" calcext:value-type="float">
            <text:p>0.63420011</text:p>
          </table:table-cell>
          <table:table-cell table:number-columns-repeated="8"/>
        </table:table-row>
        <table:table-row table:style-name="ro1">
          <table:table-cell office:value-type="float" office:value="0.540099932" calcext:value-type="float">
            <text:p>0.540099932</text:p>
          </table:table-cell>
          <table:table-cell table:style-name="Default" office:value-type="float" office:value="0.540099932" calcext:value-type="float">
            <text:p>0.540099932</text:p>
          </table:table-cell>
          <table:table-cell table:number-columns-repeated="8"/>
        </table:table-row>
        <table:table-row table:style-name="ro1">
          <table:table-cell office:value-type="float" office:value="0.60270029" calcext:value-type="float">
            <text:p>0.60270029</text:p>
          </table:table-cell>
          <table:table-cell table:style-name="Default" office:value-type="float" office:value="0.60270029" calcext:value-type="float">
            <text:p>0.60270029</text:p>
          </table:table-cell>
          <table:table-cell table:number-columns-repeated="8"/>
        </table:table-row>
        <table:table-row table:style-name="ro1">
          <table:table-cell office:value-type="float" office:value="0.9427001001" calcext:value-type="float">
            <text:p>0.9427001001</text:p>
          </table:table-cell>
          <table:table-cell table:style-name="Default" office:value-type="float" office:value="0.9427001001" calcext:value-type="float">
            <text:p>0.9427001001</text:p>
          </table:table-cell>
          <table:table-cell table:number-columns-repeated="8"/>
        </table:table-row>
        <table:table-row table:style-name="ro1">
          <table:table-cell office:value-type="float" office:value="0.59040013" calcext:value-type="float">
            <text:p>0.59040013</text:p>
          </table:table-cell>
          <table:table-cell table:style-name="Default" office:value-type="float" office:value="0.59040013" calcext:value-type="float">
            <text:p>0.59040013</text:p>
          </table:table-cell>
          <table:table-cell table:number-columns-repeated="8"/>
        </table:table-row>
        <table:table-row table:style-name="ro1">
          <table:table-cell office:value-type="float" office:value="0.59950014" calcext:value-type="float">
            <text:p>0.59950014</text:p>
          </table:table-cell>
          <table:table-cell table:style-name="Default" office:value-type="float" office:value="0.59950014" calcext:value-type="float">
            <text:p>0.59950014</text:p>
          </table:table-cell>
          <table:table-cell table:number-columns-repeated="8"/>
        </table:table-row>
        <table:table-row table:style-name="ro1">
          <table:table-cell office:value-type="float" office:value="0.56080039" calcext:value-type="float">
            <text:p>0.56080039</text:p>
          </table:table-cell>
          <table:table-cell table:style-name="Default" office:value-type="float" office:value="0.56080039" calcext:value-type="float">
            <text:p>0.56080039</text:p>
          </table:table-cell>
          <table:table-cell table:number-columns-repeated="8"/>
        </table:table-row>
        <table:table-row table:style-name="ro1">
          <table:table-cell office:value-type="float" office:value="0.62219999" calcext:value-type="float">
            <text:p>0.62219999</text:p>
          </table:table-cell>
          <table:table-cell table:style-name="Default" office:value-type="float" office:value="0.62219999" calcext:value-type="float">
            <text:p>0.62219999</text:p>
          </table:table-cell>
          <table:table-cell table:number-columns-repeated="8"/>
        </table:table-row>
        <table:table-row table:style-name="ro1">
          <table:table-cell office:value-type="float" office:value="1.04200028" calcext:value-type="float">
            <text:p>1.04200028</text:p>
          </table:table-cell>
          <table:table-cell table:style-name="Default" office:value-type="float" office:value="1.04200028" calcext:value-type="float">
            <text:p>1.04200028</text:p>
          </table:table-cell>
          <table:table-cell table:number-columns-repeated="8"/>
        </table:table-row>
        <table:table-row table:style-name="ro1">
          <table:table-cell office:value-type="float" office:value="0.671199981" calcext:value-type="float">
            <text:p>0.671199981</text:p>
          </table:table-cell>
          <table:table-cell table:style-name="Default" office:value-type="float" office:value="0.671199981" calcext:value-type="float">
            <text:p>0.671199981</text:p>
          </table:table-cell>
          <table:table-cell table:number-columns-repeated="8"/>
        </table:table-row>
        <table:table-row table:style-name="ro1">
          <table:table-cell office:value-type="float" office:value="0.60940013" calcext:value-type="float">
            <text:p>0.60940013</text:p>
          </table:table-cell>
          <table:table-cell table:style-name="Default" office:value-type="float" office:value="0.60940013" calcext:value-type="float">
            <text:p>0.60940013</text:p>
          </table:table-cell>
          <table:table-cell table:number-columns-repeated="8"/>
        </table:table-row>
        <table:table-row table:style-name="ro1">
          <table:table-cell office:value-type="float" office:value="0.61980031" calcext:value-type="float">
            <text:p>0.61980031</text:p>
          </table:table-cell>
          <table:table-cell table:style-name="Default" office:value-type="float" office:value="0.61980031" calcext:value-type="float">
            <text:p>0.61980031</text:p>
          </table:table-cell>
          <table:table-cell table:number-columns-repeated="8"/>
        </table:table-row>
        <table:table-row table:style-name="ro1">
          <table:table-cell office:value-type="float" office:value="0.52120032" calcext:value-type="float">
            <text:p>0.52120032</text:p>
          </table:table-cell>
          <table:table-cell table:style-name="Default" office:value-type="float" office:value="0.52120032" calcext:value-type="float">
            <text:p>0.52120032</text:p>
          </table:table-cell>
          <table:table-cell table:number-columns-repeated="8"/>
        </table:table-row>
        <table:table-row table:style-name="ro1">
          <table:table-cell office:value-type="float" office:value="0.6502003204" calcext:value-type="float">
            <text:p>0.6502003204</text:p>
          </table:table-cell>
          <table:table-cell table:style-name="Default" office:value-type="float" office:value="0.6502003204" calcext:value-type="float">
            <text:p>0.6502003204</text:p>
          </table:table-cell>
          <table:table-cell table:number-columns-repeated="8"/>
        </table:table-row>
        <table:table-row table:style-name="ro1">
          <table:table-cell office:value-type="float" office:value="0.545700523" calcext:value-type="float">
            <text:p>0.545700523</text:p>
          </table:table-cell>
          <table:table-cell table:style-name="Default" office:value-type="float" office:value="0.545700523" calcext:value-type="float">
            <text:p>0.545700523</text:p>
          </table:table-cell>
          <table:table-cell table:number-columns-repeated="8"/>
        </table:table-row>
        <table:table-row table:style-name="ro1">
          <table:table-cell office:value-type="float" office:value="0.69920008" calcext:value-type="float">
            <text:p>0.69920008</text:p>
          </table:table-cell>
          <table:table-cell table:style-name="Default" office:value-type="float" office:value="0.69920008" calcext:value-type="float">
            <text:p>0.69920008</text:p>
          </table:table-cell>
          <table:table-cell table:number-columns-repeated="8"/>
        </table:table-row>
        <table:table-row table:style-name="ro1">
          <table:table-cell office:value-type="float" office:value="0.49290007" calcext:value-type="float">
            <text:p>0.49290007</text:p>
          </table:table-cell>
          <table:table-cell table:style-name="Default" office:value-type="float" office:value="0.49290007" calcext:value-type="float">
            <text:p>0.49290007</text:p>
          </table:table-cell>
          <table:table-cell table:number-columns-repeated="8"/>
        </table:table-row>
        <table:table-row table:style-name="ro1">
          <table:table-cell office:value-type="float" office:value="0.5863002" calcext:value-type="float">
            <text:p>0.5863002</text:p>
          </table:table-cell>
          <table:table-cell table:style-name="Default" office:value-type="float" office:value="0.5863002" calcext:value-type="float">
            <text:p>0.5863002</text:p>
          </table:table-cell>
          <table:table-cell table:number-columns-repeated="8"/>
        </table:table-row>
        <table:table-row table:style-name="ro1">
          <table:table-cell office:value-type="float" office:value="0.55070029" calcext:value-type="float">
            <text:p>0.55070029</text:p>
          </table:table-cell>
          <table:table-cell table:style-name="Default" office:value-type="float" office:value="0.55070029" calcext:value-type="float">
            <text:p>0.55070029</text:p>
          </table:table-cell>
          <table:table-cell table:number-columns-repeated="8"/>
        </table:table-row>
        <table:table-row table:style-name="ro1">
          <table:table-cell office:value-type="float" office:value="0.87460021" calcext:value-type="float">
            <text:p>0.87460021</text:p>
          </table:table-cell>
          <table:table-cell table:style-name="Default" office:value-type="float" office:value="0.87460021" calcext:value-type="float">
            <text:p>0.87460021</text:p>
          </table:table-cell>
          <table:table-cell table:number-columns-repeated="8"/>
        </table:table-row>
        <table:table-row table:style-name="ro1">
          <table:table-cell office:value-type="float" office:value="0.4319000401" calcext:value-type="float">
            <text:p>0.4319000401</text:p>
          </table:table-cell>
          <table:table-cell table:style-name="Default" office:value-type="float" office:value="0.4319000401" calcext:value-type="float">
            <text:p>0.4319000401</text:p>
          </table:table-cell>
          <table:table-cell table:number-columns-repeated="8"/>
        </table:table-row>
        <table:table-row table:style-name="ro1">
          <table:table-cell office:value-type="float" office:value="0.52720024" calcext:value-type="float">
            <text:p>0.52720024</text:p>
          </table:table-cell>
          <table:table-cell table:style-name="Default" office:value-type="float" office:value="0.52720024" calcext:value-type="float">
            <text:p>0.52720024</text:p>
          </table:table-cell>
          <table:table-cell table:number-columns-repeated="8"/>
        </table:table-row>
        <table:table-row table:style-name="ro1">
          <table:table-cell office:value-type="float" office:value="0.5041999401" calcext:value-type="float">
            <text:p>0.5041999401</text:p>
          </table:table-cell>
          <table:table-cell table:style-name="Default" office:value-type="float" office:value="0.5041999401" calcext:value-type="float">
            <text:p>0.5041999401</text:p>
          </table:table-cell>
          <table:table-cell table:number-columns-repeated="8"/>
        </table:table-row>
        <table:table-row table:style-name="ro1">
          <table:table-cell office:value-type="float" office:value="0.51209998" calcext:value-type="float">
            <text:p>0.51209998</text:p>
          </table:table-cell>
          <table:table-cell table:style-name="Default" office:value-type="float" office:value="0.51209998" calcext:value-type="float">
            <text:p>0.51209998</text:p>
          </table:table-cell>
          <table:table-cell table:number-columns-repeated="8"/>
        </table:table-row>
        <table:table-row table:style-name="ro1">
          <table:table-cell office:value-type="float" office:value="0.39859994" calcext:value-type="float">
            <text:p>0.39859994</text:p>
          </table:table-cell>
          <table:table-cell table:style-name="Default" office:value-type="float" office:value="0.39859994" calcext:value-type="float">
            <text:p>0.39859994</text:p>
          </table:table-cell>
          <table:table-cell table:number-columns-repeated="8"/>
        </table:table-row>
        <table:table-row table:style-name="ro1">
          <table:table-cell office:value-type="float" office:value="0.51400005" calcext:value-type="float">
            <text:p>0.51400005</text:p>
          </table:table-cell>
          <table:table-cell table:style-name="Default" office:value-type="float" office:value="0.51400005" calcext:value-type="float">
            <text:p>0.51400005</text:p>
          </table:table-cell>
          <table:table-cell table:number-columns-repeated="8"/>
        </table:table-row>
        <table:table-row table:style-name="ro1">
          <table:table-cell office:value-type="float" office:value="0.400399851" calcext:value-type="float">
            <text:p>0.400399851</text:p>
          </table:table-cell>
          <table:table-cell table:style-name="Default" office:value-type="float" office:value="0.400399851" calcext:value-type="float">
            <text:p>0.400399851</text:p>
          </table:table-cell>
          <table:table-cell table:number-columns-repeated="8"/>
        </table:table-row>
        <table:table-row table:style-name="ro1">
          <table:table-cell office:value-type="float" office:value="0.507399981" calcext:value-type="float">
            <text:p>0.507399981</text:p>
          </table:table-cell>
          <table:table-cell table:style-name="Default" office:value-type="float" office:value="0.507399981" calcext:value-type="float">
            <text:p>0.507399981</text:p>
          </table:table-cell>
          <table:table-cell table:number-columns-repeated="8"/>
        </table:table-row>
        <table:table-row table:style-name="ro1">
          <table:table-cell office:value-type="float" office:value="0.387199952" calcext:value-type="float">
            <text:p>0.387199952</text:p>
          </table:table-cell>
          <table:table-cell table:style-name="Default" office:value-type="float" office:value="0.387199952" calcext:value-type="float">
            <text:p>0.387199952</text:p>
          </table:table-cell>
          <table:table-cell table:number-columns-repeated="8"/>
        </table:table-row>
        <table:table-row table:style-name="ro1">
          <table:table-cell office:value-type="float" office:value="0.50869998" calcext:value-type="float">
            <text:p>0.50869998</text:p>
          </table:table-cell>
          <table:table-cell table:style-name="Default" office:value-type="float" office:value="0.50869998" calcext:value-type="float">
            <text:p>0.50869998</text:p>
          </table:table-cell>
          <table:table-cell table:number-columns-repeated="8"/>
        </table:table-row>
        <table:table-row table:style-name="ro1">
          <table:table-cell office:value-type="float" office:value="0.436400079" calcext:value-type="float">
            <text:p>0.436400079</text:p>
          </table:table-cell>
          <table:table-cell table:style-name="Default" office:value-type="float" office:value="0.436400079" calcext:value-type="float">
            <text:p>0.436400079</text:p>
          </table:table-cell>
          <table:table-cell table:number-columns-repeated="8"/>
        </table:table-row>
        <table:table-row table:style-name="ro1">
          <table:table-cell office:value-type="float" office:value="0.513100061" calcext:value-type="float">
            <text:p>0.513100061</text:p>
          </table:table-cell>
          <table:table-cell table:style-name="Default" office:value-type="float" office:value="0.513100061" calcext:value-type="float">
            <text:p>0.513100061</text:p>
          </table:table-cell>
          <table:table-cell table:number-columns-repeated="8"/>
        </table:table-row>
        <table:table-row table:style-name="ro1">
          <table:table-cell office:value-type="float" office:value="0.535000171" calcext:value-type="float">
            <text:p>0.535000171</text:p>
          </table:table-cell>
          <table:table-cell table:style-name="Default" office:value-type="float" office:value="0.535000171" calcext:value-type="float">
            <text:p>0.535000171</text:p>
          </table:table-cell>
          <table:table-cell table:number-columns-repeated="8"/>
        </table:table-row>
        <table:table-row table:style-name="ro1">
          <table:table-cell office:value-type="float" office:value="0.76680008" calcext:value-type="float">
            <text:p>0.76680008</text:p>
          </table:table-cell>
          <table:table-cell table:style-name="Default" office:value-type="float" office:value="0.76680008" calcext:value-type="float">
            <text:p>0.76680008</text:p>
          </table:table-cell>
          <table:table-cell table:number-columns-repeated="8"/>
        </table:table-row>
        <table:table-row table:style-name="ro1">
          <table:table-cell office:value-type="float" office:value="0.48070015" calcext:value-type="float">
            <text:p>0.48070015</text:p>
          </table:table-cell>
          <table:table-cell table:style-name="Default" office:value-type="float" office:value="0.48070015" calcext:value-type="float">
            <text:p>0.48070015</text:p>
          </table:table-cell>
          <table:table-cell table:number-columns-repeated="8"/>
        </table:table-row>
        <table:table-row table:style-name="ro1">
          <table:table-cell office:value-type="float" office:value="0.52690043" calcext:value-type="float">
            <text:p>0.52690043</text:p>
          </table:table-cell>
          <table:table-cell table:style-name="Default" office:value-type="float" office:value="0.52690043" calcext:value-type="float">
            <text:p>0.52690043</text:p>
          </table:table-cell>
          <table:table-cell table:number-columns-repeated="8"/>
        </table:table-row>
        <table:table-row table:style-name="ro1">
          <table:table-cell office:value-type="float" office:value="0.419600031" calcext:value-type="float">
            <text:p>0.419600031</text:p>
          </table:table-cell>
          <table:table-cell table:style-name="Default" office:value-type="float" office:value="0.419600031" calcext:value-type="float">
            <text:p>0.419600031</text:p>
          </table:table-cell>
          <table:table-cell table:number-columns-repeated="8"/>
        </table:table-row>
        <table:table-row table:style-name="ro1">
          <table:table-cell office:value-type="float" office:value="0.515999972" calcext:value-type="float">
            <text:p>0.515999972</text:p>
          </table:table-cell>
          <table:table-cell table:style-name="Default" office:value-type="float" office:value="0.515999972" calcext:value-type="float">
            <text:p>0.515999972</text:p>
          </table:table-cell>
          <table:table-cell table:number-columns-repeated="8"/>
        </table:table-row>
        <table:table-row table:style-name="ro1">
          <table:table-cell office:value-type="float" office:value="0.4272000881" calcext:value-type="float">
            <text:p>0.4272000881</text:p>
          </table:table-cell>
          <table:table-cell table:style-name="Default" office:value-type="float" office:value="0.4272000881" calcext:value-type="float">
            <text:p>0.4272000881</text:p>
          </table:table-cell>
          <table:table-cell table:number-columns-repeated="8"/>
        </table:table-row>
        <table:table-row table:style-name="ro1">
          <table:table-cell office:value-type="float" office:value="0.5187003301" calcext:value-type="float">
            <text:p>0.5187003301</text:p>
          </table:table-cell>
          <table:table-cell table:style-name="Default" office:value-type="float" office:value="0.5187003301" calcext:value-type="float">
            <text:p>0.5187003301</text:p>
          </table:table-cell>
          <table:table-cell table:number-columns-repeated="8"/>
        </table:table-row>
        <table:table-row table:style-name="ro1">
          <table:table-cell office:value-type="float" office:value="0.4121000309" calcext:value-type="float">
            <text:p>0.4121000309</text:p>
          </table:table-cell>
          <table:table-cell table:style-name="Default" office:value-type="float" office:value="0.4121000309" calcext:value-type="float">
            <text:p>0.4121000309</text:p>
          </table:table-cell>
          <table:table-cell table:number-columns-repeated="8"/>
        </table:table-row>
        <table:table-row table:style-name="ro1">
          <table:table-cell office:value-type="float" office:value="0.530600352" calcext:value-type="float">
            <text:p>0.530600352</text:p>
          </table:table-cell>
          <table:table-cell table:style-name="Default" office:value-type="float" office:value="0.530600352" calcext:value-type="float">
            <text:p>0.530600352</text:p>
          </table:table-cell>
          <table:table-cell table:number-columns-repeated="8"/>
        </table:table-row>
        <table:table-row table:style-name="ro1">
          <table:table-cell office:value-type="float" office:value="0.40140003" calcext:value-type="float">
            <text:p>0.40140003</text:p>
          </table:table-cell>
          <table:table-cell table:style-name="Default" office:value-type="float" office:value="0.40140003" calcext:value-type="float">
            <text:p>0.40140003</text:p>
          </table:table-cell>
          <table:table-cell table:number-columns-repeated="8"/>
        </table:table-row>
        <table:table-row table:style-name="ro1">
          <table:table-cell office:value-type="float" office:value="0.507800001" calcext:value-type="float">
            <text:p>0.507800001</text:p>
          </table:table-cell>
          <table:table-cell table:style-name="Default" office:value-type="float" office:value="0.507800001" calcext:value-type="float">
            <text:p>0.507800001</text:p>
          </table:table-cell>
          <table:table-cell table:number-columns-repeated="8"/>
        </table:table-row>
        <table:table-row table:style-name="ro1">
          <table:table-cell office:value-type="float" office:value="0.46910005" calcext:value-type="float">
            <text:p>0.46910005</text:p>
          </table:table-cell>
          <table:table-cell table:style-name="Default" office:value-type="float" office:value="0.46910005" calcext:value-type="float">
            <text:p>0.46910005</text:p>
          </table:table-cell>
          <table:table-cell table:number-columns-repeated="8"/>
        </table:table-row>
        <table:table-row table:style-name="ro1">
          <table:table-cell office:value-type="float" office:value="0.54680043" calcext:value-type="float">
            <text:p>0.54680043</text:p>
          </table:table-cell>
          <table:table-cell table:style-name="Default" office:value-type="float" office:value="0.54680043" calcext:value-type="float">
            <text:p>0.54680043</text:p>
          </table:table-cell>
          <table:table-cell table:number-columns-repeated="8"/>
        </table:table-row>
        <table:table-row table:style-name="ro1">
          <table:table-cell office:value-type="float" office:value="0.4072999011" calcext:value-type="float">
            <text:p>0.4072999011</text:p>
          </table:table-cell>
          <table:table-cell table:style-name="Default" office:value-type="float" office:value="0.4072999011" calcext:value-type="float">
            <text:p>0.4072999011</text:p>
          </table:table-cell>
          <table:table-cell table:number-columns-repeated="8"/>
        </table:table-row>
        <table:table-row table:style-name="ro1">
          <table:table-cell office:value-type="float" office:value="1.07140098" calcext:value-type="float">
            <text:p>1.07140098</text:p>
          </table:table-cell>
          <table:table-cell table:style-name="Default" office:value-type="float" office:value="1.07140098" calcext:value-type="float">
            <text:p>1.07140098</text:p>
          </table:table-cell>
          <table:table-cell table:number-columns-repeated="8"/>
        </table:table-row>
        <table:table-row table:style-name="ro1">
          <table:table-cell office:value-type="float" office:value="0.451600059" calcext:value-type="float">
            <text:p>0.451600059</text:p>
          </table:table-cell>
          <table:table-cell table:style-name="Default" office:value-type="float" office:value="0.451600059" calcext:value-type="float">
            <text:p>0.451600059</text:p>
          </table:table-cell>
          <table:table-cell table:number-columns-repeated="8"/>
        </table:table-row>
        <table:table-row table:style-name="ro1">
          <table:table-cell office:value-type="float" office:value="0.52000011" calcext:value-type="float">
            <text:p>0.52000011</text:p>
          </table:table-cell>
          <table:table-cell table:style-name="Default" office:value-type="float" office:value="0.52000011" calcext:value-type="float">
            <text:p>0.52000011</text:p>
          </table:table-cell>
          <table:table-cell table:number-columns-repeated="8"/>
        </table:table-row>
        <table:table-row table:style-name="ro1">
          <table:table-cell office:value-type="float" office:value="0.494799631" calcext:value-type="float">
            <text:p>0.494799631</text:p>
          </table:table-cell>
          <table:table-cell table:style-name="Default" office:value-type="float" office:value="0.494799631" calcext:value-type="float">
            <text:p>0.494799631</text:p>
          </table:table-cell>
          <table:table-cell table:number-columns-repeated="8"/>
        </table:table-row>
        <table:table-row table:style-name="ro1">
          <table:table-cell office:value-type="float" office:value="0.525600311" calcext:value-type="float">
            <text:p>0.525600311</text:p>
          </table:table-cell>
          <table:table-cell table:style-name="Default" office:value-type="float" office:value="0.525600311" calcext:value-type="float">
            <text:p>0.525600311</text:p>
          </table:table-cell>
          <table:table-cell table:number-columns-repeated="8"/>
        </table:table-row>
        <table:table-row table:style-name="ro1">
          <table:table-cell office:value-type="float" office:value="0.39959984" calcext:value-type="float">
            <text:p>0.39959984</text:p>
          </table:table-cell>
          <table:table-cell table:style-name="Default" office:value-type="float" office:value="0.39959984" calcext:value-type="float">
            <text:p>0.39959984</text:p>
          </table:table-cell>
          <table:table-cell table:number-columns-repeated="8"/>
        </table:table-row>
        <table:table-row table:style-name="ro1">
          <table:table-cell office:value-type="float" office:value="0.5161999" calcext:value-type="float">
            <text:p>0.5161999</text:p>
          </table:table-cell>
          <table:table-cell table:style-name="Default" office:value-type="float" office:value="0.5161999" calcext:value-type="float">
            <text:p>0.5161999</text:p>
          </table:table-cell>
          <table:table-cell table:number-columns-repeated="8"/>
        </table:table-row>
        <table:table-row table:style-name="ro1">
          <table:table-cell office:value-type="float" office:value="0.380700061" calcext:value-type="float">
            <text:p>0.380700061</text:p>
          </table:table-cell>
          <table:table-cell table:style-name="Default" office:value-type="float" office:value="0.380700061" calcext:value-type="float">
            <text:p>0.380700061</text:p>
          </table:table-cell>
          <table:table-cell table:number-columns-repeated="8"/>
        </table:table-row>
        <table:table-row table:style-name="ro1">
          <table:table-cell office:value-type="float" office:value="0.5554002" calcext:value-type="float">
            <text:p>0.5554002</text:p>
          </table:table-cell>
          <table:table-cell table:style-name="Default" office:value-type="float" office:value="0.5554002" calcext:value-type="float">
            <text:p>0.5554002</text:p>
          </table:table-cell>
          <table:table-cell table:number-columns-repeated="8"/>
        </table:table-row>
        <table:table-row table:style-name="ro1">
          <table:table-cell office:value-type="float" office:value="0.3988001" calcext:value-type="float">
            <text:p>0.3988001</text:p>
          </table:table-cell>
          <table:table-cell table:style-name="Default" office:value-type="float" office:value="0.3988001" calcext:value-type="float">
            <text:p>0.3988001</text:p>
          </table:table-cell>
          <table:table-cell table:number-columns-repeated="8"/>
        </table:table-row>
        <table:table-row table:style-name="ro1">
          <table:table-cell office:value-type="float" office:value="0.50969992" calcext:value-type="float">
            <text:p>0.50969992</text:p>
          </table:table-cell>
          <table:table-cell table:style-name="Default" office:value-type="float" office:value="0.50969992" calcext:value-type="float">
            <text:p>0.50969992</text:p>
          </table:table-cell>
          <table:table-cell table:number-columns-repeated="8"/>
        </table:table-row>
        <table:table-row table:style-name="ro1">
          <table:table-cell office:value-type="float" office:value="0.40109999" calcext:value-type="float">
            <text:p>0.40109999</text:p>
          </table:table-cell>
          <table:table-cell table:style-name="Default" office:value-type="float" office:value="0.40109999" calcext:value-type="float">
            <text:p>0.40109999</text:p>
          </table:table-cell>
          <table:table-cell table:number-columns-repeated="8"/>
        </table:table-row>
        <table:table-row table:style-name="ro1">
          <table:table-cell office:value-type="float" office:value="0.55470029" calcext:value-type="float">
            <text:p>0.55470029</text:p>
          </table:table-cell>
          <table:table-cell table:style-name="Default" office:value-type="float" office:value="0.55470029" calcext:value-type="float">
            <text:p>0.55470029</text:p>
          </table:table-cell>
          <table:table-cell table:number-columns-repeated="8"/>
        </table:table-row>
        <table:table-row table:style-name="ro1">
          <table:table-cell office:value-type="float" office:value="0.81950017" calcext:value-type="float">
            <text:p>0.81950017</text:p>
          </table:table-cell>
          <table:table-cell table:style-name="Default" office:value-type="float" office:value="0.81950017" calcext:value-type="float">
            <text:p>0.81950017</text:p>
          </table:table-cell>
          <table:table-cell table:number-columns-repeated="8"/>
        </table:table-row>
        <table:table-row table:style-name="ro1">
          <table:table-cell office:value-type="float" office:value="0.46659982" calcext:value-type="float">
            <text:p>0.46659982</text:p>
          </table:table-cell>
          <table:table-cell table:style-name="Default" office:value-type="float" office:value="0.46659982" calcext:value-type="float">
            <text:p>0.46659982</text:p>
          </table:table-cell>
          <table:table-cell table:number-columns-repeated="8"/>
        </table:table-row>
        <table:table-row table:style-name="ro1">
          <table:table-cell office:value-type="float" office:value="0.515900141" calcext:value-type="float">
            <text:p>0.515900141</text:p>
          </table:table-cell>
          <table:table-cell table:style-name="Default" office:value-type="float" office:value="0.515900141" calcext:value-type="float">
            <text:p>0.515900141</text:p>
          </table:table-cell>
          <table:table-cell table:number-columns-repeated="8"/>
        </table:table-row>
        <table:table-row table:style-name="ro1">
          <table:table-cell office:value-type="float" office:value="0.419600161" calcext:value-type="float">
            <text:p>0.419600161</text:p>
          </table:table-cell>
          <table:table-cell table:style-name="Default" office:value-type="float" office:value="0.419600161" calcext:value-type="float">
            <text:p>0.419600161</text:p>
          </table:table-cell>
          <table:table-cell table:number-columns-repeated="8"/>
        </table:table-row>
        <table:table-row table:style-name="ro1">
          <table:table-cell office:value-type="float" office:value="0.511000069" calcext:value-type="float">
            <text:p>0.511000069</text:p>
          </table:table-cell>
          <table:table-cell table:style-name="Default" office:value-type="float" office:value="0.511000069" calcext:value-type="float">
            <text:p>0.511000069</text:p>
          </table:table-cell>
          <table:table-cell table:number-columns-repeated="8"/>
        </table:table-row>
        <table:table-row table:style-name="ro1">
          <table:table-cell office:value-type="float" office:value="0.41070018" calcext:value-type="float">
            <text:p>0.41070018</text:p>
          </table:table-cell>
          <table:table-cell table:style-name="Default" office:value-type="float" office:value="0.41070018" calcext:value-type="float">
            <text:p>0.41070018</text:p>
          </table:table-cell>
          <table:table-cell table:number-columns-repeated="8"/>
        </table:table-row>
        <table:table-row table:style-name="ro1">
          <table:table-cell office:value-type="float" office:value="0.54130036" calcext:value-type="float">
            <text:p>0.54130036</text:p>
          </table:table-cell>
          <table:table-cell table:style-name="Default" office:value-type="float" office:value="0.54130036" calcext:value-type="float">
            <text:p>0.54130036</text:p>
          </table:table-cell>
          <table:table-cell table:number-columns-repeated="8"/>
        </table:table-row>
        <table:table-row table:style-name="ro1">
          <table:table-cell office:value-type="float" office:value="0.427500132" calcext:value-type="float">
            <text:p>0.427500132</text:p>
          </table:table-cell>
          <table:table-cell table:style-name="Default" office:value-type="float" office:value="0.427500132" calcext:value-type="float">
            <text:p>0.427500132</text:p>
          </table:table-cell>
          <table:table-cell table:number-columns-repeated="8"/>
        </table:table-row>
        <table:table-row table:style-name="ro1">
          <table:table-cell office:value-type="float" office:value="0.4541001539" calcext:value-type="float">
            <text:p>0.4541001539</text:p>
          </table:table-cell>
          <table:table-cell table:style-name="Default" office:value-type="float" office:value="0.4541001539" calcext:value-type="float">
            <text:p>0.4541001539</text:p>
          </table:table-cell>
          <table:table-cell table:number-columns-repeated="8"/>
        </table:table-row>
        <table:table-row table:style-name="ro1">
          <table:table-cell office:value-type="float" office:value="0.4705001" calcext:value-type="float">
            <text:p>0.4705001</text:p>
          </table:table-cell>
          <table:table-cell table:style-name="Default" office:value-type="float" office:value="0.4705001" calcext:value-type="float">
            <text:p>0.4705001</text:p>
          </table:table-cell>
          <table:table-cell table:number-columns-repeated="8"/>
        </table:table-row>
        <table:table-row table:style-name="ro1">
          <table:table-cell office:value-type="float" office:value="0.42760013" calcext:value-type="float">
            <text:p>0.42760013</text:p>
          </table:table-cell>
          <table:table-cell table:style-name="Default" office:value-type="float" office:value="0.42760013" calcext:value-type="float">
            <text:p>0.42760013</text:p>
          </table:table-cell>
          <table:table-cell table:number-columns-repeated="8"/>
        </table:table-row>
        <table:table-row table:style-name="ro1">
          <table:table-cell office:value-type="float" office:value="0.6450004" calcext:value-type="float">
            <text:p>0.6450004</text:p>
          </table:table-cell>
          <table:table-cell table:style-name="Default" office:value-type="float" office:value="0.6450004" calcext:value-type="float">
            <text:p>0.6450004</text:p>
          </table:table-cell>
          <table:table-cell table:number-columns-repeated="8"/>
        </table:table-row>
        <table:table-row table:style-name="ro1">
          <table:table-cell office:value-type="float" office:value="0.53710044" calcext:value-type="float">
            <text:p>0.53710044</text:p>
          </table:table-cell>
          <table:table-cell table:style-name="Default" office:value-type="float" office:value="0.53710044" calcext:value-type="float">
            <text:p>0.53710044</text:p>
          </table:table-cell>
          <table:table-cell table:number-columns-repeated="8"/>
        </table:table-row>
        <table:table-row table:style-name="ro1">
          <table:table-cell office:value-type="float" office:value="0.365700031" calcext:value-type="float">
            <text:p>0.365700031</text:p>
          </table:table-cell>
          <table:table-cell table:style-name="Default" office:value-type="float" office:value="0.365700031" calcext:value-type="float">
            <text:p>0.365700031</text:p>
          </table:table-cell>
          <table:table-cell table:number-columns-repeated="8"/>
        </table:table-row>
        <table:table-row table:style-name="ro1">
          <table:table-cell office:value-type="float" office:value="0.833100151" calcext:value-type="float">
            <text:p>0.833100151</text:p>
          </table:table-cell>
          <table:table-cell table:style-name="Default" office:value-type="float" office:value="0.833100151" calcext:value-type="float">
            <text:p>0.833100151</text:p>
          </table:table-cell>
          <table:table-cell table:number-columns-repeated="8"/>
        </table:table-row>
        <table:table-row table:style-name="ro1">
          <table:table-cell office:value-type="float" office:value="0.4696000801" calcext:value-type="float">
            <text:p>0.4696000801</text:p>
          </table:table-cell>
          <table:table-cell table:style-name="Default" office:value-type="float" office:value="0.4696000801" calcext:value-type="float">
            <text:p>0.4696000801</text:p>
          </table:table-cell>
          <table:table-cell table:number-columns-repeated="8"/>
        </table:table-row>
        <table:table-row table:style-name="ro1">
          <table:table-cell office:value-type="float" office:value="0.53950017" calcext:value-type="float">
            <text:p>0.53950017</text:p>
          </table:table-cell>
          <table:table-cell table:style-name="Default" office:value-type="float" office:value="0.53950017" calcext:value-type="float">
            <text:p>0.53950017</text:p>
          </table:table-cell>
          <table:table-cell table:number-columns-repeated="8"/>
        </table:table-row>
        <table:table-row table:style-name="ro1" table:number-rows-repeated="104797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ombined Test 1" table:style-name="ta1">
        <table:shapes>
          <draw:frame draw:z-index="0" draw:style-name="gr1" draw:text-style-name="P1" svg:width="15.999cm" svg:height="8.999cm" svg:x="3.04cm" svg:y="4.908cm">
            <draw:object draw:notify-on-update-of-ranges="'Combined Test 1'.B3:'Combined Test 1'.K3 'Combined Test 1'.B4:'Combined Test 1'.K4 'Combined Test 1'.B2:'Combined Test 1'.K2 'Combined Test 1'.B5:'Combined Test 1'.K5 'Combined Test 1'.B6:'Combined Test 1'.K6 'Combined Test 1'.B7:'Combined Test 1'.K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9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attenshader test 1</text:p>
          </table:table-cell>
          <table:table-cell table:number-columns-repeated="3"/>
          <table:table-cell office:value-type="string" calcext:value-type="string">
            <text:p>Toonshader test 1</text:p>
          </table:table-cell>
          <table:table-cell table:number-columns-repeated="3"/>
          <table:table-cell office:value-type="string" calcext:value-type="string">
            <text:p>Snowflake test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 – MIN</text:p>
          </table:table-cell>
          <table:table-cell office:value-type="float" office:value="0.0711499349999999" calcext:value-type="float">
            <text:p>0.071149935</text:p>
          </table:table-cell>
          <table:table-cell office:value-type="float" office:value="0.11577547825" calcext:value-type="float">
            <text:p>0.11577547825</text:p>
          </table:table-cell>
          <table:table-cell table:number-columns-repeated="2"/>
          <table:table-cell office:value-type="float" office:value="0.132075115" calcext:value-type="float">
            <text:p>0.132075115</text:p>
          </table:table-cell>
          <table:table-cell office:value-type="float" office:value="0.11177526575" calcext:value-type="float">
            <text:p>0.11177526575</text:p>
          </table:table-cell>
          <table:table-cell table:number-columns-repeated="2"/>
          <table:table-cell office:value-type="float" office:value="0.1086002135" calcext:value-type="float">
            <text:p>0.1086002135</text:p>
          </table:table-cell>
          <table:table-cell office:value-type="float" office:value="0.1047250615" calcext:value-type="float">
            <text:p>0.1047250615</text:p>
          </table:table-cell>
        </table:table-row>
        <table:table-row table:style-name="ro1">
          <table:table-cell/>
          <table:table-cell office:value-type="string" calcext:value-type="string">
            <text:p>Vatten HLSL</text:p>
          </table:table-cell>
          <table:table-cell office:value-type="string" calcext:value-type="string">
            <text:p>Vatten USG</text:p>
          </table:table-cell>
          <table:table-cell table:number-columns-repeated="2"/>
          <table:table-cell office:value-type="string" calcext:value-type="string">
            <text:p>Toon HLSL</text:p>
          </table:table-cell>
          <table:table-cell office:value-type="string" calcext:value-type="string">
            <text:p>Toon USG</text:p>
          </table:table-cell>
          <table:table-cell table:number-columns-repeated="2"/>
          <table:table-cell office:value-type="string" calcext:value-type="string">
            <text:p>Snow HLSL</text:p>
          </table:table-cell>
          <table:table-cell office:value-type="string" calcext:value-type="string">
            <text:p>Snow USG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0.630850215" calcext:value-type="float">
            <text:p>0.630850215</text:p>
          </table:table-cell>
          <table:table-cell office:value-type="float" office:value="0.65947539825" calcext:value-type="float">
            <text:p>0.65947539825</text:p>
          </table:table-cell>
          <table:table-cell table:number-columns-repeated="2"/>
          <table:table-cell office:value-type="float" office:value="0.531875205" calcext:value-type="float">
            <text:p>0.531875205</text:p>
          </table:table-cell>
          <table:table-cell office:value-type="float" office:value="0.51767513575" calcext:value-type="float">
            <text:p>0.51767513575</text:p>
          </table:table-cell>
          <table:table-cell table:number-columns-repeated="2"/>
          <table:table-cell office:value-type="float" office:value="0.4906001545" calcext:value-type="float">
            <text:p>0.4906001545</text:p>
          </table:table-cell>
          <table:table-cell office:value-type="float" office:value="0.4704250925" calcext:value-type="float">
            <text:p>0.4704250925</text:p>
          </table:table-cell>
        </table:table-row>
        <table:table-row table:style-name="ro1">
          <table:table-cell office:value-type="string" calcext:value-type="string">
            <text:p>MED – Q1</text:p>
          </table:table-cell>
          <table:table-cell office:value-type="float" office:value="0.0578997805000001" calcext:value-type="float">
            <text:p>0.0578997805</text:p>
          </table:table-cell>
          <table:table-cell office:value-type="float" office:value="0.0539745522499999" calcext:value-type="float">
            <text:p>0.05397455225</text:p>
          </table:table-cell>
          <table:table-cell table:number-columns-repeated="2"/>
          <table:table-cell office:value-type="float" office:value="0.0614253604999999" calcext:value-type="float">
            <text:p>0.0614253605</text:p>
          </table:table-cell>
          <table:table-cell office:value-type="float" office:value="0.0774250242500001" calcext:value-type="float">
            <text:p>0.07742502425</text:p>
          </table:table-cell>
          <table:table-cell table:number-columns-repeated="2"/>
          <table:table-cell office:value-type="float" office:value="0.0920000304999999" calcext:value-type="float">
            <text:p>0.0920000305</text:p>
          </table:table-cell>
          <table:table-cell office:value-type="float" office:value="0.0577750675000001" calcext:value-type="float">
            <text:p>0.0577750675</text:p>
          </table:table-cell>
        </table:table-row>
        <table:table-row table:style-name="ro1">
          <table:table-cell office:value-type="string" calcext:value-type="string">
            <text:p>Q3 – MED</text:p>
          </table:table-cell>
          <table:table-cell office:value-type="float" office:value="0.293225188" calcext:value-type="float">
            <text:p>0.293225188</text:p>
          </table:table-cell>
          <table:table-cell office:value-type="float" office:value="0.24512514225" calcext:value-type="float">
            <text:p>0.24512514225</text:p>
          </table:table-cell>
          <table:table-cell table:number-columns-repeated="2"/>
          <table:table-cell office:value-type="float" office:value="0.12014928525" calcext:value-type="float">
            <text:p>0.12014928525</text:p>
          </table:table-cell>
          <table:table-cell office:value-type="float" office:value="0.10500014825" calcext:value-type="float">
            <text:p>0.10500014825</text:p>
          </table:table-cell>
          <table:table-cell table:number-columns-repeated="2"/>
          <table:table-cell office:value-type="float" office:value="0.065175127575" calcext:value-type="float">
            <text:p>0.065175127575</text:p>
          </table:table-cell>
          <table:table-cell office:value-type="float" office:value="0.091999965" calcext:value-type="float">
            <text:p>0.091999965</text:p>
          </table:table-cell>
        </table:table-row>
        <table:table-row table:style-name="ro1">
          <table:table-cell office:value-type="string" calcext:value-type="string">
            <text:p>MAX – Q3</text:p>
          </table:table-cell>
          <table:table-cell office:value-type="float" office:value="1.0411247485" calcext:value-type="float">
            <text:p>1.0411247485</text:p>
          </table:table-cell>
          <table:table-cell office:value-type="float" office:value="1.45272515725" calcext:value-type="float">
            <text:p>1.45272515725</text:p>
          </table:table-cell>
          <table:table-cell table:number-columns-repeated="2"/>
          <table:table-cell office:value-type="float" office:value="0.84515046925" calcext:value-type="float">
            <text:p>0.84515046925</text:p>
          </table:table-cell>
          <table:table-cell office:value-type="float" office:value="1.06230167275" calcext:value-type="float">
            <text:p>1.06230167275</text:p>
          </table:table-cell>
          <table:table-cell table:number-columns-repeated="2"/>
          <table:table-cell office:value-type="float" office:value="0.860724757425" calcext:value-type="float">
            <text:p>0.860724757425</text:p>
          </table:table-cell>
          <table:table-cell office:value-type="float" office:value="0.965300925" calcext:value-type="float">
            <text:p>0.965300925</text:p>
          </table:table-cell>
        </table:table-row>
        <table:table-row table:style-name="ro1" table:number-rows-repeated="31"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HLSL signifikant bättre prestanda</text:p>
          </table:table-cell>
          <table:table-cell office:value-type="string" calcext:value-type="string">
            <text:p>Liknande prestanda</text:p>
          </table:table-cell>
          <table:table-cell table:number-columns-repeated="7"/>
        </table:table-row>
      </table:table>
      <table:table table:name="Combined Test 2" table:style-name="ta1">
        <table:shapes>
          <draw:frame draw:z-index="0" draw:style-name="gr1" draw:text-style-name="P1" svg:width="15.999cm" svg:height="8.999cm" svg:x="1.89cm" svg:y="5.359cm">
            <draw:object draw:notify-on-update-of-ranges="'Combined Test 2'.B3:'Combined Test 2'.K3 'Combined Test 2'.B4:'Combined Test 2'.K4 'Combined Test 2'.B2:'Combined Test 2'.K2 'Combined Test 2'.B5:'Combined Test 2'.K5 'Combined Test 2'.B6:'Combined Test 2'.K6 'Combined Test 2'.B7:'Combined Test 2'.K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9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attenshader test 2</text:p>
          </table:table-cell>
          <table:table-cell table:number-columns-repeated="3"/>
          <table:table-cell office:value-type="string" calcext:value-type="string">
            <text:p>Toonshader test 2</text:p>
          </table:table-cell>
          <table:table-cell table:number-columns-repeated="3"/>
          <table:table-cell office:value-type="string" calcext:value-type="string">
            <text:p>Snowflake tes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 – MIN</text:p>
          </table:table-cell>
          <table:table-cell office:value-type="float" office:value="0.05974984735" calcext:value-type="float">
            <text:p>0.05974984735</text:p>
          </table:table-cell>
          <table:table-cell office:value-type="float" office:value="0.0646499365" calcext:value-type="float">
            <text:p>0.0646499365</text:p>
          </table:table-cell>
          <table:table-cell table:number-columns-repeated="2"/>
          <table:table-cell office:value-type="float" office:value="0.0421000925" calcext:value-type="float">
            <text:p>0.0421000925</text:p>
          </table:table-cell>
          <table:table-cell office:value-type="float" office:value="0.03399995805" calcext:value-type="float">
            <text:p>0.03399995805</text:p>
          </table:table-cell>
          <table:table-cell table:number-columns-repeated="2"/>
          <table:table-cell office:value-type="float" office:value="0.055475111675" calcext:value-type="float">
            <text:p>0.055475111675</text:p>
          </table:table-cell>
          <table:table-cell office:value-type="float" office:value="0.0646496604" calcext:value-type="float">
            <text:p>0.0646496604</text:p>
          </table:table-cell>
        </table:table-row>
        <table:table-row table:style-name="ro1">
          <table:table-cell/>
          <table:table-cell office:value-type="string" calcext:value-type="string">
            <text:p>Vatten HLSL</text:p>
          </table:table-cell>
          <table:table-cell office:value-type="string" calcext:value-type="string">
            <text:p>Vatten USG</text:p>
          </table:table-cell>
          <table:table-cell table:number-columns-repeated="2"/>
          <table:table-cell office:value-type="string" calcext:value-type="string">
            <text:p>Toon HLSL</text:p>
          </table:table-cell>
          <table:table-cell office:value-type="string" calcext:value-type="string">
            <text:p>Toon USG</text:p>
          </table:table-cell>
          <table:table-cell table:number-columns-repeated="2"/>
          <table:table-cell office:value-type="string" calcext:value-type="string">
            <text:p>Snow HLSL</text:p>
          </table:table-cell>
          <table:table-cell office:value-type="string" calcext:value-type="string">
            <text:p>Snow USG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0.32364983755" calcext:value-type="float">
            <text:p>0.32364983755</text:p>
          </table:table-cell>
          <table:table-cell office:value-type="float" office:value="0.3424498865" calcext:value-type="float">
            <text:p>0.3424498865</text:p>
          </table:table-cell>
          <table:table-cell table:number-columns-repeated="2"/>
          <table:table-cell office:value-type="float" office:value="0.4479000425" calcext:value-type="float">
            <text:p>0.4479000425</text:p>
          </table:table-cell>
          <table:table-cell office:value-type="float" office:value="0.33149995005" calcext:value-type="float">
            <text:p>0.33149995005</text:p>
          </table:table-cell>
          <table:table-cell table:number-columns-repeated="2"/>
          <table:table-cell office:value-type="float" office:value="0.331975000775" calcext:value-type="float">
            <text:p>0.331975000775</text:p>
          </table:table-cell>
          <table:table-cell office:value-type="float" office:value="0.3368497535" calcext:value-type="float">
            <text:p>0.3368497535</text:p>
          </table:table-cell>
        </table:table-row>
        <table:table-row table:style-name="ro1">
          <table:table-cell office:value-type="string" calcext:value-type="string">
            <text:p>MED – Q1</text:p>
          </table:table-cell>
          <table:table-cell office:value-type="float" office:value="0.0250000475500001" calcext:value-type="float">
            <text:p>0.02500004755</text:p>
          </table:table-cell>
          <table:table-cell office:value-type="float" office:value="0.0278499835000001" calcext:value-type="float">
            <text:p>0.0278499835</text:p>
          </table:table-cell>
          <table:table-cell table:number-columns-repeated="2"/>
          <table:table-cell office:value-type="float" office:value="0.0431000875499999" calcext:value-type="float">
            <text:p>0.04310008755</text:p>
          </table:table-cell>
          <table:table-cell office:value-type="float" office:value="0.02590008985" calcext:value-type="float">
            <text:p>0.02590008985</text:p>
          </table:table-cell>
          <table:table-cell table:number-columns-repeated="2"/>
          <table:table-cell office:value-type="float" office:value="0.024074910225" calcext:value-type="float">
            <text:p>0.024074910225</text:p>
          </table:table-cell>
          <table:table-cell office:value-type="float" office:value="0.0173501565" calcext:value-type="float">
            <text:p>0.0173501565</text:p>
          </table:table-cell>
        </table:table-row>
        <table:table-row table:style-name="ro1">
          <table:table-cell office:value-type="string" calcext:value-type="string">
            <text:p>Q3 – MED</text:p>
          </table:table-cell>
          <table:table-cell office:value-type="float" office:value="0.0267750299" calcext:value-type="float">
            <text:p>0.0267750299</text:p>
          </table:table-cell>
          <table:table-cell office:value-type="float" office:value="0.03039999005" calcext:value-type="float">
            <text:p>0.03039999005</text:p>
          </table:table-cell>
          <table:table-cell table:number-columns-repeated="2"/>
          <table:table-cell office:value-type="float" office:value="0.05474997745" calcext:value-type="float">
            <text:p>0.05474997745</text:p>
          </table:table-cell>
          <table:table-cell office:value-type="float" office:value="0.03710005615" calcext:value-type="float">
            <text:p>0.03710005615</text:p>
          </table:table-cell>
          <table:table-cell table:number-columns-repeated="2"/>
          <table:table-cell office:value-type="float" office:value="0.02819986725" calcext:value-type="float">
            <text:p>0.02819986725</text:p>
          </table:table-cell>
          <table:table-cell office:value-type="float" office:value="0.022300100825" calcext:value-type="float">
            <text:p>0.022300100825</text:p>
          </table:table-cell>
        </table:table-row>
        <table:table-row table:style-name="ro1">
          <table:table-cell office:value-type="string" calcext:value-type="string">
            <text:p>MAX – Q3</text:p>
          </table:table-cell>
          <table:table-cell office:value-type="float" office:value="0.516375395" calcext:value-type="float">
            <text:p>0.516375395</text:p>
          </table:table-cell>
          <table:table-cell office:value-type="float" office:value="0.35740045995" calcext:value-type="float">
            <text:p>0.35740045995</text:p>
          </table:table-cell>
          <table:table-cell table:number-columns-repeated="2"/>
          <table:table-cell office:value-type="float" office:value="1.0211510125" calcext:value-type="float">
            <text:p>1.0211510125</text:p>
          </table:table-cell>
          <table:table-cell office:value-type="float" office:value="0.32359993395" calcext:value-type="float">
            <text:p>0.32359993395</text:p>
          </table:table-cell>
          <table:table-cell table:number-columns-repeated="2"/>
          <table:table-cell office:value-type="float" office:value="0.44025051075" calcext:value-type="float">
            <text:p>0.44025051075</text:p>
          </table:table-cell>
          <table:table-cell office:value-type="float" office:value="0.729999989275" calcext:value-type="float">
            <text:p>0.7299999892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12:26:19.9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2-08-04T15:12:35.838000000</dc:date>
    <meta:editing-duration>PT6H57M23S</meta:editing-duration>
    <meta:editing-cycles>14</meta:editing-cycles>
    <meta:document-statistic meta:table-count="8" meta:cell-count="4951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lower-range="'Vattenshader Test 1'.I32:'Vattenshader Test 1'.J32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false" chart:error-lower-indicator="true" chart:error-category="cell-range" chart:error-lower-range="'Vattenshader Test 1'.I32:'Vattenshader Test 1'.J32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svg:stroke-color="#355269" draw:fill-color="#2a6099" draw:opacity="5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error-category="cell-range" chart:error-upper-range="'Vattenshader Test 1'.I37:'Vattenshader Test 1'.J37"/>
      <style:graphic-properties svg:stroke-color="#355269" draw:fill-color="#2a6099" draw:opacity="50%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false" chart:error-category="cell-range" chart:error-upper-range="'Vattenshader Test 1'.I37:'Vattenshader Test 1'.J37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62cm" svg:y="0.316cm" chart:style-name="ch2">
          <text:p>Vattenshader prestanda</text:p>
        </chart:title>
        <chart:subtitle svg:x="6.541cm" svg:y="1.275cm" chart:style-name="ch3">
          <text:p>(Lägre är bättre)</text:p>
        </chart:subtitle>
        <chart:plot-area chart:style-name="ch4" table:cell-range-address="'Vattenshader Test 1'.I33:'Vattenshader Test 1'.J36" chart:data-source-has-labels="row" svg:x="0.32cm" svg:y="2.138cm" svg:width="15.36cm" svg:height="6.682cm">
          <chartooo:coordinate-region svg:x="1.047cm" svg:y="2.337cm" svg:width="14.633cm" svg:height="5.836cm"/>
          <chart:axis chart:dimension="x" chart:name="primary-x" chart:style-name="ch5" chartooo:axis-type="auto">
            <chartooo:date-scale/>
            <chart:categories table:cell-range-address="'Vattenshader Test 1'.I33:'Vattenshader Test 1'.J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Vattenshader Test 1'.I34:'Vattenshader Test 1'.J34" chart:class="chart:bar">
            <chart:error-indicator chart:style-name="ch9" chart:dimension="y"/>
            <chart:data-point chart:style-name="ch10"/>
            <chart:data-point/>
          </chart:series>
          <chart:series chart:style-name="ch11" chart:values-cell-range-address="'Vattenshader Test 1'.I35:'Vattenshader Test 1'.J35" chart:class="chart:bar">
            <chart:data-point chart:repeated="2"/>
          </chart:series>
          <chart:series chart:style-name="ch12" chart:values-cell-range-address="'Vattenshader Test 1'.I36:'Vattenshader Test 1'.J36" chart:class="chart:bar">
            <chart:error-indicator chart:style-name="ch13" chart:dimension="y"/>
            <chart:data-point chart:style-name="ch10"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LSL</text:p>
                <draw:g>
                  <svg:desc>'Vattenshader Test 1'.I33:'Vattenshader Test 1'.J33</svg:desc>
                </draw:g>
              </table:table-cell>
              <table:table-cell office:value-type="string">
                <text:p>USG</text:p>
              </table:table-cell>
            </table:table-row>
          </table:table-header-rows>
          <table:table-rows>
            <table:table-row>
              <table:table-cell office:value-type="string">
                <text:p>Rad 34</text:p>
                <draw:g>
                  <svg:desc/>
                </draw:g>
              </table:table-cell>
              <table:table-cell office:value-type="float" office:value="0.630850215">
                <text:p>0.630850215</text:p>
                <draw:g>
                  <svg:desc>'Vattenshader Test 1'.I34:'Vattenshader Test 1'.J34</svg:desc>
                </draw:g>
              </table:table-cell>
              <table:table-cell office:value-type="float" office:value="0.65947539825">
                <text:p>0.65947539825</text:p>
              </table:table-cell>
            </table:table-row>
            <table:table-row>
              <table:table-cell office:value-type="string">
                <text:p>Rad 32</text:p>
                <draw:g>
                  <svg:desc/>
                </draw:g>
              </table:table-cell>
              <table:table-cell office:value-type="float" office:value="0.0711499349999999">
                <text:p>0.0711499349999999</text:p>
                <draw:g>
                  <svg:desc>'Vattenshader Test 1'.I32:'Vattenshader Test 1'.J32</svg:desc>
                </draw:g>
              </table:table-cell>
              <table:table-cell office:value-type="float" office:value="0.11577547825">
                <text:p>0.11577547825</text:p>
              </table:table-cell>
            </table:table-row>
            <table:table-row>
              <table:table-cell office:value-type="string">
                <text:p>Rad 35</text:p>
                <draw:g>
                  <svg:desc/>
                </draw:g>
              </table:table-cell>
              <table:table-cell office:value-type="float" office:value="0.0578997805000001">
                <text:p>0.0578997805000001</text:p>
                <draw:g>
                  <svg:desc>'Vattenshader Test 1'.I35:'Vattenshader Test 1'.J35</svg:desc>
                </draw:g>
              </table:table-cell>
              <table:table-cell office:value-type="float" office:value="0.0539745522499999">
                <text:p>0.0539745522499999</text:p>
              </table:table-cell>
            </table:table-row>
            <table:table-row>
              <table:table-cell office:value-type="string">
                <text:p>Rad 36</text:p>
                <draw:g>
                  <svg:desc/>
                </draw:g>
              </table:table-cell>
              <table:table-cell office:value-type="float" office:value="0.293225188">
                <text:p>0.293225188</text:p>
                <draw:g>
                  <svg:desc>'Vattenshader Test 1'.I36:'Vattenshader Test 1'.J36</svg:desc>
                </draw:g>
              </table:table-cell>
              <table:table-cell office:value-type="float" office:value="0.24512514225">
                <text:p>0.24512514225</text:p>
              </table:table-cell>
            </table:table-row>
            <table:table-row>
              <table:table-cell office:value-type="string">
                <text:p>Rad 37</text:p>
                <draw:g>
                  <svg:desc/>
                </draw:g>
              </table:table-cell>
              <table:table-cell office:value-type="float" office:value="1.0411247485">
                <text:p>1.0411247485</text:p>
                <draw:g>
                  <svg:desc>'Vattenshader Test 1'.I37:'Vattenshader Test 1'.J37</svg:desc>
                </draw:g>
              </table:table-cell>
              <table:table-cell office:value-type="float" office:value="1.45272515725">
                <text:p>1.452725157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lower-range="'Vattenshader Test 2'.I32:'Vattenshader Test 2'.J32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false" chart:error-lower-indicator="true" chart:error-category="cell-range" chart:error-lower-range="'Vattenshader Test 2'.I32:'Vattenshader Test 2'.J32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svg:stroke-color="#355269" draw:fill-color="#2a6099" draw:opacity="5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error-category="cell-range" chart:error-upper-range="'Vattenshader Test 2'.I37:'Vattenshader Test 2'.J37"/>
      <style:graphic-properties svg:stroke-color="#355269" draw:fill-color="#2a6099" draw:opacity="50%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false" chart:error-category="cell-range" chart:error-upper-range="'Vattenshader Test 2'.I37:'Vattenshader Test 2'.J37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84cm" svg:y="0.349cm" chart:style-name="ch2">
          <text:p>Vattenshader prestanda test 2 (korrigerat max-värde)</text:p>
        </chart:title>
        <chart:plot-area chart:style-name="ch3" table:cell-range-address="'Vattenshader Test 2'.I33:'Vattenshader Test 2'.J36" chart:data-source-has-labels="row" svg:x="0.32cm" svg:y="1.275cm" svg:width="15.36cm" svg:height="7.545cm">
          <chartooo:coordinate-region svg:x="1.047cm" svg:y="1.474cm" svg:width="14.633cm" svg:height="6.699cm"/>
          <chart:axis chart:dimension="x" chart:name="primary-x" chart:style-name="ch4" chartooo:axis-type="auto">
            <chartooo:date-scale/>
            <chart:categories table:cell-range-address="'Vattenshader Test 2'.I33:'Vattenshader Test 2'.J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attenshader Test 2'.I34:'Vattenshader Test 2'.J34" chart:class="chart:bar">
            <chart:error-indicator chart:style-name="ch8" chart:dimension="y"/>
            <chart:data-point chart:style-name="ch9"/>
            <chart:data-point/>
          </chart:series>
          <chart:series chart:style-name="ch10" chart:values-cell-range-address="'Vattenshader Test 2'.I35:'Vattenshader Test 2'.J35" chart:class="chart:bar">
            <chart:data-point chart:repeated="2"/>
          </chart:series>
          <chart:series chart:style-name="ch11" chart:values-cell-range-address="'Vattenshader Test 2'.I36:'Vattenshader Test 2'.J36" chart:class="chart:bar">
            <chart:error-indicator chart:style-name="ch12" chart:dimension="y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LSL</text:p>
                <draw:g>
                  <svg:desc>'Vattenshader Test 2'.I33:'Vattenshader Test 2'.J33</svg:desc>
                </draw:g>
              </table:table-cell>
              <table:table-cell office:value-type="string">
                <text:p>USG</text:p>
              </table:table-cell>
            </table:table-row>
          </table:table-header-rows>
          <table:table-rows>
            <table:table-row>
              <table:table-cell office:value-type="string">
                <text:p>Rad 34</text:p>
                <draw:g>
                  <svg:desc/>
                </draw:g>
              </table:table-cell>
              <table:table-cell office:value-type="float" office:value="0.32364983755">
                <text:p>0.32364983755</text:p>
                <draw:g>
                  <svg:desc>'Vattenshader Test 2'.I34:'Vattenshader Test 2'.J34</svg:desc>
                </draw:g>
              </table:table-cell>
              <table:table-cell office:value-type="float" office:value="0.3424498865">
                <text:p>0.3424498865</text:p>
              </table:table-cell>
            </table:table-row>
            <table:table-row>
              <table:table-cell office:value-type="string">
                <text:p>Rad 32</text:p>
                <draw:g>
                  <svg:desc/>
                </draw:g>
              </table:table-cell>
              <table:table-cell office:value-type="float" office:value="0.05974984735">
                <text:p>0.05974984735</text:p>
                <draw:g>
                  <svg:desc>'Vattenshader Test 2'.I32:'Vattenshader Test 2'.J32</svg:desc>
                </draw:g>
              </table:table-cell>
              <table:table-cell office:value-type="float" office:value="0.0646499365">
                <text:p>0.0646499365</text:p>
              </table:table-cell>
            </table:table-row>
            <table:table-row>
              <table:table-cell office:value-type="string">
                <text:p>Rad 35</text:p>
                <draw:g>
                  <svg:desc/>
                </draw:g>
              </table:table-cell>
              <table:table-cell office:value-type="float" office:value="0.0250000475500001">
                <text:p>0.0250000475500001</text:p>
                <draw:g>
                  <svg:desc>'Vattenshader Test 2'.I35:'Vattenshader Test 2'.J35</svg:desc>
                </draw:g>
              </table:table-cell>
              <table:table-cell office:value-type="float" office:value="0.0278499835000001">
                <text:p>0.0278499835000001</text:p>
              </table:table-cell>
            </table:table-row>
            <table:table-row>
              <table:table-cell office:value-type="string">
                <text:p>Rad 36</text:p>
                <draw:g>
                  <svg:desc/>
                </draw:g>
              </table:table-cell>
              <table:table-cell office:value-type="float" office:value="0.0267750299">
                <text:p>0.0267750299</text:p>
                <draw:g>
                  <svg:desc>'Vattenshader Test 2'.I36:'Vattenshader Test 2'.J36</svg:desc>
                </draw:g>
              </table:table-cell>
              <table:table-cell office:value-type="float" office:value="0.03039999005">
                <text:p>0.03039999005</text:p>
              </table:table-cell>
            </table:table-row>
            <table:table-row>
              <table:table-cell office:value-type="string">
                <text:p>Rad 37</text:p>
                <draw:g>
                  <svg:desc/>
                </draw:g>
              </table:table-cell>
              <table:table-cell office:value-type="float" office:value="0.516375395">
                <text:p>0.516375395</text:p>
                <draw:g>
                  <svg:desc>'Vattenshader Test 2'.I37:'Vattenshader Test 2'.J37</svg:desc>
                </draw:g>
              </table:table-cell>
              <table:table-cell office:value-type="float" office:value="0.35740045995">
                <text:p>0.35740045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lower-range="'Toonshader Test 1'.I32:'Toonshader Test 1'.J32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false" chart:error-lower-indicator="true" chart:error-category="cell-range" chart:error-lower-range="'Toonshader Test 1'.I32:'Toonshader Test 1'.J32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svg:stroke-color="#355269" draw:fill-color="#2a6099" draw:opacity="5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error-category="cell-range" chart:error-upper-range="'Toonshader Test 1'.I37:'Toonshader Test 1'.J37"/>
      <style:graphic-properties svg:stroke-color="#355269" draw:fill-color="#2a6099" draw:opacity="50%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false" chart:error-category="cell-range" chart:error-upper-range="'Toonshader Test 1'.I37:'Toonshader Test 1'.J37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07cm" svg:y="0.316cm" chart:style-name="ch2">
          <text:p>Toonshader prestanda</text:p>
        </chart:title>
        <chart:subtitle svg:x="6.541cm" svg:y="1.275cm" chart:style-name="ch3">
          <text:p>(Lägre är bättre)</text:p>
        </chart:subtitle>
        <chart:plot-area chart:style-name="ch4" table:cell-range-address="'Toonshader Test 1'.I33:'Toonshader Test 1'.J36" chart:data-source-has-labels="row" svg:x="0.32cm" svg:y="2.138cm" svg:width="15.36cm" svg:height="6.682cm">
          <chartooo:coordinate-region svg:x="1.047cm" svg:y="2.337cm" svg:width="14.633cm" svg:height="5.836cm"/>
          <chart:axis chart:dimension="x" chart:name="primary-x" chart:style-name="ch5" chartooo:axis-type="auto">
            <chartooo:date-scale/>
            <chart:categories table:cell-range-address="'Toonshader Test 1'.I33:'Toonshader Test 1'.J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oonshader Test 1'.I34:'Toonshader Test 1'.J34" chart:class="chart:bar">
            <chart:error-indicator chart:style-name="ch9" chart:dimension="y"/>
            <chart:data-point chart:style-name="ch10"/>
            <chart:data-point/>
          </chart:series>
          <chart:series chart:style-name="ch11" chart:values-cell-range-address="'Toonshader Test 1'.I35:'Toonshader Test 1'.J35" chart:class="chart:bar">
            <chart:data-point chart:repeated="2"/>
          </chart:series>
          <chart:series chart:style-name="ch12" chart:values-cell-range-address="'Toonshader Test 1'.I36:'Toonshader Test 1'.J36" chart:class="chart:bar">
            <chart:error-indicator chart:style-name="ch13" chart:dimension="y"/>
            <chart:data-point chart:style-name="ch10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LSL</text:p>
                <draw:g>
                  <svg:desc>'Toonshader Test 1'.I33:'Toonshader Test 1'.J33</svg:desc>
                </draw:g>
              </table:table-cell>
              <table:table-cell office:value-type="string">
                <text:p>USG</text:p>
              </table:table-cell>
            </table:table-row>
          </table:table-header-rows>
          <table:table-rows>
            <table:table-row>
              <table:table-cell office:value-type="string">
                <text:p>Rad 34</text:p>
                <draw:g>
                  <svg:desc/>
                </draw:g>
              </table:table-cell>
              <table:table-cell office:value-type="float" office:value="0.531875205">
                <text:p>0.531875205</text:p>
                <draw:g>
                  <svg:desc>'Toonshader Test 1'.I34:'Toonshader Test 1'.J34</svg:desc>
                </draw:g>
              </table:table-cell>
              <table:table-cell office:value-type="float" office:value="0.51767513575">
                <text:p>0.51767513575</text:p>
              </table:table-cell>
            </table:table-row>
            <table:table-row>
              <table:table-cell office:value-type="string">
                <text:p>Rad 32</text:p>
                <draw:g>
                  <svg:desc/>
                </draw:g>
              </table:table-cell>
              <table:table-cell office:value-type="float" office:value="0.132075115">
                <text:p>0.132075115</text:p>
                <draw:g>
                  <svg:desc>'Toonshader Test 1'.I32:'Toonshader Test 1'.J32</svg:desc>
                </draw:g>
              </table:table-cell>
              <table:table-cell office:value-type="float" office:value="0.11177526575">
                <text:p>0.11177526575</text:p>
              </table:table-cell>
            </table:table-row>
            <table:table-row>
              <table:table-cell office:value-type="string">
                <text:p>Rad 35</text:p>
                <draw:g>
                  <svg:desc/>
                </draw:g>
              </table:table-cell>
              <table:table-cell office:value-type="float" office:value="0.0614253604999999">
                <text:p>0.0614253604999999</text:p>
                <draw:g>
                  <svg:desc>'Toonshader Test 1'.I35:'Toonshader Test 1'.J35</svg:desc>
                </draw:g>
              </table:table-cell>
              <table:table-cell office:value-type="float" office:value="0.0774250242500001">
                <text:p>0.0774250242500001</text:p>
              </table:table-cell>
            </table:table-row>
            <table:table-row>
              <table:table-cell office:value-type="string">
                <text:p>Rad 36</text:p>
                <draw:g>
                  <svg:desc/>
                </draw:g>
              </table:table-cell>
              <table:table-cell office:value-type="float" office:value="0.12014928525">
                <text:p>0.12014928525</text:p>
                <draw:g>
                  <svg:desc>'Toonshader Test 1'.I36:'Toonshader Test 1'.J36</svg:desc>
                </draw:g>
              </table:table-cell>
              <table:table-cell office:value-type="float" office:value="0.10500014825">
                <text:p>0.10500014825</text:p>
              </table:table-cell>
            </table:table-row>
            <table:table-row>
              <table:table-cell office:value-type="string">
                <text:p>Rad 37</text:p>
                <draw:g>
                  <svg:desc/>
                </draw:g>
              </table:table-cell>
              <table:table-cell office:value-type="float" office:value="0.84515046925">
                <text:p>0.84515046925</text:p>
                <draw:g>
                  <svg:desc>'Toonshader Test 1'.I37:'Toonshader Test 1'.J37</svg:desc>
                </draw:g>
              </table:table-cell>
              <table:table-cell office:value-type="float" office:value="1.06230167275">
                <text:p>1.062301672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.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lower-range="'Toonshader Test 2'.I32:'Toonshader Test 2'.J32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false" chart:error-lower-indicator="true" chart:error-category="cell-range" chart:error-lower-range="'Toonshader Test 2'.I32:'Toonshader Test 2'.J32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svg:stroke-color="#355269" draw:fill-color="#2a6099" draw:opacity="5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error-category="cell-range" chart:error-upper-range="'Toonshader Test 2'.I37:'Toonshader Test 2'.J37"/>
      <style:graphic-properties svg:stroke-color="#355269" draw:fill-color="#2a6099" draw:opacity="50%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false" chart:error-category="cell-range" chart:error-upper-range="'Toonshader Test 2'.I37:'Toonshader Test 2'.J37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5cm" svg:y="0.316cm" chart:style-name="ch2">
          <text:p>Toonshader prestanda test 2 (korrigerat min-värde)</text:p>
        </chart:title>
        <chart:plot-area chart:style-name="ch3" table:cell-range-address="'Toonshader Test 2'.I33:'Toonshader Test 2'.J36" chart:data-source-has-labels="row" svg:x="0.32cm" svg:y="1.275cm" svg:width="15.36cm" svg:height="7.545cm">
          <chartooo:coordinate-region svg:x="1.047cm" svg:y="1.474cm" svg:width="14.633cm" svg:height="6.699cm"/>
          <chart:axis chart:dimension="x" chart:name="primary-x" chart:style-name="ch4" chartooo:axis-type="auto">
            <chartooo:date-scale/>
            <chart:categories table:cell-range-address="'Toonshader Test 2'.I33:'Toonshader Test 2'.J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oonshader Test 2'.I34:'Toonshader Test 2'.J34" chart:class="chart:bar">
            <chart:error-indicator chart:style-name="ch8" chart:dimension="y"/>
            <chart:data-point chart:style-name="ch9"/>
            <chart:data-point/>
          </chart:series>
          <chart:series chart:style-name="ch10" chart:values-cell-range-address="'Toonshader Test 2'.I35:'Toonshader Test 2'.J35" chart:class="chart:bar">
            <chart:data-point chart:repeated="2"/>
          </chart:series>
          <chart:series chart:style-name="ch11" chart:values-cell-range-address="'Toonshader Test 2'.I36:'Toonshader Test 2'.J36" chart:class="chart:bar">
            <chart:error-indicator chart:style-name="ch12" chart:dimension="y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LSL</text:p>
                <draw:g>
                  <svg:desc>'Toonshader Test 2'.I33:'Toonshader Test 2'.J33</svg:desc>
                </draw:g>
              </table:table-cell>
              <table:table-cell office:value-type="string">
                <text:p>USG</text:p>
              </table:table-cell>
            </table:table-row>
          </table:table-header-rows>
          <table:table-rows>
            <table:table-row>
              <table:table-cell office:value-type="string">
                <text:p>Rad 34</text:p>
                <draw:g>
                  <svg:desc/>
                </draw:g>
              </table:table-cell>
              <table:table-cell office:value-type="float" office:value="0.4479000425">
                <text:p>0.4479000425</text:p>
                <draw:g>
                  <svg:desc>'Toonshader Test 2'.I34:'Toonshader Test 2'.J34</svg:desc>
                </draw:g>
              </table:table-cell>
              <table:table-cell office:value-type="float" office:value="0.33149995005">
                <text:p>0.33149995005</text:p>
              </table:table-cell>
            </table:table-row>
            <table:table-row>
              <table:table-cell office:value-type="string">
                <text:p>Rad 32</text:p>
                <draw:g>
                  <svg:desc/>
                </draw:g>
              </table:table-cell>
              <table:table-cell office:value-type="float" office:value="0.0421000925">
                <text:p>0.0421000925</text:p>
                <draw:g>
                  <svg:desc>'Toonshader Test 2'.I32:'Toonshader Test 2'.J32</svg:desc>
                </draw:g>
              </table:table-cell>
              <table:table-cell office:value-type="float" office:value="0.03399995805">
                <text:p>0.03399995805</text:p>
              </table:table-cell>
            </table:table-row>
            <table:table-row>
              <table:table-cell office:value-type="string">
                <text:p>Rad 35</text:p>
                <draw:g>
                  <svg:desc/>
                </draw:g>
              </table:table-cell>
              <table:table-cell office:value-type="float" office:value="0.0431000875499999">
                <text:p>0.0431000875499999</text:p>
                <draw:g>
                  <svg:desc>'Toonshader Test 2'.I35:'Toonshader Test 2'.J35</svg:desc>
                </draw:g>
              </table:table-cell>
              <table:table-cell office:value-type="float" office:value="0.02590008985">
                <text:p>0.02590008985</text:p>
              </table:table-cell>
            </table:table-row>
            <table:table-row>
              <table:table-cell office:value-type="string">
                <text:p>Rad 36</text:p>
                <draw:g>
                  <svg:desc/>
                </draw:g>
              </table:table-cell>
              <table:table-cell office:value-type="float" office:value="0.05474997745">
                <text:p>0.05474997745</text:p>
                <draw:g>
                  <svg:desc>'Toonshader Test 2'.I36:'Toonshader Test 2'.J36</svg:desc>
                </draw:g>
              </table:table-cell>
              <table:table-cell office:value-type="float" office:value="0.03710005615">
                <text:p>0.03710005615</text:p>
              </table:table-cell>
            </table:table-row>
            <table:table-row>
              <table:table-cell office:value-type="string">
                <text:p>Rad 37</text:p>
                <draw:g>
                  <svg:desc/>
                </draw:g>
              </table:table-cell>
              <table:table-cell office:value-type="float" office:value="1.0211510125">
                <text:p>1.0211510125</text:p>
                <draw:g>
                  <svg:desc>'Toonshader Test 2'.I37:'Toonshader Test 2'.J37</svg:desc>
                </draw:g>
              </table:table-cell>
              <table:table-cell office:value-type="float" office:value="0.32359993395">
                <text:p>0.323599933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lower-range="'Snowflake Test 1'.I32:'Snowflake Test 1'.J32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false" chart:error-lower-indicator="true" chart:error-category="cell-range" chart:error-lower-range="'Snowflake Test 1'.I32:'Snowflake Test 1'.J32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svg:stroke-color="#355269" draw:fill-color="#2a6099" draw:opacity="5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error-category="cell-range" chart:error-upper-range="'Snowflake Test 1'.I37:'Snowflake Test 1'.J37"/>
      <style:graphic-properties svg:stroke-color="#355269" draw:fill-color="#2a6099" draw:opacity="50%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false" chart:error-category="cell-range" chart:error-upper-range="'Snowflake Test 1'.I37:'Snowflake Test 1'.J37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59cm" svg:y="0.316cm" chart:style-name="ch2">
          <text:p>Snöflinga prestanda</text:p>
        </chart:title>
        <chart:subtitle svg:x="6.546cm" svg:y="1.096cm" chart:style-name="ch3">
          <text:p>(Lägre är bättre)</text:p>
        </chart:subtitle>
        <chart:plot-area chart:style-name="ch4" table:cell-range-address="'Snowflake Test 1'.I33:'Snowflake Test 1'.J36" chart:data-source-has-labels="row" svg:x="0.32cm" svg:y="1.579cm" svg:width="15.359cm" svg:height="7.239cm">
          <chartooo:coordinate-region svg:x="1.047cm" svg:y="1.778cm" svg:width="14.632cm" svg:height="6.393cm"/>
          <chart:axis chart:dimension="x" chart:name="primary-x" chart:style-name="ch5" chartooo:axis-type="auto">
            <chartooo:date-scale/>
            <chart:categories table:cell-range-address="'Snowflake Test 1'.I33:'Snowflake Test 1'.J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nowflake Test 1'.I34:'Snowflake Test 1'.J34" chart:class="chart:bar">
            <chart:error-indicator chart:style-name="ch9" chart:dimension="y"/>
            <chart:data-point chart:style-name="ch10"/>
            <chart:data-point/>
          </chart:series>
          <chart:series chart:style-name="ch11" chart:values-cell-range-address="'Snowflake Test 1'.I35:'Snowflake Test 1'.J35" chart:class="chart:bar">
            <chart:data-point chart:repeated="2"/>
          </chart:series>
          <chart:series chart:style-name="ch12" chart:values-cell-range-address="'Snowflake Test 1'.I36:'Snowflake Test 1'.J36" chart:class="chart:bar">
            <chart:error-indicator chart:style-name="ch13" chart:dimension="y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LSL</text:p>
                <draw:g>
                  <svg:desc>'Snowflake Test 1'.I33:'Snowflake Test 1'.J33</svg:desc>
                </draw:g>
              </table:table-cell>
              <table:table-cell office:value-type="string">
                <text:p>USG</text:p>
              </table:table-cell>
            </table:table-row>
          </table:table-header-rows>
          <table:table-rows>
            <table:table-row>
              <table:table-cell office:value-type="string">
                <text:p>Rad 34</text:p>
                <draw:g>
                  <svg:desc/>
                </draw:g>
              </table:table-cell>
              <table:table-cell office:value-type="float" office:value="0.4906001545">
                <text:p>0.4906001545</text:p>
                <draw:g>
                  <svg:desc>'Snowflake Test 1'.I34:'Snowflake Test 1'.J34</svg:desc>
                </draw:g>
              </table:table-cell>
              <table:table-cell office:value-type="float" office:value="0.4704250925">
                <text:p>0.4704250925</text:p>
              </table:table-cell>
            </table:table-row>
            <table:table-row>
              <table:table-cell office:value-type="string">
                <text:p>Rad 32</text:p>
                <draw:g>
                  <svg:desc/>
                </draw:g>
              </table:table-cell>
              <table:table-cell office:value-type="float" office:value="0.1086002135">
                <text:p>0.1086002135</text:p>
                <draw:g>
                  <svg:desc>'Snowflake Test 1'.I32:'Snowflake Test 1'.J32</svg:desc>
                </draw:g>
              </table:table-cell>
              <table:table-cell office:value-type="float" office:value="0.1047250615">
                <text:p>0.1047250615</text:p>
              </table:table-cell>
            </table:table-row>
            <table:table-row>
              <table:table-cell office:value-type="string">
                <text:p>Rad 35</text:p>
                <draw:g>
                  <svg:desc/>
                </draw:g>
              </table:table-cell>
              <table:table-cell office:value-type="float" office:value="0.0920000304999999">
                <text:p>0.0920000304999999</text:p>
                <draw:g>
                  <svg:desc>'Snowflake Test 1'.I35:'Snowflake Test 1'.J35</svg:desc>
                </draw:g>
              </table:table-cell>
              <table:table-cell office:value-type="float" office:value="0.0577750675000001">
                <text:p>0.0577750675000001</text:p>
              </table:table-cell>
            </table:table-row>
            <table:table-row>
              <table:table-cell office:value-type="string">
                <text:p>Rad 36</text:p>
                <draw:g>
                  <svg:desc/>
                </draw:g>
              </table:table-cell>
              <table:table-cell office:value-type="float" office:value="0.065175127575">
                <text:p>0.065175127575</text:p>
                <draw:g>
                  <svg:desc>'Snowflake Test 1'.I36:'Snowflake Test 1'.J36</svg:desc>
                </draw:g>
              </table:table-cell>
              <table:table-cell office:value-type="float" office:value="0.091999965">
                <text:p>0.091999965</text:p>
              </table:table-cell>
            </table:table-row>
            <table:table-row>
              <table:table-cell office:value-type="string">
                <text:p>Rad 37</text:p>
                <draw:g>
                  <svg:desc/>
                </draw:g>
              </table:table-cell>
              <table:table-cell office:value-type="float" office:value="0.860724757425">
                <text:p>0.860724757425</text:p>
                <draw:g>
                  <svg:desc>'Snowflake Test 1'.I37:'Snowflake Test 1'.J37</svg:desc>
                </draw:g>
              </table:table-cell>
              <table:table-cell office:value-type="float" office:value="0.965300925">
                <text:p>0.9653009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.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lower-range="'Snowflake Test 2'.I32:'Snowflake Test 2'.J32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false" chart:error-lower-indicator="true" chart:error-category="cell-range" chart:error-lower-range="'Snowflake Test 2'.I32:'Snowflake Test 2'.J32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link-data-style-to-source="true"/>
      <style:graphic-properties svg:stroke-color="#355269" draw:fill-color="#2a6099" draw:opacity="5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error-category="cell-range" chart:error-upper-range="'Snowflake Test 2'.I37:'Snowflake Test 2'.J37"/>
      <style:graphic-properties svg:stroke-color="#355269" draw:fill-color="#2a6099" draw:opacity="50%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false" chart:error-category="cell-range" chart:error-upper-range="'Snowflake Test 2'.I37:'Snowflake Test 2'.J37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37cm" svg:y="0.316cm" chart:style-name="ch2">
          <text:p>Snöflinga prestanda test 2</text:p>
        </chart:title>
        <chart:plot-area chart:style-name="ch3" table:cell-range-address="'Snowflake Test 2'.I33:'Snowflake Test 2'.J36" chart:data-source-has-labels="row" svg:x="0.32cm" svg:y="1.275cm" svg:width="15.36cm" svg:height="7.545cm">
          <chartooo:coordinate-region svg:x="1.047cm" svg:y="1.475cm" svg:width="14.633cm" svg:height="6.698cm"/>
          <chart:axis chart:dimension="x" chart:name="primary-x" chart:style-name="ch4" chartooo:axis-type="auto">
            <chartooo:date-scale/>
            <chart:categories table:cell-range-address="'Snowflake Test 2'.I33:'Snowflake Test 2'.J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nowflake Test 2'.I34:'Snowflake Test 2'.J34" chart:class="chart:bar">
            <chart:error-indicator chart:style-name="ch8" chart:dimension="y"/>
            <chart:data-point chart:repeated="2"/>
          </chart:series>
          <chart:series chart:style-name="ch9" chart:values-cell-range-address="'Snowflake Test 2'.I35:'Snowflake Test 2'.J35" chart:class="chart:bar">
            <chart:data-point chart:repeated="2"/>
          </chart:series>
          <chart:series chart:style-name="ch10" chart:values-cell-range-address="'Snowflake Test 2'.I36:'Snowflake Test 2'.J36" chart:class="chart:bar">
            <chart:error-indicator chart:style-name="ch11" chart:dimension="y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LSL</text:p>
                <draw:g>
                  <svg:desc>'Snowflake Test 2'.I33:'Snowflake Test 2'.J33</svg:desc>
                </draw:g>
              </table:table-cell>
              <table:table-cell office:value-type="string">
                <text:p>USG</text:p>
              </table:table-cell>
            </table:table-row>
          </table:table-header-rows>
          <table:table-rows>
            <table:table-row>
              <table:table-cell office:value-type="string">
                <text:p>Rad 34</text:p>
                <draw:g>
                  <svg:desc/>
                </draw:g>
              </table:table-cell>
              <table:table-cell office:value-type="float" office:value="0.331975000775">
                <text:p>0.331975000775</text:p>
                <draw:g>
                  <svg:desc>'Snowflake Test 2'.I34:'Snowflake Test 2'.J34</svg:desc>
                </draw:g>
              </table:table-cell>
              <table:table-cell office:value-type="float" office:value="0.3368497535">
                <text:p>0.3368497535</text:p>
              </table:table-cell>
            </table:table-row>
            <table:table-row>
              <table:table-cell office:value-type="string">
                <text:p>Rad 32</text:p>
                <draw:g>
                  <svg:desc/>
                </draw:g>
              </table:table-cell>
              <table:table-cell office:value-type="float" office:value="0.055475111675">
                <text:p>0.055475111675</text:p>
                <draw:g>
                  <svg:desc>'Snowflake Test 2'.I32:'Snowflake Test 2'.J32</svg:desc>
                </draw:g>
              </table:table-cell>
              <table:table-cell office:value-type="float" office:value="0.0646496604">
                <text:p>0.0646496604</text:p>
              </table:table-cell>
            </table:table-row>
            <table:table-row>
              <table:table-cell office:value-type="string">
                <text:p>Rad 35</text:p>
                <draw:g>
                  <svg:desc/>
                </draw:g>
              </table:table-cell>
              <table:table-cell office:value-type="float" office:value="0.024074910225">
                <text:p>0.024074910225</text:p>
                <draw:g>
                  <svg:desc>'Snowflake Test 2'.I35:'Snowflake Test 2'.J35</svg:desc>
                </draw:g>
              </table:table-cell>
              <table:table-cell office:value-type="float" office:value="0.0173501565">
                <text:p>0.0173501565</text:p>
              </table:table-cell>
            </table:table-row>
            <table:table-row>
              <table:table-cell office:value-type="string">
                <text:p>Rad 36</text:p>
                <draw:g>
                  <svg:desc/>
                </draw:g>
              </table:table-cell>
              <table:table-cell office:value-type="float" office:value="0.02819986725">
                <text:p>0.02819986725</text:p>
                <draw:g>
                  <svg:desc>'Snowflake Test 2'.I36:'Snowflake Test 2'.J36</svg:desc>
                </draw:g>
              </table:table-cell>
              <table:table-cell office:value-type="float" office:value="0.022300100825">
                <text:p>0.022300100825</text:p>
              </table:table-cell>
            </table:table-row>
            <table:table-row>
              <table:table-cell office:value-type="string">
                <text:p>Rad 37</text:p>
                <draw:g>
                  <svg:desc/>
                </draw:g>
              </table:table-cell>
              <table:table-cell office:value-type="float" office:value="0.44025051075">
                <text:p>0.44025051075</text:p>
                <draw:g>
                  <svg:desc>'Snowflake Test 2'.I37:'Snowflake Test 2'.J37</svg:desc>
                </draw:g>
              </table:table-cell>
              <table:table-cell office:value-type="float" office:value="0.729999989275">
                <text:p>0.7299999892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2.5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lower-range="'Combined Test 1'.B2:'Combined Test 1'.K2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false" chart:error-lower-indicator="true" chart:error-category="cell-range" chart:error-lower-range="'Combined Test 1'.B2:'Combined Test 1'.K2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link-data-style-to-source="true" chart:error-lower-range="'Combined Test 1'.B2:'Combined Test 1'.K2"/>
      <style:graphic-properties svg:stroke-color="#355269" draw:fill-color="#2a6099" draw:opacity="5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error-category="cell-range" chart:error-upper-range="'Combined Test 1'.B7:'Combined Test 1'.K7"/>
      <style:graphic-properties svg:stroke-color="#355269" draw:fill-color="#2a6099" draw:opacity="50%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false" chart:error-category="cell-range" chart:error-upper-range="'Combined Test 1'.B7:'Combined Test 1'.K7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9cm" svg:y="0.316cm" chart:style-name="ch2">
          <text:p>Prestanda test 1</text:p>
        </chart:title>
        <chart:subtitle svg:x="6.488cm" svg:y="0.905cm" chart:style-name="ch3">
          <text:p>(Lägre är bättre)</text:p>
        </chart:subtitle>
        <chart:plot-area chart:style-name="ch4" table:cell-range-address="'Combined Test 1'.B3:'Combined Test 1'.K6" chart:data-source-has-labels="row" svg:x="0.317cm" svg:y="1.388cm" svg:width="15.362cm" svg:height="7.231cm">
          <chartooo:coordinate-region svg:x="1.115cm" svg:y="1.587cm" svg:width="14.564cm" svg:height="5.118cm"/>
          <chart:axis chart:dimension="x" chart:name="primary-x" chart:style-name="ch5" chartooo:axis-type="auto">
            <chartooo:date-scale/>
            <chart:categories table:cell-range-address="'Combined Test 1'.B3:'Combined Test 1'.K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mbined Test 1'.B4:'Combined Test 1'.K4" chart:class="chart:bar">
            <chart:error-indicator chart:style-name="ch9" chart:dimension="y"/>
            <chart:data-point chart:repeated="10"/>
          </chart:series>
          <chart:series chart:style-name="ch10" chart:values-cell-range-address="'Combined Test 1'.B5:'Combined Test 1'.K5" chart:class="chart:bar">
            <chart:data-point chart:repeated="10"/>
          </chart:series>
          <chart:series chart:style-name="ch11" chart:values-cell-range-address="'Combined Test 1'.B6:'Combined Test 1'.K6" chart:class="chart:bar">
            <chart:error-indicator chart:style-name="ch12" chart:dimension="y"/>
            <chart:data-point chart:style-name="ch13"/>
            <chart:data-point chart:repeated="3"/>
            <chart:data-point chart:style-name="ch13"/>
            <chart:data-point chart:repeated="3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tten HLSL</text:p>
                <draw:g>
                  <svg:desc>'Combined Test 1'.B3:'Combined Test 1'.K3</svg:desc>
                </draw:g>
              </table:table-cell>
              <table:table-cell office:value-type="string">
                <text:p>Vatten USG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Toon HLSL</text:p>
              </table:table-cell>
              <table:table-cell office:value-type="string">
                <text:p>Toon USG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now HLSL</text:p>
              </table:table-cell>
              <table:table-cell office:value-type="string">
                <text:p>Snow USG</text:p>
              </table:table-cell>
            </table:table-row>
          </table:table-header-rows>
          <table:table-rows>
            <table:table-row>
              <table:table-cell office:value-type="string">
                <text:p>Rad 4</text:p>
                <draw:g>
                  <svg:desc/>
                </draw:g>
              </table:table-cell>
              <table:table-cell office:value-type="float" office:value="0.630850215">
                <text:p>0.630850215</text:p>
                <draw:g>
                  <svg:desc>'Combined Test 1'.B4:'Combined Test 1'.K4</svg:desc>
                </draw:g>
              </table:table-cell>
              <table:table-cell office:value-type="float" office:value="0.65947539825">
                <text:p>0.65947539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875205">
                <text:p>0.531875205</text:p>
              </table:table-cell>
              <table:table-cell office:value-type="float" office:value="0.51767513575">
                <text:p>0.51767513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6001545">
                <text:p>0.4906001545</text:p>
              </table:table-cell>
              <table:table-cell office:value-type="float" office:value="0.4704250925">
                <text:p>0.4704250925</text:p>
              </table:table-cell>
            </table:table-row>
            <table:table-row>
              <table:table-cell office:value-type="string">
                <text:p>Rad 2</text:p>
                <draw:g>
                  <svg:desc/>
                </draw:g>
              </table:table-cell>
              <table:table-cell office:value-type="float" office:value="0.0711499349999999">
                <text:p>0.0711499349999999</text:p>
                <draw:g>
                  <svg:desc>'Combined Test 1'.B2:'Combined Test 1'.K2</svg:desc>
                </draw:g>
              </table:table-cell>
              <table:table-cell office:value-type="float" office:value="0.11577547825">
                <text:p>0.11577547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2075115">
                <text:p>0.132075115</text:p>
              </table:table-cell>
              <table:table-cell office:value-type="float" office:value="0.11177526575">
                <text:p>0.11177526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6002135">
                <text:p>0.1086002135</text:p>
              </table:table-cell>
              <table:table-cell office:value-type="float" office:value="0.1047250615">
                <text:p>0.1047250615</text:p>
              </table:table-cell>
            </table:table-row>
            <table:table-row>
              <table:table-cell office:value-type="string">
                <text:p>Rad 5</text:p>
                <draw:g>
                  <svg:desc/>
                </draw:g>
              </table:table-cell>
              <table:table-cell office:value-type="float" office:value="0.0578997805000001">
                <text:p>0.0578997805000001</text:p>
                <draw:g>
                  <svg:desc>'Combined Test 1'.B5:'Combined Test 1'.K5</svg:desc>
                </draw:g>
              </table:table-cell>
              <table:table-cell office:value-type="float" office:value="0.0539745522499999">
                <text:p>0.05397455224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4253604999999">
                <text:p>0.0614253604999999</text:p>
              </table:table-cell>
              <table:table-cell office:value-type="float" office:value="0.0774250242500001">
                <text:p>0.07742502425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0000304999999">
                <text:p>0.0920000304999999</text:p>
              </table:table-cell>
              <table:table-cell office:value-type="float" office:value="0.0577750675000001">
                <text:p>0.0577750675000001</text:p>
              </table:table-cell>
            </table:table-row>
            <table:table-row>
              <table:table-cell office:value-type="string">
                <text:p>Rad 6</text:p>
                <draw:g>
                  <svg:desc/>
                </draw:g>
              </table:table-cell>
              <table:table-cell office:value-type="float" office:value="0.293225188">
                <text:p>0.293225188</text:p>
                <draw:g>
                  <svg:desc>'Combined Test 1'.B6:'Combined Test 1'.K6</svg:desc>
                </draw:g>
              </table:table-cell>
              <table:table-cell office:value-type="float" office:value="0.24512514225">
                <text:p>0.24512514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014928525">
                <text:p>0.12014928525</text:p>
              </table:table-cell>
              <table:table-cell office:value-type="float" office:value="0.10500014825">
                <text:p>0.10500014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175127575">
                <text:p>0.065175127575</text:p>
              </table:table-cell>
              <table:table-cell office:value-type="float" office:value="0.091999965">
                <text:p>0.091999965</text:p>
              </table:table-cell>
            </table:table-row>
            <table:table-row>
              <table:table-cell office:value-type="string">
                <text:p>Rad 7</text:p>
                <draw:g>
                  <svg:desc/>
                </draw:g>
              </table:table-cell>
              <table:table-cell office:value-type="float" office:value="1.0411247485">
                <text:p>1.0411247485</text:p>
                <draw:g>
                  <svg:desc>'Combined Test 1'.B7:'Combined Test 1'.K7</svg:desc>
                </draw:g>
              </table:table-cell>
              <table:table-cell office:value-type="float" office:value="1.45272515725">
                <text:p>1.4527251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515046925">
                <text:p>0.84515046925</text:p>
              </table:table-cell>
              <table:table-cell office:value-type="float" office:value="1.06230167275">
                <text:p>1.06230167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0724757425">
                <text:p>0.860724757425</text:p>
              </table:table-cell>
              <table:table-cell office:value-type="float" office:value="0.965300925">
                <text:p>0.9653009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.6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lower-range="'Combined Test 2'.B2:'Combined Test 2'.K2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false" chart:error-lower-indicator="true" chart:error-category="cell-range" chart:error-lower-range="'Combined Test 2'.B2:'Combined Test 2'.K2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link-data-style-to-source="true"/>
      <style:graphic-properties svg:stroke-color="#355269" draw:fill-color="#2a6099" draw:opacity="5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error-category="cell-range" chart:error-upper-range="'Combined Test 2'.B7:'Combined Test 2'.K7"/>
      <style:graphic-properties svg:stroke-color="#355269" draw:fill-color="#2a6099" draw:opacity="50%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false" chart:error-category="cell-range" chart:error-upper-range="'Combined Test 2'.B7:'Combined Test 2'.K7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9cm" svg:y="0.316cm" chart:style-name="ch2">
          <text:p>Prestanda test 2</text:p>
        </chart:title>
        <chart:subtitle svg:x="6.544cm" svg:y="0.878cm" chart:style-name="ch3">
          <text:p>(Lägre är bättre)</text:p>
        </chart:subtitle>
        <chart:plot-area chart:style-name="ch4" table:cell-range-address="'Combined Test 2'.B3:'Combined Test 2'.K6" chart:data-source-has-labels="row" svg:x="0.317cm" svg:y="1.361cm" svg:width="15.362cm" svg:height="7.258cm">
          <chartooo:coordinate-region svg:x="1.115cm" svg:y="1.56cm" svg:width="14.564cm" svg:height="5.145cm"/>
          <chart:axis chart:dimension="x" chart:name="primary-x" chart:style-name="ch5" chartooo:axis-type="auto">
            <chartooo:date-scale/>
            <chart:categories table:cell-range-address="'Combined Test 2'.B3:'Combined Test 2'.K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mbined Test 2'.B4:'Combined Test 2'.K4" chart:class="chart:bar">
            <chart:error-indicator chart:style-name="ch9" chart:dimension="y"/>
            <chart:data-point chart:repeated="10"/>
          </chart:series>
          <chart:series chart:style-name="ch10" chart:values-cell-range-address="'Combined Test 2'.B5:'Combined Test 2'.K5" chart:class="chart:bar">
            <chart:data-point chart:repeated="10"/>
          </chart:series>
          <chart:series chart:style-name="ch11" chart:values-cell-range-address="'Combined Test 2'.B6:'Combined Test 2'.K6" chart:class="chart:bar">
            <chart:error-indicator chart:style-name="ch12" chart:dimension="y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tten HLSL</text:p>
                <draw:g>
                  <svg:desc>'Combined Test 2'.B3:'Combined Test 2'.K3</svg:desc>
                </draw:g>
              </table:table-cell>
              <table:table-cell office:value-type="string">
                <text:p>Vatten USG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Toon HLSL</text:p>
              </table:table-cell>
              <table:table-cell office:value-type="string">
                <text:p>Toon USG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now HLSL</text:p>
              </table:table-cell>
              <table:table-cell office:value-type="string">
                <text:p>Snow USG</text:p>
              </table:table-cell>
            </table:table-row>
          </table:table-header-rows>
          <table:table-rows>
            <table:table-row>
              <table:table-cell office:value-type="string">
                <text:p>Rad 4</text:p>
                <draw:g>
                  <svg:desc/>
                </draw:g>
              </table:table-cell>
              <table:table-cell office:value-type="float" office:value="0.32364983755">
                <text:p>0.32364983755</text:p>
                <draw:g>
                  <svg:desc>'Combined Test 2'.B4:'Combined Test 2'.K4</svg:desc>
                </draw:g>
              </table:table-cell>
              <table:table-cell office:value-type="float" office:value="0.3424498865">
                <text:p>0.3424498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79000425">
                <text:p>0.4479000425</text:p>
              </table:table-cell>
              <table:table-cell office:value-type="float" office:value="0.33149995005">
                <text:p>0.33149995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975000775">
                <text:p>0.331975000775</text:p>
              </table:table-cell>
              <table:table-cell office:value-type="float" office:value="0.3368497535">
                <text:p>0.3368497535</text:p>
              </table:table-cell>
            </table:table-row>
            <table:table-row>
              <table:table-cell office:value-type="string">
                <text:p>Rad 2</text:p>
                <draw:g>
                  <svg:desc/>
                </draw:g>
              </table:table-cell>
              <table:table-cell office:value-type="float" office:value="0.05974984735">
                <text:p>0.05974984735</text:p>
                <draw:g>
                  <svg:desc>'Combined Test 2'.B2:'Combined Test 2'.K2</svg:desc>
                </draw:g>
              </table:table-cell>
              <table:table-cell office:value-type="float" office:value="0.0646499365">
                <text:p>0.0646499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1000925">
                <text:p>0.0421000925</text:p>
              </table:table-cell>
              <table:table-cell office:value-type="float" office:value="0.03399995805">
                <text:p>0.03399995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475111675">
                <text:p>0.055475111675</text:p>
              </table:table-cell>
              <table:table-cell office:value-type="float" office:value="0.0646496604">
                <text:p>0.0646496604</text:p>
              </table:table-cell>
            </table:table-row>
            <table:table-row>
              <table:table-cell office:value-type="string">
                <text:p>Rad 5</text:p>
                <draw:g>
                  <svg:desc/>
                </draw:g>
              </table:table-cell>
              <table:table-cell office:value-type="float" office:value="0.0250000475500001">
                <text:p>0.0250000475500001</text:p>
                <draw:g>
                  <svg:desc>'Combined Test 2'.B5:'Combined Test 2'.K5</svg:desc>
                </draw:g>
              </table:table-cell>
              <table:table-cell office:value-type="float" office:value="0.0278499835000001">
                <text:p>0.0278499835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1000875499999">
                <text:p>0.0431000875499999</text:p>
              </table:table-cell>
              <table:table-cell office:value-type="float" office:value="0.02590008985">
                <text:p>0.02590008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074910225">
                <text:p>0.024074910225</text:p>
              </table:table-cell>
              <table:table-cell office:value-type="float" office:value="0.0173501565">
                <text:p>0.0173501565</text:p>
              </table:table-cell>
            </table:table-row>
            <table:table-row>
              <table:table-cell office:value-type="string">
                <text:p>Rad 6</text:p>
                <draw:g>
                  <svg:desc/>
                </draw:g>
              </table:table-cell>
              <table:table-cell office:value-type="float" office:value="0.0267750299">
                <text:p>0.0267750299</text:p>
                <draw:g>
                  <svg:desc>'Combined Test 2'.B6:'Combined Test 2'.K6</svg:desc>
                </draw:g>
              </table:table-cell>
              <table:table-cell office:value-type="float" office:value="0.03039999005">
                <text:p>0.03039999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74997745">
                <text:p>0.05474997745</text:p>
              </table:table-cell>
              <table:table-cell office:value-type="float" office:value="0.03710005615">
                <text:p>0.03710005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19986725">
                <text:p>0.02819986725</text:p>
              </table:table-cell>
              <table:table-cell office:value-type="float" office:value="0.022300100825">
                <text:p>0.022300100825</text:p>
              </table:table-cell>
            </table:table-row>
            <table:table-row>
              <table:table-cell office:value-type="string">
                <text:p>Rad 7</text:p>
                <draw:g>
                  <svg:desc/>
                </draw:g>
              </table:table-cell>
              <table:table-cell office:value-type="float" office:value="0.516375395">
                <text:p>0.516375395</text:p>
                <draw:g>
                  <svg:desc>'Combined Test 2'.B7:'Combined Test 2'.K7</svg:desc>
                </draw:g>
              </table:table-cell>
              <table:table-cell office:value-type="float" office:value="0.35740045995">
                <text:p>0.35740045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11510125">
                <text:p>1.0211510125</text:p>
              </table:table-cell>
              <table:table-cell office:value-type="float" office:value="0.32359993395">
                <text:p>0.32359993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025051075">
                <text:p>0.44025051075</text:p>
              </table:table-cell>
              <table:table-cell office:value-type="float" office:value="0.729999989275">
                <text:p>0.7299999892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